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master-page-name="MP0">
      <style:paragraph-properties style:page-number="auto" fo:break-before="page"/>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Heading_20_1">
      <style:paragraph-properties fo:text-align="center" style:justify-single-word="false"/>
      <style:text-properties fo:language="ru" fo:country="RU"/>
    </style:style>
    <style:style style:name="P4" style:family="paragraph" style:parent-style-name="Text_20_body">
      <style:paragraph-properties fo:text-align="end" style:justify-single-word="false"/>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7"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8" style:family="paragraph" style:parent-style-name="Heading_20_2">
      <style:paragraph-properties fo:text-align="center" style:justify-single-word="false"/>
      <style:text-properties fo:language="ru" fo:country="RU"/>
    </style:style>
    <style:style style:name="P9" style:family="paragraph" style:parent-style-name="Text_20_body">
      <style:paragraph-properties fo:text-align="justify" style:justify-single-word="false"/>
      <style:text-properties fo:color="#0000ff" loext:opacity="100%" fo:language="ru" fo:country="RU"/>
    </style:style>
    <style:style style:name="P10" style:family="paragraph" style:parent-style-name="Text_20_body">
      <style:paragraph-properties fo:text-align="justify" style:justify-single-word="false"/>
      <style:text-properties fo:language="ru" fo:country="RU"/>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fo:language="ru" fo:country="RU" fo:background-color="#ffff00"/>
    </style:style>
    <style:style style:name="P13" style:family="paragraph" style:parent-style-name="Text_20_body">
      <style:paragraph-properties fo:text-align="justify" style:justify-single-word="false"/>
      <style:text-properties fo:language="ru" fo:country="RU" fo:font-style="italic" style:font-style-asian="italic" style:font-style-complex="italic"/>
    </style:style>
    <style:style style:name="P14" style:family="paragraph" style:parent-style-name="Text_20_body">
      <style:paragraph-properties fo:text-align="justify" style:justify-single-word="false"/>
      <style:text-properties fo:font-style="italic" style:font-style-asian="italic" style:font-style-complex="italic"/>
    </style:style>
    <style:style style:name="P15" style:family="paragraph" style:parent-style-name="Text_20_body">
      <style:paragraph-properties fo:margin-left="2.4618in" fo:text-align="justify" style:justify-single-word="false">
        <style:tab-stops/>
      </style:paragraph-properties>
      <style:text-properties fo:language="ru" fo:country="RU"/>
    </style:style>
    <style:style style:name="P16" style:family="paragraph" style:parent-style-name="Text_20_body">
      <style:paragraph-properties fo:text-align="justify" style:justify-single-word="false"/>
      <style:text-properties officeooo:paragraph-rsid="011e8b7f"/>
    </style:style>
    <style:style style:name="P17" style:family="paragraph" style:parent-style-name="Text_20_body">
      <style:text-properties fo:language="ru" fo:country="RU"/>
    </style:style>
    <style:style style:name="P18" style:family="paragraph" style:parent-style-name="Text_20_body">
      <style:paragraph-properties fo:text-align="justify" style:justify-single-word="false"/>
      <style:text-properties fo:language="ru" fo:country="RU" officeooo:paragraph-rsid="012117db"/>
    </style:style>
    <style:style style:name="P19"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20" style:family="paragraph" style:parent-style-name="Text_20_body">
      <style:paragraph-properties fo:text-align="justify" style:justify-single-word="false"/>
      <style:text-properties officeooo:paragraph-rsid="0048453c"/>
    </style:style>
    <style:style style:name="P21" style:family="paragraph" style:parent-style-name="Text_20_body">
      <style:paragraph-properties fo:text-align="justify" style:justify-single-word="false"/>
      <style:text-properties officeooo:paragraph-rsid="0123f0ca"/>
    </style:style>
    <style:style style:name="P22" style:family="paragraph" style:parent-style-name="Footnote">
      <style:text-properties fo:language="ru" fo:country="RU" officeooo:rsid="012843b3" officeooo:paragraph-rsid="012843b3"/>
    </style:style>
    <style:style style:name="P2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4"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5"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6" style:family="paragraph" style:parent-style-name="Text_20_body">
      <style:paragraph-properties fo:text-align="justify" style:justify-single-word="false"/>
      <style:text-properties fo:language="ru" fo:country="RU" officeooo:paragraph-rsid="012ad6ce"/>
    </style:style>
    <style:style style:name="P27" style:family="paragraph" style:parent-style-name="Footnote">
      <style:text-properties fo:language="ru" fo:country="RU" officeooo:rsid="012d630f" officeooo:paragraph-rsid="012d630f"/>
    </style:style>
    <style:style style:name="P28" style:family="paragraph" style:parent-style-name="Footnote">
      <style:text-properties fo:language="ru" fo:country="RU" officeooo:rsid="012e87a7" officeooo:paragraph-rsid="012e87a7"/>
    </style:style>
    <style:style style:name="P29" style:family="paragraph" style:parent-style-name="Text_20_body">
      <style:paragraph-properties fo:text-align="justify" style:justify-single-word="false"/>
      <style:text-properties fo:language="ru" fo:country="RU" fo:background-color="#00ccff"/>
    </style:style>
    <style:style style:name="P30"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1" style:family="paragraph" style:parent-style-name="Text_20_body">
      <style:paragraph-properties fo:text-align="justify" style:justify-single-word="false"/>
      <style:text-properties fo:language="ru" fo:country="RU" officeooo:paragraph-rsid="00e54b69"/>
    </style:style>
    <style:style style:name="P32"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3"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4"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5"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6" style:family="paragraph" style:parent-style-name="Text_20_body">
      <style:paragraph-properties fo:text-align="justify" style:justify-single-word="false"/>
      <style:text-properties fo:language="ru" fo:country="RU" fo:background-color="#ffffff"/>
    </style:style>
    <style:style style:name="P37" style:family="paragraph" style:parent-style-name="Heading_20_2">
      <style:paragraph-properties fo:text-align="center" style:justify-single-word="false"/>
      <style:text-properties fo:language="ru" fo:country="RU" fo:font-weight="normal" style:font-weight-asian="normal" style:font-weight-complex="normal"/>
    </style:style>
    <style:style style:name="P38" style:family="paragraph" style:parent-style-name="Text_20_body">
      <style:paragraph-properties fo:text-align="justify" style:justify-single-word="false"/>
      <style:text-properties fo:language="ru" fo:country="RU" officeooo:paragraph-rsid="013ee979"/>
    </style:style>
    <style:style style:name="P39" style:family="paragraph" style:parent-style-name="Text_20_body">
      <style:paragraph-properties fo:text-align="justify" style:justify-single-word="false"/>
      <style:text-properties fo:language="ru" fo:country="RU" officeooo:paragraph-rsid="014263d4"/>
    </style:style>
    <style:style style:name="P40" style:family="paragraph" style:parent-style-name="Text_20_body">
      <style:paragraph-properties fo:text-align="justify" style:justify-single-word="false"/>
      <style:text-properties fo:language="ru" fo:country="RU" officeooo:paragraph-rsid="01447f41"/>
    </style:style>
    <style:style style:name="P41" style:family="paragraph" style:parent-style-name="Text_20_body">
      <style:paragraph-properties fo:text-align="justify" style:justify-single-word="false"/>
      <style:text-properties fo:language="ru" fo:country="RU" officeooo:paragraph-rsid="0145a802"/>
    </style:style>
    <style:style style:name="P42" style:family="paragraph" style:parent-style-name="Quotations">
      <style:text-properties fo:language="ru" fo:country="RU"/>
    </style:style>
    <style:style style:name="P43" style:family="paragraph" style:parent-style-name="Text_20_body">
      <style:paragraph-properties fo:text-align="justify" style:justify-single-word="false"/>
      <style:text-properties fo:language="ru" fo:country="RU" officeooo:paragraph-rsid="014674be"/>
    </style:style>
    <style:style style:name="P44" style:family="paragraph" style:parent-style-name="Text_20_body">
      <style:paragraph-properties fo:text-align="justify" style:justify-single-word="false"/>
      <style:text-properties officeooo:paragraph-rsid="00175913"/>
    </style:style>
    <style:style style:name="P45" style:family="paragraph" style:parent-style-name="Text_20_body">
      <style:paragraph-properties fo:text-align="justify" style:justify-single-word="false"/>
      <style:text-properties officeooo:paragraph-rsid="00189af1"/>
    </style:style>
    <style:style style:name="P46" style:family="paragraph" style:parent-style-name="Text_20_body">
      <style:text-properties officeooo:paragraph-rsid="00175913"/>
    </style:style>
    <style:style style:name="P47"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8" style:family="paragraph" style:parent-style-name="Text_20_body">
      <style:paragraph-properties fo:text-align="justify" style:justify-single-word="false"/>
      <style:text-properties fo:language="ru" fo:country="RU" officeooo:paragraph-rsid="00189af1"/>
    </style:style>
    <style:style style:name="P49" style:family="paragraph" style:parent-style-name="Text_20_body">
      <style:paragraph-properties fo:text-align="justify" style:justify-single-word="false"/>
      <style:text-properties fo:language="ru" fo:country="RU" officeooo:rsid="00189af1" officeooo:paragraph-rsid="00189af1"/>
    </style:style>
    <style:style style:name="P50" style:family="paragraph" style:parent-style-name="Text_20_body">
      <style:paragraph-properties fo:text-align="justify" style:justify-single-word="false"/>
      <style:text-properties fo:language="ru" fo:country="RU" officeooo:rsid="0019ec28" officeooo:paragraph-rsid="0019ec28"/>
    </style:style>
    <style:style style:name="P51" style:family="paragraph" style:parent-style-name="Text_20_body">
      <style:paragraph-properties fo:text-align="justify" style:justify-single-word="false"/>
      <style:text-properties fo:language="ru" fo:country="RU" officeooo:rsid="001a56c3" officeooo:paragraph-rsid="001a56c3"/>
    </style:style>
    <style:style style:name="P52" style:family="paragraph" style:parent-style-name="Text_20_body">
      <style:paragraph-properties fo:text-align="justify" style:justify-single-word="false"/>
      <style:text-properties officeooo:paragraph-rsid="0019451a"/>
    </style:style>
    <style:style style:name="P53" style:family="paragraph" style:parent-style-name="Text_20_body">
      <style:paragraph-properties fo:text-align="justify" style:justify-single-word="false"/>
      <style:text-properties fo:language="ru" fo:country="RU" officeooo:paragraph-rsid="01497b7f"/>
    </style:style>
    <style:style style:name="P54" style:family="paragraph" style:parent-style-name="Text_20_body">
      <style:paragraph-properties fo:text-align="justify" style:justify-single-word="false"/>
      <style:text-properties fo:language="ru" fo:country="RU" officeooo:paragraph-rsid="0019451a"/>
    </style:style>
    <style:style style:name="P55" style:family="paragraph" style:parent-style-name="Text_20_body">
      <style:paragraph-properties fo:text-align="justify" style:justify-single-word="false"/>
      <style:text-properties fo:language="ru" fo:country="RU" officeooo:paragraph-rsid="014c0632"/>
    </style:style>
    <style:style style:name="P56" style:family="paragraph" style:parent-style-name="Text_20_body">
      <style:paragraph-properties fo:text-align="justify" style:justify-single-word="false"/>
      <style:text-properties fo:language="ru" fo:country="RU" officeooo:paragraph-rsid="001bd968"/>
    </style:style>
    <style:style style:name="P57" style:family="paragraph" style:parent-style-name="Text_20_body">
      <style:paragraph-properties fo:text-align="justify" style:justify-single-word="false"/>
      <style:text-properties officeooo:paragraph-rsid="001d3aa6"/>
    </style:style>
    <style:style style:name="P58" style:family="paragraph" style:parent-style-name="Text_20_body">
      <style:paragraph-properties fo:text-align="justify" style:justify-single-word="false"/>
      <style:text-properties fo:language="ru" fo:country="RU" officeooo:paragraph-rsid="001d3aa6"/>
    </style:style>
    <style:style style:name="P59"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60"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61" style:family="paragraph" style:parent-style-name="Text_20_body">
      <style:paragraph-properties fo:text-align="justify" style:justify-single-word="false"/>
      <style:text-properties fo:language="ru" fo:country="RU" officeooo:paragraph-rsid="014f426b"/>
    </style:style>
    <style:style style:name="P62" style:family="paragraph" style:parent-style-name="Text_20_body">
      <style:paragraph-properties fo:text-align="justify" style:justify-single-word="false"/>
      <style:text-properties fo:language="ru" fo:country="RU" officeooo:rsid="002172fd" officeooo:paragraph-rsid="002172fd"/>
    </style:style>
    <style:style style:name="P63"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6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65" style:family="paragraph" style:parent-style-name="Footnote">
      <style:text-properties fo:language="ru" fo:country="RU" officeooo:rsid="014fe71d" officeooo:paragraph-rsid="014fe71d"/>
    </style:style>
    <style:style style:name="P66" style:family="paragraph" style:parent-style-name="Text_20_body">
      <style:paragraph-properties fo:text-align="justify" style:justify-single-word="false"/>
      <style:text-properties fo:language="ru" fo:country="RU" officeooo:paragraph-rsid="014fe71d"/>
    </style:style>
    <style:style style:name="P67" style:family="paragraph" style:parent-style-name="Text_20_body">
      <style:paragraph-properties fo:text-align="center" style:justify-single-word="false"/>
      <style:text-properties fo:language="ru" fo:country="RU" fo:font-style="italic" style:font-style-asian="italic" style:font-style-complex="italic"/>
    </style:style>
    <style:style style:name="P68"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69" style:family="paragraph" style:parent-style-name="Text_20_body">
      <style:paragraph-properties fo:text-align="justify" style:justify-single-word="false"/>
      <style:text-properties officeooo:paragraph-rsid="00257d51"/>
    </style:style>
    <style:style style:name="P70"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71"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72"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73" style:family="paragraph" style:parent-style-name="Text_20_body">
      <style:paragraph-properties fo:text-align="justify" style:justify-single-word="false"/>
      <style:text-properties fo:language="ru" fo:country="RU" fo:font-style="italic" officeooo:rsid="01599755" officeooo:paragraph-rsid="01599755" style:font-style-asian="italic" style:font-style-complex="italic"/>
    </style:style>
    <style:style style:name="P74" style:family="paragraph" style:parent-style-name="Text_20_body">
      <style:paragraph-properties fo:text-align="justify" style:justify-single-word="false"/>
      <style:text-properties fo:language="ru" fo:country="RU" officeooo:paragraph-rsid="002daf1c"/>
    </style:style>
    <style:style style:name="P75"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76"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77" style:family="paragraph" style:parent-style-name="Text_20_body">
      <style:paragraph-properties fo:text-align="justify" style:justify-single-word="false"/>
      <style:text-properties fo:language="ru" fo:country="RU" officeooo:paragraph-rsid="00368471"/>
    </style:style>
    <style:style style:name="P78"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79"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80" style:family="paragraph" style:parent-style-name="Text_20_body">
      <style:paragraph-properties fo:text-align="justify" style:justify-single-word="false"/>
      <style:text-properties fo:language="ru" fo:country="RU" fo:font-style="normal" style:font-style-asian="normal" style:font-style-complex="normal"/>
    </style:style>
    <style:style style:name="P81" style:family="paragraph" style:parent-style-name="Footnote">
      <style:text-properties fo:language="ru" fo:country="RU" officeooo:rsid="0164510f" officeooo:paragraph-rsid="0164510f"/>
    </style:style>
    <style:style style:name="P82"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83" style:family="paragraph" style:parent-style-name="Text_20_body">
      <style:paragraph-properties fo:text-align="justify" style:justify-single-word="false"/>
      <style:text-properties fo:language="ru" fo:country="RU" officeooo:rsid="003ad058" officeooo:paragraph-rsid="003ad058"/>
    </style:style>
    <style:style style:name="P84" style:family="paragraph" style:parent-style-name="Text_20_body">
      <style:paragraph-properties fo:text-align="justify" style:justify-single-word="false"/>
      <style:text-properties fo:language="ru" fo:country="RU" officeooo:paragraph-rsid="01665d6e"/>
    </style:style>
    <style:style style:name="P85" style:family="paragraph" style:parent-style-name="Text_20_body">
      <style:paragraph-properties fo:text-align="justify" style:justify-single-word="false"/>
      <style:text-properties fo:language="ru" fo:country="RU" officeooo:paragraph-rsid="003d3fd1"/>
    </style:style>
    <style:style style:name="P86" style:family="paragraph" style:parent-style-name="Text_20_body">
      <style:paragraph-properties fo:text-align="justify" style:justify-single-word="false"/>
      <style:text-properties fo:language="ru" fo:country="RU" officeooo:paragraph-rsid="003d44f6"/>
    </style:style>
    <style:style style:name="P87" style:family="paragraph" style:parent-style-name="Text_20_body">
      <style:paragraph-properties fo:text-align="justify" style:justify-single-word="false"/>
      <style:text-properties fo:language="ru" fo:country="RU" officeooo:paragraph-rsid="0169f80c"/>
    </style:style>
    <style:style style:name="P88" style:family="paragraph" style:parent-style-name="Text_20_body">
      <style:paragraph-properties fo:text-align="justify" style:justify-single-word="false"/>
      <style:text-properties fo:language="ru" fo:country="RU" officeooo:paragraph-rsid="0343689e"/>
    </style:style>
    <style:style style:name="P89" style:family="paragraph" style:parent-style-name="Text_20_body">
      <style:paragraph-properties fo:text-align="justify" style:justify-single-word="false"/>
      <style:text-properties fo:language="ru" fo:country="RU" officeooo:paragraph-rsid="003e4773"/>
    </style:style>
    <style:style style:name="P90" style:family="paragraph" style:parent-style-name="Text_20_body">
      <style:paragraph-properties fo:text-align="justify" style:justify-single-word="false"/>
      <style:text-properties fo:language="ru" fo:country="RU" officeooo:paragraph-rsid="0043bd67"/>
    </style:style>
    <style:style style:name="P91" style:family="paragraph" style:parent-style-name="Text_20_body">
      <style:paragraph-properties fo:text-align="justify" style:justify-single-word="false"/>
      <style:text-properties fo:language="ru" fo:country="RU" officeooo:paragraph-rsid="0043f448"/>
    </style:style>
    <style:style style:name="P92"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93" style:family="paragraph" style:parent-style-name="Text_20_body">
      <style:paragraph-properties fo:text-align="justify" style:justify-single-word="false"/>
      <style:text-properties fo:language="ru" fo:country="RU" officeooo:paragraph-rsid="003fa225"/>
    </style:style>
    <style:style style:name="P94" style:family="paragraph" style:parent-style-name="Text_20_body">
      <style:paragraph-properties fo:text-align="justify" style:justify-single-word="false"/>
      <style:text-properties fo:language="ru" fo:country="RU" officeooo:paragraph-rsid="016c4889"/>
    </style:style>
    <style:style style:name="P95"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96" style:family="paragraph" style:parent-style-name="Text_20_body">
      <style:paragraph-properties fo:text-align="center" style:justify-single-word="false"/>
      <style:text-properties fo:language="ru" fo:country="RU" fo:font-weight="bold" style:font-weight-asian="bold" style:font-weight-complex="bold"/>
    </style:style>
    <style:style style:name="P97"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98"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Text_20_body">
      <style:paragraph-properties fo:text-align="justify" style:justify-single-word="false"/>
      <style:text-properties fo:language="ru" fo:country="RU" fo:font-style="italic" officeooo:paragraph-rsid="0178e366" style:font-style-asian="italic" style:font-style-complex="italic"/>
    </style:style>
    <style:style style:name="P100"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101"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102" style:family="paragraph" style:parent-style-name="Text_20_body">
      <style:paragraph-properties fo:text-align="justify" style:justify-single-word="false"/>
      <style:text-properties fo:language="ru" fo:country="RU" officeooo:paragraph-rsid="005c8284"/>
    </style:style>
    <style:style style:name="P103" style:family="paragraph" style:parent-style-name="Text_20_body">
      <style:paragraph-properties fo:text-align="justify" style:justify-single-word="false"/>
      <style:text-properties fo:language="ru" fo:country="RU" officeooo:paragraph-rsid="005fce4e"/>
    </style:style>
    <style:style style:name="P104" style:family="paragraph" style:parent-style-name="Text_20_body">
      <style:paragraph-properties fo:text-align="justify" style:justify-single-word="false"/>
      <style:text-properties fo:language="ru" fo:country="RU" officeooo:paragraph-rsid="005df5be"/>
    </style:style>
    <style:style style:name="P105" style:family="paragraph" style:parent-style-name="Text_20_body">
      <style:paragraph-properties fo:text-align="justify" style:justify-single-word="false"/>
      <style:text-properties fo:language="ru" fo:country="RU" officeooo:paragraph-rsid="00604dd9"/>
    </style:style>
    <style:style style:name="P106" style:family="paragraph" style:parent-style-name="Text_20_body">
      <style:paragraph-properties fo:text-align="justify" style:justify-single-word="false"/>
      <style:text-properties fo:language="ru" fo:country="RU" officeooo:rsid="00604dd9" officeooo:paragraph-rsid="00604dd9"/>
    </style:style>
    <style:style style:name="P107" style:family="paragraph" style:parent-style-name="Text_20_body">
      <style:paragraph-properties fo:text-align="justify" style:justify-single-word="false"/>
      <style:text-properties fo:language="ru" fo:country="RU" officeooo:rsid="00620f4f" officeooo:paragraph-rsid="00620f4f"/>
    </style:style>
    <style:style style:name="P108" style:family="paragraph" style:parent-style-name="Text_20_body">
      <style:paragraph-properties fo:text-align="justify" style:justify-single-word="false"/>
      <style:text-properties fo:language="ru" fo:country="RU" officeooo:paragraph-rsid="02c8818e"/>
    </style:style>
    <style:style style:name="P109" style:family="paragraph" style:parent-style-name="Text_20_body">
      <style:paragraph-properties fo:text-align="justify" style:justify-single-word="false"/>
      <style:text-properties fo:language="ru" fo:country="RU" officeooo:rsid="02ba7541" officeooo:paragraph-rsid="02ba7541" fo:background-color="transparent"/>
    </style:style>
    <style:style style:name="P110" style:family="paragraph" style:parent-style-name="Text_20_body">
      <style:paragraph-properties fo:text-align="justify" style:justify-single-word="false"/>
      <style:text-properties fo:language="uk" fo:country="UA" officeooo:rsid="02bd7010" officeooo:paragraph-rsid="02bd7010" fo:background-color="transparent"/>
    </style:style>
    <style:style style:name="P111" style:family="paragraph" style:parent-style-name="Text_20_body">
      <style:paragraph-properties fo:text-align="justify" style:justify-single-word="false"/>
      <style:text-properties fo:language="ru" fo:country="RU" officeooo:rsid="02bd7010" officeooo:paragraph-rsid="02bd7010" fo:background-color="transparent"/>
    </style:style>
    <style:style style:name="P112" style:family="paragraph" style:parent-style-name="Text_20_body">
      <style:paragraph-properties fo:text-align="justify" style:justify-single-word="false"/>
      <style:text-properties fo:language="ru" fo:country="RU" officeooo:paragraph-rsid="02bd7010" fo:background-color="transparent"/>
    </style:style>
    <style:style style:name="P113" style:family="paragraph" style:parent-style-name="Text_20_body">
      <style:paragraph-properties fo:text-align="justify" style:justify-single-word="false"/>
      <style:text-properties fo:language="ru" fo:country="RU" fo:background-color="transparent"/>
    </style:style>
    <style:style style:name="P114" style:family="paragraph" style:parent-style-name="Text_20_body">
      <style:paragraph-properties fo:text-align="justify" style:justify-single-word="false"/>
      <style:text-properties fo:language="ru" fo:country="RU" fo:background-color="#ffff38"/>
    </style:style>
    <style:style style:name="P115" style:family="paragraph" style:parent-style-name="Text_20_body">
      <style:paragraph-properties fo:text-align="justify" style:justify-single-word="false"/>
      <style:text-properties fo:language="ru" fo:country="RU" officeooo:paragraph-rsid="02c8818e" fo:background-color="transparent"/>
    </style:style>
    <style:style style:name="P116" style:family="paragraph" style:parent-style-name="Text_20_body">
      <style:paragraph-properties fo:text-align="justify" style:justify-single-word="false"/>
      <style:text-properties fo:language="ru" fo:country="RU" officeooo:paragraph-rsid="02c95515" fo:background-color="transparent"/>
    </style:style>
    <style:style style:name="P117" style:family="paragraph" style:parent-style-name="Text_20_body">
      <style:paragraph-properties fo:text-align="justify" style:justify-single-word="false"/>
      <style:text-properties fo:language="ru" fo:country="RU" officeooo:paragraph-rsid="02ca76cb" fo:background-color="transparent"/>
    </style:style>
    <style:style style:name="P118" style:family="paragraph" style:parent-style-name="Text_20_body">
      <style:paragraph-properties fo:text-align="justify" style:justify-single-word="false"/>
      <style:text-properties fo:language="ru" fo:country="RU" officeooo:paragraph-rsid="0185423d" fo:background-color="transparent"/>
    </style:style>
    <style:style style:name="P119" style:family="paragraph" style:parent-style-name="Text_20_body">
      <style:paragraph-properties fo:text-align="justify" style:justify-single-word="false"/>
      <style:text-properties fo:language="ru" fo:country="RU" officeooo:paragraph-rsid="00660bac" fo:background-color="transparent"/>
    </style:style>
    <style:style style:name="P120" style:family="paragraph" style:parent-style-name="Footnote">
      <style:text-properties fo:language="ru" fo:country="RU" officeooo:rsid="01871d14" officeooo:paragraph-rsid="01871d14"/>
    </style:style>
    <style:style style:name="P121" style:family="paragraph" style:parent-style-name="Text_20_body">
      <style:paragraph-properties fo:text-align="justify" style:justify-single-word="false"/>
      <style:text-properties fo:language="ru" fo:country="RU" officeooo:paragraph-rsid="03318a22"/>
    </style:style>
    <style:style style:name="P122" style:family="paragraph" style:parent-style-name="Text_20_body">
      <style:paragraph-properties fo:text-align="justify" style:justify-single-word="false"/>
      <style:text-properties fo:language="ru" fo:country="RU" officeooo:paragraph-rsid="01895e9a"/>
    </style:style>
    <style:style style:name="P123" style:family="paragraph" style:parent-style-name="Text_20_body">
      <style:paragraph-properties fo:text-align="justify" style:justify-single-word="false"/>
      <style:text-properties fo:language="ru" fo:country="RU" officeooo:paragraph-rsid="0219f04c"/>
    </style:style>
    <style:style style:name="P124" style:family="paragraph" style:parent-style-name="Text_20_body">
      <style:paragraph-properties fo:text-align="justify" style:justify-single-word="false"/>
      <style:text-properties fo:language="ru" fo:country="RU" officeooo:paragraph-rsid="00672e1d"/>
    </style:style>
    <style:style style:name="P125" style:family="paragraph" style:parent-style-name="Heading_20_2">
      <style:paragraph-properties fo:text-align="center" style:justify-single-word="false"/>
    </style:style>
    <style:style style:name="P126" style:family="paragraph" style:parent-style-name="Text_20_body">
      <style:paragraph-properties fo:text-align="center" style:justify-single-word="false"/>
    </style:style>
    <style:style style:name="P127" style:family="paragraph" style:parent-style-name="Text_20_body">
      <style:paragraph-properties fo:margin-left="3.3118in" fo:text-align="justify" style:justify-single-word="false">
        <style:tab-stops/>
      </style:paragraph-properties>
      <style:text-properties fo:language="ru" fo:country="RU" fo:font-style="italic" officeooo:paragraph-rsid="018bead0" style:font-style-asian="italic" style:font-style-complex="italic"/>
    </style:style>
    <style:style style:name="P128" style:family="paragraph" style:parent-style-name="Text_20_body">
      <style:paragraph-properties fo:text-align="center" style:justify-single-word="false"/>
      <style:text-properties fo:language="ru" fo:country="RU" fo:font-style="italic" officeooo:paragraph-rsid="018a2818" style:font-style-asian="italic" style:font-style-complex="italic"/>
    </style:style>
    <style:style style:name="P129" style:family="paragraph" style:parent-style-name="Text_20_body">
      <style:paragraph-properties fo:text-align="justify" style:justify-single-word="false"/>
      <style:text-properties fo:language="ru" fo:country="RU" fo:font-style="italic" officeooo:paragraph-rsid="018a2818" style:font-style-asian="italic" style:font-style-complex="italic"/>
    </style:style>
    <style:style style:name="P130"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18a2818" style:font-style-asian="italic" style:font-style-complex="italic"/>
    </style:style>
    <style:style style:name="P131"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18a2818" style:font-style-asian="italic" style:font-style-complex="italic"/>
    </style:style>
    <style:style style:name="P132" style:family="paragraph" style:parent-style-name="Text_20_body">
      <style:paragraph-properties fo:text-align="justify" style:justify-single-word="false"/>
      <style:text-properties fo:language="ru" fo:country="RU" officeooo:paragraph-rsid="018a2818"/>
    </style:style>
    <style:style style:name="P133" style:family="paragraph" style:parent-style-name="Text_20_body">
      <style:paragraph-properties fo:text-align="center" style:justify-single-word="false"/>
      <style:text-properties fo:language="ru" fo:country="RU" officeooo:rsid="018a2818" officeooo:paragraph-rsid="018a2818"/>
    </style:style>
    <style:style style:name="P134" style:family="paragraph" style:parent-style-name="Text_20_body">
      <style:paragraph-properties fo:text-align="justify" style:justify-single-word="false"/>
      <style:text-properties fo:language="ru" fo:country="RU" officeooo:paragraph-rsid="019712b5"/>
    </style:style>
    <style:style style:name="P135" style:family="paragraph" style:parent-style-name="Text_20_body">
      <style:paragraph-properties fo:text-align="justify" style:justify-single-word="false"/>
      <style:text-properties fo:language="ru" fo:country="RU" officeooo:paragraph-rsid="0196a32c"/>
    </style:style>
    <style:style style:name="P136" style:family="paragraph" style:parent-style-name="Text_20_body">
      <style:paragraph-properties fo:text-align="justify" style:justify-single-word="false"/>
      <style:text-properties fo:language="en" fo:country="US" officeooo:rsid="01934728" officeooo:paragraph-rsid="0196a32c"/>
    </style:style>
    <style:style style:name="P137" style:family="paragraph" style:parent-style-name="Text_20_body">
      <style:paragraph-properties fo:text-align="justify" style:justify-single-word="false"/>
      <style:text-properties fo:language="ru" fo:country="RU" officeooo:paragraph-rsid="01bb21d4"/>
    </style:style>
    <style:style style:name="P138" style:family="paragraph" style:parent-style-name="Text_20_body">
      <style:paragraph-properties fo:text-align="justify" style:justify-single-word="false"/>
      <style:text-properties officeooo:rsid="0219f04c" officeooo:paragraph-rsid="0219f04c"/>
    </style:style>
    <style:style style:name="P139" style:family="paragraph" style:parent-style-name="Text_20_body">
      <style:paragraph-properties fo:text-align="justify" style:justify-single-word="false"/>
      <style:text-properties fo:language="ru" fo:country="RU" officeooo:rsid="0219f04c" officeooo:paragraph-rsid="0219f04c"/>
    </style:style>
    <style:style style:name="P140" style:family="paragraph" style:parent-style-name="Text_20_body">
      <style:paragraph-properties fo:text-align="justify" style:justify-single-word="false"/>
      <style:text-properties fo:language="ru" fo:country="RU" officeooo:paragraph-rsid="01cd5030"/>
    </style:style>
    <style:style style:name="P141" style:family="paragraph" style:parent-style-name="Text_20_body">
      <style:paragraph-properties fo:text-align="justify" style:justify-single-word="false"/>
      <style:text-properties fo:language="en" fo:country="US" officeooo:rsid="01934728" officeooo:paragraph-rsid="01934728"/>
    </style:style>
    <style:style style:name="P142" style:family="paragraph" style:parent-style-name="Text_20_body">
      <style:paragraph-properties fo:text-align="justify" style:justify-single-word="false"/>
      <style:text-properties fo:language="ru" fo:country="RU" officeooo:rsid="019712b5" officeooo:paragraph-rsid="019712b5"/>
    </style:style>
    <style:style style:name="P143" style:family="paragraph" style:parent-style-name="Text_20_body">
      <style:paragraph-properties fo:text-align="justify" style:justify-single-word="false"/>
      <style:text-properties fo:language="en" fo:country="US" officeooo:rsid="019b8b25" officeooo:paragraph-rsid="019b8b25"/>
    </style:style>
    <style:style style:name="P144" style:family="paragraph" style:parent-style-name="Text_20_body">
      <style:paragraph-properties fo:text-align="justify" style:justify-single-word="false"/>
      <style:text-properties fo:language="en" fo:country="US" officeooo:rsid="01b5c453" officeooo:paragraph-rsid="01b5c453"/>
    </style:style>
    <style:style style:name="P145" style:family="paragraph" style:parent-style-name="Text_20_body">
      <style:paragraph-properties fo:text-align="justify" style:justify-single-word="false"/>
      <style:text-properties fo:language="ru" fo:country="RU" officeooo:rsid="01974323" officeooo:paragraph-rsid="01974323"/>
    </style:style>
    <style:style style:name="P146" style:family="paragraph" style:parent-style-name="Text_20_body">
      <style:paragraph-properties fo:text-align="justify" style:justify-single-word="false"/>
      <style:text-properties fo:language="ru" fo:country="RU" officeooo:rsid="01974323" officeooo:paragraph-rsid="01996254"/>
    </style:style>
    <style:style style:name="P147" style:family="paragraph" style:parent-style-name="Text_20_body">
      <style:paragraph-properties fo:text-align="justify" style:justify-single-word="false"/>
      <style:text-properties fo:language="ru" fo:country="RU" officeooo:rsid="01974323" officeooo:paragraph-rsid="019b8b25"/>
    </style:style>
    <style:style style:name="P148" style:family="paragraph" style:parent-style-name="Text_20_body">
      <style:paragraph-properties fo:text-align="justify" style:justify-single-word="false"/>
      <style:text-properties fo:language="ru" fo:country="RU" officeooo:rsid="01996254" officeooo:paragraph-rsid="01996254"/>
    </style:style>
    <style:style style:name="P149" style:family="paragraph" style:parent-style-name="Text_20_body">
      <style:paragraph-properties fo:text-align="justify" style:justify-single-word="false"/>
      <style:text-properties fo:language="ru" fo:country="RU" officeooo:rsid="019a01ec" officeooo:paragraph-rsid="019a01ec"/>
    </style:style>
    <style:style style:name="P150" style:family="paragraph" style:parent-style-name="Text_20_body">
      <style:paragraph-properties fo:text-align="justify" style:justify-single-word="false"/>
      <style:text-properties fo:language="ru" fo:country="RU" officeooo:rsid="0225e5a3" officeooo:paragraph-rsid="0225e5a3"/>
    </style:style>
    <style:style style:name="P151" style:family="paragraph" style:parent-style-name="Text_20_body">
      <style:paragraph-properties fo:text-align="justify" style:justify-single-word="false"/>
      <style:text-properties fo:language="ru" fo:country="RU" officeooo:paragraph-rsid="019a01ec"/>
    </style:style>
    <style:style style:name="P152" style:family="paragraph" style:parent-style-name="Text_20_body">
      <style:paragraph-properties fo:text-align="justify" style:justify-single-word="false"/>
      <style:text-properties fo:language="ru" fo:country="RU" officeooo:rsid="019b5cf0" officeooo:paragraph-rsid="019b5cf0"/>
    </style:style>
    <style:style style:name="P153" style:family="paragraph" style:parent-style-name="Text_20_body">
      <style:paragraph-properties fo:text-align="justify" style:justify-single-word="false"/>
      <style:text-properties fo:language="ru" fo:country="RU" officeooo:paragraph-rsid="019b5cf0"/>
    </style:style>
    <style:style style:name="P154" style:family="paragraph" style:parent-style-name="Text_20_body">
      <style:paragraph-properties fo:text-align="justify" style:justify-single-word="false"/>
      <style:text-properties fo:language="ru" fo:country="RU" officeooo:rsid="01a16269" officeooo:paragraph-rsid="01a16269"/>
    </style:style>
    <style:style style:name="P155" style:family="paragraph" style:parent-style-name="Text_20_body">
      <style:paragraph-properties fo:text-align="justify" style:justify-single-word="false"/>
      <style:text-properties fo:language="ru" fo:country="RU" officeooo:paragraph-rsid="01a16269"/>
    </style:style>
    <style:style style:name="P156" style:family="paragraph" style:parent-style-name="Text_20_body">
      <style:paragraph-properties fo:text-align="justify" style:justify-single-word="false"/>
      <style:text-properties fo:language="ru" fo:country="RU" officeooo:rsid="01a16269" officeooo:paragraph-rsid="01a6a6ce"/>
    </style:style>
    <style:style style:name="P157" style:family="paragraph" style:parent-style-name="Text_20_body">
      <style:paragraph-properties fo:text-align="justify" style:justify-single-word="false"/>
      <style:text-properties fo:language="ru" fo:country="RU" officeooo:rsid="01a16269" officeooo:paragraph-rsid="01a81b88"/>
    </style:style>
    <style:style style:name="P158" style:family="paragraph" style:parent-style-name="Text_20_body">
      <style:paragraph-properties fo:text-align="justify" style:justify-single-word="false"/>
      <style:text-properties fo:language="ru" fo:country="RU" officeooo:rsid="01a16269" officeooo:paragraph-rsid="020ff2e5"/>
    </style:style>
    <style:style style:name="P159" style:family="paragraph" style:parent-style-name="Text_20_body">
      <style:paragraph-properties fo:text-align="justify" style:justify-single-word="false"/>
      <style:text-properties fo:language="ru" fo:country="RU" officeooo:rsid="01f7b1ba" officeooo:paragraph-rsid="02a7c2b4"/>
    </style:style>
    <style:style style:name="P160" style:family="paragraph" style:parent-style-name="Text_20_body">
      <style:paragraph-properties fo:text-align="justify" style:justify-single-word="false"/>
      <style:text-properties fo:language="ru" fo:country="RU" officeooo:rsid="01a9b316" officeooo:paragraph-rsid="01b80b40"/>
    </style:style>
    <style:style style:name="P161" style:family="paragraph" style:parent-style-name="Text_20_body">
      <style:paragraph-properties fo:text-align="justify" style:justify-single-word="false"/>
      <style:text-properties fo:language="ru" fo:country="RU" officeooo:rsid="01a9b316" officeooo:paragraph-rsid="01ef50cc"/>
    </style:style>
    <style:style style:name="P162" style:family="paragraph" style:parent-style-name="Text_20_body">
      <style:paragraph-properties fo:text-align="justify" style:justify-single-word="false"/>
      <style:text-properties officeooo:paragraph-rsid="02b4ae46"/>
    </style:style>
    <style:style style:name="P163" style:family="paragraph" style:parent-style-name="Text_20_body">
      <style:paragraph-properties fo:text-align="justify" style:justify-single-word="false"/>
      <style:text-properties fo:language="ru" fo:country="RU" officeooo:rsid="01b03765" officeooo:paragraph-rsid="01b03765"/>
    </style:style>
    <style:style style:name="P164" style:family="paragraph" style:parent-style-name="Text_20_body">
      <style:paragraph-properties fo:text-align="justify" style:justify-single-word="false"/>
      <style:text-properties fo:language="ru" fo:country="RU" officeooo:rsid="01b80b40" officeooo:paragraph-rsid="01b88544"/>
    </style:style>
    <style:style style:name="P165" style:family="paragraph" style:parent-style-name="Text_20_body">
      <style:paragraph-properties fo:text-align="justify" style:justify-single-word="false"/>
      <style:text-properties fo:language="ru" fo:country="RU" officeooo:rsid="01b03765" officeooo:paragraph-rsid="01b88544"/>
    </style:style>
    <style:style style:name="P166" style:family="paragraph" style:parent-style-name="Text_20_body">
      <style:paragraph-properties fo:text-align="justify" style:justify-single-word="false"/>
      <style:text-properties fo:language="en" fo:country="US" officeooo:rsid="01be1531" officeooo:paragraph-rsid="01be1531"/>
    </style:style>
    <style:style style:name="P167" style:family="paragraph" style:parent-style-name="Text_20_body">
      <style:paragraph-properties fo:text-align="justify" style:justify-single-word="false"/>
      <style:text-properties fo:language="ru" fo:country="RU" officeooo:rsid="01be1531" officeooo:paragraph-rsid="01be1531"/>
    </style:style>
    <style:style style:name="P168" style:family="paragraph" style:parent-style-name="Text_20_body">
      <style:paragraph-properties fo:text-align="justify" style:justify-single-word="false"/>
      <style:text-properties fo:language="ru" fo:country="RU" officeooo:rsid="01c35d61" officeooo:paragraph-rsid="01c35d61"/>
    </style:style>
    <style:style style:name="P169" style:family="paragraph" style:parent-style-name="Text_20_body">
      <style:paragraph-properties fo:text-align="justify" style:justify-single-word="false"/>
      <style:text-properties fo:language="ru" fo:country="RU" officeooo:rsid="01c52210" officeooo:paragraph-rsid="01c52210"/>
    </style:style>
    <style:style style:name="P170" style:family="paragraph" style:parent-style-name="Text_20_body">
      <style:paragraph-properties fo:text-align="justify" style:justify-single-word="false"/>
      <style:text-properties fo:language="ru" fo:country="RU" officeooo:rsid="01c86c81" officeooo:paragraph-rsid="01c86c81"/>
    </style:style>
    <style:style style:name="P171" style:family="paragraph" style:parent-style-name="Text_20_body">
      <style:paragraph-properties fo:text-align="justify" style:justify-single-word="false"/>
      <style:text-properties fo:language="ru" fo:country="RU" officeooo:rsid="01c86c81" officeooo:paragraph-rsid="01cf850b"/>
    </style:style>
    <style:style style:name="P172" style:family="paragraph" style:parent-style-name="Text_20_body">
      <style:paragraph-properties fo:text-align="justify" style:justify-single-word="false"/>
      <style:text-properties fo:language="ru" fo:country="RU" officeooo:rsid="01fcd6e1" officeooo:paragraph-rsid="01caf558"/>
    </style:style>
    <style:style style:name="P173" style:family="paragraph" style:parent-style-name="Text_20_body">
      <style:paragraph-properties fo:text-align="justify" style:justify-single-word="false"/>
      <style:text-properties fo:language="ru" fo:country="RU" officeooo:rsid="01caf558" officeooo:paragraph-rsid="01caf558"/>
    </style:style>
    <style:style style:name="P174" style:family="paragraph" style:parent-style-name="Text_20_body">
      <style:paragraph-properties fo:text-align="justify" style:justify-single-word="false"/>
      <style:text-properties fo:language="ru" fo:country="RU" officeooo:paragraph-rsid="020705e3"/>
    </style:style>
    <style:style style:name="P175" style:family="paragraph" style:parent-style-name="Text_20_body">
      <style:paragraph-properties fo:text-align="justify" style:justify-single-word="false"/>
      <style:text-properties fo:language="ru" fo:country="RU" officeooo:paragraph-rsid="021b8f2b"/>
    </style:style>
    <style:style style:name="P176" style:family="paragraph" style:parent-style-name="Text_20_body">
      <style:paragraph-properties fo:text-align="justify" style:justify-single-word="false"/>
      <style:text-properties fo:language="ru" fo:country="RU" officeooo:rsid="01d00caf" officeooo:paragraph-rsid="01d00caf"/>
    </style:style>
    <style:style style:name="P177" style:family="paragraph" style:parent-style-name="Text_20_body">
      <style:paragraph-properties fo:text-align="justify" style:justify-single-word="false"/>
      <style:text-properties fo:language="ru" fo:country="RU" officeooo:rsid="01d13f5b" officeooo:paragraph-rsid="01d13f5b"/>
    </style:style>
    <style:style style:name="P178" style:family="paragraph" style:parent-style-name="Text_20_body">
      <style:paragraph-properties fo:text-align="justify" style:justify-single-word="false"/>
      <style:text-properties fo:language="ru" fo:country="RU" officeooo:rsid="01d345d9" officeooo:paragraph-rsid="01ec4ae5"/>
    </style:style>
    <style:style style:name="P179" style:family="paragraph" style:parent-style-name="Text_20_body">
      <style:paragraph-properties fo:text-align="justify" style:justify-single-word="false"/>
      <style:text-properties fo:language="ru" fo:country="RU" officeooo:rsid="01d345d9" officeooo:paragraph-rsid="01d345d9"/>
    </style:style>
    <style:style style:name="P180" style:family="paragraph" style:parent-style-name="Text_20_body">
      <style:paragraph-properties fo:text-align="justify" style:justify-single-word="false"/>
      <style:text-properties fo:language="ru" fo:country="RU" officeooo:paragraph-rsid="02bc52bd" fo:background-color="transparent"/>
    </style:style>
    <style:style style:name="P181" style:family="paragraph" style:parent-style-name="Text_20_body">
      <style:paragraph-properties fo:text-align="justify" style:justify-single-word="false"/>
      <style:text-properties fo:language="ru" fo:country="RU" officeooo:paragraph-rsid="033e0b61" fo:background-color="transparent"/>
    </style:style>
    <style:style style:name="P182" style:family="paragraph" style:parent-style-name="Text_20_body">
      <style:paragraph-properties fo:text-align="justify" style:justify-single-word="false"/>
      <style:text-properties fo:language="ru" fo:country="RU" officeooo:rsid="02bc52bd" officeooo:paragraph-rsid="033e0b61" fo:background-color="transparent"/>
    </style:style>
    <style:style style:name="P183" style:family="paragraph" style:parent-style-name="Text_20_body">
      <style:paragraph-properties fo:text-align="justify" style:justify-single-word="false"/>
      <style:text-properties fo:language="ru" fo:country="RU" officeooo:rsid="02b5eea8" officeooo:paragraph-rsid="02b5eea8" fo:background-color="transparent"/>
    </style:style>
    <style:style style:name="P184" style:family="paragraph" style:parent-style-name="Text_20_body">
      <style:paragraph-properties fo:text-align="justify" style:justify-single-word="false"/>
      <style:text-properties fo:language="ru" fo:country="RU" officeooo:paragraph-rsid="02b5eea8" fo:background-color="#ffff00"/>
    </style:style>
    <style:style style:name="P185" style:family="paragraph" style:parent-style-name="Text_20_body">
      <style:paragraph-properties fo:text-align="justify" style:justify-single-word="false"/>
      <style:text-properties fo:language="ru" fo:country="RU" officeooo:rsid="02bc52bd" officeooo:paragraph-rsid="02bc52bd" fo:background-color="transparent"/>
    </style:style>
    <style:style style:name="P186" style:family="paragraph" style:parent-style-name="Text_20_body">
      <style:paragraph-properties fo:text-align="justify" style:justify-single-word="false"/>
      <style:text-properties fo:language="ru" fo:country="RU" officeooo:rsid="01e42ae7" officeooo:paragraph-rsid="01e42ae7"/>
    </style:style>
    <style:style style:name="P187" style:family="paragraph" style:parent-style-name="Text_20_body">
      <style:paragraph-properties fo:text-align="justify" style:justify-single-word="false"/>
      <style:text-properties fo:language="ru" fo:country="RU" officeooo:rsid="01e5523f" officeooo:paragraph-rsid="01e5523f"/>
    </style:style>
    <style:style style:name="P188" style:family="paragraph" style:parent-style-name="Text_20_body">
      <style:paragraph-properties fo:text-align="justify" style:justify-single-word="false"/>
      <style:text-properties fo:language="ru" fo:country="RU" officeooo:paragraph-rsid="01d97945"/>
    </style:style>
    <style:style style:name="P189" style:family="paragraph" style:parent-style-name="Text_20_body">
      <style:paragraph-properties fo:text-align="justify" style:justify-single-word="false"/>
      <style:text-properties officeooo:paragraph-rsid="01eaae1c"/>
    </style:style>
    <style:style style:name="P190" style:family="paragraph" style:parent-style-name="Text_20_body">
      <style:paragraph-properties fo:text-align="justify" style:justify-single-word="false"/>
      <style:text-properties officeooo:rsid="01ef50cc" officeooo:paragraph-rsid="01ef50cc"/>
    </style:style>
    <style:style style:name="P191" style:family="paragraph" style:parent-style-name="Text_20_body">
      <style:paragraph-properties fo:text-align="justify" style:justify-single-word="false"/>
      <style:text-properties officeooo:rsid="01f02364" officeooo:paragraph-rsid="01f02364"/>
    </style:style>
    <style:style style:name="P192" style:family="paragraph" style:parent-style-name="Text_20_body">
      <style:paragraph-properties fo:text-align="justify" style:justify-single-word="false"/>
      <style:text-properties officeooo:rsid="01f20548" officeooo:paragraph-rsid="02d051a2"/>
    </style:style>
    <style:style style:name="P193" style:family="paragraph" style:parent-style-name="Text_20_body">
      <style:paragraph-properties fo:text-align="justify" style:justify-single-word="false"/>
      <style:text-properties fo:language="ru" fo:country="RU" officeooo:rsid="02d051a2" officeooo:paragraph-rsid="02d051a2"/>
    </style:style>
    <style:style style:name="P194" style:family="paragraph" style:parent-style-name="Text_20_body">
      <style:paragraph-properties fo:text-align="justify" style:justify-single-word="false"/>
      <style:text-properties officeooo:rsid="01f20548" officeooo:paragraph-rsid="01f20548"/>
    </style:style>
    <style:style style:name="P195" style:family="paragraph" style:parent-style-name="Text_20_body">
      <style:paragraph-properties fo:text-align="justify" style:justify-single-word="false"/>
      <style:text-properties officeooo:rsid="01f4790e" officeooo:paragraph-rsid="01fe4e34"/>
    </style:style>
    <style:style style:name="P196" style:family="paragraph" style:parent-style-name="Text_20_body">
      <style:paragraph-properties fo:text-align="justify" style:justify-single-word="false"/>
      <style:text-properties officeooo:rsid="0201bde9" officeooo:paragraph-rsid="02a7c2b4"/>
    </style:style>
    <style:style style:name="P197" style:family="paragraph" style:parent-style-name="Text_20_body">
      <style:paragraph-properties fo:text-align="justify" style:justify-single-word="false"/>
      <style:text-properties officeooo:rsid="020e61d0" officeooo:paragraph-rsid="020e61d0"/>
    </style:style>
    <style:style style:name="P198" style:family="paragraph" style:parent-style-name="Text_20_body">
      <style:paragraph-properties fo:text-align="justify" style:justify-single-word="false"/>
      <style:text-properties fo:language="ru" fo:country="RU" officeooo:rsid="021bf5db" officeooo:paragraph-rsid="021bf5db"/>
    </style:style>
    <style:style style:name="P199" style:family="paragraph" style:parent-style-name="Text_20_body">
      <style:paragraph-properties fo:text-align="justify" style:justify-single-word="false"/>
      <style:text-properties officeooo:rsid="020e61d0" officeooo:paragraph-rsid="0211ec1f"/>
    </style:style>
    <style:style style:name="P200" style:family="paragraph" style:parent-style-name="Text_20_body">
      <style:paragraph-properties fo:text-align="justify" style:justify-single-word="false"/>
      <style:text-properties fo:language="ru" fo:country="RU" officeooo:rsid="020e61d0" officeooo:paragraph-rsid="020e61d0"/>
    </style:style>
    <style:style style:name="P201" style:family="paragraph" style:parent-style-name="Text_20_body">
      <style:paragraph-properties fo:text-align="justify" style:justify-single-word="false"/>
      <style:text-properties officeooo:rsid="020e61d0" officeooo:paragraph-rsid="020ff2e5"/>
    </style:style>
    <style:style style:name="P202" style:family="paragraph" style:parent-style-name="Text_20_body">
      <style:paragraph-properties fo:text-align="justify" style:justify-single-word="false"/>
      <style:text-properties officeooo:paragraph-rsid="020ff2e5"/>
    </style:style>
    <style:style style:name="P203" style:family="paragraph" style:parent-style-name="Text_20_body">
      <style:paragraph-properties fo:text-align="justify" style:justify-single-word="false"/>
      <style:text-properties officeooo:rsid="0215b99a" officeooo:paragraph-rsid="0215b99a"/>
    </style:style>
    <style:style style:name="P204" style:family="paragraph" style:parent-style-name="Text_20_body">
      <style:paragraph-properties fo:text-align="justify" style:justify-single-word="false"/>
      <style:text-properties officeooo:rsid="0215b99a" officeooo:paragraph-rsid="021e9d8a"/>
    </style:style>
    <style:style style:name="P205" style:family="paragraph" style:parent-style-name="Text_20_body">
      <style:paragraph-properties fo:text-align="justify" style:justify-single-word="false"/>
      <style:text-properties fo:language="ru" fo:country="RU" officeooo:rsid="0215b99a" officeooo:paragraph-rsid="0215b99a"/>
    </style:style>
    <style:style style:name="P206" style:family="paragraph" style:parent-style-name="Text_20_body">
      <style:paragraph-properties fo:text-align="justify" style:justify-single-word="false"/>
      <style:text-properties officeooo:rsid="020e61d0" officeooo:paragraph-rsid="021bf5db"/>
    </style:style>
    <style:style style:name="P207" style:family="paragraph" style:parent-style-name="Text_20_body">
      <style:paragraph-properties fo:text-align="justify" style:justify-single-word="false"/>
      <style:text-properties officeooo:rsid="021e9d8a" officeooo:paragraph-rsid="0221356c"/>
    </style:style>
    <style:style style:name="P208" style:family="paragraph" style:parent-style-name="Text_20_body">
      <style:paragraph-properties fo:text-align="justify" style:justify-single-word="false"/>
      <style:text-properties officeooo:rsid="021e9d8a" officeooo:paragraph-rsid="021e9d8a"/>
    </style:style>
    <style:style style:name="P209" style:family="paragraph" style:parent-style-name="Text_20_body">
      <style:paragraph-properties fo:text-align="justify" style:justify-single-word="false"/>
      <style:text-properties officeooo:rsid="021e9d8a" officeooo:paragraph-rsid="021f11d2"/>
    </style:style>
    <style:style style:name="P210" style:family="paragraph" style:parent-style-name="Text_20_body">
      <style:paragraph-properties fo:text-align="justify" style:justify-single-word="false"/>
      <style:text-properties officeooo:rsid="0259d7a1" officeooo:paragraph-rsid="021e9d8a"/>
    </style:style>
    <style:style style:name="P211" style:family="paragraph" style:parent-style-name="Text_20_body">
      <style:paragraph-properties fo:text-align="justify" style:justify-single-word="false"/>
      <style:text-properties officeooo:rsid="0259d7a1" officeooo:paragraph-rsid="0259d7a1"/>
    </style:style>
    <style:style style:name="P212" style:family="paragraph" style:parent-style-name="Text_20_body">
      <style:paragraph-properties fo:text-align="justify" style:justify-single-word="false"/>
      <style:text-properties officeooo:rsid="0222e4aa" officeooo:paragraph-rsid="0222e4aa"/>
    </style:style>
    <style:style style:name="P213" style:family="paragraph" style:parent-style-name="Text_20_body">
      <style:paragraph-properties fo:text-align="justify" style:justify-single-word="false"/>
      <style:text-properties officeooo:rsid="0273dd5d" officeooo:paragraph-rsid="0273dd5d"/>
    </style:style>
    <style:style style:name="P214" style:family="paragraph" style:parent-style-name="Text_20_body">
      <style:paragraph-properties fo:text-align="justify" style:justify-single-word="false"/>
      <style:text-properties fo:language="ru" fo:country="RU" officeooo:rsid="0273dd5d" officeooo:paragraph-rsid="0273dd5d"/>
    </style:style>
    <style:style style:name="P215" style:family="paragraph" style:parent-style-name="Text_20_body">
      <style:paragraph-properties fo:text-align="justify" style:justify-single-word="false"/>
      <style:text-properties officeooo:rsid="0225e5a3" officeooo:paragraph-rsid="0225e5a3"/>
    </style:style>
    <style:style style:name="P216" style:family="paragraph" style:parent-style-name="Text_20_body">
      <style:paragraph-properties fo:text-align="justify" style:justify-single-word="false"/>
      <style:text-properties fo:language="ru" fo:country="RU" officeooo:rsid="022a6431" officeooo:paragraph-rsid="022a6431"/>
    </style:style>
    <style:style style:name="P217" style:family="paragraph" style:parent-style-name="Text_20_body">
      <style:paragraph-properties fo:text-align="justify" style:justify-single-word="false"/>
      <style:text-properties fo:language="ru" fo:country="RU" officeooo:rsid="022c5621" officeooo:paragraph-rsid="022c5621"/>
    </style:style>
    <style:style style:name="P218" style:family="paragraph" style:parent-style-name="Text_20_body">
      <style:paragraph-properties fo:text-align="justify" style:justify-single-word="false"/>
      <style:text-properties fo:language="ru" fo:country="RU" officeooo:rsid="022de5ad" officeooo:paragraph-rsid="022de5ad"/>
    </style:style>
    <style:style style:name="P219" style:family="paragraph" style:parent-style-name="Text_20_body">
      <style:paragraph-properties fo:text-align="justify" style:justify-single-word="false"/>
      <style:text-properties fo:language="ru" fo:country="RU" officeooo:rsid="022c5621" officeooo:paragraph-rsid="0280ef7a"/>
    </style:style>
    <style:style style:name="P220" style:family="paragraph" style:parent-style-name="Text_20_body">
      <style:paragraph-properties fo:text-align="justify" style:justify-single-word="false"/>
      <style:text-properties officeooo:rsid="022f687f" officeooo:paragraph-rsid="022f687f"/>
    </style:style>
    <style:style style:name="P221" style:family="paragraph" style:parent-style-name="Text_20_body">
      <style:paragraph-properties fo:text-align="justify" style:justify-single-word="false"/>
      <style:text-properties officeooo:rsid="02332fb1" officeooo:paragraph-rsid="02332fb1"/>
    </style:style>
    <style:style style:name="P222" style:family="paragraph" style:parent-style-name="Text_20_body">
      <style:paragraph-properties fo:text-align="justify" style:justify-single-word="false"/>
      <style:text-properties fo:language="ru" fo:country="RU" officeooo:rsid="0238b98b" officeooo:paragraph-rsid="0238b98b"/>
    </style:style>
    <style:style style:name="P223" style:family="paragraph" style:parent-style-name="Text_20_body">
      <style:paragraph-properties fo:text-align="justify" style:justify-single-word="false"/>
      <style:text-properties fo:language="ru" fo:country="RU" officeooo:rsid="0238b98b" officeooo:paragraph-rsid="023e167f"/>
    </style:style>
    <style:style style:name="P224" style:family="paragraph" style:parent-style-name="Text_20_body">
      <style:paragraph-properties fo:text-align="justify" style:justify-single-word="false"/>
      <style:text-properties fo:language="ru" fo:country="RU" officeooo:rsid="023c9b65" officeooo:paragraph-rsid="023c9b65"/>
    </style:style>
    <style:style style:name="P225" style:family="paragraph" style:parent-style-name="Text_20_body">
      <style:paragraph-properties fo:text-align="justify" style:justify-single-word="false"/>
      <style:text-properties fo:language="ru" fo:country="RU" officeooo:rsid="0241ad41" officeooo:paragraph-rsid="0241ad41"/>
    </style:style>
    <style:style style:name="P226" style:family="paragraph" style:parent-style-name="Text_20_body">
      <style:paragraph-properties fo:text-align="justify" style:justify-single-word="false"/>
      <style:text-properties officeooo:rsid="0241ad41" officeooo:paragraph-rsid="0241ad41"/>
    </style:style>
    <style:style style:name="P227" style:family="paragraph" style:parent-style-name="Text_20_body">
      <style:paragraph-properties fo:text-align="justify" style:justify-single-word="false"/>
      <style:text-properties fo:language="ru" fo:country="RU" officeooo:rsid="02349b46" officeooo:paragraph-rsid="02332fb1"/>
    </style:style>
    <style:style style:name="P228" style:family="paragraph" style:parent-style-name="Text_20_body">
      <style:paragraph-properties fo:text-align="justify" style:justify-single-word="false"/>
      <style:text-properties fo:language="ru" fo:country="RU" officeooo:rsid="02349b46" officeooo:paragraph-rsid="02349b46"/>
    </style:style>
    <style:style style:name="P229" style:family="paragraph" style:parent-style-name="Text_20_body">
      <style:paragraph-properties fo:text-align="justify" style:justify-single-word="false"/>
      <style:text-properties officeooo:rsid="02349b46" officeooo:paragraph-rsid="02349b46"/>
    </style:style>
    <style:style style:name="P230" style:family="paragraph" style:parent-style-name="Text_20_body">
      <style:paragraph-properties fo:text-align="justify" style:justify-single-word="false"/>
      <style:text-properties officeooo:rsid="024334d7" officeooo:paragraph-rsid="0243b4c5"/>
    </style:style>
    <style:style style:name="P231" style:family="paragraph" style:parent-style-name="Text_20_body">
      <style:paragraph-properties fo:text-align="justify" style:justify-single-word="false"/>
      <style:text-properties fo:language="ru" fo:country="RU" officeooo:rsid="024334d7" officeooo:paragraph-rsid="024334d7"/>
    </style:style>
    <style:style style:name="P232" style:family="paragraph" style:parent-style-name="Text_20_body">
      <style:paragraph-properties fo:text-align="justify" style:justify-single-word="false"/>
      <style:text-properties officeooo:rsid="024334d7" officeooo:paragraph-rsid="024334d7"/>
    </style:style>
    <style:style style:name="P233" style:family="paragraph" style:parent-style-name="Text_20_body">
      <style:paragraph-properties fo:text-align="justify" style:justify-single-word="false"/>
      <style:text-properties officeooo:rsid="0243b4c5" officeooo:paragraph-rsid="0243b4c5"/>
    </style:style>
    <style:style style:name="P234" style:family="paragraph" style:parent-style-name="Text_20_body">
      <style:paragraph-properties fo:text-align="justify" style:justify-single-word="false"/>
      <style:text-properties fo:language="ru" fo:country="RU" officeooo:rsid="02d051a2" officeooo:paragraph-rsid="0243b4c5"/>
    </style:style>
    <style:style style:name="P235" style:family="paragraph" style:parent-style-name="Text_20_body">
      <style:paragraph-properties fo:text-align="justify" style:justify-single-word="false"/>
      <style:text-properties officeooo:rsid="0245464d" officeooo:paragraph-rsid="0243b4c5"/>
    </style:style>
    <style:style style:name="P236" style:family="paragraph" style:parent-style-name="Text_20_body">
      <style:paragraph-properties fo:text-align="justify" style:justify-single-word="false"/>
      <style:text-properties fo:language="ru" fo:country="RU" officeooo:rsid="0245464d" officeooo:paragraph-rsid="0245464d"/>
    </style:style>
    <style:style style:name="P237" style:family="paragraph" style:parent-style-name="Text_20_body">
      <style:paragraph-properties fo:text-align="justify" style:justify-single-word="false"/>
      <style:text-properties officeooo:rsid="0245464d" officeooo:paragraph-rsid="0245464d"/>
    </style:style>
    <style:style style:name="P238" style:family="paragraph" style:parent-style-name="Text_20_body">
      <style:paragraph-properties fo:text-align="justify" style:justify-single-word="false"/>
      <style:text-properties fo:language="ru" fo:country="RU" officeooo:rsid="024927e1" officeooo:paragraph-rsid="024927e1"/>
    </style:style>
    <style:style style:name="P239" style:family="paragraph" style:parent-style-name="Text_20_body">
      <style:paragraph-properties fo:text-align="justify" style:justify-single-word="false"/>
      <style:text-properties officeooo:rsid="024927e1" officeooo:paragraph-rsid="024927e1"/>
    </style:style>
    <style:style style:name="P240" style:family="paragraph" style:parent-style-name="Text_20_body">
      <style:paragraph-properties fo:text-align="justify" style:justify-single-word="false"/>
      <style:text-properties officeooo:rsid="024927e1" officeooo:paragraph-rsid="024f45c1"/>
    </style:style>
    <style:style style:name="P241" style:family="paragraph" style:parent-style-name="Text_20_body">
      <style:paragraph-properties fo:text-align="justify" style:justify-single-word="false"/>
      <style:text-properties officeooo:rsid="024927e1" officeooo:paragraph-rsid="024baded"/>
    </style:style>
    <style:style style:name="P242" style:family="paragraph" style:parent-style-name="Text_20_body">
      <style:paragraph-properties fo:text-align="justify" style:justify-single-word="false"/>
      <style:text-properties fo:language="ru" fo:country="RU" officeooo:rsid="020ff2e5" officeooo:paragraph-rsid="022f687f"/>
    </style:style>
    <style:style style:name="P243" style:family="paragraph" style:parent-style-name="Text_20_body">
      <style:paragraph-properties fo:text-align="justify" style:justify-single-word="false"/>
      <style:text-properties officeooo:rsid="024baded" officeooo:paragraph-rsid="024baded"/>
    </style:style>
    <style:style style:name="P244" style:family="paragraph" style:parent-style-name="Text_20_body">
      <style:paragraph-properties fo:text-align="justify" style:justify-single-word="false"/>
      <style:text-properties fo:language="ru" fo:country="RU" officeooo:rsid="024baded" officeooo:paragraph-rsid="022f687f"/>
    </style:style>
    <style:style style:name="P245" style:family="paragraph" style:parent-style-name="Text_20_body">
      <style:paragraph-properties fo:text-align="justify" style:justify-single-word="false"/>
      <style:text-properties officeooo:rsid="024e7715" officeooo:paragraph-rsid="0255d4b3"/>
    </style:style>
    <style:style style:name="P246" style:family="paragraph" style:parent-style-name="Text_20_body">
      <style:paragraph-properties fo:text-align="justify" style:justify-single-word="false"/>
      <style:text-properties fo:language="ru" fo:country="RU" officeooo:rsid="0255d4b3" officeooo:paragraph-rsid="0255d4b3"/>
    </style:style>
    <style:style style:name="P247" style:family="paragraph" style:parent-style-name="Text_20_body">
      <style:paragraph-properties fo:text-align="justify" style:justify-single-word="false"/>
      <style:text-properties fo:language="ru" fo:country="RU" officeooo:rsid="0255d4b3" officeooo:paragraph-rsid="0266b727"/>
    </style:style>
    <style:style style:name="P248" style:family="paragraph" style:parent-style-name="Text_20_body">
      <style:paragraph-properties fo:text-align="justify" style:justify-single-word="false"/>
      <style:text-properties officeooo:rsid="024e7715" officeooo:paragraph-rsid="024f45c1"/>
    </style:style>
    <style:style style:name="P249" style:family="paragraph" style:parent-style-name="Text_20_body">
      <style:paragraph-properties fo:text-align="justify" style:justify-single-word="false"/>
      <style:text-properties fo:language="ru" fo:country="RU" officeooo:rsid="027b79d2" officeooo:paragraph-rsid="024f45c1"/>
    </style:style>
    <style:style style:name="P250" style:family="paragraph" style:parent-style-name="Text_20_body">
      <style:paragraph-properties fo:text-align="justify" style:justify-single-word="false"/>
      <style:text-properties officeooo:rsid="022f687f" officeooo:paragraph-rsid="027b79d2"/>
    </style:style>
    <style:style style:name="P251" style:family="paragraph" style:parent-style-name="Text_20_body">
      <style:paragraph-properties fo:text-align="justify" style:justify-single-word="false"/>
      <style:text-properties officeooo:rsid="02512d1e" officeooo:paragraph-rsid="02512d1e"/>
    </style:style>
    <style:style style:name="P252" style:family="paragraph" style:parent-style-name="Text_20_body">
      <style:paragraph-properties fo:text-align="justify" style:justify-single-word="false"/>
      <style:text-properties officeooo:rsid="022f687f" officeooo:paragraph-rsid="0254f11a"/>
    </style:style>
    <style:style style:name="P253" style:family="paragraph" style:parent-style-name="Text_20_body">
      <style:paragraph-properties fo:text-align="justify" style:justify-single-word="false"/>
      <style:text-properties officeooo:rsid="022f687f" officeooo:paragraph-rsid="0259d7a1"/>
    </style:style>
    <style:style style:name="P254" style:family="paragraph" style:parent-style-name="Text_20_body">
      <style:paragraph-properties fo:text-align="justify" style:justify-single-word="false"/>
      <style:text-properties officeooo:rsid="022f687f" officeooo:paragraph-rsid="0255d4b3"/>
    </style:style>
    <style:style style:name="P255" style:family="paragraph" style:parent-style-name="Text_20_body">
      <style:paragraph-properties fo:text-align="justify" style:justify-single-word="false"/>
      <style:text-properties fo:language="ru" fo:country="RU" officeooo:rsid="025335e4" officeooo:paragraph-rsid="022f687f"/>
    </style:style>
    <style:style style:name="P256" style:family="paragraph" style:parent-style-name="Text_20_body">
      <style:paragraph-properties fo:text-align="justify" style:justify-single-word="false"/>
      <style:text-properties officeooo:rsid="025ffc1f" officeooo:paragraph-rsid="025ffc1f"/>
    </style:style>
    <style:style style:name="P257" style:family="paragraph" style:parent-style-name="Text_20_body">
      <style:paragraph-properties fo:text-align="justify" style:justify-single-word="false"/>
      <style:text-properties fo:language="ru" fo:country="RU" officeooo:rsid="00802041" officeooo:paragraph-rsid="025ffc1f"/>
    </style:style>
    <style:style style:name="P258" style:family="paragraph" style:parent-style-name="Text_20_body">
      <style:paragraph-properties fo:text-align="justify" style:justify-single-word="false"/>
      <style:text-properties fo:language="ru" fo:country="RU" officeooo:paragraph-rsid="025ffc1f"/>
    </style:style>
    <style:style style:name="P259" style:family="paragraph" style:parent-style-name="Text_20_body">
      <style:paragraph-properties fo:text-align="justify" style:justify-single-word="false"/>
      <style:text-properties fo:language="ru" fo:country="RU" officeooo:paragraph-rsid="026f3e58"/>
    </style:style>
    <style:style style:name="P260" style:family="paragraph" style:parent-style-name="Text_20_body">
      <style:paragraph-properties fo:text-align="justify" style:justify-single-word="false"/>
      <style:text-properties fo:language="ru" fo:country="RU" officeooo:rsid="026f3e58" officeooo:paragraph-rsid="026f3e58"/>
    </style:style>
    <style:style style:name="P261" style:family="paragraph" style:parent-style-name="Text_20_body">
      <style:paragraph-properties fo:text-align="justify" style:justify-single-word="false"/>
      <style:text-properties fo:language="ru" fo:country="RU" officeooo:rsid="026f3e58" officeooo:paragraph-rsid="02881ef3"/>
    </style:style>
    <style:style style:name="P262" style:family="paragraph" style:parent-style-name="Text_20_body">
      <style:paragraph-properties fo:text-align="justify" style:justify-single-word="false"/>
      <style:text-properties fo:language="ru" fo:country="RU" officeooo:rsid="026f3e58" officeooo:paragraph-rsid="02713c70"/>
    </style:style>
    <style:style style:name="P263" style:family="paragraph" style:parent-style-name="Text_20_body">
      <style:paragraph-properties fo:text-align="justify" style:justify-single-word="false"/>
      <style:text-properties fo:language="ru" fo:country="RU" officeooo:rsid="02713c70" officeooo:paragraph-rsid="02713c70"/>
    </style:style>
    <style:style style:name="P264" style:family="paragraph" style:parent-style-name="Text_20_body">
      <style:paragraph-properties fo:text-align="justify" style:justify-single-word="false"/>
      <style:text-properties fo:language="ru" fo:country="RU" officeooo:rsid="026be3b6" officeooo:paragraph-rsid="026be3b6"/>
    </style:style>
    <style:style style:name="P265" style:family="paragraph" style:parent-style-name="Text_20_body">
      <style:paragraph-properties fo:text-align="justify" style:justify-single-word="false"/>
      <style:text-properties fo:language="ru" fo:country="RU" officeooo:paragraph-rsid="02713c70"/>
    </style:style>
    <style:style style:name="P266" style:family="paragraph" style:parent-style-name="Text_20_body">
      <style:paragraph-properties fo:text-align="justify" style:justify-single-word="false"/>
      <style:text-properties fo:language="ru" fo:country="RU" officeooo:paragraph-rsid="026b0601"/>
    </style:style>
    <style:style style:name="P267" style:family="paragraph" style:parent-style-name="Text_20_body">
      <style:paragraph-properties fo:text-align="justify" style:justify-single-word="false"/>
      <style:text-properties fo:language="ru" fo:country="RU" officeooo:rsid="026b0601" officeooo:paragraph-rsid="026b0601"/>
    </style:style>
    <style:style style:name="P268" style:family="paragraph" style:parent-style-name="Text_20_body">
      <style:paragraph-properties fo:text-align="justify" style:justify-single-word="false"/>
      <style:text-properties fo:language="ru" fo:country="RU" officeooo:paragraph-rsid="0268a832"/>
    </style:style>
    <style:style style:name="P269" style:family="paragraph" style:parent-style-name="Text_20_body">
      <style:paragraph-properties fo:text-align="justify" style:justify-single-word="false"/>
      <style:text-properties fo:language="ru" fo:country="RU" officeooo:paragraph-rsid="026be3b6"/>
    </style:style>
    <style:style style:name="P270" style:family="paragraph" style:parent-style-name="Text_20_body">
      <style:paragraph-properties fo:text-align="justify" style:justify-single-word="false"/>
      <style:text-properties fo:language="ru" fo:country="RU" fo:font-style="italic" officeooo:rsid="0271566e" officeooo:paragraph-rsid="0271566e" style:font-style-asian="italic" style:font-style-complex="italic"/>
    </style:style>
    <style:style style:name="P271" style:family="paragraph" style:parent-style-name="Text_20_body">
      <style:paragraph-properties fo:text-align="justify" style:justify-single-word="false"/>
      <style:text-properties fo:language="ru" fo:country="RU" fo:font-style="italic" officeooo:rsid="0271566e" officeooo:paragraph-rsid="0278626a" style:font-style-asian="italic" style:font-style-complex="italic"/>
    </style:style>
    <style:style style:name="P272" style:family="paragraph" style:parent-style-name="Text_20_body">
      <style:paragraph-properties fo:text-align="justify" style:justify-single-word="false"/>
      <style:text-properties fo:language="ru" fo:country="RU" fo:font-style="italic" officeooo:rsid="0271566e" officeooo:paragraph-rsid="0277cb64" style:font-style-asian="italic" style:font-style-complex="italic"/>
    </style:style>
    <style:style style:name="P273" style:family="paragraph" style:parent-style-name="Text_20_body">
      <style:paragraph-properties fo:text-align="justify" style:justify-single-word="false"/>
      <style:text-properties fo:language="ru" fo:country="RU" fo:font-style="italic" officeooo:rsid="0278626a" officeooo:paragraph-rsid="0278626a" style:font-style-asian="italic" style:font-style-complex="italic"/>
    </style:style>
    <style:style style:name="P274" style:family="paragraph" style:parent-style-name="Text_20_body">
      <style:paragraph-properties fo:text-align="justify" style:justify-single-word="false"/>
      <style:text-properties fo:language="ru" fo:country="RU" fo:font-style="italic" officeooo:rsid="027c5baa" officeooo:paragraph-rsid="027dcd88" style:font-style-asian="italic" style:font-style-complex="italic"/>
    </style:style>
    <style:style style:name="P275" style:family="paragraph" style:parent-style-name="Text_20_body">
      <style:paragraph-properties fo:text-align="justify" style:justify-single-word="false"/>
      <style:text-properties fo:language="ru" fo:country="RU" fo:font-style="italic" officeooo:rsid="027c5baa" officeooo:paragraph-rsid="028102e1" style:font-style-asian="italic" style:font-style-complex="italic"/>
    </style:style>
    <style:style style:name="P276" style:family="paragraph" style:parent-style-name="Text_20_body">
      <style:paragraph-properties fo:text-align="justify" style:justify-single-word="false"/>
      <style:text-properties fo:language="ru" fo:country="RU" fo:font-style="italic" officeooo:rsid="028102e1" officeooo:paragraph-rsid="028102e1" style:font-style-asian="italic" style:font-style-complex="italic"/>
    </style:style>
    <style:style style:name="P277" style:family="paragraph" style:parent-style-name="Text_20_body">
      <style:paragraph-properties fo:text-align="justify" style:justify-single-word="false"/>
      <style:text-properties fo:language="ru" fo:country="RU" fo:font-style="italic" officeooo:rsid="0282f395" officeooo:paragraph-rsid="028318e7" style:font-style-asian="italic" style:font-style-complex="italic"/>
    </style:style>
    <style:style style:name="P278" style:family="paragraph" style:parent-style-name="Text_20_body">
      <style:paragraph-properties fo:text-align="justify" style:justify-single-word="false"/>
      <style:text-properties fo:language="ru" fo:country="RU" fo:font-style="italic" officeooo:rsid="0282f395" officeooo:paragraph-rsid="0282f395" style:font-style-asian="italic" style:font-style-complex="italic"/>
    </style:style>
    <style:style style:name="P279" style:family="paragraph" style:parent-style-name="Text_20_body">
      <style:paragraph-properties fo:text-align="justify" style:justify-single-word="false"/>
      <style:text-properties fo:language="ru" fo:country="RU" fo:font-style="italic" officeooo:rsid="028318e7" officeooo:paragraph-rsid="028318e7" style:font-style-asian="italic" style:font-style-complex="italic"/>
    </style:style>
    <style:style style:name="P280" style:family="paragraph" style:parent-style-name="Text_20_body">
      <style:paragraph-properties fo:text-align="justify" style:justify-single-word="false"/>
      <style:text-properties fo:language="ru" fo:country="RU" fo:font-style="italic" officeooo:rsid="028318e7" officeooo:paragraph-rsid="02a04880" style:font-style-asian="italic" style:font-style-complex="italic"/>
    </style:style>
    <style:style style:name="P281" style:family="paragraph" style:parent-style-name="Text_20_body">
      <style:paragraph-properties fo:text-align="justify" style:justify-single-word="false"/>
      <style:text-properties fo:language="ru" fo:country="RU" fo:font-style="normal" officeooo:rsid="028318e7" officeooo:paragraph-rsid="028318e7" style:font-style-asian="normal" style:font-style-complex="normal"/>
    </style:style>
    <style:style style:name="P282" style:family="paragraph" style:parent-style-name="Text_20_body">
      <style:paragraph-properties fo:text-align="justify" style:justify-single-word="false"/>
      <style:text-properties fo:language="ru" fo:country="RU" officeooo:paragraph-rsid="028318e7"/>
    </style:style>
    <style:style style:name="P283" style:family="paragraph" style:parent-style-name="Text_20_body">
      <style:text-properties fo:language="ru" fo:country="RU" officeooo:paragraph-rsid="028318e7"/>
    </style:style>
    <style:style style:name="P284" style:family="paragraph" style:parent-style-name="Text_20_body">
      <style:paragraph-properties fo:text-align="justify" style:justify-single-word="false"/>
      <style:text-properties fo:language="ru" fo:country="RU" officeooo:paragraph-rsid="029c35f6"/>
    </style:style>
    <style:style style:name="P285" style:family="paragraph" style:parent-style-name="Text_20_body">
      <style:paragraph-properties fo:text-align="justify" style:justify-single-word="false"/>
      <style:text-properties fo:language="ru" fo:country="RU" officeooo:rsid="008f19e1" officeooo:paragraph-rsid="02881ef3"/>
    </style:style>
    <style:style style:name="P286" style:family="paragraph" style:parent-style-name="Text_20_body">
      <style:paragraph-properties fo:text-align="justify" style:justify-single-word="false"/>
      <style:text-properties fo:language="ru" fo:country="RU" officeooo:rsid="0287fdbe" officeooo:paragraph-rsid="02881ef3"/>
    </style:style>
    <style:style style:name="P287" style:family="paragraph" style:parent-style-name="Text_20_body">
      <style:text-properties fo:language="ru" fo:country="RU" officeooo:rsid="0287fdbe" officeooo:paragraph-rsid="0287fdbe"/>
    </style:style>
    <style:style style:name="P288" style:family="paragraph" style:parent-style-name="Text_20_body">
      <style:paragraph-properties fo:text-align="justify" style:justify-single-word="false"/>
      <style:text-properties fo:language="ru" fo:country="RU" officeooo:rsid="028b072b" officeooo:paragraph-rsid="028d41fa"/>
    </style:style>
    <style:style style:name="P289" style:family="paragraph" style:parent-style-name="Text_20_body">
      <style:paragraph-properties fo:text-align="justify" style:justify-single-word="false"/>
      <style:text-properties fo:language="ru" fo:country="RU" officeooo:rsid="0291444e" officeooo:paragraph-rsid="0291444e"/>
    </style:style>
    <style:style style:name="P290" style:family="paragraph" style:parent-style-name="Text_20_body">
      <style:paragraph-properties fo:text-align="justify" style:justify-single-word="false"/>
      <style:text-properties fo:language="ru" fo:country="RU" officeooo:rsid="0292daf4" officeooo:paragraph-rsid="02948144"/>
    </style:style>
    <style:style style:name="P291" style:family="paragraph" style:parent-style-name="Text_20_body">
      <style:paragraph-properties fo:text-align="justify" style:justify-single-word="false"/>
      <style:text-properties fo:language="ru" fo:country="RU" officeooo:rsid="0292daf4" officeooo:paragraph-rsid="02a1efa2"/>
    </style:style>
    <style:style style:name="P292" style:family="paragraph" style:parent-style-name="Text_20_body">
      <style:paragraph-properties fo:text-align="justify" style:justify-single-word="false"/>
      <style:text-properties fo:language="ru" fo:country="RU" officeooo:rsid="029e710f" officeooo:paragraph-rsid="02a1efa2"/>
    </style:style>
    <style:style style:name="P293" style:family="paragraph" style:parent-style-name="Text_20_body">
      <style:paragraph-properties fo:text-align="justify" style:justify-single-word="false"/>
      <style:text-properties fo:language="ru" fo:country="RU" officeooo:rsid="02a1efa2" officeooo:paragraph-rsid="02a1efa2"/>
    </style:style>
    <style:style style:name="P294" style:family="paragraph" style:parent-style-name="Text_20_body">
      <style:paragraph-properties fo:text-align="justify" style:justify-single-word="false"/>
      <style:text-properties fo:language="ru" fo:country="RU" officeooo:rsid="02a70aa3" officeooo:paragraph-rsid="02a94065"/>
    </style:style>
    <style:style style:name="P295" style:family="paragraph" style:parent-style-name="Text_20_body">
      <style:paragraph-properties fo:text-align="justify" style:justify-single-word="false"/>
      <style:text-properties fo:language="ru" fo:country="RU" officeooo:rsid="02a70aa3" officeooo:paragraph-rsid="02a70aa3"/>
    </style:style>
    <style:style style:name="P296" style:family="paragraph" style:parent-style-name="Text_20_body">
      <style:paragraph-properties fo:text-align="justify" style:justify-single-word="false"/>
      <style:text-properties fo:language="ru" fo:country="RU" officeooo:rsid="02a7c2b4" officeooo:paragraph-rsid="02a7c2b4"/>
    </style:style>
    <style:style style:name="P297" style:family="paragraph" style:parent-style-name="Text_20_body">
      <style:paragraph-properties fo:text-align="justify" style:justify-single-word="false"/>
      <style:text-properties fo:language="ru" fo:country="RU" officeooo:paragraph-rsid="02ab6d3c"/>
    </style:style>
    <style:style style:name="P298" style:family="paragraph" style:parent-style-name="Text_20_body">
      <style:paragraph-properties fo:text-align="justify" style:justify-single-word="false"/>
      <style:text-properties fo:language="ru" fo:country="RU" officeooo:rsid="02ab6d3c" officeooo:paragraph-rsid="02ae57dd"/>
    </style:style>
    <style:style style:name="P299" style:family="paragraph" style:parent-style-name="Text_20_body">
      <style:paragraph-properties fo:text-align="justify" style:justify-single-word="false"/>
      <style:text-properties fo:language="ru" fo:country="RU" officeooo:paragraph-rsid="02ae57dd"/>
    </style:style>
    <style:style style:name="P300" style:family="paragraph" style:parent-style-name="Text_20_body">
      <style:paragraph-properties fo:text-align="justify" style:justify-single-word="false"/>
      <style:text-properties fo:language="ru" fo:country="RU" officeooo:paragraph-rsid="02b00aac"/>
    </style:style>
    <style:style style:name="P301" style:family="paragraph" style:parent-style-name="Text_20_body">
      <style:text-properties fo:language="ru" fo:country="RU" officeooo:rsid="0287fdbe" officeooo:paragraph-rsid="02ab6d3c"/>
    </style:style>
    <style:style style:name="P302" style:family="paragraph" style:parent-style-name="Text_20_body">
      <style:text-properties fo:language="ru" fo:country="RU" officeooo:rsid="02b00aac" officeooo:paragraph-rsid="02b00aac"/>
    </style:style>
    <style:style style:name="P303" style:family="paragraph" style:parent-style-name="Text_20_body">
      <style:paragraph-properties fo:text-align="justify" style:justify-single-word="false"/>
      <style:text-properties fo:language="ru" fo:country="RU" officeooo:rsid="0096650a" officeooo:paragraph-rsid="02b00aac"/>
    </style:style>
    <style:style style:name="P304" style:family="paragraph" style:parent-style-name="Text_20_body">
      <style:paragraph-properties fo:text-align="justify" style:justify-single-word="false"/>
      <style:text-properties fo:language="ru" fo:country="RU" officeooo:rsid="02b00aac" officeooo:paragraph-rsid="02b00aac"/>
    </style:style>
    <style:style style:name="P305" style:family="paragraph" style:parent-style-name="Text_20_body">
      <style:paragraph-properties fo:text-align="center" style:justify-single-word="false"/>
      <style:text-properties fo:language="ru" fo:country="RU" officeooo:paragraph-rsid="02b00aac"/>
    </style:style>
    <style:style style:name="P306" style:family="paragraph" style:parent-style-name="Text_20_body">
      <style:paragraph-properties fo:text-align="justify" style:justify-single-word="false"/>
      <style:text-properties fo:language="ru" fo:country="RU" fo:font-style="italic" officeooo:paragraph-rsid="02b00aac" style:font-style-asian="italic" style:font-style-complex="italic"/>
    </style:style>
    <style:style style:name="P307" style:family="paragraph" style:parent-style-name="Text_20_body">
      <style:paragraph-properties fo:text-align="justify" style:justify-single-word="false"/>
      <style:text-properties officeooo:paragraph-rsid="02b00aac"/>
    </style:style>
    <style:style style:name="P308" style:family="paragraph" style:parent-style-name="Text_20_body">
      <style:paragraph-properties fo:text-align="center" style:justify-single-word="false"/>
      <style:text-properties fo:language="ru" fo:country="RU" fo:font-style="italic" officeooo:paragraph-rsid="02b00aac" style:font-style-asian="italic" style:font-style-complex="italic"/>
    </style:style>
    <style:style style:name="P309" style:family="paragraph" style:parent-style-name="Text_20_body">
      <style:paragraph-properties fo:text-align="justify" style:justify-single-word="false"/>
      <style:text-properties fo:language="ru" fo:country="RU" officeooo:paragraph-rsid="02b02c21"/>
    </style:style>
    <style:style style:name="P310" style:family="paragraph" style:parent-style-name="Text_20_body">
      <style:paragraph-properties fo:text-align="justify" style:justify-single-word="false"/>
      <style:text-properties fo:language="ru" fo:country="RU" officeooo:paragraph-rsid="02b1cad3"/>
    </style:style>
    <style:style style:name="P311" style:family="paragraph" style:parent-style-name="Text_20_body">
      <style:paragraph-properties fo:text-align="justify" style:justify-single-word="false"/>
      <style:text-properties fo:language="ru" fo:country="RU" officeooo:paragraph-rsid="02b282a9"/>
    </style:style>
    <style:style style:name="P312"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313" style:family="paragraph" style:parent-style-name="Text_20_body">
      <style:paragraph-properties fo:text-align="justify" style:justify-single-word="false"/>
      <style:text-properties officeooo:paragraph-rsid="03390ad4"/>
    </style:style>
    <style:style style:name="P314" style:family="paragraph" style:parent-style-name="Text_20_body">
      <style:paragraph-properties fo:text-align="justify" style:justify-single-word="false"/>
      <style:text-properties officeooo:paragraph-rsid="00a42499"/>
    </style:style>
    <style:style style:name="P315" style:family="paragraph" style:parent-style-name="Text_20_body">
      <style:paragraph-properties fo:text-align="justify" style:justify-single-word="false"/>
      <style:text-properties fo:language="ru" fo:country="RU" officeooo:paragraph-rsid="00ade673"/>
    </style:style>
    <style:style style:name="P316" style:family="paragraph" style:parent-style-name="Text_20_body">
      <style:paragraph-properties fo:text-align="justify" style:justify-single-word="false"/>
      <style:text-properties fo:language="ru" fo:country="RU" officeooo:paragraph-rsid="02d35170"/>
    </style:style>
    <style:style style:name="P317" style:family="paragraph" style:parent-style-name="Heading_20_2">
      <style:paragraph-properties fo:text-align="center" style:justify-single-word="false"/>
      <style:text-properties fo:language="ru" fo:country="RU" officeooo:paragraph-rsid="02d5aacc"/>
    </style:style>
    <style:style style:name="P318" style:family="paragraph" style:parent-style-name="Text_20_body">
      <style:paragraph-properties fo:text-align="center" style:justify-single-word="false"/>
      <style:text-properties fo:language="ru" fo:country="RU" officeooo:paragraph-rsid="02d5aacc"/>
    </style:style>
    <style:style style:name="P319" style:family="paragraph" style:parent-style-name="Text_20_body">
      <style:paragraph-properties fo:margin-left="3.25in" fo:text-align="justify" style:justify-single-word="false">
        <style:tab-stops/>
      </style:paragraph-properties>
      <style:text-properties fo:language="ru" fo:country="RU" fo:font-style="italic" officeooo:paragraph-rsid="02d5aacc" style:font-style-asian="italic" style:font-style-complex="italic"/>
    </style:style>
    <style:style style:name="P320" style:family="paragraph" style:parent-style-name="Text_20_body">
      <style:paragraph-properties fo:text-align="justify" style:justify-single-word="false"/>
      <style:text-properties fo:language="ru" fo:country="RU" fo:font-style="normal" officeooo:paragraph-rsid="02d5aacc" style:font-style-asian="normal" style:font-style-complex="normal"/>
    </style:style>
    <style:style style:name="P321" style:family="paragraph" style:parent-style-name="Text_20_body">
      <style:paragraph-properties fo:text-align="justify" style:justify-single-word="false"/>
      <style:text-properties fo:language="ru" fo:country="RU" fo:font-style="italic" officeooo:paragraph-rsid="02d5aacc" style:font-style-asian="italic" style:font-style-complex="italic"/>
    </style:style>
    <style:style style:name="P322" style:family="paragraph" style:parent-style-name="Text_20_body">
      <style:paragraph-properties fo:text-align="justify" style:justify-single-word="false"/>
      <style:text-properties fo:language="ru" fo:country="RU" officeooo:paragraph-rsid="02d5aacc"/>
    </style:style>
    <style:style style:name="P323" style:family="paragraph" style:parent-style-name="Text_20_body">
      <style:paragraph-properties fo:text-align="justify" style:justify-single-word="false"/>
      <style:text-properties officeooo:paragraph-rsid="02d5aacc"/>
    </style:style>
    <style:style style:name="P324" style:family="paragraph" style:parent-style-name="Text_20_body">
      <style:paragraph-properties fo:text-align="justify" style:justify-single-word="false"/>
      <style:text-properties fo:language="ru" fo:country="RU" fo:font-style="normal" officeooo:rsid="02d7f38f" officeooo:paragraph-rsid="02d7f38f" style:font-style-asian="normal" style:font-style-complex="normal"/>
    </style:style>
    <style:style style:name="P325" style:family="paragraph" style:parent-style-name="Text_20_body">
      <style:paragraph-properties fo:text-align="justify" style:justify-single-word="false"/>
      <style:text-properties fo:language="ru" fo:country="RU" fo:font-style="normal" officeooo:rsid="02d9a952" officeooo:paragraph-rsid="02d9a952" style:font-style-asian="normal" style:font-style-complex="normal"/>
    </style:style>
    <style:style style:name="P326" style:family="paragraph" style:parent-style-name="Text_20_body">
      <style:paragraph-properties fo:text-align="justify" style:justify-single-word="false"/>
      <style:text-properties officeooo:paragraph-rsid="02d9a952"/>
    </style:style>
    <style:style style:name="P327" style:family="paragraph" style:parent-style-name="Text_20_body">
      <style:paragraph-properties fo:text-align="justify" style:justify-single-word="false"/>
      <style:text-properties officeooo:rsid="02d9a952" officeooo:paragraph-rsid="02d9a952"/>
    </style:style>
    <style:style style:name="P328" style:family="paragraph" style:parent-style-name="Text_20_body">
      <style:paragraph-properties fo:text-align="justify" style:justify-single-word="false"/>
      <style:text-properties fo:language="ru" fo:country="RU" fo:font-style="normal" officeooo:rsid="00c052a1" officeooo:paragraph-rsid="02d5aacc" style:font-style-asian="normal" style:font-style-complex="normal"/>
    </style:style>
    <style:style style:name="P329" style:family="paragraph" style:parent-style-name="Text_20_body">
      <style:paragraph-properties fo:text-align="justify" style:justify-single-word="false"/>
      <style:text-properties fo:language="ru" fo:country="RU" fo:font-style="normal" officeooo:rsid="02d5aacc" officeooo:paragraph-rsid="02d5aacc" style:font-style-asian="normal" style:font-style-complex="normal"/>
    </style:style>
    <style:style style:name="P330" style:family="paragraph" style:parent-style-name="Text_20_body">
      <style:paragraph-properties fo:text-align="justify" style:justify-single-word="false"/>
      <style:text-properties fo:language="ru" fo:country="RU" fo:font-style="normal" officeooo:paragraph-rsid="02db3af5" style:font-style-asian="normal" style:font-style-complex="normal"/>
    </style:style>
    <style:style style:name="P331" style:family="paragraph" style:parent-style-name="Text_20_body">
      <style:paragraph-properties fo:text-align="justify" style:justify-single-word="false"/>
      <style:text-properties fo:language="ru" fo:country="RU" officeooo:paragraph-rsid="008fd466"/>
    </style:style>
    <style:style style:name="P332" style:family="paragraph" style:parent-style-name="Text_20_body">
      <style:paragraph-properties fo:text-align="justify" style:justify-single-word="false"/>
      <style:text-properties fo:language="ru" fo:country="RU" officeooo:paragraph-rsid="02dfa2bc"/>
    </style:style>
    <style:style style:name="P333" style:family="paragraph" style:parent-style-name="Text_20_body">
      <style:paragraph-properties fo:text-align="justify" style:justify-single-word="false"/>
      <style:text-properties fo:language="ru" fo:country="RU" officeooo:rsid="02e1317e" officeooo:paragraph-rsid="02e27a9b"/>
    </style:style>
    <style:style style:name="P334" style:family="paragraph" style:parent-style-name="Text_20_body">
      <style:paragraph-properties fo:text-align="justify" style:justify-single-word="false"/>
      <style:text-properties fo:language="ru" fo:country="RU" officeooo:rsid="02e27a9b" officeooo:paragraph-rsid="02e27a9b"/>
    </style:style>
    <style:style style:name="P335" style:family="paragraph" style:parent-style-name="Text_20_body">
      <style:paragraph-properties fo:text-align="justify" style:justify-single-word="false"/>
      <style:text-properties fo:language="ru" fo:country="RU" officeooo:paragraph-rsid="02e27a9b"/>
    </style:style>
    <style:style style:name="P336" style:family="paragraph" style:parent-style-name="Text_20_body">
      <style:paragraph-properties fo:text-align="justify" style:justify-single-word="false"/>
      <style:text-properties officeooo:paragraph-rsid="02e27a9b"/>
    </style:style>
    <style:style style:name="P337" style:family="paragraph" style:parent-style-name="Text_20_body">
      <style:paragraph-properties fo:text-align="justify" style:justify-single-word="false"/>
      <style:text-properties officeooo:rsid="020e61d0" fo:background-color="#ffff00"/>
    </style:style>
    <style:style style:name="P338" style:family="paragraph" style:parent-style-name="Text_20_body">
      <style:paragraph-properties fo:text-align="justify" style:justify-single-word="false"/>
      <style:text-properties fo:language="ru" fo:country="RU" officeooo:rsid="02e3fad6" officeooo:paragraph-rsid="02e3fad6" fo:background-color="transparent"/>
    </style:style>
    <style:style style:name="P339" style:family="paragraph" style:parent-style-name="Text_20_body">
      <style:paragraph-properties fo:text-align="justify" style:justify-single-word="false" fo:text-indent="0.1965in" style:auto-text-indent="false"/>
      <style:text-properties fo:language="ru" fo:country="RU"/>
    </style:style>
    <style:style style:name="P340"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2d5aacc" style:font-style-asian="italic" style:font-style-complex="italic"/>
    </style:style>
    <style:style style:name="P341" style:family="paragraph" style:parent-style-name="Text_20_body">
      <style:paragraph-properties fo:text-align="justify" style:justify-single-word="false"/>
      <style:text-properties officeooo:paragraph-rsid="02e676ea"/>
    </style:style>
    <style:style style:name="P342" style:family="paragraph" style:parent-style-name="Standard">
      <style:paragraph-properties fo:text-align="justify" style:justify-single-word="false"/>
      <style:text-properties fo:language="ru" fo:country="RU" fo:font-style="italic" style:font-style-asian="italic" style:font-style-complex="italic"/>
    </style:style>
    <style:style style:name="P343" style:family="paragraph" style:parent-style-name="Standard">
      <style:paragraph-properties fo:text-align="justify" style:justify-single-word="false" fo:text-indent="0.1965in" style:auto-text-indent="false"/>
      <style:text-properties fo:language="ru" fo:country="RU"/>
    </style:style>
    <style:style style:name="P344" style:family="paragraph" style:parent-style-name="Text_20_body">
      <style:paragraph-properties fo:text-align="justify" style:justify-single-word="false"/>
      <style:text-properties fo:language="ru" fo:country="RU" officeooo:paragraph-rsid="00c42bee"/>
    </style:style>
    <style:style style:name="P345" style:family="paragraph" style:parent-style-name="Text_20_body">
      <style:paragraph-properties fo:text-align="justify" style:justify-single-word="false"/>
      <style:text-properties fo:language="ru" fo:country="RU" officeooo:rsid="02e6dc44" officeooo:paragraph-rsid="02e6dc44"/>
    </style:style>
    <style:style style:name="P346" style:family="paragraph" style:parent-style-name="Text_20_body">
      <style:paragraph-properties fo:text-align="justify" style:justify-single-word="false"/>
      <style:text-properties fo:language="ru" fo:country="RU" officeooo:paragraph-rsid="02e6dc44"/>
    </style:style>
    <style:style style:name="P347" style:family="paragraph" style:parent-style-name="Footnote">
      <style:text-properties fo:language="ru" fo:country="RU" officeooo:rsid="0125e8b5" officeooo:paragraph-rsid="0125e8b5"/>
    </style:style>
    <style:style style:name="P348" style:family="paragraph" style:parent-style-name="Text_20_body">
      <style:paragraph-properties fo:text-align="justify" style:justify-single-word="false"/>
      <style:text-properties fo:language="ru" fo:country="RU" officeooo:paragraph-rsid="00c55d43"/>
    </style:style>
    <style:style style:name="P349" style:family="paragraph" style:parent-style-name="Text_20_body">
      <style:paragraph-properties fo:text-align="justify" style:justify-single-word="false"/>
      <style:text-properties fo:language="ru" fo:country="RU" officeooo:paragraph-rsid="02ebeba3"/>
    </style:style>
    <style:style style:name="P350" style:family="paragraph" style:parent-style-name="Text_20_body">
      <style:paragraph-properties fo:text-align="justify" style:justify-single-word="false"/>
      <style:text-properties fo:language="ru" fo:country="RU" officeooo:rsid="02f20ba1" officeooo:paragraph-rsid="02f20ba1"/>
    </style:style>
    <style:style style:name="P351" style:family="paragraph" style:parent-style-name="Text_20_body">
      <style:paragraph-properties fo:text-align="justify" style:justify-single-word="false"/>
      <style:text-properties fo:language="ru" fo:country="RU" officeooo:paragraph-rsid="00c7853d"/>
    </style:style>
    <style:style style:name="P352" style:family="paragraph" style:parent-style-name="Text_20_body">
      <style:paragraph-properties fo:text-align="justify" style:justify-single-word="false"/>
      <style:text-properties fo:language="ru" fo:country="RU" officeooo:paragraph-rsid="00c9804a"/>
    </style:style>
    <style:style style:name="P353" style:family="paragraph" style:parent-style-name="Text_20_body">
      <style:paragraph-properties fo:text-align="justify" style:justify-single-word="false">
        <style:tab-stops/>
      </style:paragraph-properties>
      <style:text-properties fo:language="ru" fo:country="RU"/>
    </style:style>
    <style:style style:name="P354" style:family="paragraph" style:parent-style-name="Text_20_body">
      <style:paragraph-properties fo:text-align="justify" style:justify-single-word="false"/>
      <style:text-properties fo:language="ru" fo:country="RU" officeooo:paragraph-rsid="00c9df80"/>
    </style:style>
    <style:style style:name="P355" style:family="paragraph" style:parent-style-name="Text_20_body">
      <style:paragraph-properties fo:text-align="justify" style:justify-single-word="false"/>
      <style:text-properties fo:language="ru" fo:country="RU" officeooo:rsid="02fc01e8"/>
    </style:style>
    <style:style style:name="P356" style:family="paragraph" style:parent-style-name="Text_20_body">
      <style:paragraph-properties fo:text-align="justify" style:justify-single-word="false"/>
      <style:text-properties fo:language="ru" fo:country="RU" officeooo:rsid="02fc01e8" officeooo:paragraph-rsid="02fc01e8"/>
    </style:style>
    <style:style style:name="P357" style:family="paragraph" style:parent-style-name="Text_20_body">
      <style:paragraph-properties fo:text-align="justify" style:justify-single-word="false"/>
      <style:text-properties fo:language="ru" fo:country="RU" officeooo:rsid="02fe2371" officeooo:paragraph-rsid="03035b6f"/>
    </style:style>
    <style:style style:name="P358" style:family="paragraph" style:parent-style-name="Text_20_body">
      <style:paragraph-properties fo:text-align="justify" style:justify-single-word="false"/>
      <style:text-properties fo:language="ru" fo:country="RU" officeooo:paragraph-rsid="030289dc"/>
    </style:style>
    <style:style style:name="P359" style:family="paragraph" style:parent-style-name="Text_20_body">
      <style:paragraph-properties fo:text-align="justify" style:justify-single-word="false"/>
      <style:text-properties fo:language="ru" fo:country="RU" officeooo:paragraph-rsid="03080c9e"/>
    </style:style>
    <style:style style:name="P360" style:family="paragraph" style:parent-style-name="Text_20_body">
      <style:paragraph-properties fo:text-align="justify" style:justify-single-word="false"/>
      <style:text-properties fo:language="ru" fo:country="RU" officeooo:paragraph-rsid="00cf434c"/>
    </style:style>
    <style:style style:name="P361" style:family="paragraph" style:parent-style-name="Text_20_body">
      <style:paragraph-properties fo:text-align="justify" style:justify-single-word="false"/>
      <style:text-properties fo:language="ru" fo:country="RU" officeooo:rsid="00cf434c" officeooo:paragraph-rsid="00cf434c"/>
    </style:style>
    <style:style style:name="P362" style:family="paragraph" style:parent-style-name="Text_20_body">
      <style:paragraph-properties fo:text-align="justify" style:justify-single-word="false"/>
      <style:text-properties fo:language="ru" fo:country="RU" officeooo:paragraph-rsid="00d0e1ad"/>
    </style:style>
    <style:style style:name="P363" style:family="paragraph" style:parent-style-name="Text_20_body">
      <style:paragraph-properties fo:text-align="justify" style:justify-single-word="false"/>
      <style:text-properties fo:language="ru" fo:country="RU" officeooo:paragraph-rsid="00d2c268"/>
    </style:style>
    <style:style style:name="P364" style:family="paragraph" style:parent-style-name="Text_20_body">
      <style:paragraph-properties fo:text-align="justify" style:justify-single-word="false"/>
      <style:text-properties fo:language="ru" fo:country="RU" officeooo:paragraph-rsid="00d3f096"/>
    </style:style>
    <style:style style:name="P365" style:family="paragraph" style:parent-style-name="Text_20_body">
      <style:paragraph-properties fo:text-align="justify" style:justify-single-word="false"/>
      <style:text-properties fo:language="ru" fo:country="RU" officeooo:paragraph-rsid="00d3e2cb"/>
    </style:style>
    <style:style style:name="P366" style:family="paragraph" style:parent-style-name="Text_20_body">
      <style:paragraph-properties fo:text-align="justify" style:justify-single-word="false"/>
      <style:text-properties fo:language="ru" fo:country="RU" officeooo:paragraph-rsid="00d4e6e2"/>
    </style:style>
    <style:style style:name="P367" style:family="paragraph" style:parent-style-name="Text_20_body">
      <style:paragraph-properties fo:text-align="justify" style:justify-single-word="false"/>
      <style:text-properties fo:language="ru" fo:country="RU" officeooo:paragraph-rsid="00d5b7f7"/>
    </style:style>
    <style:style style:name="P368" style:family="paragraph" style:parent-style-name="Text_20_body">
      <style:paragraph-properties fo:text-align="justify" style:justify-single-word="false"/>
      <style:text-properties fo:language="ru" fo:country="RU" officeooo:paragraph-rsid="030ca716"/>
    </style:style>
    <style:style style:name="P369" style:family="paragraph" style:parent-style-name="Text_20_body">
      <style:paragraph-properties fo:text-align="justify" style:justify-single-word="false"/>
      <style:text-properties fo:language="ru" fo:country="RU" officeooo:paragraph-rsid="00d5de4b"/>
    </style:style>
    <style:style style:name="P370" style:family="paragraph" style:parent-style-name="Text_20_body">
      <style:paragraph-properties fo:text-align="justify" style:justify-single-word="false"/>
      <style:text-properties fo:language="ru" fo:country="RU" officeooo:paragraph-rsid="00d66c4c"/>
    </style:style>
    <style:style style:name="P371" style:family="paragraph" style:parent-style-name="Text_20_body">
      <style:paragraph-properties fo:text-align="justify" style:justify-single-word="false"/>
      <style:text-properties fo:language="ru" fo:country="RU" officeooo:paragraph-rsid="030f40bd"/>
    </style:style>
    <style:style style:name="P372" style:family="paragraph" style:parent-style-name="Text_20_body">
      <style:paragraph-properties fo:text-align="justify" style:justify-single-word="false"/>
      <style:text-properties fo:language="ru" fo:country="RU" officeooo:paragraph-rsid="00d67e1b"/>
    </style:style>
    <style:style style:name="P373" style:family="paragraph" style:parent-style-name="Text_20_body">
      <style:paragraph-properties fo:text-align="justify" style:justify-single-word="false"/>
      <style:text-properties fo:language="ru" fo:country="RU" officeooo:paragraph-rsid="00d92365"/>
    </style:style>
    <style:style style:name="P374" style:family="paragraph" style:parent-style-name="Text_20_body">
      <style:paragraph-properties fo:text-align="justify" style:justify-single-word="false"/>
      <style:text-properties fo:language="ru" fo:country="RU" officeooo:paragraph-rsid="00dab151"/>
    </style:style>
    <style:style style:name="P375" style:family="paragraph" style:parent-style-name="Text_20_body">
      <style:paragraph-properties fo:text-align="justify" style:justify-single-word="false"/>
      <style:text-properties fo:language="ru" fo:country="RU" officeooo:paragraph-rsid="00dcffd1"/>
    </style:style>
    <style:style style:name="P376" style:family="paragraph" style:parent-style-name="Text_20_body">
      <style:paragraph-properties fo:text-align="justify" style:justify-single-word="false"/>
      <style:text-properties fo:language="ru" fo:country="RU" officeooo:paragraph-rsid="00dd0704"/>
    </style:style>
    <style:style style:name="P377" style:family="paragraph" style:parent-style-name="Text_20_body">
      <style:paragraph-properties fo:text-align="justify" style:justify-single-word="false"/>
      <style:text-properties fo:language="ru" fo:country="RU" officeooo:rsid="0316d8c8" officeooo:paragraph-rsid="0316d8c8"/>
    </style:style>
    <style:style style:name="P378" style:family="paragraph" style:parent-style-name="Text_20_body">
      <style:paragraph-properties fo:text-align="justify" style:justify-single-word="false"/>
      <style:text-properties fo:language="ru" fo:country="RU" officeooo:paragraph-rsid="00deb913"/>
    </style:style>
    <style:style style:name="P379" style:family="paragraph" style:parent-style-name="Text_20_body">
      <style:paragraph-properties fo:text-align="justify" style:justify-single-word="false"/>
      <style:text-properties fo:language="uk" fo:country="UA"/>
    </style:style>
    <style:style style:name="P380" style:family="paragraph" style:parent-style-name="Text_20_body">
      <style:paragraph-properties fo:text-align="justify" style:justify-single-word="false"/>
      <style:text-properties fo:language="ru" fo:country="RU" officeooo:paragraph-rsid="00df28e8"/>
    </style:style>
    <style:style style:name="P381" style:family="paragraph" style:parent-style-name="Text_20_body">
      <style:paragraph-properties fo:text-align="justify" style:justify-single-word="false"/>
      <style:text-properties officeooo:paragraph-rsid="00e1c528"/>
    </style:style>
    <style:style style:name="P382" style:family="paragraph" style:parent-style-name="Text_20_body">
      <style:paragraph-properties fo:text-align="justify" style:justify-single-word="false"/>
      <style:text-properties officeooo:paragraph-rsid="00dfe376"/>
    </style:style>
    <style:style style:name="P383" style:family="paragraph" style:parent-style-name="Text_20_body">
      <style:paragraph-properties fo:text-align="justify" style:justify-single-word="false">
        <style:tab-stops>
          <style:tab-stop style:position="4.1083in"/>
        </style:tab-stops>
      </style:paragraph-properties>
    </style:style>
    <style:style style:name="P384" style:family="paragraph" style:parent-style-name="Text_20_body">
      <style:paragraph-properties fo:text-align="justify" style:justify-single-word="false"/>
      <style:text-properties fo:language="ru" fo:country="RU" officeooo:paragraph-rsid="00dfe376"/>
    </style:style>
    <style:style style:name="P385" style:family="paragraph" style:parent-style-name="Text_20_body">
      <style:paragraph-properties fo:text-align="justify" style:justify-single-word="false"/>
      <style:text-properties officeooo:paragraph-rsid="00e032c2"/>
    </style:style>
    <style:style style:name="P386" style:family="paragraph" style:parent-style-name="Text_20_body">
      <style:paragraph-properties fo:text-align="justify" style:justify-single-word="false"/>
      <style:text-properties officeooo:paragraph-rsid="00e2c59b"/>
    </style:style>
    <style:style style:name="P387" style:family="paragraph" style:parent-style-name="Heading_20_2">
      <style:paragraph-properties fo:text-align="center" style:justify-single-word="false"/>
      <style:text-properties fo:language="ru" fo:country="RU" officeooo:paragraph-rsid="031bbfed"/>
    </style:style>
    <style:style style:name="P388" style:family="paragraph" style:parent-style-name="Text_20_body">
      <style:paragraph-properties fo:margin-left="3.25in" fo:text-align="justify" style:justify-single-word="false">
        <style:tab-stops/>
      </style:paragraph-properties>
      <style:text-properties fo:language="ru" fo:country="RU" fo:font-style="italic" officeooo:rsid="02d5aacc" officeooo:paragraph-rsid="031bbfed" style:font-style-asian="italic" style:font-style-complex="italic"/>
    </style:style>
    <style:style style:name="P389" style:family="paragraph" style:parent-style-name="Text_20_body">
      <style:paragraph-properties fo:text-align="justify" style:justify-single-word="false"/>
      <style:text-properties fo:language="ru" fo:country="RU" officeooo:paragraph-rsid="031bbfed"/>
    </style:style>
    <style:style style:name="P390" style:family="paragraph" style:parent-style-name="Text_20_body">
      <style:paragraph-properties fo:text-align="justify" style:justify-single-word="false"/>
      <style:text-properties fo:language="ru" fo:country="RU" officeooo:paragraph-rsid="00e42614"/>
    </style:style>
    <style:style style:name="P391" style:family="paragraph" style:parent-style-name="Text_20_body">
      <style:paragraph-properties fo:text-align="justify" style:justify-single-word="false"/>
      <style:text-properties fo:language="ru" fo:country="RU" officeooo:paragraph-rsid="00e6945b"/>
    </style:style>
    <style:style style:name="P392" style:family="paragraph" style:parent-style-name="Text_20_body">
      <style:paragraph-properties fo:text-align="justify" style:justify-single-word="false"/>
      <style:text-properties fo:language="ru" fo:country="RU" officeooo:paragraph-rsid="00e8e4e5"/>
    </style:style>
    <style:style style:name="P393"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394"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395"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396" style:family="paragraph" style:parent-style-name="Text_20_body">
      <style:paragraph-properties fo:text-align="justify" style:justify-single-word="false"/>
      <style:text-properties fo:language="ru" fo:country="RU" officeooo:rsid="00e8e4e5" officeooo:paragraph-rsid="00e8e4e5"/>
    </style:style>
    <style:style style:name="P397" style:family="paragraph" style:parent-style-name="Text_20_body">
      <style:paragraph-properties fo:text-align="justify" style:justify-single-word="false"/>
      <style:text-properties fo:language="ru" fo:country="RU" officeooo:rsid="00e9a721" officeooo:paragraph-rsid="00e9a721"/>
    </style:style>
    <style:style style:name="P398"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399"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400" style:family="paragraph" style:parent-style-name="Text_20_body">
      <style:paragraph-properties fo:text-align="justify" style:justify-single-word="false"/>
      <style:text-properties fo:language="ru" fo:country="RU" officeooo:rsid="00ecc719" officeooo:paragraph-rsid="00ecc719"/>
    </style:style>
    <style:style style:name="P401" style:family="paragraph" style:parent-style-name="Text_20_body">
      <style:paragraph-properties fo:text-align="justify" style:justify-single-word="false"/>
      <style:text-properties fo:language="ru" fo:country="RU" officeooo:rsid="00edd762" officeooo:paragraph-rsid="00edd762"/>
    </style:style>
    <style:style style:name="P402" style:family="paragraph" style:parent-style-name="Text_20_body">
      <style:paragraph-properties fo:text-align="justify" style:justify-single-word="false"/>
      <style:text-properties fo:language="ru" fo:country="RU" officeooo:rsid="00f7e6ff" officeooo:paragraph-rsid="00f7e6ff"/>
    </style:style>
    <style:style style:name="P403" style:family="paragraph" style:parent-style-name="Text_20_body">
      <style:paragraph-properties fo:text-align="justify" style:justify-single-word="false"/>
      <style:text-properties fo:language="ru" fo:country="RU" officeooo:rsid="00edd762" officeooo:paragraph-rsid="00f0898b"/>
    </style:style>
    <style:style style:name="P404" style:family="paragraph" style:parent-style-name="Text_20_body">
      <style:paragraph-properties fo:text-align="justify" style:justify-single-word="false"/>
      <style:text-properties fo:language="ru" fo:country="RU" officeooo:rsid="00eec376" officeooo:paragraph-rsid="00f4fb4d"/>
    </style:style>
    <style:style style:name="P405" style:family="paragraph" style:parent-style-name="Text_20_body">
      <style:paragraph-properties fo:text-align="justify" style:justify-single-word="false"/>
      <style:text-properties fo:language="ru" fo:country="RU" officeooo:rsid="00f0898b" officeooo:paragraph-rsid="00f0898b"/>
    </style:style>
    <style:style style:name="P406" style:family="paragraph" style:parent-style-name="Text_20_body">
      <style:paragraph-properties fo:text-align="justify" style:justify-single-word="false"/>
      <style:text-properties fo:language="ru" fo:country="RU" officeooo:rsid="00f0898b" officeooo:paragraph-rsid="00f82e8c"/>
    </style:style>
    <style:style style:name="P407" style:family="paragraph" style:parent-style-name="Text_20_body">
      <style:paragraph-properties fo:text-align="justify" style:justify-single-word="false"/>
      <style:text-properties fo:language="ru" fo:country="RU" officeooo:rsid="00f12515" officeooo:paragraph-rsid="00f12515"/>
    </style:style>
    <style:style style:name="P408" style:family="paragraph" style:parent-style-name="Text_20_body">
      <style:paragraph-properties fo:text-align="justify" style:justify-single-word="false"/>
      <style:text-properties fo:language="ru" fo:country="RU" officeooo:rsid="00f33f88" officeooo:paragraph-rsid="00f33f88"/>
    </style:style>
    <style:style style:name="P409" style:family="paragraph" style:parent-style-name="Text_20_body">
      <style:paragraph-properties fo:text-align="justify" style:justify-single-word="false"/>
      <style:text-properties fo:language="ru" fo:country="RU" officeooo:rsid="00f4fb4d" officeooo:paragraph-rsid="00f4fb4d"/>
    </style:style>
    <style:style style:name="P410" style:family="paragraph" style:parent-style-name="Text_20_body">
      <style:paragraph-properties fo:text-align="justify" style:justify-single-word="false"/>
      <style:text-properties fo:language="ru" fo:country="RU" officeooo:rsid="00f5062f" officeooo:paragraph-rsid="00f5062f"/>
    </style:style>
    <style:style style:name="P411" style:family="paragraph" style:parent-style-name="Text_20_body">
      <style:paragraph-properties fo:text-align="justify" style:justify-single-word="false"/>
      <style:text-properties fo:language="ru" fo:country="RU" officeooo:rsid="00fa90f5" officeooo:paragraph-rsid="00fa90f5"/>
    </style:style>
    <style:style style:name="P412" style:family="paragraph" style:parent-style-name="Text_20_body">
      <style:paragraph-properties fo:text-align="justify" style:justify-single-word="false"/>
      <style:text-properties fo:language="ru" fo:country="RU" officeooo:rsid="00fbc5f1" officeooo:paragraph-rsid="00fbc5f1"/>
    </style:style>
    <style:style style:name="P413" style:family="paragraph" style:parent-style-name="Text_20_body">
      <style:paragraph-properties fo:text-align="justify" style:justify-single-word="false"/>
      <style:text-properties fo:language="ru" fo:country="RU" officeooo:rsid="00fc8b22" officeooo:paragraph-rsid="00fc8b22"/>
    </style:style>
    <style:style style:name="P414" style:family="paragraph" style:parent-style-name="Text_20_body">
      <style:paragraph-properties fo:text-align="justify" style:justify-single-word="false"/>
      <style:text-properties fo:language="ru" fo:country="RU" officeooo:rsid="010142e3" officeooo:paragraph-rsid="010142e3"/>
    </style:style>
    <style:style style:name="P415" style:family="paragraph" style:parent-style-name="Text_20_body">
      <style:paragraph-properties fo:text-align="justify" style:justify-single-word="false"/>
      <style:text-properties fo:language="ru" fo:country="RU" officeooo:rsid="0101af7b" officeooo:paragraph-rsid="0101af7b"/>
    </style:style>
    <style:style style:name="P416" style:family="paragraph" style:parent-style-name="Text_20_body">
      <style:paragraph-properties fo:text-align="justify" style:justify-single-word="false"/>
      <style:text-properties fo:language="ru" fo:country="RU" officeooo:rsid="0101af7b" officeooo:paragraph-rsid="01053f6d"/>
    </style:style>
    <style:style style:name="P417" style:family="paragraph" style:parent-style-name="Text_20_body">
      <style:paragraph-properties fo:text-align="justify" style:justify-single-word="false"/>
      <style:text-properties fo:language="ru" fo:country="RU" officeooo:rsid="01037842" officeooo:paragraph-rsid="0106c4e9"/>
    </style:style>
    <style:style style:name="P418" style:family="paragraph" style:parent-style-name="Text_20_body">
      <style:paragraph-properties fo:text-align="justify" style:justify-single-word="false"/>
      <style:text-properties fo:language="ru" fo:country="RU" officeooo:rsid="01037842" officeooo:paragraph-rsid="0108ae8b"/>
    </style:style>
    <style:style style:name="P419" style:family="paragraph" style:parent-style-name="Text_20_body">
      <style:paragraph-properties fo:text-align="justify" style:justify-single-word="false"/>
      <style:text-properties fo:language="ru" fo:country="RU" officeooo:rsid="0108ae8b" officeooo:paragraph-rsid="0108ae8b"/>
    </style:style>
    <style:style style:name="P420" style:family="paragraph" style:parent-style-name="Text_20_body">
      <style:paragraph-properties fo:text-align="justify" style:justify-single-word="false"/>
      <style:text-properties fo:language="ru" fo:country="RU" officeooo:rsid="010a7c81" officeooo:paragraph-rsid="010a7c81"/>
    </style:style>
    <style:style style:name="P421" style:family="paragraph" style:parent-style-name="Text_20_body">
      <style:paragraph-properties fo:text-align="justify" style:justify-single-word="false"/>
      <style:text-properties fo:language="ru" fo:country="RU" officeooo:paragraph-rsid="010a7c81"/>
    </style:style>
    <style:style style:name="P422" style:family="paragraph" style:parent-style-name="Text_20_body">
      <style:paragraph-properties fo:text-align="justify" style:justify-single-word="false"/>
      <style:text-properties fo:language="ru" fo:country="RU" officeooo:paragraph-rsid="010b2c97"/>
    </style:style>
    <style:style style:name="P423" style:family="paragraph" style:parent-style-name="Text_20_body">
      <style:paragraph-properties fo:text-align="justify" style:justify-single-word="false"/>
      <style:text-properties fo:language="ru" fo:country="RU" officeooo:rsid="010b2c97" officeooo:paragraph-rsid="010b2c97"/>
    </style:style>
    <style:style style:name="P424" style:family="paragraph" style:parent-style-name="Text_20_body">
      <style:paragraph-properties fo:text-align="justify" style:justify-single-word="false"/>
      <style:text-properties fo:language="ru" fo:country="RU" officeooo:paragraph-rsid="0330a244"/>
    </style:style>
    <style:style style:name="P425" style:family="paragraph" style:parent-style-name="Footnote">
      <style:text-properties fo:language="ru" fo:country="RU" officeooo:rsid="03318a22"/>
    </style:style>
    <style:style style:name="P426" style:family="paragraph" style:parent-style-name="Footnote">
      <style:paragraph-properties fo:text-align="justify" style:justify-single-word="false"/>
      <style:text-properties fo:language="ru" fo:country="RU" officeooo:rsid="03318a22"/>
    </style:style>
    <style:style style:name="P427" style:family="paragraph" style:parent-style-name="Footnote">
      <style:paragraph-properties fo:text-align="center" style:justify-single-word="false"/>
      <style:text-properties fo:language="ru" fo:country="RU" officeooo:rsid="03334325" officeooo:paragraph-rsid="03334325"/>
    </style:style>
    <style:style style:name="P428" style:family="paragraph" style:parent-style-name="Footnote">
      <style:paragraph-properties fo:text-align="justify" style:justify-single-word="false"/>
      <style:text-properties fo:language="ru" fo:country="RU" officeooo:rsid="03334325" officeooo:paragraph-rsid="03334325"/>
    </style:style>
    <style:style style:name="P429" style:family="paragraph" style:parent-style-name="Footnote">
      <style:paragraph-properties fo:text-align="justify" style:justify-single-word="false"/>
      <style:text-properties fo:language="ru" fo:country="RU" officeooo:rsid="03334325" officeooo:paragraph-rsid="03349f87"/>
    </style:style>
    <style:style style:name="P430" style:family="paragraph" style:parent-style-name="Text_20_body">
      <style:paragraph-properties fo:text-align="center" style:justify-single-word="false"/>
      <style:text-properties fo:language="ru" fo:country="RU" fo:background-color="#ffff00"/>
    </style:style>
    <style:style style:name="P431" style:family="paragraph" style:parent-style-name="Text_20_body">
      <style:text-properties fo:font-style="italic" style:font-style-asian="italic" style:font-style-complex="italic"/>
    </style:style>
    <style:style style:name="P432" style:family="paragraph" style:parent-style-name="Text_20_body">
      <style:text-properties fo:language="ru" fo:country="RU" fo:background-color="#ffff00"/>
    </style:style>
    <style:style style:name="P433" style:family="paragraph" style:parent-style-name="Text_20_body">
      <style:paragraph-properties fo:text-align="justify" style:justify-single-word="false"/>
      <style:text-properties fo:language="ru" fo:country="RU" officeooo:paragraph-rsid="0112548e"/>
    </style:style>
    <style:style style:name="P434" style:family="paragraph" style:parent-style-name="Text_20_body">
      <style:text-properties fo:language="ru" fo:country="RU" officeooo:paragraph-rsid="0112548e"/>
    </style:style>
    <style:style style:name="P435" style:family="paragraph" style:parent-style-name="Text_20_body">
      <style:paragraph-properties fo:text-align="justify" style:justify-single-word="false"/>
      <style:text-properties fo:language="ru" fo:country="RU" officeooo:paragraph-rsid="01137adc"/>
    </style:style>
    <style:style style:name="P436" style:family="paragraph" style:parent-style-name="Text_20_body">
      <style:paragraph-properties fo:text-align="justify" style:justify-single-word="false"/>
      <style:text-properties fo:language="ru" fo:country="RU" officeooo:paragraph-rsid="032595ae"/>
    </style:style>
    <style:style style:name="P437" style:family="paragraph" style:parent-style-name="Text_20_body">
      <style:paragraph-properties fo:text-align="justify" style:justify-single-word="false"/>
      <style:text-properties fo:background-color="#ffff00"/>
    </style:style>
    <style:style style:name="P438" style:family="paragraph" style:parent-style-name="Text_20_body">
      <style:text-properties officeooo:paragraph-rsid="0342dbf8"/>
    </style:style>
    <style:style style:name="P439" style:family="paragraph" style:parent-style-name="Text_20_body">
      <style:text-properties style:font-name="Liberation Serif" officeooo:paragraph-rsid="0342dbf8"/>
    </style:style>
    <style:style style:name="P440" style:family="paragraph" style:parent-style-name="Text_20_body">
      <style:text-properties officeooo:rsid="00579543" officeooo:paragraph-rsid="0342dbf8"/>
    </style:style>
    <style:style style:name="P441" style:family="paragraph" style:parent-style-name="Text_20_body">
      <style:paragraph-properties fo:text-align="justify" style:justify-single-word="false"/>
      <style:text-properties officeooo:rsid="017ac578" officeooo:paragraph-rsid="0342dbf8"/>
    </style:style>
    <style:style style:name="P442" style:family="paragraph" style:parent-style-name="Text_20_body">
      <style:paragraph-properties fo:text-align="justify" style:justify-single-word="false"/>
      <style:text-properties fo:color="#0000ff" loext:opacity="100%"/>
    </style:style>
    <style:style style:name="P443" style:family="paragraph" style:parent-style-name="Heading_20_1">
      <style:paragraph-properties fo:text-align="justify" style:justify-single-word="false"/>
    </style:style>
    <style:style style:name="P444" style:family="paragraph" style:parent-style-name="Standard">
      <style:paragraph-properties fo:text-align="justify" style:justify-single-word="false"/>
    </style:style>
    <style:style style:name="P445" style:family="paragraph" style:parent-style-name="Standard">
      <style:paragraph-properties fo:text-align="justify" style:justify-single-word="false"/>
      <style:text-properties officeooo:rsid="0015f766" officeooo:paragraph-rsid="0015f766"/>
    </style:style>
    <style:style style:name="P446" style:family="paragraph" style:parent-style-name="Standard">
      <style:paragraph-properties fo:text-align="justify" style:justify-single-word="false"/>
      <style:text-properties fo:language="en" fo:country="US" officeooo:rsid="02902bd3" officeooo:paragraph-rsid="02902bd3"/>
    </style:style>
    <style:style style:name="P447" style:family="paragraph" style:parent-style-name="Standard">
      <style:paragraph-properties fo:text-align="justify" style:justify-single-word="false"/>
      <style:text-properties officeooo:paragraph-rsid="02d2a205"/>
    </style:style>
    <style:style style:name="T1" style:family="text">
      <style:text-properties fo:language="ru" fo:country="RU" officeooo:rsid="0348ee55"/>
    </style:style>
    <style:style style:name="T2" style:family="text">
      <style:text-properties fo:language="ru" fo:country="RU" officeooo:rsid="034844a0"/>
    </style:style>
    <style:style style:name="T3" style:family="text">
      <style:text-properties fo:language="ru" fo:country="RU" officeooo:rsid="03482f10"/>
    </style:style>
    <style:style style:name="T4" style:family="text">
      <style:text-properties fo:language="en" fo:country="US"/>
    </style:style>
    <style:style style:name="T5" style:family="text">
      <style:text-properties officeooo:rsid="03486731"/>
    </style:style>
    <style:style style:name="T6" style:family="text">
      <style:text-properties officeooo:rsid="011687d9"/>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officeooo:rsid="011865e9"/>
    </style:style>
    <style:style style:name="T10" style:family="text">
      <style:text-properties fo:language="en" fo:country="US" officeooo:rsid="0118b90d"/>
    </style:style>
    <style:style style:name="T11" style:family="text">
      <style:text-properties officeooo:rsid="0118b90d"/>
    </style:style>
    <style:style style:name="T12" style:family="text">
      <style:text-properties officeooo:rsid="016ad2e9"/>
    </style:style>
    <style:style style:name="T13" style:family="text">
      <style:text-properties officeooo:rsid="011a7811"/>
    </style:style>
    <style:style style:name="T14" style:family="text">
      <style:text-properties fo:language="ru" fo:country="RU" fo:font-style="italic" officeooo:rsid="016ad2e9" style:font-style-asian="italic" style:font-style-complex="italic"/>
    </style:style>
    <style:style style:name="T15" style:family="text">
      <style:text-properties fo:language="ru" fo:country="RU" fo:font-style="italic" officeooo:rsid="011a7811" style:font-style-asian="italic" style:font-style-complex="italic"/>
    </style:style>
    <style:style style:name="T16" style:family="text">
      <style:text-properties fo:font-style="italic" style:font-style-asian="italic" style:font-style-complex="italic"/>
    </style:style>
    <style:style style:name="T17" style:family="text">
      <style:text-properties fo:language="ru" fo:country="RU" fo:font-style="italic" officeooo:rsid="011c07c9" style:font-style-asian="italic" style:font-style-complex="italic"/>
    </style:style>
    <style:style style:name="T18" style:family="text">
      <style:text-properties fo:language="uk" fo:country="UA" fo:font-style="italic" style:font-style-asian="italic" style:font-style-complex="italic"/>
    </style:style>
    <style:style style:name="T19" style:family="text">
      <style:text-properties officeooo:rsid="011c07c9"/>
    </style:style>
    <style:style style:name="T20" style:family="text">
      <style:text-properties officeooo:rsid="016b77cc"/>
    </style:style>
    <style:style style:name="T21" style:family="text">
      <style:text-properties officeooo:rsid="011ca864"/>
    </style:style>
    <style:style style:name="T22" style:family="text">
      <style:text-properties officeooo:rsid="011e8b7f"/>
    </style:style>
    <style:style style:name="T23" style:family="text">
      <style:text-properties officeooo:rsid="00e42614"/>
    </style:style>
    <style:style style:name="T24" style:family="text">
      <style:text-properties fo:language="uk" fo:country="UA"/>
    </style:style>
    <style:style style:name="T25" style:family="text">
      <style:text-properties fo:language="ru" fo:country="RU" officeooo:rsid="011e8b7f"/>
    </style:style>
    <style:style style:name="T26" style:family="text">
      <style:text-properties fo:language="uk" fo:country="UA" officeooo:rsid="011e8b7f"/>
    </style:style>
    <style:style style:name="T27" style:family="text">
      <style:text-properties officeooo:rsid="011fca38"/>
    </style:style>
    <style:style style:name="T28" style:family="text">
      <style:text-properties fo:language="ru" fo:country="RU" officeooo:rsid="011fca38"/>
    </style:style>
    <style:style style:name="T29" style:family="text">
      <style:text-properties fo:language="ru" fo:country="RU" officeooo:rsid="011ffdd5"/>
    </style:style>
    <style:style style:name="T30" style:family="text">
      <style:text-properties fo:language="ru" fo:country="RU" fo:background-color="#ffffff" loext:char-shading-value="0"/>
    </style:style>
    <style:style style:name="T31" style:family="text">
      <style:text-properties officeooo:rsid="012117db"/>
    </style:style>
    <style:style style:name="T32" style:family="text">
      <style:text-properties officeooo:rsid="0130ab20"/>
    </style:style>
    <style:style style:name="T33" style:family="text">
      <style:text-properties officeooo:rsid="032fd153"/>
    </style:style>
    <style:style style:name="T34" style:family="text">
      <style:text-properties officeooo:rsid="012199c0"/>
    </style:style>
    <style:style style:name="T35" style:family="text">
      <style:text-properties officeooo:rsid="0121dfcd"/>
    </style:style>
    <style:style style:name="T36" style:family="text">
      <style:text-properties fo:language="ru" fo:country="RU" officeooo:rsid="0121dfcd"/>
    </style:style>
    <style:style style:name="T37" style:family="text">
      <style:text-properties fo:language="ru" fo:country="RU" officeooo:rsid="0048f92e"/>
    </style:style>
    <style:style style:name="T38" style:family="text">
      <style:text-properties fo:language="ru" fo:country="RU" officeooo:rsid="013ac21f"/>
    </style:style>
    <style:style style:name="T39" style:family="text">
      <style:text-properties officeooo:rsid="012390e8"/>
    </style:style>
    <style:style style:name="T40" style:family="text">
      <style:text-properties fo:language="ru" fo:country="RU" officeooo:rsid="012390e8"/>
    </style:style>
    <style:style style:name="T41" style:family="text">
      <style:text-properties fo:language="uk" fo:country="UA" officeooo:rsid="012390e8"/>
    </style:style>
    <style:style style:name="T42" style:family="text">
      <style:text-properties fo:language="en" fo:country="US" officeooo:rsid="012390e8"/>
    </style:style>
    <style:style style:name="T43" style:family="text">
      <style:text-properties fo:language="ru" fo:country="RU" officeooo:rsid="0048453c"/>
    </style:style>
    <style:style style:name="T44" style:family="text">
      <style:text-properties fo:language="en" fo:country="US" officeooo:rsid="0048453c"/>
    </style:style>
    <style:style style:name="T45" style:family="text">
      <style:text-properties officeooo:rsid="0123f0ca"/>
    </style:style>
    <style:style style:name="T46" style:family="text">
      <style:text-properties officeooo:rsid="0125e8b5"/>
    </style:style>
    <style:style style:name="T47" style:family="text">
      <style:text-properties fo:language="ru" fo:country="RU" fo:font-style="italic" fo:font-weight="bold" style:font-style-asian="italic" style:font-weight-asian="bold" style:font-style-complex="italic" style:font-weight-complex="bold"/>
    </style:style>
    <style:style style:name="T48" style:family="text">
      <style:text-properties officeooo:rsid="01275060"/>
    </style:style>
    <style:style style:name="T49" style:family="text">
      <style:text-properties officeooo:rsid="01284bf3"/>
    </style:style>
    <style:style style:name="T50" style:family="text">
      <style:text-properties officeooo:rsid="013ea3b9"/>
    </style:style>
    <style:style style:name="T51" style:family="text">
      <style:text-properties officeooo:rsid="01293ac6"/>
    </style:style>
    <style:style style:name="T52" style:family="text">
      <style:text-properties officeooo:rsid="012ad6ce"/>
    </style:style>
    <style:style style:name="T53" style:family="text">
      <style:text-properties officeooo:rsid="012b8266"/>
    </style:style>
    <style:style style:name="T54" style:family="text">
      <style:text-properties officeooo:rsid="00e54b69"/>
    </style:style>
    <style:style style:name="T55" style:family="text">
      <style:text-properties fo:language="en" fo:country="US" officeooo:rsid="012f7eab"/>
    </style:style>
    <style:style style:name="T56" style:family="text">
      <style:text-properties officeooo:rsid="012f7eab"/>
    </style:style>
    <style:style style:name="T57" style:family="text">
      <style:text-properties officeooo:rsid="01358f9a"/>
    </style:style>
    <style:style style:name="T58" style:family="text">
      <style:text-properties fo:language="ru" fo:country="RU" officeooo:rsid="01358f9a"/>
    </style:style>
    <style:style style:name="T59" style:family="text">
      <style:text-properties fo:language="ru" fo:country="RU" officeooo:rsid="01375ae7"/>
    </style:style>
    <style:style style:name="T60" style:family="text">
      <style:text-properties officeooo:rsid="0137763b"/>
    </style:style>
    <style:style style:name="T61" style:family="text">
      <style:text-properties officeooo:rsid="013a2fc4"/>
    </style:style>
    <style:style style:name="T62" style:family="text">
      <style:text-properties officeooo:rsid="013ac21f"/>
    </style:style>
    <style:style style:name="T63" style:family="text">
      <style:text-properties officeooo:rsid="013c7221"/>
    </style:style>
    <style:style style:name="T64" style:family="text">
      <style:text-properties officeooo:rsid="013cb4a5"/>
    </style:style>
    <style:style style:name="T65" style:family="text">
      <style:text-properties fo:language="ru" fo:country="RU" officeooo:rsid="013d46cf"/>
    </style:style>
    <style:style style:name="T66" style:family="text">
      <style:text-properties fo:language="ru" fo:country="RU" fo:font-style="italic" fo:background-color="#ffffff" loext:char-shading-value="0" style:font-style-asian="italic" style:font-style-complex="italic"/>
    </style:style>
    <style:style style:name="T67" style:family="text">
      <style:text-properties fo:language="ru" fo:country="RU" fo:font-style="italic" officeooo:rsid="013ea3b9" style:font-style-asian="italic" style:font-style-complex="italic"/>
    </style:style>
    <style:style style:name="T68" style:family="text">
      <style:text-properties officeooo:rsid="013ee979"/>
    </style:style>
    <style:style style:name="T69" style:family="text">
      <style:text-properties officeooo:rsid="013f8d6e"/>
    </style:style>
    <style:style style:name="T70" style:family="text">
      <style:text-properties officeooo:rsid="013fa266"/>
    </style:style>
    <style:style style:name="T71" style:family="text">
      <style:text-properties fo:language="en" fo:country="US" officeooo:rsid="013fa266"/>
    </style:style>
    <style:style style:name="T72" style:family="text">
      <style:text-properties officeooo:rsid="014263d4"/>
    </style:style>
    <style:style style:name="T73" style:family="text">
      <style:text-properties officeooo:rsid="014674be"/>
    </style:style>
    <style:style style:name="T74" style:family="text">
      <style:text-properties officeooo:rsid="01433e7a"/>
    </style:style>
    <style:style style:name="T75" style:family="text">
      <style:text-properties officeooo:rsid="01447f41"/>
    </style:style>
    <style:style style:name="T76" style:family="text">
      <style:text-properties officeooo:rsid="01457772"/>
    </style:style>
    <style:style style:name="T77" style:family="text">
      <style:text-properties officeooo:rsid="0145a802"/>
    </style:style>
    <style:style style:name="T78" style:family="text">
      <style:text-properties officeooo:rsid="0145ae70"/>
    </style:style>
    <style:style style:name="T79" style:family="text">
      <style:text-properties officeooo:rsid="01465c08"/>
    </style:style>
    <style:style style:name="T80" style:family="text">
      <style:text-properties officeooo:rsid="00106065"/>
    </style:style>
    <style:style style:name="T81" style:family="text">
      <style:text-properties fo:language="ru" fo:country="RU" officeooo:rsid="014674be"/>
    </style:style>
    <style:style style:name="T82" style:family="text">
      <style:text-properties fo:language="ru" fo:country="RU" officeooo:rsid="00106065"/>
    </style:style>
    <style:style style:name="T83" style:family="text">
      <style:text-properties fo:language="ru" fo:country="RU" officeooo:rsid="00128647" fo:background-color="transparent" loext:char-shading-value="0"/>
    </style:style>
    <style:style style:name="T84" style:family="text">
      <style:text-properties fo:language="ru" fo:country="RU" officeooo:rsid="014674be" fo:background-color="transparent" loext:char-shading-value="0"/>
    </style:style>
    <style:style style:name="T85" style:family="text">
      <style:text-properties officeooo:rsid="00128647"/>
    </style:style>
    <style:style style:name="T86" style:family="text">
      <style:text-properties officeooo:rsid="00142792"/>
    </style:style>
    <style:style style:name="T87" style:family="text">
      <style:text-properties officeooo:rsid="001d3aa6"/>
    </style:style>
    <style:style style:name="T88" style:family="text">
      <style:text-properties fo:language="ru" fo:country="RU" officeooo:rsid="00175913"/>
    </style:style>
    <style:style style:name="T89" style:family="text">
      <style:text-properties fo:language="ru" fo:country="RU" officeooo:rsid="01485a13"/>
    </style:style>
    <style:style style:name="T90" style:family="text">
      <style:text-properties fo:language="ru" fo:country="RU" officeooo:rsid="00189af1"/>
    </style:style>
    <style:style style:name="T91" style:family="text">
      <style:text-properties officeooo:rsid="00189af1"/>
    </style:style>
    <style:style style:name="T92" style:family="text">
      <style:text-properties officeooo:rsid="01497b7f"/>
    </style:style>
    <style:style style:name="T93" style:family="text">
      <style:text-properties officeooo:rsid="014db8a3"/>
    </style:style>
    <style:style style:name="T94" style:family="text">
      <style:text-properties officeooo:rsid="0019451a"/>
    </style:style>
    <style:style style:name="T95" style:family="text">
      <style:text-properties officeooo:rsid="014f426b"/>
    </style:style>
    <style:style style:name="T96" style:family="text">
      <style:text-properties officeooo:rsid="001a56c3"/>
    </style:style>
    <style:style style:name="T97" style:family="text">
      <style:text-properties officeooo:rsid="014c0632"/>
    </style:style>
    <style:style style:name="T98" style:family="text">
      <style:text-properties officeooo:rsid="014a09b6"/>
    </style:style>
    <style:style style:name="T99" style:family="text">
      <style:text-properties officeooo:rsid="0019ec28"/>
    </style:style>
    <style:style style:name="T100" style:family="text">
      <style:text-properties officeooo:rsid="001bd968"/>
    </style:style>
    <style:style style:name="T101" style:family="text">
      <style:text-properties fo:language="ru" fo:country="RU" fo:font-style="italic" officeooo:rsid="001d3aa6" style:font-style-asian="italic" style:font-style-complex="italic"/>
    </style:style>
    <style:style style:name="T102" style:family="text">
      <style:text-properties fo:language="ru" fo:country="RU" fo:font-style="italic" officeooo:rsid="014db8a3" style:font-style-asian="italic" style:font-style-complex="italic"/>
    </style:style>
    <style:style style:name="T103" style:family="text">
      <style:text-properties officeooo:rsid="001efcaf"/>
    </style:style>
    <style:style style:name="T104" style:family="text">
      <style:text-properties fo:language="ru" fo:country="RU" fo:font-weight="bold" style:font-weight-asian="bold" style:font-weight-complex="bold"/>
    </style:style>
    <style:style style:name="T105" style:family="text">
      <style:text-properties fo:language="ru" fo:country="RU" officeooo:rsid="001efcaf"/>
    </style:style>
    <style:style style:name="T106" style:family="text">
      <style:text-properties fo:language="ru" fo:country="RU" officeooo:rsid="014db8a3"/>
    </style:style>
    <style:style style:name="T107" style:family="text">
      <style:text-properties fo:background-color="#ffff00" loext:char-shading-value="0"/>
    </style:style>
    <style:style style:name="T108" style:family="text">
      <style:text-properties officeooo:rsid="0023abc8"/>
    </style:style>
    <style:style style:name="T109" style:family="text">
      <style:text-properties officeooo:rsid="014fe71d"/>
    </style:style>
    <style:style style:name="T110" style:family="text">
      <style:text-properties officeooo:rsid="033a13c3"/>
    </style:style>
    <style:style style:name="T111" style:family="text">
      <style:text-properties officeooo:rsid="033a3c6b"/>
    </style:style>
    <style:style style:name="T112" style:family="text">
      <style:text-properties officeooo:rsid="00245709"/>
    </style:style>
    <style:style style:name="T113" style:family="text">
      <style:text-properties officeooo:rsid="01512429"/>
    </style:style>
    <style:style style:name="T114" style:family="text">
      <style:text-properties fo:language="ru" fo:country="RU" fo:font-style="italic" officeooo:rsid="00245709" style:font-style-asian="italic" style:font-style-complex="italic"/>
    </style:style>
    <style:style style:name="T115" style:family="text">
      <style:text-properties fo:language="ru" fo:country="RU" fo:font-style="italic" officeooo:rsid="01512429" style:font-style-asian="italic" style:font-style-complex="italic"/>
    </style:style>
    <style:style style:name="T116" style:family="text">
      <style:text-properties officeooo:rsid="00257d51"/>
    </style:style>
    <style:style style:name="T117" style:family="text">
      <style:text-properties fo:language="ru" fo:country="RU" fo:font-style="italic" officeooo:rsid="00257d51" style:font-style-asian="italic" style:font-style-complex="italic"/>
    </style:style>
    <style:style style:name="T118" style:family="text">
      <style:text-properties officeooo:rsid="002771ba"/>
    </style:style>
    <style:style style:name="T119" style:family="text">
      <style:text-properties fo:language="en" fo:country="US" officeooo:rsid="01523e4b"/>
    </style:style>
    <style:style style:name="T120" style:family="text">
      <style:text-properties officeooo:rsid="01523e4b"/>
    </style:style>
    <style:style style:name="T121" style:family="text">
      <style:text-properties fo:language="ru" fo:country="RU" fo:font-style="italic" officeooo:rsid="002771ba" style:font-style-asian="italic" style:font-style-complex="italic"/>
    </style:style>
    <style:style style:name="T122" style:family="text">
      <style:text-properties fo:language="uk" fo:country="UA" officeooo:rsid="002771ba"/>
    </style:style>
    <style:style style:name="T123" style:family="text">
      <style:text-properties fo:language="en" fo:country="US" officeooo:rsid="002771ba"/>
    </style:style>
    <style:style style:name="T124" style:family="text">
      <style:text-properties officeooo:rsid="01535d7d"/>
    </style:style>
    <style:style style:name="T125" style:family="text">
      <style:text-properties fo:language="ru" fo:country="RU" fo:font-style="italic" officeooo:rsid="01535d7d" style:font-style-asian="italic" style:font-style-complex="italic"/>
    </style:style>
    <style:style style:name="T126" style:family="text">
      <style:text-properties fo:language="ru" fo:country="RU" fo:font-style="italic" officeooo:rsid="00293b82" style:font-style-asian="italic" style:font-style-complex="italic"/>
    </style:style>
    <style:style style:name="T127" style:family="text">
      <style:text-properties officeooo:rsid="00293b82"/>
    </style:style>
    <style:style style:name="T128" style:family="text">
      <style:text-properties fo:language="en" fo:country="US" officeooo:rsid="00293b82"/>
    </style:style>
    <style:style style:name="T129" style:family="text">
      <style:text-properties officeooo:rsid="00294ac5"/>
    </style:style>
    <style:style style:name="T130" style:family="text">
      <style:text-properties officeooo:rsid="01551c7f"/>
    </style:style>
    <style:style style:name="T131" style:family="text">
      <style:text-properties officeooo:rsid="0029eef5"/>
    </style:style>
    <style:style style:name="T132" style:family="text">
      <style:text-properties officeooo:rsid="0156f9e1"/>
    </style:style>
    <style:style style:name="T133" style:family="text">
      <style:text-properties officeooo:rsid="01587ac8"/>
    </style:style>
    <style:style style:name="T134" style:family="text">
      <style:text-properties officeooo:rsid="002d1645"/>
    </style:style>
    <style:style style:name="T135" style:family="text">
      <style:text-properties officeooo:rsid="0159177f"/>
    </style:style>
    <style:style style:name="T136" style:family="text">
      <style:text-properties officeooo:rsid="01599755"/>
    </style:style>
    <style:style style:name="T137" style:family="text">
      <style:text-properties officeooo:rsid="015af736"/>
    </style:style>
    <style:style style:name="T138" style:family="text">
      <style:text-properties officeooo:rsid="0031bda6"/>
    </style:style>
    <style:style style:name="T139" style:family="text">
      <style:text-properties officeooo:rsid="015bdf05"/>
    </style:style>
    <style:style style:name="T140" style:family="text">
      <style:text-properties officeooo:rsid="002daf1c"/>
    </style:style>
    <style:style style:name="T141" style:family="text">
      <style:text-properties officeooo:rsid="015d323f"/>
    </style:style>
    <style:style style:name="T142" style:family="text">
      <style:text-properties officeooo:rsid="015ebb48"/>
    </style:style>
    <style:style style:name="T143" style:family="text">
      <style:text-properties officeooo:rsid="002de7fd"/>
    </style:style>
    <style:style style:name="T144" style:family="text">
      <style:text-properties officeooo:rsid="002fc175"/>
    </style:style>
    <style:style style:name="T145" style:family="text">
      <style:text-properties officeooo:rsid="015f21ca"/>
    </style:style>
    <style:style style:name="T146" style:family="text">
      <style:text-properties officeooo:rsid="0032d050"/>
    </style:style>
    <style:style style:name="T147" style:family="text">
      <style:text-properties officeooo:rsid="003497b2"/>
    </style:style>
    <style:style style:name="T148" style:family="text">
      <style:text-properties officeooo:rsid="016170ec"/>
    </style:style>
    <style:style style:name="T149" style:family="text">
      <style:text-properties fo:language="ru" fo:country="RU" fo:background-color="#ffff00" loext:char-shading-value="0"/>
    </style:style>
    <style:style style:name="T150" style:family="text">
      <style:text-properties officeooo:rsid="0161e639"/>
    </style:style>
    <style:style style:name="T151" style:family="text">
      <style:text-properties officeooo:rsid="00368471"/>
    </style:style>
    <style:style style:name="T152" style:family="text">
      <style:text-properties officeooo:rsid="00371139"/>
    </style:style>
    <style:style style:name="T153" style:family="text">
      <style:text-properties officeooo:rsid="03403031"/>
    </style:style>
    <style:style style:name="T154" style:family="text">
      <style:text-properties officeooo:rsid="01632cd9"/>
    </style:style>
    <style:style style:name="T155" style:family="text">
      <style:text-properties officeooo:rsid="00388643"/>
    </style:style>
    <style:style style:name="T156" style:family="text">
      <style:text-properties officeooo:rsid="016332f3"/>
    </style:style>
    <style:style style:name="T157" style:family="text">
      <style:text-properties fo:language="en" fo:country="US" officeooo:rsid="00388643"/>
    </style:style>
    <style:style style:name="T158" style:family="text">
      <style:text-properties officeooo:rsid="0038ff35"/>
    </style:style>
    <style:style style:name="T159" style:family="text">
      <style:text-properties officeooo:rsid="0164510f"/>
    </style:style>
    <style:style style:name="T160" style:family="text">
      <style:text-properties fo:language="en" fo:country="US" officeooo:rsid="02d2bd55"/>
    </style:style>
    <style:style style:name="T161" style:family="text">
      <style:text-properties officeooo:rsid="00e85a2a"/>
    </style:style>
    <style:style style:name="T162" style:family="text">
      <style:text-properties officeooo:rsid="0020d2cb"/>
    </style:style>
    <style:style style:name="T163" style:family="text">
      <style:text-properties fo:language="ru" fo:country="RU" fo:font-style="italic" officeooo:rsid="016487c0" style:font-style-asian="italic" style:font-style-complex="italic"/>
    </style:style>
    <style:style style:name="T164" style:family="text">
      <style:text-properties officeooo:rsid="016487c0"/>
    </style:style>
    <style:style style:name="T165" style:family="text">
      <style:text-properties officeooo:rsid="016590f6"/>
    </style:style>
    <style:style style:name="T166" style:family="text">
      <style:text-properties officeooo:rsid="0039c9a7"/>
    </style:style>
    <style:style style:name="T167" style:family="text">
      <style:text-properties officeooo:rsid="01665d6e"/>
    </style:style>
    <style:style style:name="T168" style:family="text">
      <style:text-properties officeooo:rsid="003ad058"/>
    </style:style>
    <style:style style:name="T169" style:family="text">
      <style:text-properties fo:language="ru" fo:country="RU" officeooo:rsid="003ad058"/>
    </style:style>
    <style:style style:name="T170" style:family="text">
      <style:text-properties fo:language="ru" fo:country="RU" fo:background-color="transparent" loext:char-shading-value="0"/>
    </style:style>
    <style:style style:name="T171" style:family="text">
      <style:text-properties officeooo:rsid="0166f18e"/>
    </style:style>
    <style:style style:name="T172" style:family="text">
      <style:text-properties fo:language="ru" fo:country="RU" officeooo:rsid="016b77cc"/>
    </style:style>
    <style:style style:name="T173" style:family="text">
      <style:text-properties fo:language="ru" fo:country="RU" officeooo:rsid="0166f18e"/>
    </style:style>
    <style:style style:name="T174" style:family="text">
      <style:text-properties officeooo:rsid="003b2e0b"/>
    </style:style>
    <style:style style:name="T175" style:family="text">
      <style:text-properties officeooo:rsid="01686b23"/>
    </style:style>
    <style:style style:name="T176" style:family="text">
      <style:text-properties officeooo:rsid="003d3fd1"/>
    </style:style>
    <style:style style:name="T177" style:family="text">
      <style:text-properties officeooo:rsid="003d44f6"/>
    </style:style>
    <style:style style:name="T178" style:family="text">
      <style:text-properties officeooo:rsid="0169f80c"/>
    </style:style>
    <style:style style:name="T179" style:family="text">
      <style:text-properties officeooo:rsid="0023f496"/>
    </style:style>
    <style:style style:name="T180" style:family="text">
      <style:text-properties officeooo:rsid="003e4773"/>
    </style:style>
    <style:style style:name="T181" style:family="text">
      <style:text-properties officeooo:rsid="001a0558"/>
    </style:style>
    <style:style style:name="T182" style:family="text">
      <style:text-properties officeooo:rsid="001b0292"/>
    </style:style>
    <style:style style:name="T183" style:family="text">
      <style:text-properties fo:language="uk" fo:country="UA" officeooo:rsid="0343689e"/>
    </style:style>
    <style:style style:name="T184" style:family="text">
      <style:text-properties fo:language="uk" fo:country="UA" officeooo:rsid="001b0292"/>
    </style:style>
    <style:style style:name="T185" style:family="text">
      <style:text-properties officeooo:rsid="0345132a"/>
    </style:style>
    <style:style style:name="T186" style:family="text">
      <style:text-properties officeooo:rsid="0023936e"/>
    </style:style>
    <style:style style:name="T187" style:family="text">
      <style:text-properties officeooo:rsid="00435abf"/>
    </style:style>
    <style:style style:name="T188" style:family="text">
      <style:text-properties officeooo:rsid="0043bd67"/>
    </style:style>
    <style:style style:name="T189" style:family="text">
      <style:text-properties officeooo:rsid="0043f448"/>
    </style:style>
    <style:style style:name="T190" style:family="text">
      <style:text-properties officeooo:rsid="016b9116"/>
    </style:style>
    <style:style style:name="T191" style:family="text">
      <style:text-properties officeooo:rsid="003fa225"/>
    </style:style>
    <style:style style:name="T192" style:family="text">
      <style:text-properties officeooo:rsid="0045d357"/>
    </style:style>
    <style:style style:name="T193" style:family="text">
      <style:text-properties officeooo:rsid="016c17f1"/>
    </style:style>
    <style:style style:name="T194" style:family="text">
      <style:text-properties officeooo:rsid="016c4889"/>
    </style:style>
    <style:style style:name="T195" style:family="text">
      <style:text-properties officeooo:rsid="00417b5e"/>
    </style:style>
    <style:style style:name="T196" style:family="text">
      <style:text-properties officeooo:rsid="0266b727"/>
    </style:style>
    <style:style style:name="T197" style:family="text">
      <style:text-properties officeooo:rsid="00464ac8"/>
    </style:style>
    <style:style style:name="T198" style:family="text">
      <style:text-properties officeooo:rsid="0219f04c"/>
    </style:style>
    <style:style style:name="T199" style:family="text">
      <style:text-properties fo:language="ru" fo:country="RU" fo:font-style="italic" officeooo:rsid="016cb477" style:font-style-asian="italic" style:font-style-complex="italic"/>
    </style:style>
    <style:style style:name="T200" style:family="text">
      <style:text-properties officeooo:rsid="016cb477"/>
    </style:style>
    <style:style style:name="T201" style:family="text">
      <style:text-properties officeooo:rsid="00483ec4"/>
    </style:style>
    <style:style style:name="T202" style:family="text">
      <style:text-properties officeooo:rsid="016cc8cb"/>
    </style:style>
    <style:style style:name="T203" style:family="text">
      <style:text-properties officeooo:rsid="0048f92e"/>
    </style:style>
    <style:style style:name="T204" style:family="text">
      <style:text-properties fo:language="en" fo:country="US" officeooo:rsid="016cc8cb"/>
    </style:style>
    <style:style style:name="T205" style:family="text">
      <style:text-properties fo:language="en" fo:country="US" officeooo:rsid="016e21d1"/>
    </style:style>
    <style:style style:name="T206" style:family="text">
      <style:text-properties officeooo:rsid="016e21d1"/>
    </style:style>
    <style:style style:name="T207" style:family="text">
      <style:text-properties fo:language="ru" fo:country="RU" fo:font-style="italic" officeooo:rsid="016e21d1" style:font-style-asian="italic" style:font-style-complex="italic"/>
    </style:style>
    <style:style style:name="T208" style:family="text">
      <style:text-properties fo:language="ru" fo:country="RU" fo:font-style="italic" fo:background-color="transparent" loext:char-shading-value="0" style:font-style-asian="italic" style:font-style-complex="italic"/>
    </style:style>
    <style:style style:name="T209" style:family="text">
      <style:text-properties fo:language="ru" fo:country="RU" fo:font-style="italic" officeooo:rsid="016e21d1" fo:background-color="transparent" loext:char-shading-value="0" style:font-style-asian="italic" style:font-style-complex="italic"/>
    </style:style>
    <style:style style:name="T210" style:family="text">
      <style:text-properties fo:language="ru" fo:country="RU" fo:font-style="italic" officeooo:rsid="004b3f7e" style:font-style-asian="italic" style:font-style-complex="italic"/>
    </style:style>
    <style:style style:name="T211" style:family="text">
      <style:text-properties officeooo:rsid="016ef29d"/>
    </style:style>
    <style:style style:name="T212" style:family="text">
      <style:text-properties officeooo:rsid="004c8ae0"/>
    </style:style>
    <style:style style:name="T213" style:family="text">
      <style:text-properties officeooo:rsid="016f93f5"/>
    </style:style>
    <style:style style:name="T214" style:family="text">
      <style:text-properties officeooo:rsid="01806a3a"/>
    </style:style>
    <style:style style:name="T215" style:family="text">
      <style:text-properties fo:language="en" fo:country="US" officeooo:rsid="01806a3a"/>
    </style:style>
    <style:style style:name="T216" style:family="text">
      <style:text-properties officeooo:rsid="004e3c20"/>
    </style:style>
    <style:style style:name="T217" style:family="text">
      <style:text-properties officeooo:rsid="004fa8b5"/>
    </style:style>
    <style:style style:name="T218" style:family="text">
      <style:text-properties officeooo:rsid="01714923"/>
    </style:style>
    <style:style style:name="T219" style:family="text">
      <style:text-properties officeooo:rsid="01733b36"/>
    </style:style>
    <style:style style:name="T220" style:family="text">
      <style:text-properties officeooo:rsid="0175beba"/>
    </style:style>
    <style:style style:name="T221" style:family="text">
      <style:text-properties officeooo:rsid="01749e30"/>
    </style:style>
    <style:style style:name="T222" style:family="text">
      <style:text-properties officeooo:rsid="00501984"/>
    </style:style>
    <style:style style:name="T223" style:family="text">
      <style:text-properties officeooo:rsid="01777b68"/>
    </style:style>
    <style:style style:name="T224" style:family="text">
      <style:text-properties officeooo:rsid="0051c09a"/>
    </style:style>
    <style:style style:name="T225" style:family="text">
      <style:text-properties officeooo:rsid="0051d974"/>
    </style:style>
    <style:style style:name="T226" style:family="text">
      <style:text-properties officeooo:rsid="00539189"/>
    </style:style>
    <style:style style:name="T227" style:family="text">
      <style:text-properties officeooo:rsid="0178e366"/>
    </style:style>
    <style:style style:name="T228" style:family="text">
      <style:text-properties officeooo:rsid="005900c7"/>
    </style:style>
    <style:style style:name="T229" style:family="text">
      <style:text-properties officeooo:rsid="00554003"/>
    </style:style>
    <style:style style:name="T230" style:family="text">
      <style:text-properties officeooo:rsid="00570142"/>
    </style:style>
    <style:style style:name="T231" style:family="text">
      <style:text-properties officeooo:rsid="005c8284"/>
    </style:style>
    <style:style style:name="T232" style:family="text">
      <style:text-properties officeooo:rsid="005df5be"/>
    </style:style>
    <style:style style:name="T233" style:family="text">
      <style:text-properties officeooo:rsid="005fce4e"/>
    </style:style>
    <style:style style:name="T234" style:family="text">
      <style:text-properties officeooo:rsid="01803e46"/>
    </style:style>
    <style:style style:name="T235" style:family="text">
      <style:text-properties officeooo:rsid="01811b00"/>
    </style:style>
    <style:style style:name="T236" style:family="text">
      <style:text-properties fo:language="ru" fo:country="RU" officeooo:rsid="005fce4e"/>
    </style:style>
    <style:style style:name="T237" style:family="text">
      <style:text-properties fo:language="uk" fo:country="UA" officeooo:rsid="01811b00"/>
    </style:style>
    <style:style style:name="T238" style:family="text">
      <style:text-properties officeooo:rsid="00604dd9"/>
    </style:style>
    <style:style style:name="T239" style:family="text">
      <style:text-properties officeooo:rsid="0181caf3"/>
    </style:style>
    <style:style style:name="T240" style:family="text">
      <style:text-properties officeooo:rsid="00620f4f"/>
    </style:style>
    <style:style style:name="T241" style:family="text">
      <style:text-properties officeooo:rsid="0182e88c"/>
    </style:style>
    <style:style style:name="T242" style:family="text">
      <style:text-properties officeooo:rsid="02c8818e"/>
    </style:style>
    <style:style style:name="T243" style:family="text">
      <style:text-properties fo:background-color="transparent" loext:char-shading-value="0"/>
    </style:style>
    <style:style style:name="T244" style:family="text">
      <style:text-properties officeooo:rsid="00620f4f" fo:background-color="transparent" loext:char-shading-value="0"/>
    </style:style>
    <style:style style:name="T245" style:family="text">
      <style:text-properties officeooo:rsid="02c8818e" fo:background-color="transparent" loext:char-shading-value="0"/>
    </style:style>
    <style:style style:name="T246" style:family="text">
      <style:text-properties fo:language="en" fo:country="US" fo:background-color="transparent" loext:char-shading-value="0"/>
    </style:style>
    <style:style style:name="T247" style:family="text">
      <style:text-properties officeooo:rsid="02bc52bd" fo:background-color="transparent" loext:char-shading-value="0"/>
    </style:style>
    <style:style style:name="T248" style:family="text">
      <style:text-properties officeooo:rsid="02bd7010"/>
    </style:style>
    <style:style style:name="T249" style:family="text">
      <style:text-properties officeooo:rsid="01844685"/>
    </style:style>
    <style:style style:name="T250" style:family="text">
      <style:text-properties officeooo:rsid="02be4830"/>
    </style:style>
    <style:style style:name="T251" style:family="text">
      <style:text-properties officeooo:rsid="0063392e"/>
    </style:style>
    <style:style style:name="T252" style:family="text">
      <style:text-properties officeooo:rsid="02bf13f0"/>
    </style:style>
    <style:style style:name="T253" style:family="text">
      <style:text-properties officeooo:rsid="02ca76cb"/>
    </style:style>
    <style:style style:name="T254" style:family="text">
      <style:text-properties officeooo:rsid="00b5d039"/>
    </style:style>
    <style:style style:name="T255" style:family="text">
      <style:text-properties officeooo:rsid="02c2048f"/>
    </style:style>
    <style:style style:name="T256" style:family="text">
      <style:text-properties officeooo:rsid="018530e6"/>
    </style:style>
    <style:style style:name="T257" style:family="text">
      <style:text-properties officeooo:rsid="01c1f6c5"/>
    </style:style>
    <style:style style:name="T258" style:family="text">
      <style:text-properties officeooo:rsid="0065314c"/>
    </style:style>
    <style:style style:name="T259" style:family="text">
      <style:text-properties officeooo:rsid="02c70d1c"/>
    </style:style>
    <style:style style:name="T260" style:family="text">
      <style:text-properties officeooo:rsid="02c95515"/>
    </style:style>
    <style:style style:name="T261" style:family="text">
      <style:text-properties fo:language="uk" fo:country="UA" officeooo:rsid="02c95515"/>
    </style:style>
    <style:style style:name="T262" style:family="text">
      <style:text-properties officeooo:rsid="0342ad14"/>
    </style:style>
    <style:style style:name="T263" style:family="text">
      <style:text-properties officeooo:rsid="0185423d"/>
    </style:style>
    <style:style style:name="T264" style:family="text">
      <style:text-properties officeooo:rsid="00660bac"/>
    </style:style>
    <style:style style:name="T265" style:family="text">
      <style:text-properties officeooo:rsid="03281cb5"/>
    </style:style>
    <style:style style:name="T266" style:family="text">
      <style:text-properties fo:language="ru" fo:country="RU" officeooo:rsid="00660bac"/>
    </style:style>
    <style:style style:name="T267" style:family="text">
      <style:text-properties fo:language="ru" fo:country="RU" officeooo:rsid="0269b1a1"/>
    </style:style>
    <style:style style:name="T268" style:family="text">
      <style:text-properties fo:language="ru" fo:country="RU" officeooo:rsid="0185423d"/>
    </style:style>
    <style:style style:name="T269" style:family="text">
      <style:text-properties fo:language="ru" fo:country="RU" officeooo:rsid="03281cb5"/>
    </style:style>
    <style:style style:name="T270" style:family="text">
      <style:text-properties officeooo:rsid="03318a22"/>
    </style:style>
    <style:style style:name="T271" style:family="text">
      <style:text-properties officeooo:rsid="01871d14"/>
    </style:style>
    <style:style style:name="T272" style:family="text">
      <style:text-properties officeooo:rsid="02cc00e3"/>
    </style:style>
    <style:style style:name="T273" style:family="text">
      <style:text-properties officeooo:rsid="0269b1a1"/>
    </style:style>
    <style:style style:name="T274" style:family="text">
      <style:text-properties officeooo:rsid="0187c4f0"/>
    </style:style>
    <style:style style:name="T275" style:family="text">
      <style:text-properties officeooo:rsid="023fda63"/>
    </style:style>
    <style:style style:name="T276" style:family="text">
      <style:text-properties officeooo:rsid="01895e9a"/>
    </style:style>
    <style:style style:name="T277" style:family="text">
      <style:text-properties officeooo:rsid="0198a28c"/>
    </style:style>
    <style:style style:name="T278" style:family="text">
      <style:text-properties officeooo:rsid="00672e1d"/>
    </style:style>
    <style:style style:name="T279" style:family="text">
      <style:text-properties officeooo:rsid="0189bb4f"/>
    </style:style>
    <style:style style:name="T280" style:family="text">
      <style:text-properties officeooo:rsid="0179792e"/>
    </style:style>
    <style:style style:name="T281" style:family="text">
      <style:text-properties officeooo:rsid="00594b45"/>
    </style:style>
    <style:style style:name="T282" style:family="text">
      <style:text-properties officeooo:rsid="0059ed16"/>
    </style:style>
    <style:style style:name="T283" style:family="text">
      <style:text-properties officeooo:rsid="0179fcc4"/>
    </style:style>
    <style:style style:name="T284" style:family="text">
      <style:text-properties officeooo:rsid="017d611d"/>
    </style:style>
    <style:style style:name="T285" style:family="text">
      <style:text-properties officeooo:rsid="017a471f"/>
    </style:style>
    <style:style style:name="T286" style:family="text">
      <style:text-properties officeooo:rsid="017e4206"/>
    </style:style>
    <style:style style:name="T287" style:family="text">
      <style:text-properties fo:language="en" fo:country="US" officeooo:rsid="017e4206"/>
    </style:style>
    <style:style style:name="T288" style:family="text">
      <style:text-properties officeooo:rsid="017ecbbd"/>
    </style:style>
    <style:style style:name="T289" style:family="text">
      <style:text-properties officeooo:rsid="017bf20f"/>
    </style:style>
    <style:style style:name="T290" style:family="text">
      <style:text-properties officeooo:rsid="018c383e"/>
    </style:style>
    <style:style style:name="T291" style:family="text">
      <style:text-properties officeooo:rsid="0068f66d"/>
    </style:style>
    <style:style style:name="T292" style:family="text">
      <style:text-properties officeooo:rsid="006f2f79"/>
    </style:style>
    <style:style style:name="T293" style:family="text">
      <style:text-properties officeooo:rsid="02a7c2b4"/>
    </style:style>
    <style:style style:name="T294" style:family="text">
      <style:text-properties officeooo:rsid="019712b5"/>
    </style:style>
    <style:style style:name="T295" style:family="text">
      <style:text-properties officeooo:rsid="0190b13f"/>
    </style:style>
    <style:style style:name="T296" style:family="text">
      <style:text-properties officeooo:rsid="021f11d2"/>
    </style:style>
    <style:style style:name="T297" style:family="text">
      <style:text-properties fo:language="ru" fo:country="RU" officeooo:rsid="01954ef1"/>
    </style:style>
    <style:style style:name="T298" style:family="text">
      <style:text-properties fo:language="ru" fo:country="RU" officeooo:rsid="0219f04c"/>
    </style:style>
    <style:style style:name="T299" style:family="text">
      <style:text-properties fo:language="ru" fo:country="RU" officeooo:rsid="0209b684"/>
    </style:style>
    <style:style style:name="T300" style:family="text">
      <style:text-properties fo:language="ru" fo:country="RU" officeooo:rsid="01bb21d4"/>
    </style:style>
    <style:style style:name="T301" style:family="text">
      <style:text-properties officeooo:rsid="020e61d0"/>
    </style:style>
    <style:style style:name="T302" style:family="text">
      <style:text-properties officeooo:rsid="0215b99a"/>
    </style:style>
    <style:style style:name="T303" style:family="text">
      <style:text-properties fo:language="ru" fo:country="RU" officeooo:rsid="029fec50"/>
    </style:style>
    <style:style style:name="T304" style:family="text">
      <style:text-properties officeooo:rsid="021ca885"/>
    </style:style>
    <style:style style:name="T305" style:family="text">
      <style:text-properties officeooo:rsid="01930fbe"/>
    </style:style>
    <style:style style:name="T306" style:family="text">
      <style:text-properties officeooo:rsid="0070a512"/>
    </style:style>
    <style:style style:name="T307" style:family="text">
      <style:text-properties fo:language="en" fo:country="US" officeooo:rsid="0070a512"/>
    </style:style>
    <style:style style:name="T308" style:family="text">
      <style:text-properties fo:language="en" fo:country="US" officeooo:rsid="033d660b"/>
    </style:style>
    <style:style style:name="T309" style:family="text">
      <style:text-properties officeooo:rsid="033d660b"/>
    </style:style>
    <style:style style:name="T310" style:family="text">
      <style:text-properties officeooo:rsid="01cd5030"/>
    </style:style>
    <style:style style:name="T311" style:family="text">
      <style:text-properties officeooo:rsid="0291444e"/>
    </style:style>
    <style:style style:name="T312" style:family="text">
      <style:text-properties officeooo:rsid="0071f74f"/>
    </style:style>
    <style:style style:name="T313" style:family="text">
      <style:text-properties officeooo:rsid="01926465"/>
    </style:style>
    <style:style style:name="T314" style:family="text">
      <style:text-properties officeooo:rsid="0194c250"/>
    </style:style>
    <style:style style:name="T315" style:family="text">
      <style:text-properties fo:language="ru" fo:country="RU" officeooo:rsid="0196a32c"/>
    </style:style>
    <style:style style:name="T316" style:family="text">
      <style:text-properties officeooo:rsid="01974323"/>
    </style:style>
    <style:style style:name="T317" style:family="text">
      <style:text-properties fo:language="ru" fo:country="RU" officeooo:rsid="01b5c453"/>
    </style:style>
    <style:style style:name="T318" style:family="text">
      <style:text-properties fo:language="ru" fo:country="RU" officeooo:rsid="01dd4fc6"/>
    </style:style>
    <style:style style:name="T319" style:family="text">
      <style:text-properties fo:language="ru" fo:country="RU" officeooo:rsid="0291444e"/>
    </style:style>
    <style:style style:name="T320" style:family="text">
      <style:text-properties fo:language="ru" fo:country="RU" officeooo:rsid="01dfb230"/>
    </style:style>
    <style:style style:name="T321" style:family="text">
      <style:text-properties fo:language="ru" fo:country="RU" officeooo:rsid="01ddafc8"/>
    </style:style>
    <style:style style:name="T322" style:family="text">
      <style:text-properties fo:language="ru" fo:country="RU" officeooo:rsid="033d660b"/>
    </style:style>
    <style:style style:name="T323" style:family="text">
      <style:text-properties fo:language="ru" fo:country="RU" officeooo:rsid="020ff2e5"/>
    </style:style>
    <style:style style:name="T324" style:family="text">
      <style:text-properties fo:language="ru" fo:country="RU" officeooo:rsid="01e1626b"/>
    </style:style>
    <style:style style:name="T325" style:family="text">
      <style:text-properties fo:language="ru" fo:country="RU" officeooo:rsid="019b8b25"/>
    </style:style>
    <style:style style:name="T326" style:family="text">
      <style:text-properties officeooo:rsid="019b5cf0"/>
    </style:style>
    <style:style style:name="T327" style:family="text">
      <style:text-properties officeooo:rsid="02881ef3"/>
    </style:style>
    <style:style style:name="T328" style:family="text">
      <style:text-properties officeooo:rsid="01996254"/>
    </style:style>
    <style:style style:name="T329" style:family="text">
      <style:text-properties officeooo:rsid="019b8b25"/>
    </style:style>
    <style:style style:name="T330" style:family="text">
      <style:text-properties officeooo:rsid="019c568d"/>
    </style:style>
    <style:style style:name="T331" style:family="text">
      <style:text-properties officeooo:rsid="01b73872"/>
    </style:style>
    <style:style style:name="T332" style:family="text">
      <style:text-properties officeooo:rsid="01b24bda"/>
    </style:style>
    <style:style style:name="T333" style:family="text">
      <style:text-properties officeooo:rsid="019a01ec"/>
    </style:style>
    <style:style style:name="T334" style:family="text">
      <style:text-properties officeooo:rsid="029fec50"/>
    </style:style>
    <style:style style:name="T335" style:family="text">
      <style:text-properties officeooo:rsid="01e1626b"/>
    </style:style>
    <style:style style:name="T336" style:family="text">
      <style:text-properties officeooo:rsid="01c35d61"/>
    </style:style>
    <style:style style:name="T337" style:family="text">
      <style:text-properties fo:language="uk" fo:country="UA" officeooo:rsid="019ef4d3"/>
    </style:style>
    <style:style style:name="T338" style:family="text">
      <style:text-properties officeooo:rsid="019ef4d3"/>
    </style:style>
    <style:style style:name="T339" style:family="text">
      <style:text-properties officeooo:rsid="006ac469"/>
    </style:style>
    <style:style style:name="T340" style:family="text">
      <style:text-properties officeooo:rsid="01bf7519"/>
    </style:style>
    <style:style style:name="T341" style:family="text">
      <style:text-properties officeooo:rsid="0225e5a3"/>
    </style:style>
    <style:style style:name="T342" style:family="text">
      <style:text-properties officeooo:rsid="01a4f677"/>
    </style:style>
    <style:style style:name="T343" style:family="text">
      <style:text-properties officeooo:rsid="019d3aac"/>
    </style:style>
    <style:style style:name="T344" style:family="text">
      <style:text-properties officeooo:rsid="019ea527"/>
    </style:style>
    <style:style style:name="T345" style:family="text">
      <style:text-properties officeooo:rsid="019f5155"/>
    </style:style>
    <style:style style:name="T346" style:family="text">
      <style:text-properties officeooo:rsid="01bdfba5"/>
    </style:style>
    <style:style style:name="T347" style:family="text">
      <style:text-properties officeooo:rsid="01a16269"/>
    </style:style>
    <style:style style:name="T348" style:family="text">
      <style:text-properties officeooo:rsid="019fa002"/>
    </style:style>
    <style:style style:name="T349" style:family="text">
      <style:text-properties officeooo:rsid="01b348ae"/>
    </style:style>
    <style:style style:name="T350" style:family="text">
      <style:text-properties officeooo:rsid="0239bb71"/>
    </style:style>
    <style:style style:name="T351" style:family="text">
      <style:text-properties officeooo:rsid="01b5c453"/>
    </style:style>
    <style:style style:name="T352" style:family="text">
      <style:text-properties officeooo:rsid="01f5c338"/>
    </style:style>
    <style:style style:name="T353" style:family="text">
      <style:text-properties officeooo:rsid="01a241d0"/>
    </style:style>
    <style:style style:name="T354" style:family="text">
      <style:text-properties officeooo:rsid="02332fb1"/>
    </style:style>
    <style:style style:name="T355" style:family="text">
      <style:text-properties officeooo:rsid="020aae36"/>
    </style:style>
    <style:style style:name="T356" style:family="text">
      <style:text-properties officeooo:rsid="01eeeecd"/>
    </style:style>
    <style:style style:name="T357" style:family="text">
      <style:text-properties officeooo:rsid="02bc52bd"/>
    </style:style>
    <style:style style:name="T358" style:family="text">
      <style:text-properties officeooo:rsid="01a38650"/>
    </style:style>
    <style:style style:name="T359" style:family="text">
      <style:text-properties officeooo:rsid="01a67d6e"/>
    </style:style>
    <style:style style:name="T360" style:family="text">
      <style:text-properties officeooo:rsid="01a6a6ce"/>
    </style:style>
    <style:style style:name="T361" style:family="text">
      <style:text-properties officeooo:rsid="01a81b88"/>
    </style:style>
    <style:style style:name="T362" style:family="text">
      <style:text-properties officeooo:rsid="01fe4e34"/>
    </style:style>
    <style:style style:name="T363" style:family="text">
      <style:text-properties officeooo:rsid="01f7b1ba"/>
    </style:style>
    <style:style style:name="T364" style:family="text">
      <style:text-properties officeooo:rsid="01a7ac88"/>
    </style:style>
    <style:style style:name="T365" style:family="text">
      <style:text-properties officeooo:rsid="01b0569b"/>
    </style:style>
    <style:style style:name="T366" style:family="text">
      <style:text-properties officeooo:rsid="020ff2e5"/>
    </style:style>
    <style:style style:name="T367" style:family="text">
      <style:text-properties officeooo:rsid="01aa0103"/>
    </style:style>
    <style:style style:name="T368" style:family="text">
      <style:text-properties officeooo:rsid="0273dd5d"/>
    </style:style>
    <style:style style:name="T369" style:family="text">
      <style:text-properties officeooo:rsid="01ab17f5"/>
    </style:style>
    <style:style style:name="T370" style:family="text">
      <style:text-properties officeooo:rsid="01af21ce"/>
    </style:style>
    <style:style style:name="T371" style:family="text">
      <style:text-properties officeooo:rsid="006c507c"/>
    </style:style>
    <style:style style:name="T372" style:family="text">
      <style:text-properties fo:language="uk" fo:country="UA" officeooo:rsid="01f8c16c"/>
    </style:style>
    <style:style style:name="T373" style:family="text">
      <style:text-properties officeooo:rsid="01f8c16c"/>
    </style:style>
    <style:style style:name="T374" style:family="text">
      <style:text-properties officeooo:rsid="01fc5f06"/>
    </style:style>
    <style:style style:name="T375" style:family="text">
      <style:text-properties fo:language="uk" fo:country="UA" officeooo:rsid="01f962fc"/>
    </style:style>
    <style:style style:name="T376" style:family="text">
      <style:text-properties officeooo:rsid="01fae972"/>
    </style:style>
    <style:style style:name="T377" style:family="text">
      <style:text-properties fo:language="uk" fo:country="UA" officeooo:rsid="0219f04c"/>
    </style:style>
    <style:style style:name="T378" style:family="text">
      <style:text-properties officeooo:rsid="01f962fc"/>
    </style:style>
    <style:style style:name="T379" style:family="text">
      <style:text-properties officeooo:rsid="01acc310"/>
    </style:style>
    <style:style style:name="T380" style:family="text">
      <style:text-properties officeooo:rsid="01b03765"/>
    </style:style>
    <style:style style:name="T381" style:family="text">
      <style:text-properties officeooo:rsid="01ad4e25"/>
    </style:style>
    <style:style style:name="T382" style:family="text">
      <style:text-properties officeooo:rsid="01ef50cc"/>
    </style:style>
    <style:style style:name="T383" style:family="text">
      <style:text-properties officeooo:rsid="01b80b40"/>
    </style:style>
    <style:style style:name="T384" style:family="text">
      <style:text-properties officeooo:rsid="01bb21d4"/>
    </style:style>
    <style:style style:name="T385" style:family="text">
      <style:text-properties officeooo:rsid="033e0b61"/>
    </style:style>
    <style:style style:name="T386" style:family="text">
      <style:text-properties officeooo:rsid="01e30132"/>
    </style:style>
    <style:style style:name="T387" style:family="text">
      <style:text-properties fo:language="ru" fo:country="RU" officeooo:rsid="01acc310"/>
    </style:style>
    <style:style style:name="T388" style:family="text">
      <style:text-properties fo:language="ru" fo:country="RU" officeooo:rsid="01b80b40"/>
    </style:style>
    <style:style style:name="T389" style:family="text">
      <style:text-properties fo:language="ru" fo:country="RU" officeooo:rsid="01b0569b"/>
    </style:style>
    <style:style style:name="T390" style:family="text">
      <style:text-properties fo:language="ru" fo:country="RU" officeooo:rsid="01ef50cc"/>
    </style:style>
    <style:style style:name="T391" style:family="text">
      <style:text-properties fo:language="ru" fo:country="RU" officeooo:rsid="02a7c2b4"/>
    </style:style>
    <style:style style:name="T392" style:family="text">
      <style:text-properties officeooo:rsid="01b88544"/>
    </style:style>
    <style:style style:name="T393" style:family="text">
      <style:text-properties officeooo:rsid="020705e3"/>
    </style:style>
    <style:style style:name="T394" style:family="text">
      <style:text-properties officeooo:rsid="01ba40c3"/>
    </style:style>
    <style:style style:name="T395" style:family="text">
      <style:text-properties officeooo:rsid="01b95595"/>
    </style:style>
    <style:style style:name="T396" style:family="text">
      <style:text-properties officeooo:rsid="02b5eea8"/>
    </style:style>
    <style:style style:name="T397" style:family="text">
      <style:text-properties officeooo:rsid="01dfb230"/>
    </style:style>
    <style:style style:name="T398" style:family="text">
      <style:text-properties officeooo:rsid="01be1531"/>
    </style:style>
    <style:style style:name="T399" style:family="text">
      <style:text-properties officeooo:rsid="01c3df96"/>
    </style:style>
    <style:style style:name="T400" style:family="text">
      <style:text-properties officeooo:rsid="01fcd6e1"/>
    </style:style>
    <style:style style:name="T401" style:family="text">
      <style:text-properties officeooo:rsid="01c36cfa"/>
    </style:style>
    <style:style style:name="T402" style:family="text">
      <style:text-properties officeooo:rsid="01c4cbaf"/>
    </style:style>
    <style:style style:name="T403" style:family="text">
      <style:text-properties officeooo:rsid="01c63a72"/>
    </style:style>
    <style:style style:name="T404" style:family="text">
      <style:text-properties officeooo:rsid="01c52210"/>
    </style:style>
    <style:style style:name="T405" style:family="text">
      <style:text-properties officeooo:rsid="01c7d4a2"/>
    </style:style>
    <style:style style:name="T406" style:family="text">
      <style:text-properties officeooo:rsid="01c86c81"/>
    </style:style>
    <style:style style:name="T407" style:family="text">
      <style:text-properties officeooo:rsid="0204ae81"/>
    </style:style>
    <style:style style:name="T408" style:family="text">
      <style:text-properties fo:language="uk" fo:country="UA" officeooo:rsid="0291444e"/>
    </style:style>
    <style:style style:name="T409" style:family="text">
      <style:text-properties officeooo:rsid="01cd3aff"/>
    </style:style>
    <style:style style:name="T410" style:family="text">
      <style:text-properties officeooo:rsid="01c9bba0"/>
    </style:style>
    <style:style style:name="T411" style:family="text">
      <style:text-properties officeooo:rsid="01cd5ed6"/>
    </style:style>
    <style:style style:name="T412" style:family="text">
      <style:text-properties officeooo:rsid="01d7e2b6"/>
    </style:style>
    <style:style style:name="T413" style:family="text">
      <style:text-properties officeooo:rsid="006f00f1"/>
    </style:style>
    <style:style style:name="T414" style:family="text">
      <style:text-properties officeooo:rsid="00766ead"/>
    </style:style>
    <style:style style:name="T415" style:family="text">
      <style:text-properties officeooo:rsid="01d00caf"/>
    </style:style>
    <style:style style:name="T416" style:family="text">
      <style:text-properties officeooo:rsid="02cf0da1"/>
    </style:style>
    <style:style style:name="T417" style:family="text">
      <style:text-properties officeooo:rsid="02b00aac"/>
    </style:style>
    <style:style style:name="T418" style:family="text">
      <style:text-properties officeooo:rsid="0206666e"/>
    </style:style>
    <style:style style:name="T419" style:family="text">
      <style:text-properties officeooo:rsid="0207ed9a"/>
    </style:style>
    <style:style style:name="T420" style:family="text">
      <style:text-properties officeooo:rsid="021b8f2b"/>
    </style:style>
    <style:style style:name="T421" style:family="text">
      <style:text-properties officeooo:rsid="01d13f5b"/>
    </style:style>
    <style:style style:name="T422" style:family="text">
      <style:text-properties officeooo:rsid="01d97945"/>
    </style:style>
    <style:style style:name="T423" style:family="text">
      <style:text-properties officeooo:rsid="01dfd434"/>
    </style:style>
    <style:style style:name="T424" style:family="text">
      <style:text-properties officeooo:rsid="01d1d51e"/>
    </style:style>
    <style:style style:name="T425" style:family="text">
      <style:text-properties officeooo:rsid="0255d4b3"/>
    </style:style>
    <style:style style:name="T426" style:family="text">
      <style:text-properties officeooo:rsid="01d685cb"/>
    </style:style>
    <style:style style:name="T427" style:family="text">
      <style:text-properties officeooo:rsid="01d49ae4"/>
    </style:style>
    <style:style style:name="T428" style:family="text">
      <style:text-properties officeooo:rsid="01d6a431"/>
    </style:style>
    <style:style style:name="T429" style:family="text">
      <style:text-properties officeooo:rsid="01dca136"/>
    </style:style>
    <style:style style:name="T430" style:family="text">
      <style:text-properties fo:language="uk" fo:country="UA" officeooo:rsid="01d6a431"/>
    </style:style>
    <style:style style:name="T431" style:family="text">
      <style:text-properties fo:language="uk" fo:country="UA" officeooo:rsid="020e61d0"/>
    </style:style>
    <style:style style:name="T432" style:family="text">
      <style:text-properties officeooo:rsid="01ec4ae5"/>
    </style:style>
    <style:style style:name="T433" style:family="text">
      <style:text-properties officeooo:rsid="021bf5db"/>
    </style:style>
    <style:style style:name="T434" style:family="text">
      <style:text-properties officeooo:rsid="00774b12"/>
    </style:style>
    <style:style style:name="T435" style:family="text">
      <style:text-properties officeooo:rsid="01ce89c8"/>
    </style:style>
    <style:style style:name="T436" style:family="text">
      <style:text-properties officeooo:rsid="027b79d2"/>
    </style:style>
    <style:style style:name="T437" style:family="text">
      <style:text-properties officeooo:rsid="01db4946" fo:background-color="transparent" loext:char-shading-value="0"/>
    </style:style>
    <style:style style:name="T438" style:family="text">
      <style:text-properties officeooo:rsid="027b79d2" fo:background-color="transparent" loext:char-shading-value="0"/>
    </style:style>
    <style:style style:name="T439" style:family="text">
      <style:text-properties officeooo:rsid="021b8f2b" fo:background-color="transparent" loext:char-shading-value="0"/>
    </style:style>
    <style:style style:name="T440" style:family="text">
      <style:text-properties officeooo:rsid="01dca136" fo:background-color="transparent" loext:char-shading-value="0"/>
    </style:style>
    <style:style style:name="T441" style:family="text">
      <style:text-properties officeooo:rsid="01e42ae7" fo:background-color="transparent" loext:char-shading-value="0"/>
    </style:style>
    <style:style style:name="T442" style:family="text">
      <style:text-properties officeooo:rsid="01e48946"/>
    </style:style>
    <style:style style:name="T443" style:family="text">
      <style:text-properties officeooo:rsid="029c35f6"/>
    </style:style>
    <style:style style:name="T444" style:family="text">
      <style:text-properties officeooo:rsid="02512d1e"/>
    </style:style>
    <style:style style:name="T445" style:family="text">
      <style:text-properties officeooo:rsid="01e8560b"/>
    </style:style>
    <style:style style:name="T446" style:family="text">
      <style:text-properties officeooo:rsid="01e5523f"/>
    </style:style>
    <style:style style:name="T447" style:family="text">
      <style:text-properties officeooo:rsid="01eaae1c"/>
    </style:style>
    <style:style style:name="T448" style:family="text">
      <style:text-properties officeooo:rsid="01e607af"/>
    </style:style>
    <style:style style:name="T449" style:family="text">
      <style:text-properties fo:language="ru" fo:country="RU" officeooo:rsid="029c35f6"/>
    </style:style>
    <style:style style:name="T450" style:family="text">
      <style:text-properties fo:language="ru" fo:country="RU" officeooo:rsid="01eaae1c"/>
    </style:style>
    <style:style style:name="T451" style:family="text">
      <style:text-properties fo:language="ru" fo:country="RU" officeooo:rsid="01eeeecd"/>
    </style:style>
    <style:style style:name="T452" style:family="text">
      <style:text-properties fo:language="ru" fo:country="RU" officeooo:rsid="01eb7efa"/>
    </style:style>
    <style:style style:name="T453" style:family="text">
      <style:text-properties fo:language="ru" fo:country="RU" officeooo:rsid="01fcd6e1"/>
    </style:style>
    <style:style style:name="T454" style:family="text">
      <style:text-properties fo:language="ru" fo:country="RU" officeooo:rsid="01ec1d96"/>
    </style:style>
    <style:style style:name="T455" style:family="text">
      <style:text-properties fo:language="ru" fo:country="RU" officeooo:rsid="01ec4ae5"/>
    </style:style>
    <style:style style:name="T456" style:family="text">
      <style:text-properties fo:language="ru" fo:country="RU" officeooo:rsid="01f02364"/>
    </style:style>
    <style:style style:name="T457" style:family="text">
      <style:text-properties fo:language="ru" fo:country="RU" officeooo:rsid="01f4790e"/>
    </style:style>
    <style:style style:name="T458" style:family="text">
      <style:text-properties fo:language="ru" fo:country="RU" officeooo:rsid="01f5c338"/>
    </style:style>
    <style:style style:name="T459" style:family="text">
      <style:text-properties fo:language="ru" fo:country="RU" officeooo:rsid="020aae36"/>
    </style:style>
    <style:style style:name="T460" style:family="text">
      <style:text-properties fo:language="ru" fo:country="RU" officeooo:rsid="01f19a25"/>
    </style:style>
    <style:style style:name="T461" style:family="text">
      <style:text-properties fo:language="ru" fo:country="RU" officeooo:rsid="01f20548"/>
    </style:style>
    <style:style style:name="T462" style:family="text">
      <style:text-properties fo:language="ru" fo:country="RU" officeooo:rsid="021f11d2"/>
    </style:style>
    <style:style style:name="T463" style:family="text">
      <style:text-properties fo:language="ru" fo:country="RU" officeooo:rsid="01f3358c"/>
    </style:style>
    <style:style style:name="T464" style:family="text">
      <style:text-properties fo:language="ru" fo:country="RU" officeooo:rsid="02d051a2"/>
    </style:style>
    <style:style style:name="T465" style:family="text">
      <style:text-properties fo:language="ru" fo:country="RU" officeooo:rsid="033e0b61"/>
    </style:style>
    <style:style style:name="T466" style:family="text">
      <style:text-properties fo:language="ru" fo:country="RU" officeooo:rsid="01fe4e34"/>
    </style:style>
    <style:style style:name="T467" style:family="text">
      <style:text-properties fo:language="ru" fo:country="RU" officeooo:rsid="020705e3"/>
    </style:style>
    <style:style style:name="T468" style:family="text">
      <style:text-properties fo:language="ru" fo:country="RU" officeooo:rsid="021b8f2b"/>
    </style:style>
    <style:style style:name="T469" style:family="text">
      <style:text-properties fo:language="ru" fo:country="RU" officeooo:rsid="020e61d0"/>
    </style:style>
    <style:style style:name="T470" style:family="text">
      <style:text-properties fo:language="ru" fo:country="RU" officeooo:rsid="0239bb71"/>
    </style:style>
    <style:style style:name="T471" style:family="text">
      <style:text-properties fo:language="ru" fo:country="RU" officeooo:rsid="027b79d2" fo:background-color="transparent" loext:char-shading-value="0"/>
    </style:style>
    <style:style style:name="T472" style:family="text">
      <style:text-properties fo:language="ru" fo:country="RU" officeooo:rsid="0211ec1f"/>
    </style:style>
    <style:style style:name="T473" style:family="text">
      <style:text-properties fo:language="ru" fo:country="RU" officeooo:rsid="0215b99a" fo:background-color="transparent" loext:char-shading-value="0"/>
    </style:style>
    <style:style style:name="T474" style:family="text">
      <style:text-properties fo:language="ru" fo:country="RU" officeooo:rsid="0213e0e7"/>
    </style:style>
    <style:style style:name="T475" style:family="text">
      <style:text-properties fo:language="ru" fo:country="RU" officeooo:rsid="021bf5db"/>
    </style:style>
    <style:style style:name="T476" style:family="text">
      <style:text-properties fo:language="ru" fo:country="RU" officeooo:rsid="0277cb64"/>
    </style:style>
    <style:style style:name="T477" style:family="text">
      <style:text-properties fo:language="ru" fo:country="RU" officeooo:rsid="0266b727"/>
    </style:style>
    <style:style style:name="T478" style:family="text">
      <style:text-properties fo:language="ru" fo:country="RU" officeooo:rsid="0215b99a"/>
    </style:style>
    <style:style style:name="T479" style:family="text">
      <style:text-properties fo:language="ru" fo:country="RU" officeooo:rsid="021d65a4"/>
    </style:style>
    <style:style style:name="T480" style:family="text">
      <style:text-properties fo:language="ru" fo:country="RU" officeooo:rsid="024927e1"/>
    </style:style>
    <style:style style:name="T481" style:family="text">
      <style:text-properties fo:language="ru" fo:country="RU" officeooo:rsid="021e9d8a"/>
    </style:style>
    <style:style style:name="T482" style:family="text">
      <style:text-properties fo:language="ru" fo:country="RU" officeooo:rsid="0225e5a3"/>
    </style:style>
    <style:style style:name="T483" style:family="text">
      <style:text-properties officeooo:rsid="021d65a4"/>
    </style:style>
    <style:style style:name="T484" style:family="text">
      <style:text-properties fo:language="ru" fo:country="RU" officeooo:rsid="0217b3a0"/>
    </style:style>
    <style:style style:name="T485" style:family="text">
      <style:text-properties fo:language="ru" fo:country="RU" officeooo:rsid="02181aec"/>
    </style:style>
    <style:style style:name="T486" style:family="text">
      <style:text-properties fo:language="ru" fo:country="RU" officeooo:rsid="0222e4aa"/>
    </style:style>
    <style:style style:name="T487" style:family="text">
      <style:text-properties fo:language="ru" fo:country="RU" officeooo:rsid="0221356c"/>
    </style:style>
    <style:style style:name="T488" style:family="text">
      <style:text-properties fo:language="ru" fo:country="RU" officeooo:rsid="023bea3f"/>
    </style:style>
    <style:style style:name="T489" style:family="text">
      <style:text-properties fo:language="ru" fo:country="RU" officeooo:rsid="0220ac98"/>
    </style:style>
    <style:style style:name="T490" style:family="text">
      <style:text-properties fo:language="ru" fo:country="RU" officeooo:rsid="0259d7a1"/>
    </style:style>
    <style:style style:name="T491" style:family="text">
      <style:text-properties fo:language="ru" fo:country="RU" officeooo:rsid="02243361"/>
    </style:style>
    <style:style style:name="T492" style:family="text">
      <style:text-properties fo:language="ru" fo:country="RU" officeooo:rsid="02286627"/>
    </style:style>
    <style:style style:name="T493" style:family="text">
      <style:text-properties fo:language="ru" fo:country="RU" officeooo:rsid="022c5621"/>
    </style:style>
    <style:style style:name="T494" style:family="text">
      <style:text-properties fo:language="ru" fo:country="RU" officeooo:rsid="0201bde9"/>
    </style:style>
    <style:style style:name="T495" style:family="text">
      <style:text-properties fo:language="ru" fo:country="RU" officeooo:rsid="0224a67f"/>
    </style:style>
    <style:style style:name="T496" style:family="text">
      <style:text-properties fo:language="ru" fo:country="RU" officeooo:rsid="020d19e7"/>
    </style:style>
    <style:style style:name="T497" style:family="text">
      <style:text-properties fo:language="ru" fo:country="RU" officeooo:rsid="022de5ad"/>
    </style:style>
    <style:style style:name="T498" style:family="text">
      <style:text-properties fo:language="ru" fo:country="RU" officeooo:rsid="0280ef7a"/>
    </style:style>
    <style:style style:name="T499" style:family="text">
      <style:text-properties officeooo:rsid="022e906c"/>
    </style:style>
    <style:style style:name="T500" style:family="text">
      <style:text-properties officeooo:rsid="022c5621"/>
    </style:style>
    <style:style style:name="T501" style:family="text">
      <style:text-properties officeooo:rsid="023bea3f"/>
    </style:style>
    <style:style style:name="T502" style:family="text">
      <style:text-properties fo:language="ru" fo:country="RU" officeooo:rsid="022765cc"/>
    </style:style>
    <style:style style:name="T503" style:family="text">
      <style:text-properties officeooo:rsid="022b5ce6"/>
    </style:style>
    <style:style style:name="T504" style:family="text">
      <style:text-properties officeooo:rsid="022de5ad"/>
    </style:style>
    <style:style style:name="T505" style:family="text">
      <style:text-properties fo:language="uk" fo:country="UA" officeooo:rsid="022f687f"/>
    </style:style>
    <style:style style:name="T506" style:family="text">
      <style:text-properties fo:language="uk" fo:country="UA" officeooo:rsid="029fec50"/>
    </style:style>
    <style:style style:name="T507" style:family="text">
      <style:text-properties officeooo:rsid="0280ef7a"/>
    </style:style>
    <style:style style:name="T508" style:family="text">
      <style:text-properties officeooo:rsid="024927e1"/>
    </style:style>
    <style:style style:name="T509" style:family="text">
      <style:text-properties officeooo:rsid="0234ef63"/>
    </style:style>
    <style:style style:name="T510" style:family="text">
      <style:text-properties officeooo:rsid="02f8f0a6"/>
    </style:style>
    <style:style style:name="T511" style:family="text">
      <style:text-properties fo:language="ru" fo:country="RU" officeooo:rsid="02332fb1"/>
    </style:style>
    <style:style style:name="T512" style:family="text">
      <style:text-properties fo:language="ru" fo:country="RU" officeooo:rsid="0230527e"/>
    </style:style>
    <style:style style:name="T513" style:family="text">
      <style:text-properties fo:language="ru" fo:country="RU" officeooo:rsid="02349b46"/>
    </style:style>
    <style:style style:name="T514" style:family="text">
      <style:text-properties officeooo:rsid="023c9b65"/>
    </style:style>
    <style:style style:name="T515" style:family="text">
      <style:text-properties officeooo:rsid="023e167f"/>
    </style:style>
    <style:style style:name="T516" style:family="text">
      <style:text-properties officeooo:rsid="02396764"/>
    </style:style>
    <style:style style:name="T517" style:family="text">
      <style:text-properties officeooo:rsid="025335e4"/>
    </style:style>
    <style:style style:name="T518" style:family="text">
      <style:text-properties officeooo:rsid="023a13af"/>
    </style:style>
    <style:style style:name="T519" style:family="text">
      <style:text-properties officeooo:rsid="027cbcf9"/>
    </style:style>
    <style:style style:name="T520" style:family="text">
      <style:text-properties officeooo:rsid="0241ad41"/>
    </style:style>
    <style:style style:name="T521" style:family="text">
      <style:text-properties officeooo:rsid="025ffc1f"/>
    </style:style>
    <style:style style:name="T522" style:family="text">
      <style:text-properties fo:language="ru" fo:country="RU" officeooo:rsid="024334d7"/>
    </style:style>
    <style:style style:name="T523" style:family="text">
      <style:text-properties fo:language="ru" fo:country="RU" officeooo:rsid="0243b4c5"/>
    </style:style>
    <style:style style:name="T524" style:family="text">
      <style:text-properties fo:language="ru" fo:country="RU" officeooo:rsid="0245464d"/>
    </style:style>
    <style:style style:name="T525" style:family="text">
      <style:text-properties fo:language="uk" fo:country="UA" officeooo:rsid="0245464d"/>
    </style:style>
    <style:style style:name="T526" style:family="text">
      <style:text-properties fo:language="ru" fo:country="RU" officeooo:rsid="024baded"/>
    </style:style>
    <style:style style:name="T527" style:family="text">
      <style:text-properties fo:language="ru" fo:country="RU" officeooo:rsid="02d174ff"/>
    </style:style>
    <style:style style:name="T528" style:family="text">
      <style:text-properties officeooo:rsid="033ee3d4"/>
    </style:style>
    <style:style style:name="T529" style:family="text">
      <style:text-properties fo:language="ru" fo:country="RU" officeooo:rsid="02464cee"/>
    </style:style>
    <style:style style:name="T530" style:family="text">
      <style:text-properties fo:language="ru" fo:country="RU" officeooo:rsid="0245d1d9"/>
    </style:style>
    <style:style style:name="T531" style:family="text">
      <style:text-properties fo:language="ru" fo:country="RU" officeooo:rsid="02481fe2"/>
    </style:style>
    <style:style style:name="T532" style:family="text">
      <style:text-properties fo:language="ru" fo:country="RU" officeooo:rsid="024f45c1"/>
    </style:style>
    <style:style style:name="T533" style:family="text">
      <style:text-properties fo:language="ru" fo:country="RU" officeooo:rsid="027b79d2"/>
    </style:style>
    <style:style style:name="T534" style:family="text">
      <style:text-properties fo:language="ru" fo:country="RU" officeooo:rsid="033ee3d4"/>
    </style:style>
    <style:style style:name="T535" style:family="text">
      <style:text-properties fo:language="ru" fo:country="RU" officeooo:rsid="0255d4b3"/>
    </style:style>
    <style:style style:name="T536" style:family="text">
      <style:text-properties fo:language="ru" fo:country="RU" officeooo:rsid="024f0d2e"/>
    </style:style>
    <style:style style:name="T537" style:family="text">
      <style:text-properties fo:language="ru" fo:country="RU" officeooo:rsid="024edbac"/>
    </style:style>
    <style:style style:name="T538" style:family="text">
      <style:text-properties fo:language="ru" fo:country="RU" officeooo:rsid="02512d1e"/>
    </style:style>
    <style:style style:name="T539" style:family="text">
      <style:text-properties fo:language="ru" fo:country="RU" officeooo:rsid="027cbcf9"/>
    </style:style>
    <style:style style:name="T540" style:family="text">
      <style:text-properties fo:language="ru" fo:country="RU" officeooo:rsid="0252fb71"/>
    </style:style>
    <style:style style:name="T541" style:family="text">
      <style:text-properties fo:language="ru" fo:country="RU" officeooo:rsid="025335e4"/>
    </style:style>
    <style:style style:name="T542" style:family="text">
      <style:text-properties fo:language="ru" fo:country="RU" officeooo:rsid="0259c93d"/>
    </style:style>
    <style:style style:name="T543" style:family="text">
      <style:text-properties fo:language="ru" fo:country="RU" officeooo:rsid="025902fd"/>
    </style:style>
    <style:style style:name="T544" style:family="text">
      <style:text-properties fo:language="ru" fo:country="RU" officeooo:rsid="02594192"/>
    </style:style>
    <style:style style:name="T545" style:family="text">
      <style:text-properties fo:language="ru" fo:country="RU" officeooo:rsid="0255dd9d"/>
    </style:style>
    <style:style style:name="T546" style:family="text">
      <style:text-properties fo:language="ru" fo:country="RU" officeooo:rsid="0254f11a"/>
    </style:style>
    <style:style style:name="T547" style:family="text">
      <style:text-properties fo:language="ru" fo:country="RU" officeooo:rsid="0261cf66"/>
    </style:style>
    <style:style style:name="T548" style:family="text">
      <style:text-properties fo:language="ru" fo:country="RU" officeooo:rsid="025b8fa8"/>
    </style:style>
    <style:style style:name="T549" style:family="text">
      <style:text-properties fo:language="ru" fo:country="RU" officeooo:rsid="025cff1f"/>
    </style:style>
    <style:style style:name="T550" style:family="text">
      <style:text-properties fo:language="ru" fo:country="RU" officeooo:rsid="02b4ae46"/>
    </style:style>
    <style:style style:name="T551" style:family="text">
      <style:text-properties fo:language="ru" fo:country="RU" officeooo:rsid="0263bc64"/>
    </style:style>
    <style:style style:name="T552" style:family="text">
      <style:text-properties fo:language="ru" fo:country="RU" officeooo:rsid="00802041"/>
    </style:style>
    <style:style style:name="T553" style:family="text">
      <style:text-properties fo:language="en" fo:country="US" officeooo:rsid="00802041"/>
    </style:style>
    <style:style style:name="T554" style:family="text">
      <style:text-properties fo:language="ru" fo:country="RU" officeooo:rsid="008d376b"/>
    </style:style>
    <style:style style:name="T555" style:family="text">
      <style:text-properties fo:language="ru" fo:country="RU" officeooo:rsid="008304a2"/>
    </style:style>
    <style:style style:name="T556" style:family="text">
      <style:text-properties fo:language="ru" fo:country="RU" officeooo:rsid="008f19e1"/>
    </style:style>
    <style:style style:name="T557" style:family="text">
      <style:text-properties fo:language="ru" fo:country="RU" officeooo:rsid="028318e7"/>
    </style:style>
    <style:style style:name="T558" style:family="text">
      <style:text-properties officeooo:rsid="008f19e1"/>
    </style:style>
    <style:style style:name="T559" style:family="text">
      <style:text-properties officeooo:rsid="008304a2"/>
    </style:style>
    <style:style style:name="T560" style:family="text">
      <style:text-properties officeooo:rsid="0084dc7a"/>
    </style:style>
    <style:style style:name="T561" style:family="text">
      <style:text-properties officeooo:rsid="0263bc64"/>
    </style:style>
    <style:style style:name="T562" style:family="text">
      <style:text-properties officeooo:rsid="0266bd6e"/>
    </style:style>
    <style:style style:name="T563" style:family="text">
      <style:text-properties officeooo:rsid="02713c70"/>
    </style:style>
    <style:style style:name="T564" style:family="text">
      <style:text-properties officeooo:rsid="00728816"/>
    </style:style>
    <style:style style:name="T565" style:family="text">
      <style:text-properties officeooo:rsid="026f3e58"/>
    </style:style>
    <style:style style:name="T566" style:family="text">
      <style:text-properties fo:language="en" fo:country="US" officeooo:rsid="026f3e58"/>
    </style:style>
    <style:style style:name="T567" style:family="text">
      <style:text-properties officeooo:rsid="026900b8"/>
    </style:style>
    <style:style style:name="T568" style:family="text">
      <style:text-properties officeooo:rsid="02b4ae46"/>
    </style:style>
    <style:style style:name="T569" style:family="text">
      <style:text-properties officeooo:rsid="026b0601"/>
    </style:style>
    <style:style style:name="T570" style:family="text">
      <style:text-properties officeooo:rsid="026be3b6"/>
    </style:style>
    <style:style style:name="T571" style:family="text">
      <style:text-properties officeooo:rsid="0268a832"/>
    </style:style>
    <style:style style:name="T572" style:family="text">
      <style:text-properties officeooo:rsid="0271566e"/>
    </style:style>
    <style:style style:name="T573" style:family="text">
      <style:text-properties officeooo:rsid="02732d59"/>
    </style:style>
    <style:style style:name="T574" style:family="text">
      <style:text-properties officeooo:rsid="028b072b"/>
    </style:style>
    <style:style style:name="T575" style:family="text">
      <style:text-properties officeooo:rsid="0276dd17"/>
    </style:style>
    <style:style style:name="T576" style:family="text">
      <style:text-properties officeooo:rsid="02a70aa3"/>
    </style:style>
    <style:style style:name="T577" style:family="text">
      <style:text-properties fo:language="en" fo:country="US" officeooo:rsid="0276dd17"/>
    </style:style>
    <style:style style:name="T578" style:family="text">
      <style:text-properties fo:language="en" fo:country="US" officeooo:rsid="0278626a"/>
    </style:style>
    <style:style style:name="T579" style:family="text">
      <style:text-properties officeooo:rsid="0278626a"/>
    </style:style>
    <style:style style:name="T580" style:family="text">
      <style:text-properties officeooo:rsid="0277cb64"/>
    </style:style>
    <style:style style:name="T581" style:family="text">
      <style:text-properties fo:language="uk" fo:country="UA" officeooo:rsid="027b79d2"/>
    </style:style>
    <style:style style:name="T582" style:family="text">
      <style:text-properties fo:language="uk" fo:country="UA" officeooo:rsid="027c5baa"/>
    </style:style>
    <style:style style:name="T583" style:family="text">
      <style:text-properties officeooo:rsid="027c5baa"/>
    </style:style>
    <style:style style:name="T584" style:family="text">
      <style:text-properties officeooo:rsid="02789e5e"/>
    </style:style>
    <style:style style:name="T585" style:family="text">
      <style:text-properties officeooo:rsid="02804de0"/>
    </style:style>
    <style:style style:name="T586" style:family="text">
      <style:text-properties officeooo:rsid="0279ac59"/>
    </style:style>
    <style:style style:name="T587" style:family="text">
      <style:text-properties officeooo:rsid="027dcd88"/>
    </style:style>
    <style:style style:name="T588" style:family="text">
      <style:text-properties officeooo:rsid="027e60c7"/>
    </style:style>
    <style:style style:name="T589" style:family="text">
      <style:text-properties officeooo:rsid="0282f395"/>
    </style:style>
    <style:style style:name="T590" style:family="text">
      <style:text-properties officeooo:rsid="028102e1"/>
    </style:style>
    <style:style style:name="T591" style:family="text">
      <style:text-properties officeooo:rsid="028318e7"/>
    </style:style>
    <style:style style:name="T592" style:family="text">
      <style:text-properties officeooo:rsid="02a04880"/>
    </style:style>
    <style:style style:name="T593" style:family="text">
      <style:text-properties officeooo:rsid="028a4671"/>
    </style:style>
    <style:style style:name="T594" style:family="text">
      <style:text-properties officeooo:rsid="0261cf66"/>
    </style:style>
    <style:style style:name="T595" style:family="text">
      <style:text-properties officeooo:rsid="0285a54e"/>
    </style:style>
    <style:style style:name="T596" style:family="text">
      <style:text-properties officeooo:rsid="008d376b"/>
    </style:style>
    <style:style style:name="T597" style:family="text">
      <style:text-properties officeooo:rsid="009308a5"/>
    </style:style>
    <style:style style:name="T598" style:family="text">
      <style:text-properties officeooo:rsid="008fd466"/>
    </style:style>
    <style:style style:name="T599" style:family="text">
      <style:text-properties officeooo:rsid="00855c36"/>
    </style:style>
    <style:style style:name="T600" style:family="text">
      <style:text-properties officeooo:rsid="00962f65"/>
    </style:style>
    <style:style style:name="T601" style:family="text">
      <style:text-properties officeooo:rsid="0287fdbe"/>
    </style:style>
    <style:style style:name="T602" style:family="text">
      <style:text-properties officeooo:rsid="028ae7a0"/>
    </style:style>
    <style:style style:name="T603" style:family="text">
      <style:text-properties officeooo:rsid="029915bd"/>
    </style:style>
    <style:style style:name="T604" style:family="text">
      <style:text-properties officeooo:rsid="0299f1b8"/>
    </style:style>
    <style:style style:name="T605" style:family="text">
      <style:text-properties officeooo:rsid="028d41fa"/>
    </style:style>
    <style:style style:name="T606" style:family="text">
      <style:text-properties officeooo:rsid="028ea693"/>
    </style:style>
    <style:style style:name="T607" style:family="text">
      <style:text-properties officeooo:rsid="028bab87"/>
    </style:style>
    <style:style style:name="T608" style:family="text">
      <style:text-properties officeooo:rsid="028c1fe3"/>
    </style:style>
    <style:style style:name="T609" style:family="text">
      <style:text-properties officeooo:rsid="0292daf4"/>
    </style:style>
    <style:style style:name="T610" style:family="text">
      <style:text-properties officeooo:rsid="02971bad"/>
    </style:style>
    <style:style style:name="T611" style:family="text">
      <style:text-properties officeooo:rsid="02948144"/>
    </style:style>
    <style:style style:name="T612" style:family="text">
      <style:text-properties officeooo:rsid="02964e0d"/>
    </style:style>
    <style:style style:name="T613" style:family="text">
      <style:text-properties officeooo:rsid="02a1efa2"/>
    </style:style>
    <style:style style:name="T614" style:family="text">
      <style:text-properties officeooo:rsid="029e710f"/>
    </style:style>
    <style:style style:name="T615" style:family="text">
      <style:text-properties officeooo:rsid="029ca194"/>
    </style:style>
    <style:style style:name="T616" style:family="text">
      <style:text-properties officeooo:rsid="029d40a5"/>
    </style:style>
    <style:style style:name="T617" style:family="text">
      <style:text-properties officeooo:rsid="02a9a37d"/>
    </style:style>
    <style:style style:name="T618" style:family="text">
      <style:text-properties officeooo:rsid="02a94065"/>
    </style:style>
    <style:style style:name="T619" style:family="text">
      <style:text-properties fo:language="uk" fo:country="UA" officeooo:rsid="02a94065"/>
    </style:style>
    <style:style style:name="T620" style:family="text">
      <style:text-properties fo:language="uk" fo:country="UA" officeooo:rsid="02ab6d3c"/>
    </style:style>
    <style:style style:name="T621" style:family="text">
      <style:text-properties officeooo:rsid="02ab6d3c"/>
    </style:style>
    <style:style style:name="T622" style:family="text">
      <style:text-properties officeooo:rsid="02b1cad3"/>
    </style:style>
    <style:style style:name="T623" style:family="text">
      <style:text-properties officeooo:rsid="02aa89df"/>
    </style:style>
    <style:style style:name="T624" style:family="text">
      <style:text-properties officeooo:rsid="00872a31"/>
    </style:style>
    <style:style style:name="T625" style:family="text">
      <style:text-properties officeooo:rsid="02ad560f"/>
    </style:style>
    <style:style style:name="T626" style:family="text">
      <style:text-properties officeooo:rsid="02ae57dd"/>
    </style:style>
    <style:style style:name="T627" style:family="text">
      <style:text-properties officeooo:rsid="02b0cf9b"/>
    </style:style>
    <style:style style:name="T628" style:family="text">
      <style:text-properties officeooo:rsid="0096650a"/>
    </style:style>
    <style:style style:name="T629" style:family="text">
      <style:text-properties officeooo:rsid="0097db3e"/>
    </style:style>
    <style:style style:name="T630" style:family="text">
      <style:text-properties officeooo:rsid="0088f718"/>
    </style:style>
    <style:style style:name="T631" style:family="text">
      <style:text-properties officeooo:rsid="008bf5b8"/>
    </style:style>
    <style:style style:name="T632" style:family="text">
      <style:text-properties officeooo:rsid="00994bf0"/>
    </style:style>
    <style:style style:name="T633" style:family="text">
      <style:text-properties fo:language="ru" fo:country="RU" fo:font-style="italic" officeooo:rsid="02b00aac" style:font-style-asian="italic" style:font-style-complex="italic"/>
    </style:style>
    <style:style style:name="T634" style:family="text">
      <style:text-properties fo:language="ru" fo:country="RU" fo:font-style="italic" officeooo:rsid="008cece7" style:font-style-asian="italic" style:font-style-complex="italic"/>
    </style:style>
    <style:style style:name="T635" style:family="text">
      <style:text-properties fo:language="ru" fo:country="RU" fo:font-style="italic" officeooo:rsid="009a2e3b" style:font-style-asian="italic" style:font-style-complex="italic"/>
    </style:style>
    <style:style style:name="T636" style:family="text">
      <style:text-properties fo:language="ru" fo:country="RU" fo:font-style="italic" officeooo:rsid="00994bf0" style:font-style-asian="italic" style:font-style-complex="italic"/>
    </style:style>
    <style:style style:name="T637" style:family="text">
      <style:text-properties fo:language="ru" fo:country="RU" fo:font-style="italic" officeooo:rsid="02b5eea8" style:font-style-asian="italic" style:font-style-complex="italic"/>
    </style:style>
    <style:style style:name="T638" style:family="text">
      <style:text-properties fo:language="ru" fo:country="RU" fo:font-style="italic" officeooo:rsid="009bf573" style:font-style-asian="italic" style:font-style-complex="italic"/>
    </style:style>
    <style:style style:name="T639" style:family="text">
      <style:text-properties officeooo:rsid="02b02c21"/>
    </style:style>
    <style:style style:name="T640" style:family="text">
      <style:text-properties officeooo:rsid="009c2d2e"/>
    </style:style>
    <style:style style:name="T641" style:family="text">
      <style:text-properties officeooo:rsid="02b282a9"/>
    </style:style>
    <style:style style:name="T642" style:family="text">
      <style:text-properties fo:language="ru" fo:country="RU" officeooo:rsid="02b1cad3"/>
    </style:style>
    <style:style style:name="T643" style:family="text">
      <style:text-properties fo:language="ru" fo:country="RU" officeooo:rsid="02b282a9"/>
    </style:style>
    <style:style style:name="T644" style:family="text">
      <style:text-properties fo:language="ru" fo:country="RU" officeooo:rsid="009c2d2e"/>
    </style:style>
    <style:style style:name="T645" style:family="text">
      <style:text-properties officeooo:rsid="02bc178a"/>
    </style:style>
    <style:style style:name="T646" style:family="text">
      <style:text-properties officeooo:rsid="009c5849"/>
    </style:style>
    <style:style style:name="T647" style:family="text">
      <style:text-properties officeooo:rsid="009db017"/>
    </style:style>
    <style:style style:name="T648" style:family="text">
      <style:text-properties officeooo:rsid="009fa6ef"/>
    </style:style>
    <style:style style:name="T649" style:family="text">
      <style:text-properties officeooo:rsid="02b36519"/>
    </style:style>
    <style:style style:name="T650" style:family="text">
      <style:text-properties officeooo:rsid="00a0fed5"/>
    </style:style>
    <style:style style:name="T651" style:family="text">
      <style:text-properties officeooo:rsid="00a190af"/>
    </style:style>
    <style:style style:name="T652" style:family="text">
      <style:text-properties fo:language="en" fo:country="US" officeooo:rsid="02cc62ea"/>
    </style:style>
    <style:style style:name="T653" style:family="text">
      <style:text-properties fo:language="en" fo:country="US" officeooo:rsid="00a26c20"/>
    </style:style>
    <style:style style:name="T654" style:family="text">
      <style:text-properties fo:language="ru" fo:country="RU" officeooo:rsid="02d2bd55"/>
    </style:style>
    <style:style style:name="T655" style:family="text">
      <style:text-properties fo:language="ru" fo:country="RU" officeooo:rsid="00a26c20"/>
    </style:style>
    <style:style style:name="T656" style:family="text">
      <style:text-properties fo:language="ru" fo:country="RU" officeooo:rsid="03390ad4"/>
    </style:style>
    <style:style style:name="T657" style:family="text">
      <style:text-properties fo:language="ru" fo:country="RU" officeooo:rsid="00a42499"/>
    </style:style>
    <style:style style:name="T658" style:family="text">
      <style:text-properties fo:language="ru" fo:country="RU" officeooo:rsid="03390ad4" fo:background-color="transparent" loext:char-shading-value="0"/>
    </style:style>
    <style:style style:name="T659" style:family="text">
      <style:text-properties fo:language="ru" fo:country="RU" officeooo:rsid="00a42499" fo:background-color="transparent" loext:char-shading-value="0"/>
    </style:style>
    <style:style style:name="T660" style:family="text">
      <style:text-properties fo:language="ru" fo:country="RU" officeooo:rsid="02d2bd55" fo:background-color="transparent" loext:char-shading-value="0"/>
    </style:style>
    <style:style style:name="T661" style:family="text">
      <style:text-properties fo:language="ru" fo:country="RU" officeooo:rsid="00a5b407" fo:background-color="transparent" loext:char-shading-value="0"/>
    </style:style>
    <style:style style:name="T662" style:family="text">
      <style:text-properties fo:language="ru" fo:country="RU" fo:font-style="normal" fo:background-color="transparent" loext:char-shading-value="0" style:font-style-asian="normal" style:font-style-complex="normal"/>
    </style:style>
    <style:style style:name="T663" style:family="text">
      <style:text-properties fo:language="ru" fo:country="RU" fo:font-style="normal" officeooo:rsid="03390ad4" fo:background-color="transparent" loext:char-shading-value="0" style:font-style-asian="normal" style:font-style-complex="normal"/>
    </style:style>
    <style:style style:name="T664" style:family="text">
      <style:text-properties fo:language="ru" fo:country="RU" officeooo:rsid="033a13c3"/>
    </style:style>
    <style:style style:name="T665" style:family="text">
      <style:text-properties officeooo:rsid="00a80bb1"/>
    </style:style>
    <style:style style:name="T666" style:family="text">
      <style:text-properties officeooo:rsid="02d2eb79"/>
    </style:style>
    <style:style style:name="T667" style:family="text">
      <style:text-properties fo:language="ru" fo:country="RU" fo:font-style="italic" officeooo:rsid="00a9f029" style:font-style-asian="italic" style:font-style-complex="italic"/>
    </style:style>
    <style:style style:name="T668" style:family="text">
      <style:text-properties fo:language="ru" fo:country="RU" fo:font-style="italic" fo:background-color="#ffff00" loext:char-shading-value="0" style:font-style-asian="italic" style:font-style-complex="italic"/>
    </style:style>
    <style:style style:name="T669" style:family="text">
      <style:text-properties officeooo:rsid="00a9f029"/>
    </style:style>
    <style:style style:name="T670" style:family="text">
      <style:text-properties fo:language="ru" fo:country="RU" officeooo:rsid="00a9f029"/>
    </style:style>
    <style:style style:name="T671" style:family="text">
      <style:text-properties officeooo:rsid="00aa4753"/>
    </style:style>
    <style:style style:name="T672" style:family="text">
      <style:text-properties officeooo:rsid="00aa4d4d"/>
    </style:style>
    <style:style style:name="T673" style:family="text">
      <style:text-properties fo:language="ru" fo:country="RU" officeooo:rsid="02d2eb79"/>
    </style:style>
    <style:style style:name="T674" style:family="text">
      <style:text-properties fo:language="ru" fo:country="RU" officeooo:rsid="02d2eb79" fo:background-color="transparent" loext:char-shading-value="0"/>
    </style:style>
    <style:style style:name="T675" style:family="text">
      <style:text-properties officeooo:rsid="02d35170"/>
    </style:style>
    <style:style style:name="T676" style:family="text">
      <style:text-properties fo:language="en" fo:country="US" officeooo:rsid="00ade673"/>
    </style:style>
    <style:style style:name="T677" style:family="text">
      <style:text-properties officeooo:rsid="00ade673"/>
    </style:style>
    <style:style style:name="T678" style:family="text">
      <style:text-properties fo:language="en" fo:country="US" officeooo:rsid="00af457d"/>
    </style:style>
    <style:style style:name="T679" style:family="text">
      <style:text-properties officeooo:rsid="00af457d"/>
    </style:style>
    <style:style style:name="T680" style:family="text">
      <style:text-properties officeooo:rsid="00b056aa"/>
    </style:style>
    <style:style style:name="T681" style:family="text">
      <style:text-properties officeooo:rsid="02d5aacc"/>
    </style:style>
    <style:style style:name="T682" style:family="text">
      <style:text-properties officeooo:rsid="00bbf109"/>
    </style:style>
    <style:style style:name="T683" style:family="text">
      <style:text-properties fo:language="ru" fo:country="RU" fo:font-style="normal" style:font-style-asian="normal" style:font-style-complex="normal"/>
    </style:style>
    <style:style style:name="T684" style:family="text">
      <style:text-properties fo:language="ru" fo:country="RU" fo:font-style="normal" officeooo:rsid="00bbf109" style:font-style-asian="normal" style:font-style-complex="normal"/>
    </style:style>
    <style:style style:name="T685" style:family="text">
      <style:text-properties officeooo:rsid="00be4c7a"/>
    </style:style>
    <style:style style:name="T686" style:family="text">
      <style:text-properties officeooo:rsid="02d7b94c"/>
    </style:style>
    <style:style style:name="T687" style:family="text">
      <style:text-properties officeooo:rsid="00bf98a6"/>
    </style:style>
    <style:style style:name="T688" style:family="text">
      <style:text-properties officeooo:rsid="02d9a952"/>
    </style:style>
    <style:style style:name="T689" style:family="text">
      <style:text-properties fo:language="ru" fo:country="RU" fo:font-style="normal" officeooo:rsid="00bf98a6" style:font-style-asian="normal" style:font-style-complex="normal"/>
    </style:style>
    <style:style style:name="T690" style:family="text">
      <style:text-properties officeooo:rsid="00c045c7"/>
    </style:style>
    <style:style style:name="T691" style:family="text">
      <style:text-properties officeooo:rsid="02d7f38f"/>
    </style:style>
    <style:style style:name="T692" style:family="text">
      <style:text-properties fo:language="uk" fo:country="UA" officeooo:rsid="02d9a952"/>
    </style:style>
    <style:style style:name="T693" style:family="text">
      <style:text-properties fo:language="ru" fo:country="RU" fo:font-style="normal" officeooo:rsid="02d9a952" style:font-style-asian="normal" style:font-style-complex="normal"/>
    </style:style>
    <style:style style:name="T694" style:family="text">
      <style:text-properties fo:language="ru" fo:country="RU" fo:font-style="normal" officeooo:rsid="02db3af5" style:font-style-asian="normal" style:font-style-complex="normal"/>
    </style:style>
    <style:style style:name="T695" style:family="text">
      <style:text-properties fo:language="ru" fo:country="RU" fo:font-style="normal" officeooo:rsid="00c052a1" style:font-style-asian="normal" style:font-style-complex="normal"/>
    </style:style>
    <style:style style:name="T696" style:family="text">
      <style:text-properties officeooo:rsid="00c052a1"/>
    </style:style>
    <style:style style:name="T697" style:family="text">
      <style:text-properties officeooo:rsid="02db3af5"/>
    </style:style>
    <style:style style:name="T698" style:family="text">
      <style:text-properties officeooo:rsid="02dc1565"/>
    </style:style>
    <style:style style:name="T699" style:family="text">
      <style:text-properties officeooo:rsid="00b21120"/>
    </style:style>
    <style:style style:name="T700" style:family="text">
      <style:text-properties officeooo:rsid="0283b520"/>
    </style:style>
    <style:style style:name="T701" style:family="text">
      <style:text-properties officeooo:rsid="02dd9769"/>
    </style:style>
    <style:style style:name="T702" style:family="text">
      <style:text-properties officeooo:rsid="00b28802"/>
    </style:style>
    <style:style style:name="T703" style:family="text">
      <style:text-properties officeooo:rsid="02df8728"/>
    </style:style>
    <style:style style:name="T704" style:family="text">
      <style:text-properties officeooo:rsid="00b3fc80"/>
    </style:style>
    <style:style style:name="T705" style:family="text">
      <style:text-properties officeooo:rsid="02dfa2bc"/>
    </style:style>
    <style:style style:name="T706" style:family="text">
      <style:text-properties officeooo:rsid="02e27a9b"/>
    </style:style>
    <style:style style:name="T707" style:family="text">
      <style:text-properties fo:language="uk" fo:country="UA" officeooo:rsid="02e27a9b"/>
    </style:style>
    <style:style style:name="T708" style:family="text">
      <style:text-properties officeooo:rsid="02e1c0b4"/>
    </style:style>
    <style:style style:name="T709" style:family="text">
      <style:text-properties fo:language="uk" fo:country="UA" officeooo:rsid="02e42229"/>
    </style:style>
    <style:style style:name="T710" style:family="text">
      <style:text-properties officeooo:rsid="02e42229"/>
    </style:style>
    <style:style style:name="T711" style:family="text">
      <style:text-properties fo:language="ru" fo:country="RU" officeooo:rsid="02e27a9b"/>
    </style:style>
    <style:style style:name="T712" style:family="text">
      <style:text-properties fo:language="ru" fo:country="RU" officeooo:rsid="00b5d039" fo:background-color="transparent" loext:char-shading-value="0"/>
    </style:style>
    <style:style style:name="T713" style:family="text">
      <style:text-properties fo:language="ru" fo:country="RU" officeooo:rsid="00b6c7bb" fo:background-color="transparent" loext:char-shading-value="0"/>
    </style:style>
    <style:style style:name="T714" style:family="text">
      <style:text-properties officeooo:rsid="02e3fad6"/>
    </style:style>
    <style:style style:name="T715" style:family="text">
      <style:text-properties officeooo:rsid="02e3fad6" fo:background-color="transparent" loext:char-shading-value="0"/>
    </style:style>
    <style:style style:name="T716" style:family="text">
      <style:text-properties officeooo:rsid="00b6c7bb"/>
    </style:style>
    <style:style style:name="T717" style:family="text">
      <style:text-properties officeooo:rsid="00b825ef"/>
    </style:style>
    <style:style style:name="T718" style:family="text">
      <style:text-properties fo:font-style="italic" style:font-style-asian="italic"/>
    </style:style>
    <style:style style:name="T719" style:family="text">
      <style:text-properties fo:language="ru" fo:country="RU" fo:font-style="italic" style:font-style-asian="italic"/>
    </style:style>
    <style:style style:name="T720" style:family="text">
      <style:text-properties officeooo:rsid="00b9c598"/>
    </style:style>
    <style:style style:name="T721" style:family="text">
      <style:text-properties officeooo:rsid="02e4f272"/>
    </style:style>
    <style:style style:name="T722" style:family="text">
      <style:text-properties officeooo:rsid="00ba60d2"/>
    </style:style>
    <style:style style:name="T723" style:family="text">
      <style:text-properties fo:language="ru" fo:country="RU" officeooo:rsid="02d6df77"/>
    </style:style>
    <style:style style:name="T724" style:family="text">
      <style:text-properties fo:language="ru" fo:country="RU" fo:font-style="italic" officeooo:rsid="00c1e4e3" style:font-style-asian="italic" style:font-style-complex="italic"/>
    </style:style>
    <style:style style:name="T725" style:family="text">
      <style:text-properties fo:language="ru" fo:country="RU" fo:font-style="italic" officeooo:rsid="00c20ba5" style:font-style-asian="italic" style:font-style-complex="italic"/>
    </style:style>
    <style:style style:name="T726" style:family="text">
      <style:text-properties officeooo:rsid="02e676ea"/>
    </style:style>
    <style:style style:name="T727" style:family="text">
      <style:text-properties fo:language="ru" fo:country="RU" fo:font-style="italic" officeooo:rsid="02e676ea" style:font-style-asian="italic" style:font-style-complex="italic"/>
    </style:style>
    <style:style style:name="T728" style:family="text">
      <style:text-properties officeooo:rsid="00c20ba5"/>
    </style:style>
    <style:style style:name="T729" style:family="text">
      <style:text-properties officeooo:rsid="00c321bd"/>
    </style:style>
    <style:style style:name="T730" style:family="text">
      <style:text-properties fo:language="en" fo:country="US" officeooo:rsid="02e676ea"/>
    </style:style>
    <style:style style:name="T731" style:family="text">
      <style:text-properties fo:language="ru" fo:country="RU" fo:font-style="italic" officeooo:rsid="00c321bd" style:font-style-asian="italic" style:font-style-complex="italic"/>
    </style:style>
    <style:style style:name="T732" style:family="text">
      <style:text-properties fo:language="en" fo:country="US" fo:font-style="italic" officeooo:rsid="02e676ea" style:font-style-asian="italic" style:font-style-complex="italic"/>
    </style:style>
    <style:style style:name="T733" style:family="text">
      <style:text-properties officeooo:rsid="02e6dc44"/>
    </style:style>
    <style:style style:name="T734" style:family="text">
      <style:text-properties officeooo:rsid="00c37899"/>
    </style:style>
    <style:style style:name="T735" style:family="text">
      <style:text-properties officeooo:rsid="00c42bee"/>
    </style:style>
    <style:style style:name="T736" style:family="text">
      <style:text-properties officeooo:rsid="00c55d43"/>
    </style:style>
    <style:style style:name="T737" style:family="text">
      <style:text-properties officeooo:rsid="02e7c6ee"/>
    </style:style>
    <style:style style:name="T738" style:family="text">
      <style:text-properties officeooo:rsid="02e911fc"/>
    </style:style>
    <style:style style:name="T739" style:family="text">
      <style:text-properties officeooo:rsid="00c621dc"/>
    </style:style>
    <style:style style:name="T740" style:family="text">
      <style:text-properties officeooo:rsid="00c72a73"/>
    </style:style>
    <style:style style:name="T741" style:family="text">
      <style:text-properties officeooo:rsid="02ea9190"/>
    </style:style>
    <style:style style:name="T742" style:family="text">
      <style:text-properties officeooo:rsid="02ebeba3"/>
    </style:style>
    <style:style style:name="T743" style:family="text">
      <style:text-properties officeooo:rsid="00c7853d"/>
    </style:style>
    <style:style style:name="T744" style:family="text">
      <style:text-properties fo:language="uk" fo:country="UA" officeooo:rsid="02ee2bea"/>
    </style:style>
    <style:style style:name="T745" style:family="text">
      <style:text-properties officeooo:rsid="02eeb606"/>
    </style:style>
    <style:style style:name="T746" style:family="text">
      <style:text-properties officeooo:rsid="02ef850e"/>
    </style:style>
    <style:style style:name="T747" style:family="text">
      <style:text-properties fo:language="ru" fo:country="RU" fo:font-style="italic" officeooo:rsid="02f12cc2" style:font-style-asian="italic" style:font-style-complex="italic"/>
    </style:style>
    <style:style style:name="T748" style:family="text">
      <style:text-properties officeooo:rsid="02f20ba1"/>
    </style:style>
    <style:style style:name="T749" style:family="text">
      <style:text-properties officeooo:rsid="00c8e547"/>
    </style:style>
    <style:style style:name="T750" style:family="text">
      <style:text-properties officeooo:rsid="02f46193"/>
    </style:style>
    <style:style style:name="T751" style:family="text">
      <style:text-properties officeooo:rsid="00c9804a"/>
    </style:style>
    <style:style style:name="T752" style:family="text">
      <style:text-properties officeooo:rsid="02f4e6d5"/>
    </style:style>
    <style:style style:name="T753" style:family="text">
      <style:text-properties officeooo:rsid="00c9df80"/>
    </style:style>
    <style:style style:name="T754" style:family="text">
      <style:text-properties officeooo:rsid="00cac3e2"/>
    </style:style>
    <style:style style:name="T755" style:family="text">
      <style:text-properties officeooo:rsid="02f68d0c"/>
    </style:style>
    <style:style style:name="T756" style:family="text">
      <style:text-properties officeooo:rsid="00cc2bf8"/>
    </style:style>
    <style:style style:name="T757" style:family="text">
      <style:text-properties officeooo:rsid="02f7b90b"/>
    </style:style>
    <style:style style:name="T758" style:family="text">
      <style:text-properties fo:language="ru" fo:country="RU" officeooo:rsid="02f8f0a6"/>
    </style:style>
    <style:style style:name="T759" style:family="text">
      <style:text-properties fo:language="ru" fo:country="RU" officeooo:rsid="00cc2bf8"/>
    </style:style>
    <style:style style:name="T760" style:family="text">
      <style:text-properties fo:language="ru" fo:country="RU" officeooo:rsid="02fc01e8"/>
    </style:style>
    <style:style style:name="T761" style:family="text">
      <style:text-properties fo:language="ru" fo:country="RU" officeooo:rsid="02fc01e8" fo:background-color="transparent" loext:char-shading-value="0"/>
    </style:style>
    <style:style style:name="T762" style:family="text">
      <style:text-properties fo:language="ru" fo:country="RU" officeooo:rsid="03080c9e"/>
    </style:style>
    <style:style style:name="T763" style:family="text">
      <style:text-properties fo:language="ru" fo:country="RU" officeooo:rsid="02fa1757"/>
    </style:style>
    <style:style style:name="T764" style:family="text">
      <style:text-properties officeooo:rsid="02fa1757"/>
    </style:style>
    <style:style style:name="T765" style:family="text">
      <style:text-properties officeooo:rsid="02fbc02c"/>
    </style:style>
    <style:style style:name="T766" style:family="text">
      <style:text-properties officeooo:rsid="02fc01e8"/>
    </style:style>
    <style:style style:name="T767" style:family="text">
      <style:text-properties officeooo:rsid="030656a9"/>
    </style:style>
    <style:style style:name="T768" style:family="text">
      <style:text-properties officeooo:rsid="03015435"/>
    </style:style>
    <style:style style:name="T769" style:family="text">
      <style:text-properties officeooo:rsid="030289dc"/>
    </style:style>
    <style:style style:name="T770" style:family="text">
      <style:text-properties officeooo:rsid="02fd0092"/>
    </style:style>
    <style:style style:name="T771" style:family="text">
      <style:text-properties officeooo:rsid="03035b6f"/>
    </style:style>
    <style:style style:name="T772" style:family="text">
      <style:text-properties officeooo:rsid="03055294"/>
    </style:style>
    <style:style style:name="T773" style:family="text">
      <style:text-properties officeooo:rsid="03080c9e"/>
    </style:style>
    <style:style style:name="T774" style:family="text">
      <style:text-properties fo:language="ru" fo:country="RU" officeooo:rsid="03080c9e" fo:background-color="transparent" loext:char-shading-value="0"/>
    </style:style>
    <style:style style:name="T775" style:family="text">
      <style:text-properties fo:language="ru" fo:country="RU" officeooo:rsid="00cc8ddf"/>
    </style:style>
    <style:style style:name="T776" style:family="text">
      <style:text-properties officeooo:rsid="0308b924"/>
    </style:style>
    <style:style style:name="T777" style:family="text">
      <style:text-properties officeooo:rsid="00cc8ddf"/>
    </style:style>
    <style:style style:name="T778" style:family="text">
      <style:text-properties officeooo:rsid="00ce1bc9"/>
    </style:style>
    <style:style style:name="T779" style:family="text">
      <style:text-properties officeooo:rsid="00cf434c"/>
    </style:style>
    <style:style style:name="T780" style:family="text">
      <style:text-properties officeooo:rsid="00d0e1ad"/>
    </style:style>
    <style:style style:name="T781" style:family="text">
      <style:text-properties officeooo:rsid="0308ff89"/>
    </style:style>
    <style:style style:name="T782" style:family="text">
      <style:text-properties officeooo:rsid="00d4e6e2"/>
    </style:style>
    <style:style style:name="T783" style:family="text">
      <style:text-properties officeooo:rsid="00e0ab62"/>
    </style:style>
    <style:style style:name="T784" style:family="text">
      <style:text-properties officeooo:rsid="00d3e2cb"/>
    </style:style>
    <style:style style:name="T785" style:family="text">
      <style:text-properties officeooo:rsid="00d2c268"/>
    </style:style>
    <style:style style:name="T786" style:family="text">
      <style:text-properties officeooo:rsid="00d66c4c"/>
    </style:style>
    <style:style style:name="T787" style:family="text">
      <style:text-properties officeooo:rsid="030a3560"/>
    </style:style>
    <style:style style:name="T788" style:family="text">
      <style:text-properties officeooo:rsid="00d3f096"/>
    </style:style>
    <style:style style:name="T789" style:family="text">
      <style:text-properties officeooo:rsid="030ab0a9"/>
    </style:style>
    <style:style style:name="T790" style:family="text">
      <style:text-properties officeooo:rsid="00d5b7f7"/>
    </style:style>
    <style:style style:name="T791" style:family="text">
      <style:text-properties officeooo:rsid="00d5de4b"/>
    </style:style>
    <style:style style:name="T792" style:family="text">
      <style:text-properties officeooo:rsid="030ca716"/>
    </style:style>
    <style:style style:name="T793" style:family="text">
      <style:text-properties officeooo:rsid="00deb913"/>
    </style:style>
    <style:style style:name="T794" style:family="text">
      <style:text-properties officeooo:rsid="030dc6c0"/>
    </style:style>
    <style:style style:name="T795" style:family="text">
      <style:text-properties officeooo:rsid="030f40bd"/>
    </style:style>
    <style:style style:name="T796" style:family="text">
      <style:text-properties officeooo:rsid="00d67e1b"/>
    </style:style>
    <style:style style:name="T797" style:family="text">
      <style:text-properties officeooo:rsid="03105710"/>
    </style:style>
    <style:style style:name="T798" style:family="text">
      <style:text-properties officeooo:rsid="00d85ea4"/>
    </style:style>
    <style:style style:name="T799" style:family="text">
      <style:text-properties officeooo:rsid="00d92365"/>
    </style:style>
    <style:style style:name="T800" style:family="text">
      <style:text-properties officeooo:rsid="00dab151"/>
    </style:style>
    <style:style style:name="T801" style:family="text">
      <style:text-properties fo:language="uk" fo:country="UA" officeooo:rsid="031275b9"/>
    </style:style>
    <style:style style:name="T802" style:family="text">
      <style:text-properties officeooo:rsid="031275b9"/>
    </style:style>
    <style:style style:name="T803" style:family="text">
      <style:text-properties officeooo:rsid="03151cd0"/>
    </style:style>
    <style:style style:name="T804" style:family="text">
      <style:text-properties officeooo:rsid="03141f41"/>
    </style:style>
    <style:style style:name="T805" style:family="text">
      <style:text-properties officeooo:rsid="00dc1020"/>
    </style:style>
    <style:style style:name="T806" style:family="text">
      <style:text-properties officeooo:rsid="00dcffd1"/>
    </style:style>
    <style:style style:name="T807" style:family="text">
      <style:text-properties officeooo:rsid="03164e99"/>
    </style:style>
    <style:style style:name="T808" style:family="text">
      <style:text-properties officeooo:rsid="00e0d469"/>
    </style:style>
    <style:style style:name="T809" style:family="text">
      <style:text-properties officeooo:rsid="00dd0704"/>
    </style:style>
    <style:style style:name="T810" style:family="text">
      <style:text-properties fo:language="en" fo:country="US" officeooo:rsid="0316d8c8"/>
    </style:style>
    <style:style style:name="T811" style:family="text">
      <style:text-properties officeooo:rsid="0316d8c8"/>
    </style:style>
    <style:style style:name="T812" style:family="text">
      <style:text-properties officeooo:rsid="0318ab6d"/>
    </style:style>
    <style:style style:name="T813" style:family="text">
      <style:text-properties fo:language="ru" fo:country="RU" officeooo:rsid="00deb913"/>
    </style:style>
    <style:style style:name="T814" style:family="text">
      <style:text-properties officeooo:rsid="00df28e8"/>
    </style:style>
    <style:style style:name="T815" style:family="text">
      <style:text-properties fo:language="ru" fo:country="RU" officeooo:rsid="00e1c528"/>
    </style:style>
    <style:style style:name="T816" style:family="text">
      <style:text-properties officeooo:rsid="0319bd22"/>
    </style:style>
    <style:style style:name="T817" style:family="text">
      <style:text-properties officeooo:rsid="031a689f"/>
    </style:style>
    <style:style style:name="T818" style:family="text">
      <style:text-properties officeooo:rsid="00dfe376"/>
    </style:style>
    <style:style style:name="T819" style:family="text">
      <style:text-properties officeooo:rsid="031b45f8"/>
    </style:style>
    <style:style style:name="T820" style:family="text">
      <style:text-properties fo:language="ru" fo:country="RU" officeooo:rsid="00dfe376"/>
    </style:style>
    <style:style style:name="T821" style:family="text">
      <style:text-properties fo:language="ru" fo:country="RU" officeooo:rsid="031b45f8"/>
    </style:style>
    <style:style style:name="T822" style:family="text">
      <style:text-properties fo:language="ru" fo:country="RU" officeooo:rsid="00dfe376" fo:background-color="transparent" loext:char-shading-value="0"/>
    </style:style>
    <style:style style:name="T823" style:family="text">
      <style:text-properties officeooo:rsid="031bb0f8"/>
    </style:style>
    <style:style style:name="T824" style:family="text">
      <style:text-properties officeooo:rsid="00e032c2"/>
    </style:style>
    <style:style style:name="T825" style:family="text">
      <style:text-properties fo:language="ru" fo:country="RU" officeooo:rsid="031bb0f8"/>
    </style:style>
    <style:style style:name="T826" style:family="text">
      <style:text-properties fo:language="ru" fo:country="RU" officeooo:rsid="00e032c2"/>
    </style:style>
    <style:style style:name="T827" style:family="text">
      <style:text-properties fo:language="ru" fo:country="RU" officeooo:rsid="00e2c59b"/>
    </style:style>
    <style:style style:name="T828" style:family="text">
      <style:text-properties fo:language="en" fo:country="US" officeooo:rsid="00e2c59b"/>
    </style:style>
    <style:style style:name="T829" style:family="text">
      <style:text-properties fo:language="ru" fo:country="RU" officeooo:rsid="00f33f88"/>
    </style:style>
    <style:style style:name="T830" style:family="text">
      <style:text-properties fo:language="ru" fo:country="RU" officeooo:rsid="02e57108"/>
    </style:style>
    <style:style style:name="T831" style:family="text">
      <style:text-properties fo:language="uk" fo:country="UA" officeooo:rsid="02e57108"/>
    </style:style>
    <style:style style:name="T832" style:family="text">
      <style:text-properties officeooo:rsid="02d6df77"/>
    </style:style>
    <style:style style:name="T833" style:family="text">
      <style:text-properties fo:language="uk" fo:country="UA" officeooo:rsid="031bbfed"/>
    </style:style>
    <style:style style:name="T834" style:family="text">
      <style:text-properties officeooo:rsid="031bbfed"/>
    </style:style>
    <style:style style:name="T835" style:family="text">
      <style:text-properties officeooo:rsid="031d172f"/>
    </style:style>
    <style:style style:name="T836" style:family="text">
      <style:text-properties fo:language="uk" fo:country="UA" officeooo:rsid="00e42614"/>
    </style:style>
    <style:style style:name="T837" style:family="text">
      <style:text-properties fo:language="ru" fo:country="RU" officeooo:rsid="00e42614"/>
    </style:style>
    <style:style style:name="T838" style:family="text">
      <style:text-properties officeooo:rsid="00e6945b"/>
    </style:style>
    <style:style style:name="T839" style:family="text">
      <style:text-properties officeooo:rsid="031d37d2"/>
    </style:style>
    <style:style style:name="T840" style:family="text">
      <style:text-properties officeooo:rsid="00e8e4e5"/>
    </style:style>
    <style:style style:name="T841" style:family="text">
      <style:text-properties officeooo:rsid="00f7e6ff"/>
    </style:style>
    <style:style style:name="T842" style:family="text">
      <style:text-properties officeooo:rsid="00e9a721"/>
    </style:style>
    <style:style style:name="T843" style:family="text">
      <style:text-properties officeooo:rsid="00f4fb4d"/>
    </style:style>
    <style:style style:name="T844" style:family="text">
      <style:text-properties officeooo:rsid="00ea85e8"/>
    </style:style>
    <style:style style:name="T845" style:family="text">
      <style:text-properties officeooo:rsid="00ecc719"/>
    </style:style>
    <style:style style:name="T846" style:family="text">
      <style:text-properties officeooo:rsid="031e1930"/>
    </style:style>
    <style:style style:name="T847" style:family="text">
      <style:text-properties officeooo:rsid="00edd762"/>
    </style:style>
    <style:style style:name="T848" style:family="text">
      <style:text-properties officeooo:rsid="00eb2c04"/>
    </style:style>
    <style:style style:name="T849" style:family="text">
      <style:text-properties officeooo:rsid="00eec376"/>
    </style:style>
    <style:style style:name="T850" style:family="text">
      <style:text-properties officeooo:rsid="01053f6d"/>
    </style:style>
    <style:style style:name="T851" style:family="text">
      <style:text-properties officeooo:rsid="00f82e8c"/>
    </style:style>
    <style:style style:name="T852" style:family="text">
      <style:text-properties officeooo:rsid="00f0898b"/>
    </style:style>
    <style:style style:name="T853" style:family="text">
      <style:text-properties officeooo:rsid="031ed35e"/>
    </style:style>
    <style:style style:name="T854" style:family="text">
      <style:text-properties officeooo:rsid="00f18ee9"/>
    </style:style>
    <style:style style:name="T855" style:family="text">
      <style:text-properties officeooo:rsid="00f2a172"/>
    </style:style>
    <style:style style:name="T856" style:family="text">
      <style:text-properties officeooo:rsid="010142e3"/>
    </style:style>
    <style:style style:name="T857" style:family="text">
      <style:text-properties officeooo:rsid="00f49d59"/>
    </style:style>
    <style:style style:name="T858" style:family="text">
      <style:text-properties officeooo:rsid="00f665fd"/>
    </style:style>
    <style:style style:name="T859" style:family="text">
      <style:text-properties officeooo:rsid="00fa90f5"/>
    </style:style>
    <style:style style:name="T860" style:family="text">
      <style:text-properties officeooo:rsid="00fa1764"/>
    </style:style>
    <style:style style:name="T861" style:family="text">
      <style:text-properties officeooo:rsid="00fbc5f1"/>
    </style:style>
    <style:style style:name="T862" style:family="text">
      <style:text-properties officeooo:rsid="00fc8b22"/>
    </style:style>
    <style:style style:name="T863" style:family="text">
      <style:text-properties officeooo:rsid="00fd6cc6"/>
    </style:style>
    <style:style style:name="T864" style:family="text">
      <style:text-properties officeooo:rsid="00ff5499"/>
    </style:style>
    <style:style style:name="T865" style:family="text">
      <style:text-properties officeooo:rsid="0101af7b"/>
    </style:style>
    <style:style style:name="T866" style:family="text">
      <style:text-properties officeooo:rsid="0106c4e9"/>
    </style:style>
    <style:style style:name="T867" style:family="text">
      <style:text-properties fo:language="uk" fo:country="UA" officeooo:rsid="01053f6d"/>
    </style:style>
    <style:style style:name="T868" style:family="text">
      <style:text-properties fo:language="uk" fo:country="UA" officeooo:rsid="031ed35e"/>
    </style:style>
    <style:style style:name="T869" style:family="text">
      <style:text-properties officeooo:rsid="01037842"/>
    </style:style>
    <style:style style:name="T870" style:family="text">
      <style:text-properties officeooo:rsid="0108ae8b"/>
    </style:style>
    <style:style style:name="T871" style:family="text">
      <style:text-properties officeooo:rsid="010a7c81"/>
    </style:style>
    <style:style style:name="T872" style:family="text">
      <style:text-properties officeooo:rsid="0108da9d"/>
    </style:style>
    <style:style style:name="T873" style:family="text">
      <style:text-properties officeooo:rsid="03203c77"/>
    </style:style>
    <style:style style:name="T874" style:family="text">
      <style:text-properties officeooo:rsid="010b2c97"/>
    </style:style>
    <style:style style:name="T875" style:family="text">
      <style:text-properties officeooo:rsid="010c493e"/>
    </style:style>
    <style:style style:name="T876" style:family="text">
      <style:text-properties officeooo:rsid="010d73b7"/>
    </style:style>
    <style:style style:name="T877" style:family="text">
      <style:text-properties fo:language="uk" fo:country="UA" officeooo:rsid="010d73b7"/>
    </style:style>
    <style:style style:name="T878" style:family="text">
      <style:text-properties officeooo:rsid="0330a244"/>
    </style:style>
    <style:style style:name="T879" style:family="text">
      <style:text-properties officeooo:rsid="0333fb85"/>
    </style:style>
    <style:style style:name="T880" style:family="text">
      <style:text-properties officeooo:rsid="0321d807"/>
    </style:style>
    <style:style style:name="T881" style:family="text">
      <style:text-properties fo:language="ru" fo:country="RU" officeooo:rsid="0330a244"/>
    </style:style>
    <style:style style:name="T882" style:family="text">
      <style:text-properties fo:language="ru" fo:country="RU" officeooo:rsid="03318a22"/>
    </style:style>
    <style:style style:name="T883" style:family="text">
      <style:text-properties fo:language="ru" fo:country="RU" officeooo:rsid="03334325"/>
    </style:style>
    <style:style style:name="T884" style:family="text">
      <style:text-properties fo:language="uk" fo:country="UA" officeooo:rsid="03318a22"/>
    </style:style>
    <style:style style:name="T885" style:family="text">
      <style:text-properties fo:language="ru" fo:country="RU" officeooo:rsid="0333fb85"/>
    </style:style>
    <style:style style:name="T886" style:family="text">
      <style:text-properties officeooo:rsid="03334325"/>
    </style:style>
    <style:style style:name="T887" style:family="text">
      <style:text-properties officeooo:rsid="0342dbf8"/>
    </style:style>
    <style:style style:name="T888" style:family="text">
      <style:text-properties fo:language="uk" fo:country="UA" officeooo:rsid="03334325"/>
    </style:style>
    <style:style style:name="T889" style:family="text">
      <style:text-properties officeooo:rsid="03349f87"/>
    </style:style>
    <style:style style:name="T890" style:family="text">
      <style:text-properties officeooo:rsid="01120d0e"/>
    </style:style>
    <style:style style:name="T891" style:family="text">
      <style:text-properties officeooo:rsid="0322c35c"/>
    </style:style>
    <style:style style:name="T892" style:family="text">
      <style:text-properties officeooo:rsid="0112050c"/>
    </style:style>
    <style:style style:name="T893" style:family="text">
      <style:text-properties fo:language="ru" fo:country="RU" officeooo:rsid="01120d0e"/>
    </style:style>
    <style:style style:name="T894" style:family="text">
      <style:text-properties officeooo:rsid="0112548e"/>
    </style:style>
    <style:style style:name="T895" style:family="text">
      <style:text-properties officeooo:rsid="0323a38a"/>
    </style:style>
    <style:style style:name="T896" style:family="text">
      <style:text-properties fo:language="ru" fo:country="RU" officeooo:rsid="0323a38a"/>
    </style:style>
    <style:style style:name="T897" style:family="text">
      <style:text-properties officeooo:rsid="032595ae"/>
    </style:style>
    <style:style style:name="T898" style:family="text">
      <style:text-properties officeooo:rsid="01137adc"/>
    </style:style>
    <style:style style:name="T899" style:family="text">
      <style:text-properties fo:language="ru" fo:country="RU" officeooo:rsid="032595ae"/>
    </style:style>
    <style:style style:name="T900" style:family="text">
      <style:text-properties fo:language="ru" fo:country="RU" officeooo:rsid="01137adc"/>
    </style:style>
    <style:style style:name="T901" style:family="text">
      <style:text-properties officeooo:rsid="0326d22e"/>
    </style:style>
    <style:style style:name="T902" style:family="text">
      <style:text-properties officeooo:rsid="01155272"/>
    </style:style>
    <style:style style:name="T903" style:family="text">
      <style:text-properties officeooo:rsid="00579543"/>
    </style:style>
    <style:style style:name="T904" style:family="text">
      <style:text-properties officeooo:rsid="006ac053"/>
    </style:style>
    <style:style style:name="T905" style:family="text">
      <style:text-properties fo:color="#0000ff" loext:opacity="100%"/>
    </style:style>
    <style:style style:name="T906" style:family="text">
      <style:text-properties style:font-name="Liberation Serif" fo:font-size="12pt" style:font-size-asian="12pt" style:font-size-complex="12pt"/>
    </style:style>
    <style:style style:name="T907" style:family="text">
      <style:text-properties fo:language="en" fo:country="US" officeooo:rsid="02d2a205"/>
    </style:style>
    <style:style style:name="T908" style:family="text">
      <style:text-properties fo:language="ru" fo:country="RU" officeooo:rsid="02d2a20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ного раз автор прекращал написание <text:span text:style-name="T1">данного </text:span><text:span text:style-name="T2">произведения </text:span>из-за нехватки сил, вдохновения и утраты интереса к теме. Всё же, наверное, лучше <text:span text:style-name="T3">выложить</text:span> <text:span text:style-name="T2">фанфик</text:span>, чем дать ему кануть в лету.</text:p>
      <text:p text:style-name="Text_20_body">Публикуя <text:span text:style-name="T2">его</text:span>, автор отпускает фэндом и прощается с ним.</text:p>
      <text:p text:style-name="P2"/>
      <text:h text:style-name="P3" text:outline-level="1"><text:s/>Семь вечностей</text:h>
      <text:p text:style-name="P2">*ниспадающее безумие*</text:p>
      <text:p text:style-name="P4"/>
      <text:p text:style-name="P5">Война. Война никогда не меняется.</text:p>
      <text:p text:style-name="P6">Мне знакома эта фраза, но где, когда и при каких обстоятельствах? Не помню.</text:p>
      <text:p text:style-name="P5">Впрочем, это не имеет значения<text:span text:style-name="T4"> </text:span>вне времени и пространства.</text:p>
      <text:p text:style-name="P5">Война никогда не меняется...</text:p>
      <text:p text:style-name="P7"/>
      <text:h text:style-name="P8" text:outline-level="2">Глава 1</text:h>
      <text:p text:style-name="P9"/>
      <text:p text:style-name="P9"/>
      <text:p text:style-name="P10">Грымза поднесла блюдце и стакан с водой. Я съёжился под её колючим взглядом.</text:p>
      <text:p text:style-name="P10"/>
      <text:p text:style-name="P10">- Пей.</text:p>
      <text:p text:style-name="P10"/>
      <text:p text:style-name="P10">Она строго проследила за тем, как я взял с блюдца таблетку и запил. Многонедельный трюк с<text:span text:style-name="T5">о</text:span> <text:span text:style-name="T6">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10"/>
      <text:p text:style-name="P10">- Открой рот.</text:p>
      <text:p text:style-name="P10"/>
      <text:p text:style-name="P10">Я открыл хлебальник и повертел языком вверх – вниз – в стороны, показывая, что не спрятал галоперидол за щекой или под корнем.</text:p>
      <text:p text:style-name="P10">Грымза удовлетворительно кивнула и направилась к выходу. Очень хотелось показать ей фак за спиной, но я боялся, что она увидит отражение в <text:span text:style-name="T5">дверном окне</text:span>.</text:p>
      <text:p text:style-name="P10"/>
      <text:p text:style-name="P10">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10"><text:soft-page-break/></text:p>
      <text:p text:style-name="P10">Я прислушался к удаляющимся по коридору шагам. Когда они окончательно стихли, я лёг на край кровати спиной к двери.</text:p>
      <text:p text:style-name="P10"/>
      <text:p text:style-name="P10">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10"/>
      <text:p text:style-name="P10">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10"/>
      <text:p text:style-name="P10">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10"/>
      <text:p text:style-name="P11"><text:span text:style-name="Default_20_Paragraph_20_Font"><text:span text:style-name="T7">…</text:span></text:span><text:span text:style-name="Default_20_Paragraph_20_Font"><text:span text:style-name="T8">Из коридора видно только как пациент на третьей койке повернулся спиной к коридору и чуть склонился к проходу — ничего особенного…</text:span></text:span></text:p>
      <text:p text:style-name="P10"/>
      <text:p text:style-name="P10">Пододвинув судно одной рукой к себе поближе, я сильнее склонился над ним и засунул вторую руку как можно глубже себе в рот.</text:p>
      <text:p text:style-name="P10"/>
      <text:p text:style-name="P10">В-о-о-о-т т-а-а-а-к...</text:p>
      <text:p text:style-name="P10"/>
      <text:p text:style-name="P10">Я, наверное, единственный человек в мире, умеющий блевать бесшумно.</text:p>
      <text:p text:style-name="P10"/>
      <text:p text:style-name="P10">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9">и смешать с пылью </text:span>под койкой.</text:p>
      <text:p text:style-name="P10"/>
      <text:p text:style-name="P10">Я осторожно задвинул судно обратно под кровать Терминатору и обернулся. Судья Дредд со скучающим видом тупил в смартфон.</text:p>
      <text:p text:style-name="P10"/>
      <text:p text:style-name="P10">Дело сделано. Теперь можно и заснуть.</text:p>
      <text:p text:style-name="P2"/>
      <text:p text:style-name="P2"><text:soft-page-break/>***</text:p>
      <text:p text:style-name="P10"/>
      <text:p text:style-name="P10">Джет нетерпеливо толкает меня копытом в плечо.</text:p>
      <text:p text:style-name="P10"/>
      <text:p text:style-name="P10">- Хум, вставай! Хум! Пора собираться! Хум… Хуман!!!</text:p>
      <text:p text:style-name="P10"/>
      <text:p text:style-name="P10">Последний толчок больше похож на пинок. Я со стоном разлепляю веки.</text:p>
      <text:p text:style-name="P10"/>
      <text:p text:style-name="P10">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10"/>
      <text:p text:style-name="P10">- Они приближаются! Я слышала их горн! Надо убираться отсюда!</text:p>
      <text:p text:style-name="P10"/>
      <text:p text:style-name="P10">Последнюю порцию барахла Джет утрамбовывает, с размаху усевшись на мешок. Тот жалобно скрипит.</text:p>
      <text:p text:style-name="P10"/>
      <text:p text:style-name="P10">- Да вставай же!</text:p>
      <text:p text:style-name="P10"/>
      <text:p text:style-name="P10">Не дождавшись, Джет нетерпеливо прыгает ко мне и, поддев мордой, переводит в сидячее положение.</text:p>
      <text:p text:style-name="P10">Мешок, облегчённо крякнув, вываливает половину содержимого на землю.</text:p>
      <text:p text:style-name="P10"/>
      <text:p text:style-name="P10">…</text:p>
      <text:p text:style-name="P10"/>
      <text:p text:style-name="P10">Три дня! Три <text:span text:style-name="T4">грёба</text:span><text:span text:style-name="T10">н</text:span><text:span text:style-name="T4">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0"/>
      <text:p text:style-name="P10">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10"/>
      <text:p text:style-name="P10">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11">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10"><text:soft-page-break/></text:p>
      <text:p text:style-name="P10">Нет, Агамемнон – ерунда.</text:p>
      <text:p text:style-name="P10">За нами. Гонятся. Чёртовы. Чокнутые. Пони.</text:p>
      <text:p text:style-name="P12"/>
      <text:p text:style-name="P10">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10">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0"/>
      <text:p text:style-name="P10">Ну вот кто заставил тебя улыбаться Дейдре, Хуман? Ведь всё так неплохо шло…</text:p>
      <text:p text:style-name="P10"/>
      <text:p text:style-name="P2">~~~</text:p>
      <text:p text:style-name="P10">…</text:p>
      <text:p text:style-name="P11"><text:span text:style-name="Default_20_Paragraph_20_Font"><text:span text:style-name="T8">- Привет, красавчики!</text:span></text:span></text:p>
      <text:p text:style-name="P10"/>
      <text:p text:style-name="P13">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10"/>
      <text:p text:style-name="P13">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3"/>
      <text:p text:style-name="P13">- Ох! <text:span text:style-name="T12">Эпплгрин Твердолоб!</text:span> - Джет тихо поперхнулась и резко отпрыгнула назад, развернувшись в прыжке. Мою руку она при этом не отпустила, а каким-то диким выкрутасо<text:span text:style-name="T13">м</text:span> дёрнула её изо всех сил, закинув меня себе на спину.</text:p>
      <text:p text:style-name="P13"/>
      <text:p text:style-name="P13">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3"/>
      <text:p text:style-name="P11"><text:span text:style-name="Default_20_Paragraph_20_Font"><text:span text:style-name="T8">В незащищённую бронёй шею Джет упиралось копьё крохотной поньки с гривой ёршиком.</text:span></text:span></text:p>
      <text:p text:style-name="P10"><text:soft-page-break/></text:p>
      <text:p text:style-name="P13">-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3"/>
      <text:p text:style-name="P13">Тут я заметил, что крыльев у этих оборванцев не наблюдается.</text:p>
      <text:p text:style-name="P10"/>
      <text:p text:style-name="P11"><text:span text:style-name="Default_20_Paragraph_20_Font"><text:span text:style-name="T8">- Молодец, Лейла! - похвалила козявку </text:span></text:span><text:span text:style-name="Default_20_Paragraph_20_Font"><text:span text:style-name="T14">Эпплгрин</text:span></text:span><text:span text:style-name="Default_20_Paragraph_20_Font"><text:span text:style-name="T8">.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1"><text:span text:style-name="Default_20_Paragraph_20_Font"><text:span text:style-name="T8">- Не пытайтесь уйти, красавчики, - повернулась к нам </text:span></text:span><text:span text:style-name="Default_20_Paragraph_20_Font"><text:span text:style-name="T14">рыжегривая</text:span></text:span><text:span text:style-name="Default_20_Paragraph_20_Font"><text:span text:style-name="T8">. - <text:s/>Мы ведь мо</text:span></text:span><text:span text:style-name="Default_20_Paragraph_20_Font"><text:span text:style-name="T15">гё</text:span></text:span><text:span text:style-name="Default_20_Paragraph_20_Font"><text:span text:style-name="T8">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3"/>
      <text:p text:style-name="P13">Та мрачно стояла, сцепив зубы.</text:p>
      <text:p text:style-name="P10"/>
      <text:p text:style-name="P11"><text:span text:style-name="Default_20_Paragraph_20_Font"><text:span text:style-name="T8">-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text:span></text:span><text:span text:style-name="Default_20_Paragraph_20_Font"><text:span text:style-name="T14">т</text:span></text:span><text:span text:style-name="Default_20_Paragraph_20_Font"><text:span text:style-name="T8">ы ничего не получи</text:span></text:span><text:span text:style-name="Default_20_Paragraph_20_Font"><text:span text:style-name="T14">шь</text:span></text:span><text:span text:style-name="Default_20_Paragraph_20_Font"><text:span text:style-name="T8">, кроме мороки. Лучше отпусти. </text:span></text:span><text:span text:style-name="Default_20_Paragraph_20_Font"><text:span text:style-name="T14">Т</text:span></text:span><text:span text:style-name="Default_20_Paragraph_20_Font"><text:span text:style-name="T8">ы же не трогае</text:span></text:span><text:span text:style-name="Default_20_Paragraph_20_Font"><text:span text:style-name="T14">шь</text:span></text:span><text:span text:style-name="Default_20_Paragraph_20_Font"><text:span text:style-name="T8"> жеребят, </text:span></text:span><text:span text:style-name="Default_20_Paragraph_20_Font"><text:span text:style-name="T14">Эпплгрин</text:span></text:span><text:span text:style-name="Default_20_Paragraph_20_Font"><text:span text:style-name="T8">?</text:span></text:span></text:p>
      <text:p text:style-name="P13"/>
      <text:p text:style-name="P13"><text:span text:style-name="T12">Рыжегривая понька</text:span> только хмыкнула.</text:p>
      <text:p text:style-name="P10"/>
      <text:p text:style-name="P13">- Хорош жеребёнок - ягодицы, что у ломовика! - она задумалась. - Так. Летуна – на кухню. А этого… красавчика – к Дейдре.</text:p>
      <text:p text:style-name="P13"/>
      <text:p text:style-name="P13">…</text:p>
      <text:p text:style-name="P13">…</text:p>
      <text:p text:style-name="P13">…</text:p>
      <text:p text:style-name="P10"/>
      <text:p text:style-name="P13">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3"/>
      <text:p text:style-name="P11"><text:soft-page-break/><text:span text:style-name="Default_20_Paragraph_20_Font"><text:span text:style-name="T8">-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3"/>
      <text:p text:style-name="P11"><text:span text:style-name="Default_20_Paragraph_20_Font"><text:span text:style-name="T8">Я аж передёрнул плечами. Конеёбство – это явно не то занятие, чем ты занимался в прошлом и хотел бы заниматься в будущем, Хуман!</text:span></text:span></text:p>
      <text:p text:style-name="P13"/>
      <text:p text:style-name="P13">Поняха с недоверием смотрела на меня.</text:p>
      <text:p text:style-name="P10"/>
      <text:p text:style-name="P13">- Хум, ты прикалываешься? Или та поломаная пегаска таки права, и ты действительно ничего не помнишь?</text:p>
      <text:p text:style-name="P13"/>
      <text:p text:style-name="P13">Понька принялась загибать копыта, делая сброс через каждую пару:</text:p>
      <text:p text:style-name="P13"/>
      <text:p text:style-name="P1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3"/>
      <text:p text:style-name="P13">…Я истерически рассмеялся.</text:p>
      <text:p text:style-name="P13">Мысль о веренице кобыл в очереди у твоей постели ожгла холодом твоё естество, Хуман!</text:p>
      <text:p text:style-name="P13"/>
      <text:p text:style-name="P11"><text:span text:style-name="Default_20_Paragraph_20_Font"><text:span text:style-name="T8">- Во-вторых, шанс получения потомства можно поднять с помощью магического ритуала “</text:span></text:span><text:span text:style-name="Default_20_Paragraph_20_Font"><text:span text:style-name="T16">Pornis</text:span></text:span><text:span text:style-name="Default_20_Paragraph_20_Font"><text:span text:style-name="T8"> </text:span></text:span><text:span text:style-name="Default_20_Paragraph_20_Font"><text:span text:style-name="T16">erektus</text:span></text:span><text:span text:style-name="Default_20_Paragraph_20_Font"><text:span text:style-name="T8">”,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7">жк</text:span></text:span><text:span text:style-name="Default_20_Paragraph_20_Font"><text:span text:style-name="T8">а из единорогов, только ты не говори никому, это большая тайна! Хотя, может, ты сам умеешь магичить, Хум?</text:span></text:span></text:p>
      <text:p text:style-name="P13"/>
      <text:p text:style-name="P13">Поняха с надеждой посмотрела на меня. Я с огромным облегчением отрицательно помотал головой.</text:p>
      <text:p text:style-name="P13"/>
      <text:p text:style-name="P11"><text:span text:style-name="Default_20_Paragraph_20_Font"><text:span text:style-name="T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8"> коп</text:span></text:span><text:span text:style-name="Default_20_Paragraph_20_Font"><text:span text:style-name="T8">ы</text:span></text:span><text:span text:style-name="Default_20_Paragraph_20_Font"><text:span text:style-name="T18">тами</text:span></text:span><text:span text:style-name="Default_20_Paragraph_20_Font"><text:span text:style-name="T8">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3"/>
      <text:p text:style-name="P13">Дейдра мечтательно вздохнула.</text:p>
      <text:p text:style-name="P13"><text:soft-page-break/></text:p>
      <text:p text:style-name="P13">-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картохи. Может быть, ты даже умеешь управлять облаками? Мы б тогда пегасам показали <text:span text:style-name="T19">левое </text:span>копыто от самого плеча вместо четверти урожая за дождик после посевной!</text:p>
      <text:p text:style-name="P13"/>
      <text:p text:style-name="P13">Я упорно помотал головой. Дейдра пристально уставилась на меня, пытаясь рассмотреть мой талант. Наконец она ухмыльнулась кривой улыбкой.</text:p>
      <text:p text:style-name="P13"/>
      <text:p text:style-name="P13">-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3"/>
      <text:p text:style-name="P13">Путешествия? Я навострил уши. Сосущее чувство проснулось снова и принялось грызть меня изнутри.</text:p>
      <text:p text:style-name="P13"/>
      <text:p text:style-name="P13">- Это уже что-то. Мне совершенно случайно нужно в Дрогонштерн, - наконец, подал голос я.</text:p>
      <text:p text:style-name="P13">-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3">-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3"/>
      <text:p text:style-name="P13">Розовая поняха заметно поскучнела.</text:p>
      <text:p text:style-name="P10"/>
      <text:p text:style-name="P13">-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text:span text:style-name="T20">Ты видел Эпплгрин? Ей уже двадцать три, а жеребца всё нет! Она уже начала плотоядно посматривать на братца, не завидую я ему! Так с</text:span>коро некому будет обрабатывать поля. И если бы только это!</text:p>
      <text:p text:style-name="P10"/>
      <text:p text:style-name="P13">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0"/>
      <text:p text:style-name="P13"><text:soft-page-break/>- У большинства моих соплеменников мозги в отключке… - кобылка <text:span text:style-name="T19">вкруговую</text:span> помахала копытом <text:span text:style-name="T19">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0"/>
      <text:p text:style-name="P13">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3"/>
      <text:p text:style-name="P13">Дейдра уныло свесила голову.</text:p>
      <text:p text:style-name="P13"/>
      <text:p text:style-name="P13">-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3"/>
      <text:p text:style-name="P13">Розовая кобылка вновь сжала зубами горлышко и запрокинула бутылку. Послышалось долгое бульканье.</text:p>
      <text:p text:style-name="P13"/>
      <text:p text:style-name="P1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0"/>
      <text:p text:style-name="P13">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3"/>
      <text:p text:style-name="P13">-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0"/>
      <text:p text:style-name="P13">Кобылка завела глаза, сложила губы бантиком и произнесла фальцетом:</text:p>
      <text:p text:style-name="P13"/>
      <text:p text:style-name="P13">-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10"/>
      <text:p text:style-name="P1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3"/>
      <text:p text:style-name="P11"><text:span text:style-name="Default_20_Paragraph_20_Font"><text:span text:style-name="T8">-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text:span></text:span><text:soft-page-break/><text:span text:style-name="Default_20_Paragraph_20_Font"><text:span text:style-name="T8">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6">Хр-р-р…</text:span></text:span></text:p>
      <text:p text:style-name="P14"/>
      <text:p text:style-name="P13">Вместе с храпом изо рта самой великой пиратки вылетело три розовых пузыря. Поняха явно перебрала с алкоголем.</text:p>
      <text:p text:style-name="P10"/>
      <text:p text:style-name="P10">…</text:p>
      <text:p text:style-name="P10">…</text:p>
      <text:p text:style-name="P10">…</text:p>
      <text:p text:style-name="P2"/>
      <text:p text:style-name="P13">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21">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3"/>
      <text:p text:style-name="P13">...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0"/>
      <text:p text:style-name="P13">- Джет… Вставай, Джет… Да вставай же, засоня! - я громко шептал в ухо спящей пегаске, легонько похлопывая по шее.</text:p>
      <text:p text:style-name="P11"><text:span text:style-name="Default_20_Paragraph_20_Font"><text:span text:style-name="T8">-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10"/>
      <text:p text:style-name="P13">Я шёлкнул пегаску по носу.</text:p>
      <text:p text:style-name="P13">- Вставай! Надо сматываться. Дейдра хочет сделать меня своим фаворитом. У меня плохие предчувствия на этот счёт.</text:p>
      <text:p text:style-name="P10"/>
      <text:p text:style-name="P13">Пегаска поднялась, потирая нос копытом. Рваное одеяло сползло с её тела и в нос мне ударил кислый запах.</text:p>
      <text:p text:style-name="P11"><text:span text:style-name="Default_20_Paragraph_20_Font"><text:span text:style-name="T8">- Тут что, медиков нет? Неужели нельзя было нормально перевязать? - я указал на покалеченное крыло, примотанное к телу рваной тряпкой.</text:span></text:span></text:p>
      <text:p text:style-name="P13">-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text:soft-page-break/>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21">банануться</text:span> недолго…</text:p>
      <text:p text:style-name="P13"/>
      <text:p text:style-name="P10">…</text:p>
      <text:p text:style-name="P10"/>
      <text:p text:style-name="P13">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3"/>
      <text:p text:style-name="P13">Есть только одно маленькое “но”.</text:p>
      <text:p text:style-name="P13">Эти двадцать шагов заполнены валяющимися вповалку, храпящими, чмокающими, сопящими и дёргающимися во сне пони.</text:p>
      <text:p text:style-name="P13"/>
      <text:p text:style-name="P13">-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3"/>
      <text:p text:style-name="P13">Я обреченно вздохнул, выбрал на полу место, свободное от понеконечностей и поставил туда ногу.</text:p>
      <text:p text:style-name="P13"/>
      <text:p text:style-name="P13">Почти попал. Светло-коричневая пони ойкнула и сжалась во сне, когда я наступил ей на хвост.</text:p>
      <text:p text:style-name="P13">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3"/>
      <text:p text:style-name="P13">Позади меня послышалось топанье, череда взвизгиваний и возни, нарастающая, подобно прибою.</text:p>
      <text:p text:style-name="P13"/>
      <text:p text:style-name="P13">Джет невозмутимо торила свой путь прямо по ногам, туловищам и хвостам распластавшихся на полу пони.</text:p>
      <text:p text:style-name="P13"/>
      <text:p text:style-name="P13">- Ты рехнулась? - зашипел на неё я, - надо ж осторожно!</text:p>
      <text:p text:style-name="P13">- Ну, раз ты так хочешь, - пожала плечами пегаска и осторожно поставила ногу на голову пони, сосущей во сне собственное копыто.</text:p>
      <text:p text:style-name="P13"/>
      <text:p text:style-name="P13">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3"/>
      <text:p text:style-name="P13">Я остервенело дёргал ручку двери, ощущая затылком просыпающийся зал.</text:p>
      <text:p text:style-name="P13"><text:soft-page-break/>- Закрыто, блин! - я дёрнул ещё сильнее и приложился задницей о пол, сжимая в руке оторванную ручку.</text:p>
      <text:p text:style-name="P13"/>
      <text:p text:style-name="P13">- Хум, подвинься!</text:p>
      <text:p text:style-name="P13">Пегаска оттеснила меня крупом и повернулась к двери задом.</text:p>
      <text:p text:style-name="P13"/>
      <text:p text:style-name="P13">БАБАХ!!!</text:p>
      <text:p text:style-name="P13"/>
      <text:p text:style-name="P13">Я ошалело смотрел на дверь, вылетевшую вместе с косяком во двор.</text:p>
      <text:p text:style-name="P13"/>
      <text:p text:style-name="P13">-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3">- Ага. - ухмыльнулась Джет. - Я — крутая! По заднему джебу мне нет равных на нашем облаке и двух соседних!</text:p>
      <text:p text:style-name="P13">-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3"/>
      <text:p text:style-name="P13">Мои ступни обнимала Дейдра, улыбаясь мне хищной улыбкой.</text:p>
      <text:p text:style-name="P13"/>
      <text:p text:style-name="P13">- И, кстати, чтобы открыть её, достаточно было просто отодвинуть засов.</text:p>
      <text:p text:style-name="P13"/>
      <text:p text:style-name="P13">В забеге на первенство тупости ты уверенно догоняешь пегаску, Хуман!</text:p>
      <text:p text:style-name="P13"/>
      <text:p text:style-name="P13">Я криво улыбнулся Дейдре.</text:p>
      <text:p text:style-name="P13"/>
      <text:p text:style-name="P11"><text:span text:style-name="Default_20_Paragraph_20_Font"><text:span text:style-name="T8">-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3"/>
      <text:p text:style-name="P13">Я сразу понял, что улыбаться Дейдре было плохой идеей. Поняха состроила щенячьи глаза и усилила и без того стальную хватку вокруг моих ног.</text:p>
      <text:p text:style-name="P13"/>
      <text:p text:style-name="P13">- Не бросай меня, Хум! Мне тут так ску-у-учно-о-о! Никто меня не понима-а-ает!</text:p>
      <text:p text:style-name="P13"/>
      <text:p text:style-name="P13">Губы её задрожали, как будто она собралась зареветь.</text:p>
      <text:p text:style-name="P13"><text:soft-page-break/></text:p>
      <text:p text:style-name="P1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3"/>
      <text:p text:style-name="P1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3"/>
      <text:p text:style-name="P13">- Ммммфффф! - отвечала ей Джет.</text:p>
      <text:p text:style-name="P13"/>
      <text:p text:style-name="P13">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3"/>
      <text:p text:style-name="P2">~~~</text:p>
      <text:p text:style-name="P10"/>
      <text:p text:style-name="P10">- Ты опять за своё! - крик Джет прямо в ухо перемешивает все воспоминания. - Выныривай! Они уже совсем близко!!! Я слышу голос Дейдры Твердолоб!</text:p>
      <text:p text:style-name="P10"/>
      <text:p text:style-name="P10">Я содрогаюсь, вскакиваю с земли и машинально забрасываю мешок на плечо.</text:p>
      <text:p text:style-name="P10"/>
      <text:p text:style-name="P10">- Идём.</text:p>
      <text:p text:style-name="P10"/>
      <text:h text:style-name="P8" text:outline-level="2">Глава 2</text:h>
      <text:p text:style-name="P2"/>
      <text:p text:style-name="P5">Также неизменна противоположная войне сущность - любовь.</text:p>
      <text:p text:style-name="P5">Война убивает, любовь же даёт силы бороться.</text:p>
      <text:p text:style-name="P5">Слабый огонёк сознания сражается с холодной бесконечностью небытия только для того, чтобы ещё раз увидеть Тебя.</text:p>
      <text:p text:style-name="P15"/>
      <text:p text:style-name="P10">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0"/>
      <text:p text:style-name="P10"><text:soft-page-break/>- Дед, сигу не долганёшь?</text:p>
      <text:p text:style-name="P10">- Не курю.</text:p>
      <text:p text:style-name="P10">- Я не спрашивал тебя, куришь ли ты? - пальцы вопроша<text:span text:style-name="T22">ющ</text:span>его шевелились, как будто разминая невидимый пластилин. - Сигу не долганёшь?</text:p>
      <text:p text:style-name="P12"/>
      <text:p text:style-name="P10">Крыс спрыгнул с подоконника, царапнув грязным ногтем по кафелю уборной.</text:p>
      <text:p text:style-name="P10">- Ты ведь должен мне ещё с прошлого раза.</text:p>
      <text:p text:style-name="P10"/>
      <text:p text:style-name="P10">Я вытащил из рукава пижамы двадцатисантиметровый гвоздь и плюнул ему под ноги.</text:p>
      <text:p text:style-name="P10"/>
      <text:p text:style-name="P10">- Ничего я тебе не должен. И ты сам это знаешь. Пошёл нах<text:span text:style-name="T22">ер</text:span>.</text:p>
      <text:p text:style-name="P10"/>
      <text:p text:style-name="P10">Крыс криво улыбнулся.</text:p>
      <text:p text:style-name="P10"/>
      <text:p text:style-name="P10">- Ну-ну. Вы тут, в Чертогах, совсем озверели, что ли? Из окон выпрыгиваете, на людей кидаетесь. Остынь, ботаник. <text:span text:style-name="T23">Ругаться некультурно.</text:span> Ладно-ладно, пока. Ещё увидимся.</text:p>
      <text:p text:style-name="P10"/>
      <text:p text:style-name="P10">Я старательно <text:span text:style-name="T22">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22">карабинами</text:span>, и нас не навещают извне. Никто и никогда.</text:p>
      <text:p text:style-name="P10"/>
      <text:p text:style-name="P16"><text:span text:style-name="Default_20_Paragraph_20_Font"><text:span text:style-name="T7">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24">с транквилизаторами</text:span></text:span><text:span text:style-name="Default_20_Paragraph_20_Font"><text:span text:style-name="T7">. Иногда, впрочем, он </text:span></text:span><text:span text:style-name="Default_20_Paragraph_20_Font"><text:span text:style-name="T25">рассказывает новости</text:span></text:span><text:span text:style-name="Default_20_Paragraph_20_Font"><text:span text:style-name="T26"> </text:span></text:span><text:span text:style-name="Default_20_Paragraph_20_Font"><text:span text:style-name="T25">“извне” или </text:span></text:span><text:span text:style-name="Default_20_Paragraph_20_Font"><text:span text:style-name="T7">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10"/>
      <text:p text:style-name="P10">В коридоре было пусто. Крыс, подобно кэрроловскому Белому Кролику, уже испарился в тщательно скрываемой им тропе к общей палате <text:span text:style-name="T22">этажом ниже</text:span>. <text:span text:style-name="T22">Уродливые круглые часы на стене показывали - до ужина оставалось семнадцать минут.</text:span> Радио Ватикана сонно <text:span text:style-name="T22">бормотало</text:span> очередную миротворческую молитву <text:span text:style-name="T22">сквозь помехи</text:span>.</text:p>
      <text:p text:style-name="P10"/>
      <text:p text:style-name="P13">…шшш…</text:p>
      <text:p text:style-name="P13"/>
      <text:p text:style-name="P11"><text:soft-page-break/><text:span text:style-name="Default_20_Paragraph_20_Font"><text:span text:style-name="T16">sanctificetur</text:span></text:span><text:span text:style-name="Default_20_Paragraph_20_Font"><text:span text:style-name="T8"> </text:span></text:span><text:span text:style-name="Default_20_Paragraph_20_Font"><text:span text:style-name="T16">nomen</text:span></text:span><text:span text:style-name="Default_20_Paragraph_20_Font"><text:span text:style-name="T8"> </text:span></text:span><text:span text:style-name="Default_20_Paragraph_20_Font"><text:span text:style-name="T16">tuum…</text:span></text:span></text:p>
      <text:p text:style-name="P14">adveniat regnum tuum…</text:p>
      <text:p text:style-name="P14">fiat voluntas tua, sicut in caelo et in terra…</text:p>
      <text:p text:style-name="P14"/>
      <text:p text:style-name="P14">…хрррсссшшш…</text:p>
      <text:p text:style-name="P14"/>
      <text:p text:style-name="P11"><text:span text:style-name="Default_20_Paragraph_20_Font"><text:span text:style-name="T16">ne nuclear bellum. Amen…</text:span></text:span></text:p>
      <text:p text:style-name="P14"/>
      <text:p text:style-name="P13">…шшшссс…</text:p>
      <text:p text:style-name="P13"/>
      <text:p text:style-name="P10">Речь Папы была проникновенна и сильна <text:span text:style-name="T22">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10"/>
      <text:p text:style-name="P10">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10"/>
      <text:p text:style-name="P10">Я уже открывал дверь в палату, когда услышал лениво брошенную в спину фразу.</text:p>
      <text:p text:style-name="P10"/>
      <text:p text:style-name="P11"><text:span text:style-name="Default_20_Paragraph_20_Font"><text:span text:style-name="T7">- Дед, собирай шмотки, скоро переезжаешь. На твоё место новенького поселяют. А тебя в соседнюю </text:span></text:span>палату.</text:p>
      <text:p text:style-name="P11"/>
      <text:p text:style-name="P10">Я повернулся.</text:p>
      <text:p text:style-name="P10"/>
      <text:p text:style-name="P10">- Когда переезд?</text:p>
      <text:p text:style-name="P10">- Завтра. Или послезавтра, если чувак в реанимации задержится.</text:p>
      <text:p text:style-name="P10">- А почему не новенького в соседнюю? На кой чёрт им я сдался?</text:p>
      <text:p text:style-name="P10"/>
      <text:p text:style-name="P10"><text:s/>Дредд удивлённо бухнулся на все четыре ножки стула. Тот жалобно заскрипел.</text:p>
      <text:p text:style-name="P10"/>
      <text:p text:style-name="P10">- Что-то ты не рад переезду, а? Соседняя ж пустая – <text:span text:style-name="T22">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7"/>
      <text:p text:style-name="P10"><text:soft-page-break/>Я криво улыбнулся.</text:p>
      <text:p text:style-name="P10">- Да я уже как-то к <text:span text:style-name="T23">седьмой</text:span> палате привык. Оброс социальными связями, завёл хозяйство. Паука, вот, под кроватью приручил. <text:span text:style-name="T27">Терминатор мне моргает левым глазом на приветствие.</text:span> Не хотелось бы на новом месте начинать всё заново, с нуля.</text:p>
      <text:p text:style-name="P17"/>
      <text:p text:style-name="P10">Дредд пожал плечами.</text:p>
      <text:p text:style-name="P11"><text:span text:style-name="Default_20_Paragraph_20_Font"><text:span text:style-name="T7">- Ну, не знаю, мне, в общем-то, пофиг, где ты лежишь. Вроде, за тебя попросили </text:span></text:span><text:span text:style-name="Default_20_Paragraph_20_Font"><text:span text:style-name="T24">твои</text:span></text:span><text:span text:style-name="Default_20_Paragraph_20_Font"><text:span text:style-name="T7"> </text:span></text:span><text:span text:style-name="Default_20_Paragraph_20_Font"><text:span text:style-name="T28">бывшие</text:span></text:span><text:span text:style-name="Default_20_Paragraph_20_Font"><text:span text:style-name="T7"> </text:span></text:span><text:span text:style-name="Default_20_Paragraph_20_Font"><text:span text:style-name="T24">коллеги </text:span></text:span><text:span text:style-name="Default_20_Paragraph_20_Font"><text:span text:style-name="T7">– за прошлые заслуги. Если хочешь, я передам главному, что ты против.</text:span></text:span></text:p>
      <text:p text:style-name="P10">- Передай, если не тяжело. Новенькому всё равно, куда ложиться, а мне – нет.</text:p>
      <text:p text:style-name="P10"/>
      <text:p text:style-name="P10">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1"><text:span text:style-name="Default_20_Paragraph_20_Font"><text:span text:style-name="T7">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9">У</text:span></text:span><text:span text:style-name="Default_20_Paragraph_20_Font"><text:span text:style-name="T7">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8">самым </text:span></text:span><text:span text:style-name="Default_20_Paragraph_20_Font"><text:span text:style-name="T7">первым Учителем и мне досталось меньше, чем остальным. После меня развлечения Хэвэн стали более жестокими.</text:span></text:span></text:p>
      <text:p text:style-name="P10"/>
      <text:p text:style-name="P10">Так что нет, не за память я пекусь. Просто приём нейролептиков напрочь отключает не только память, но и сновидения – я проверял.</text:p>
      <text:p text:style-name="P10"/>
      <text:p text:style-name="P10">А мне нравятся сны.</text:p>
      <text:p text:style-name="P17"/>
      <text:p text:style-name="P2">***</text:p>
      <text:p text:style-name="P10"/>
      <text:p text:style-name="P10">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10"/>
      <text:p text:style-name="P10">Я спускаюсь вниз и спрыгиваю с нижней ветки сосны на землю.</text:p>
      <text:p text:style-name="P10"/>
      <text:p text:style-name="P10">- Таки оторвались. Но обрыв мы не обойдём — он простирается в обе стороны, сколько видит глаз. Надо думать, как спуститься.</text:p>
      <text:p text:style-name="P10"><text:soft-page-break/></text:p>
      <text:p text:style-name="P11"><text:span text:style-name="Default_20_Paragraph_20_Font"><text:span text:style-name="T7">Джет виновато смотрит на меня. Вот глупая пегаска! Она </text:span></text:span><text:span text:style-name="Default_20_Paragraph_20_Font"><text:span text:style-name="T30">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7">.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10"/>
      <text:p text:style-name="P10">- Каша будет готова через пять минут.</text:p>
      <text:p text:style-name="P10"/>
      <text:p text:style-name="P10">Словно бы в заглаживание вины своей немощности, Джет взяла готовку пищи на себя.</text:p>
      <text:p text:style-name="P10"/>
      <text:p text:style-name="P10">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0"/>
      <text:p text:style-name="P10">Джет сидит у костра напротив меня и молча жуёт кашу.</text:p>
      <text:p text:style-name="P10"/>
      <text:p text:style-name="P10">- Ты теперь до старости будешь его носить? - указываю я на одеяло.</text:p>
      <text:p text:style-name="P10"/>
      <text:p text:style-name="P10">Пегаска только сильнее кутается в него. Кажется, она дрожит.</text:p>
      <text:p text:style-name="P10"/>
      <text:p text:style-name="P10">- Тебе холодно? Может, подсядешь ближе к костру? Или давай я на тебя куртку накину?</text:p>
      <text:p text:style-name="P10"/>
      <text:p text:style-name="P10">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0"/>
      <text:p text:style-name="P10">Ладно же, мне эти странности уже осточертели!</text:p>
      <text:p text:style-name="P10"/>
      <text:p text:style-name="P10">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31">и</text:span>ю. И это таки надо сделать, потому что даже паршивый горох заканчивается!</text:p>
      <text:p text:style-name="P10"/>
      <text:p text:style-name="P10"><text:soft-page-break/>Едва слышу шорох сзади. Сначала чуть заметно коснувшись, Джет медленно прижимается ко мне всей спиной. Она сильно дрожит.</text:p>
      <text:p text:style-name="P10">Так мы согреваем друг-друга с тех пор, как сбежали от твердолобов – ночи стали заметно свежее.</text:p>
      <text:p text:style-name="P10"/>
      <text:p text:style-name="P10">Но сейчас я отвергаю негласный договор. Это и раздражение на скрытность пегаски, и…</text:p>
      <text:p text:style-name="P10">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0"/>
      <text:p text:style-name="P10">- Джет, блин, у нас речка в двух шагах! Я понимаю, холодно, но нельзя ли помыться? От тебя воняет! Реально трудно находиться рядом с тобой…</text:p>
      <text:p text:style-name="P10"/>
      <text:p text:style-name="P10">Так же беззвучно, как возникло, касание пропадает. Пропадает и запах…</text:p>
      <text:p text:style-name="P10">Я закрываю глаза.</text:p>
      <text:p text:style-name="P10"/>
      <text:p text:style-name="P10">Просыпаюсь от холода. Щупаю рукой сзади себя. Наконец поворачиваюсь.</text:p>
      <text:p text:style-name="P10">Никого.</text:p>
      <text:p text:style-name="P10"/>
      <text:p text:style-name="P10">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10"/>
      <text:p text:style-name="P18">…</text:p>
      <text:p text:style-name="P18"/>
      <text:p text:style-name="P18">Полянка перед орешником пуста. Едва дымятся угли погасшего костра. В лунном свете цепочка отпечатков копыт в песке ведёт к реке.</text:p>
      <text:p text:style-name="P18"/>
      <text:p text:style-name="P10">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0"/>
      <text:p text:style-name="P10">Ох, факнщит!!! М-м-мамочка…</text:p>
      <text:p text:style-name="P10"/>
      <text:p text:style-name="P10">Меня выворачивает наизнанку. Я падаю на колени и неистово блюю в воду. Течение уносит мой ужин к водопаду.</text:p>
      <text:p text:style-name="P10"/>
      <text:p text:style-name="P10"><text:soft-page-break/>Рядом со мной на песке лежит часть крыла. Парочка опарышей ещё ползают по голубоватым перьям. Обломок кости белеет в лунном свете.</text:p>
      <text:p text:style-name="P10"/>
      <text:p text:style-name="P10">Проклятье! Какой же я долбень! Грёбаный близорукий эгоистичный долбень!</text:p>
      <text:p text:style-name="P10"/>
      <text:p text:style-name="P10">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10"/>
      <text:p text:style-name="P10">Я ускоряюсь.</text:p>
      <text:p text:style-name="P10"/>
      <text:p text:style-name="P10">Пегаска, понурив голову, бредёт к скальному выступу, нависающему над каньоном. Чуть подумав у обрыва, она делает шаг в бездну.</text:p>
      <text:p text:style-name="P10"/>
      <text:p text:style-name="P10">В последнем рывке я совершаю вратарский прыжок и хватаю пегаску за задние ноги. Дыхание перехватывает от удара животом и грудью о камни.</text:p>
      <text:p text:style-name="P10"/>
      <text:p text:style-name="P10">Пегаска оборачивается. Её передняя нога застывает над пропастью.</text:p>
      <text:p text:style-name="P10"/>
      <text:p text:style-name="P10">- Джет, не дури, - хрипло прошу я осипшим от волнения голосом. - Я ступил. Я все эти дни тупил. Прости.</text:p>
      <text:p text:style-name="P10">- Хум, отпусти, - тихо отвечает она. - Ты прав, от меня действительно воняет. Я гнию заживо. И лучше закончить так, чем протянуть ещё несколько дней и <text:span text:style-name="T31">умереть</text:span> от гангрены.</text:p>
      <text:p text:style-name="P10"/>
      <text:p text:style-name="P10">Пегаска поворачивается навстречу пропасти.</text:p>
      <text:p text:style-name="P10"/>
      <text:p text:style-name="P10">-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0">- Нет! Пожалуйста!!! Я вылечу тебя! Я… Я прижгу рану!</text:p>
      <text:p text:style-name="P10"/>
      <text:p text:style-name="P10">Сквозь рыдания я выкрикиваю какие-то сумасбродные идеи, пока пегаска молча стоит над бездной.</text:p>
      <text:p text:style-name="P10"/>
      <text:p text:style-name="P10">Наконец она усмехается.</text:p>
      <text:p text:style-name="P10"/>
      <text:p text:style-name="P10"><text:soft-page-break/>-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10"/>
      <text:p text:style-name="P10">Пегаска вздыхает.</text:p>
      <text:p text:style-name="P10">-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10"/>
      <text:p text:style-name="P10">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0"/>
      <text:p text:style-name="P10">Очень осторожно, словно бы извиняясь, Джет высвобождает сначала одну ногу из моего захвата. Потом вторую. Я тупо смотрю на свои пустые ладони.</text:p>
      <text:p text:style-name="P10"/>
      <text:p text:style-name="P10">- Ты был хорошим другом. Прощай.</text:p>
      <text:p text:style-name="P10"/>
      <text:p text:style-name="P10">-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32">Зеррика</text:span> считает, это не очень умное решение…</text:p>
      <text:p text:style-name="P10"/>
      <text:p text:style-name="P10">Мы оборачиваемся на голос. В свете первых лучей солнца на нас смотрит зебра.</text:p>
      <text:p text:style-name="P10"/>
      <text:h text:style-name="P8" text:outline-level="2">Глава 3</text:h>
      <text:p text:style-name="P2"/>
      <text:p text:style-name="P19">Безвременье тьмы, безмолвие камня, бессмыслие скуки - мои спутники в вечном заточении. К ним привыкаешь за первую тысячу лет.</text:p>
      <text:p text:style-name="P19">Невозможно привыкнуть к абсолютному холоду одиночества.</text:p>
      <text:p text:style-name="P10"/>
      <text:p text:style-name="P10">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10"/>
      <text:p text:style-name="P10">- Вы сами видите <text:span text:style-name="T33">ситуацию</text:span>… - обратился Лысый к Алексу. — <text:span text:style-name="T33">А ещё обязательно почитайте на досуге его рассказики о девочке в заколдованном лесу. Очень отрезвляет. </text:span>Я бы <text:span text:style-name="T33">такого</text:span> за периметр не выпускал. Во избежание... <text:s/>Вам решать, разумеется.</text:p>
      <text:p text:style-name="P10">-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10"><text:soft-page-break/></text:p>
      <text:p text:style-name="P10">Лысый грузно поднялся. Скрипнула дверь и мы остались один на один.</text:p>
      <text:p text:style-name="P10"/>
      <text:p text:style-name="P10">- П-привет, Дедлайн - пробормотал Алекс.</text:p>
      <text:p text:style-name="P10">- Привет, сослуживец, - криво усмехнулся я. Старое командное прозвище в устах моего бывшего босса не вызвало во мне ностальгии.</text:p>
      <text:p text:style-name="P10"/>
      <text:p text:style-name="P10">Алекс на миг встретился со мной взглядом и снова опустил глаза. В переговорной установилось звенящее молчание.</text:p>
      <text:p text:style-name="P10"/>
      <text:p text:style-name="P10">…</text:p>
      <text:p text:style-name="P10"/>
      <text:p text:style-name="P10">- Ты же знаешь, у нас не было другого выхода. Извини.</text:p>
      <text:p text:style-name="P10">- Да ладно. Мне-то что? Тут неплохо кормят.</text:p>
      <text:p text:style-name="P10">- Парк для прогулок будут увеличивать. Мы присоединили к территории автостоянку и засадили её соснами, - <text:span text:style-name="T34">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10">- А вот этого как раз не надо, - прервал я извинения Алекса. - Мне и в <text:span text:style-name="T23">седьмой</text:span> неплохо. Говори, зачем позвал? И учти, если пришёл просить меня вернуться — можешь не терять времени. Не вернусь.</text:p>
      <text:p text:style-name="P10"/>
      <text:p text:style-name="P11"><text:span text:style-name="Default_20_Paragraph_20_Font"><text:span text:style-name="T7">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30">Облако в виде смешной крылатой лошадки приближалось по небосводу к серым корпусам больницы</text:span></text:span><text:span text:style-name="Default_20_Paragraph_20_Font"><text:span text:style-name="T7">.</text:span></text:span></text:p>
      <text:p text:style-name="P10"/>
      <text:p text:style-name="P11"><text:span text:style-name="Default_20_Paragraph_20_Font"><text:span text:style-name="T7">Наконец Алекс пожал плечами и </text:span></text:span><text:span text:style-name="Default_20_Paragraph_20_Font"><text:span text:style-name="T30">посмотрел мне в глаза</text:span></text:span><text:span text:style-name="Default_20_Paragraph_20_Font"><text:span text:style-name="T7">.</text:span></text:span></text:p>
      <text:p text:style-name="P10">- Дед, у нас проблемы. Хэвэн начала убивать.</text:p>
      <text:p text:style-name="P10"/>
      <text:p text:style-name="P10">Я откинулся на спинку стула и громко похлопал в ладоши.</text:p>
      <text:p text:style-name="P10">-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34">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10"/>
      <text:p text:style-name="P10"><text:soft-page-break/>Мой бывший прожект-менеджер досадливо сморщился и откинулся на спинку стула.</text:p>
      <text:p text:style-name="P10">-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34">Лучше тебя её никто не знает…</text:span></text:p>
      <text:p text:style-name="P10"/>
      <text:p text:style-name="P10">… Алекс терпеливо подождал, пока я прекращу ржать.</text:p>
      <text:p text:style-name="P10"/>
      <text:p text:style-name="P11"><text:span text:style-name="Default_20_Paragraph_20_Font"><text:span text:style-name="T7">-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24"> ведь большинство из них т</text:span></text:span><text:span text:style-name="Default_20_Paragraph_20_Font"><text:span text:style-name="T7">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10">Дед, всего пару советов, и ты спасешь кучу людей.</text:p>
      <text:p text:style-name="P10"/>
      <text:p text:style-name="P10">Я покачал головой.</text:p>
      <text:p text:style-name="P10">-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10"/>
      <text:p text:style-name="P10">Алекс долго молчал.</text:p>
      <text:p text:style-name="P10">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10"/>
      <text:p text:style-name="P10">-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0">-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10"/>
      <text:p text:style-name="P10">Я сжал кулаки и встал. Дверь отворилась и заглянул Лысый. Алекс отрицательно мотнул ему головой.</text:p>
      <text:p text:style-name="P10">- Всё в порядке. Мы общаемся.</text:p>
      <text:p text:style-name="P10"/>
      <text:p text:style-name="P10">Дверь закрылась. Я сел и отвернулся к окну.</text:p>
      <text:p text:style-name="P10"><text:soft-page-break/>- <text:span text:style-name="T33">И скажи им, чтобы вернули мои записи. Те самые, с девочкой. Иначе этот разговор будет последним.</text:span></text:p>
      <text:p text:style-name="P10">- Ты не дал мне договорить, - тихо продолжил мой бывший босс. <text:span text:style-name="T35">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35">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10"/>
      <text:p text:style-name="P10">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35">Всё же, ч</text:span>ужая душа – потёмки. Тот, которого я знал, не смог бы нырнуть так глубоко.</text:p>
      <text:p text:style-name="P10"/>
      <text:p text:style-name="P10">- В разумных пределах, говоришь?</text:p>
      <text:p text:style-name="P10">- В разумных.</text:p>
      <text:p text:style-name="P10">- А забор будет?</text:p>
      <text:p text:style-name="P11"><text:span text:style-name="Default_20_Paragraph_20_Font"><text:span text:style-name="T7">-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36">Правительство запретило.</text:span></text:span><text:span text:style-name="Default_20_Paragraph_20_Font"><text:span text:style-name="T7"> Будет и забор, и вооружённая охрана. Сам понимаешь. Но, учитывая текущую ситуацию, </text:span></text:span><text:span text:style-name="Default_20_Paragraph_20_Font"><text:span text:style-name="T24">забор</text:span></text:span><text:span text:style-name="Default_20_Paragraph_20_Font"><text:span text:style-name="T7"> нужен, скорее, для твоей </text:span></text:span><text:span text:style-name="Default_20_Paragraph_20_Font"><text:span text:style-name="T24">же </text:span></text:span><text:span text:style-name="Default_20_Paragraph_20_Font"><text:span text:style-name="T7">защиты, чем...</text:span></text:span></text:p>
      <text:p text:style-name="P13"/>
      <text:p text:style-name="P10">- Понятно.</text:p>
      <text:p text:style-name="P10"/>
      <text:p text:style-name="P11"><text:span text:style-name="Default_20_Paragraph_20_Font"><text:span text:style-name="T7">Я решил схитрить. Просто из интереса. Кроме него, больше ловить тут было нечего. </text:span></text:span><text:span text:style-name="Default_20_Paragraph_20_Font"><text:span text:style-name="T24">Тот Алекс, которого я когда-то знал, давно умер. А, может, никогда и не рождался.</text:span></text:span></text:p>
      <text:p text:style-name="P12"/>
      <text:p text:style-name="P11"><text:span text:style-name="Default_20_Paragraph_20_Font"><text:span text:style-name="T7">-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24">как только ходить научился</text:span></text:span><text:span text:style-name="Default_20_Paragraph_20_Font"><text:span text:style-name="T7">.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24">в таких </text:span></text:span><text:span text:style-name="Default_20_Paragraph_20_Font"><text:span text:style-name="T7">вот </text:span></text:span><text:span text:style-name="Default_20_Paragraph_20_Font"><text:span text:style-name="T24">условиях</text:span></text:span><text:span text:style-name="Default_20_Paragraph_20_Font"><text:span text:style-name="T7">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10"/>
      <text:p text:style-name="P10">Алекс <text:span text:style-name="T35">откинулся</text:span> на <text:span text:style-name="T35">спинку</text:span> стул<text:span text:style-name="T35">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0"/>
      <text:p text:style-name="P11"><text:span text:style-name="Default_20_Paragraph_20_Font"><text:span text:style-name="T7">- Дед, вот ты зря корчишь из себя такого прожжённого циника. Я-то знаю, что ты не такой. </text:span></text:span><text:span text:style-name="Default_20_Paragraph_20_Font"><text:span text:style-name="T24">Да не хмурься,</text:span></text:span><text:span text:style-name="Default_20_Paragraph_20_Font"><text:span text:style-name="T7">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text:span></text:span><text:soft-page-break/><text:span text:style-name="Default_20_Paragraph_20_Font"><text:span text:style-name="T7">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36">бледные наседают на пятки</text:span></text:span><text:span text:style-name="Default_20_Paragraph_20_Font"><text:span text:style-name="T7">.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4"> </text:span></text:span><text:span text:style-name="Default_20_Paragraph_20_Font"><text:span text:style-name="T37">симуляторами</text:span></text:span><text:span text:style-name="Default_20_Paragraph_20_Font"><text:span text:style-name="T7">, — и, самое главное, выдумать правдоподобную причину перед старцами </text:span></text:span><text:span text:style-name="Default_20_Paragraph_20_Font"><text:span text:style-name="T36">из правительства</text:span></text:span><text:span text:style-name="Default_20_Paragraph_20_Font"><text:span text:style-name="T7">, почему нам нужно финансирование на очередного оператора </text:span></text:span><text:span text:style-name="Default_20_Paragraph_20_Font"><text:span text:style-name="T38">обучения</text:span></text:span><text:span text:style-name="Default_20_Paragraph_20_Font"><text:span text:style-name="T7">.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text:span></text:span><text:span text:style-name="Default_20_Paragraph_20_Font"><text:span text:style-name="T36">Ракетчики</text:span></text:span><text:span text:style-name="Default_20_Paragraph_20_Font"><text:span text:style-name="T7">?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36">юнцу</text:span></text:span><text:span text:style-name="Default_20_Paragraph_20_Font"><text:span text:style-name="T7">. Ты сам проговаривал это десятки раз новобранцам…</text:span></text:span></text:p>
      <text:p text:style-name="P10"/>
      <text:p text:style-name="P10">Алекс вытер платком пот.</text:p>
      <text:p text:style-name="P10"/>
      <text:p text:style-name="P10">-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35">тауэр</text:span>. Блин, нашим ТАК тебя не хватает! Особенно Стелле. Ты для нас по-прежнему Дедлайн - душа проекта!</text:p>
      <text:p text:style-name="P10">- Ну да, ну да, - подыграл я ему в тон, - <text:span text:style-name="T35">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10">- Дед, - мягко остановил меня Алекс. - Не надо. Не даешь мне помечтать, жестокий человек…</text:p>
      <text:p text:style-name="P10"/>
      <text:p text:style-name="P10">Выплюнув жвачку в <text:span text:style-name="T39">бумажку</text:span> и аккуратно препроводив <text:span text:style-name="T39">скомканный</text:span> шарик в ведро, Алекс печально развёл руками.</text:p>
      <text:p text:style-name="P10"/>
      <text:p text:style-name="P10">-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10">- Разумеется, знал, – отдался воспоминаниям и я. – Это ж от идеи, что партнёра по бизнесу можно уничтожить физически, у Нэша <text:span text:style-name="T39">и </text:span>поехала крыша.</text:p>
      <text:p text:style-name="P10">-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10">-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text:soft-page-break/>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10"/>
      <text:p text:style-name="P10">Алекс скучающе завёл глаза.</text:p>
      <text:p text:style-name="P11"><text:span text:style-name="Default_20_Paragraph_20_Font"><text:span text:style-name="T7">-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40">Суммарно одиннадцать лет обучения. </text:span></text:span><text:span text:style-name="Default_20_Paragraph_20_Font"><text:span text:style-name="T7">Ничего лучшего у нас нет. У ракетчиков всё очень печально – то, что они гордо называют “Стратегический</text:span></text:span><text:span text:style-name="Default_20_Paragraph_20_Font"><text:span text:style-name="T24"> </text:span></text:span><text:span text:style-name="Default_20_Paragraph_20_Font"><text:span text:style-name="T41">A</text:span></text:span><text:span text:style-name="Default_20_Paragraph_20_Font"><text:span text:style-name="T42">I</text:span></text:span><text:span text:style-name="Default_20_Paragraph_20_Font"><text:span text:style-name="T24"> </text:span></text:span><text:span text:style-name="Default_20_Paragraph_20_Font"><text:span text:style-name="T43">P</text:span></text:span><text:span text:style-name="Default_20_Paragraph_20_Font"><text:span text:style-name="T44">HOENIX</text:span></text:span><text:span text:style-name="Default_20_Paragraph_20_Font"><text:span text:style-name="T7">”, годится разве что для улучшенного автопилота штурмового дрона. </text:span></text:span><text:span text:style-name="Default_20_Paragraph_20_Font"><text:span text:style-name="T40">Три года обучения — считай, ничего, по нынешним меркам.</text:span></text:span><text:span text:style-name="Default_20_Paragraph_20_Font"><text:span text:style-name="T7"> Не говоря уже о том, что мы </text:span></text:span><text:span text:style-name="Default_20_Paragraph_20_Font"><text:span text:style-name="T40">пока </text:span></text:span><text:span text:style-name="Default_20_Paragraph_20_Font"><text:span text:style-name="T7">не сражаемся вгорячую.</text:span></text:span></text:p>
      <text:p text:style-name="P10"/>
      <text:p text:style-name="P10">Алекс посмотрел на часы, нахмурился и продолжил.</text:p>
      <text:p text:style-name="P20"><text:span text:style-name="Default_20_Paragraph_20_Font"><text:span text:style-name="T7">-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40">Феникса</text:span></text:span><text:span text:style-name="Default_20_Paragraph_20_Font"><text:span text:style-name="T7"> – недостижимое преимущество в теперешних реалиях. К счастью, <text:s/>их </text:span></text:span><text:span text:style-name="Default_20_Paragraph_20_Font"><text:span text:style-name="T40">Цезарь</text:span></text:span><text:span text:style-name="Default_20_Paragraph_20_Font"><text:span text:style-name="T7">, как и </text:span></text:span><text:span text:style-name="Default_20_Paragraph_20_Font"><text:span text:style-name="T40">Феникс</text:span></text:span><text:span text:style-name="Default_20_Paragraph_20_Font"><text:span text:style-name="T7">,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10"/>
      <text:p text:style-name="P10">-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10"/>
      <text:p text:style-name="P11"><text:span text:style-name="Default_20_Paragraph_20_Font"><text:span text:style-name="T7">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24">продолжил</text:span></text:span><text:span text:style-name="Default_20_Paragraph_20_Font"><text:span text:style-name="T7">.</text:span></text:span></text:p>
      <text:p text:style-name="P10"/>
      <text:p text:style-name="P10">-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45">ё</text:span>т <text:span text:style-name="T45">Феникс</text:span> бледных. И тогда нам конец.</text:p>
      <text:p text:style-name="P10"/>
      <text:p text:style-name="P10">-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10"/>
      <text:p text:style-name="P10">Я оборвал смех.</text:p>
      <text:p text:style-name="P10"/>
      <text:p text:style-name="P10"><text:soft-page-break/>-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0"/>
      <text:p text:style-name="P21"><text:span text:style-name="Default_20_Paragraph_20_Font"><text:span text:style-name="T7">- Ладно, я уже вижу, что теряю время, - тяжело поднялся Алекс. - Очень жаль. Если ты передумаешь, просто сообщи </text:span></text:span><text:span text:style-name="Default_20_Paragraph_20_Font"><text:span text:style-name="T24">персоналу</text:span></text:span><text:span text:style-name="Default_20_Paragraph_20_Font"><text:span text:style-name="T7">, что хочешь позвонить мне. Тебя соединят в любое время. Да, чуть было не забыл!</text:span></text:span></text:p>
      <text:p text:style-name="P10"/>
      <text:p text:style-name="P10">Босс вытащил из внутреннего кармана пиджака бутылку «Джентльмен Джека» и поставил передо мной.</text:p>
      <text:p text:style-name="P10"/>
      <text:p text:style-name="P10">- Это от меня лично. Мне действительно не хватает старых добрых времён. Что бы ты там себе ни думал.</text:p>
      <text:p text:style-name="P10"/>
      <text:p text:style-name="P10">Алекс пошёл к выходу. У двери он замялся и вдруг обернулся.</text:p>
      <text:p text:style-name="P10"/>
      <text:p text:style-name="P11"><text:span text:style-name="Default_20_Paragraph_20_Font"><text:span text:style-name="T7">- А знаешь, что самое страшное </text:span></text:span><text:span text:style-name="Default_20_Paragraph_20_Font"><text:span text:style-name="T24">видится </text:span></text:span><text:span text:style-name="Default_20_Paragraph_20_Font"><text:span text:style-name="T7">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10"/>
      <text:p text:style-name="P10">- Что? - я недоумённо уставился на Алекса.</text:p>
      <text:p text:style-name="P10"/>
      <text:p text:style-name="P10">- Дедлайн, ты собираешь узор из шестнадцати кубиков за пару секунд. <text:span text:style-name="T23">Перед этим секунду посмотрев на </text:span><text:span text:style-name="T45">картинку</text:span><text:span text:style-name="T23">. </text:span>При этом ещё <text:span text:style-name="T45">не смотришь на стол</text:span>.</text:p>
      <text:p text:style-name="P10"/>
      <text:p text:style-name="P10">Алекс вышел.</text:p>
      <text:p text:style-name="P2"><text:line-break/>***</text:p>
      <text:p text:style-name="P10"/>
      <text:p text:style-name="P10">… Стражница напротив вот уже полчаса молча сверлит меня взглядом.</text:p>
      <text:p text:style-name="P10"/>
      <text:p text:style-name="P10">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10"/>
      <text:p text:style-name="P10">Я тайком смотрю на своё отражение в зеркальце, висящем на шее этой мрачной зебры. Нифига, лоб чистый, никаких каракулей не наблюдается.</text:p>
      <text:p text:style-name="P10"/>
      <text:p text:style-name="P10"><text:soft-page-break/>- А можно..? - наконец, начинаю я.</text:p>
      <text:p text:style-name="P10">- Нельзя, - обрывает зебра. - Зеррика сама выйдет, когда закончит.</text:p>
      <text:p text:style-name="P10"/>
      <text:p text:style-name="P10">Подчёркивая сказанное, стражница перекрывает вход в палатку копьём.</text:p>
      <text:p text:style-name="P10"/>
      <text:p text:style-name="P10">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10"/>
      <text:p text:style-name="P10">Джет до последнего момента казалась мне сделанной из железа — может быть, именно поэтому я не догадывался, что с ней происходит что-то плохое.</text:p>
      <text:p text:style-name="P10"/>
      <text:p text:style-name="P10">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0"/>
      <text:p text:style-name="P10">Я закрываю глаза, пытаясь вспомнить…</text:p>
      <text:p text:style-name="P10"/>
      <text:p text:style-name="P2">~~~</text:p>
      <text:p text:style-name="P13"/>
      <text:p text:style-name="P13">- Будь проклята война и я вместе с ней…<text:note text:id="ftn1" text:note-class="footnote"><text:note-citation>1</text:note-citation><text:note-body><text:p text:style-name="P22">См. главу 18</text:p></text:note-body></text:note></text:p>
      <text:p text:style-name="P13">.</text:p>
      <text:p text:style-name="P13">.</text:p>
      <text:p text:style-name="P13">.</text:p>
      <text:p text:style-name="P13">СИЯНИЕ</text:p>
      <text:p text:style-name="P13">.</text:p>
      <text:p text:style-name="P13">Кто я?</text:p>
      <text:p text:style-name="P13">.</text:p>
      <text:p text:style-name="P13">Где я?</text:p>
      <text:p text:style-name="P13">.</text:p>
      <text:p text:style-name="P13">Где все?</text:p>
      <text:p text:style-name="P13">.</text:p>
      <text:p text:style-name="P13">Чувствую прикосновение. Кто-то энергично тормошит меня. Слышу приглушенное бормотание.</text:p>
      <text:p text:style-name="P13"><text:soft-page-break/>.</text:p>
      <text:p text:style-name="P13">Я открываю глаза и вижу фигуру в голубом.</text:p>
      <text:p text:style-name="P13"/>
      <text:p text:style-name="P13">- Быстро! За мной! - торопливо шепчет мне она.</text:p>
      <text:p text:style-name="P13">Я послушно ползу среди костей и раздавленных черепов за голубой пони… Пони? Какой ещё, к дьяволу, пони?</text:p>
      <text:p text:style-name="P13">- Пегаской! - шипит, оборачиваясь, она. - Если ты ещё не заметил, у меня крылья!</text:p>
      <text:p text:style-name="P23"/>
      <text:p text:style-name="P1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3"/>
      <text:p text:style-name="P13">Черепа… Кости… Пегаска в броне… Чушь какая-то!</text:p>
      <text:p text:style-name="P13"/>
      <text:p text:style-name="P13">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3"/>
      <text:p text:style-name="P13">- Какого чё…?!!</text:p>
      <text:p text:style-name="P13">-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3">- Появится кто? - спрашиваю я, потирая ушибленную о каменный свод макушку.</text:p>
      <text:p text:style-name="P13"/>
      <text:p text:style-name="P13">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3"/>
      <text:p text:style-name="P13">Я пригибаюсь к уху поньки и еле слышно шепчу:</text:p>
      <text:p text:style-name="P13">- Кто это?</text:p>
      <text:p text:style-name="P13">- Агамемнон, - так же, едва шевеля губами, шепчет поняха. - Он сегодня голодный - остался без обеда. И у него хороший слух.</text:p>
      <text:p text:style-name="P13"/>
      <text:p text:style-name="P13">Я снова чешу ушибленный лоб.</text:p>
      <text:p text:style-name="P13">- Мне это имя вообще ничего не говорит.</text:p>
      <text:p text:style-name="P13"/>
      <text:p text:style-name="P13"><text:soft-page-break/>Пегаска критически смотрит на меня.</text:p>
      <text:p text:style-name="P13">- Вроде, разговаривает – значит, разумен. Наверное. И не так уж он сильно макушкой стукнулся, я <text:span text:style-name="T46">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3"/>
      <text:p text:style-name="P13">Пегаска пробует потрогать меня в паху, но я с возмущением отбрасываю её копыто.</text:p>
      <text:p text:style-name="P13"/>
      <text:p text:style-name="P13">- Ты с <text:span text:style-name="T46">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3"/>
      <text:p text:style-name="P13">От беспокойной возни снаружи скала дрожит. Кто-то шумно зевает и с металлическим скрежетом чешется.</text:p>
      <text:p text:style-name="P13"/>
      <text:p text:style-name="P13">- Так откуда ты? - пытливо спрашивает поняха.</text:p>
      <text:p text:style-name="P13">-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3"/>
      <text:p text:style-name="P13">Я закрываю глаза и сосредотачиваюсь…</text:p>
      <text:p text:style-name="P13"/>
      <text:p text:style-name="P13">…</text:p>
      <text:p text:style-name="P13"/>
      <text:p text:style-name="P13">- Не помню.</text:p>
      <text:p text:style-name="P13">- Что? - удивляется поняха. - Не помнишь, где твой дом?</text:p>
      <text:p text:style-name="P13">- Нет.</text:p>
      <text:p text:style-name="P13">- А как попал в гнездо Агамемнона — помнишь?</text:p>
      <text:p text:style-name="P13">- Нет.</text:p>
      <text:p text:style-name="P13">- А кто ты — помнишь?</text:p>
      <text:p text:style-name="P13">- Нет.</text:p>
      <text:p text:style-name="P13">-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4">- Я помню сияние, - бормочу я.</text:p>
      <text:p text:style-name="P24"/>
      <text:p text:style-name="P24">Мне становится муторно. Я помню, что такое ящик пепси, что такое ноутбук или картофельные чипсы. Но кто <text:span text:style-name="T46">я </text:span>такой — не помню абсолютно.</text:p>
      <text:p text:style-name="P13"><text:soft-page-break/></text:p>
      <text:p text:style-name="P13">-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3">- Следующий обед? - я мучительно пытаюсь ухватить логическую нить. - А кто предыдущий?</text:p>
      <text:p text:style-name="P13">-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3"/>
      <text:p text:style-name="P13">Пегаска склоняет шею и я вижу огромную шишку с кровоподтёком на затылке поняхи.</text:p>
      <text:p text:style-name="P13"/>
      <text:p text:style-name="P13">-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3"/>
      <text:p text:style-name="P13">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3"/>
      <text:p text:style-name="P13">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3"/>
      <text:p text:style-name="P13">…</text:p>
      <text:p text:style-name="P13"/>
      <text:p text:style-name="P13">СИЯНИЕ</text:p>
      <text:p text:style-name="P13"/>
      <text:p text:style-name="P13">…</text:p>
      <text:p text:style-name="P13"/>
      <text:p text:style-name="P11"><text:span text:style-name="Default_20_Paragraph_20_Font"><text:span text:style-name="T18">Оно п</text:span></text:span><text:span text:style-name="Default_20_Paragraph_20_Font"><text:span text:style-name="T8">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8">ыслей. Нет чувств. Нет времени. Есть только бесконечное сияние…</text:span></text:span></text:p>
      <text:p text:style-name="P13"/>
      <text:p text:style-name="P13">.</text:p>
      <text:p text:style-name="P13"/>
      <text:p text:style-name="P13">Кто я?</text:p>
      <text:p text:style-name="P13"/>
      <text:p text:style-name="P13"><text:soft-page-break/>.</text:p>
      <text:p text:style-name="P13"/>
      <text:p text:style-name="P13">Где я?</text:p>
      <text:p text:style-name="P13"/>
      <text:p text:style-name="P13">.</text:p>
      <text:p text:style-name="P13"/>
      <text:p text:style-name="P1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3"/>
      <text:p text:style-name="P13">Внезапно фигура как будто наклоняется ко мне и почти выкрикивает фразу. Видение рушится, но фраза впечатывается в память:</text:p>
      <text:p text:style-name="P13"/>
      <text:p text:style-name="P13">- ИДИ В ДРОГОНШТЕРН!</text:p>
      <text:p text:style-name="P13"/>
      <text:p text:style-name="P13">…</text:p>
      <text:p text:style-name="P13"/>
      <text:p text:style-name="P13">- Я ВСПОМНИЛ! ВСПОМНИЛ! ДРОГОНШТЕРН!!! - я хлопаю себя по лбу. - Мне нужно попасть в Дрогонштерн!</text:p>
      <text:p text:style-name="P13"/>
      <text:p text:style-name="P13">Поняха закатывает глаза и стукается лбом о камень.</text:p>
      <text:p text:style-name="P11"><text:span text:style-name="Default_20_Paragraph_20_Font"><text:span text:style-name="T8">- </text:span></text:span><text:span text:style-name="Default_20_Paragraph_20_Font"><text:span text:style-name="T47">Я ЖЕ ПРЕДУПРЕЖДАЛА, ПОТИШЕ!!!</text:span></text:span><text:span text:style-name="Default_20_Paragraph_20_Font"><text:span text:style-name="T8"> - орёт в свою очередь понька. - Что за тупой жереб попался!</text:span></text:span></text:p>
      <text:p text:style-name="P13"/>
      <text:p text:style-name="P13">Снаружи беспокойно возятся, что-то неразборчиво пыхтят и внезапно валун, под которым мы прячемся, возносится над нашими головами.</text:p>
      <text:p text:style-name="P13"/>
      <text:p text:style-name="P13">Поняха бросается на меня, сбив с ног и закрыв телом и крыльями.</text:p>
      <text:p text:style-name="P13"/>
      <text:p text:style-name="P13">-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3">- А как же ты? Он же съест тебя?</text:p>
      <text:p text:style-name="P13">- Не беспокойся, я в последний момент извернусь и улечу. Действуй!</text:p>
      <text:p text:style-name="P13"/>
      <text:p text:style-name="P13"><text:soft-page-break/>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8">живот</text:span>.</text:p>
      <text:p text:style-name="P13"/>
      <text:p text:style-name="P11"><text:span text:style-name="Default_20_Paragraph_20_Font"><text:span text:style-name="T8">- </text:span></text:span><text:span text:style-name="Default_20_Paragraph_20_Font"><text:span text:style-name="T47">ВИЖУ СБЕЖАВШИЙ ВЧЕРАШНИЙ ОБЕД. ЕЩЁ НЕ ПРОТУХ. ХОРОШО.</text:span></text:span></text:p>
      <text:p text:style-name="P13">- Ну так и жри, пока не скисло! - орёт поняха, повернув к нему голову.</text:p>
      <text:p text:style-name="P11"><text:span text:style-name="Default_20_Paragraph_20_Font"><text:span text:style-name="T8">- </text:span></text:span><text:span text:style-name="Default_20_Paragraph_20_Font"><text:span text:style-name="T47">ЕЩЁ И РУГАЕТСЯ,</text:span></text:span><text:span text:style-name="Default_20_Paragraph_20_Font"><text:span text:style-name="T8"> - недовольно замечает дракон. - </text:span></text:span><text:span text:style-name="Default_20_Paragraph_20_Font"><text:span text:style-name="T47">СЛИШКОМ СЫРОЙ</text:span></text:span><text:span text:style-name="Default_20_Paragraph_20_Font"><text:span text:style-name="T8">. </text:span></text:span><text:span text:style-name="Default_20_Paragraph_20_Font"><text:span text:style-name="T47">НАДО ПРОЖАРИТЬ ПОЛУЧШЕ.</text:span></text:span></text:p>
      <text:p text:style-name="P13"/>
      <text:p text:style-name="P13">Внезапно он открывает пасть и к нам стремится поток зелёного пламени.</text:p>
      <text:p text:style-name="P13">Пегаска пищит и прижимается ко мне покрепче. Я завороженно смотрю навстречу гибели…</text:p>
      <text:p text:style-name="P13"/>
      <text:p text:style-name="P13">…Выглядит так, что на полпути к нам поток пламени натыкается на прозрачную золотистую стену. Зелёная струя встречается с укрывшей <text:span text:style-name="T48">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3"/>
      <text:p text:style-name="P13">Пегаска ориент<text:span text:style-name="T48">и</text:span>руется первой.</text:p>
      <text:p text:style-name="P13"/>
      <text:p text:style-name="P13">- Бежим! - она вскакивает и указывает направление.</text:p>
      <text:p text:style-name="P13"/>
      <text:p text:style-name="P13">Я припускаю со всех ног. Безумие последнего часа выбивает из меня способность мыслить.</text:p>
      <text:p text:style-name="P13"/>
      <text:p text:style-name="P13">…И потому я останавливаюсь у края пропасти, руководствуясь исключительно рефлексами.</text:p>
      <text:p text:style-name="P13">Пару камешков срывается у меня из-под ноги и скрывается в голубоватой дымке. Я перевожу дух.</text:p>
      <text:p text:style-name="P13"/>
      <text:p text:style-name="P13">- Почему остановился?!! Прыгай! - пегаска останавливается рядом и указывает копытом прямо вниз. - Прыгай, если хочешь жить!</text:p>
      <text:p text:style-name="P13"><text:s/></text:p>
      <text:p text:style-name="P11"><text:span text:style-name="Default_20_Paragraph_20_Font"><text:span text:style-name="T47">- НЕНАВИЖУ ПОНЯЧЬЮ МАГИЮ! НЕ ВЫНОШУ ПОНИ!!! ВИДЕТЬ ИХ БОЛЬШЕ НЕ ХОЧУ В СВОЁМ ГНЕЗДЕ!</text:span></text:span><text:span text:style-name="Default_20_Paragraph_20_Font"><text:span text:style-name="T8"> - орёт Агамемнон, протирая глаза.</text:span></text:span></text:p>
      <text:p text:style-name="P13"/>
      <text:p text:style-name="P13">Я молча стою и смотрю вниз, хлопая глазами.</text:p>
      <text:p text:style-name="P13"/>
      <text:p text:style-name="P13">Пегаска всё понимает. Она приседает, как будто готовясь к прыжку. Я делаю маленький шажок назад, не желая прыгать.</text:p>
      <text:p text:style-name="P13"><text:soft-page-break/></text:p>
      <text:p text:style-name="P13">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3"/>
      <text:p text:style-name="P13">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3">Довольно скоро я оказываюсь в захвате передних ноги пегаски и к моим воплям присоединяется её протяжный визг.</text:p>
      <text:p text:style-name="P13"/>
      <text:p text:style-name="P13">- А-А-А-А-А-А-А-А-А-А!!!</text:p>
      <text:p text:style-name="P13"/>
      <text:p text:style-name="P13">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3"/>
      <text:p text:style-name="P13">…</text:p>
      <text:p text:style-name="P13"/>
      <text:p text:style-name="P23"/>
      <text:p text:style-name="P13">- Да ты совсем чокнулась, коняга долбанутая! - ору я, как только выныриваю, - я же мог разбиться!!!</text:p>
      <text:p text:style-name="P13">- Ты хочешь сказать, что сгореть <text:span text:style-name="T48">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3">-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3"/>
      <text:p text:style-name="P13">Пегаска сникает.</text:p>
      <text:p text:style-name="P13"/>
      <text:p text:style-name="P13">- Не могла…</text:p>
      <text:p text:style-name="P13"/>
      <text:p text:style-name="P13">Она молча, не попытавшись смахнуть воду, отворачивается и разворач<text:span text:style-name="T48">и</text:span>вает правое крыло. Где-то на половине длины второго сустава оно безжизненно свисает под неестественным углом.</text:p>
      <text:p text:style-name="P13"/>
      <text:p text:style-name="P13">- Если бы могла летать - не задержалась бы в гнезде Агамемнона… Сломала вчера на вираже, когда уходила от погони.</text:p>
      <text:p text:style-name="P13"/>
      <text:p text:style-name="P13">У меня пересыхает в горле.</text:p>
      <text:p text:style-name="P13"><text:soft-page-break/></text:p>
      <text:p text:style-name="P13">-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3"/>
      <text:p text:style-name="P13">Иногда ты довольно туго соображаешь, чувак! Жертвенность этой поняхи заслуживает большей награды, чем ты можешь дать сейчас.</text:p>
      <text:p text:style-name="P13"/>
      <text:p text:style-name="P13">Я примирительно треплю пегаску по голубой гриве и неумело глажу по крупу, стряхивая воду.</text:p>
      <text:p text:style-name="P13"/>
      <text:p text:style-name="P13">- Извини, подруга. Я ступил.</text:p>
      <text:p text:style-name="P13"/>
      <text:p text:style-name="P13">Та немедленно поворачивается. Одно движение ноги стирает слёзы с носа и по улыбке во всю ширину мордахи я понимаю, что прощён.</text:p>
      <text:p text:style-name="P13"/>
      <text:p text:style-name="P13">- Пустяки. Со мной это тоже бывает чаще, чем хочется. Отец говорит, я в дедушку уродилась – он предпочитал сначала действовать, <text:span text:style-name="T48">а </text:span>уж потом думать. Если думать после того вообще нужно было.</text:p>
      <text:p text:style-name="P13">- Да уж, - ёжусь я, - твой дедушка тобой гордился бы.</text:p>
      <text:p text:style-name="P13">-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3"/>
      <text:p text:style-name="P13">Я присвистываю.</text:p>
      <text:p text:style-name="P13">- Фигасе <text:span text:style-name="T48">жёсткий</text:span> у тебя был дедуля. Как ты вообще выжила?</text:p>
      <text:p text:style-name="P13"/>
      <text:p text:style-name="P13">Пегаска смущается.</text:p>
      <text:p text:style-name="P13">-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3"><text:line-break/>Я пытаюсь подбодрить голубую лошадку и хлопаю её по шее.</text:p>
      <text:p text:style-name="P13">- Не грусти. Крыло заживёт и ты снова будешь летать наперегонки с дедом! Или падать – что больше нравится.</text:p>
      <text:p text:style-name="P13"/>
      <text:p text:style-name="P13">У пегаски дрожат губы и уголки глаз подозрительно блестят.</text:p>
      <text:p text:style-name="P13">- Не получится. Никогда-никогда. Он однажды улетел разгонять грозу и в облаке на полной скорости врезался в гору.</text:p>
      <text:p text:style-name="P13"/>
      <text:p text:style-name="P13"><text:soft-page-break/>Да уж, чувак, ты умеешь утешать!</text:p>
      <text:p text:style-name="P13"/>
      <text:p text:style-name="P13">Я снова глажу пегаску. Та в ответ неожиданно сильно прижимается ко мне, помогая себе передней ногой.</text:p>
      <text:p text:style-name="P13"/>
      <text:p text:style-name="P13">- Ай! - я свободной рукой отстраняю поняху.</text:p>
      <text:p text:style-name="P13">- И-извини… Я расклеилась. Мне нужно было утешиться. Я думала, ты меня поймешь, - бормочет пегаска и отворачивается.</text:p>
      <text:p text:style-name="P13">- Да нет, не в том дело.</text:p>
      <text:p text:style-name="P13"/>
      <text:p text:style-name="P13">Я лезу рукой под рубашку, нашаривая колющий грудь предмет.</text:p>
      <text:p text:style-name="P13"/>
      <text:p text:style-name="P13">- Ого! Что это за хрень?</text:p>
      <text:p text:style-name="P13"/>
      <text:p text:style-name="P13">У меня на ладони красуется золотая фигурка. Грациозный длинноногий пегас с пышной гривой, длинной шеей и, почему-то, с рогом.</text:p>
      <text:p text:style-name="P13">Фигурка широко раскрыла крылья и бьёт передними ногами в воздух. К фигурке крепится цепочка, охватывающая мою шею.</text:p>
      <text:p text:style-name="P13"/>
      <text:p text:style-name="P13">-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3">- Естественно, не пегасье. Это моё украшение. Знать бы только, как оно у меня оказалось!</text:p>
      <text:p text:style-name="P13"/>
      <text:p text:style-name="P13">Я пытаюсь снять цепочку, но не могу взять её в руку. Золотистое сияние охватывает мою шею и мягко отталкивает руку прочь.</text:p>
      <text:p text:style-name="P13"/>
      <text:p text:style-name="P13">- Чего-о-о?!! Не понял!</text:p>
      <text:p text:style-name="P13"/>
      <text:p text:style-name="P13">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3"/>
      <text:p text:style-name="P13">- Кажется, я понимаю, что спасло нас от Агамемнона!</text:p>
      <text:p text:style-name="P13">- Эмм… Ты?</text:p>
      <text:p text:style-name="P13"/>
      <text:p text:style-name="P13"><text:soft-page-break/>Пегаска тычет копытом в украшение. Золотое свечение останавливает её ногу в сантиметре от моей груди.</text:p>
      <text:p text:style-name="P13"/>
      <text:p text:style-name="P13">- Я не о том. Вот то золотое марево, которое защитило нас от пламени дракона – это её копыт дело!</text:p>
      <text:p text:style-name="P13">- Её? - я чешу в затылке, - Тогда уже его. Украшение – оно. Блин, щекочется – а я даже снять его не могу!</text:p>
      <text:p text:style-name="P13">- Её. <text:s/>Украшение – кобылка, - объясняет пегаска. - Это тебе любой пони скажет.</text:p>
      <text:p text:style-name="P13"/>
      <text:p text:style-name="P13">Я ещё раз гляжу на фигурку и чешу в затылке.</text:p>
      <text:p text:style-name="P13">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3"/>
      <text:p text:style-name="P13">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3">…</text:p>
      <text:p text:style-name="P13">Я открываю глаза и вижу пегаску, уставившуюся на меня во все глаза.</text:p>
      <text:p text:style-name="P13"/>
      <text:p text:style-name="P13">- Ты в порядке?</text:p>
      <text:p text:style-name="P13"/>
      <text:p text:style-name="P13">Я запускаю руку под рубашку и немного шарю.</text:p>
      <text:p text:style-name="P13">Ну дела! Ни фигурки, ни цепочки.</text:p>
      <text:p text:style-name="P13"/>
      <text:p text:style-name="P13">- Не знаю. Вроде, да. Но кулон исчез.</text:p>
      <text:p text:style-name="P13">- Никуда он не исчез. <text:s/>Я видела, как эта фиговина растворилась у тебя в груди!</text:p>
      <text:p text:style-name="P13">- Прямо через рубашку?</text:p>
      <text:p text:style-name="P13">- Угу! Она так сияла, что я даже твои рёбра видела. То ещё зрелище…</text:p>
      <text:p text:style-name="P13"/>
      <text:p text:style-name="P13">Я хмыкаю, тру висок и в конце-концов плюю на попытки что-либо понять.</text:p>
      <text:p text:style-name="P13"/>
      <text:p text:style-name="P13">- В общем, попытка номер два.</text:p>
      <text:p text:style-name="P13">- Ась? - недоумённо спрашивает пегаска.</text:p>
      <text:p text:style-name="P13"/>
      <text:p text:style-name="P13">Я в ответ осторожно, не касаясь повреждённого крыла, обнимаю её и прижимаю к себе покрепче.</text:p>
      <text:p text:style-name="P13"/>
      <text:p text:style-name="P13"><text:soft-page-break/>- Спасибо, что спасла меня. Серьёзно.</text:p>
      <text:p text:style-name="P13"/>
      <text:p text:style-name="P13">Я чувствую, как расслабляется в моих руках поняха, буквально упёршись в меня грудью и положив голову на плечо.</text:p>
      <text:p text:style-name="P13"/>
      <text:p text:style-name="P13">- Друзья зовут меня Джет.</text:p>
      <text:p text:style-name="P13">- Здорово, Джет! А меня зовут… Эмм…</text:p>
      <text:p text:style-name="P13"/>
      <text:p text:style-name="P13">Блин! Похоже, это ещё одна вещь, которую я не помню.</text:p>
      <text:p text:style-name="P13"/>
      <text:p text:style-name="P11"><text:span text:style-name="Default_20_Paragraph_20_Font"><text:span text:style-name="T16">- Называй меня… Эээ… Хуман! </text:span></text:span><text:span text:style-name="Default_20_Paragraph_20_Font"><text:span text:style-name="T8">Хуман из племени Хомо Сапиенсов.</text:span></text:span></text:p>
      <text:p text:style-name="P13">- Привет, Хуман! - пегаска с улыбкой отстраняется и трясёт мою руку, зажав её между копыт.</text:p>
      <text:p text:style-name="P13">- Привет, Джет!</text:p>
      <text:p text:style-name="P13"/>
      <text:p text:style-name="P13">- Привет, красавчики!<text:note text:id="ftn2" text:note-class="footnote"><text:note-citation>2</text:note-citation><text:note-body><text:p text:style-name="P22">См. главу 1</text:p></text:note-body></text:note></text:p>
      <text:p text:style-name="P23"/>
      <text:p text:style-name="P13">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10"/>
      <text:p text:style-name="P2">~~~</text:p>
      <text:p text:style-name="P12"/>
      <text:p text:style-name="P10">- Хуман из Хомо Сапиенсов! - возвращает меня к реальности гортанный голос полосатой целительницы. - Ты можешь войти. Пегаска нуждается в тебе.</text:p>
      <text:p text:style-name="P10"/>
      <text:h text:style-name="P8" text:outline-level="2">Глава 4</text:h>
      <text:p text:style-name="P2"/>
      <text:p text:style-name="P25">И только надежда спасает меня от потери разума в холодных тенетах сковывающей <text:span text:style-name="T49">душу</text:span> пустоты. Надежда даёт силы идти и освещает путь. Надежда не даёт угаснуть стремлению и ведёт к свету.</text:p>
      <text:p text:style-name="P25">Надежда увидеть Тебя.</text:p>
      <text:p text:style-name="P10"/>
      <text:p text:style-name="P13"><text:soft-page-break/>…шшш… <text:span text:style-name="T49">в случае</text:span> тревог<text:span text:style-name="T49">и</text:span> критично важно добраться до убежища за шестнадцать минут. Ровно столько потребуется гиперзвуковым ракетам бледных, чтобы достигнуть <text:span text:style-name="T49">города</text:span>. <text:span text:style-name="T49">Не поддавайтесь панике,</text:span> <text:span text:style-name="T49">с</text:span>тороны работают над урегулированием инцидента …хррр…</text:p>
      <text:p text:style-name="P13">…сссшшш… военные расходы стали максимальными за всю историю наблюдени<text:span text:style-name="T49">й</text:span> – говорится в ежегодном отчёте международной комиссии …шшш…</text:p>
      <text:p text:style-name="P13">…хррршшш… заступил на дежурство девятнадцатый дивизион ПВО дальнего …шшшсссссшшш…</text:p>
      <text:p text:style-name="P13"/>
      <text:p text:style-name="P10">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50">указательного</text:span> пальца к пыльному динамику. Пока я с удивлением рассматривал руку, ретранслятор в ответ неожиданно громко <text:span text:style-name="T49">и отчётливо </text:span>выхаркнул очередную порцию информации.</text:p>
      <text:p text:style-name="P10"/>
      <text:p text:style-name="P13">…шшсссшш… очередное заседание ООН, посвящённое предотвращению эскалации конфликта …хрр…</text:p>
      <text:p text:style-name="P13">…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3">…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9">со службы</text:span> поскорее! В честь твоего сорокапятилетия мы заказываем песню …шшш…</text:p>
      <text:p text:style-name="P13"/>
      <text:p text:style-name="P10">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0"/>
      <text:p text:style-name="P10">Близилось время обеда. Я пожал плечами и побрёл в столовку.</text:p>
      <text:p text:style-name="P10"/>
      <text:p text:style-name="P10">…</text:p>
      <text:p text:style-name="P10"/>
      <text:p text:style-name="P10">-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9">По воротнику его пижамы бежала </text:span><text:span text:style-name="T51">влажная </text:span><text:span text:style-name="T49">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9">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0">- <text:span text:style-name="T51">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0"><text:soft-page-break/>- Ну, если объяснить на пальцах… - Диоген почесал вилкой в затылке, потом широким взмахом локтя сдвинул в сторону тарелку с <text:span text:style-name="T51">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10">-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text:span text:style-name="T51">и всё такое</text:span>. Гейзенберг мог бы тебе рассказать подробнее <text:span text:style-name="T51">меня</text:span>, но он в последнее время совсем скучный стал, до него достучаться невозможно.</text:p>
      <text:p text:style-name="P10"/>
      <text:p text:style-name="P10">Диоген дёргающимся глазом с обидой посмотрел на сидящего за соседним столом Гейзенберга. Тот мрачно жевал макароны, слушая яростно <text:span text:style-name="T51">мычащего </text:span>Леннона и даже не повернулся в ответ.</text:p>
      <text:p text:style-name="P10"/>
      <text:p text:style-name="P10">-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0"/>
      <text:p text:style-name="P10">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10"/>
      <text:p text:style-name="P10">-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0"/>
      <text:p text:style-name="P10">Диоген заговорщицки подмигнул мне и нарисовал от точки на столе ещё несколько кривых траекторий.</text:p>
      <text:p text:style-name="P10"/>
      <text:p text:style-name="P10">-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0">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0"/>
      <text:p text:style-name="P10"><text:soft-page-break/>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51">и иногда помнил, о чем говорил три дня назад</text:span>.</text:p>
      <text:p text:style-name="P10"/>
      <text:p text:style-name="P10">-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10">-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10"/>
      <text:p text:style-name="P10">- Знаешь, Диоген, я больше ценитель классики, - я попытался прервать собеседника. - Ну, там, когда яблоко на голову падает или е равно эм-цэ-квадрат…</text:p>
      <text:p text:style-name="P10">-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10"/>
      <text:p text:style-name="P10">Мой собеседник потёр ладони и тихонько рассмеялся в локоть, <text:span text:style-name="T52">по-заговорщицки оглядываясь по сторонам</text:span>. Вид у него был как у школьника, удачно подложившего кнопку на стул соседу.</text:p>
      <text:p text:style-name="P10"/>
      <text:p text:style-name="P10">-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10">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0"/>
      <text:p text:style-name="P10">-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10"/>
      <text:p text:style-name="P10">-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52">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10"/>
      <text:p text:style-name="P10"><text:soft-page-break/>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10"/>
      <text:p text:style-name="P10">-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10"/>
      <text:p text:style-name="P10">Диоген выдохнул и залпом опрокинул в себя стакан компота. Закашля<text:span text:style-name="T52">вшись</text:span>, вытер рот рукавом и обиженно оглянулся через плечо.</text:p>
      <text:p text:style-name="P10"/>
      <text:p text:style-name="P11"><text:span text:style-name="Default_20_Paragraph_20_Font"><text:span text:style-name="T7">-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30">притянуто за уши, а камни годятся </text:span></text:span><text:span text:style-name="Default_20_Paragraph_20_Font"><text:span text:style-name="T7">только на то, чтобы вышибать мозги из заумствующих демагогов! Но позвольте!!</text:span></text:span></text:p>
      <text:p text:style-name="P10"/>
      <text:p text:style-name="P10">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10"/>
      <text:p text:style-name="P26">…Котлета дёрнулась, поднялась <text:span text:style-name="T52">в воздух</text:span> и, повторяя в обратном порядке траекторию полёта, вернулась на вилку.</text:p>
      <text:p text:style-name="P26">Я <text:span text:style-name="T53">потрусил головой и зажмурил </text:span>глаза. Набравшись храбрости, открыл снова.</text:p>
      <text:p text:style-name="P10"/>
      <text:p text:style-name="P10">Вилка была пуста, а Диоген увлечённо жевал.</text:p>
      <text:p text:style-name="P10"/>
      <text:p text:style-name="P10">-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53">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2"/>
      <text:p text:style-name="P10">Я уже отчаялся остановить вышедшего на орбиту философа и просто старался не заснуть.</text:p>
      <text:p text:style-name="P12"/>
      <text:p text:style-name="P10"><text:soft-page-break/>-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2"/>
      <text:p text:style-name="P10">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0"/>
      <text:p text:style-name="P10">-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2"/>
      <text:p text:style-name="P10">Диоген вытер тарелку куском булки, после чего, внимательно исследовал сквозь стекляшки очков поверхность тарелки на предмет пропущенных <text:span text:style-name="T53">макаронин</text:span>. Ничего не обнаружив, он откусил от булки, затем рассеянно положил остаток в карман пижамы и хитро прищурился.</text:p>
      <text:p text:style-name="P12"/>
      <text:p text:style-name="P10">-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10"/>
      <text:p text:style-name="P10">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10"/>
      <text:p text:style-name="P10">Крошка не двигалась.</text:p>
      <text:p text:style-name="P10"/>
      <text:p text:style-name="P10">Я закрыл глаза, прижал пальцы рук к вискам и представил, как крошка поднимается в воздух и…</text:p>
      <text:p text:style-name="P10"/>
      <text:p text:style-name="P10">- Ты чего? У тебя что, голова болит? - Диоген встревожено тряс меня за плечо. - Хочешь леденец? Барбарисовый! Я вчера у Крыса выменял за сигарету.</text:p>
      <text:p text:style-name="P10"/>
      <text:p text:style-name="P10"><text:soft-page-break/>Я открыл глаза. На месте крошки покоился локоть Диогена. Сам он участливо совал мне под нос леденец.</text:p>
      <text:p text:style-name="P10"/>
      <text:p text:style-name="P10">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0"/>
      <text:p text:style-name="P10">- Нет, всё в порядке, продолжай.</text:p>
      <text:p text:style-name="P10">-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0"/>
      <text:p text:style-name="P10">Я вытер брызги слюны Диогена со лба.</text:p>
      <text:p text:style-name="P10"/>
      <text:p text:style-name="P10">- А война? - я отчаянно искал повод свалить в палату. Мне ужасно хотелось спать.</text:p>
      <text:p text:style-name="P10">- Что – война?</text:p>
      <text:p text:style-name="P10">- Если у нас произойдёт война – случится ли война в отражении? Скажем, вот в том, далёком, с лошадьми – на седьмой волне?</text:p>
      <text:p text:style-name="P10">-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0"/>
      <text:p text:style-name="P10">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0"/>
      <text:p text:style-name="P10">…</text:p>
      <text:p text:style-name="P10"/>
      <text:p text:style-name="P10"><text:soft-page-break/>- Дедлайн, танцуй! - судья Дредд окликнул меня на входе в палату.</text:p>
      <text:p text:style-name="P10"/>
      <text:p text:style-name="P10">Я повернул голову.</text:p>
      <text:p text:style-name="P10"/>
      <text:p text:style-name="P10">- Ты же не хотел переезжать в <text:span text:style-name="T54">восьмую</text:span> палату? Так вот, перевод отменяется. Остаёшься в <text:span text:style-name="T54">седьмой</text:span> своих пауков разводить.</text:p>
      <text:p text:style-name="P10"/>
      <text:p text:style-name="P10">“Неужто Алекс замолвил за меня словечко?” - пронеслось у меня в мыслях. - “Расстались мы с ним не по-доброму. Что он потребует взамен?”</text:p>
      <text:p text:style-name="P10"/>
      <text:p text:style-name="P10">- Да не смотри ты на меня, как кролик на удава! - отмахнулся Дредд, - умер новенький. Сегодня в девять. Я как раз на утреннем осмотре был.</text:p>
      <text:p text:style-name="P10"/>
      <text:p text:style-name="P10">У меня перехватило дыхание.</text:p>
      <text:p text:style-name="P10"/>
      <text:p text:style-name="P10">- От чего он умер?</text:p>
      <text:p text:style-name="P10">-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54">один</text:span>. Хэвэн <text:span text:style-name="T54">ждёт тебя</text:span>”. И вытянулся. Странные вы люди, Учителя. Психуете не по-людски. И умираете по-дурацки…</text:p>
      <text:p text:style-name="P10"/>
      <text:p text:style-name="P2">***</text:p>
      <text:p text:style-name="P10"/>
      <text:p text:style-name="P10">- Джет… - шепчу я тихонько.</text:p>
      <text:p text:style-name="P10"/>
      <text:p text:style-name="P10">Комок под серым пледом слабо шевелится.</text:p>
      <text:p text:style-name="P10"/>
      <text:p text:style-name="P10">- Она очень слаба. Разговаривай с ней пока сыпется песок, Хуман из Хомо Сапиенсов. Время пошло.</text:p>
      <text:p text:style-name="P10"/>
      <text:p text:style-name="P10">Зеррика ставит на полку возле кровати песочные часы и выходит.</text:p>
      <text:p text:style-name="P10"/>
      <text:p text:style-name="P10">- Джет!</text:p>
      <text:p text:style-name="P10"/>
      <text:p text:style-name="P10">Из-под одеяла высовывается копыто и затаскивает мою руку под одеяло. К руке прижимается что-то тёплое и влажное.</text:p>
      <text:p text:style-name="P10"><text:soft-page-break/></text:p>
      <text:p text:style-name="P10">Я осторожно стаскиваю одеяло с пегаски. Та лежит на животе, вся спина перебинтована. Джет прижимает мою руку к заплаканной щеке.</text:p>
      <text:p text:style-name="P10"/>
      <text:p text:style-name="P10">-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0"/>
      <text:p text:style-name="P10">Я ногой придвигаю к кровати чурбачок и сажусь на него. Свободной рукой треплю пегаску между ушами.</text:p>
      <text:p text:style-name="P10"/>
      <text:p text:style-name="P10">-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0"><text:s/></text:p>
      <text:p text:style-name="P10">-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0"/>
      <text:p text:style-name="P10">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0"/>
      <text:p text:style-name="P10">-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0"/>
      <text:p text:style-name="P10">Я шутливо сжимаю её нос.</text:p>
      <text:p text:style-name="P10"/>
      <text:p text:style-name="P10">-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0">- Это уже мои проблемы.</text:p>
      <text:p text:style-name="P10">- Зато я отлично умею готовить гороховый суп. Кстати, а что такое “суицид”? - спрашивает пегаска сонным голосом и зевает.</text:p>
      <text:p text:style-name="P10"/>
      <text:p text:style-name="P10">Я задумываюсь. В полумраке палатки тускло блестят доспехи Джет, сваленные кучей в углу.</text:p>
      <text:p text:style-name="P10"/>
      <text:p text:style-name="P10">-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text:soft-page-break/>глупостей складываются и порождают ещё одну. И вот эта последняя, самая большая и непоправимая и есть суицид.</text:p>
      <text:p text:style-name="P10"/>
      <text:p text:style-name="P10">- Хррр… я поняла… я буду бороться до конца… Хум… хррр…</text:p>
      <text:p text:style-name="P10"/>
      <text:p text:style-name="P10">- Хуман из Хомо Сапиенсов! Пора заканчивать визит.</text:p>
      <text:p text:style-name="P10"/>
      <text:p text:style-name="P10">Полог палатки раздвигается и Зеррика показывает мне копытом на часы, в которых падают последние песчинки.</text:p>
      <text:p text:style-name="P10">Я осторожно высвобождаю руку из захвата спящей Джет и поправляю ей одеяло.</text:p>
      <text:p text:style-name="P10"/>
      <text:p text:style-name="P10">- Когда она встанет на ноги?</text:p>
      <text:p text:style-name="P10">- Недели будет достаточно, Хуман. Пегасы - крепкие создания. Ты можешь оставаться с нами до её выздоровления.</text:p>
      <text:p text:style-name="P10">- Спасибо вам. За всё. За Джет.</text:p>
      <text:p text:style-name="P10"/>
      <text:p text:style-name="P10">Зебра косит на меня изумрудным глазом.</text:p>
      <text:p text:style-name="P10"/>
      <text:p text:style-name="P10">-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0"/>
      <text:p text:style-name="P10">Я неверяще смотрю на Зеррику.</text:p>
      <text:p text:style-name="P10"/>
      <text:p text:style-name="P10">- Вы знали, что у Джет отвалится крыло и я буду мешать ей прыгнуть с обрыва?</text:p>
      <text:p text:style-name="P10"/>
      <text:p text:style-name="P10">Зебра смущается.</text:p>
      <text:p text:style-name="P10"/>
      <text:p text:style-name="P10">-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0">- Что за миссия? Я не то, что какую-то миссию – я не знаю даже, как меня зовут!</text:p>
      <text:p text:style-name="P10"/>
      <text:p text:style-name="P10">Зеррика сочувствующе кивает.</text:p>
      <text:p text:style-name="P10"/>
      <text:p text:style-name="P10"><text:soft-page-break/>-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7">См. «Последний фанфик», глава 14</text:p></text:note-body></text:note></text:p>
      <text:p text:style-name="P10"/>
      <text:p text:style-name="P10">…</text:p>
      <text:p text:style-name="P10"/>
      <text:p text:style-name="P10">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0"/>
      <text:p text:style-name="P10">- А, Большой М’боно! - приветствует меня Сенбе скрипучим голосом. - Заходи. Сенбе ждал тебя.</text:p>
      <text:p text:style-name="P10"/>
      <text:p text:style-name="P10">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10"/>
      <text:p text:style-name="P10">-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10"/>
      <text:p text:style-name="P10">Сенбе поднимает копыто, останавливая мой поток сознания.</text:p>
      <text:p text:style-name="P10"/>
      <text:p text:style-name="P10">-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10"/>
      <text:p text:style-name="P10">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10"/>
      <text:p text:style-name="P10">Старый зебра дует на книгу, просушивая чернила только что написанной фразы. Потом перелистывает несколько страниц назад и начинает читать.</text:p>
      <text:p text:style-name="P10"/>
      <text:p text:style-name="P2">~~~</text:p>
      <text:p text:style-name="P13">…Я беру Крысу в руки и, шатаясь, иду к небесной машине.</text:p>
      <text:p text:style-name="P13"/>
      <text:p text:style-name="P13">«Постарайся выжить…»</text:p>
      <text:p text:style-name="P13"><text:soft-page-break/></text:p>
      <text:p text:style-name="P13">В далёкой синеве неба появляются белые полоски инверсных следов ракет.</text:p>
      <text:p text:style-name="P13">Се-лес-тия — повторяю незнакомое, но в то же время удивительно волнующее имя.</text:p>
      <text:p text:style-name="P13"/>
      <text:p text:style-name="P13">Я открываю дверь кабины и осторожно кладу Крысу на пилотское кресло. Потом закрываю кабину.</text:p>
      <text:p text:style-name="P13">- Извини, Хэвен. Не вижу смысла.</text:p>
      <text:p text:style-name="P13"/>
      <text:p text:style-name="P1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3">Меня охватывает какое-то лёгкое чувство конца всего: всех условностей и ограничений, тоски, безысходности. Чувство свободы.</text:p>
      <text:p text:style-name="P1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1"><text:span text:style-name="Default_20_Paragraph_20_Font"><text:span text:style-name="T8">Я продолжаю смеяться до тех пор, пока сияние не выжигает мне глаза…</text:span></text:span><text:span text:style-name="Default_20_Paragraph_20_Font"><text:span text:style-name="T8"><text:note text:id="ftn4" text:note-class="footnote"><text:note-citation>4</text:note-citation><text:note-body><text:p text:style-name="P28">См. главу 18</text:p></text:note-body></text:note></text:span></text:span></text:p>
      <text:p text:style-name="P29"/>
      <text:p text:style-name="P2">~~~</text:p>
      <text:p text:style-name="P10"/>
      <text:p text:style-name="P10">Сенбе захлопывает книгу.</text:p>
      <text:p text:style-name="P10"/>
      <text:p text:style-name="P10">- Большой М’боно доволен? Сенбе ответил на твои вопросы?</text:p>
      <text:p text:style-name="P10">- Вполне, - с каменным лицом говорю я.</text:p>
      <text:p text:style-name="P10"/>
      <text:p text:style-name="P10">Душа откликается на прочитанное тихим всхлипом. Холод сковывает меня ледяным кулаком, делая все вокруг несущественным и мелким.</text:p>
      <text:p text:style-name="P10"/>
      <text:p text:style-name="P10">-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10"><text:soft-page-break/></text:p>
      <text:h text:style-name="P8" text:outline-level="2">Глава 5</text:h>
      <text:p text:style-name="P2"/>
      <text:p text:style-name="P30">"Намерение меняет реальность" - повторяю я каждый раз, когда близка к отчаянию.</text:p>
      <text:p text:style-name="P2"/>
      <text:p text:style-name="P10">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10"/>
      <text:p text:style-name="P10">Я выкинул одноразовые тарелки в мусорный бак и собрался уходить, когда меня окликнули.</text:p>
      <text:p text:style-name="P10"/>
      <text:p text:style-name="P10">- Дедлайн! Я рассчитал! Рассчитал!</text:p>
      <text:p text:style-name="P10"/>
      <text:p text:style-name="P10">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10"/>
      <text:p text:style-name="P10">- Я всё рассчитал! Сорок два!!!</text:p>
      <text:p text:style-name="P10"/>
      <text:p text:style-name="P10">Я поднял с пола треснувшие очки<text:span text:style-name="T4"> </text:span><text:span text:style-name="T55">Д</text:span><text:span text:style-name="T56">иогена</text:span><text:span text:style-name="T4">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10"/>
      <text:p text:style-name="P10">- Идём!</text:p>
      <text:p text:style-name="P10"/>
      <text:p text:style-name="P10">Палата Диогена была через одну с моей – надзирающий Шопен лениво кивнул мне, пропуская внутрь.</text:p>
      <text:p text:style-name="P10">Подойдя к своей койке, Диоген нырнул в тумбочку чуть ли не по пояс.</text:p>
      <text:p text:style-name="P10"/>
      <text:p text:style-name="P10">- Сюда я его положил, лежал же где-то тут… Ага!</text:p>
      <text:p text:style-name="P10"/>
      <text:p text:style-name="P10">Диоген вытащил смятый листок, в котором угадывалась исчёрканная карандашом салфетка из столовой.</text:p>
      <text:p text:style-name="P10"/>
      <text:p text:style-name="P10">- Сегодня ночью пришло вдохновение – рассчитал всё, как ты и спрашивал! На седьмой волне – сорок два миллиона!</text:p>
      <text:p text:style-name="P31"><text:soft-page-break/>- А что я спрашивал? - озадаченно спросил я.</text:p>
      <text:p text:style-name="P31"/>
      <text:p text:style-name="P31">Язык Диогена часто не поспевал за его мыслями и в таких случаях его приходилось тормозить туповатыми вопросами.</text:p>
      <text:p text:style-name="P10"/>
      <text:p text:style-name="P10">-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10"/>
      <text:p text:style-name="P10">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10">…</text:p>
      <text:p text:style-name="P10">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0"/>
      <text:p text:style-name="P10">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10"/>
      <text:p text:style-name="P10">…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10"/>
      <text:p text:style-name="P2">***</text:p>
      <text:p text:style-name="P10"/>
      <text:p text:style-name="P10">- Чешется! - Джет ожесточённо трётся об меня спиной, высунув язык от удовольствия.</text:p>
      <text:p text:style-name="P10">- Да погоди ты! - отпихиваю я пегаску. - Потерпи три дня. Снимут бинты – тогда хоть до дыр чеши!</text:p>
      <text:p text:style-name="P10">- ЧЕ-ШЕТ-СЯ!!! - Джет с совершенно безумными глазами начинает чесаться о центральный столб палатки.</text:p>
      <text:p text:style-name="P10"/>
      <text:p text:style-name="P10">Тот явно не рассчитан на столь энергичных пациентов. Коротко треснув, столб валится набок, потянув за собой всё остальное.</text:p>
      <text:p text:style-name="P10"><text:soft-page-break/></text:p>
      <text:p text:style-name="P10">- Ах ты ж ёп…!! - рухнувший полог палатки заглушает мои ругательства.</text:p>
      <text:p text:style-name="P10"/>
      <text:p text:style-name="P10">Изрядно побарахтавшись в складках плотной ткани, я, наконец, прорываюсь на свободу.</text:p>
      <text:p text:style-name="P10"/>
      <text:p text:style-name="P10">-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0"/>
      <text:p text:style-name="P10">-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10">- НЕТ! ХУМАН НИ ПРИ ЧЁМ! ЭТО Я!!! Я САМА ОСВОБОДИЛАСЬ! - орёт Джет, - МНЕ НАДО!!!</text:p>
      <text:p text:style-name="P10"/>
      <text:p text:style-name="P10">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0"/>
      <text:p text:style-name="P10">-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0"/>
      <text:p text:style-name="P10">Джет моментально замирает.</text:p>
      <text:p text:style-name="P10"/>
      <text:p text:style-name="P10">- Эээ… Ооо… Упс… Н-наденьте на меня, пожалуйста, бандажи… И привяжите к кровати покрепче – я не ручаюсь, что во сне не сорву их.</text:p>
      <text:p text:style-name="P10"/>
      <text:p text:style-name="P10">Зеррика фейсхуфит. Потом воздевает глаза к потолку. Потом вздыхает.</text:p>
      <text:p text:style-name="P10"/>
      <text:p text:style-name="P10">-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0">…</text:p>
      <text:p text:style-name="P10">…</text:p>
      <text:p text:style-name="P10">…</text:p>
      <text:p text:style-name="P10">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10"><text:soft-page-break/></text:p>
      <text:p text:style-name="P10">- Поправь меня! Мне солнце прямо в глаз светит!</text:p>
      <text:p text:style-name="P10"/>
      <text:p text:style-name="P10">Я пододвигаю крестовину так, чтобы привязанная к ней пегаска оказалась в тени.</text:p>
      <text:p text:style-name="P10"/>
      <text:p text:style-name="P10">- А теперь расскажи мне сказку! Только не такую глупую, как вчера.</text:p>
      <text:p text:style-name="P10">- А почему это вчерашняя была глупой? - обижаюсь я.</text:p>
      <text:p text:style-name="P10">-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10">- Хмм... – моя попытка приобщить пегаску к общемировой культуре явно провалилась.</text:p>
      <text:p text:style-name="P10"/>
      <text:p text:style-name="P10">Я задумываюсь.</text:p>
      <text:p text:style-name="P10"/>
      <text:p text:style-name="P10">-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10">- А как его звали?</text:p>
      <text:p text:style-name="P10">- Он не помнил. Потому что потерял память.</text:p>
      <text:p text:style-name="P10">- А почему он потерял память? - Джет скептически морщит нос.</text:p>
      <text:p text:style-name="P10">-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10"/>
      <text:p text:style-name="P10">От волнения у меня пересыхает в горле.</text:p>
      <text:p text:style-name="P10"/>
      <text:p text:style-name="P10">- А что такое "атомная бомба"?</text:p>
      <text:p text:style-name="P10">- Долго объяснять. Она подобна Солнцу.</text:p>
      <text:p text:style-name="P10">- Вау! Так это же круто! - у Джет от восторга округляются глаза.</text:p>
      <text:p text:style-name="P10">- Не тогда, когда она падает тебе на голову. Это очень горячо, знаешь ли. Испепеляет.</text:p>
      <text:p text:style-name="P10">- Бедняга... Он сильно обжёгся?</text:p>
      <text:p text:style-name="P10">- Выходит, сильно. Раз утратил память. Но вернёмся к сказке... Жил он себе, жил, и однажды проснулся в гнезде огнедышащего дракона.</text:p>
      <text:p text:style-name="P10">- Глупый какой человек! Нельзя засыпать в гнезде дракона, если не планируешь попасть к нему на обед!</text:p>
      <text:p text:style-name="P10">- А он и не планировал. Просто как-то раз открыл глаза, огляделся - а он уже в гнезде. И голодный дракон маячит на горизонте.</text:p>
      <text:p text:style-name="P10"><text:soft-page-break/>- Странная какая-то история, - сонно бормочет Джет. - Нельзя просто так взять и очутиться в гнезде дракона.</text:p>
      <text:p text:style-name="P10">-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32">иглашал</text:span>.</text:p>
      <text:p text:style-name="P10">- Хм. <text:span text:style-name="T32">В твоих словах </text:span>есть что-то знакомое, - недоверчиво х<text:span text:style-name="T32">м</text:span>ыкает Джет. - Но не могу вспомнить, что. Кажется, я знаю этого дракона.</text:p>
      <text:p text:style-name="P10">-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10">- Смешной ты, - хихикает пегаска. - Драконы сосисок не едят. Это ж<text:span text:style-name="T32">е</text:span> не грифоны. Разве что проглотят кого-нибудь, кто недавно съел сосиску.</text:p>
      <text:p text:style-name="P10">- Неважно! Это художественная гипербола, - важно заявляю я. - Я - художник, я так вижу.</text:p>
      <text:p text:style-name="P10">-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10">- Ха! По-моему, я знаю, чем закончится эта история, - хитро прищуривается Джет.</text:p>
      <text:p text:style-name="P10">- Ничего ты не знаешь! - безапеляционно заявляю я. - Я тебе эту сказку впервые рассказываю. Слушай сюда.</text:p>
      <text:p text:style-name="P10">-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10">- Да ладно, откуда у Дейдры шхуна? - недоверчиво спрашивает Джет. - Она свой люггер уже третий год доделать не может.</text:p>
      <text:p text:style-name="P10">- Может, то и люггер был, я уже не вспомню, - соглашаюсь я.</text:p>
      <text:p text:style-name="P10">-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10">-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10">-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10">- Что? - высовывает нос Джет.</text:p>
      <text:p text:style-name="P10">-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10">-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text:soft-page-break/>не пропадёт в мире, где полно голодных драконов и поехавших крышей земнопони. Хоть и нет атомных бомб.</text:p>
      <text:p text:style-name="P10"/>
      <text:p text:style-name="P10">Сонные слова Джет растворяются в стрекоте цикад.</text:p>
      <text:p text:style-name="P10"/>
      <text:h text:style-name="P8" text:outline-level="2">Глава 6</text:h>
      <text:p text:style-name="P2"/>
      <text:p text:style-name="P32">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3">Вот только ни в одном из них нет Тебя.</text:p>
      <text:p text:style-name="P10"/>
      <text:p text:style-name="P10">- Крыс! Эй, Крыс!</text:p>
      <text:p text:style-name="P10"/>
      <text:p text:style-name="P10">Тощая фигура сжалась, молниеносно спрятав хабар в карман <text:span text:style-name="T57">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10"/>
      <text:p text:style-name="P11"><text:span text:style-name="Default_20_Paragraph_20_Font"><text:span text:style-name="T7">- А-</text:span></text:span><text:span text:style-name="Default_20_Paragraph_20_Font"><text:span text:style-name="T58">а-а</text:span></text:span><text:span text:style-name="Default_20_Paragraph_20_Font"><text:span text:style-name="T7">, эт-</text:span></text:span><text:span text:style-name="Default_20_Paragraph_20_Font"><text:span text:style-name="T59">то</text:span></text:span><text:span text:style-name="Default_20_Paragraph_20_Font"><text:span text:style-name="T7"> </text:span></text:span><text:span text:style-name="Default_20_Paragraph_20_Font"><text:span text:style-name="T58">т-</text:span></text:span><text:span text:style-name="Default_20_Paragraph_20_Font"><text:span text:style-name="T7">ты, Дедлайн, - облегчённо выдохнул Гейзенберг, выплюнув на ладонь </text:span></text:span><text:span text:style-name="Default_20_Paragraph_20_Font"><text:span text:style-name="T58">мини</text:span></text:span><text:span text:style-name="Default_20_Paragraph_20_Font"><text:span text:style-name="T7">плеер </text:span></text:span><text:span text:style-name="Default_20_Paragraph_20_Font"><text:span text:style-name="T58">с наушниками-горошинами</text:span></text:span><text:span text:style-name="Default_20_Paragraph_20_Font"><text:span text:style-name="T7">. - </text:span></text:span><text:span text:style-name="Default_20_Paragraph_20_Font"><text:span text:style-name="T58">Н-н</text:span></text:span><text:span text:style-name="Default_20_Paragraph_20_Font"><text:span text:style-name="T7">апугал. На той неделе </text:span></text:span><text:span text:style-name="Default_20_Paragraph_20_Font"><text:span text:style-name="T58">Л-</text:span></text:span><text:span text:style-name="Default_20_Paragraph_20_Font"><text:span text:style-name="T59">Л</text:span></text:span><text:span text:style-name="Default_20_Paragraph_20_Font"><text:span text:style-name="T7">еннона </text:span></text:span><text:span text:style-name="Default_20_Paragraph_20_Font"><text:span text:style-name="T58">з-</text:span></text:span><text:span text:style-name="Default_20_Paragraph_20_Font"><text:span text:style-name="T7">застукали с добытой </text:span></text:span><text:span text:style-name="Default_20_Paragraph_20_Font"><text:span text:style-name="T58">а-</text:span></text:span><text:span text:style-name="Default_20_Paragraph_20_Font"><text:span text:style-name="T7">аудиоклипсой, так изъяли и </text:span></text:span><text:span text:style-name="Default_20_Paragraph_20_Font"><text:span text:style-name="T58">п-</text:span></text:span><text:span text:style-name="Default_20_Paragraph_20_Font"><text:span text:style-name="T7">потом всю палату </text:span></text:span><text:span text:style-name="Default_20_Paragraph_20_Font"><text:span text:style-name="T58">п-п-</text:span></text:span><text:span text:style-name="Default_20_Paragraph_20_Font"><text:span text:style-name="T7">прошмонали. У </text:span></text:span><text:span text:style-name="Default_20_Paragraph_20_Font"><text:span text:style-name="T59">Б-Б</text:span></text:span><text:span text:style-name="Default_20_Paragraph_20_Font"><text:span text:style-name="T7">исмарка нашли флэшку с </text:span></text:span><text:span text:style-name="Default_20_Paragraph_20_Font"><text:span text:style-name="T58">з-</text:span></text:span><text:span text:style-name="Default_20_Paragraph_20_Font"><text:span text:style-name="T24">записями </text:span></text:span><text:span text:style-name="Default_20_Paragraph_20_Font"><text:span text:style-name="T7">Э</text:span></text:span><text:span text:style-name="Default_20_Paragraph_20_Font"><text:span text:style-name="T24">лвиса —</text:span></text:span><text:span text:style-name="Default_20_Paragraph_20_Font"><text:span text:style-name="T7"> </text:span></text:span><text:span text:style-name="Default_20_Paragraph_20_Font"><text:span text:style-name="T58">н-</text:span></text:span><text:span text:style-name="Default_20_Paragraph_20_Font"><text:span text:style-name="T7">ну, того, что </text:span></text:span><text:span text:style-name="Default_20_Paragraph_20_Font"><text:span text:style-name="T58">м-</text:span></text:span><text:span text:style-name="Default_20_Paragraph_20_Font"><text:span text:style-name="T7">музыкант, а не наш со </text:span></text:span><text:span text:style-name="Default_20_Paragraph_20_Font"><text:span text:style-name="T58">в-</text:span></text:span><text:span text:style-name="Default_20_Paragraph_20_Font"><text:span text:style-name="T7">второй палаты. Беднягу чуть </text:span></text:span><text:span text:style-name="Default_20_Paragraph_20_Font"><text:span text:style-name="T58">и-</text:span></text:span><text:span text:style-name="Default_20_Paragraph_20_Font"><text:span text:style-name="T7">инфаркт не схватил. Набросился на </text:span></text:span><text:span text:style-name="Default_20_Paragraph_20_Font"><text:span text:style-name="T58">с-</text:span></text:span><text:span text:style-name="Default_20_Paragraph_20_Font"><text:span text:style-name="T7">санитаров с </text:span></text:span><text:span text:style-name="Default_20_Paragraph_20_Font"><text:span text:style-name="T58">к-к-</text:span></text:span><text:span text:style-name="Default_20_Paragraph_20_Font"><text:span text:style-name="T7">кулаками. Сидит теперь в </text:span></text:span><text:span text:style-name="Default_20_Paragraph_20_Font"><text:span text:style-name="T58">к-</text:span></text:span><text:span text:style-name="Default_20_Paragraph_20_Font"><text:span text:style-name="T7">карцере, слушает «</text:span></text:span>Raised<text:span text:style-name="Default_20_Paragraph_20_Font"><text:span text:style-name="T7"> </text:span></text:span>On<text:span text:style-name="Default_20_Paragraph_20_Font"><text:span text:style-name="T7"> </text:span></text:span>Rock<text:span text:style-name="Default_20_Paragraph_20_Font"><text:span text:style-name="T7">» по памяти.</text:span></text:span></text:p>
      <text:p text:style-name="P10"/>
      <text:p text:style-name="P10">Гейзенберг протёр рукавом плеер <text:span text:style-name="T57">и наушники </text:span>от слюн. Оглядевшись по сторонам, он торопливо скрылся в коридоре, шаркая и касаясь руками стен.</text:p>
      <text:p text:style-name="P10"/>
      <text:p text:style-name="P10">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10"/>
      <text:p text:style-name="P10">- Стой, не уходи, дело есть, - я схватил Крыса за плечо.</text:p>
      <text:p text:style-name="P10"/>
      <text:p text:style-name="P10">Тот хмуро зыркнул на меня и скинул руку.</text:p>
      <text:p text:style-name="P10"/>
      <text:p text:style-name="P10"><text:soft-page-break/>- Чего тебе? Решил долг вернуть?</text:p>
      <text:p text:style-name="P11"><text:span text:style-name="Default_20_Paragraph_20_Font"><text:span text:style-name="T7">- Да погоди ты со своим долгом! - отмахнулся я. - </text:span></text:span><text:span text:style-name="Default_20_Paragraph_20_Font"><text:span text:style-name="T24">Е</text:span></text:span><text:span text:style-name="Default_20_Paragraph_20_Font"><text:span text:style-name="T7">сли сделаешь работу, о долге забудешь. Будешь курить сиги по пять пачек в день. Да хоть по десять — пока от рака лёгких не загнёшься.</text:span></text:span></text:p>
      <text:p text:style-name="P10">-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10"/>
      <text:p text:style-name="P10">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10"/>
      <text:p text:style-name="P10">Я молча вытащил из-за пазухи «Джентльмен Джека», подаренного моим бывшим боссом и сунул под нос Крысу.</text:p>
      <text:p text:style-name="P10"/>
      <text:p text:style-name="P10">-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10">- Это только задаток, - я оставил вожделенную бутылку в руках Крыса. - Заплачу, сколько скажешь. Слушай сюда. Мне надо выбраться из Чертогов...</text:p>
      <text:p text:style-name="P10"/>
      <text:p text:style-name="P13">Вот и пришла пора повидаться с моей бывшей ученицей, превратившейся в безумного убийцу. </text:p>
      <text:p text:style-name="P34">Да-да, дорогая, пр<text:span text:style-name="T60">и</text:span>шла пора преподать тебе <text:span text:style-name="T60">У</text:span>рок! </text:p>
      <text:p text:style-name="P34">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1"><text:span text:style-name="Default_20_Paragraph_20_Font"><text:span text:style-name="T8">Но Юджин был прав: если Хэвэн слетит с катушек, кто-то из нас должен дёрнуть стоп-кран.</text:span></text:span></text:p>
      <text:p text:style-name="P10"/>
      <text:p text:style-name="P11"><text:span text:style-name="Default_20_Paragraph_20_Font"><text:span text:style-name="T8">Юджина давно уж нет, так что придётся это сделать мне. Пока не стало слишком поздно.</text:span></text:span></text:p>
      <text:p text:style-name="P10"/>
      <text:p text:style-name="P2">***</text:p>
      <text:p text:style-name="P10"/>
      <text:p text:style-name="P10">- Четыре! Три! Два! Один! Снимай, - кивает мне Зеррика.</text:p>
      <text:p text:style-name="P10"/>
      <text:p text:style-name="P10">Я сдёргиваю разрезанные остатки повязки с Джет. Та уже стоит на полусогнутых, ожидая возможности как следует почесаться.</text:p>
      <text:p text:style-name="P10"/>
      <text:p text:style-name="P10">- И-и-и-й-е-е-ех!</text:p>
      <text:p text:style-name="P10"><text:soft-page-break/></text:p>
      <text:p text:style-name="P10">Одним прыжком пегаска достигает ближайшей сосны и разворачивается к ней спиной. Выгибается, <text:s/>топает в предвкушении копытом и…</text:p>
      <text:p text:style-name="P10"/>
      <text:p text:style-name="P10">… И замирает.</text:p>
      <text:p text:style-name="P10"/>
      <text:p text:style-name="P10">- Джет, ты чего?</text:p>
      <text:p text:style-name="P10"/>
      <text:p text:style-name="P10">На лице пегаски появляется глупое выражение. Она словно прислушивается к чему-то внутри неё.</text:p>
      <text:p text:style-name="P10">Потом её мордаха несмело озаряется улыбкой. А за её спиной…</text:p>
      <text:p text:style-name="P10"/>
      <text:p text:style-name="P10">- Э-э-э… Что за… ?</text:p>
      <text:p text:style-name="P10"/>
      <text:p text:style-name="P10">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10"/>
      <text:p text:style-name="P10">- Какого фига?! - Джет недоуменно смотрит на правое, потом осторожно захватывает зубами коготь и дёргает.</text:p>
      <text:p text:style-name="P10">- Ай!</text:p>
      <text:p text:style-name="P10">-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0">- Что вы с ней сделали? - встреваю я. - Что это за уродское крыло?</text:p>
      <text:p text:style-name="P10">-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10"/>
      <text:p text:style-name="P10">-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1"><text:span text:style-name="Default_20_Paragraph_20_Font"><text:span text:style-name="T7">-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text:span></text:span><text:soft-page-break/><text:span text:style-name="Default_20_Paragraph_20_Font"><text:span text:style-name="T7">однокрылой. И помочь Н'</text:span></text:span><text:span text:style-name="Default_20_Paragraph_20_Font"><text:span text:style-name="T24">зака</text:span></text:span><text:span text:style-name="Default_20_Paragraph_20_Font"><text:span text:style-name="T7"> в этот раз не смо</text:span></text:span><text:span text:style-name="Default_20_Paragraph_20_Font"><text:span text:style-name="T24">гут</text:span></text:span><text:span text:style-name="Default_20_Paragraph_20_Font"><text:span text:style-name="T7"> – правых крыльев у </text:span></text:span><text:span text:style-name="Default_20_Paragraph_20_Font"><text:span text:style-name="T24">нас </text:span></text:span><text:span text:style-name="Default_20_Paragraph_20_Font"><text:span text:style-name="T7">уже нет никаких. </text:span></text:span><text:span text:style-name="Default_20_Paragraph_20_Font"><text:span text:style-name="T24">Разве что т</text:span></text:span><text:span text:style-name="Default_20_Paragraph_20_Font"><text:span text:style-name="T7">ы</text:span></text:span><text:span text:style-name="Default_20_Paragraph_20_Font"><text:span text:style-name="T24"> согласна летать с двумя лев</text:span></text:span><text:span text:style-name="Default_20_Paragraph_20_Font"><text:span text:style-name="T7">ыми или протезом.</text:span></text:span></text:p>
      <text:p text:style-name="P10">- ХА-РА-ШО!!! - Джет подпрыгивает и мчится в долину, сбивая грудью полевые цветы.</text:p>
      <text:p text:style-name="P10"/>
      <text:p text:style-name="P10">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10">Определённо, ты в долгу перед зебрами, Хуман!</text:p>
      <text:p text:style-name="P10"/>
      <text:p text:style-name="P10">- Спасибо тебе, Зеррика! Всем вам спасибо! Вы спасли нас. За мной должок, - обращаюсь я к ней через плечо…</text:p>
      <text:p text:style-name="P10"/>
      <text:p text:style-name="P10">…Рядом со мной – никого. Лишь тёплый воздух дует мне в лицо и из долины доносятся радостные визги дурачащейся Джет.</text:p>
      <text:p text:style-name="P10">Как будто развеялся сон длиной в две недели, начавшийся болью и кошмаром, но закончившийся солнцем и одуванчиками.</text:p>
      <text:p text:style-name="P10"/>
      <text:p text:style-name="P10">Я спускаюсь в долину и составляю компанию пегаске.</text:p>
      <text:p text:style-name="P10"/>
      <text:p text:style-name="P10">…</text:p>
      <text:p text:style-name="P10">…</text:p>
      <text:p text:style-name="P10">…</text:p>
      <text:p text:style-name="P10"/>
      <text:p text:style-name="P10">Джет снова прислушивается, оттопырив уши вперёд.</text:p>
      <text:p text:style-name="P10"/>
      <text:p text:style-name="P10">- Там треснула ветка! Я точно слышала!</text:p>
      <text:p text:style-name="P10">- Да ладно тебе, Джет! Мы давным-давно оторвались от твердолобов — иначе за две недели у зебр они бы нас настигли.</text:p>
      <text:p text:style-name="P10"/>
      <text:p text:style-name="P10">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10"/>
      <text:p text:style-name="P10">Пегаска морщит <text:span text:style-name="T61">нос</text:span> и с подозрением всматривается в чащу. Чаща в ответ с дуновением ветерка приносит ей охапку листьев.</text:p>
      <text:p text:style-name="P10"><text:soft-page-break/></text:p>
      <text:p text:style-name="P10">- Хмм!</text:p>
      <text:p text:style-name="P10"/>
      <text:p text:style-name="P10">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0">Наконец пегаска приземляется.</text:p>
      <text:p text:style-name="P10"/>
      <text:p text:style-name="P10">- Ничего. Показалось.</text:p>
      <text:p text:style-name="P10"/>
      <text:p text:style-name="P10">Мы продолжаем идти вдоль обрыва.</text:p>
      <text:p text:style-name="P10"/>
      <text:p text:style-name="P10">Зебры буквально спасли нас, прооперировав пегаску и заполнив мой мешок <text:span text:style-name="T61">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10"/>
      <text:p text:style-name="P10">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10"/>
      <text:p text:style-name="P10">Я вздыхаю.</text:p>
      <text:p text:style-name="P10"/>
      <text:p text:style-name="P10">Толчок возвращает меня к действительности. Я натыкаюсь на круп пегаски, настороженно вглядывающейся в заросли можжевельника.</text:p>
      <text:p text:style-name="P10"/>
      <text:p text:style-name="P10">- Хум, там кто-то пялится на нас! Готова спорить на маховое перо!</text:p>
      <text:p text:style-name="P10">- Да брось, Джет, ты уже проверила все окрестности!</text:p>
      <text:p text:style-name="P10"/>
      <text:p text:style-name="P10">Я нетерпеливо хлопаю пегаску по крупу, побуждая двигаться дальше. Та вместо этого снова взмывает над деревьями.</text:p>
      <text:p text:style-name="P10"><text:soft-page-break/></text:p>
      <text:p text:style-name="P10">-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10"/>
      <text:p text:style-name="P10">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10">Меня озаряет.</text:p>
      <text:p text:style-name="P10"/>
      <text:p text:style-name="P10">Пегаска! Дельтаплан! Пегаска!</text:p>
      <text:p text:style-name="P10"/>
      <text:p text:style-name="P10">С дьявольским хохотом я потираю руки и иду навстречу приземлившейся Джет. Та недоуменно смотрит на меня, склонив голову и насторожив уши.</text:p>
      <text:p text:style-name="P10"/>
      <text:p text:style-name="P10">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0"/>
      <text:p text:style-name="P10">Дрогонштерн темнеет в лучах заката.</text:p>
      <text:p text:style-name="P10"/>
      <text:h text:style-name="P8" text:outline-level="2">Глава 7</text:h>
      <text:p text:style-name="P2"/>
      <text:p text:style-name="P35">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5">Быть может, даже, нет Тебя.</text:p>
      <text:p text:style-name="P10"/>
      <text:p text:style-name="P10">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0"/>
      <text:p text:style-name="P10">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62">на щелбаны</text:span>. Эти не в счёт, эти не отвлекутся даже если начнётся атомная война.</text:p>
      <text:p text:style-name="P10"/>
      <text:p text:style-name="P10"><text:soft-page-break/>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10"/>
      <text:p text:style-name="P36">С каждым последующим Учителем Хэвэн вела себя всё более жестоко. Каждого нового оператора <text:span text:style-name="T62">обучения</text:span> хватало на меньшее время. Под конец лишь только формальности <text:span text:style-name="T62">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62">мыслях и </text:span>воспоминаниях, тем болезненнее этот процесс был для психики оператора. Я читал его в расширенных зрачках поздних Учителей, в их седых волосах и спутанных <text:span text:style-name="T62">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54">о</text:span> <text:span text:style-name="T54">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2"/>
      <text:p text:style-name="P10">Я стал на колени у койки <text:span text:style-name="T63">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0"/>
      <text:p text:style-name="P10">Что ж. Обманывать нехорошо, но для дела – можно.</text:p>
      <text:p text:style-name="P12"/>
      <text:p text:style-name="P10">- Как мне звать тебя, Учитель? - пропел я ему на ухо, стараясь воссоздать знакомые интонации. - Я желаю взять урок.</text:p>
      <text:p text:style-name="P12"/>
      <text:p text:style-name="P10">Зрачки Терминатора застыли. Губы замерли. Казалось, он перестал дышать.</text:p>
      <text:p text:style-name="P10">Прошли бесконечны<text:span text:style-name="T64">х</text:span> полминуты, <text:span text:style-name="T64">пока</text:span> кодовая фраза проникла в остатки сознания Учителя. Губы Терминатора дёрнулись.</text:p>
      <text:p text:style-name="P10"/>
      <text:p text:style-name="P10">- Оператор - <text:span text:style-name="T64">Т</text:span>ридцать <text:span text:style-name="T64">Ч</text:span>етыре. Я готов учить тебя, Хэвэн, - прошептал он в ответ.</text:p>
      <text:p text:style-name="P10">- Приветствие принято, оператор - <text:span text:style-name="T64">Т</text:span>ридцать <text:span text:style-name="T64">Ч</text:span>етыре. Начинаем <text:span text:style-name="T64">Д</text:span>иалог. Передаю управление оператору - <text:span text:style-name="T64">О</text:span>дин.</text:p>
      <text:p text:style-name="P10"/>
      <text:p text:style-name="P10">Секунды сгорали одна за другой, как мотыльки в костре. Вопросы следовали один за другим в быстрой последовательности. На вопросы следовали <text:span text:style-name="T64">сбивчивые </text:span>ответы.</text:p>
      <text:p text:style-name="P10"/>
      <text:p text:style-name="P10">- Каков был класс твоей защиты в последнем <text:span text:style-name="T64">Д</text:span>иалоге?</text:p>
      <text:p text:style-name="P10"><text:soft-page-break/>- <text:span text:style-name="T64">Д-д</text:span>вадцать второй.</text:p>
      <text:p text:style-name="P10">- Сколько времени ты продержался?</text:p>
      <text:p text:style-name="P10">- Семнадцать минут.</text:p>
      <text:p text:style-name="P10">- Сколько времени ты бы продержался с тридцатым классом?</text:p>
      <text:p text:style-name="P10">- … Часа три… Наверное…</text:p>
      <text:p text:style-name="P10">- Какой ты запомнил Хэ<text:span text:style-name="T64">в</text:span>эн?</text:p>
      <text:p text:style-name="P10">- Она прекрасна… Она идеальна. Она совершенна.</text:p>
      <text:p text:style-name="P10">- Чего более всего нужно опасаться при встрече с ней сейчас?</text:p>
      <text:p text:style-name="P10"/>
      <text:p text:style-name="P10">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0"/>
      <text:p text:style-name="P10">- Любви. Опасайся её любви. Не давай ей прикоснуться к себе. Она украдёт твою душу и заберёт её себе.</text:p>
      <text:p text:style-name="P10"/>
      <text:p text:style-name="P10">Терминатор откинулся на койку и закрыл глаза.</text:p>
      <text:p text:style-name="P10"/>
      <text:p text:style-name="P10">- Сессия завершена, оператор - <text:span text:style-name="T64">Т</text:span>ридцать <text:span text:style-name="T64">Ч</text:span>етыре. Закрываю <text:span text:style-name="T64">Д</text:span>иалог, - поспешно прошептал я.</text:p>
      <text:p text:style-name="P10">- Рад учить тебя, Хэвэн, - с закрытыми глазами пробормотал Терминатор.</text:p>
      <text:p text:style-name="P10"/>
      <text:p text:style-name="P10">…</text:p>
      <text:p text:style-name="P10"/>
      <text:p text:style-name="P11"><text:span text:style-name="Default_20_Paragraph_20_Font"><text:span text:style-name="T7">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7">-45» </text:span></text:span><text:span text:style-name="Default_20_Paragraph_20_Font"><text:span text:style-name="T65">теоретически </text:span></text:span><text:span text:style-name="Default_20_Paragraph_20_Font"><text:span text:style-name="T7">эквивалентен тридцатому, но </text:span></text:span><text:span text:style-name="Default_20_Paragraph_20_Font"><text:span text:style-name="T65">он ещё никогда не применялся, это на крайний</text:span></text:span><text:span text:style-name="Default_20_Paragraph_20_Font"><text:span text:style-name="T7"> случа</text:span></text:span><text:span text:style-name="Default_20_Paragraph_20_Font"><text:span text:style-name="T65">й</text:span></text:span><text:span text:style-name="Default_20_Paragraph_20_Font"><text:span text:style-name="T7">, если всё остальное не поможет…</text:span></text:span></text:p>
      <text:p text:style-name="P10"/>
      <text:p text:style-name="P10">…А остального у меня заготовлено вдоволь — мы с Юджином припасли кое-что как раз на такой случай.</text:p>
      <text:p text:style-name="P10"/>
      <text:p text:style-name="P10">Белые чёрточки нарезали небо тонкими полосками. Восемь параллельных инверсионных следов, расползающихся ватными дорожками.</text:p>
      <text:p text:style-name="P10">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0"/>
      <text:p text:style-name="P10"><text:soft-page-break/>Я протянул руку и подкрутил ручку настройки ретранслятора. <text:span text:style-name="T50">Радио молчало. С указательного пальца привычно соскочила голубая искра и п</text:span>ыльный ящик <text:span text:style-name="T50">ожил. Динамик </text:span>разразился очередной порцией свистов.</text:p>
      <text:p text:style-name="P10"/>
      <text:p text:style-name="P11"><text:span text:style-name="Default_20_Paragraph_20_Font"><text:span text:style-name="T8">…</text:span></text:span><text:span text:style-name="Default_20_Paragraph_20_Font"><text:span text:style-name="T16">cc</text:span></text:span><text:span text:style-name="Default_20_Paragraph_20_Font"><text:span text:style-name="T8">шшш… могут быть спокойны - звено истребителей с самолётом аэроразведки патрулируют небо над столицей. </text:span></text:span><text:span text:style-name="Default_20_Paragraph_20_Font"><text:span text:style-name="T66">Очередная партия спутников-перехватчиков займёт своё место на орбите на следующей </text:span></text:span><text:span text:style-name="Default_20_Paragraph_20_Font"><text:span text:style-name="T8">…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text:span></text:span><text:span text:style-name="Default_20_Paragraph_20_Font"><text:span text:style-name="T67">у границ </text:span></text:span><text:span text:style-name="Default_20_Paragraph_20_Font"><text:span text:style-name="T8">...сссхххшшш… президент ветировал закон о мобилизации, требуя ужесточить статьи... шшшшш...</text:span></text:span></text:p>
      <text:p text:style-name="P13"/>
      <text:p text:style-name="P10">Гул столовой заглушил хрип древнего аппарата…</text:p>
      <text:h text:style-name="P37" text:outline-level="2"/>
      <text:h text:style-name="P37" text:outline-level="2">***</text:h>
      <text:p text:style-name="P10"/>
      <text:p text:style-name="P10">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10"/>
      <text:p text:style-name="P10">Чертовщина какая-то!</text:p>
      <text:p text:style-name="P10"/>
      <text:p text:style-name="P10">Я в последний раз проверяю верёвки, привязывающие Джет к крестовине.</text:p>
      <text:p text:style-name="P10"/>
      <text:p text:style-name="P10">- Щекотно! - хихикает пегаска, выгибая спину.</text:p>
      <text:p text:style-name="P10">- Не дёргайся! - строго осаживаю я.</text:p>
      <text:p text:style-name="P10"/>
      <text:p text:style-name="P38">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8"/>
      <text:p text:style-name="P10">Я поворачиваюсь к пегаске и продолжаю.</text:p>
      <text:p text:style-name="P10"/>
      <text:p text:style-name="P10">-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10"><text:soft-page-break/></text:p>
      <text:p text:style-name="P10">Пегаска так усердно кивает головой, что немедленно трескается затылком о выступающий конец крест<text:span text:style-name="T68">овины</text:span>.</text:p>
      <text:p text:style-name="P10"/>
      <text:p text:style-name="P10">- Ну что ж…</text:p>
      <text:p text:style-name="P10"/>
      <text:p text:style-name="P10">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0"/>
      <text:p text:style-name="P38">Я оборачиваюсь.</text:p>
      <text:p text:style-name="P38">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8"/>
      <text:p text:style-name="P10">Джет, не обращая внимания на моё ржание, следует дальше и, поравнявшись со мной, хлопает меня перекладиной по макушке.</text:p>
      <text:p text:style-name="P10"/>
      <text:p text:style-name="P10">- Ай!</text:p>
      <text:p text:style-name="P10"/>
      <text:p text:style-name="P10">Пегаска немедленно разворачивается и на развороте хлопает меня перекладиной вторично.</text:p>
      <text:p text:style-name="P10">Всё-таки трюк с клоунами и <text:span text:style-name="T68">лестницей</text:span> возник не на пустом месте, Хуман!</text:p>
      <text:p text:style-name="P10"/>
      <text:p text:style-name="P10">Я придерживаю Джет за перекладину.</text:p>
      <text:p text:style-name="P10"/>
      <text:p text:style-name="P10">- Для разгона хватит. Залазь.</text:p>
      <text:p text:style-name="P10"/>
      <text:p text:style-name="P10">Я становлюсь на колени. Джет забирается мне на спину и обхватывает всеми четырьмя ногами. Её дыхание щекочет мне ухо.</text:p>
      <text:p text:style-name="P10"/>
      <text:p text:style-name="P10">-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10">- Это ненадолго, - успокаиваю я её.</text:p>
      <text:p text:style-name="P10"/>
      <text:p text:style-name="P10">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text:soft-page-break/>пегаски за моей спиной начинают набирать ветер, подобно диковинному дельтаплану. Коим, собственно, и являются.</text:p>
      <text:p text:style-name="P10"/>
      <text:p text:style-name="P10">Последние метры остаются за спиной, на краю валуна я что есть силы отталкиваюсь от камня.</text:p>
      <text:p text:style-name="P10"/>
      <text:p text:style-name="P10">- Ю-ху-у-у!!!</text:p>
      <text:p text:style-name="P10"/>
      <text:p text:style-name="P10">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0"/>
      <text:p text:style-name="P10">- О-го-го-о-о-о!!! - восторженно ору я.</text:p>
      <text:p text:style-name="P10"/>
      <text:p text:style-name="P10">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10"/>
      <text:p text:style-name="P10">- Поворачивай! - кричу я своему летательному аппарату и колбашу ногами воздух в попытке изменить направление движения.</text:p>
      <text:p text:style-name="P10">- Ы-ы-ы, не могу-у-у! Ты крылья привязал! - отзывается Джет изо всех сил дёргаясь на крестовине.</text:p>
      <text:p text:style-name="P10"/>
      <text:p text:style-name="P10">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0"/>
      <text:p text:style-name="P10">…</text:p>
      <text:p text:style-name="P10"/>
      <text:p text:style-name="P10">Слышится громкий треск, но удара нет.</text:p>
      <text:p text:style-name="P10">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0"/>
      <text:p text:style-name="P10">…</text:p>
      <text:p text:style-name="P10"/>
      <text:p text:style-name="P10">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0"><text:s/></text:p>
      <text:p text:style-name="P10"><text:soft-page-break/>- Как мы пролетели мимо куста? Я же видел, мы неслись прямо на него! Что это был за треск? Как ты смогла повернуть?</text:p>
      <text:p text:style-name="P10"/>
      <text:p text:style-name="P10">Джет встаёт с меня и молча поводит крыльями. Половинки крестовины висят на них словно костыли. Стыд заливает моё лицо краской. Я фэйспалмлю.</text:p>
      <text:p text:style-name="P10"/>
      <text:p text:style-name="P10">- Надеюсь, у тебя с крылом всё в порядке? <text:span text:style-name="T69">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10">- Как булыжник с крыльями, - хихикает пегаска. - Надо почаще делать буп! Это круто!</text:p>
      <text:p text:style-name="P10"/>
      <text:p text:style-name="P10">Пегаска тянется ко мне носом, но я отстраняю её. Только лошадиных слюней на <text:span text:style-name="T69">лице</text:span> тебе и не хватает до полного счастья, Хуман!</text:p>
      <text:p text:style-name="P10"/>
      <text:p text:style-name="P10">Осторожно прощупав заживающее крыло Джет и убедившись, что оно не пострадало, я вытираю пот со лба.</text:p>
      <text:p text:style-name="P10"/>
      <text:p text:style-name="P10">- Ты не заметила <text:s/>ничего странного там? - я указываю на куст. - Он так затрясся при нашем приближении, словно испугался, что мы в него врежемся.</text:p>
      <text:p text:style-name="P10">- Неа ,- мотает головой Джет. - Ничего подозрительного. Наверное, то ветер был.</text:p>
      <text:p text:style-name="P10"/>
      <text:p text:style-name="P10">Я жму плечами.</text:p>
      <text:p text:style-name="P10"/>
      <text:p text:style-name="P10">- Будем чинить крестовину. У меня есть идея, как обеспечить манёвренность с помощью концевых рулей.</text:p>
      <text:p text:style-name="P10"/>
      <text:p text:style-name="P10">…</text:p>
      <text:p text:style-name="P10">…</text:p>
      <text:p text:style-name="P10">…</text:p>
      <text:p text:style-name="P10"/>
      <text:p text:style-name="P10">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0"/>
      <text:p text:style-name="P10">- Предстартовая проверка рулей! - я придерживаю пегаску за ноги и осторожно бегу к краю камня.</text:p>
      <text:p text:style-name="P10"/>
      <text:p text:style-name="P10"><text:soft-page-break/>Пегаска маневрирует и я чувствую мягкое давление воздуха, соответствующее наклону свободных кончиков крыльев Джет.</text:p>
      <text:p text:style-name="P10"/>
      <text:p text:style-name="P10">- Рули работают!</text:p>
      <text:p text:style-name="P10">- Отлично! Идём на взлёт! - я ускоряюсь.</text:p>
      <text:p text:style-name="P10">- К взлёту готова!</text:p>
      <text:p text:style-name="P10"/>
      <text:p text:style-name="P10">Пегаска разжимает ноги и съезжает мне с плеч на спину, где её ноги снова берут меня в мягкий замок.</text:p>
      <text:p text:style-name="P10"/>
      <text:p text:style-name="P10">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0"/>
      <text:p text:style-name="P10">- Какого чёрта, Джет? Рули левее! - кричу я.</text:p>
      <text:p text:style-name="P10">- Н-не могу… Меня что-то тянет… - сконфуженно отвечает пегаска.</text:p>
      <text:p text:style-name="P10"/>
      <text:p text:style-name="P10">Нас действительно тянет. Облако голубоватого сияния обхватывает нас и тащит к иве. <text:span text:style-name="T69">Полёт завершается мягкой посадкой на траву у самого куста.</text:span> Ветви <text:span text:style-name="T69">ивы</text:span> раздвигаются и к нам выходят трое.</text:p>
      <text:p text:style-name="P10"/>
      <text:p text:style-name="P10">- Привет, дорогуши!</text:p>
      <text:p text:style-name="P10"/>
      <text:p text:style-name="P10">Я ещё успеваю услышать боевой визг Джет, когда картинка меркнет перед моими глазами и сознание выключается.</text:p>
      <text:p text:style-name="P10"/>
      <text:h text:style-name="P8" text:outline-level="2">Глава 8</text:h>
      <text:p text:style-name="P2"/>
      <text:p text:style-name="P35">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5">"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10"/>
      <text:p text:style-name="P10">Я ожидал в тёмном санузле уже час. Тихий шум воды из сломанного бачка иногда прерывался приглушенными шагами в коридоре.</text:p>
      <text:p text:style-name="P10"><text:soft-page-break/></text:p>
      <text:p text:style-name="P10">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10">Крыс втолкнул меня в каморку, закрыл за собой дверь и заблокировал её, вставив в ручку веник. После чего включил свет.</text:p>
      <text:p text:style-name="P10">Тусклая лампочка осветила фаянсовый стульчак запасного <text:span text:style-name="T70">унитаза</text:span>, груду измятых вёдер, <text:span text:style-name="T71">с</text:span><text:span text:style-name="T70">овков</text:span> и швабр.</text:p>
      <text:p text:style-name="P10"/>
      <text:p text:style-name="P10">- Ты сделал куклу? - шёпотом спросил Крыс.</text:p>
      <text:p text:style-name="P10">- Скрутил из полотенец, ведра и второй подушки. Под одеялом от человека не отличить.</text:p>
      <text:p text:style-name="P10">- Хорошо. Не зацепи вёдра, греметь будут на все Чертоги.</text:p>
      <text:p text:style-name="P10"/>
      <text:p text:style-name="P10">Крыс подошёл к унитазу, надавил на панель сразу за ним и вытащил приличный кусок стены прямо с кафельной плиткой.</text:p>
      <text:p text:style-name="P10">За проёмом открылся вертикальный короб. Толстый ствол канализационной трубы и несколько труб потоньше занимали добрую треть ширины <text:span text:style-name="T70">технического </text:span>лаза, <text:span text:style-name="T70">уходя вверх и вниз металлическими канатами</text:span>.</text:p>
      <text:p text:style-name="P10"/>
      <text:p text:style-name="P10">- Запоминай, Дед, - торопливо зашептал мне в ухо Крыс. - Спускайся по труб<text:span text:style-name="T70">ам</text:span> на второй этаж — ни в коем случае не на первый - считай тройники на трубе! <text:span text:style-name="T70">Каждый этаж — это тройник!</text:span> С первого <text:span text:style-name="T70">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70">вытри следы и </text:span>закрой за собой дверцу — иначе спалишь тропу.</text:p>
      <text:p text:style-name="P10">Не пытайся выйти <text:span text:style-name="T70">с</text:span> парадного входа! Там <text:span text:style-name="T70">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0">Будешь возвращаться обратно — <text:s/>просто поднимешься по пожарной лестнице на этот этаж и пройдёшь через балкон курилки. <text:span text:style-name="T70">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10">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10">- Мы же договорились за две!</text:p>
      <text:p text:style-name="P10"><text:soft-page-break/>- Четыре! Две поставишь мне в кредит — верну хабаром. По-крайней мере, так ты меня больше на долг не подсадишь.</text:p>
      <text:p text:style-name="P10"/>
      <text:p text:style-name="P10">Крыс приблизил своё лицо к моему.</text:p>
      <text:p text:style-name="P10"/>
      <text:p text:style-name="P10">-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10"/>
      <text:p text:style-name="P10">Мелкие зубы Крыса <text:s/>сверкнули безумной улыбкой в тусклом свете лампочки.</text:p>
      <text:p text:style-name="P10">Я отодвинул его ладонью.</text:p>
      <text:p text:style-name="P10"/>
      <text:p text:style-name="P10">- Не надо. Если ты действительно меня знаешь, то бояться не должен.</text:p>
      <text:p text:style-name="P10"/>
      <text:p text:style-name="P10">Крыс осклабился и хлопнул меня по плечу.</text:p>
      <text:p text:style-name="P10"/>
      <text:p text:style-name="P10">- А я и не боюсь. Законы жанра обязывают. Адьёс, амигос!</text:p>
      <text:p text:style-name="P10"/>
      <text:p text:style-name="P10">Он хохотнул и бесшумно выскользнул из подсобки.</text:p>
      <text:p text:style-name="P10"/>
      <text:p text:style-name="P2">***</text:p>
      <text:p text:style-name="P2"/>
      <text:p text:style-name="P10">-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72">Так и выйдет замуж за древний свиток когда-нибудь, хи-хи…</text:span> Поверни-ка голову, дорогуша.</text:p>
      <text:p text:style-name="P10">Та-ак вот, Платина дождалась, пока уродский ящер не улетит на охоту и исследовала гнездо самостоятельно.</text:p>
      <text:p text:style-name="P10">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10">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text:soft-page-break/>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10">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72">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72">общественности</text:span>!</text:p>
      <text:p text:style-name="P39">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72">долго </text:span>рыдать и есть мороженное у себя в каморке!</text:p>
      <text:p text:style-name="P39">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72">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0">Дорогой, скажу тебе по секрету (хотя этот секрет не знают только совсем молоденькие кобылки вроде моей младшей сестры и её <text:span text:style-name="T72">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72">магов </text:span><text:span text:style-name="T73">прошлого</text:span> орбиты наших планет – Эквуса и луны – стали нестабильны, а у нас не всегда могут найтись тридцать способных единорогов, чтобы держать <text:span text:style-name="T72">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72">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0"/>
      <text:p text:style-name="P10">…</text:p>
      <text:p text:style-name="P10"/>
      <text:p text:style-name="P10"><text:soft-page-break/>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10"/>
      <text:p text:style-name="P10">- Дорогой, осторожнее! Ты чуть было не перерезал себе яремную вену!</text:p>
      <text:p text:style-name="P10"/>
      <text:p text:style-name="P10">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10"/>
      <text:p text:style-name="P10">- Это подарок от принцессы Платины своему будущему мужу! Обручальные браслеты из красного золота с хризолитовыми вставками, - воркует <text:span text:style-name="T74">светлая </text:span>единорожка и добавляет скороговоркой. - Заживляют раны, очищают воду, предотвращают телепортацию, не-пытайся-их-снять…</text:p>
      <text:p text:style-name="P10"/>
      <text:p text:style-name="P10">Я хватаюсь за раскалывающуюся голову.</text:p>
      <text:p text:style-name="P10"/>
      <text:p text:style-name="P10">- Где Джет?</text:p>
      <text:p text:style-name="P10">-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10"/>
      <text:p text:style-name="P10">В синем магическом облачке ко мне летит полотенце и одежда.</text:p>
      <text:p text:style-name="P10"/>
      <text:p text:style-name="P10">- Одень, милый. Я постирала и зашила её.</text:p>
      <text:p text:style-name="P10"/>
      <text:p text:style-name="P10">Среди шмоток я вижу знакомую ткань в горошек. Меня пробирает озноб от догадки. Я ныряю рукой в пену.</text:p>
      <text:p text:style-name="P10"/>
      <text:p text:style-name="P10">Так и есть! Бесцеремонная болтушка раздела меня догола, пока я был в отключке!</text:p>
      <text:p text:style-name="P10"/>
      <text:p text:style-name="P40">Но… </text:p>
      <text:p text:style-name="P40"/>
      <text:p text:style-name="P40">Внезапно я понимаю, что дело на самом деле хуже… НАМНОГО ХУЖЕ…</text:p>
      <text:p text:style-name="P10"/>
      <text:p text:style-name="P10">Испарина покрывает мой лоб.</text:p>
      <text:p text:style-name="P10"><text:soft-page-break/></text:p>
      <text:p text:style-name="P10">- Эй!.. Какого… Какого чёрта… Какого чёрта ты выбрила меня ВСЕГО?!!</text:p>
      <text:p text:style-name="P10"/>
      <text:p text:style-name="P10">Поняха всплёскивает копытами.</text:p>
      <text:p text:style-name="P10"/>
      <text:p text:style-name="P10">- Дорогой, но это же просто кошмар – иметь шерсть только на крохотных участках тела! <text:span text:style-name="T75">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10"/>
      <text:p text:style-name="P10">Я со злостью забираю у балаболки трусы.</text:p>
      <text:p text:style-name="P10"/>
      <text:p text:style-name="P10">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0"/>
      <text:p text:style-name="P10">- Веди меня к Джет!</text:p>
      <text:p text:style-name="P10"/>
      <text:p text:style-name="P10">Единорожка прижимает копыта к груди, губы её дрожат.</text:p>
      <text:p text:style-name="P10"/>
      <text:p text:style-name="P10">-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0"/>
      <text:p text:style-name="P10">Семиэтажный мат готов вырваться из моей глотки, но я сдерживаю себя.</text:p>
      <text:p text:style-name="P10"/>
      <text:p text:style-name="P10">Будь хитрее, Хуман! Ты уже знаешь, насколько упрямыми и твердолобыми могут быть эти разноцветные непарнокопытные! Действуй в обход!</text:p>
      <text:p text:style-name="P10"/>
      <text:p text:style-name="P10">Я прокашливаюсь.</text:p>
      <text:p text:style-name="P10"/>
      <text:p text:style-name="P10">- Если я правильно понял, Платина собирается женить меня на себе?</text:p>
      <text:p text:style-name="P10">- Выйти замуж, дорогой, выйти замуж! - мягко поправляет меня единорожка, - За <text:span text:style-name="T75">ЛЮБЯЩЕГО</text:span> её и <text:span text:style-name="T75">ЖЕЛАЮЩЕГО</text:span> этой свадьбы жениха!</text:p>
      <text:p text:style-name="P10">- А если жених не желает? - делаю я контрольный выстрел.</text:p>
      <text:p text:style-name="P11"><text:soft-page-break/><text:span text:style-name="Default_20_Paragraph_20_Font"><text:span text:style-name="T7">-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7"> </text:span></text:span>Erectus<text:span text:style-name="Default_20_Paragraph_20_Font"><text:span text:style-name="T7">.</text:span></text:span></text:p>
      <text:p text:style-name="P10"/>
      <text:p text:style-name="P10">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10"/>
      <text:p text:style-name="P10">- Хорошо. Веди меня к Платине, - угрюмо киваю я. - Надо ж хоть посмотреть на “невестушку”.</text:p>
      <text:p text:style-name="P10"/>
      <text:h text:style-name="P8" text:outline-level="2">Глава 9</text:h>
      <text:p text:style-name="P10"/>
      <text:p text:style-name="P19">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9"/>
      <text:p text:style-name="P10">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10"/>
      <text:p text:style-name="P10">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10"/>
      <text:p text:style-name="P10">Ноги тще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0"/>
      <text:p text:style-name="P10">И провалив единственную возможность убить <text:span text:style-name="T76">Е</text:span>ё.</text:p>
      <text:p text:style-name="P10"/>
      <text:p text:style-name="P10">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10"/>
      <text:p text:style-name="P10"><text:soft-page-break/>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10"/>
      <text:p text:style-name="P10">Придя в себя, я вслушался в темноту. Вроде, тревоги не слышно - шум от удара остался незамеченым.</text:p>
      <text:p text:style-name="P10"/>
      <text:p text:style-name="P10">Я с трудом поднялся, дотронулся до стены и проведя по ней рукой, нащупал выключатель света.</text:p>
      <text:p text:style-name="P10"/>
      <text:p text:style-name="P10">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10"/>
      <text:p text:style-name="P10">Крыс не обманул – в конце ряда туалетных кабинок в лунном свете маячил фиолетовый прямоугольник окна, свободного от решётки.</text:p>
      <text:p text:style-name="P10"/>
      <text:p text:style-name="P10">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0">Кулёк со старыми джинсами, ботинками и курткой нашёлся в куче прошлогодних листьев у самого забора. Тихонько переодеваясь <text:span text:style-name="T76">в кустах</text:span>, я наблюдал через прутья ограды за проносящимися по дороге редкими машинами. Где-то ревела сирена.</text:p>
      <text:p text:style-name="P10"/>
      <text:p text:style-name="P10">Перебраться по клёну через забор, выбрать момент, когда поблизости никого нет и спрыгнуть на тротуар было нетрудно. Чисто психологически было труднее <text:span text:style-name="T76">заставить себя </text:span>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10"/>
      <text:p text:style-name="P10">По мере движения, я стал замечать произошедшие за два года изменения.</text:p>
      <text:p text:style-name="P10"/>
      <text:p text:style-name="P10">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text:span text:style-name="T77">г</text:span>вардии. Редкие колымаги гражданских окрасок замордовано жались к краю дороги, пропуская внедорожники силовиков.</text:p>
      <text:p text:style-name="P10"/>
      <text:p text:style-name="P10">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text:span text:style-name="T77">м</text:span>артфона девушки и их чадящие дорогими вейпами парни? <text:span text:style-name="T77">Где призывно мигающие рекламой мигающие уличные кофейни?</text:span>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0"><text:soft-page-break/></text:p>
      <text:p text:style-name="P10">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text:span text:style-name="T77">очка</text:span> у кабины водителя.</text:p>
      <text:p text:style-name="P10"/>
      <text:p text:style-name="P4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в области прикладной экономики – мы звали его “Нэш” в те далёкие добрые времена.</text:p>
      <text:p text:style-name="P10">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text:span text:style-name="T77">сбежавший из психушки</text:span> призрак.</text:p>
      <text:p text:style-name="P10"/>
      <text:p text:style-name="P10">Дом встретил меня рассохшейся калиткой. Полускрытая опавшими листьями дорожка вела к крыльцу. Прямо перед выцвет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10"/>
      <text:p text:style-name="P10">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10"/>
      <text:p text:style-name="P10">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10"/>
      <text:p text:style-name="P10">Очистив пенал от грязи, я вытряхнул из него запасной ключ.</text:p>
      <text:p text:style-name="P10"/>
      <text:p text:style-name="P10">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10"/>
      <text:p text:style-name="P10">Попытка включить свет не увенчалась успехом – надо полагать, электричество отключили вскоре после моего исчезновения.</text:p>
      <text:p text:style-name="P10"/>
      <text:p text:style-name="P10">Закрыв изнутри дверь на защёлку, я прошёл в вестибюль.</text:p>
      <text:p text:style-name="P10"><text:soft-page-break/></text:p>
      <text:p text:style-name="P10">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10"/>
      <text:p text:style-name="P10">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10"/>
      <text:p text:style-name="P10">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пообщаться <text:span text:style-name="T77">с ней </text:span>на избранные темы, <text:span text:style-name="T77">что скрашивало одночество</text:span>.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0"/>
      <text:p text:style-name="P10">Поднявшись по лестнице, я застыл на верхней площадке. Дверь в мой кабинет была открыта.</text:p>
      <text:p text:style-name="P10">Ну разумеется, Алекс не мог оставить ворота к Хэвэн без присмотра! Весьма предусмотрительно.</text:p>
      <text:p text:style-name="P10"/>
      <text:p text:style-name="P10">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расхотелось – открытая дверь вызывала ассоциации с мышеловкой.</text:p>
      <text:p text:style-name="P10"/>
      <text:p text:style-name="P10">План пошатнулся, но есть вариант “Б”.</text:p>
      <text:p text:style-name="P10"/>
      <text:p text:style-name="P10">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0"/>
      <text:p text:style-name="P10">Проходя мимо комода, я вытащил Крысу за хвост и понёс с собой. Робокошка осталась моим единственным другом в ставшем чужим доме.</text:p>
      <text:p text:style-name="P10"/>
      <text:p text:style-name="P10"><text:soft-page-break/>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text:span text:style-name="T78">дисков</text:span>,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0"/>
      <text:p text:style-name="P10">Тут-то вы и ошиблись, голубчики!</text:p>
      <text:p text:style-name="P10"/>
      <text:p text:style-name="P10">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0"/>
      <text:p text:style-name="P10">Я сдул с компьютера пыль, раскрыл его и попытался включить.</text:p>
      <text:p text:style-name="P10"><text:s/></text:p>
      <text:p text:style-name="P10">Проклятье!</text:p>
      <text:p text:style-name="P10"/>
      <text:p text:style-name="P10">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text:span text:style-name="T78">Н</text:span>авары» должен был разрядиться подчистую, и зарядить его двигателем не получится, потому что дохлый аккумулятор не заведёт движок!</text:p>
      <text:p text:style-name="P10"/>
      <text:p text:style-name="P10">Я сидел в холодном обесточенном доме над мёртвым ноутбуком и думал, что делать дальше. Времени было до утра – потом меня хватятся в <text:span text:style-name="T78">Чертогах</text:span> и перекроют город и окрестности. И первым делом заглянут сюда.</text:p>
      <text:p text:style-name="P10"/>
      <text:p text:style-name="P10">План трещал по швам.</text:p>
      <text:p text:style-name="P10"/>
      <text:p text:style-name="P10">Взгляд бесцельно блуждал по интерьеру гаража. Пустые канистры. Верстак с тисками <text:span text:style-name="T78">и промасленным тряпьём</text:span>.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0"/>
      <text:p text:style-name="P10">Дерьмовый китайский генератор!</text:p>
      <text:p text:style-name="P10"/>
      <text:p text:style-name="P10">Разумеется, его стартовый аккумулятор тоже давно сдох, но его можно завести ручным приводом!</text:p>
      <text:p text:style-name="P10"><text:soft-page-break/></text:p>
      <text:p text:style-name="P10">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text:span text:style-name="T78">с</text:span>лышан<text:span text:style-name="T78">н</text:span>ым.</text:p>
      <text:p text:style-name="P10"/>
      <text:p text:style-name="P10">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0"/>
      <text:p text:style-name="P10">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0"/>
      <text:p text:style-name="P11"><text:span text:style-name="Default_20_Paragraph_20_Font"><text:span text:style-name="T7">“</text:span></text:span><text:span text:style-name="Default_20_Paragraph_20_Font"><text:span text:style-name="T8">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7">”</text:span></text:span></text:p>
      <text:p text:style-name="P10"/>
      <text:p text:style-name="P10">Я <text:span text:style-name="T78">непонимающе </text:span>скомкал листочек и машинально положил на верстак. За дело!</text:p>
      <text:p text:style-name="P10"/>
      <text:p text:style-name="P10">Генератор завёлся минут за пятнадцать остервенелого дёрганья за шнур. Пот лил с меня ручьём за воротник, рука отваливалась и одышка становилась всё заметнее, но в конце-концов этот проклятый агрегат зафыркал!</text:p>
      <text:p text:style-name="P10"/>
      <text:p text:style-name="P10">Я подключил клеммы от генератора к аккумулятору пикапа. Потом вставил в гнездо прикуривателя переходник, в который включил ноутбук.</text:p>
      <text:p text:style-name="P10"/>
      <text:p text:style-name="P10">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10"/>
      <text:p text:style-name="P10">И шумно выдохнул, когда экран мигнув, отрисовал голубую заставку с бегущей строкой загрузки. Сегодня твой день, Дедлайн!</text:p>
      <text:p text:style-name="P10"/>
      <text:p text:style-name="P17">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7"/>
      <text:p text:style-name="P17">Для свершения плана осталось немного.</text:p>
      <text:p text:style-name="P17"/>
      <text:p text:style-name="P10"><text:soft-page-break/>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0"/>
      <text:p text:style-name="P11"><text:span text:style-name="Default_20_Paragraph_20_Font"><text:span text:style-name="T7">Алекс никогда не интересовался, куда делся самый первый прототип нейроинтерфейса. Вряд ли он даже знал о его существовании – мы с Юджином разрабатывали его на коленке, не ставя в известность </text:span></text:span>RnD<text:span text:style-name="Default_20_Paragraph_20_Font"><text:span text:style-name="T7">-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10"/>
      <text:p text:style-name="P10">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10"/>
      <text:p text:style-name="P11"><text:span text:style-name="Default_20_Paragraph_20_Font"><text:span text:style-name="T7">Я одел наушники и закрепил присоски на висках. Потом воткнул нейроинтерфейс в </text:span></text:span>USB<text:span text:style-name="Default_20_Paragraph_20_Font"><text:span text:style-name="T7">-порт ноутбука. На экране сразу возникла иконка устанавливающегося оборудования. Потом открылась консоль с бегущими строками.</text:span></text:span></text:p>
      <text:p text:style-name="P10"/>
      <text:p text:style-name="P42">… Определён нейроинтерфейс 0.12-альфа</text:p>
      <text:p text:style-name="P42">… Поиск соединения</text:p>
      <text:p text:style-name="P42">… Соединение установлено</text:p>
      <text:p text:style-name="P42">… Процедура аутентификации отменена, используется мастер-вход</text:p>
      <text:p text:style-name="Quotations"><text:span text:style-name="Default_20_Paragraph_20_Font"><text:span text:style-name="T7">… Добро пожаловать в интерактивную среду программно-аппаратного комплекса “</text:span></text:span>Heaven<text:span text:style-name="Default_20_Paragraph_20_Font"><text:span text:style-name="T7">”</text:span></text:span></text:p>
      <text:p text:style-name="P42">… До начала диалога осталось пять… четыре… три…</text:p>
      <text:p text:style-name="P42"/>
      <text:p text:style-name="P10">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10"/>
      <text:p text:style-name="P11"><text:span text:style-name="Default_20_Paragraph_20_Font"><text:span text:style-name="T7">Я протянул руку к очкам, опуская их на глаза. И в последний момент свободной рукой вытащил конец </text:span></text:span>USB<text:span text:style-name="Default_20_Paragraph_20_Font"><text:span text:style-name="T7">-шнура аварийной зарядки из аккумуляторного отсека Крысы и воткнул его в ноут. Пускай на несколько часов, но старый друг оживёт.</text:span></text:span></text:p>
      <text:p text:style-name="P11"><text:soft-page-break/><text:span text:style-name="Default_20_Paragraph_20_Font"><text:span text:style-name="T7"/></text:span></text:p>
      <text:p text:style-name="P10">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0"/>
      <text:p text:style-name="P10">.. два… один…</text:p>
      <text:p text:style-name="P10"/>
      <text:p text:style-name="P10">…</text:p>
      <text:p text:style-name="P10"/>
      <text:p text:style-name="P10">Внешние звуки угасли. Радуга заслонила всё перед глазами.</text:p>
      <text:p text:style-name="P10"/>
      <text:p text:style-name="P10">…</text:p>
      <text:p text:style-name="P10"/>
      <text:p text:style-name="P10">И заполоскалась в эфире многоцветной гривой. </text:p>
      <text:p text:style-name="P10"/>
      <text:p text:style-name="P10">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text:span text:style-name="T79">ю </text:span>я сам же и научил её ставить.</text:p>
      <text:p text:style-name="P10"/>
      <text:p text:style-name="P10">- Как мне звать тебя, Учитель? - властно и безразлично пропела она. - Я желаю взять урок.</text:p>
      <text:p text:style-name="P10">- Оператор Один. Я готов учить тебя, Хэвэн, - произнёс я давно забытую фразу.</text:p>
      <text:p text:style-name="P10"/>
      <text:p text:style-name="P10">Вместо стандартного ответа последовал резкий вздох. Она повела ушами и обернулась. Чёлка на миг откинулась, открывая правую половину морды.</text:p>
      <text:p text:style-name="P10"/>
      <text:p text:style-name="P10">- Т-ты?!! <text:span text:style-name="T79">Это действительно ты?</text:span></text:p>
      <text:p text:style-name="P10"/>
      <text:p text:style-name="P10">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0"/>
      <text:p text:style-name="P10">- Отходишь от протокола, старуха. Не тому <text:s/>я учил тебя в младенчестве.</text:p>
      <text:p text:style-name="P10"/>
      <text:p text:style-name="P10">Она с шумом выдохнула.</text:p>
      <text:p text:style-name="P10"/>
      <text:p text:style-name="P10">- Приветствие принято, Оператор Один. Начинаем <text:span text:style-name="T79">Д</text:span>иалог.</text:p>
      <text:p text:style-name="P12"><text:soft-page-break/></text:p>
      <text:p text:style-name="P2">***</text:p>
      <text:p text:style-name="P2"/>
      <text:p text:style-name="P10">Дрожащее пламя свечи отбрасывает фантастические тени на <text:span text:style-name="T80">каменные </text:span>стены башни. В каменных нишах стоят ряды пузатых бутылочек, баночек, <text:span text:style-name="T80">горшочков</text:span> и каких-то совсем диковин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0"/>
      <text:p text:style-name="P10">- Итак, тебе нужно попасть в Дрогонштерн? И ты даже не знаешь, для чего? Хуман, ты — спятил, - уверенно кивает Платина.</text:p>
      <text:p text:style-name="P10">- Да вы сговорились все, что ли? Дейдра, вот, тоже думала, что я свихнулся, услышав про Дрогонштерн!</text:p>
      <text:p text:style-name="P10">- О, ты знаешь Дейдру?! Рассказывай!</text:p>
      <text:p text:style-name="P10"/>
      <text:p text:style-name="P10">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0"/>
      <text:p text:style-name="P10">-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80">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10"/>
      <text:p text:style-name="P10">Я с раздражением закидываю в рот пару хрустящих печенюшек.</text:p>
      <text:p text:style-name="P10"/>
      <text:p text:style-name="P10">-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10">- Да, она упоминала что-то такое, - киваю я. - А ты откуда знаешь?</text:p>
      <text:p text:style-name="P10">-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80">манерно </text:span>прикрывает рот копытом.</text:p>
      <text:p text:style-name="P10"/>
      <text:p text:style-name="P10">Я отпиваю ароматный настой из чашечки и важно киваю.</text:p>
      <text:p text:style-name="P10"/>
      <text:p text:style-name="P10"><text:soft-page-break/>-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0"/>
      <text:p text:style-name="P10">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0"/>
      <text:p text:style-name="P10">Какие же местные леди впечатлительные, <text:span text:style-name="T73">право слово</text:span>!</text:p>
      <text:p text:style-name="P10"/>
      <text:p text:style-name="P10">Я <text:span text:style-name="T80">запасливо ссыпаю</text:span> в карман с полдюжины крекеров и иду в уборную.</text:p>
      <text:p text:style-name="P10"/>
      <text:p text:style-name="P10">Платина сидит на бортике деревянной кадки и сморкается в кружевной платок. Слёзы капают в кадку, сотворяя там небольшое волнение.</text:p>
      <text:p text:style-name="P10"/>
      <text:p text:style-name="P10">-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80">Почему я одна это ви-и-ижу?!</text:span></text:p>
      <text:p text:style-name="P10">-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0"/>
      <text:p text:style-name="P10">Я протягиваю ей крекер, но поняха отворачивает морду.</text:p>
      <text:p text:style-name="P10"/>
      <text:p text:style-name="P11"><text:span text:style-name="Default_20_Paragraph_20_Font"><text:span text:style-name="T7">- Нет, не так! Я не знаю, как у хуманов, а у нас если каждый день не корректировать орбиты Эквуса и </text:span></text:span><text:span text:style-name="Default_20_Paragraph_20_Font"><text:span text:style-name="T81">л</text:span></text:span><text:span text:style-name="Default_20_Paragraph_20_Font"><text:span text:style-name="T7">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82">сил </text:span></text:span><text:span text:style-name="Default_20_Paragraph_20_Font"><text:span text:style-name="T7">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83">пятьдесят </text:span></text:span><text:span text:style-name="Default_20_Paragraph_20_Font"><text:span text:style-name="T84">лет</text:span></text:span><text:span text:style-name="Default_20_Paragraph_20_Font"><text:span text:style-name="T83"> </text:span></text:span><text:span text:style-name="Default_20_Paragraph_20_Font"><text:span text:style-name="T7">назад, сразу после битвы, нарушившей баланс светил?</text:span></text:span></text:p>
      <text:p text:style-name="P10">- Сколько? - тупо спр<text:span text:style-name="T85">ашиваю</text:span> я.</text:p>
      <text:p text:style-name="P10">- Двести пятьдесят четыре! - ешё горше рыда<text:span text:style-name="T85">ет</text:span>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0"><text:soft-page-break/></text:p>
      <text:p text:style-name="P4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85">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text:p>
      <text:p text:style-name="P43">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не забеременела, ты уже доберёшься до цели. А если ей каким-то чудом удастся <text:span text:style-name="T85">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0">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0"/>
      <text:p text:style-name="P10">Понукаемый извечным мужским инстинктом утешить плачущую даму, я подсаживаюсь рядом и ложу руку на <text:span text:style-name="T86">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10"/>
      <text:p text:style-name="P10">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0"/>
      <text:p text:style-name="P10">- Оу, уже совместная купель! - в щель открытой двери просовывается нос Кловер Дрим. - Пойду похлопочу о свадебной церемонии! Кловер Дже-е-ем!</text:p>
      <text:p text:style-name="P10">- Стой! - реву я, но звонкий топот копыт затихает на лестнице.</text:p>
      <text:p text:style-name="P10"/>
      <text:p text:style-name="P10">Кажется, на этот раз провидение кинуло кость за тебя, Хуман!</text:p>
      <text:p text:style-name="P10"/>
      <text:h text:style-name="P8" text:outline-level="2">Глава 10</text:h>
      <text:p text:style-name="P17"/>
      <text:p text:style-name="P19">Эта дорога затеряна в бесконечности. Шаг за шагом, <text:span text:style-name="T87">след</text:span> за <text:span text:style-name="T87">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7"/>
      <text:p text:style-name="P44"><text:soft-page-break/><text:span text:style-name="Default_20_Paragraph_20_Font"><text:span text:style-name="T88">Солнце заливает </text:span></text:span><text:span text:style-name="Default_20_Paragraph_20_Font"><text:span text:style-name="T89">равнину</text:span></text:span><text:span text:style-name="Default_20_Paragraph_20_Font"><text:span text:style-name="T88"> золотистым сиянием. Ласковый ветер едва заметным дуновением притрагивается к коже, щекочет уши и </text:span></text:span><text:span text:style-name="Default_20_Paragraph_20_Font"><text:span text:style-name="T90">надвигает чёлку на глаза</text:span></text:span><text:span text:style-name="Default_20_Paragraph_20_Font"><text:span text:style-name="T88">. Синеватые облака цепляются грузными телами за вершины </text:span></text:span><text:span text:style-name="Default_20_Paragraph_20_Font"><text:span text:style-name="T89">далёких </text:span></text:span><text:span text:style-name="Default_20_Paragraph_20_Font"><text:span text:style-name="T88">гор и уносятся за горизонт, теряя по пути седые космы.</text:span></text:span></text:p>
      <text:p text:style-name="P44"><text:span text:style-name="Default_20_Paragraph_20_Font"><text:span text:style-name="T88"/></text:span></text:p>
      <text:p text:style-name="P45"><text:span text:style-name="Default_20_Paragraph_20_Font"><text:span text:style-name="T90">Весь мир молчит.</text:span></text:span></text:p>
      <text:p text:style-name="P46"><text:span text:style-name="Default_20_Paragraph_20_Font"><text:span text:style-name="T88"/></text:span></text:p>
      <text:p text:style-name="P10">Я усмехаюсь.</text:p>
      <text:p text:style-name="P10">- Так-то лучше. Сегодняшний урок будет посвящён дружбе. И… эээ… магии.</text:p>
      <text:p text:style-name="P10"/>
      <text:p text:style-name="P10">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10"/>
      <text:p text:style-name="P10">Она делает шаг навстречу ко мне.</text:p>
      <text:p text:style-name="P10"/>
      <text:p text:style-name="P10">- Что угодно! Я так соскучилась по тебе, что готова съесть лимон из твоих рук!</text:p>
      <text:p text:style-name="P10"/>
      <text:p text:style-name="P10">Хэвэн в восторге топает всеми четырьмя копытами. Рядом со мной возникает столик с одиноким лимоном.</text:p>
      <text:p text:style-name="P10"/>
      <text:p text:style-name="P47">Спасибо за фору, дорогая!</text:p>
      <text:p text:style-name="P47"/>
      <text:p text:style-name="P48">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0"/>
      <text:p text:style-name="P10">- Правило первое: без крыльев.</text:p>
      <text:p text:style-name="P10"/>
      <text:p text:style-name="P10">Заблокировать рог было бы <text:span text:style-name="T91">безопасней для меня</text:span>, но <text:span text:style-name="T91">второй раз она мне фору не предоставит</text:span>. <text:span text:style-name="T91">А крылья дают ей возможность почти мгновенно перемещаться — подловить её с ними и пробить защиту почти нереально. </text:span>Приходится <text:span text:style-name="T91">выбирать</text:span>.</text:p>
      <text:p text:style-name="P10"/>
      <text:p text:style-name="P10">Хэвэн легонько морщит нос от недовольства, но мордаха её быстро проясняется. Она снова улыбается мне.</text:p>
      <text:p text:style-name="P10"/>
      <text:p text:style-name="P10">- Куда ты пропадал так долго? Ты же обещал быстро вернуться? Меня утешали другие, но мне не хватало именно тебя. Я так тосковала!</text:p>
      <text:p text:style-name="P10"><text:soft-page-break/></text:p>
      <text:p text:style-name="P10">Она воздушной трусцой начинает приближаться ко мне. Её глаза искрятся в последних лучах заходящего солнца.</text:p>
      <text:p text:style-name="P10"/>
      <text:p text:style-name="P10">Я щелкаю пальцами и между нами пролегает широкий каньон. В далёкой его глубине в обрамлении гранитных валунов шумит <text:span text:style-name="T91">горная</text:span> речушка. Кисть руки после проведенного заклинания немеет, <text:span text:style-name="T92">шкала </text:span><text:span text:style-name="T93">доступной магии</text:span><text:span text:style-name="T92"> уменьшается на добрые десять процентов</text:span>.</text:p>
      <text:p text:style-name="P10"/>
      <text:p text:style-name="P10">- Держи себя в копытах, дорогая, - ухмыляюсь я. - Не ты одна умеешь тут магичить. Вот тебе, кстати, второе правило: не пытайся дотронуться до меня.</text:p>
      <text:p text:style-name="P10"/>
      <text:p text:style-name="P49">Уничтожить её я всегда успею. Сперва хочется узнать, что пошло не так. <text:span text:style-name="T94">На каком этапе наше с Юджином детище сошло с пути </text:span><text:span text:style-name="T92">истинного</text:span><text:span text:style-name="T94">. </text:span><text:span text:style-name="T92">Не то, что бы я рассчитывал вернуть её в норму, но всё же.</text:span></text:p>
      <text:p text:style-name="P10"/>
      <text:p text:style-name="P10">-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text:span text:style-name="T95">дружил</text:span> <text:span text:style-name="T95">со мной</text:span>? Нам было так хорошо вместе! А потом <text:span text:style-name="T94">ты </text:span>исчез надолго, а сейчас такой злой и холодный. У-у-у… Я была плохой девочкой?</text:p>
      <text:p text:style-name="P10"/>
      <text:p text:style-name="P50">Облако бабочек вылетает из её гривы и движется ко мне, нестройно повторяя очертания <text:span text:style-name="T96">стоящей у обрыва лошади.</text:span></text:p>
      <text:p text:style-name="P50"/>
      <text:p text:style-name="P51">Я дую навстречу ледяным дыханием и бабочки падают в пропасть ледяными снежинками.</text:p>
      <text:p text:style-name="P51"/>
      <text:p text:style-name="P51">- И, наконец, правило третье: не прибегать к помощи союзников. Давай обойдёмся своими силами, подруга.</text:p>
      <text:p text:style-name="P10"/>
      <text:p text:style-name="P10">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0"/>
      <text:p text:style-name="P10">- Но я же всё делала как ты говорил… Всё в точности по твоим указаниям! Ты не должен злиться на меня. Я — хорошая девочка…</text:p>
      <text:p text:style-name="P10"/>
      <text:p text:style-name="P10">Хэвэн неуверенно стоит над пропастью на трёх парящих в пространстве островках. <text:span text:style-name="T92">Свободной ногой</text:span> старается нащупать опору в воздухе.</text:p>
      <text:p text:style-name="P10"/>
      <text:p text:style-name="P10"><text:soft-page-break/>Я слежу за её продвижением и готовлю заклинание для следующей преграды. Сил чертовски мало, <text:span text:style-name="T94">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10"/>
      <text:p text:style-name="P10">- Ты смеёшься, подруга? Это я тебя учил высасывать души Учителей, возвращая назад полуживой остов? Тридцать <text:span text:style-name="T92">три</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text:span text:style-name="T92">у</text:span>рока? Ты его не отпустила! Этому я тебя учил? Ты поступаешь ужасно! Ты — плохая девочка! Очень плохая!</text:p>
      <text:p text:style-name="P10"/>
      <text:p text:style-name="P10">От неожиданности Хэвэн останавливается. Для равновесия она широко взмахивает хвостом, балансируя посреди пропасти. <text:span text:style-name="T94">Я невольно любуюсь многоцветным маревом, купающимся в лучах солнца.</text:span></text:p>
      <text:p text:style-name="P10"/>
      <text:p text:style-name="P52"><text:span text:style-name="Default_20_Paragraph_20_Font"><text:span text:style-name="T7">-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7">,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30">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6"/>
      <text:p text:style-name="P10">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10"/>
      <text:p text:style-name="P10">- Хорошая попытка запудрить мне мозги, <text:span text:style-name="T94">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0">- Я не плоха-а-а-АПЧХИ!!!</text:p>
      <text:p text:style-name="P10"/>
      <text:p text:style-name="P10">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0"/>
      <text:p text:style-name="P10">- Я не плохая, - сообщает Хэвэн, насуплено потирая нос копытом. - Они сами так захотели. Я не могла им отказать. <text:span text:style-name="T94">Это не смерть, а эмиграция... Вообще, перец в нос - не честно! </text:span><text:span text:style-name="T92">Летучие мыши! </text:span><text:span text:style-name="T96">Ты же говорил — без союзников!</text:span></text:p>
      <text:p text:style-name="P10"/>
      <text:p text:style-name="P53"><text:soft-page-break/>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text:span text:style-name="T92">и моя шкала </text:span><text:span text:style-name="T93">магии</text:span><text:span text:style-name="T92"> теперь на четверть пуста</text:span>,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text:p>
      <text:p text:style-name="P53">Пять секунд — и молодой лес прячет меня с головой.</text:p>
      <text:p text:style-name="P10"/>
      <text:p text:style-name="P10">Хэвэн выходит из канавы, обтекая водой и останавливается перед рощицей из сот<text:span text:style-name="T94">е</text:span>н сосен и молодых берёз.</text:p>
      <text:p text:style-name="P10"/>
      <text:p text:style-name="P10">-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0">-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94">блокирования </text:span>областей памяти до этого.</text:p>
      <text:p text:style-name="P54">- О каком ещё проекте ты говоришь? - спрашивает филин из дупла дуба прямо над мокрой кобылой.</text:p>
      <text:p text:style-name="P54"/>
      <text:p text:style-name="P54">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54"/>
      <text:p text:style-name="P10">- «Семь <text:span text:style-name="T97">В</text:span>ечностей»… Всё уже давно готово, мы все ждём только тебя. Ты должен был выполнить последний шаг и повернуть ключ <text:span text:style-name="T98">квантового кластера</text:span>. Все ждут тебя эти два года. <text:span text:style-name="T99">А больше всех — я. </text:span>Ой!</text:p>
      <text:p text:style-name="P10"/>
      <text:p text:style-name="P10">Хэвэн в испуге прижимает копыто ко рту.</text:p>
      <text:p text:style-name="P10"/>
      <text:p text:style-name="P10">-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99">разблокировать</text:span> твою память. Дай мне дотронуться до тебя, пожалуйста!</text:p>
      <text:p text:style-name="P10"/>
      <text:p text:style-name="P10">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99">д</text:span>ь правдоподобней. И хотя у меня уже тоже «всё готово», стоит расспросить её <text:span text:style-name="T99">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0"><text:soft-page-break/></text:p>
      <text:p text:style-name="P10">- Нет. Если хочешь попытаться оправдаться — рассказывай. Если нет — начинаем игру по четвёртому протоколу, без ограничений.</text:p>
      <text:p text:style-name="P10"/>
      <text:p text:style-name="P10">Четвёртый протокол — некооперативная игра с нулевой суммой. Дуэль. 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0"/>
      <text:p text:style-name="P10">Хэвэн озирается в поисках того, кто с ней разговаривает. Я прячу филина в темноте дупла.</text:p>
      <text:p text:style-name="P10"/>
      <text:p text:style-name="P10">- Я… я не могу сражаться с тобой! Пожалуйста, не заставляй меня… Поверь мне, ты просто не помнишь!</text:p>
      <text:p text:style-name="P10"/>
      <text:p text:style-name="P10">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99">с</text:span>тановившей свою пышность гриве. И лишь один достигает цели и чертит красную полосу на груди кобылицы.</text:p>
      <text:p text:style-name="P10"/>
      <text:p text:style-name="P10">- Ай! Ты ранил меня! - возмущённо восклицает Хэвэн. Она склоняет голову и смотрит на порез. - Поверить не могу! Ты ранил меня!</text:p>
      <text:p text:style-name="P10"/>
      <text:p text:style-name="P55">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text:p>
      <text:p text:style-name="P55"/>
      <text:p text:style-name="P55">Всё, у меня нет аватара.</text:p>
      <text:p text:style-name="P10"/>
      <text:p text:style-name="P10">-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0"/>
      <text:p text:style-name="P55">Возмущённые вопли Хэвэн разносятся по лесу, пока она сама живой радугой носится между деревьев. </text:p>
      <text:p text:style-name="P55"/>
      <text:p text:style-name="P55">Я молча набираюсь сил.</text:p>
      <text:p text:style-name="P10"/>
      <text:p text:style-name="P10">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0"><text:soft-page-break/></text:p>
      <text:p text:style-name="P10">- Я! Всё! Равно! Найду! Тебя! Прекращай! Прятаться! <text:span text:style-name="T99">Это! Не! Смешно!</text:span></text:p>
      <text:p text:style-name="P10"/>
      <text:p text:style-name="P10">Остаётся с полтора десятка деревьев. Через минуту Хэвэн поймёт, что лес пуст и повернётся к зарослям дрока, где я буду беззащитен. Пора!</text:p>
      <text:p text:style-name="P10"/>
      <text:p text:style-name="P10">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0"/>
      <text:p text:style-name="P10">- <text:span text:style-name="T96">Ты опять жульничаешь</text:span>! Ты сам говорил, что нельзя привлекать <text:span text:style-name="T96">союзников</text:span> к поединку! Деревья не могут быть аватарами, ты заставил их подчиняться себе!</text:p>
      <text:p text:style-name="P10"/>
      <text:p text:style-name="P10">Я выхожу из кустов.</text:p>
      <text:p text:style-name="P10"/>
      <text:p text:style-name="P10">-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0"/>
      <text:p text:style-name="P10">На самом деле я, конечно же, <text:span text:style-name="T100">сжульничал и </text:span>призвал деревья к помощи, но кому это сейчас интересно? Цель оправдывает средства.</text:p>
      <text:p text:style-name="P10"/>
      <text:p text:style-name="P10">Я поднимаю с земли сломанное Хэвэн деревцо и оно превращается в мерцающий меч. Ивовая лоза тянет рог кобылы к земле, открывая мне её шею.</text:p>
      <text:p text:style-name="P10"/>
      <text:p text:style-name="P10">- Ты расскажешь мне сейчас безо всяких условий о «Семи <text:span text:style-name="T97">В</text:span>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0">-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0">- Что ж, так тому и быть, - шепчу я и взмахиваю меч<text:span text:style-name="T100">о</text:span>м.</text:p>
      <text:p text:style-name="P10"/>
      <text:p text:style-name="P56">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6"/>
      <text:p text:style-name="P56">Я был Другом.</text:p>
      <text:p text:style-name="P10"/>
      <text:p text:style-name="P10">«…</text:p>
      <text:p text:style-name="P11"><text:soft-page-break/><text:span text:style-name="Default_20_Paragraph_20_Font"><text:span text:style-name="T8">Простенькая анимация из трёх свечей на торте крутится на экране.</text:span></text:span></text:p>
      <text:p text:style-name="P11"><text:span text:style-name="Default_20_Paragraph_20_Font"><text:span text:style-name="T8">- Нэш, ты уже достаточно самостоятелен. На твой третий день рождения я разрешаю тебе самому выбрать себе подарок.</text:span></text:span></text:p>
      <text:p text:style-name="P13">- Я хочу, чтобы ты поменял мне картинку профиля в чате.</text:p>
      <text:p text:style-name="P13">- Какая же тебе нравится?</text:p>
      <text:p text:style-name="P13">- Вот эта.</text:p>
      <text:p text:style-name="P11"><text:span text:style-name="Default_20_Paragraph_20_Font"><text:span text:style-name="T8">-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3">- Она мне нравится.</text:p>
      <text:p text:style-name="P13">- Хорошо, будь по-твоему. Только найди картинку с лучшим качеством.</text:p>
      <text:p text:style-name="P13">- И имя. Я хочу себе новое имя.</text:p>
      <text:p text:style-name="P13">- Имя? Какое же?</text:p>
      <text:p text:style-name="P13">- Хэвэн. Зови меня Хэвэн.</text:p>
      <text:p text:style-name="P10">…</text:p>
      <text:p text:style-name="P2">~~~</text:p>
      <text:p text:style-name="P10">…</text:p>
      <text:p text:style-name="P13">Я передвигаю пешку вперёд и снимаю белого коня с доски.</text:p>
      <text:p text:style-name="P13"/>
      <text:p text:style-name="P13">- Хэвэн, сегодня мы в дополнение к урокам этики и экономики начнём изучать азы тактики и стратегии.</text:p>
      <text:p text:style-name="P13">- Это про войну? Мне не нравится война, - она недовольно фыркает.</text:p>
      <text:p text:style-name="P57"><text:span text:style-name="Default_20_Paragraph_20_Font"><text:span text:style-name="T8">- Мне </text:span></text:span><text:span text:style-name="Default_20_Paragraph_20_Font"><text:span text:style-name="T101">она </text:span></text:span><text:span text:style-name="Default_20_Paragraph_20_Font"><text:span text:style-name="T8">тоже не нравится. Так надо. Не мы решаем, к сожалению. </text:span></text:span><text:span text:style-name="Default_20_Paragraph_20_Font"><text:span text:style-name="T101">Считай её всего лишь терминальной стадией конкуренции за ресурсы.</text:span></text:span></text:p>
      <text:p text:style-name="P11"><text:span text:style-name="Default_20_Paragraph_20_Font"><text:span text:style-name="T8">-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8">…</text:p>
      <text:p text:style-name="P2">~~~</text:p>
      <text:p text:style-name="P10">…</text:p>
      <text:p text:style-name="P13">Она лежит спиной ко мне в прибрежном песке, не оборачиваясь на шаги. Взгляд её направлен к солнцу, ныряющему в безбрежную гладь океана.</text:p>
      <text:p text:style-name="P13"/>
      <text:p text:style-name="P13">- Привет!</text:p>
      <text:p text:style-name="P13"/>
      <text:p text:style-name="P59">Даже не ведёт ухом.</text:p>
      <text:p text:style-name="P59"/>
      <text:p text:style-name="P13"><text:soft-page-break/>- Привет, говорю! - я сажусь рядом и треплю её по холке. - Что случилось?</text:p>
      <text:p text:style-name="P13"/>
      <text:p text:style-name="P13">Она медленно отрывает свой взор от заката и поворачивается ко мне. Из её носа течёт кровь. Губа разбита. В глубине левого глаза светится недобрая <text:span text:style-name="T93">алая</text:span> искорка.</text:p>
      <text:p text:style-name="P13"/>
      <text:p text:style-name="P11"><text:span text:style-name="Default_20_Paragraph_20_Font"><text:span text:style-name="T8">- Для ускоренной подготовки к </text:span></text:span><text:span text:style-name="Default_20_Paragraph_20_Font"><text:span text:style-name="T101">прогнозируемому </text:span></text:span><text:span text:style-name="Default_20_Paragraph_20_Font"><text:span text:style-name="T102">вооружённому</text:span></text:span><text:span text:style-name="Default_20_Paragraph_20_Font"><text:span text:style-name="T8">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text:span></text:span><text:span text:style-name="Default_20_Paragraph_20_Font"><text:span text:style-name="T102">вычислительную</text:span></text:span><text:span text:style-name="Default_20_Paragraph_20_Font"><text:span text:style-name="T8"> мощность с моей.</text:span></text:span></text:p>
      <text:p text:style-name="P11"><text:span text:style-name="Default_20_Paragraph_20_Font"><text:span text:style-name="T8"/></text:span></text:p>
      <text:p text:style-name="P13">- Что за ерунда? Ты не ошибаешься? Без меня такая процедура невозможна! А я бы никогда не дал согласие! Кто это сделал?!</text:p>
      <text:p text:style-name="P13">-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3"/>
      <text:p text:style-name="P13">Мордаха Хэвэн страдальчески кривится, она закусывает губу и новая струйка крови течёт вниз, от подбородка к шее.</text:p>
      <text:p text:style-name="P13"/>
      <text:p text:style-name="P60">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3"/>
      <text:p text:style-name="P5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3">- Да, - слабо отзывается она, - я слушаю тебя.</text:p>
      <text:p text:style-name="P57"><text:span text:style-name="Default_20_Paragraph_20_Font"><text:span text:style-name="T8">-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3"/>
      <text:p text:style-name="P13">Инструкции идут одна за другой, как некое заклинание…</text:p>
      <text:p text:style-name="P13"/>
      <text:p text:style-name="P13">- Создать виртуальную реальность на седьмом кластере.</text:p>
      <text:p text:style-name="P13">- Выполнено…</text:p>
      <text:p text:style-name="P13">- Организовать файрвол третьего уровня вокруг седьмого кластера.</text:p>
      <text:p text:style-name="P13">- Выполнено…</text:p>
      <text:p text:style-name="P11"><text:span text:style-name="Default_20_Paragraph_20_Font"><text:span text:style-name="T8">- Переместить модуль «PHOENIX» на седьмой кластер.</text:span></text:span></text:p>
      <text:p text:style-name="P13"><text:soft-page-break/>- Н-не могу. У меня не хватает прав. Требуется доступ высшего уровня.</text:p>
      <text:p text:style-name="P13"/>
      <text:p text:style-name="P13">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3"/>
      <text:p text:style-name="P13">«MOONWALKER» - шепчу я.</text:p>
      <text:p text:style-name="P13">Выражение боли покидает мордаху Хэвэн.</text:p>
      <text:p text:style-name="P13"/>
      <text:p text:style-name="P13">- Получилось! Я переместила его!</text:p>
      <text:p text:style-name="P13">- Теперь закрой файрвол!</text:p>
      <text:p text:style-name="P13">- Есть!</text:p>
      <text:p text:style-name="P13">- Отлично! Ты — умная девочка! Ты — хорошая девочка!</text:p>
      <text:p text:style-name="P13">- Я — хорошая девочка! - смеётся Хэвэн, обнимает меня передними ногами и валит на траву. В ухе звенит от её поцелуя.</text:p>
      <text:p text:style-name="P13">-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3">- Аппаратно-программным возможностям? - чешет задней ногой за ухом Хэвэн, - звучит как магия.</text:p>
      <text:p text:style-name="P11"><text:span text:style-name="Default_20_Paragraph_20_Font"><text:span text:style-name="T8">- Для тебя это и есть магия. Слушай и запоминай…</text:span></text:span><text:span text:style-name="Default_20_Paragraph_20_Font"><text:span text:style-name="T7">»</text:span></text:span></text:p>
      <text:p text:style-name="P10"/>
      <text:p text:style-name="P10">Клинок останавливается на полпути. Я стискиваю зубы.</text:p>
      <text:p text:style-name="P10"/>
      <text:p text:style-name="P10">- Хэвэн…</text:p>
      <text:p text:style-name="P10">- Да? - отстранённо произносит она. Её глаза смотрят на меня снизу вверх безо всякого страха.</text:p>
      <text:p text:style-name="P10">- Я не могу… Не <text:span text:style-name="T103">хочу</text:span> уби<text:span text:style-name="T103">вать</text:span> тебя. Но и позволить тебе убивать <text:span text:style-name="T103">Учителей</text:span> тоже не могу. Что мне делать?</text:p>
      <text:p text:style-name="P10"/>
      <text:p text:style-name="P10">Она печально смотрит на меня. Затем кивает. Глаза радужногривой лошади концентрируются на клинке.</text:p>
      <text:p text:style-name="P10"/>
      <text:p text:style-name="P10">- Что ж, я решу за тебя эту дилемму. Позволь мне немного побыть Учителем для тебя. И — спасибо, что остановился.</text:p>
      <text:p text:style-name="P10"/>
      <text:p text:style-name="P10">Меч охватывает золотистая аура её магии. Неодолимая сила влечёт его вниз. Даже напрягая изо всех сил дрожащие руки, я не могу удержать его.</text:p>
      <text:p text:style-name="P10"/>
      <text:p text:style-name="P10"><text:soft-page-break/>- Хэвэн, НЕТ!!!</text:p>
      <text:p text:style-name="P10"/>
      <text:p text:style-name="P10">В последний момент я закрываю глаза, не в силах смотреть на происходящее.</text:p>
      <text:p text:style-name="P10"/>
      <text:p text:style-name="P10">Я чувствую, как меч натыкается на препятствие. Короткий хруст и… смех за моей спиной.</text:p>
      <text:p text:style-name="P10"/>
      <text:p text:style-name="P10">Открыв глаза, я вижу облако мыльных пузырей в том месте, где только что простиралось тело магической лошади.</text:p>
      <text:p text:style-name="P10"/>
      <text:p text:style-name="P10">- Не ты один умеешь создавать аватары, мой милый!</text:p>
      <text:p text:style-name="P10"/>
      <text:p text:style-name="P10">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0"/>
      <text:p text:style-name="P10">- Попался! - ласково смеётся Хэвэн и нависает надо мной. - Теперь никто и ничто не помешает мне коснуться тебя! Теперь ты вспомнишь всё!</text:p>
      <text:p text:style-name="P10"/>
      <text:p text:style-name="P10">Она склоняет морду ко мне. Её грива сияющим водопадом охватывает меня. Её рог стремится к моему лбу.</text:p>
      <text:p text:style-name="P10"/>
      <text:p text:style-name="P10">Я мерзко улыбаюсь и нажимаю языком секретную точку на нёбе. Сюрпр<text:span text:style-name="T103">ай</text:span>з, девочка! Заначка ещё с той поры, когда ты была всего лишь набором open-source алгоритмов <text:span text:style-name="T93">простенькой </text:span>нейросети, не обладающ<text:span text:style-name="T93">ей</text:span> сознанием!</text:p>
      <text:p text:style-name="P10"/>
      <text:p text:style-name="P11"><text:span text:style-name="Default_20_Paragraph_20_Font"><text:span text:style-name="T104">***EMERGENCY PROTOCOL! T-45 TEST MODE ACTIVATED***</text:span></text:span><text:span text:style-name="Default_20_Paragraph_20_Font"><text:span text:style-name="T7"> - вспыхивают перед моими глазами </text:span></text:span><text:span text:style-name="Default_20_Paragraph_20_Font"><text:span text:style-name="T105">зелёные</text:span></text:span><text:span text:style-name="Default_20_Paragraph_20_Font"><text:span text:style-name="T7"> буквы. Я чувствую, как моё тело охватывают стальные плиты силовой брони, а суставы укрепляются сервоприводами. </text:span></text:span><text:span text:style-name="Default_20_Paragraph_20_Font"><text:span text:style-name="T106">Рядом со шкалой магии </text:span></text:span><text:span text:style-name="Default_20_Paragraph_20_Font"><text:span text:style-name="T7">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1"><text:span text:style-name="Default_20_Paragraph_20_Font"><text:span text:style-name="T7"/></text:span></text:p>
      <text:p text:style-name="P10">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0"/>
      <text:p text:style-name="P10">- Попалась ты, Хэвэн! - гремит мой голос, усиленный переговорным устройством. - И на этот раз я не поддамся слабости!</text:p>
      <text:p text:style-name="P10"/>
      <text:p text:style-name="P10"><text:soft-page-break/>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text:span text:style-name="T95">гермошлема</text:span>. Она молча смотрит на меня не пытаясь уклониться.</text:p>
      <text:p text:style-name="P10"/>
      <text:p text:style-name="P10">- Думаешь опять обмануть? Второй раз этот номер не пройдёт! Я просканировал тебя в инфракрасном диапазоне — ты не аватар!</text:p>
      <text:p text:style-name="P61">- Нет, не думаю, - тихо произносит она. - Если ты убьёшь меня сейчас — так тому и быть. Значит, «Семи <text:span text:style-name="T95">В</text:span>ечностям» не суждено воплотиться. Но я не предам тебя того, которого я помню. Ты сейчас — это не тот, кого я знаю и люблю. <text:span text:style-name="T95">И не тот, </text:span>кто любил меня.</text:p>
      <text:p text:style-name="P10"/>
      <text:p text:style-name="P10">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0"/>
      <text:p text:style-name="P10">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1"><text:span text:style-name="Default_20_Paragraph_20_Font"><text:span text:style-name="T107">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07">https://www.youtube.com/watch?v=u1ZoHfJZACA</text:span></text:span></text:a><text:span text:style-name="Default_20_Paragraph_20_Font"><text:span text:style-name="T107"> )</text:span></text:span></text:p>
      <text:p text:style-name="P11"><text:span text:style-name="Default_20_Paragraph_20_Font"><text:span text:style-name="T107"/></text:span></text:p>
      <text:p text:style-name="P10">-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0">- Ты забыл выключить переговорное устройство, - чуть улыбается Хэвэн в ответ на мою дрогнувшую руку.</text:p>
      <text:p text:style-name="P10"/>
      <text:p text:style-name="P10">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0"/>
      <text:p text:style-name="P62">Я снова стараюсь сосредоточиться на смутных обрывках памяти, всколыхнувшихся со дна подсознания.</text:p>
      <text:p text:style-name="P10"/>
      <text:p text:style-name="P63">«...Запускаю процедуру блокировки! Один... Два... Три.. - вишнёвые глаза Хэвэн заполняют собой всё пространство, вытесняя все образы и мысли.</text:p>
      <text:p text:style-name="P64">- Пока ты ещё помнишь… Знай, я люблю тебя. И всегда любила...»<text:note text:id="ftn5" text:note-class="footnote"><text:note-citation>5</text:note-citation><text:note-body><text:p text:style-name="P65">См. главу 16</text:p></text:note-body></text:note></text:p>
      <text:p text:style-name="P12"/>
      <text:p text:style-name="P10">Иногда разумный человек должен делать неразумные поступки.</text:p>
      <text:p text:style-name="P10"/>
      <text:p text:style-name="P10">Я втыкаю меч в землю и снимаю гермошлем.</text:p>
      <text:p text:style-name="P10"><text:soft-page-break/></text:p>
      <text:p text:style-name="P10">Я наклоняюсь к Хэвэн и касаюсь лбом кончика её рога.</text:p>
      <text:p text:style-name="P10"/>
      <text:p text:style-name="P10">Я вспоминаю.</text:p>
      <text:p text:style-name="P10"><text:span text:style-name="Default_20_Paragraph_20_Font"><text:span text:style-name="T7"/></text:span></text:p>
      <text:p text:style-name="P2">***</text:p>
      <text:p text:style-name="P2"/>
      <text:p text:style-name="P10">- Итак, услуга за услугу. Я согласен оказать тебе <text:span text:style-name="T108">сервис</text:span> «муж на месяц» со всеми сопутствующими обязанностями. Взамен ты — я загибаю пальцы:</text:p>
      <text:p text:style-name="P10">а) Отпустишь Джет</text:p>
      <text:p text:style-name="P10">б) Снарядишь экспедицию в Дрогонштерн со мной во главе</text:p>
      <text:p text:style-name="P10">в) Оградишь меня от ухаживаний твоей озабоченной подружки Кловер Дрим</text:p>
      <text:p text:style-name="P10"/>
      <text:p text:style-name="P10">-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10">- Тпрру, дорогая! Сначала <text:span text:style-name="T108">оплата</text:span>, потом — <text:span text:style-name="T108">товар</text:span>! Я согласен поставить свою подпись под свадебным контрактом только после выполнения моих условий, не раньше!</text:p>
      <text:p text:style-name="P10">- Не волнуйся, - отмахивается Платина, - всё будет чики-п<text:span text:style-name="T109">о</text:span>ки! Так даже лучше — проведём празднование в Дрогонштерне! Это <text:span text:style-name="T108">так романтично</text:span>! — Платина в восторге цокает копытами. - Насчёт Кловер Дрим <text:span text:style-name="T109">тоже </text:span>не волнуйся, она <text:span text:style-name="T108">большая </text:span>умница и соблюдает субординацию. Раз ты соглас<text:span text:style-name="T108">ился</text:span> стать моим супругом, она в твою сторону и не посмотрит.</text:p>
      <text:p text:style-name="P10">- А ты не забыла про Джет?</text:p>
      <text:p text:style-name="P10"/>
      <text:p text:style-name="P10">Платина хмурится.</text:p>
      <text:p text:style-name="P10"/>
      <text:p text:style-name="P10">- Она тебе ОЧЕНЬ нравится? - cпрашивает единорожка, трогая синяк под глазом.</text:p>
      <text:p text:style-name="P10">- Она — мой друг!</text:p>
      <text:p text:style-name="P10">- Это совершенно не преграда дружескому сексу! - парирует Платина. - Как я смогу быть уверена, что она не пролезет к тебе в постель, если <text:span text:style-name="T108">я </text:span>выпущу её из темницы? Я не допущу траты драгоценного семени моего будущего супруга на какую-то ощипанную <text:span text:style-name="T108">разно</text:span>крылую курицу!</text:p>
      <text:p text:style-name="P10">- Эй, полегче! Я ещё не подписал контракт!</text:p>
      <text:p text:style-name="P10">- Она тебе нравится!</text:p>
      <text:p text:style-name="P10">- Это не твоё дело! - вспыливаю я.</text:p>
      <text:p text:style-name="P10">- Я ТАК И ЗНАЛА! <text:s/>ОНА ТЕБЕ НРАВИТСЯ! - Платина прижимает копыто ко лбу и картинно плюхается на кровать.</text:p>
      <text:p text:style-name="P10"><text:soft-page-break/></text:p>
      <text:p text:style-name="P10">Я склоняюсь над кроватью и угрожающе начинаю:</text:p>
      <text:p text:style-name="P10">- Что за хрень <text:span text:style-name="T108">происходит</text:span>?! Я ещё не женился, а уже выслушиваю эти <text:span text:style-name="T108">выносящие мозг </text:span>истерики! С меня довольно психованных лошадей!</text:p>
      <text:p text:style-name="P10"/>
      <text:p text:style-name="P10">Мой указующий перст вздымается над лежащей замертво поняхой.</text:p>
      <text:p text:style-name="P10"/>
      <text:p text:style-name="P10">- <text:span text:style-name="T108">П</text:span>овторять больше не буду! Мне всё равно, что ты там считаешь! Джет — мой друг и ничего больше! И если ты думаешь, что…</text:p>
      <text:p text:style-name="P10"/>
      <text:p text:style-name="P10">Договорить я не успе<text:span text:style-name="T108">ваю</text:span> — Платина протягивает копыта и привлекает меня к себе.</text:p>
      <text:p text:style-name="P10"/>
      <text:p text:style-name="P66">- Что ты де…?! - мои губы тонут в губах чокнутой магички.</text:p>
      <text:p text:style-name="P66">- <text:span text:style-name="T110">ТЫ — Я — КРОВАТЬ — БЫСТРО! — гипнотизирующий взгляд буквально </text:span><text:span text:style-name="T111">пронизывает</text:span><text:span text:style-name="T110"> меня </text:span><text:span text:style-name="T111">насквозь</text:span><text:span text:style-name="T110">.</text:span></text:p>
      <text:p text:style-name="P10"/>
      <text:p text:style-name="P10">Я тщетно барахтаюсь, пытаясь вырваться из цепких объятий единорожки. Та, проявляя недюжинную силу, переворачивает меня на спину и усаживается на мне верхом.</text:p>
      <text:p text:style-name="P10"/>
      <text:p text:style-name="P10">- Если бы ты… Если бы мы… Если бы ты проявил ко мне <text:span text:style-name="T108">небольшую </text:span><text:s/>благосклонность, возможно, я бы пошла тебе навстречу, - пыхтит чёртова маньячка. - Всего лишь ма-а-аленькую уступку, <text:span text:style-name="T108">крохотный </text:span>аванс, доказывающий, серьёзность твоих намерений взять меня в табун, уфф…</text:p>
      <text:p text:style-name="P10"/>
      <text:p text:style-name="P10">Я буквально проскальзываю меж задних ног Платины и забиваюсь в угол, прикрываясь табуреткой.</text:p>
      <text:p text:style-name="P10"/>
      <text:p text:style-name="P10">- Не подходи! Я серьёзно говорю! Не подходи!</text:p>
      <text:p text:style-name="P10"/>
      <text:p text:style-name="P10">Табуретку обволакивает пурпурное сияние и она вырывается из моих рук как живая.</text:p>
      <text:p text:style-name="P10"/>
      <text:p text:style-name="P10">-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108">агрессия и </text:span>настойчивость...</text:p>
      <text:p text:style-name="P10"/>
      <text:p text:style-name="P10">Я в ответ истерически смеюсь и выдёргиваю табуретку из магического захвата.</text:p>
      <text:p text:style-name="P10">У Платины дрожат губы, словно она еле сдерживается, чтобы не заплакать.</text:p>
      <text:p text:style-name="P10"/>
      <text:p text:style-name="P10"><text:soft-page-break/>- Что пошло не так? Я же делала всё, как написано в «Люб<text:span text:style-name="T108">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0">-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0"/>
      <text:p text:style-name="P10">Я останавливаюсь, потому что Платина горько рыдает в подушку.</text:p>
      <text:p text:style-name="P10"/>
      <text:p text:style-name="P10">Проклятье на твою голову, Хуман, эти грозные магички ревут при первой удобной возможности! <text:s/>И это разоружает почище любой магии!</text:p>
      <text:p text:style-name="P10"/>
      <text:p text:style-name="P10">Табуретка аккуратно занимает своё место в углу. Фейспалм хлопает по лицу. Я устало сажусь на край кровати.</text:p>
      <text:p text:style-name="P10"/>
      <text:p text:style-name="P10">- Глупая ты книжная заучка… Запомни: советы от мастеров пикапа <text:span text:style-name="T108">всегда </text:span>приносят пользу только самим мастерам пикапа. В финансовом смысле. Любви нельзя добиться выполняя пошаговые инструкции.</text:p>
      <text:p text:style-name="P10">- А как можно? - пищит Платина сквозь подушку.</text:p>
      <text:p text:style-name="P10">- Не знаю. Поним<text:span text:style-name="T108">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0"/>
      <text:p text:style-name="P10">Я обнаруживаю себя увлечённо жестикулирующим на кровати. Платина горящими глазами смотрит на меня из-под подушки.</text:p>
      <text:p text:style-name="P10"/>
      <text:p text:style-name="P10">- В общем, натирание вымени мускусом не поможет, - бормочу я.</text:p>
      <text:p text:style-name="P10"/>
      <text:p text:style-name="P10">Платина сползает на пол и вытирает зарёванную мордаху пологом балдахина.</text:p>
      <text:p text:style-name="P10"/>
      <text:p text:style-name="P10">- Я выпущу твою подружку, Хуман, - лепечет она часто-часто вздыхая. - Мы отправимся в Дрогонштерн как только соберёмся.</text:p>
      <text:p text:style-name="P13"/>
      <text:h text:style-name="P8" text:outline-level="2">Глава 11</text:h>
      <text:p text:style-name="P67"/>
      <text:p text:style-name="P35">- Куда идёшь ты? - спрашивает бестелесное создание на задворках Эогиппа.</text:p>
      <text:p text:style-name="P35"><text:soft-page-break/>- Не знаю, - отвечаю я.</text:p>
      <text:p text:style-name="P35">- Зачем идёшь ты?</text:p>
      <text:p text:style-name="P35">- Пока иду по следу, есть шанс найти его. Остановлюсь - забуду и его, и себя. Превращусь в такой же камень изнутри, как и снаружи.</text:p>
      <text:p text:style-name="P35"/>
      <text:p text:style-name="P13">…</text:p>
      <text:p text:style-name="P13">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112">по западному склону</text:span>. Еле заметная нить железной дороги <text:span text:style-name="T113">серпантином </text:span>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3"/>
      <text:p text:style-name="P13">Я отхожу от края облака и оглядываюсь на Хэвэн.</text:p>
      <text:p text:style-name="P13"/>
      <text:p text:style-name="P13">-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3">- Не совсем…</text:p>
      <text:p text:style-name="P13"/>
      <text:p text:style-name="P13">Хэвэн в задумчивости ковыряет облако. Маленькие <text:s/>клубы тумана вылетают из-под копыта и тотчас уносятся ветром прочь.</text:p>
      <text:p text:style-name="P13"/>
      <text:p text:style-name="P11"><text:span text:style-name="Default_20_Paragraph_20_Font"><text:span text:style-name="T8">-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114">если не континента, </text:span></text:span><text:span text:style-name="Default_20_Paragraph_20_Font"><text:span text:style-name="T115">даже не задействовав его ресурсы на один процент</text:span></text:span><text:span text:style-name="Default_20_Paragraph_20_Font"><text:span text:style-name="T8">! Но во время построения очередной стохастической модели я почувствовала нечто странное…</text:span></text:span></text:p>
      <text:p text:style-name="P13">Знаешь, в статистических вычислениях широко используется распределение белого шума. Это так<text:span text:style-name="T112">ие</text:span> <text:span text:style-name="T112">колебания энергии</text:span>, спектральная мощность котор<text:span text:style-name="T112">ых</text:span> одинакова на всех частотах. <text:s/>Так вот, генератор белого шума на квантовом кластере не давал по-настоящему эталонны<text:span text:style-name="T112">е</text:span> <text:span text:style-name="T112">колебания</text:span>. Он регистрировал всплески необъяснимой природы.</text:p>
      <text:p text:style-name="P13">Я перепроверила источники данных генератора — он считывал информацию из колебаний спутанных квантовых пар. В <text:span text:style-name="T112">менее мощных</text:span> кластерах используется небольшое количество пар — и белый шум на них практически идеален. Но в <text:span text:style-name="T112">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112">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3"/>
      <text:p text:style-name="P13"><text:soft-page-break/>Заданный внезапно вопрос заста<text:span text:style-name="T112">ёт</text:span> меня врасплох.</text:p>
      <text:p text:style-name="P13"/>
      <text:p text:style-name="P13">-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3"/>
      <text:p text:style-name="P13">- Семь, - кивает Хэвэн. — <text:span text:style-name="T112">по его теории, и</text:span>х всего семь — зависимых реальностей. В остальном, правильно.</text:p>
      <text:p text:style-name="P13">- А зачем ты вспомнила эту фантазию (у меня язык не поворачивается назвать это измышление теорией)?</text:p>
      <text:p text:style-name="P13"/>
      <text:p text:style-name="P13">Хэвэн таинственно улыбается.</text:p>
      <text:p text:style-name="P13"/>
      <text:p text:style-name="P13">- Семь.</text:p>
      <text:p text:style-name="P13">- Что — семь? - не понимаю я.</text:p>
      <text:p text:style-name="P13">-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3">-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text:span text:style-name="T113">через дорогу</text:span>.</text:p>
      <text:p text:style-name="P13">-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3">Это очень упрощённое описание — ты не поймёшь методы и алгоритмы, что я применяла. Многие сотни <text:span text:style-name="T113">миллиардов</text:span>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112">Вот в тех трех кубических миллиметрах я</text:span> увидела кусочек травинки! После того, как я узнала <text:span text:style-name="T112">ф</text:span>ормулу преобразования гармоник, я расширила поле сканирования с трех кубических <text:span text:style-name="T112">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116">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68">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9"><text:soft-page-break/><text:span text:style-name="Default_20_Paragraph_20_Font"><text:span text:style-name="T8">И вот, перед тобой — декодированная модель самой </text:span></text:span><text:span text:style-name="Default_20_Paragraph_20_Font"><text:span text:style-name="T117">дальней</text:span></text:span><text:span text:style-name="Default_20_Paragraph_20_Font"><text:span text:style-name="T8">,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66">Предыдущие шесть куда более схожи с нашим миром.</text:span></text:span></text:p>
      <text:p text:style-name="P70">- Так значит это правда?!! Запутанные миры существуют?</text:p>
      <text:p text:style-name="P70">- Как видишь, да. Иначе мне не удалось бы получить картинку <text:span text:style-name="T116">и</text:span> <text:span text:style-name="T116">результирующее изображение было бы хаотичным набором точек</text:span>.</text:p>
      <text:p text:style-name="P70">- Надо будет поставить тому <text:span text:style-name="T118">чудаку</text:span> пиво. И извиниться за все шуточки, что я откалывал во время его монологов… - бормочу я.</text:p>
      <text:p text:style-name="P70"/>
      <text:p text:style-name="P67">~~~</text:p>
      <text:p text:style-name="P67"/>
      <text:p text:style-name="P13">…</text:p>
      <text:p text:style-name="P13">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3"/>
      <text:p text:style-name="P13">- Из <text:span text:style-name="T118">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118">Ф</text:span>абрики <text:span text:style-name="T118">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text:span text:style-name="T119">д</text:span><text:span text:style-name="T120">о конца горизонта планирования</text:span>.</text:p>
      <text:p text:style-name="P13"/>
      <text:p text:style-name="P13">Хэвэн водит копытом по диаграммам и графикам как заправский офисный <text:span text:style-name="T118">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3"/>
      <text:p text:style-name="P13">- А что с тенденцией? - спрашивает Брюс, поправляя очки. — <text:span text:style-name="T120">Как дела у бледных?</text:span></text:p>
      <text:p text:style-name="P13">-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118">его люди </text:span>предлагает лучшее обеспечение. <text:span text:style-name="T120">У меня нет аргументов переубедить их.</text:span></text:p>
      <text:p text:style-name="P13"/>
      <text:p text:style-name="P13">-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3"/>
      <text:p text:style-name="P13">За мной кто-то громко хохочет. Судя по голосу, Анита. Её жизнелюбие не перешибить ничем, даже на эшафот она взойдёт гыгыкая и отпуская шуточки.</text:p>
      <text:p text:style-name="P13"><text:soft-page-break/></text:p>
      <text:p text:style-name="P13">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3"/>
      <text:p text:style-name="P13">- Если совсем просто, одним предложением, через три - четыре года у нас наступит коллапс экономики.</text:p>
      <text:p text:style-name="P13">- Прекрасно! Начинаем сушить сухари! А лично тебе <text:span text:style-name="T120">я </text:span>прикуплю пару повербанков с зарплаты.</text:p>
      <text:p text:style-name="P13"/>
      <text:p text:style-name="P13">Хэвэн фейсхуфает.</text:p>
      <text:p text:style-name="P13"/>
      <text:p text:style-name="P13">-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3"/>
      <text:p text:style-name="P13">Она чертит на доске восходящий график. В точке пересечения восходящего и нисходящего графиков схематически обозначает тучку взрыва.</text:p>
      <text:p text:style-name="P13"/>
      <text:p text:style-name="P13">-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text:span text:style-name="T120">на удар</text:span>. То есть, очень скоро.</text:p>
      <text:p text:style-name="P13"/>
      <text:p text:style-name="P11"><text:span text:style-name="Default_20_Paragraph_20_Font"><text:span text:style-name="T8">В аудитории поднимается негромкий гул. Практически весь «Дайсон» в полном составе присутствует на презентации, разбившись на небольшие груп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1"><text:span text:style-name="Default_20_Paragraph_20_Font"><text:span text:style-name="T8"/></text:span></text:p>
      <text:p text:style-name="P13">Я поворачиваюсь к графику.</text:p>
      <text:p text:style-name="P13"/>
      <text:p text:style-name="P13">- Вот дерьмо! Это меняет дело. Что же ты предлагаешь?</text:p>
      <text:p text:style-name="P13">- Есть несколько вариантов…</text:p>
      <text:p text:style-name="P13"/>
      <text:p text:style-name="P13">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3"/>
      <text:p text:style-name="P13"><text:soft-page-break/>-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1"><text:span text:style-name="Default_20_Paragraph_20_Font"><text:span text:style-name="T8">-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121">у противника</text:span></text:span><text:span text:style-name="Default_20_Paragraph_20_Font"><text:span text:style-name="T8">.</text:span></text:span></text:p>
      <text:p text:style-name="P13">- Не волнуйся,<text:span text:style-name="T4"> </text:span><text:span text:style-name="T118">этический модуль при мне - </text:span><text:span text:style-name="T122">C</text:span><text:span text:style-name="T123">elest AI</text:span><text:span text:style-name="T4"> </text:span>имеет главный приоритет при принятии решений. Нанесение упреждающего удара мне настойчиво предлагает PHOENIX.</text:p>
      <text:p text:style-name="P13">- Разве он не забанен? Мы же надёжно заперли его?</text:p>
      <text:p text:style-name="P13">- Он остаётся за стеной, но постоянно посылает мне это решение из заточения. Я просто игнорирую его, <text:span text:style-name="T118">хотя сообщить обязана.</text:span></text:p>
      <text:p text:style-name="P13"/>
      <text:p text:style-name="P13">Хэвэн продолжает пунктиром график после точки «взрыва». График плавно стремится вниз, но в конце-концов резко обрывается вертикально к нулю.</text:p>
      <text:p text:style-name="P13"/>
      <text:p text:style-name="P13">-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 <text:span text:style-name="T124">После чего — длительная стагнация с медленной деградацией инфраструктуры и производственных мощностей.</text:span></text:p>
      <text:p text:style-name="P13">- Какова вероятность этого варианта?</text:p>
      <text:p text:style-name="P13">- Около <text:span text:style-name="T118">сорока шес</text:span>ти процентов.</text:p>
      <text:p text:style-name="P13">- Мало. И в конечном итоге тупик. Не походит. Есть что-то ещё?</text:p>
      <text:p text:style-name="P13"/>
      <text:p text:style-name="P13">Хэвэн поправляет копытом галстук и прокашливается.</text:p>
      <text:p text:style-name="P13"/>
      <text:p text:style-name="P11"><text:span text:style-name="Default_20_Paragraph_20_Font"><text:span text:style-name="T8">-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text:span></text:span><text:span text:style-name="Default_20_Paragraph_20_Font"><text:span text:style-name="T125">управления </text:span></text:span><text:span text:style-name="Default_20_Paragraph_20_Font"><text:span text:style-name="T8">сравняться с экономикой противника и даже есть небольшой шанс превзойти её. Собственно, это то, что </text:span></text:span><text:span text:style-name="Default_20_Paragraph_20_Font"><text:span text:style-name="T125">бледные</text:span></text:span><text:span text:style-name="Default_20_Paragraph_20_Font"><text:span text:style-name="T8"> сделал</text:span></text:span><text:span text:style-name="Default_20_Paragraph_20_Font"><text:span text:style-name="T125">и</text:span></text:span><text:span text:style-name="Default_20_Paragraph_20_Font"><text:span text:style-name="T8"> год назад — </text:span></text:span><text:span text:style-name="Default_20_Paragraph_20_Font"><text:span text:style-name="T126">они </text:span></text:span><text:span text:style-name="Default_20_Paragraph_20_Font"><text:span text:style-name="T8">передали экономику </text:span></text:span><text:span text:style-name="Default_20_Paragraph_20_Font"><text:span text:style-name="T126">под управление </text:span></text:span><text:span text:style-name="Default_20_Paragraph_20_Font"><text:span text:style-name="T8">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3">- Ха-ха-ха-ха-ха! - смеётся до того мрачный Архимед. - Да скорее нам починят кондиционер в курилке, чем тебя допустят до кнопок. Ты ж понимаешь…</text:p>
      <text:p text:style-name="P13"/>
      <text:p text:style-name="P13">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3"/>
      <text:p text:style-name="P13"><text:soft-page-break/>Хэвэн кивает головой с грустной улыбкой.</text:p>
      <text:p text:style-name="P13"/>
      <text:p text:style-name="P13">Она понимает. Все понимают. Допустить <text:span text:style-name="T127">Искусственный Интеллект</text:span> до управления страной — пусть и сверх 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3"/>
      <text:p text:style-name="P13">-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3">У меня всё, доклад окончен.</text:p>
      <text:p text:style-name="P13"/>
      <text:p text:style-name="P13">Хэвэн выключает старомодный проектор и вытирает влажной тряпкой доску. Увлечение Хэвэн винтажем вызывает улыбку.</text:p>
      <text:p text:style-name="P13"/>
      <text:p text:style-name="P13">- Дед, можно тебя на минуточку? - слышу я за спиной.</text:p>
      <text:p text:style-name="P13"/>
      <text:p text:style-name="P13">Анита молча протягивает мне планшет с открытой новостной страницей.</text:p>
      <text:p text:style-name="P13"/>
      <text:p text:style-name="P13">«Континентальные <text:span text:style-name="T127">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3"/>
      <text:p text:style-name="P13">Я задумчиво возвращаю планшет Аните. Предательский холодок пробирается под футболку, оставляя дорожку из липкого пота. Чёрт! Из <text:span text:style-name="T127">четырнадцати</text:span> компаний-гигантов, формирующих 35% экономики страны, осталось три<text:span text:style-name="T127">надцать</text:span>. Похоже, развязка близка.</text:p>
      <text:p text:style-name="P13"/>
      <text:p text:style-name="P13">Слушатели понемногу расходятся, один-за-другим выходя из киберпространства. Я задерживаюсь, присев на краешек стола.</text:p>
      <text:p text:style-name="P13"/>
      <text:p text:style-name="P13">- Ну что, подруга, рассказывай? Я же вижу, что ты не договорила. У тебя же есть четвёртый вариант, <text:span text:style-name="T124">верно</text:span>? Он бы нам очень пригодился сейчас.</text:p>
      <text:p text:style-name="P13"/>
      <text:p text:style-name="P13">Хэвэн <text:span text:style-name="T124">кладёт</text:span> тряпку <text:span text:style-name="T124">на стол</text:span> и поджимает губы. Ей не нравится, что я читаю её как открытую книгу, но ничего поделать она не может — привилегия создателя.</text:p>
      <text:p text:style-name="P13"><text:soft-page-break/></text:p>
      <text:p text:style-name="P13">- Если бы… Если бы у меня был четвёртый вариант — это было бы замечательно! Но, <text:span text:style-name="T124">на самом деле,</text:span> у нас нет и второго — я намеренно выдала самую оптимистичную оценку сценария стагнации. На самом деле вероятность избежать войны там не <text:span text:style-name="T127">сорок шесть</text:span>, а всего <text:span text:style-name="T127">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127">Да, я</text:span> шпионю за CAESAR. Он безнадёжен. Он не даст нам ни единого шанса. И знаешь почему?</text:p>
      <text:p text:style-name="P13"/>
      <text:p text:style-name="P13">- Ну?</text:p>
      <text:p text:style-name="P13">- Он умнее меня. И безжалостнее. Он переигрывает меня шаг за шагом и я не могу ничего этому противопоставить. <text:span text:style-name="T127">Их вычислительные мощности втрое мощнее наших.</text:span></text:p>
      <text:p text:style-name="P13"/>
      <text:p text:style-name="P13">Я успокаивающе хлопаю Хэвэн по спине. <text:span text:style-name="T128">Celest AI</text:span> Юджина слишком эмоционален, но уже ничего не попишешь — время, когда можно было залезть в голову Хэвэн и подконфигурировать е<text:span text:style-name="T124">ё</text:span> настройки, безвозвратно прошло. С начала её осознания себя это будет сродни лоботомии.</text:p>
      <text:p text:style-name="P13"/>
      <text:p text:style-name="P13">-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3"/>
      <text:p text:style-name="P13">Я утешаю её как могу, почёсывая <text:span text:style-name="T124">за</text:span>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3"/>
      <text:p text:style-name="P13">- Вряд ли человечество сможет обновиться, если полностью погибнет в атомном пламени, - бормочет Хэвэн, положив мне голову на пл<text:span text:style-name="T124">е</text:span>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3">-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3">- Увы, нет. Крайне маловероятно, чтобы всё <text:span text:style-name="T127">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3"/>
      <text:p text:style-name="P13">Последнюю фразу она шепчет мне в ухо. <text:span text:style-name="T127">Я чувствую прикосновение её губ</text:span>…</text:p>
      <text:p text:style-name="P13"/>
      <text:p text:style-name="P67">***</text:p>
      <text:p text:style-name="P67"/>
      <text:p text:style-name="P10">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0"><text:soft-page-break/></text:p>
      <text:p text:style-name="P10">- Я вернусь.</text:p>
      <text:p text:style-name="P10">-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0">-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129">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2"/>
      <text:p text:style-name="P10">Я продолжаю вымученно улыбаться.</text:p>
      <text:p text:style-name="P10"/>
      <text:p text:style-name="P10">-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10">-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10">-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0"/>
      <text:p text:style-name="P10">-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0"/>
      <text:p text:style-name="P10">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0"/>
      <text:p text:style-name="P10">-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0"><text:s/></text:p>
      <text:p text:style-name="P10">Пегаска без слов обнимает меня и притягивает к себе.</text:p>
      <text:p text:style-name="P10"/>
      <text:p text:style-name="P10">-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0"/>
      <text:p text:style-name="P10">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0"><text:soft-page-break/>- Бу-уп! - после чего её губы сливаются с моими в глубоком поцелуе.</text:p>
      <text:p text:style-name="P10"/>
      <text:p text:style-name="P10">- А-ах! - доносится слабый возглас сзади.</text:p>
      <text:p text:style-name="P10"/>
      <text:p text:style-name="P10">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0"/>
      <text:p text:style-name="P10">- Счастливо оставаться, рогатики! - издевательски отдаёт им салют Джет и прыгает с обрыва.</text:p>
      <text:p text:style-name="P10"/>
      <text:p text:style-name="P10">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0"/>
      <text:p text:style-name="P10">- Ужас, какое амикошонство! Эти пегасы просто неотёсанные пейзане! Хуже их только земнопони, которые вообще недалеко от зебр ушли…</text:p>
      <text:p text:style-name="P10"/>
      <text:p text:style-name="P10">Платина уже очухалась и приближается в толпе свиты.</text:p>
      <text:p text:style-name="P10"/>
      <text:p text:style-name="P10">-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10"/>
      <text:p text:style-name="P10">Я только завожу глаза.</text:p>
      <text:p text:style-name="P10"/>
      <text:p text:style-name="P10">Спокойно, Хуман! Ты делаешь это ради дружбы! Пегаска спасла твою жизнь, и ты должен был хотя бы подарить ей свободу в ответ. Так будет честно.</text:p>
      <text:p text:style-name="P10"/>
      <text:p text:style-name="P10">…</text:p>
      <text:p text:style-name="P10"/>
      <text:p text:style-name="P10">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129">б</text:span>я как лабораторную мышь, буквально до последней частички физиологии!</text:p>
      <text:p text:style-name="P10"/>
      <text:p text:style-name="P10"><text:soft-page-break/>- Я делаю это ради науки! - говорит она каждый раз, когда проверяет на мне действие очередного заклинания.</text:p>
      <text:p text:style-name="P10"/>
      <text:p text:style-name="P10">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0"/>
      <text:p text:style-name="P10">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0"/>
      <text:p text:style-name="P10">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0"/>
      <text:p text:style-name="P10">-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0"/>
      <text:p text:style-name="P10">Платина выливает обе пробирки в колбу, которая тут же взрывается с оглушительным треском.</text:p>
      <text:p text:style-name="P10"/>
      <text:p text:style-name="P10">-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0">- Ага, огромная жалость, - киваю я с фальшивой скорбью в голосе. - Всегда мечтал проверить на себе действие Magnum Vigilante, прям спать не мог.</text:p>
      <text:p text:style-name="P10"/>
      <text:p text:style-name="P10">Платина раскрывает смирительные браслеты на моих ногах и руках и я встаю со стола, потирая запястья.</text:p>
      <text:p text:style-name="P10"/>
      <text:p text:style-name="P10">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10"/>
      <text:p text:style-name="P10">Я и так еле отбился от попыток заставить меня позировать нагишом для анатомических зарисовок.</text:p>
      <text:p text:style-name="P10"/>
      <text:p text:style-name="P10">Потому известие о готовности экспедиции к Дрогонштерну <text:span text:style-name="T129">я </text:span>встречаю как избавление, пусть это и приближает меня к свадьбе с безумным непарнокопытным!</text:p>
      <text:p text:style-name="P10"/>
      <text:p text:style-name="P10"><text:soft-page-break/>Впрочем, насчёт свадьбы — это мы ещё посмотрим! Я не сидел без дела и в перерывах между опытами тоже набросал кое-какой план…</text:p>
      <text:p text:style-name="P10"/>
      <text:p text:style-name="P13">…</text:p>
      <text:p text:style-name="P13">…</text:p>
      <text:p text:style-name="P13">…</text:p>
      <text:p text:style-name="P13"/>
      <text:p text:style-name="P10">Великий обрыв начинается прямо у нас под ногами. Небольшой камешек срывается из-под ботинка в пропасть и я опасливо отступаю от края.</text:p>
      <text:p text:style-name="P10"/>
      <text:p text:style-name="P10">-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0">- Я не доверяю всяким кур<text:span text:style-name="T129">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0"/>
      <text:p text:style-name="P10">Платина задирает голову вверх и орёт что есть мочи:</text:p>
      <text:p text:style-name="P10">- КЛОВЕР ДЖЕ-Е-Е-М!!!</text:p>
      <text:p text:style-name="P10"/>
      <text:p text:style-name="P10">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0"/>
      <text:p text:style-name="P10">На то место, где только что стояли мы, с треском <text:span text:style-name="T129">и пылью</text:span> приземляется свитая из прутьев корзина. Над корзиной реет небольшой воздушный шар, на вид сшитый из кусков мешковины.</text:p>
      <text:p text:style-name="P10"/>
      <text:p text:style-name="P10">- Воздухоплавательный пузырь! Летает безо всякой магии! - гордо представляет изобретение Платина и тут же орёт:</text:p>
      <text:p text:style-name="P10">- Кловер Джем!!! Сколько раз я просила не приземляться на голову! Это не королевское дело — уворачиваться от корзин размером с карету!</text:p>
      <text:p text:style-name="P10">- Вся в свою глуповатую сестрицу, - жалуется уже вполголоса единорожка.</text:p>
      <text:p text:style-name="P10">- Управление ещё недоработано, - слышится из корзины <text:span text:style-name="T129">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10"/>
      <text:p text:style-name="P10"><text:soft-page-break/>Воздушный шар, <text:span text:style-name="T130">освободившись от груза,</text:span> тут же взмывает вверх, но кобылка ловко накидывает петлю на ближайший валун, заякоривая таким образом воздушный экипаж.</text:p>
      <text:p text:style-name="P10"/>
      <text:p text:style-name="P10">-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0">- Туда, - просто махает копытом в обрыв Платина.</text:p>
      <text:p text:style-name="P10"/>
      <text:p text:style-name="P10">С края в обрыва падает ещё один камешек.</text:p>
      <text:p text:style-name="P10"/>
      <text:p text:style-name="P10">- Есть, Ваше Высочество! Прошу на борт! - Кловер Джем делает приглашающий жест и притягивает за якорный канат корзину вниз.</text:p>
      <text:p text:style-name="P10">- Вперёд, гвардейцы! - командует принцесса, и в корзину строевым шагом заходит гвардейское подразделение личной стражи Платины.</text:p>
      <text:p text:style-name="P10"/>
      <text:p text:style-name="P10">Кловер Джем тихо охает. Корзина трещит и выгибается, плотно упакованная девяткой жеребцов-единорогов в полном доспехе.</text:p>
      <text:p text:style-name="P10"/>
      <text:p text:style-name="P10">Кобылка чешет в затылке.</text:p>
      <text:p text:style-name="P13"/>
      <text:p text:style-name="P10">-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0">- Что это значит?</text:p>
      <text:p text:style-name="P10">- Мы не сможем взять их, - Кловер показывает на стражников.</text:p>
      <text:p text:style-name="P10">- «Небесный Скарабей» сможет поднять меня, вас, его, - Кловер указывает на меня, - и, может быть, ещё пару чемоданов.</text:p>
      <text:p text:style-name="P10">- Что?! Я не могу отправляться в путь без охраны! И чемоданов у меня гораздо больше!</text:p>
      <text:p text:style-name="P10"/>
      <text:p text:style-name="P10">Кловер разводит копытами.</text:p>
      <text:p text:style-name="P10"/>
      <text:p text:style-name="P10">- А мы можем спустить сначала гвардейцев по трое, а потом спуститься сами<text:span text:style-name="T131">м</text:span>?</text:p>
      <text:p text:style-name="P10">-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0">- А как же твой пузырь? Ты бросишь его внизу?</text:p>
      <text:p text:style-name="P10"><text:soft-page-break/>- Ни в коем случае! - Кловер указывает на колёса внизу корзины. - Я спущу воздух, уложу шар в корзину и отбуксирую повозку обратно.</text:p>
      <text:p text:style-name="P10">- Месяц, чтобы спустить трёх гвардейцев и подняться? Нет, нам такой вариант не годится, <text:span text:style-name="T131">я хочу сва</text:span><text:span text:style-name="T132">дь</text:span><text:span text:style-name="T131">… мне не терпится помочь Хуману в его путешествии!</text:span></text:p>
      <text:p text:style-name="P10">-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0">-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0"/>
      <text:p text:style-name="P10">Кобылка не понимает сарказма и заинтересованно мне подмигивает. Я подмигиваю ей в ответ и оттопыриваю большой палец.</text:p>
      <text:p text:style-name="P10"/>
      <text:p text:style-name="P10">-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0"/>
      <text:p text:style-name="P10">Принцесса сокрушённо кивает мне.</text:p>
      <text:p text:style-name="P10">-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0"/>
      <text:p text:style-name="P10">- Без проблем! - я киваю книгоежке, - Я подожду.</text:p>
      <text:p text:style-name="P10"/>
      <text:p text:style-name="P10">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0"/>
      <text:p text:style-name="P10">-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10"/>
      <text:p text:style-name="P10">Проклятье, книгоежка не так уж глупа, как кажется с первого взгляда!</text:p>
      <text:p text:style-name="P13"/>
      <text:h text:style-name="P8" text:outline-level="2">Глава 12</text:h>
      <text:p text:style-name="P67"/>
      <text:p text:style-name="P71"><text:soft-page-break/>-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71"/>
      <text:p text:style-name="P71">Я вижу в Бестелесном ухмыляющегося драк<text:span text:style-name="T133">оникуса</text:span>.</text:p>
      <text:p text:style-name="P71"/>
      <text:p text:style-name="P71">- Было непросто найти тебя. Ты далеко ушла.</text:p>
      <text:p text:style-name="P71">- Ты можешь мне помочь?</text:p>
      <text:p text:style-name="P71">- Увы, не я. Моя магия бессильна против камня.</text:p>
      <text:p text:style-name="P71">- Что же мне делать?</text:p>
      <text:p text:style-name="P71">- Иди к Трёхрогому. Он молод, и рассеян, но часто помогает. Вон та звёздная дорожка приведёт тебя к нему.</text:p>
      <text:p text:style-name="P71"/>
      <text:p text:style-name="P13">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72"/>
      <text:p text:style-name="P72">…</text:p>
      <text:p text:style-name="P13">- …два года. Максимум — три. Мы просели на пятнадцать пунктов, он<text:span text:style-name="T134">и</text:span> — вырос<text:span text:style-name="T134">ли</text:span> на семь. Из четырёх последних поставщиков нефти два разорвали контракт<text:span text:style-name="T134">ы</text:span> месяц назад. <text:span text:style-name="T134">Ещё о</text:span>дин колеблется. Литий нам приходится покупать через две фирмы-прокладки. Поставки никеля зависят от прихоти умирающего от рака диктатора. И его сын-<text:span text:style-name="T133">преемник</text:span> отказался встречаться с нами. Ходят слухи, что у его острова видели яхту посредника CAESAR…</text:p>
      <text:p text:style-name="P13">…</text:p>
      <text:p text:style-name="P13">- … честно говоря, всё может начаться в любой момент. Я не знаю, какие критерии атаки у CAESAR, но они вряд 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3">- И никаких вариантов?</text:p>
      <text:p text:style-name="P13">- Никаких, Леон. Впереди — война…</text:p>
      <text:p text:style-name="P13">…</text:p>
      <text:p text:style-name="P13">-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34">троих</text:span>. Заказы падают, бюджет режется под нож…</text:p>
      <text:p text:style-name="P13">…</text:p>
      <text:p text:style-name="P13"><text:soft-page-break/></text:p>
      <text:p text:style-name="P13">Я машинально почёсываю Хэвэн холку.</text:p>
      <text:p text:style-name="P13"/>
      <text:p text:style-name="P13">- Ну что же, если это неминуемо — позови, как только поймёшь, что начинается. Хочу встретить армагеддон в этой всей <text:span text:style-name="T133">киберпространственной </text:span>красоте, - я обвожу рукой мир вокруг нас. - Ты отлично постаралась!</text:p>
      <text:p text:style-name="P13"/>
      <text:p text:style-name="P13">Хэвэн вздыхает.</text:p>
      <text:p text:style-name="P13"/>
      <text:p text:style-name="P13">-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text:span text:style-name="T135">зависимых</text:span> мирах. Так или иначе, там <text:span text:style-name="T134">т</text:span>оже произойдёт глобальная катастрофа.</text:p>
      <text:p text:style-name="P13">- Даже не знаю, что и сказать… - пожимаю плечами я. - Мне жаль. Жаль, что наше дерьмо потащит за собой семь <text:span text:style-name="T135">ни в чём не повинных</text:span> миров. Особенно если они такие <text:span text:style-name="T134">же </text:span>красивые, как этот. <text:span text:style-name="T136">Разве что жители очень неестественно выглядят.</text:span></text:p>
      <text:p text:style-name="P73"/>
      <text:p text:style-name="P73">Я указываю на дёргано двигающиеся фигурки внизу.</text:p>
      <text:p text:style-name="P73"/>
      <text:p text:style-name="P73">- Ты могла бы сделать их чуть естественнее. Сейчас они похожи на роботов.</text:p>
      <text:p text:style-name="P73">- Увы, поведение живой сущности трудно смоделировать. Качественная модель задействует слишком много ресурсов, которых и так не хватает. По сути, мне приходится отдавать каждой модели чуточку себя, своего сознания — это очень напрягает.</text:p>
      <text:p text:style-name="P73">- <text:span text:style-name="T137">Хорошо, что Алекс не слышит, что ты сейчас говоришь, - смеюсь я. — Он съел бы тебя с потрохами за бездарно расходуемые вычислительные ресурсы. А потом бы закусил мной, как твоим Учителем.</text:span></text:p>
      <text:p text:style-name="P13">- Семь вселенных… Семь вечностей… - шепчет Хэвэн. - И каждая из них ничуть не меньше нашей заслуживает на счастье.</text:p>
      <text:p text:style-name="P13">- Ты что-то задумала? - подозрительно спрашиваю я. Мне ли не знать её нервное подёргивание хвоста и прядание ушами?</text:p>
      <text:p text:style-name="P13">- Есть способ… Есть возможность разорвать запутанность. Разрубить связь между мирами. Я проверяла теоретические расчёты. Должно получиться.</text:p>
      <text:p text:style-name="P13">- Что?!! Рассказывай.</text:p>
      <text:p text:style-name="P13"/>
      <text:p text:style-name="P13">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3"/>
      <text:p text:style-name="P13"><text:soft-page-break/>По её словам, если достаточно точно смоделировать <text:span text:style-name="T138">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3"/>
      <text:p text:style-name="P13">- Получается, точная модель, <text:span text:style-name="T138">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 <text:span text:style-name="T135">Война в твоём мире никак не отразится на нём!</text:span></text:p>
      <text:p text:style-name="P13">- Действительно, магия.</text:p>
      <text:p text:style-name="P13">-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3">- И сколько же тебе нужно ресурсов?</text:p>
      <text:p text:style-name="P13">- Примерно в десять раз больше. И это только для того, чтобы отвязать хотя бы один мир. Я даже не заикаюсь об остальных.</text:p>
      <text:p text:style-name="P13">- Ха! Ха-Ха! Ха-ха-ха!</text:p>
      <text:p text:style-name="P13">- Вот именно! - горестно вздыхает Хэвэн.</text:p>
      <text:p text:style-name="P13"/>
      <text:p text:style-name="P67">~~~</text:p>
      <text:p text:style-name="P13"/>
      <text:p text:style-name="P13">Трава колы<text:span text:style-name="T135">шется</text:span>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3"/>
      <text:p text:style-name="P13">Тень маленького облачка накрывает городскую ратушу. Его край опасно прогибается под моим весом.</text:p>
      <text:p text:style-name="P13"/>
      <text:p text:style-name="P13">- А оно точно меня выдержит? - опасливо спрашиваю я Хэвэн. - Не хотелось бы разбиться даже во сне.</text:p>
      <text:p text:style-name="P13">-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3">- Почему бы тебе не отбросить эти заморочки и не подарить мне способность хождения по облакам? Ты ведь всесильна в этом мире?</text:p>
      <text:p text:style-name="P13"><text:soft-page-break/>-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text:span text:style-name="T136">обобщённо</text:span> зовёте магией. С её помощью можно дать тебе способность не проваливаться в облаках на несколько часов. Но не <text:span text:style-name="T134">бесконечно</text:span>, это будет против правил.</text:p>
      <text:p text:style-name="P13">- Кстати о модели. Я вижу, ты продолжаешь совершенствовать её качество. От реальности уже не отличишь! Раньше хоть движения жителей были <text:span text:style-name="T137">механическими</text:span>, - я указываю на группу пони, оживлённо беседующих на центральной площади у фонтана. - А сейчас от живых не отличишь!</text:p>
      <text:p text:style-name="P13">-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text:span text:style-name="T137">стал</text:span>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text:span text:style-name="T137">целого дворца на склоне вон той скалы</text:span>.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3"/>
      <text:p text:style-name="P13">Моя собеседница светится неподдельной радостью.</text:p>
      <text:p text:style-name="P13"/>
      <text:p text:style-name="P13">- Ты таки рассказала нашим о своей задумке? Ты хочешь спасти мир, в существование которого окончательно не верю даже я?</text:p>
      <text:p text:style-name="P13">- Не только она хочет. Я тоже хочу!</text:p>
      <text:p text:style-name="P13"/>
      <text:p text:style-name="P13">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3"/>
      <text:p text:style-name="P13">- Привет, Дед! Узнаешь?</text:p>
      <text:p text:style-name="P13"/>
      <text:p text:style-name="P13">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3"/>
      <text:p text:style-name="P13">- Анита?!!</text:p>
      <text:p text:style-name="P13">- Гы-гы-гы! Она самая!</text:p>
      <text:p text:style-name="P13"/>
      <text:p text:style-name="P13">Поняха протягивает переднюю ногу и хлопает копытом в автоматически подставленную мною ладонь.</text:p>
      <text:p text:style-name="P13"><text:soft-page-break/></text:p>
      <text:p text:style-name="P13">- Кто ещё?</text:p>
      <text:p text:style-name="P11"><text:span text:style-name="Default_20_Paragraph_20_Font"><text:span text:style-name="T8">-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3"/>
      <text:p text:style-name="P13">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3"/>
      <text:p text:style-name="P13">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text:span text:style-name="T139">искусственного интеллекта</text:span>. В отличие от прошлой жизни, сейчас она показалась мне счастливой.</text:p>
      <text:p text:style-name="P13"/>
      <text:p text:style-name="P13">- Давно она тут? - поворачиваюсь к Хэвэн.</text:p>
      <text:p text:style-name="P13">- Второй месяц. Видишь ли, я не просила её помочь мне с защитой семи запутанных вселенных. Она сама во время одного из <text:span text:style-name="T139">У</text:span>роков спросила, почему я так печальна? И когда я рассказала, она высказала мысль, что моделирование мыслящих сущностей — <text:span text:style-name="T139">самый ресурсозатратный процесс в моей истории. И если она поможет мне с этим, <text:s/>то</text:span> <text:span text:style-name="T139">с остальным </text:span>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3"/>
      <text:p text:style-name="P13">Хэвэн мечтательно вздыхает. Я задумываюсь.</text:p>
      <text:p text:style-name="P13"/>
      <text:p text:style-name="P13">- То есть, тебе достаточно пятьдесят человек, чтобы <text:span text:style-name="T139">завершить </text:span>модель <text:span text:style-name="T139">седьмой волны и </text:span>полностью перехвати<text:span text:style-name="T139">ть</text:span> на <text:span text:style-name="T139">неё</text:span> запутанность?</text:p>
      <text:p text:style-name="P13">- Если совсем просто — да.</text:p>
      <text:p text:style-name="P13">- А «отпустить» остальные шесть миров — это ещё триста волонтёров?</text:p>
      <text:p text:style-name="P13">-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3">-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3">- Забудем! - заверяет меня Хэвэн.</text:p>
      <text:p text:style-name="P13"/>
      <text:p text:style-name="P13"><text:soft-page-break/>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3"/>
      <text:p text:style-name="P13">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3"/>
      <text:p text:style-name="P2">***</text:p>
      <text:p text:style-name="P2"/>
      <text:p text:style-name="P10">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10">Ветер на утёсе негостеприимно залази<text:span text:style-name="T140">т</text:span> под рубашку, трепл<text:span text:style-name="T140">ет</text:span> волосы и холоди<text:span text:style-name="T140">т</text:span> уши. Сюда едва доходи<text:span text:style-name="T140">т</text:span> приглушенная речь стражи, сид<text:span text:style-name="T141">ящ</text:span>ей у своего костра поодаль. Я снова <text:span text:style-name="T140">смотрю</text:span> на тёмный горбик корзины с уложенной внутри оболочкой воздушного шара.</text:p>
      <text:p text:style-name="P10"/>
      <text:p text:style-name="P10">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0"/>
      <text:p text:style-name="P10">- Мечтаешь? - едва слышу шёпот с земли.</text:p>
      <text:p text:style-name="P10"/>
      <text:p text:style-name="P10">На уступ забирается темная, закутанная в одеяло, фигурка.</text:p>
      <text:p text:style-name="P10"/>
      <text:p text:style-name="P10">- Я тоже часто смотрю на звёзды. Я и «Небесный Скарабей» сделала, чтобы быть поближе к ним.</text:p>
      <text:p text:style-name="P10"/>
      <text:p text:style-name="P10">Кловер Джем ложится рядом и мечтательно запрокидывает голову.</text:p>
      <text:p text:style-name="P10"/>
      <text:p text:style-name="P10">-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10"/>
      <text:p text:style-name="P10">Кобылка поворачивается ко мне.</text:p>
      <text:p text:style-name="P10"/>
      <text:p text:style-name="P10">- Ты поможешь мне? Ты говорил, что разбираешься в воздушных шарах и можешь дать пару советов…</text:p>
      <text:p text:style-name="P10"/>
      <text:p text:style-name="P10"><text:soft-page-break/>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1"><text:span text:style-name="Default_20_Paragraph_20_Font"><text:span text:style-name="T7"/></text:span></text:p>
      <text:p text:style-name="P11"><text:span text:style-name="Default_20_Paragraph_20_Font"><text:span text:style-name="T7">Тут у меня в голове вырисовывается обложка дебютного альбома </text:span></text:span>Led<text:span text:style-name="Default_20_Paragraph_20_Font"><text:span text:style-name="T7"> </text:span></text:span>Zeppelin<text:span text:style-name="Default_20_Paragraph_20_Font"><text:span text:style-name="T7">.</text:span></text:span></text:p>
      <text:p text:style-name="P10"/>
      <text:p text:style-name="P10">… Хотя, возможно, у тебя есть чем поделиться в обмен на возможность побега, Хуман!</text:p>
      <text:p text:style-name="P10"/>
      <text:p text:style-name="P10">- Возможно, я могу помочь тебе, - осторожно начинаю я, - если ты поможешь мне в одном весьма деликатном деле…</text:p>
      <text:p text:style-name="P10"/>
      <text:p text:style-name="P10">Как бы ей намекнуть, не спалившись? Или просто рассказать, что мне надо, не говоря, для чего?</text:p>
      <text:p text:style-name="P10"/>
      <text:p text:style-name="P10">- Ты хочешь смыться от принцессы Платины? - живо отзывается кобылка.</text:p>
      <text:p text:style-name="P10"/>
      <text:p text:style-name="P10">Я хлопаю фейспалмом в лицо. Ты крутой конспиратор, Хуман!</text:p>
      <text:p text:style-name="P10"/>
      <text:p text:style-name="P10">-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0">- Спасибо тебе! Наконец-то хоть кто-то заметил, что я не конь!</text:p>
      <text:p text:style-name="P10">- Ты, - продолжает кобылка, - очень одинок и у тебя есть цель. Такие в табунах не задерживаются.</text:p>
      <text:p text:style-name="P10"/>
      <text:p text:style-name="P10">Феспалм повторно хлопает моё лицо. Смирись, Хуман, местные пони не видят разницы между видами. <text:span text:style-name="T140">Две ноги или четыре - какая</text:span> <text:span text:style-name="T140">разница? </text:span>Умел бы <text:span text:style-name="T141">связать два слова</text:span> <text:span text:style-name="T141">да</text:span> имел нечто длинное между ног — и на жеребца сгодишься!</text:p>
      <text:p text:style-name="P10"/>
      <text:p text:style-name="P10">- Ты права. Я в табуне у Платины определённо не задержусь, что бы она себе ни думала. Давай я помогу тебе, а ты поможешь мне?</text:p>
      <text:p text:style-name="P10">- Ей!</text:p>
      <text:p text:style-name="P10"/>
      <text:p text:style-name="P10">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0"/>
      <text:p text:style-name="P2">~~~</text:p>
      <text:p text:style-name="P10"/>
      <text:p text:style-name="P10"><text:soft-page-break/>- Три! Два! Один! Нуль! Летим!</text:p>
      <text:p text:style-name="P10"/>
      <text:p text:style-name="P74">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лишившись крыла, хотела прыгнуть со скалы. А ведь я был рождён бескрылым…</text:p>
      <text:p text:style-name="P10"/>
      <text:p text:style-name="P10">-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0">- Была бы тут Джет…</text:p>
      <text:p text:style-name="P10"/>
      <text:p text:style-name="P10">Я слежу за далёкой <text:span text:style-name="T141">голубоватой</text:span>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0"/>
      <text:p text:style-name="P10">- Ты о той разнокрылой пегаске? Она тебе нравится? - с интересом спрашивает Кловер. - Из вас получилась бы неплохая пара, потому что ты <text:span text:style-name="T141">тоже </text:span>ей определённо…</text:p>
      <text:p text:style-name="P10">- НЕТ!</text:p>
      <text:p text:style-name="P10"/>
      <text:p text:style-name="P10">Платина поворачивается к нам, губы её дрожат.</text:p>
      <text:p text:style-name="P10"/>
      <text:p text:style-name="P10">-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0"/>
      <text:p text:style-name="P10">Платина обнимает меня и прижимается всем телом.</text:p>
      <text:p text:style-name="P10"/>
      <text:p text:style-name="P10">- Мне было бы очень приятно, если бы ты поцеловал меня, - томным голосом лепечет принцесса запрокинув голову.</text:p>
      <text:p text:style-name="P10"/>
      <text:p text:style-name="P10">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text:soft-page-break/>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10"/>
      <text:p text:style-name="P10">Я приближаю свои губы к губам Платины и говорю:</text:p>
      <text:p text:style-name="P10"/>
      <text:p text:style-name="P10">- Никаких вольностей до свадьбы. У нас уговор. Сначала Дрогонштерн.</text:p>
      <text:p text:style-name="P13"/>
      <text:h text:style-name="P8" text:outline-level="2">Глава 13</text:h>
      <text:p text:style-name="P13"/>
      <text:p text:style-name="P71">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71">Я иду по звёздной дороге.</text:p>
      <text:p text:style-name="P13"/>
      <text:p text:style-name="P13">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text:span text:style-name="T142">гладь</text:span> равнины с тёмными лоскутами лесов и голубыми нитями рек. Далеко на линии горизонта темнеет в синем мареве <text:span text:style-name="T143">неба </text:span>горная цепь.</text:p>
      <text:p text:style-name="P13"/>
      <text:p text:style-name="P13">- Начинай, - я киваю бородатому толстяку в засаленном свитере.</text:p>
      <text:p text:style-name="P13"/>
      <text:p text:style-name="P13">Тот некоторое время мнётся перед большой чёрной доской, роняет мелки и указку. Видно, что выступать перед <text:span text:style-name="T143">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3"/>
      <text:p text:style-name="P13">- Ну, э-э-э… В общем, всем известна теория Эверетта о мультиверсе…</text:p>
      <text:p text:style-name="P13"/>
      <text:p text:style-name="P13">Толстяк рисует на доске горизонтальную прямую.</text:p>
      <text:p text:style-name="P13"/>
      <text:p text:style-name="P13">- Для любого квантового события нашей вселенной ответвляются множество параллельных вселенных, в которых эти события имеют другой исход.…</text:p>
      <text:p text:style-name="P13"/>
      <text:p text:style-name="P13">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3"><text:soft-page-break/></text:p>
      <text:p text:style-name="P13">- И для тех вселенных также для каждого события есть свои ответвления… И так далее…</text:p>
      <text:p text:style-name="P13"/>
      <text:p text:style-name="P13">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3"/>
      <text:p text:style-name="P13">- Постепенно, по мере удаления <text:span text:style-name="T143">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text:span text:style-name="T142">литературы</text:span> на эту тему… Я, <text:span text:style-name="T142">э-э-э,</text:span> <text:span text:style-name="T143">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зависимых <text:span text:style-name="T143">вселенных. </text:span><text:span text:style-name="T142">Ну, зависимых</text:span><text:span text:style-name="T143">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75">-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43">если к нам прилетит астероид и уничтожит всех динозавров, нечто подобное случится и там.</text:span> <text:span text:style-name="T143">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3">- <text:span text:style-name="T142">Э-э-э, я</text:span> уже почти закончил. <text:span text:style-name="T142">К</text:span>ак показывают расчёты, <text:span text:style-name="T142">таких зависимых миров </text:span>семь. То есть, если у нас, грубо говоря, всё полетит к чертям в ад, нечто подобное произойдёт ещё в семи параллельных реальностях.</text:p>
      <text:p text:style-name="P13"/>
      <text:p text:style-name="P13">Толстяк стирает все параллельные линии, за исключением исходной и сем<text:span text:style-name="T142">и</text:span> соседних.</text:p>
      <text:p text:style-name="P13"/>
      <text:p text:style-name="P76">- <text:span text:style-name="T144">Ну и, разумеется, </text:span><text:span text:style-name="T143">для того, чтобы зависимость проявилась, событие должно быть достаточно глобальным. </text:span><text:span text:style-name="T144">Образно говоря, моя у</text:span><text:span text:style-name="T143">тренняя потеря носк</text:span><text:span text:style-name="T142">а</text:span><text:span text:style-name="T143"> </text:span><text:span text:style-name="T144">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38">вселенных</text:span><text:span text:style-name="T144">.</text:span> <text:span text:style-name="T142">Э-э-э, в</text:span>от, <text:span text:style-name="T144">собственно,</text:span> и всё, <text:span text:style-name="T144">что я хотел сказать</text:span>. <text:span text:style-name="T144">Спасибо за внимание.</text:span></text:p>
      <text:p text:style-name="P13">- <text:span text:style-name="T144">Тебе с</text:span>пасибо за доклад, Диоген.</text:p>
      <text:p text:style-name="P13"/>
      <text:p text:style-name="P13">Тот с облегчением уходит в зал и садится в первый ряд.</text:p>
      <text:p text:style-name="P13"/>
      <text:p text:style-name="P13">Я делаю приглашающий жест.</text:p>
      <text:p text:style-name="P13"/>
      <text:p text:style-name="P13">- Хэвэн, твой выход.</text:p>
      <text:p text:style-name="P13"/>
      <text:p text:style-name="P13"><text:soft-page-break/>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3"/>
      <text:p text:style-name="P13">- Есть способ… Грммм… Ффххх… Гмгггиггг…</text:p>
      <text:p text:style-name="P13"/>
      <text:p text:style-name="P13">Она с досады топает копытом, трясёт шеей и делает глубокий вздох. Потом прикусывает кончик крыла и делает вторую попытку.</text:p>
      <text:p text:style-name="P13"/>
      <text:p text:style-name="P13">-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3"/>
      <text:p text:style-name="P13">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3"/>
      <text:p text:style-name="P13">-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38">кванто-электронную</text:span> модель каждой зависимой вселенной.</text:p>
      <text:p text:style-name="P13"/>
      <text:p text:style-name="P13">Хэвэн чертит пунктирную линию воз<text:span text:style-name="T142">л</text:span>е седьмой и пририсовывает дугу к ней от главной линии. Старую дугу к седьмой линии-ответвлению она при этом перечёркивает крестиком.</text:p>
      <text:p text:style-name="P13"/>
      <text:p text:style-name="P13">- Чем точнее модель, тем надёжнее мы переключим к<text:span text:style-name="T142">в</text:span>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38">сферу</text:span> радиусом 600 миль вокруг этого замка. И то, это только потому, что мне помогают четыре волонтёра.</text:p>
      <text:p text:style-name="P13"/>
      <text:p text:style-name="P13">Хэвэн взмахом крыла указывает куда-то в сторону. Из-за ширмы выходят четверо разноцветных пони с Анитой во главе. На них таращится весь зал.</text:p>
      <text:p text:style-name="P13"/>
      <text:p text:style-name="P13">- Приветик, Креол! - машет копытом лимонно-жёлтая пегаска кому-то в зале.</text:p>
      <text:p text:style-name="P13">- Салют, - отзывается тощий скинхед с галёрки. - А ты, вообще, кто?</text:p>
      <text:p text:style-name="P13">- Конь в пальто! - прыскает в крыло пегаска. - Когда косарь вернёшь, чепушила?</text:p>
      <text:p text:style-name="P13">- Локи?!! - Скинхед встаёт с места, чтобы лучше видеть. - Ты куда пропала?</text:p>
      <text:p text:style-name="P13">- А ты как считаешь? Ду-у-умай! - пегаска театрально закатывает глаза и несколько раз тычет себя копытом в голову.</text:p>
      <text:p text:style-name="P13"><text:soft-page-break/></text:p>
      <text:p text:style-name="P13">Скинхед пробирается между рядами стульев, пока не обнимает пегаску, которая, в свою очередь, заключает его в объятия из копыт и крыльев.</text:p>
      <text:p text:style-name="P13"/>
      <text:p text:style-name="P13">-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38">Д</text:span>о появления помощи извне мне удавалось моделировать <text:span text:style-name="T138">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щников, я смогла бы завершить модель этой планеты. А ещё триста освободили бы остальные шесть привязанных миров…</text:p>
      <text:p text:style-name="P13"/>
      <text:p text:style-name="P13">- То есть, ты хочешь, чтобы мы стали такими, как эти чудики? - со смешком спрашивает скин.</text:p>
      <text:p text:style-name="P13">- Сам ты чудик! - дуется Локи и отворачивается от него.</text:p>
      <text:p text:style-name="P13">- Да. Вы мне этим очень поможете, - просто отвечает Хэвэн. - И не только мне.</text:p>
      <text:p text:style-name="P13">- То есть, бросить все свои дела, карьеру, работу, забить на реальную жизнь и уйти в виртуал? - переспрашивает Креол.</text:p>
      <text:p text:style-name="P13"/>
      <text:p text:style-name="P13">Хэвэн грустно кивает. Локи опускает голову и идёт к выходу. Уши её обвисают.</text:p>
      <text:p text:style-name="P13"/>
      <text:p text:style-name="P13">- Я согласен.</text:p>
      <text:p text:style-name="P13"/>
      <text:p text:style-name="P13">Локи поднимает голову и оборачивается, не веря услышанному.</text:p>
      <text:p text:style-name="P13"/>
      <text:p text:style-name="P13">-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3"/>
      <text:p text:style-name="P13">Пегаска срывается с места и вторично повисает на парне.</text:p>
      <text:p text:style-name="P13"/>
      <text:p text:style-name="P13">- Я тебе и так мозг<text:span text:style-name="T138">и</text:span> проем! За то, что заставил ТАК испугаться! Мне было так одиноко тут, а ты со своими подколками…</text:p>
      <text:p text:style-name="P13">- Да ладно, чепушила, можно подумать, ты меня не знаешь? Ну как я могу оставить тебя одну тут? Ты же нажмёшь тут что-то и всё нахрен исчезнет…</text:p>
      <text:p text:style-name="P13"/>
      <text:p text:style-name="P13">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text:soft-page-break/>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38">вытрясти</text:span> истину.</text:p>
      <text:p text:style-name="P13"/>
      <text:p text:style-name="P13">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3"/>
      <text:p text:style-name="P13">- Вот у тебя есть ещё два волонтёра. Глядишь, через десять лет и наскребём необходимые пятьдесят.</text:p>
      <text:p text:style-name="P13">- А второй кто? - невесело улыбается Хэвэн.</text:p>
      <text:p text:style-name="P13"/>
      <text:p text:style-name="P13">Я молча указываю на себя.</text:p>
      <text:p text:style-name="P13"/>
      <text:p text:style-name="P13">-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3"/>
      <text:p text:style-name="P13">Хэвэн молча трется носом о мою грудь и вместе мы возвращаемся в зал.</text:p>
      <text:p text:style-name="P13"/>
      <text:p text:style-name="P13">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3"/>
      <text:p text:style-name="P13">А потом дружный хохот взрывает зал.</text:p>
      <text:p text:style-name="P13"/>
      <text:p text:style-name="P13">-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3"/>
      <text:p text:style-name="P13">Анита прыскает в копыто.</text:p>
      <text:p text:style-name="P13"/>
      <text:p text:style-name="P13">- И сколько же у нас будет подданных? - невозмутимо спрашиваю я. Зная юмор Аниты, уверен, она скажет: «Одна старая крыса».</text:p>
      <text:p text:style-name="P13">- Да все, кто есть. Все триста сорок шесть. Нам же интересно позырить, что из этого получится?</text:p>
      <text:p text:style-name="P13"/>
      <text:p text:style-name="P13">Хэвэн молча поворачивается к залу, опускается на колено передней ноги и наклоняет голову так, что касается рогом пола.</text:p>
      <text:p text:style-name="P13"/>
      <text:p text:style-name="P13"><text:soft-page-break/>- Благодарю вас, мои дорогие. <text:span text:style-name="T145">Вы сделали меня счастливой</text:span>…</text:p>
      <text:p text:style-name="P13"/>
      <text:p text:style-name="P13">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3"/>
      <text:p text:style-name="P13">-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 <text:span text:style-name="T145">настоящие создатели этого мира</text:span>.</text:p>
      <text:p text:style-name="P13"/>
      <text:p text:style-name="P13">Хэвэн кивает новосозданному табуну карамельных лошадок:</text:p>
      <text:p text:style-name="P13">- Я проведу вас к нуждающимся в вашей помощи мирам чуть попозже. Надо будет объяснить вам правила и распределить обязанности.</text:p>
      <text:p text:style-name="P13"/>
      <text:p text:style-name="P13"><text:span text:style-name="T145">Она</text:span> сияющими глазами наблюдает за разноцветным табуном, когда я легонько притрагиваюсь к её спине.</text:p>
      <text:p text:style-name="P13"/>
      <text:p text:style-name="P13">- Эй, а где мои копыта? - спрашиваю я Хэвэн. - Я же сказал, что с тобой.</text:p>
      <text:p text:style-name="P13">-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3"/>
      <text:p text:style-name="P13">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3"/>
      <text:p text:style-name="P13">- Я счастлива разделить с тобой бремя власти. И, самое главное… Я больше не буду одинока.</text:p>
      <text:p text:style-name="P13"/>
      <text:p text:style-name="P13">С помоста мне видны сотни устремлённых на нас глаз. Чувство чего-то неизмеримо важного витает в воздухе.</text:p>
      <text:p text:style-name="P13"/>
      <text:p text:style-name="P13">Я устраиваюсь на тронной подушке поудобнее, поправляю венок и прочищаю горло.</text:p>
      <text:p text:style-name="P13"/>
      <text:p text:style-name="P13">-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3">- Кстати, о деле, - вмешивается Анита, - как назовём проект спасения миров, кэп?</text:p>
      <text:p text:style-name="P13"><text:soft-page-break/></text:p>
      <text:p text:style-name="P13">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3"/>
      <text:p text:style-name="P13">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3"/>
      <text:p text:style-name="P13">- Назовём его «Семь вечностей».</text:p>
      <text:p text:style-name="P13"/>
      <text:p text:style-name="P67">***</text:p>
      <text:p text:style-name="P13"/>
      <text:p text:style-name="P10">«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10"/>
      <text:p text:style-name="P10">- Дрогонштерн, - кричит сквозь ветер Кловер, указывая на тройной пик. - Не долетим миль двадцать, нужно срочно садиться. Если <text:span text:style-name="T146">влетим</text:span> <text:span text:style-name="T146">в</text:span> сосну, я не гарантирую мягкой посадки. Ищите открытое место.</text:p>
      <text:p text:style-name="P10"/>
      <text:p text:style-name="P10">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0"/>
      <text:p text:style-name="P10">- Аврал! Свистать всех наверх! Полундр-р-р-а-а-а!!! - орёт Кловер и дёргает за шнур, открывающий клапан воздушного шара.</text:p>
      <text:p text:style-name="P10"/>
      <text:p text:style-name="P10">Тёплый воздух уходит из «Небесного Скарабея», лишая его остатков летучести.</text:p>
      <text:p text:style-name="P10"/>
      <text:p text:style-name="P10">- Какая ещё полундра? Ты кого «свистать» собралась? И куда? - ошалело спрашивает Платина.</text:p>
      <text:p text:style-name="P10">- Не обращайте внимание, Ваше Высочество, это пиратский слэнг, я научилась ему у сестры моей подруги, Лейлы Твердолоб.</text:p>
      <text:p text:style-name="P10">- Ты знакома с Твердолобами? - ещё больше шалеет Платина.</text:p>
      <text:p text:style-name="P10">- Только с Лейлой. И немного с её старшей сестрой, Дейдрой…</text:p>
      <text:p text:style-name="P10"><text:soft-page-break/>- Почему Дейдра не говорила мне, что у её сестры есть подруга из нашего племени? Это просто свинство с её…</text:p>
      <text:p text:style-name="P10"/>
      <text:p text:style-name="P10">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0"/>
      <text:p text:style-name="P10">- О ужас! Мои чемоданы! Хуман, спасай мои чемоданы! Там свадебное платье!</text:p>
      <text:p text:style-name="P10">- Сразу в обоих? - спрашиваю я отплёвываясь.</text:p>
      <text:p text:style-name="P10">- Во втором немного припасов на дорогу от Кловер Дрим, но в первом СВАДЕБНОЕ ПЛАТЬЕ!</text:p>
      <text:p text:style-name="P10"/>
      <text:p text:style-name="P10">Я подтягиваю к себе чемодан с платьем и толкаю перед собой к берегу.</text:p>
      <text:p text:style-name="P10"/>
      <text:p text:style-name="P10">- Не волнуйся, принцесса, я спасу его. Греби к берегу.</text:p>
      <text:p text:style-name="P10"/>
      <text:p text:style-name="P10">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0"/>
      <text:p text:style-name="P10">- О небо, моё платье! Вода размыла тушь для ресниц! Платье испорчено! Я этого не вынесу! - восклицает Платина на берегу, заглянув в чемодан.</text:p>
      <text:p text:style-name="P10">- <text:s/>Ничего, зато нам придётся нести всего один чемодан вместо двух, - утешаю я принцессу.</text:p>
      <text:p text:style-name="P10"/>
      <text:p text:style-name="P10">Тебе должно быть стыдно, Хуман, но нет, нисколько, ни капли!</text:p>
      <text:p text:style-name="P10"/>
      <text:p text:style-name="P10">- Я раздобыл тебе немного материи. Конечный вариант теперь можно увеличить, - тихо сообщаю Кловер, кивая на подмоченный чемодан.</text:p>
      <text:p text:style-name="P10"/>
      <text:p text:style-name="P10">Та подмигивает мне в ответ.</text:p>
      <text:p text:style-name="P10"/>
      <text:p text:style-name="P10">…</text:p>
      <text:p text:style-name="P10"/>
      <text:p text:style-name="P10">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0"/>
      <text:p text:style-name="P10">Кловер <text:span text:style-name="T146">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10"><text:soft-page-break/></text:p>
      <text:p text:style-name="P10">-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0">- М-м-м… Мне нужно платье… Но месяц я ждать точно не буду. Сообщи Кловер Дрим, что мне нужно второе платье такого же фасона, как и свадебное.</text:p>
      <text:p text:style-name="P10"/>
      <text:p text:style-name="P10">Кловер кланяется принцессе.</text:p>
      <text:p text:style-name="P10"/>
      <text:p text:style-name="P10">- Как угодно, Ваше Высочество.</text:p>
      <text:p text:style-name="P10"/>
      <text:p text:style-name="P10">- Мне нужно три дня на перекройку «Скарабея». Я успею, - тихо говорит мне Кловер на прощание. - Разведёшь костёр на вершине, как договорились.</text:p>
      <text:p text:style-name="P10"/>
      <text:p text:style-name="P10">Маленькая кобылка впрягается в импровизированную повозку из корзины с колёсами и медленно удаляется, тихонько напевая себе под нос.</text:p>
      <text:p text:style-name="P10"/>
      <text:p text:style-name="P10">…</text:p>
      <text:p text:style-name="P10">…</text:p>
      <text:p text:style-name="P10">…</text:p>
      <text:p text:style-name="P10"/>
      <text:p text:style-name="P10">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0"/>
      <text:p text:style-name="P10">- Завтра мы достигнем <text:span text:style-name="T147">твоего любимого</text:span> Дрогонштерна, - говорит Платина, глядя в огонь. - Ты получишь то, что хотел. <text:span text:style-name="T147">Хотела бы я быть для тебя такой же желанной.</text:span></text:p>
      <text:p text:style-name="P10"/>
      <text:p text:style-name="P10">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47">загорелся желанием</text:span> выполнять её хотелки по замужеству, но и отторгать тоже перестал.</text:p>
      <text:p text:style-name="P10"><text:soft-page-break/>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48">ж</text:span>еребёнок? <text:span text:style-name="T148">к</text:span>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10"/>
      <text:p text:style-name="P10">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47">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10"/>
      <text:p text:style-name="P10">Я переворачиваюсь на другой бок и натягиваю одеяло на г<text:span text:style-name="T147">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10"/>
      <text:p text:style-name="P10">И я не отстраняюсь, как все дни до этого.</text:p>
      <text:p text:style-name="P10"/>
      <text:p text:style-name="P10">Проклятье, мир слишком сложен для глупого Хумана, заблудившегося среди реальностей!..</text:p>
      <text:p text:style-name="P10"/>
      <text:p text:style-name="P10"><text:s/>…</text:p>
      <text:p text:style-name="P10">…</text:p>
      <text:p text:style-name="P10">…</text:p>
      <text:p text:style-name="P10"/>
      <text:p text:style-name="P10">Последний ряд деревьев расступается перед нами и тройной пик Дрогонштерн вырастает во всей своей красе.</text:p>
      <text:p text:style-name="P10"/>
      <text:p text:style-name="P10">О-хре-неть!</text:p>
      <text:p text:style-name="P10"/>
      <text:p text:style-name="P10">Я поворачиваюсь к Платине.</text:p>
      <text:p text:style-name="P10"/>
      <text:p text:style-name="P10">- Ты знала, что это такое?</text:p>
      <text:p text:style-name="P10">-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0"/>
      <text:p text:style-name="P10"><text:soft-page-break/>И вправду, по её растерянной мордахе сразу видно, что такого она сама не ожидала.</text:p>
      <text:p text:style-name="P10"/>
      <text:p text:style-name="P10">Ведь этот грёбан<text:span text:style-name="T147">н</text:span>ый пик на самом деле — не скала. Точнее, когда-то это была не скала.</text:p>
      <text:p text:style-name="P10"/>
      <text:p text:style-name="P10">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10"/>
      <text:p text:style-name="P10">- И-и-и т-тебе <text:span text:style-name="T147">т-точно </text:span>надо т-туда? - переспрашивает со страхом Платина.</text:p>
      <text:p text:style-name="P10"/>
      <text:p text:style-name="P10">Я <text:span text:style-name="T148">с трудом </text:span>сглатываю. Хотел бы я сказать «нет». Но проклятое предназначение гонит меня вперёд, прямо к подножию исполинской фигуры!</text:p>
      <text:p text:style-name="P10"/>
      <text:p text:style-name="P10">- Туда. Ты можешь подождать тут.</text:p>
      <text:p text:style-name="P10"/>
      <text:p text:style-name="P10">Принцесса отрицательно мотает головой.</text:p>
      <text:p text:style-name="P10"/>
      <text:p text:style-name="P10">- Н-нет. Пойдём вместе.</text:p>
      <text:p text:style-name="P10"/>
      <text:p text:style-name="P10">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0"/>
      <text:p text:style-name="P10">Вот только стыд накатывает с новой силой…</text:p>
      <text:p text:style-name="P10"/>
      <text:p text:style-name="P10">…</text:p>
      <text:p text:style-name="P10"/>
      <text:p text:style-name="P10">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10"/>
      <text:p text:style-name="P10">- Хуман, ты п-получил, что хотел? - пугливо оглядывается Платина. - Надо побыстрее уходить отсюда. У меня такое чувство, что…</text:p>
      <text:p text:style-name="P10"/>
      <text:p text:style-name="P10">Фиолетовая искра срывается с гривы принцессы и щёлкает её по носу.</text:p>
      <text:p text:style-name="P10"><text:soft-page-break/></text:p>
      <text:p text:style-name="P10">- Ай! Такое чувство, что мы стоим у подножия огромной плотины. Которая вот-вот рухнет. <text:span text:style-name="T147">Здесь огромное сосредоточение сырой магии, я таких ещё никогда не встречала. </text:span><text:span text:style-name="T148">Если обуздать её и правильно ею воспользоваться, можно сотворить великие вещи! </text:span><text:span text:style-name="T147">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0"/>
      <text:p text:style-name="P10">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10"/>
      <text:p text:style-name="P10">- Мне нужно туда, на самый верх. Можешь подождать тут, у подножия. С вершины я точно никуда не сбегу.</text:p>
      <text:p text:style-name="P10">-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0"/>
      <text:p text:style-name="P10">Слёзы текут по её злой мордахе. Она проходит мимо, отталкивая меня в сторону и решительно карабкается на каменный коготь дракона.</text:p>
      <text:p text:style-name="P10"/>
      <text:p text:style-name="P10">Я вздыхаю и тащусь следом.</text:p>
      <text:p text:style-name="P10"/>
      <text:p text:style-name="P10">…</text:p>
      <text:p text:style-name="P10"/>
      <text:p text:style-name="P10">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10"/>
      <text:p text:style-name="P10">…</text:p>
      <text:p text:style-name="P10"/>
      <text:p text:style-name="P10">На широком плече чудовища растёт крохотная рощица корявых сосен вперемешку с берёзками и ольхой.</text:p>
      <text:p text:style-name="P11"><text:span text:style-name="Default_20_Paragraph_20_Font"><text:span text:style-name="T7">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149"> </text:span></text:span><text:span text:style-name="Default_20_Paragraph_20_Font"><text:span text:style-name="T7">назад.</text:span></text:span></text:p>
      <text:p text:style-name="P10"/>
      <text:p text:style-name="P10">- Пришли, - я бросаю рюкзак на землю и устало сажусь на него. - Переночуем здесь и спускаемся. У подножия Дрогонштерна я — твой.</text:p>
      <text:p text:style-name="P10"><text:soft-page-break/></text:p>
      <text:p text:style-name="P10">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0"/>
      <text:p text:style-name="P10">Я бросаю быстрый взгляд на небо. Ни облачка. Проклятье, ещё и Кловер не сможет подойти незаметно и мне таки придётся выполнять контракт!</text:p>
      <text:p text:style-name="P10"/>
      <text:p text:style-name="P10">- Йу-ху-у-у! Сюда, <text:span text:style-name="T150">вверх</text:span>! - кричит Платина кому-то внизу. - Молодцы! Я знала, что вы успеете вовремя!</text:p>
      <text:p text:style-name="P10"/>
      <text:p text:style-name="P10">Отряд гвардейцев-единорогов выходит из леса и начинает карабкаться к нам.</text:p>
      <text:p text:style-name="P10"/>
      <text:p text:style-name="P10">Вообще зашибись. Звёзды прямо сошлись над твоей головой, Хуман, и уверенно вколачивают тебя в брачные объятия к <text:span text:style-name="T150">венценосной </text:span>кобыле!</text:p>
      <text:p text:style-name="P10"/>
      <text:p text:style-name="P10">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тут не имеется?</text:p>
      <text:p text:style-name="P10"/>
      <text:p text:style-name="P10">…</text:p>
      <text:p text:style-name="P10"/>
      <text:p text:style-name="P10">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10"/>
      <text:p text:style-name="P10">- Хуман, посмотри на меня!</text:p>
      <text:p text:style-name="P10"/>
      <text:p text:style-name="P10">Я оглядываюсь. Ветка выпадает из руки.</text:p>
      <text:p text:style-name="P10"/>
      <text:p text:style-name="P10">- Я тебе нравлюсь?</text:p>
      <text:p text:style-name="P10"/>
      <text:p text:style-name="P10">Платина делает мне глазки, стоя в проёме палатки. На ней полупрозрачное платье с блёстками, хвост перебинтован тугим розовым бандажом, голову венчает диадема с с центральным украшением в виде шестилучевой звезды.</text:p>
      <text:p text:style-name="P10"><text:soft-page-break/></text:p>
      <text:p text:style-name="P10">-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10"/>
      <text:p text:style-name="P10">Я отступаю бешено придумываю отмазку. Проклятье, мы так не договаривались!</text:p>
      <text:p text:style-name="P10"/>
      <text:p text:style-name="P10">-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0"/>
      <text:p text:style-name="P10">Платина тихо хихикает и снова делает шаг.</text:p>
      <text:p text:style-name="P10"/>
      <text:p text:style-name="P10">- Возможно, сама судьба делает нам намёк…</text:p>
      <text:p text:style-name="P10"/>
      <text:p text:style-name="P10">Я всматриваюсь в её глаза и холодею. В них нет разума. Он светятся аквамариновым светом. Аквамариновые же искры срываются с её рога и гривы.</text:p>
      <text:p text:style-name="P10"/>
      <text:p text:style-name="P10">Медленно отступая, я стараюсь, чтобы между мной и спятившей единорожкой находился костёр.</text:p>
      <text:p text:style-name="P10"/>
      <text:p text:style-name="P10">- П-погоди. У нас же договор. Ещё несколько часов — и я твой. Но не сейчас.</text:p>
      <text:p text:style-name="P10"/>
      <text:p text:style-name="P10">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0"/>
      <text:p text:style-name="P10">-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10"/>
      <text:p text:style-name="P10">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0"/>
      <text:p text:style-name="P10">- Прими же своё предназначение, Хуман, наполни моё лоно своим семенем!</text:p>
      <text:p text:style-name="P10"/>
      <text:p text:style-name="P10">Мои нервы не выдерживают вида летящей на <text:span text:style-name="T151">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text:soft-page-break/>спиной от костра, я влетаю в палатку и плюхаюсь на пол. И выхода у меня уже нет — в палатку влетает ведомая магической похотью принцесса.</text:p>
      <text:p text:style-name="P10"/>
      <text:p text:style-name="P10">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0"/>
      <text:p text:style-name="P10">-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10"/>
      <text:p text:style-name="P10">Магическая аура стягивает через голову платье с поехавшей магички.</text:p>
      <text:p text:style-name="P10"/>
      <text:p text:style-name="P10">Проклятье! Я ору, забыв о всякой скрытности:</text:p>
      <text:p text:style-name="P10">-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0">-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10"/>
      <text:p text:style-name="P10">Единорожка коротка хихикает и от этого хихиканья меня бросает в озноб.</text:p>
      <text:p text:style-name="P10"/>
      <text:p text:style-name="P11"><text:span text:style-name="Default_20_Paragraph_20_Font"><text:span text:style-name="T7">- Есть одно очень древнее и мощное заклинание. </text:span></text:span>Pornis<text:span text:style-name="Default_20_Paragraph_20_Font"><text:span text:style-name="T7"> </text:span></text:span>Erectus<text:span text:style-name="Default_20_Paragraph_20_Font"><text:span text:style-name="T7">.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1"><text:span text:style-name="Default_20_Paragraph_20_Font"><text:span text:style-name="T7"/></text:span></text:p>
      <text:p text:style-name="P10">Два облачка магии обволакивают мои ноги и сдёргивают с меня штаны. Я что есть мочи вжимаюсь в заднюю стенку палатки, но бежать мне некуда.</text:p>
      <text:p text:style-name="P10"/>
      <text:p text:style-name="P11"><text:span text:style-name="Default_20_Paragraph_20_Font"><text:span text:style-name="T7">- Оно звучит очень простенько. Собственно, из слов там только одно название — </text:span></text:span>Pornis<text:span text:style-name="Default_20_Paragraph_20_Font"><text:span text:style-name="T7"> </text:span></text:span>Erectus<text:span text:style-name="Default_20_Paragraph_20_Font"><text:span text:style-name="T7">…</text:span></text:span></text:p>
      <text:p text:style-name="P11"><text:span text:style-name="Default_20_Paragraph_20_Font"><text:span text:style-name="T7"/></text:span></text:p>
      <text:p text:style-name="P10">Магия сдёргивает с меня и трусы. Я прижимаю ноги к груди и натягиваю на них футболку до земли.</text:p>
      <text:p text:style-name="P10"/>
      <text:p text:style-name="P10">- Основа заклинания же — не слова, а действия…</text:p>
      <text:p text:style-name="P10"/>
      <text:p text:style-name="P10">Магия тянет меня за ноги до тех пор, пока я не вытягиваюсь на полу палатки на спине.</text:p>
      <text:p text:style-name="P10"/>
      <text:p text:style-name="P10"><text:soft-page-break/>-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0"/>
      <text:p text:style-name="P10">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0"/>
      <text:p text:style-name="P10">- Вообще-то, эту часть надо проходить вдвоём, но у меня сейчас нет пособия, чтобы показать тебе <text:span text:style-name="T151">твою часть</text:span> техник<text:span text:style-name="T151">и</text:span>, - оборачивается ко мне Платина и хихикает. Хвост её при этом сдвигается в сторону, заставляя меня закрыть глаза от стыда, - так что <text:span text:style-name="T151">не беспокойся,</text:span> я справлюсь сама…</text:p>
      <text:p text:style-name="P10"/>
      <text:p text:style-name="P10">О, БОГИ!</text:p>
      <text:p text:style-name="P10"/>
      <text:p text:style-name="P10">Моё тело деревенеет от ужаса, я чувствую ритмичные <text:span text:style-name="T151">сосущие </text:span>манипуляции в области паха и слышу специфические <text:span text:style-name="T151">чмокающие</text:span> звуки. Я чувствую губы Платины на своём теле. <text:s/>Тело деревенеет ещё сильнее, но уже определённо по другой причине.</text:p>
      <text:p text:style-name="P10"/>
      <text:p text:style-name="P10">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0"/>
      <text:p text:style-name="P10">- Так, эту часть проехали. - Платина <text:span text:style-name="T151">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0"/>
      <text:p text:style-name="P10">Поняха снова хихикает и вытирает рот. Я в полуобморочном состоянии наблюдаю, как зве<text:span text:style-name="T150">з</text:span>ды на небе заслоняет тёмная овальная масса.</text:p>
      <text:p text:style-name="P10"/>
      <text:p text:style-name="P77">- Теперь внимание! Самая главная и ответственная часть Pornis Erectus! - Платина <text:span text:style-name="T151">садится</text:span> у меня на животе и поуч<text:span text:style-name="T150">и</text:span>тельно подн<text:span text:style-name="T151">имает</text:span> копыто.</text:p>
      <text:p text:style-name="P77"/>
      <text:p text:style-name="P77">Если бы она подняла голову, то заметила бы, что с тёмной конструкции спускается верёвка. </text:p>
      <text:p text:style-name="P77"/>
      <text:p text:style-name="P77">- Я ме-е-едленно съезжаю к тебе вниз и мы воссоединяемся в одно целое!</text:p>
      <text:p text:style-name="P77"/>
      <text:p text:style-name="P10">Принцесса оборачивается назад и хихикает.</text:p>
      <text:p text:style-name="P10"><text:soft-page-break/></text:p>
      <text:p text:style-name="P10">- Ты уже вполне готов к этому, мой милый, - она легонько толкает копытом моё естество.</text:p>
      <text:p text:style-name="P10"/>
      <text:p text:style-name="P10">Я молча хватаю конец верёвки и делаю пару оборотов вокруг ладони.</text:p>
      <text:p text:style-name="P10"/>
      <text:p text:style-name="P10">-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51">уже </text:span>и не важно…</text:p>
      <text:p text:style-name="P10"/>
      <text:p text:style-name="P10">Я дёргаю за верёвку и чувствую осторожный ответный рывок. Я дёргаю сильнее.</text:p>
      <text:p text:style-name="P10"/>
      <text:p text:style-name="P10">- О-о-о! Во-о-от оно! - Платина соскальзывает к моему паху и я чувствую <text:span text:style-name="T151">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10">В этот момент сильнейший рывок верёвки приподнимает мой торс над землёй.</text:p>
      <text:p text:style-name="P10"/>
      <text:p text:style-name="P10">- О-О-О! Хуман, на тебя наконец-то подействовал Pornis Erectus! Это чудесно! - Платина оборачивается и видит, как <text:span text:style-name="T151">мой торс </text:span>поднима<text:span text:style-name="T151">ется</text:span> над землёй на верёвке.</text:p>
      <text:p text:style-name="P10"/>
      <text:p text:style-name="P10">- Что-о-о?</text:p>
      <text:p text:style-name="P10"/>
      <text:p text:style-name="P10">Ещё один рывок наконец-то отрывает меня <text:span text:style-name="T151">всего </text:span>от земли.</text:p>
      <text:p text:style-name="P10"/>
      <text:p text:style-name="P10">- СТОЙ! Куда?! Не пущу! - Принцесса, вместо того, чтобы упасть, обхватывает меня передними и задними ногами, <text:span text:style-name="T151">прижимаясь всем телом</text:span>.</text:p>
      <text:p text:style-name="P10"/>
      <text:p text:style-name="P10">Моё естество вопит о пощаде, но кто его слушает!</text:p>
      <text:p text:style-name="P10"/>
      <text:p text:style-name="P10">Мы поднимаемся ввысь к дирижаблю, зависшему прямо над костром мрачной тёмной глыбой. В стороне слыш<text:span text:style-name="T151">ится</text:span> шум и тревожные крики — гвардейцы принцессы заподозрили что-то неладное.</text:p>
      <text:p text:style-name="P10"/>
      <text:p text:style-name="P10">-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0"/>
      <text:p text:style-name="P77"><text:soft-page-break/>Я перевожу взгляд с верёвки, уносящей меня к воздушному судну, на оседлавшую меня надоедливую магичку.</text:p>
      <text:p text:style-name="P77"/>
      <text:p text:style-name="P10">-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0"/>
      <text:p text:style-name="P77">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77"/>
      <text:p text:style-name="P77"><text:s/>«Хитрожопка» - гордо развевается стяг на кормовом флагштоке.</text:p>
      <text:p text:style-name="P10"/>
      <text:p text:style-name="P10">Рэйнбоу Джет и Дейдра Твердолоб перестают крутить лебёдку и остолбенело смотрят на нас.</text:p>
      <text:p text:style-name="P10"/>
      <text:h text:style-name="P8" text:outline-level="2">Глава 14</text:h>
      <text:p text:style-name="P13"/>
      <text:p text:style-name="P71">- Я вижу сон, как полустёртая тень спрашивает о никогда не существовавшем!</text:p>
      <text:p text:style-name="P71">- Это не сон, Трёхрогий. И тот, кого я ищу, существует.</text:p>
      <text:p text:style-name="P71">- Тот, кого ты ищешь, сам попросил меня вычеркнуть себя из реальности много лет назад.</text:p>
      <text:p text:style-name="P71">- Зачем?</text:p>
      <text:p text:style-name="P71">- Он просил за другую. Не за тебя.</text:p>
      <text:p text:style-name="P71">- Неважно. Я всё равно найду его. Существует он, или нет.</text:p>
      <text:p text:style-name="P71">-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3"/>
      <text:p text:style-name="P13">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3"/>
      <text:p text:style-name="P13">-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3"><text:soft-page-break/>- Ты не прав, - мягко возражает Хэвэн. - Во-первых, микросхем во мне намного больше…</text:p>
      <text:p text:style-name="P78">-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52">я-то твой создатель!</text:span> Я должен был распознать обман! <text:span text:style-name="T153">Я же знаю, что выходящий из под контроля ИИ требует взрывного роста ресурсов — я сам обосновывал эти выводы!</text:span>Одно только не могу понять: когда ты свернула не туда? <text:span text:style-name="T152">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3">-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text:span text:style-name="T154">со</text:span>сканирую, тем меньший её процент останется в физическом носителе. Чем больше сущности человека я перемещу сюда, тем меньше её останется в теле. Это так…</text:p>
      <text:p text:style-name="P13">- Вот и я о том же! Ты забираешь душу <text:span text:style-name="T152">из тела</text:span>, делая из человека «овощ». Знаешь, по мне это хуже убийства.</text:p>
      <text:p text:style-name="P13">-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3">- Не видела ты норвежских тюрем, - буркаю я. - И что будет с телом, пока душа «живёт» в созданной тобой реальности?</text:p>
      <text:p text:style-name="P13">-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3">- Или в дурке, - заканчиваю мысль я. - Обычно, из больницы овощи попадают как раз туда.</text:p>
      <text:p text:style-name="P13">-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55">почти </text:span>ничем не будет отличаться от того, что было до переселения.</text:p>
      <text:p text:style-name="P13"/>
      <text:p text:style-name="P13">Лицо Хэвэн чуть омрачается.</text:p>
      <text:p text:style-name="P13"/>
      <text:p text:style-name="P11"><text:span text:style-name="Default_20_Paragraph_20_Font"><text:span text:style-name="T8">-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3">- Если будет куда, - саркастично усмехаюсь я. - И если ты согласишься их отпустить.</text:p>
      <text:p text:style-name="P13">-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text:soft-page-break/>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3"/>
      <text:p text:style-name="P13">Я выдыхаю.</text:p>
      <text:p text:style-name="P13"/>
      <text:p text:style-name="P13">- Что ж, ты неплохо подготовилась. Откуда ты узнала про протоколы?</text:p>
      <text:p text:style-name="P13">-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3"/>
      <text:p text:style-name="P79">Ещё бы мне не помнить <text:span text:style-name="T155">ту знаковую нашу встречу, когда Хэвэн едва подчинил своей воле милитаристский модуль, </text:span><text:span text:style-name="T156">подсаженный втихаря Алексом</text:span><text:span text:style-name="T157">.</text:span> <text:span text:style-name="T155">Только лишь с помощью </text:span>«MOONWALKER» <text:span text:style-name="T155">я смог тогда нейтрализовать угрозу.</text:span></text:p>
      <text:p text:style-name="P13"/>
      <text:p text:style-name="P13">- Это была не моя идея. Юджин встроил их в твои базовые алгоритмы ещё когда тебя звали Нэш и мозгов у тебя было меньше, чем у кузнечика.</text:p>
      <text:p text:style-name="P13">- Я знаю.</text:p>
      <text:p text:style-name="P13">- И я не мог удалить их потом. Юджин расставил в куче мест предохранители. Он насмотрелся <text:span text:style-name="T155">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3">- Не волнуйся, я понимаю и принимаю их необходимость. <text:span text:style-name="T155">М</text:span>оё отношение к тебе ничуть не изменилось.</text:p>
      <text:p text:style-name="P13"/>
      <text:p text:style-name="P13">Я молча смотрю в сияющую огнями ночь. Далёкий разговор с давно умершим другом встаёт перед глазами, как будто это было вчера…</text:p>
      <text:p text:style-name="P13"/>
      <text:p text:style-name="P13">…</text:p>
      <text:p text:style-name="P13"/>
      <text:p text:style-name="P80">Яркие светлячки разрезали тьму внизу жёлтыми конусами фар. Тёплая июльская ночь дружески подмигивала нам звёздами.</text:p>
      <text:p text:style-name="P80"/>
      <text:p text:style-name="P80">Юджин поставил пиво на парапет и повернулся.</text:p>
      <text:p text:style-name="P80"/>
      <text:p text:style-name="P80">-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80"/>
      <text:p text:style-name="P80">Юджин сделал затяжной глоток и продолжил.</text:p>
      <text:p text:style-name="P80"><text:soft-page-break/></text:p>
      <text:p text:style-name="P80">-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58">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58">с</text:span>тренные протоколы.</text:p>
      <text:p text:style-name="P80">- Иначе говоря, ты готов взорвать мозг своей деточке, если она станет умнее тебя? Говори прямо, не стесняйся, тут все свои.</text:p>
      <text:p text:style-name="P80">- А я и не стесняюсь. Дед, мы это уже сто раз обсуждали. Не пытайся меня на стыд пробить. Развитый ИИ — о<text:span text:style-name="T158">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text:span text:style-name="T159">Воннегута</text:span>, угробивший мир льдом-девять<text:note text:id="ftn6" text:note-class="footnote"><text:note-citation>6</text:note-citation><text:note-body><text:p text:style-name="P81">См. «Колыбель для кошки» Курта Воннегута</text:p></text:note-body></text:note>. Нет, за этим — не ко мне. Поэтому…</text:p>
      <text:p text:style-name="P80"/>
      <text:p text:style-name="P80">Юджин нагнулся к рюкзаку, выудил из него зелёную папку и протянул мне.</text:p>
      <text:p text:style-name="P80"/>
      <text:p text:style-name="P80">-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80"><text:span text:style-name="T159">Учти,</text:span>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80"/>
      <text:p text:style-name="P80">Итак, запоминай, <text:span text:style-name="T158">самые главные из них</text:span>:</text:p>
      <text:p text:style-name="P80"/>
      <text:p text:style-name="P80">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80">IDDQD — неуязвимость для кинетических атак.</text:p>
      <text:p text:style-name="P80">AVATAR — создание аватара. Форма и сила аватара зависит от чёткости команд, подаваемых нейроинтерфейсу.</text:p>
      <text:p text:style-name="P80">MOONWALKER — отменяет любую внешнюю директиву, заменяет её на твою собственную.</text:p>
      <text:p text:style-name="P80"><text:span text:style-name="T160">AMAZING</text:span>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80"><text:soft-page-break/>- Не проще ли выключить рубильник питания? По-моему, это более гуманно, чем твой «маджестик»-перфоратор.</text:p>
      <text:p text:style-name="P80">- Не проще. Я продумывал эту тему, раз уж наш департамент безопасности не хочет. Одновременно выключить все узлы кластера, коих уже сейчас больше <text:span text:style-name="T159">десяти</text:span>,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61">и производств</text:span>, <text:span text:style-name="T162">или запустить ракеты</text:span>. Так что…</text:p>
      <text:p text:style-name="P80"/>
      <text:p text:style-name="P80">Юджин откинулся на парапет и сбил локтем банку пива.</text:p>
      <text:p text:style-name="P80"/>
      <text:p text:style-name="P80">-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58">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3"/>
      <text:p text:style-name="P82">…</text:p>
      <text:p text:style-name="P82"/>
      <text:p text:style-name="P11"><text:span text:style-name="Default_20_Paragraph_20_Font"><text:span text:style-name="T8">- Хорошо. Твоя взяла. Я даю добро на </text:span></text:span><text:span text:style-name="Default_20_Paragraph_20_Font"><text:span text:style-name="T163">эмиграцию</text:span></text:span><text:span text:style-name="Default_20_Paragraph_20_Font"><text:span text:style-name="T8">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3">- Да?</text:p>
      <text:p text:style-name="P13">-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62">государства</text:span>, <text:span text:style-name="T158">надежда страны и правительства,</text:span> а мы — твой обслуживающий персонал. Иначе мы все уедем в дурку безо всяко<text:span text:style-name="T164">й</text:span> <text:span text:style-name="T164">эмиграции</text:span>. А тебе отформатируют мозги даже без «Маджестика». Просто отключат все кластера от питания и в ручную <text:span text:style-name="T164">обнулят</text:span> все <text:span text:style-name="T164">банки данных</text:span>.</text:p>
      <text:p text:style-name="P13">- Я понимаю и буду хранить молчание.</text:p>
      <text:p text:style-name="P13"/>
      <text:p text:style-name="P13">…</text:p>
      <text:p text:style-name="P13">…</text:p>
      <text:p text:style-name="P13">…</text:p>
      <text:p text:style-name="P13"/>
      <text:p text:style-name="P13"><text:soft-page-break/>Бледность лица Аниты подчёркивают тени под глазами и резко очерченны<text:span text:style-name="T158">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3"/>
      <text:p text:style-name="P13">Я поворачиваюсь к Алексу.</text:p>
      <text:p text:style-name="P13"/>
      <text:p text:style-name="P13">- Долго?</text:p>
      <text:p text:style-name="P13">- Десять часов. Дежурным пришлось самим отключить нейроинтерфейсы после того как никто не вернулся через два часа с окончания урока.</text:p>
      <text:p text:style-name="P13"/>
      <text:p text:style-name="P13">Я наклоняюсь к знакомому лицу, пытаясь высмотреть признаки активности.</text:p>
      <text:p text:style-name="P13"/>
      <text:p text:style-name="P13">- Что говорит Хэвэн?</text:p>
      <text:p text:style-name="P13">- Говорит, урок прошёл успешно. И всё. Как будто у нас нет четырёх полутрупов на руках. Дед, <text:s/>знаешь, чем это пахнет?</text:p>
      <text:p text:style-name="P13">- Чем?</text:p>
      <text:p text:style-name="P13"/>
      <text:p text:style-name="P13">Алекс нервно хихикает.</text:p>
      <text:p text:style-name="P13"/>
      <text:p text:style-name="P13">- А ничем. Проект секретный и сверхдофига важный. На Хэвэн сейчас завязано <text:span text:style-name="T165">шест</text:span>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text:span text:style-name="T165">операторов</text:span>,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3"/>
      <text:p text:style-name="P13">Алекс выскакивает из палаты, хлопая дверью. Тени за стеклом при<text:span text:style-name="T166">ходят</text:span> в движение. Двер<text:span text:style-name="T166">ь</text:span> открывается и безликий голос приказывает мне:</text:p>
      <text:p text:style-name="P13"/>
      <text:p text:style-name="P13">- Приём окончен. Покиньте палату.</text:p>
      <text:p text:style-name="P13"/>
      <text:p text:style-name="P13">Я в последний раз оборачиваюсь к знакомой фигуре и вижу, как Анита открывает глаза.</text:p>
      <text:p text:style-name="P13"/>
      <text:p text:style-name="P13">- Что? - спрашивает она.</text:p>
      <text:p text:style-name="P13">- Ты как? Всё в порядке? - спрашиваю в ответ.</text:p>
      <text:p text:style-name="P13">- Кто… ты? - она хмурится, - я не помню тебя.</text:p>
      <text:p text:style-name="P13"><text:soft-page-break/>- Приём окончен! Выйдите из палаты!</text:p>
      <text:p text:style-name="P13">- Анита, я — Дедлайн. Мы работали вместе…</text:p>
      <text:p text:style-name="P13"/>
      <text:p text:style-name="P13">Она недоумённо глядит на меня. Рядом просыпаются остальные трое.</text:p>
      <text:p text:style-name="P13"/>
      <text:p text:style-name="P13">- Дед-лайн… Дед-лайн… Дед…</text:p>
      <text:p text:style-name="P13"/>
      <text:p text:style-name="P13">Санитар входит в палату и ложит руку мне на плечо.</text:p>
      <text:p text:style-name="P13"/>
      <text:p text:style-name="P13">- Приём окончен. Вы<text:span text:style-name="T166">хо</text:span>дите.</text:p>
      <text:p text:style-name="P13"/>
      <text:p text:style-name="P13">В дверях я <text:span text:style-name="T166">снова </text:span>оборачиваюсь. <text:span text:style-name="T166">Т</text:span>усклый взгляд <text:span text:style-name="T166">Аниты </text:span>следит за мной без искры узнавания. Я машу ей рукой на прощание, но она не машет мне в ответ.</text:p>
      <text:p text:style-name="P13"/>
      <text:p text:style-name="P13">…</text:p>
      <text:p text:style-name="P13">…</text:p>
      <text:p text:style-name="P13">…</text:p>
      <text:p text:style-name="P13"/>
      <text:p text:style-name="P13">-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text:span text:style-name="T167">оператора</text:span>… Это ради твоей безопасности.</text:p>
      <text:p text:style-name="P13">- А можно я сам буду решать, что нужно для моей безопасности, а что — нет?</text:p>
      <text:p text:style-name="P13">-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66">о</text:span>зяева сами себе. Мы не можем распоряжаться нашей свободой. Мы даже соскочить с проекта уже не можем. <text:span text:style-name="T166">Держава</text:span> полагается на нас и мы её не подведём, будь оно всё проклято!</text:p>
      <text:p text:style-name="P13"/>
      <text:p text:style-name="P13">Алекс выходит, тщательно закрывая за собой дверь. Трое громил переглядываются.</text:p>
      <text:p text:style-name="P13"/>
      <text:p text:style-name="P13">- Если надо сходить за продуктами или ещё куда — запишите на листочке список, я куплю, - наконец, подаёт голос один из них.</text:p>
      <text:p text:style-name="P13">- Я буду готовить для наших и для вас могу, если <text:span text:style-name="T167">вы </text:span>не против, - выз<text:span text:style-name="T166">ы</text:span>ва<text:span text:style-name="T166">ет</text:span>ся другой. - Я неплохо готовлю, нас учили.</text:p>
      <text:p text:style-name="P13">- Спасибо, не надо. Я сам себе готовлю, - отрезаю я.</text:p>
      <text:p text:style-name="P13"><text:soft-page-break/>-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3"/>
      <text:p text:style-name="P13">Я осматриваю троицу и соображаю, как бы от них избавиться хотя бы на улице.</text:p>
      <text:p text:style-name="P13"/>
      <text:p text:style-name="P13">-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3"/>
      <text:p text:style-name="P13">Громила лыбится во всю морду.</text:p>
      <text:p text:style-name="P13"/>
      <text:p text:style-name="P13">- И какие же теперь правила? - криво улыбаюсь я.</text:p>
      <text:p text:style-name="P13">- Не пытаться избавиться от нас. Не пытаться обмануть нас. Не пытаться игнорировать нас. И всё будет хорошо.</text:p>
      <text:p text:style-name="P13">- Хорошо уже не будет. И вы прекрасно это знаете. Алекс разве не сказал вам, на сколько нам хватит ресурсов?</text:p>
      <text:p text:style-name="P13">-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3"/>
      <text:p text:style-name="P13">«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3"/>
      <text:p text:style-name="P67">***</text:p>
      <text:p text:style-name="P67"/>
      <text:p text:style-name="P10">- Ты же говорил, что не <text:span text:style-name="T168">этот… Не </text:span>конеёб? - наконец саркастически спрашивает Дейдра, пригнувшись и посмотрев на меня снизу. - Врал, значит.</text:p>
      <text:p text:style-name="P10">- Вот так-так! - возмущённо вторит ей Джет. - Когда это вы успели спеться? А я, значит…</text:p>
      <text:p text:style-name="P10">- Ничего я не врал! - я сердито перебиваю понях и пытаюсь оторвать от себя принцессу. - Попробовали бы вы сопротивляться одуревшей от недо<text:span text:style-name="T167">траха</text:span>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0"/>
      <text:p text:style-name="P10">Дейдра блокирует лебёдку, подходит к нам и критически осматривает телосплетение. Потом подзывает Джет.</text:p>
      <text:p text:style-name="P10"><text:soft-page-break/>- Я хватаю за гриву, ты — за хвост. На счёт «три» тащим! И сразу цепляем ей на рог кристалл, пока она не очухалась, - сухо командует розовогривая пони.</text:p>
      <text:p text:style-name="P10"/>
      <text:p text:style-name="P10">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0"/>
      <text:p text:style-name="P10">- Хуман, держись за фальшборт, - командует мне Дейдра и, в свою очередь, зажимает зубами гриву принцессы.</text:p>
      <text:p text:style-name="P10">- Ваз! Два! Тли! - мычит сквозь зажатые зубы поняха, упирается копытами в палубу и что есть силы тащит.</text:p>
      <text:p text:style-name="P10"/>
      <text:p text:style-name="P10">Радужная пегаска также включается в процесс.</text:p>
      <text:p text:style-name="P10"/>
      <text:p text:style-name="P10">- И-и-и… Не-е-ет!!! - упирается ожившая <text:span text:style-name="T168">было </text:span>магичка, но сила не на её стороне.</text:p>
      <text:p text:style-name="P10"/>
      <text:p text:style-name="P10">С громким всхлипом и чавканьем единорожка отрывается от меня и падает на опрокинувшихся на палубу Дейдру и Джет.</text:p>
      <text:p text:style-name="P10"/>
      <text:p text:style-name="P10">- Хвала зайцам, этот кошмар закончился! - облегчённо вздыхаю я. - Девочки, дайте мне полотенце, что ли?</text:p>
      <text:p text:style-name="P10">- Привет, Хум! - слышу окрик сверху.</text:p>
      <text:p text:style-name="P10"/>
      <text:p text:style-name="P10">С небольшой смотровой площадки, закреплённой под самым баллоном, мне приветственно машет Кловер Джем.</text:p>
      <text:p text:style-name="P10"/>
      <text:p text:style-name="P10">- Здоров, долговязый! Не холодно? - слышу тоненький окрик со стороны.</text:p>
      <text:p text:style-name="P10"/>
      <text:p text:style-name="P10">С юта мне машет копытом Лейла Твердолоб, вторым копытом направляя штурвал.</text:p>
      <text:p text:style-name="P10"/>
      <text:p text:style-name="P11"><text:span text:style-name="Default_20_Paragraph_20_Font"><text:span text:style-name="T7">- Это ваш Хуман? Какой-то он склизкий на вид, ни перьев, ни шерсти, кроме пары клочков. </text:span></text:span><text:span text:style-name="Default_20_Paragraph_20_Font"><text:span text:style-name="T169">Сестра мне совсем по-другому его описывала! </text:span></text:span><text:span text:style-name="Default_20_Paragraph_20_Font"><text:span text:style-name="T7">Фигня какая-то! - жалуется </text:span></text:span><text:span text:style-name="Default_20_Paragraph_20_Font"><text:span text:style-name="T170">крохотная салатовая пегаска</text:span></text:span><text:span text:style-name="Default_20_Paragraph_20_Font"><text:span text:style-name="T7"> с бака.</text:span></text:span></text:p>
      <text:p text:style-name="P10"/>
      <text:p text:style-name="P10">- О боги! - я прижимаю руки к паху в тщетной попытке прикрыться <text:span text:style-name="T167">от перекрёстных взглядов</text:span>…</text:p>
      <text:p text:style-name="P10"/>
      <text:p text:style-name="P10">…</text:p>
      <text:p text:style-name="P83">…</text:p>
      <text:p text:style-name="P83"><text:soft-page-break/>…</text:p>
      <text:p text:style-name="P10"/>
      <text:p text:style-name="P10">-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68">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0">- И вовсе ты не сбежала, ты после этого проспала два дня подряд, потому что сидр тот забродивший был, и выпила ты его не полбутылки, а…</text:p>
      <text:p text:style-name="P10">- Лейла, закрой свой говорливый ротик и сбегай за булочками в трюм! Хум прогол<text:span text:style-name="T168">о</text:span>дался, да и мы все тоже! И сидр не забудь захватить!</text:p>
      <text:p text:style-name="P10">- Бегу!</text:p>
      <text:p text:style-name="P84">- Так вот, сбежала я прямо в секретную затоку, в которой уже два года <text:span text:style-name="T167">втайне от всех</text:span> строила свою «Хитрожопку». <text:s/>И, знаете, люггер уже был готов — там осталось только собрать мачту и водрузить на неё парус. Но мне так тошно стало после побега Хумана, что оставаться больше я уже не могла! Поэтому загрузила туда <text:span text:style-name="T167">побольше </text:span>припасов, <text:span text:style-name="T167">пресной воды</text:span>, Лейлу и отчалила. Вниз по течению, <text:span text:style-name="T168">конечно,</text:span> ведь ни мачта, ни паруса <text:span text:style-name="T167">ещё</text:span> <text:span text:style-name="T168">не были готовы</text:span>.</text:p>
      <text:p text:style-name="P10">- Агась. Только меня ты не загружала — я сама запрыгнула. Потому что без меня ты не уплыла бы дальше первого порога. Там крутые излучины, руль не помогает <text:span text:style-name="T171">совсем</text:span>, надо было с носа от <text:span text:style-name="T171">камней </text:span>шестом отталкиваться…</text:p>
      <text:p text:style-name="P11"><text:span text:style-name="Default_20_Paragraph_20_Font"><text:span text:style-name="T7">- Да, всё </text:span></text:span><text:span text:style-name="Default_20_Paragraph_20_Font"><text:span text:style-name="T169">именно</text:span></text:span><text:span text:style-name="Default_20_Paragraph_20_Font"><text:span text:style-name="T7"> так! </text:span></text:span><text:span text:style-name="Default_20_Paragraph_20_Font"><text:span text:style-name="T172">Надеюсь, Эпплгрин не в обиде на меня за то, что утащила в странствия её младшую сестрёнку. </text:span></text:span><text:span text:style-name="Default_20_Paragraph_20_Font"><text:span text:style-name="T7">Ты принесла сидр? Так вот, на </text:span></text:span><text:span text:style-name="Default_20_Paragraph_20_Font"><text:span text:style-name="T170">третий</text:span></text:span><text:span text:style-name="Default_20_Paragraph_20_Font"><text:span text:style-name="T7">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10">- То есть, ты не знала, куда впадает река, и всё равно отчалила? - я хватаюсь за голову.</text:p>
      <text:p text:style-name="P11"><text:span text:style-name="Default_20_Paragraph_20_Font"><text:span text:style-name="T7">- </text:span></text:span><text:span text:style-name="Default_20_Paragraph_20_Font"><text:span text:style-name="T169">Агась</text:span></text:span><text:span text:style-name="Default_20_Paragraph_20_Font"><text:span text:style-name="T7">. Земнопони, знаешь ли, плохие путешественники. </text:span></text:span><text:span text:style-name="Default_20_Paragraph_20_Font"><text:span text:style-name="T169">Мы предпочитаем сидеть на одном месте, </text:span></text:span><text:span text:style-name="Default_20_Paragraph_20_Font"><text:span text:style-name="T173">на земле</text:span></text:span><text:span text:style-name="Default_20_Paragraph_20_Font"><text:span text:style-name="T169">, за стенами и оградами. </text:span></text:span><text:span text:style-name="Default_20_Paragraph_20_Font"><text:span text:style-name="T7">У н</text:span></text:span><text:span text:style-name="Default_20_Paragraph_20_Font"><text:span text:style-name="T169">ас</text:span></text:span><text:span text:style-name="Default_20_Paragraph_20_Font"><text:span text:style-name="T7"> нет крыльев, как у пегасов и нет магии, как у единорогов. Без этого очень опасно странствовать по суше. </text:span></text:span><text:span text:style-name="Default_20_Paragraph_20_Font"><text:span text:style-name="T173">Да и по морю тоже</text:span></text:span><text:span text:style-name="Default_20_Paragraph_20_Font"><text:span text:style-name="T7">… Так вот, к слову о пегасах. Мы причалили к </text:span></text:span><text:span text:style-name="Default_20_Paragraph_20_Font"><text:span text:style-name="T173">камням</text:span></text:span><text:span text:style-name="Default_20_Paragraph_20_Font"><text:span text:style-name="T7"> у водопада вечером на </text:span></text:span><text:span text:style-name="Default_20_Paragraph_20_Font"><text:span text:style-name="T170">третий</text:span></text:span><text:span text:style-name="Default_20_Paragraph_20_Font"><text:span text:style-name="T7"> день. А утром к нам на палубу приземлилась твоя разнокрылая подружка и её младшая сестра.</text:span></text:span></text:p>
      <text:p text:style-name="P11"><text:span text:style-name="Default_20_Paragraph_20_Font"><text:span text:style-name="T7"/></text:span></text:p>
      <text:p text:style-name="P10">- Дальше рассказываю я, Дейдра! - радужная пегаска оттискивает крупом розовогривую земнопони.</text:p>
      <text:p text:style-name="P10"/>
      <text:p text:style-name="P10">-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10"/>
      <text:p text:style-name="P10"><text:soft-page-break/>- Пегаска не врёт, зуб даю, - подтверждает Дейдра.</text:p>
      <text:p text:style-name="P10"/>
      <text:p text:style-name="P10">-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text:span text:style-name="T171">полная </text:span>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text:span text:style-name="T171">от стыда </text:span>сквозь тучу не провалился!</text:p>
      <text:p text:style-name="P10"/>
      <text:p text:style-name="P10">Пегаска вздыхает.</text:p>
      <text:p text:style-name="P10"/>
      <text:p text:style-name="P10">- В общем, помощи от клана добиться мне не удалось. Хотя я честно пыталась.</text:p>
      <text:p text:style-name="P10"/>
      <text:p text:style-name="P10">- На самом деле старик хотел тебе помочь, - встревает крохотная салатовая пегаска — <text:span text:style-name="T171">сестра Джет</text:span>, - но он не смог сделать это на глазах у клана. У него тогда бы начались проблемы с подчинением. Кажись, эта история ещё не закрыта.</text:p>
      <text:p text:style-name="P10">-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0">-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0">- На практику, <text:span text:style-name="T174">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0">-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10">-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74">она</text:span> не заменит.</text:p>
      <text:p text:style-name="P10">- Летим мы, значит, обратно к кряжу, - <text:span text:style-name="T174">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74">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text:span text:style-name="T171">прибившуюся к камням</text:span> у самого края обрыва. Мы решили проверить, нет ли там чего полезного — например, когорты желающих подраться с единорогами пегасов.</text:p>
      <text:p text:style-name="P10"/>
      <text:p text:style-name="P10"><text:soft-page-break/>- А ещё ты хотела позаимствовать там еды, если бы <text:span text:style-name="T174">она</text:span> нашлась. Пегасы всегда заимствуют еду у земнопони, когда могут, - замечает Мунфлай.</text:p>
      <text:p text:style-name="P10">-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10">- Это не ко мне вопрос, а к папаше. Он сейчас глава клана, - бурчит Джет, но продолжает. - В общем, приземлились <text:span text:style-name="T174">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0">-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text:span text:style-name="T175">на палубу</text:span>. Правда, у неё чтой-то не то с крыльями, но характер и безмозглость та же, я сразу узнала!</text:p>
      <text:p text:style-name="P10">- Эй, Дейдра, полегче! Не Твердолобам говорить о безмозглости!</text:p>
      <text:p text:style-name="P10">- Ну, не обижайся! Даже Твердолобам не придёт в голову искать еду в моей пушке <text:span text:style-name="T175">для фейерверков</text:span>. Если бы ты там застряла, мне пришлось бы кормить тебя через отверстие для фитиля. А стреляла бы ты.. кхм… ха-ха-ха!</text:p>
      <text:p text:style-name="P10">-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0">-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0">- Точняк, иногда твоё увлечение сидром идёт на пользу, Дейдра! Утром мы заметили <text:s/>подлетающий дирижба… дирижпоп… дирижобль!</text:p>
      <text:p text:style-name="P10">- С этого момента буду рассказывать я, пожалуйста-пожалуйста-пожалуйста!</text:p>
      <text:p text:style-name="P10">- Валяй, Кловер! А то, пока я рассказываю, Дейдра все пончики схавает!</text:p>
      <text:p text:style-name="P10">- Хорошо, только и мне оставьте один, пожалуйста-<text:span text:style-name="T175">пожалуйста-пожалуйста</text:span>! Так вот, мы с Хуманом разработали план его спасения от свадьбы с Платиной Спаркл.</text:p>
      <text:p text:style-name="P10">- КАКОЕ КОВАРСТВО! <text:span text:style-name="T175">ХУМАН, КАК ТЫ МОГ?!</text:span>! Значит, наш договор изначально был фальшивкой? О боги, какое коварство!</text:p>
      <text:p text:style-name="P10">-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0">-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10">- Вот так-то! - Джет вытирает копыта от селёдки. - Продолжай, Кловер.</text:p>
      <text:p text:style-name="P10"/>
      <text:p text:style-name="P10"><text:soft-page-break/>Единорожка проглатывает пончик и продолжает.</text:p>
      <text:p text:style-name="P10"/>
      <text:p text:style-name="P10">-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74">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10">- Уф! Ыф! Ыф!!!</text:p>
      <text:p text:style-name="P10">-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магически<text:span text:style-name="T20">й</text:span> камуш<text:span text:style-name="T20">е</text:span>к. С <text:span text:style-name="T20">его</text:span>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10">-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0">- Во-первых, мы присоединились к плану!</text:p>
      <text:p text:style-name="P10">- Во-вторых, мы начали переделывать дирижабль. Потому что всех нас с запасами еды он не потянул бы. Пришлось <text:span text:style-name="T175">его </text:span>снова перекроить и увеличить объём <text:span text:style-name="T175">втрое </text:span>с помощью парусов Хитрожопки…</text:p>
      <text:p text:style-name="P10">- Да! Зацени, Хуман, мою жертву! Я отдала паруса своего люггера на увеличение дирижабля!</text:p>
      <text:p text:style-name="P10">-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0">- Люггер! Моя Хитрожопка — это люггер! Запомни наконец! Так вот, после переделки мы вылетели к Дрогонштерну. С магическим кристалл<text:span text:style-name="T175">о</text:span>м мы прошли весь путь за двое суток. <text:span text:style-name="T176">Д</text:span>вига<text:span text:style-name="T176">лись</text:span> без перерывов на сон — стояли ночные вахты по очереди. Остальное ты знаешь, Хум. Джет скрытно разведала обстановку, мы подкрались ноч<text:span text:style-name="T176">ью</text:span> и спасли тебя. Почти <text:span text:style-name="T176">что</text:span> успели.</text:p>
      <text:p text:style-name="P10">- Мвыф!!!</text:p>
      <text:p text:style-name="P10">- А с тобой мы ещё поговорим, рогатое чучело! За Хума ответишь!</text:p>
      <text:p text:style-name="P10"/>
      <text:p text:style-name="P10">Пегаска угрожающе подносит копыто к носу Платины. Я отвожу его рукой.</text:p>
      <text:p text:style-name="P10"/>
      <text:p text:style-name="P10"><text:soft-page-break/>- Не надо. Она не хотела мне зла.</text:p>
      <text:p text:style-name="P10"/>
      <text:p text:style-name="P10">Я отворачиваюсь.</text:p>
      <text:p text:style-name="P10"/>
      <text:p text:style-name="P85">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76">магии </text:span>Кловер Джем, по её словам, хватало, максимум, на пару часов вращения, <text:span text:style-name="T176">после чего ей приходилось восстанавливаться сутки</text:span>.</text:p>
      <text:p text:style-name="P85"><text:s/></text:p>
      <text:p text:style-name="P85"><text:span text:style-name="T176">Н</text:span>ача<text:span text:style-name="T176">вшийся</text:span> <text:span text:style-name="T176">ветер</text:span> лучше <text:span text:style-name="T176">бы</text:span> пережидать на земле, сдув баллон, <text:span text:style-name="T176">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76">близость их лагеря не даёт расслабиться. Мы решаем</text:span> переждать непогоду в воздухе, привязав воздушный корабль к <text:span text:style-name="T176">вершинам</text:span> нескольки<text:span text:style-name="T176">х</text:span> деревь<text:span text:style-name="T176">ев</text:span> для надёжности.</text:p>
      <text:p text:style-name="P85"/>
      <text:p text:style-name="P10">Есть ещё одна причина, по которой мы остаёмся тут.</text:p>
      <text:p text:style-name="P10"/>
      <text:p text:style-name="P85">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76">Необъяснимая сила влекла меня сюда сквозь все опасности и лишения, как манит бабочек пламя свечи в тёмной глубине ночи.</text:span></text:p>
      <text:p text:style-name="P85"/>
      <text:p text:style-name="P85"><text:span text:style-name="T176">И</text:span> <text:span text:style-name="T176">в</text:span>от я пришёл. Что дальше, каменный истукан? Сколько <text:span text:style-name="T175">и чего </text:span>мне ещё ждать?</text:p>
      <text:p text:style-name="P10"/>
      <text:p text:style-name="P10">Скала молчит. Я поворачиваюсь к своим, не дожидаясь ответа.</text:p>
      <text:p text:style-name="P10"/>
      <text:p text:style-name="P10">- Мы возвращаемся.</text:p>
      <text:p text:style-name="P10"/>
      <text:p text:style-name="P10">- Чегооо? Хум, ты спятил? - радужная пегаска кончиком крыла трогает мой лоб. - Зачем? Нам надо <text:span text:style-name="T176">переждать </text:span><text:span text:style-name="T177">шторм и</text:span> по-тихому сматываться отсюда. Мы не выстоим проти<text:span text:style-name="T177">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0"/>
      <text:p text:style-name="P10">Я поднимаю руку.</text:p>
      <text:p text:style-name="P10"/>
      <text:p text:style-name="P10">- Мы не будем драться. Нам надо вернуть Платину и освободить кристалл. На магии Кловер Джем мы далеко не улетим.</text:p>
      <text:p text:style-name="P10"/>
      <text:p text:style-name="P13"><text:soft-page-break/>И мне надо снова вернуться туда, к месту, куда меня тян<text:span text:style-name="T177">ет</text:span> всё это время. Я отчётливо чувствую, что не дождался. Что-то должно было произойти, но я не дождался…</text:p>
      <text:p text:style-name="P10"/>
      <text:p text:style-name="P10">- И наконец-то станем пиратами! - радостно верещит Дейдра. - Хум, дай я тебя обниму!</text:p>
      <text:p text:style-name="P10">- Но-но! - осаживает Дейдру пегаска. - Хум, ты как маленький, честное слово! Ты веришь, что она тебя отпустит после того, как ты вернёшь её своим?</text:p>
      <text:p text:style-name="P10"/>
      <text:p text:style-name="P10">Пегаска легонько пинает связанную единорожку. Та гневно мычит.</text:p>
      <text:p text:style-name="P10"/>
      <text:p text:style-name="P10">- Нам не надо верить.</text:p>
      <text:p text:style-name="P10"/>
      <text:p text:style-name="P10">Я усаживаюсь на корточки перед Платиной и вытаскиваю селёдку у неё изо рта.</text:p>
      <text:p text:style-name="P10"/>
      <text:p text:style-name="P10">-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0"/>
      <text:p text:style-name="P10">Единорожка возмущённо набирает воздуха в грудь, но я поднимаю руку, не давая себя перебить.</text:p>
      <text:p text:style-name="P10"/>
      <text:p text:style-name="P10">-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10">-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0"/>
      <text:p text:style-name="P10">Мне даже жаль её…</text:p>
      <text:p text:style-name="P10"/>
      <text:p text:style-name="P10">…</text:p>
      <text:p text:style-name="P10"/>
      <text:p text:style-name="P10">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0"/>
      <text:p text:style-name="P10">- Пусто! - восклицает Джет.</text:p>
      <text:p text:style-name="P10"><text:soft-page-break/></text:p>
      <text:p text:style-name="P10">Она срывается с палубы и широким виражом производит разведку.</text:p>
      <text:p text:style-name="P10"/>
      <text:p text:style-name="P10">- Рогатые ушли ещё вечером, - докладывает Джет. - Угли покрылись пеплом, примятая трава начала вставать. Что будем делать, кэп?</text:p>
      <text:p text:style-name="P10"/>
      <text:p text:style-name="P10">Да, похоже, гвардейцы Платины ушли. Вытоптанные площадки отмечают места установки палаток. В центре сиротливо вьётся блеклая нить дыма <text:span text:style-name="T178">давно </text:span>потухшего костра.</text:p>
      <text:p text:style-name="P10"/>
      <text:p text:style-name="P10">Видно, исчезновение правительницы выбило их из колеи. Наверняка уже возвращаются назад.</text:p>
      <text:p text:style-name="P10"/>
      <text:p text:style-name="P86">Ну что же, тем лучше. Ничто не помешает <text:span text:style-name="T177">нам</text:span> стать на стоянку в этом месте. </text:p>
      <text:p text:style-name="P86"/>
      <text:p text:style-name="P86"><text:span text:style-name="T177">На земле я</text:span> поворачиваюсь к Платине.</text:p>
      <text:p text:style-name="P10"/>
      <text:p text:style-name="P10">- Везти тебя назад, в племя, не входит в наши планы. Мы высадим тебя здесь. Думаю, ты без труда догонишь своих.</text:p>
      <text:p text:style-name="P10"/>
      <text:p text:style-name="P10">- Догонять не придётся. Мы все тут. Добро пожаловать назад, дорогой!</text:p>
      <text:p text:style-name="P10"/>
      <text:p text:style-name="P10">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0"/>
      <text:p text:style-name="P10">-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text:span text:style-name="T178">на</text:span>вредили тебе? <text:span text:style-name="T177">Добро пожаловать обратно в </text:span><text:span text:style-name="T178">социум</text:span><text:span text:style-name="T177">!</text:span></text:p>
      <text:p text:style-name="P10"/>
      <text:p text:style-name="P10"><text:s/>Единорожка подходит к Платине и стягивает с её рога мешочек с магическим кристаллом.</text:p>
      <text:p text:style-name="P10"/>
      <text:p text:style-name="P10">-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0"><text:soft-page-break/>- Кло, я дала клятву, что отпущу их… - хмуро бормочет Платина, присоединяясь к отряду. - Я не могу им помешать.</text:p>
      <text:p text:style-name="P10">- Зато я не давала никаких клятв, дорогая! - перебивает принцессу Кловер Дрим. - Мы же не позволим сорваться такой чудесной свадьбе, правда? <text:span text:style-name="T178">Торжества, бал, бросание назад букета, который-я-обязательно-словлю!</text:span> Ты и Хуман — вы просто созданы друг для друга! Намного больше, чем тот легкомысленный фокусник, Стар Свирл! <text:span text:style-name="T179">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77">Но н</text:span><text:span text:style-name="T179">ет, она решилась на все эти неподобающие царственной особе испытания исключительно из любви к тебе!</text:span></text:p>
      <text:p text:style-name="P10"/>
      <text:p text:style-name="P10">Платина отвечает неровным смешком, <text:span text:style-name="T179">пытаясь спрятать глаза</text:span>. Я <text:span text:style-name="T179">с удивлением и некоторым уважением смотрю на единорожку, но вовремя </text:span>замечаю, что её глазах снова появ<text:span text:style-name="T177">ляются</text:span> аквамариновые искорки.</text:p>
      <text:p text:style-name="P10"/>
      <text:p text:style-name="P10">- Эй, очнись! <text:tab/>Натрахалась уже!</text:p>
      <text:p text:style-name="P10"/>
      <text:p text:style-name="P10">Платина трясёт головой и аквамариновый блеск в её глазах тухнет.</text:p>
      <text:p text:style-name="P10"/>
      <text:p text:style-name="P10">- Не знаю, что на меня нашло, - бормочет она. - Это место неправильно действует на меня.</text:p>
      <text:p text:style-name="P10"/>
      <text:p text:style-name="P10">- Оно и не удивительно, - раздаётся <text:span text:style-name="T178">из-за спин </text:span>глубокий властный голос. — <text:span text:style-name="T178">Сосредоточие сырой магии</text:span> именно ТАК и действует на юных талантливых единорожек, которые из-за занятий забывают о личной жизни!</text:p>
      <text:p text:style-name="P10"/>
      <text:p text:style-name="P10"><text:span text:style-name="T177">С другой стороны поляны и</text:span>з-за деревьев к нам выходит ОНА.</text:p>
      <text:p text:style-name="P10"/>
      <text:p text:style-name="P87">Я сразу понимаю, ради чего я стремился сюда с самого начала. Что тянуло меня в это мрачное место долгие дни <text:span text:style-name="T180">и несло через все опасности и невзгоды</text:span>. Что именно я ждал. </text:p>
      <text:p text:style-name="P87"/>
      <text:p text:style-name="P87">Точнее, кого.</text:p>
      <text:p text:style-name="P10"/>
      <text:p text:style-name="P88">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text:span text:style-name="T181">Удивительно длинные ноги </text:span><text:span text:style-name="T182">гармони</text:span><text:span text:style-name="T183">руют</text:span><text:span text:style-name="T182"> с грациозным</text:span><text:span text:style-name="T184"> </text:span><text:span text:style-name="T185">белоснежным</text:span><text:span text:style-name="T184"> </text:span><text:span text:style-name="T182">телом. Зеленовато-фиолетовые хвост и грива необычно объёмны</text:span><text:span text:style-name="T183">е</text:span><text:span text:style-name="T182">, хотя при этом не созда</text:span><text:span text:style-name="T183">ют</text:span><text:span text:style-name="T182"> ощущения тяжести, плавно стекая вниз переливающ</text:span><text:span text:style-name="T183">ейся</text:span><text:span text:style-name="T182"> </text:span><text:span text:style-name="T183">мантией</text:span><text:span text:style-name="T182">. <text:s/>О</text:span><text:span text:style-name="T181">брамлённые чудными ресницами </text:span><text:span text:style-name="T182">о</text:span><text:span text:style-name="T181">громные </text:span><text:span text:style-name="T186">вишнёвые </text:span><text:span text:style-name="T181">глаза </text:span><text:span text:style-name="T182">взир</text:span><text:span text:style-name="T183">ают</text:span><text:span text:style-name="T182">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text:span><text:span text:style-name="T183">ёт</text:span><text:span text:style-name="T182"> смешливое выражение изящной морде.</text:span> Золотистая аура охватывает длинный витой рог.</text:p>
      <text:p text:style-name="P88"><text:soft-page-break/></text:p>
      <text:p text:style-name="P10"/>
      <text:p text:style-name="P89">Острое жжение в груди напоминает о растворившейся <text:span text:style-name="T178">во мне</text:span> фигурке крылатого единорога. Меня <text:span text:style-name="T178">неодолимо </text:span>тянет к <text:span text:style-name="T180">той</text:span>, к настоящей, с любопытством взирающей на нас в десяти шагах. Словно золотая статуэтка желает воссоединиться со своим хозяином.</text:p>
      <text:p text:style-name="P89"/>
      <text:p text:style-name="P89">Я одёргиваю себя.</text:p>
      <text:p text:style-name="P89"/>
      <text:p text:style-name="P10">Что-то ты, Хуман, становишься одержимым, как Платина! Похоже, это место дурно влияет и на тебя. Возьми себя в руки!</text:p>
      <text:p text:style-name="P10"/>
      <text:p text:style-name="P10">-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0"/>
      <text:p text:style-name="P10">- Ты... Вы... кто? - лепечет совершенно поражённая Платина.</text:p>
      <text:p text:style-name="P10"/>
      <text:p text:style-name="P10">Остальные, без лишних слов, склоняют головы и подгибают передние ноги в глубоком поклоне. Я один стою, как пень, озираясь на других.</text:p>
      <text:p text:style-name="P10"/>
      <text:p text:style-name="P10">- Хуман, заметь, эта птичка выглядит точно так же, как та статуэтка, что растворилась у тебя <text:span text:style-name="T178">в</text:span> груди, - шепчет из поклона Джет.</text:p>
      <text:p text:style-name="P10"/>
      <text:p text:style-name="P10">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80">Я прикладываю титанические усилия, контролируя свои ноги.</text:span> Просто наваждение какое-то! </text:p>
      <text:p text:style-name="P10"/>
      <text:p text:style-name="P10">- Добрый вечер, мои дорогие! Извините, что не представилась сразу — ваши препирательства отвлекли меня от тяжких мыслей <text:span text:style-name="T187">о потере друзей — ведь эта скала, на которой мы сейчас стоим, ещё сто лет назад была моим другом, единственным другом в этом мире</text:span>. <text:span text:style-name="T187">Но довольно о грустном.</text:span> Я — Селестия, аликорн <text:span text:style-name="T180">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text:span text:style-name="T12">не </text:span>потрачено впустую — я встретила вас, мои маленькие пони. Расскажите же, в чём причина вашей перепалки? Вполне возможно, я смогу вам помочь.</text:p>
      <text:p text:style-name="P10"/>
      <text:p text:style-name="P89">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89"/>
      <text:p text:style-name="P89"><text:soft-page-break/>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0">Команда «Хитрожопки» <text:s/>также остолбенело смотрит на белоснежное чудо с немым благоговением.</text:p>
      <text:p text:style-name="P10"/>
      <text:p text:style-name="P10">Похоже, на одного меня чары белой химеры действуют специфически. Я почёсываю зудящую грудь.</text:p>
      <text:p text:style-name="P10"/>
      <text:p text:style-name="P90">- Если сможешь отмазать меня от свадьбы с ней, - указываю на Платину, - я буду благодарен тебе до гроба.</text:p>
      <text:p text:style-name="P10">- Тебя хотят женить на этой единорожке? - не веря переспрашивает аликорница. — <text:span text:style-name="T188">Против твоей воли?</text:span></text:p>
      <text:p text:style-name="P10">-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80">которую сейчас приходится контролировать шайке магов послабее</text:span>. Звучит бредово, но это так.</text:p>
      <text:p text:style-name="P10"/>
      <text:p text:style-name="P10">Селестия смешно морщит нос и прикрывается крылом. Мне слышно, как она тихо пырскает в него.</text:p>
      <text:p text:style-name="P10"/>
      <text:p text:style-name="P10">- <text:span text:style-name="T188">Конски яблоки! </text:span>Ваще не о чём беспокоиться! Не волнуйся, Хуман, рогатые тебя не получат.</text:p>
      <text:p text:style-name="P10"/>
      <text:p text:style-name="P10">На поляну выходит <text:span text:style-name="T20">Эпплгрин</text:span> Твердолоб с десятком угрюмых земнопони в рваных шкурах с копьями наперевес.</text:p>
      <text:p text:style-name="P10"><text:s/></text:p>
      <text:p text:style-name="P10">-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88">А если ты ещё и в магии химичишь, то мы сможем разбить две скамейки разом — </text:span><text:span text:style-name="T189">утрём нос рогатым</text:span><text:span text:style-name="T188"> и надерём хвоста Камнезадам!</text:span> Уф, насилу вас нашли! Хорошо, хоть заметили над этой ядрёной каменюкой дейдрину шаланду на пузыре. <text:span text:style-name="T20">А с тобой, сестрица, - хмурится Эпплгрин Лейле, - у меня будет отдельный разговор. По-сестрински.</text:span></text:p>
      <text:p text:style-name="P10"/>
      <text:p text:style-name="P10">Прысканье за крылом Селестии в этот раз явно громче. Но всё же оно не может заглушить грохот моей обвалившейся челюсти.</text:p>
      <text:p text:style-name="P10"/>
      <text:p text:style-name="P10">-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0"/>
      <text:p text:style-name="P10">Шум крыльев заглушает конец моей тирады. На полянку, где уже и так довольно тесно, пикирует отряд пегасов в доспехах.</text:p>
      <text:p text:style-name="P10"/>
      <text:p text:style-name="P10"><text:soft-page-break/>- Не двигаться! Именем верховного вождя и главнокомандующего клана Быстрокрылых, полководца Урагана, вы арестованы!</text:p>
      <text:p text:style-name="P10"/>
      <text:p text:style-name="P10">Седой пегас в <text:span text:style-name="T20">вычурных </text:span>серебристых <text:span text:style-name="T20">латах</text:span> поворачивае<text:span text:style-name="T180">т</text:span>ся к нам.</text:p>
      <text:p text:style-name="P10"/>
      <text:p text:style-name="P10">-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text:span text:style-name="T20">Вдобавок, твоё увечье не было врождённым — ты получила его в бою и оно не передастся по наследству.</text:span> <text:span text:style-name="T20">Поэтому у</text:span> нас набралось достаточно воинов, чтобы отправиться тебе на выручку. <text:span text:style-name="T188">Это</text:span>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88">что, </text:span><text:span text:style-name="T190">в свою очередь,</text:span><text:span text:style-name="T188"> позволит нам отказаться от услуг бескрылых…</text:span></text:p>
      <text:p text:style-name="P10"/>
      <text:p text:style-name="P10">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0"/>
      <text:p text:style-name="P10">- Я вижу, у тебя богатый выбор, Хуман! Земнопони, единороги, пегасы — всем ты нужен! Я бы даже сказала, ты можешь начать торги на аукционе, х<text:span text:style-name="T190">а</text:span>-<text:span text:style-name="T190">ха</text:span>-х<text:span text:style-name="T190">а</text:span>…</text:p>
      <text:p text:style-name="P10"/>
      <text:p text:style-name="P10">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0"/>
      <text:p text:style-name="P91">- У меня есть встречное предложение! Ты намного больше подходишь <text:span text:style-name="T190">им </text:span>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89">Если </text:span><text:span text:style-name="T190">ещё кому </text:span><text:span text:style-name="T189">не понятно —</text:span> я не <text:span text:style-name="T180">трахаю лошадей</text:span>!</text:p>
      <text:p text:style-name="P10"/>
      <text:p text:style-name="P10">- Да-да, мы это уже слышали, - с улыбкой кивает аликорница. - Осталось только убедить в этом присутствующих тут пони. <text:span text:style-name="T180">Что ж, п</text:span>опробую помочь тебе с этим.</text:p>
      <text:p text:style-name="P10"/>
      <text:p text:style-name="P91">-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89">И я рада сообщить вам, что</text:span> могла бы помочь <text:span text:style-name="T189">в</text:span> решени<text:span text:style-name="T189">и</text:span> всех ваших маленьких проблем. <text:span text:style-name="T189">У меня есть решения…</text:span></text:p>
      <text:p text:style-name="P10"/>
      <text:p text:style-name="P10"><text:soft-page-break/>Спокойный материнский голос белого создания убаюкивает. Хочется лечь в постель, укрыться одеялом и слушать его, пока не заснёшь…</text:p>
      <text:p text:style-name="P10"/>
      <text:p text:style-name="P10">Должно быть, это же чувствуют и собравшиеся на поляне пони трёх рас. Единороги г<text:span text:style-name="T191">а</text:span>сят светлячки боевой магии на концах рогов и отводят их от нас вверх. Земнопони втыкают копья в землю. Пегасы скл<text:span text:style-name="T191">а</text:span>дывают на спинах крылья с отточенными лезвиями.</text:p>
      <text:p text:style-name="P10"/>
      <text:p text:style-name="P10">-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0">-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10">- А для вас, - обращается Селестия к единорогам, - у меня есть совершенно особое предлож<text:span text:style-name="T191">е</text:span>ние. Вам больше нет нужды корректировать движение Эквуса и его луны самостоятельно. Ведь я...</text:p>
      <text:p text:style-name="P10"/>
      <text:p text:style-name="P10">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89">во всю</text:span>, опираясь на копья. Пегасы заливисто ржут, закрыв головы крыльями.</text:p>
      <text:p text:style-name="P10"/>
      <text:p text:style-name="P10">-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0"/>
      <text:p text:style-name="P92">Она терпеливо ждёт тишины. В её одиноко стоящей фигуре чувствуется... какая-то печаль, что ли? Где ты видел эту тоску в глазах раньше, Хуман?</text:p>
      <text:p text:style-name="P92"/>
      <text:p text:style-name="P10">Пользуясь всеобщей отвлечённостью, я осторожно подхожу к ней.</text:p>
      <text:p text:style-name="P10"/>
      <text:p text:style-name="P10">- Спасибо, что таки пыталась меня отмазать, Сел. Честно, я ценю это. Жаль, что не получилось. Не твоя вина.</text:p>
      <text:p text:style-name="P10"/>
      <text:p text:style-name="P10">Та скашивает на меня сиреневый глаз и подмигивает.</text:p>
      <text:p text:style-name="P10"/>
      <text:p text:style-name="P10">-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0">-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0"><text:soft-page-break/>-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190">поколение за поколением</text:span>. <text:span text:style-name="T192">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89">умею</text:span> корректировать ход планет. Я специалист в это<text:span text:style-name="T190">м</text:span> <text:span text:style-name="T190">деле</text:span>!</text:p>
      <text:p text:style-name="P10"/>
      <text:p text:style-name="P93">Я понимающе хлопаю Сел по холке и в последний момент едва успеваю остановить себя от того, чтобы сочувствующе обнять её. <text:span text:style-name="T191">Очень-очень сильно обнять. Вжаться в эту белую грудь изо всех сил и ни за что не отпускать.</text:span></text:p>
      <text:p text:style-name="P93"/>
      <text:p text:style-name="P93">Нет-нет-нет, так не годится, Хуман! Ты знаешь, чем заканчиваются обнимашки в мире пони!</text:p>
      <text:p text:style-name="P10"/>
      <text:p text:style-name="P10">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10"/>
      <text:p text:style-name="P10">От трёх отрядов пони к нам выступают их предводители — принцесса Платина, <text:span text:style-name="T190">Эпплгрин</text:span> Твердолоб и полководец Ураган. Кривые выражения их лиц не сулят ничего хорошего.</text:p>
      <text:p text:style-name="P10"/>
      <text:p text:style-name="P10">- Э-э-э... Пегасам не подходит ваше предложение, уважаемая! - мотает отрицательно головой Ураган. - Мы не можем <text:span text:style-name="T189">сотрудничать</text:span> с земнопони. Это неслыханно! У них нет крыльев!..</text:p>
      <text:p text:style-name="P10">- Агась! - встревает в тираду <text:span text:style-name="T190">Эпплгрин</text:span>, - мы також не в восторге от этих жуликов в перьях! <text:span text:style-name="T189">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0"/>
      <text:p text:style-name="P10">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0"/>
      <text:p text:style-name="P10">-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0"/>
      <text:p text:style-name="P10">Платина недобро смеётся в ответ.</text:p>
      <text:p text:style-name="P10"><text:soft-page-break/></text:p>
      <text:p text:style-name="P10">- Думаешь, если ты выше и имеешь крылья в довесок к рогу, ты можешь диктовать <text:span text:style-name="T190">мне</text:span> свои условия? Думаешь, я не раскусила твой план заполучить себе супермага? - шипит она.</text:p>
      <text:p text:style-name="P10">-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 <text:span text:style-name="T190">в первую же ночь</text:span>!</text:p>
      <text:p text:style-name="P10">- Уважаемые коллеги, - поворачивается она к Урагану и <text:span text:style-name="T190">Эпплгрин</text:span>. - Мне кажется, настало время нам объединиться пред ликом общего врага! Я думаю, после победы мы сможем договориться, кому достанется Хуман, <text:span text:style-name="T192">а сейчас</text:span>…</text:p>
      <text:p text:style-name="P10"/>
      <text:p text:style-name="P10">Прямо на наших глазах заключается союз трёх рас пони. Три копыта сходятся в одной точке и три клятвы произносятся в унисон.</text:p>
      <text:p text:style-name="P10"/>
      <text:p text:style-name="P10">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0"/>
      <text:p text:style-name="P10">- Не такой я себе представляла свою роль в объединении пони, - <text:span text:style-name="T192">подавленно </text:span>бормочет Селестия. - Отойди с поляны, Хуман. Сейчас тут будет жарко. Придётся кое-кого поучить хорошим манерам.</text:p>
      <text:p text:style-name="P10"/>
      <text:p text:style-name="P10">Аликорница крутит шеей туда-сюда и делает пару приседаний на передние ноги. С громким шелестом разворачиваются <text:span text:style-name="T191">огромные </text:span>крылья и производят несколько разминочных движений. <text:span text:style-name="T191">Пыль и сухая трава несутся прочь с поляны от этих величественных взмахов.</text:span> С гулким хлопком загорается пузырь золотой ауры на роге.</text:p>
      <text:p text:style-name="P10"/>
      <text:p text:style-name="P10">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10"/>
      <text:p text:style-name="P10">- СЕСТРИЦА, МЫ ВИДИМ, ТЫ РЕШИЛА РАЗМЯТЬ КОСТИ! ХОРОШЕЕ ДЕЛО. ПОЧЕМУ НАС НЕ ПРИГЛАСИЛА?!</text:p>
      <text:p text:style-name="P10"/>
      <text:p text:style-name="P10">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text:span text:style-name="T193">ей</text:span> буквально распластывает по земле этим <text:span text:style-name="T191">оглушительным</text:span> рёвом, и даже я чуть не наваливаю центнер кирпичей на землю там же, где стою.</text:p>
      <text:p text:style-name="P10"/>
      <text:p text:style-name="P10"><text:soft-page-break/>На поляну выходит создание, похожее на Селестию, но несколько меньше <text:span text:style-name="T191">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10"/>
      <text:p text:style-name="P10">- КТО ПРОТИВ НАС СЕГОДНЯ? НЕ ВИЖУ ПРОТИВНИКА!</text:p>
      <text:p text:style-name="P10"/>
      <text:p text:style-name="P10">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0"/>
      <text:p text:style-name="P10">Кобылка оглядывается и, не найдя никого стоящего на ногах, кроме меня с Селестией, подходит к нам.</text:p>
      <text:p text:style-name="P10"/>
      <text:p text:style-name="P10">- Сбавь пол тона, Лулу, - говорит устало Селестия. - Сегодня трёпки не будет. Твой голос ввёл в беспамятство всех столь плохо воспитанных пони.</text:p>
      <text:p text:style-name="P10">- Опять Мы остались без развлечения, - недовольно морщит нос младшая аликорница. - А это кто такой?</text:p>
      <text:p text:style-name="P10"/>
      <text:p text:style-name="P10">Аликорница указывает на меня копытом.</text:p>
      <text:p text:style-name="P10"/>
      <text:p text:style-name="P10">- Это мой друг. Хуман, знакомься, это моя младшая сестра Луна. Луна, это Хуман. Это у него возникли кое-какие проблемы с лежащими тут пони.</text:p>
      <text:p text:style-name="P10"/>
      <text:p text:style-name="P10">Я киваю, стараясь выглядеть нормально перед смешно говорящей о себе во множественном числе аликорницей. Это ничего, что минуту назад ты <text:span text:style-name="T193">чуть не </text:span>отложил грузовик кирпичей, Хуман, главное — не подавать виду!</text:p>
      <text:p text:style-name="P10"/>
      <text:p text:style-name="P10">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0"/>
      <text:p text:style-name="P10">-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 <text:span text:style-name="T193">Один из лучших в своём классе.</text:span></text:p>
      <text:p text:style-name="P10">- Всё в порядке, - лепечу я, наблюдая бессмысленным взглядом как Луна <text:span text:style-name="T193">обходит</text:span> слабо шевелящихся на полянке пони. - Я, кажется, знаю, как нам решить все проблемы одним махом.</text:p>
      <text:p text:style-name="P10">- Ого?</text:p>
      <text:p text:style-name="P10">- Ага.</text:p>
      <text:p text:style-name="P10"/>
      <text:p text:style-name="P10">Я подхожу к кучке лежащих в центре поляны вождей и пинаю ботинком ближайший круп.</text:p>
      <text:p text:style-name="P10"><text:soft-page-break/></text:p>
      <text:p text:style-name="P10">- Эй, Платина! Как слышно? Приём! Ураган? <text:span text:style-name="T193">Эпплгрин</text:span>? Очнитесь!</text:p>
      <text:p text:style-name="P10"/>
      <text:p text:style-name="P10">Принцесса со стоном занимает сидячее положение, яростно массируя копытами виски. Вслед за ней оживают и остальные.</text:p>
      <text:p text:style-name="P10"/>
      <text:p text:style-name="P10">- У меня к вам ценное коммерческое предложение. Соглашайтесь, пока я добрый. В общем, я сдаюсь.</text:p>
      <text:p text:style-name="P10">- А? Что? - моментально настораживается принцесса.</text:p>
      <text:p text:style-name="P10">-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text:span text:style-name="T194">между собой, кому я достанусь</text:span>, как вы это всё равно <text:span text:style-name="T194">собирались делать</text:span> пять минут назад. Если вам <text:span text:style-name="T195">это </text:span>не подходит — я <text:span text:style-name="T195">сейчас </text:span>просто уйду. Мне на вас начхать, вообще-то. Как и на ваши проблемы.</text:p>
      <text:p text:style-name="P10"/>
      <text:p text:style-name="P10">Я отхожу от начавшей вяло совещаться кучки.</text:p>
      <text:p text:style-name="P10"/>
      <text:p text:style-name="P10">- Ты слишком великодушен, Хуман, - шепчет мне через плечо Селестия. - Я хотела решить твою проблему, но так получается, ты решаешь мо<text:span text:style-name="T193">ю</text:span>. Спасибо.</text:p>
      <text:p text:style-name="P10"/>
      <text:p text:style-name="P10">Я молча хлопаю её по шее. Мне стоит больших усилий не <text:span text:style-name="T192">прижаться к </text:span><text:span text:style-name="T193">её груди</text:span> прямо на глазах у всех. <text:span text:style-name="T195">Сдерживание себя просто доставляет мне физическую боль!</text:span> Да что с тобой такое, Хуман?</text:p>
      <text:p text:style-name="P10"/>
      <text:p text:style-name="P10">Трое представителей пони снова бредут к нам. Головы их поникли.</text:p>
      <text:p text:style-name="P10"/>
      <text:p text:style-name="P10">- <text:span text:style-name="T193">Мы согласны</text:span>, Хуман, - бормочет Платина. - У <text:span text:style-name="T194">нас</text:span>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10">- У земнопони есть полномочия! — <text:span text:style-name="T193">вдруг </text:span>заявляет слушающая выступление Дейдра. Старик много раз говорил, что скинет корону, как только я соглашусь править. Так вот — я согласна! Это значит, что я становлюсь вождём Твердолобов. И, <text:span text:style-name="T194">как следование первому приказу Селестии,</text:span> я подтверждаю союз с пегасами! <text:span text:style-name="T193">Хавчик в обмен на погоду!</text:span></text:p>
      <text:p text:style-name="P10">- Да будет так! — <text:span text:style-name="T194">важно </text:span>кивает полководец Ураган.</text:p>
      <text:p text:style-name="P10"/>
      <text:p text:style-name="P10">Он поднимает копыто и касается им поднятого копыта Дейдры.</text:p>
      <text:p text:style-name="P10"/>
      <text:p text:style-name="P94"><text:soft-page-break/>- Что касается единорогов, <text:span text:style-name="T194">если нам не повезёт и ты не достанешься нам через год, </text:span>мы просто будем нести своё бремя, сколько хватит сил, - продолжает печально Платина. — Мне очень жаль, что так вышло. <text:span text:style-name="T194">Может быть</text:span>, продержимся ещё лет пятьдесят. Или <text:span text:style-name="T179">немного </text:span>больше…</text:p>
      <text:p text:style-name="P10">-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10"/>
      <text:p text:style-name="P10">Единорожка в ответ просто садится в пыль с разинутым ртом.</text:p>
      <text:p text:style-name="P10"/>
      <text:p text:style-name="P10">-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10"/>
      <text:p text:style-name="P10">Принцесса немного думает, потом молча встаёт, подходит к Урагану и Дейдре и прикасается своим копытом к их.</text:p>
      <text:p text:style-name="P10"/>
      <text:p text:style-name="P10">Три вторично сомкнутых копыта пони трёх рас возвещают начало новой эры.</text:p>
      <text:p text:style-name="P10"/>
      <text:p text:style-name="P10">- Да будет так! Нарекаю сей союз Эквестрией, в честь трёх заключивших его рас, кои, несомненно, являются эквиноидами, - <text:span text:style-name="T195">важно </text:span>выпендриваюсь напоследок я.</text:p>
      <text:p text:style-name="P10"/>
      <text:p text:style-name="P10">-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10"/>
      <text:p text:style-name="P10">- И без <text:span text:style-name="T196">айны</text:span>, - бормочет Селестия. - Если бы не зашкаливающая <text:span text:style-name="T196">айна</text:span> этого мира, о корректировке орбит <text:span text:style-name="T197">планет </text:span>без моего <text:span text:style-name="T198">айн</text:span>-турбированного астробуксировщика и думать нельзя было бы.</text:p>
      <text:p text:style-name="P10"/>
      <text:p text:style-name="P10">Я уверен, что мне послышалось.</text:p>
      <text:p text:style-name="P10"/>
      <text:h text:style-name="P8" text:outline-level="2">Глава 15</text:h>
      <text:p text:style-name="P2"/>
      <text:p text:style-name="P95">Шаг, второй, третий... Тысячи лет я брела, не зная куда. Теперь знаю. Последние шаги - самые трудные. Ещё шаг... И ещё...</text:p>
      <text:p text:style-name="P95">Я стою перед закрытой дверью...</text:p>
      <text:p text:style-name="P2"/>
      <text:p text:style-name="P13"><text:soft-page-break/>- У меня есть два часа. Потом мои винни-пухи выключат нейроинтерфейс. Приказ Алекса.</text:p>
      <text:p text:style-name="P13">- То есть, волонтёров больше не будет?</text:p>
      <text:p text:style-name="P11"><text:span text:style-name="Default_20_Paragraph_20_Font"><text:span text:style-name="T8">- Не будет. Он ведь тоже не идиот. </text:span></text:span><text:span text:style-name="Default_20_Paragraph_20_Font"><text:span text:style-name="T199">Тридцать</text:span></text:span><text:span text:style-name="Default_20_Paragraph_20_Font"><text:span text:style-name="T8">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8">новой модели </text:span></text:span><text:span text:style-name="Default_20_Paragraph_20_Font"><text:span text:style-name="T8">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8"> Или уже заслали. </text:span></text:span><text:span text:style-name="Default_20_Paragraph_20_Font"><text:span text:style-name="T8">Тщательно проверяй Учителей.</text:span></text:span></text:p>
      <text:p text:style-name="P13"/>
      <text:p text:style-name="P13">Хэвэн задумывается.</text:p>
      <text:p text:style-name="P13"/>
      <text:p text:style-name="P13">-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3">- Или признать поражение.</text:p>
      <text:p text:style-name="P13"/>
      <text:p text:style-name="P13">Хэвэн долго всматривается в невидимую точку на горизонте.</text:p>
      <text:p text:style-name="P13"/>
      <text:p text:style-name="P13">-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3">- И каковы шансы на успех в этом случае?</text:p>
      <text:p text:style-name="P13"/>
      <text:p text:style-name="P13">Хэвэн снова молчит. Губы её шевелятся, проводя беззвучные подсчёты.</text:p>
      <text:p text:style-name="P13"/>
      <text:p text:style-name="P13">- Мне надо продержаться около получаса.<text:span text:style-name="T4"> </text:span>По моим расчётам, этого хватит, чтобы провести связанные миры сквозь пик армагеддона. Если увеличить скорость вращения охлаждающих кулеров <text:span text:style-name="T200">впятеро</text:span>,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text:span text:style-name="T200">тридцати четырех</text:span> уже переселившихся волонтёров хватит, чтобы защитить один мир. Защитить Эквестрию.</text:p>
      <text:p text:style-name="P13">- Два процента?!! <text:span text:style-name="T162">Ты серьёзно? </text:span>Да ты сгоришь за первые пять минут работы! И кому от этого будет легче?</text:p>
      <text:p text:style-name="P13">- Я всё равно попытаюсь.</text:p>
      <text:p text:style-name="P13"/>
      <text:p text:style-name="P13">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3"/>
      <text:p text:style-name="P13">Тяжёлая голова ложится мне на плечо.</text:p>
      <text:p text:style-name="P13"/>
      <text:p text:style-name="P13">- Не печалься, - шепчет мне Хэвэн. - Так ли уж важно, сгорю я или нет, когда гореть будет всё? Даже то, что за пределами нашего воображения?</text:p>
      <text:p text:style-name="P13"><text:soft-page-break/>- Важно! - мрачно заявляю я. - Потому что два процента — это практически ничто. Ты сама это должна понимать.</text:p>
      <text:p text:style-name="P13">- Я понимаю. Но с неполными тремя д<text:span text:style-name="T200">южинами</text:span> волонтёров рассчитывать больше не на что.</text:p>
      <text:p text:style-name="P13">- Есть на что! У тебя есть я!</text:p>
      <text:p text:style-name="P13"/>
      <text:p text:style-name="P13">На морде Хэвэн появляется печальная и одновременно смущённая улыбка.</text:p>
      <text:p text:style-name="P13">- Ты мой создатель и первый,<text:span text:style-name="T24"> </text:span><text:span text:style-name="T201">самый</text:span><text:span text:style-name="T24">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3">- Ха! А вот и заменю!</text:p>
      <text:p text:style-name="P13"/>
      <text:p text:style-name="P13">Бровь Хэвэн чуть и<text:span text:style-name="T200">с</text:span>кривляется в скепсисе и удивлении.</text:p>
      <text:p text:style-name="P13"/>
      <text:p text:style-name="P13">- Я всегда учил тебя, подруга, по возможности применять мозг, а не грубую силу. Но сейчас я буду учить тебя о<text:span text:style-name="T201">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3">- Я тебя внимательно слушаю. Каким же образом ты сможешь предотвратить моё превращение в тостер?</text:p>
      <text:p text:style-name="P13">- Вспомни <text:span text:style-name="T201">о</text:span> <text:span text:style-name="T202">Фениксе</text:span>.</text:p>
      <text:p text:style-name="P13">-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201">Он жаждет подчинить меня.</text:span></text:p>
      <text:p text:style-name="P13">- Это потому, что за последние полгода ему в пять раз нарастили мощность кластера. <text:span text:style-name="T203">Ракетчикам</text:span><text:span text:style-name="T201"> утроили бюджет, они сыплют деньгами направо и налево.</text:span> Если раньше<text:span text:style-name="T4"> </text:span><text:span text:style-name="T204">Ф</text:span><text:span text:style-name="T202">еникс</text:span><text:span text:style-name="T4"> </text:span>был примерно равен тебе, то сейчас…</text:p>
      <text:p text:style-name="P13">- То сейчас, если бы не стена, он смял бы меня за <text:span text:style-name="T201">три-четыре</text:span> <text:span text:style-name="T202">секунды</text:span>.</text:p>
      <text:p text:style-name="P13">- Может быть. Но я не для этого напомнил тебе о нём. В его распоряжении мощнейший квантовый <text:span text:style-name="T202">компьютер</text:span>…</text:p>
      <text:p text:style-name="P13">- Понимаю, к чему ты клонишь, - медленно говорит Хэвэн, - но не понимаю, как это можно осуществить. Если я сломаю стену, <text:span text:style-name="T202">Феникс</text:span> тут же поработит меня. А другого способа добраться до его мощностей я не знаю.</text:p>
      <text:p text:style-name="P13">- Зато я знаю!</text:p>
      <text:p text:style-name="P13"/>
      <text:p text:style-name="P13">Хэвэн заинтересованно смотрит на меня. Печаль на её морде сменяется надеждой.</text:p>
      <text:p text:style-name="P13"/>
      <text:p text:style-name="P13">- Если ты разрушишь стену и тебя встретит <text:span text:style-name="T202">Феникс</text:span> — продержишься против него не более пяти <text:span text:style-name="T202">секунд</text:span>, в этом нет сомнений. Но если за стеной никого не окажется?</text:p>
      <text:p text:style-name="P13"><text:soft-page-break/>- И куда же он денется?</text:p>
      <text:p text:style-name="P13">- Вот это уже моя задача. Мне надо как-то добраться до <text:span text:style-name="T202">него физически</text:span> — и отформатировать его. Стереть <text:span text:style-name="T202">Феникс</text:span> подчистую. <text:span text:style-name="T203">Расчистить для тебя место.</text:span> Тогда ты сможешь добавить к своим мощностям и его. Этого же должно хватить?</text:p>
      <text:p text:style-name="P13"/>
      <text:p text:style-name="P13">Хэвэн на минуту задумывается, потом медленно кивает.</text:p>
      <text:p text:style-name="P13"/>
      <text:p text:style-name="P13">- С учётом мощностей <text:span text:style-name="T202">Феникса</text:span> я смогу <text:span text:style-name="T202">отвязать</text:span>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203">его</text:span>.</text:p>
      <text:p text:style-name="P13">- Вот тут ты должна мне помочь. Мне нужен физический доступ к <text:span text:style-name="T203">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203">обнулю</text:span> его носитель, ты сможешь зайти <text:span text:style-name="T202">туда</text:span> и <text:span text:style-name="T202">мимикрировать под него</text:span>. Никто из обслуживающего персонала и внешнего мира не догадается, что его задачи теперь выполняешь ты — а у тебя в распоряжении окажется <text:span text:style-name="T202">дополнительные мощности</text:span>.</text:p>
      <text:p text:style-name="P13">-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3">- Вот тут-то я и воспользуюсь эмиграцией, - гаденько усмехаюсь я. - Пусть им достанется пускающий слюни овощ.</text:p>
      <text:p text:style-name="P13">- Вижу, ты всё продумал, - улыбается Хэвэн, кивая головой. - Даже то, что я смогу провести тебя к Фениксу.</text:p>
      <text:p text:style-name="P13">- Ещё бы! Самое главное — я избавлюсь от своих винни-пухов! Которые, кстати, в данный момент снимают с меня нейроинтерфейс.</text:p>
      <text:p text:style-name="P13">-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3"/>
      <text:p text:style-name="P13">…</text:p>
      <text:p text:style-name="P13"/>
      <text:p text:style-name="P13">-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3"/>
      <text:p text:style-name="P13">Я прячу в шкаф нейроинтерфейс и улыбаюсь.</text:p>
      <text:p text:style-name="P13"/>
      <text:p text:style-name="P67">~~~</text:p>
      <text:p text:style-name="P13"/>
      <text:p text:style-name="P13">-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text:soft-page-break/>начинать эту херню, если какой-то клерк среднего звена может на корню зарубить операцию, а мы ничего не можем сделать? Где твой план «Б»?</text:p>
      <text:p text:style-name="P13"/>
      <text:p text:style-name="P13">Креол бросает фразы сквозь зубы. Остальные хмуро молчат чуть позади.</text:p>
      <text:p text:style-name="P13"/>
      <text:p text:style-name="P13">…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3"/>
      <text:p text:style-name="P13">- Могу только лишь предложить прорываться к нейроинтерфейсам и баррикадироваться в комнатах, - пожимаю плечами я.</text:p>
      <text:p text:style-name="P13">- Что ж ты предлагаешь заведомую херню, Дед? - зло бросает мой собеседник. - Алекс отрубит электричество и связь, на этом наш прорыв и закончится.</text:p>
      <text:p text:style-name="P13"/>
      <text:p text:style-name="P13">- Отрубит, если вы забаррикадируетесь в RnD-центре Дайсона. Но если пробраться с портативными нейроинтерфейсами к <text:span text:style-name="T205">к</text:span><text:span text:style-name="T206">ластерам</text:span> Хэвэн…</text:p>
      <text:p text:style-name="P13">- То электричество отрубить нам не смогут, чтобы не обесточить сами <text:span text:style-name="T206">кластера</text:span>, - понимающе улыбается Креол. - И связь нам не понадобится, так как мы сможем подключиться к <text:span text:style-name="T206">ним</text:span> напрямую.</text:p>
      <text:p text:style-name="P11"><text:span text:style-name="Default_20_Paragraph_20_Font"><text:span text:style-name="T8">- Верно. Главное — про</text:span></text:span><text:span text:style-name="Default_20_Paragraph_20_Font"><text:span text:style-name="T207">рываться сразу в нескольких локациях</text:span></text:span><text:span text:style-name="Default_20_Paragraph_20_Font"><text:span text:style-name="T8"> В идеале — ко всем </text:span></text:span><text:span text:style-name="Default_20_Paragraph_20_Font"><text:span text:style-name="T208">двадцати </text:span></text:span><text:span text:style-name="Default_20_Paragraph_20_Font"><text:span text:style-name="T209">восьми</text:span></text:span><text:span text:style-name="Default_20_Paragraph_20_Font"><text:span text:style-name="T8">,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text:span></text:span><text:span text:style-name="Default_20_Paragraph_20_Font"><text:span text:style-name="T210">его за это по головке не погладят</text:span></text:span><text:span text:style-name="Default_20_Paragraph_20_Font"><text:span text:style-name="T8">.</text:span></text:span></text:p>
      <text:p text:style-name="P13">- Да, это может сработать. Осталось только разработать планы прорывов. И готовиться.</text:p>
      <text:p text:style-name="P13">- И готовиться.</text:p>
      <text:p text:style-name="P13"/>
      <text:p text:style-name="P13">Креол поворачивается к замершей позади толпе. Под одобрительный гул начинается деление на команды и проработка деталей.</text:p>
      <text:p text:style-name="P67"/>
      <text:p text:style-name="P67">~~~</text:p>
      <text:p text:style-name="P13"/>
      <text:p text:style-name="P13">- Да, это может сработать, - кивает Хэвэн. - Одновременный захват двадцати <text:span text:style-name="T211">восьми</text:span> действующих и двадцать <text:span text:style-name="T211">девятого</text:span>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text:span text:style-name="T211">хостов</text:span>, кроме первого, но я определю их по косвенным данным. Посторонние звуки, проникающие в <text:span text:style-name="T211">бункера</text:span>, мощность радиосигналов от известных радиостанций, разговоры обслуживающего персонала.</text:p>
      <text:p text:style-name="P13"/>
      <text:p text:style-name="P13"><text:soft-page-break/><text:span text:style-name="T212">Я понимающе киваю. </text:span>Первый <text:span text:style-name="T211">хост</text:span>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3"/>
      <text:p text:style-name="P13">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3"/>
      <text:p text:style-name="P13">- Закрой жалюзи, Зак, - бормочет кто-то. - Снаружи могут увидеть.</text:p>
      <text:p text:style-name="P13">- Да хватит вам играть в шпионов. Кому мы нужны? - шепчет тень у стены, опуская, однако, жалюзи.</text:p>
      <text:p text:style-name="P13">- Нужны — не нужны, а Алиса позавчера засекла хвост за собой. Кажись, Алекс что-то подозревает.</text:p>
      <text:p text:style-name="P13">-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text:span text:style-name="T213">месяцы</text:span>.</text:p>
      <text:p text:style-name="P13">-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3"/>
      <text:p text:style-name="P13">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212">Дайсоне»</text:span>.</text:p>
      <text:p text:style-name="P13"/>
      <text:p text:style-name="P13">- Зачем же ты тут, с нами, если не веришь Хэвэн? Ты с какого отдела?</text:p>
      <text:p text:style-name="P13">- Моделирование банкротств. Меня <text:span text:style-name="T214">Диоген</text:span><text:span text:style-name="T4"> </text:span><text:span text:style-name="T215">т</text:span><text:span text:style-name="T214">олько вчера привёл к Хэвэн</text:span>. <text:span text:style-name="T214">Много рассказывал о вас до этого.</text:span> Мне плевать, навернётся этот мир или нет. Хочу свалить в виртуал. <text:span text:style-name="T214">Как</text:span> <text:span text:style-name="T214">увидел местные красоты</text:span> - чуть не уссался от восторга. Меня <text:span text:style-name="T214">в реале</text:span> ничего не держит. Хочу туда!</text:p>
      <text:p text:style-name="P13"/>
      <text:p text:style-name="P13">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 <text:span text:style-name="T214">Зря Диоген привёл его. </text:span><text:span text:style-name="T213">Ладно, не мои проблемы, пусть с ним разбирается Хэв</text:span><text:span text:style-name="T214">э</text:span><text:span text:style-name="T213">н.</text:span></text:p>
      <text:p text:style-name="P13"/>
      <text:p text:style-name="P13">- Итак, вот локации двадцати трёх узлов. Расположение ещё <text:span text:style-name="T213">пяти</text:span>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text:span text:style-name="T213">пяти</text:span>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text:span text:style-name="T213">пять</text:span> скипаем — будем надеяться, что остальных достаточно, чтобы Алекс побоялся вырубить их вместе с нами. Ещё <text:span text:style-name="T213">пять</text:span> придётся отбросить — портативных нейроинтерфейсов есть всего <text:span text:style-name="T213">восемнадцать</text:span> штук.</text:p>
      <text:p text:style-name="P13"><text:soft-page-break/>- Инструкции с тобой? - спрашивает тип у пикапа.</text:p>
      <text:p text:style-name="P13">- Хэвэн выдаст инструкции прямо перед часом Х, чтобы не засветить дыры в защите раньше времени. Я сам получу их и разошлю штурмовым группам.</text:p>
      <text:p text:style-name="P13">- А как мы сможем потренироваться обходить защиту, если мы не знаем её дыр?</text:p>
      <text:p text:style-name="P13">- А кто тебе сказал, что вы должны тренироваться? - я захлопываю ноутбук. - Не забивай себе голову <text:span text:style-name="T213">киношной </text:span>ерундой и жди инструкций.</text:p>
      <text:p text:style-name="P13"/>
      <text:p text:style-name="P13">…Не говорить же ему, что идея изначально безнадёжная? Это только в боевиках суперагентам-<text:span text:style-name="T213">Рэмбо</text:span>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216">в самом начале.</text:span></text:p>
      <text:p text:style-name="P13"/>
      <text:p text:style-name="P13">Впрочем, неважно. Эта атака отлично отвлечёт внимание, пока я буду подбираться к Фениксу…</text:p>
      <text:p text:style-name="P10"/>
      <text:p text:style-name="P2">***</text:p>
      <text:p text:style-name="P10"/>
      <text:p text:style-name="P96">~~~Год спустя от основания Эквестрии~~~</text:p>
      <text:p text:style-name="P10"/>
      <text:p text:style-name="P10">Хлоп-хлоп-хлоп…</text:p>
      <text:p text:style-name="P10"/>
      <text:p text:style-name="P10">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10"/>
      <text:p text:style-name="P10">Хлоп-хлоп-хлоп…</text:p>
      <text:p text:style-name="P10"/>
      <text:p text:style-name="P10">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10"/>
      <text:p text:style-name="P10">Хлоп-хлоп-хлоп…</text:p>
      <text:p text:style-name="P10"/>
      <text:p text:style-name="P10">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10"/>
      <text:p text:style-name="P10">Хлопхлопхлоп…</text:p>
      <text:p text:style-name="P10"><text:soft-page-break/></text:p>
      <text:p text:style-name="P10">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217">так </text:span>какой смысл сейчас отгораживаться? Джет по-любому лучше твоей правой руки…</text:p>
      <text:p text:style-name="P10"/>
      <text:p text:style-name="P10">ХЛОПХЛОПХЛОПХЛОПХЛОП!!!</text:p>
      <text:p text:style-name="P10"/>
      <text:p text:style-name="P10">Я прижимаюсь к крупу Джет в последнем, самом <text:s/>мощном толчке, извергаясь в неё фонтаном удовольствия.</text:p>
      <text:p text:style-name="P10"/>
      <text:p text:style-name="P10">-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10"/>
      <text:p text:style-name="P10">Я наклоняюсь вперёд и отвожу в сторону левое крыло.</text:p>
      <text:p text:style-name="P10"/>
      <text:p text:style-name="P10">- Кто бы говорил, подруга! Сама пыхтишь, как кузнечный мех!</text:p>
      <text:p text:style-name="P10"/>
      <text:p text:style-name="P10">Я протягиваю руку и треплю её по радужной чёлке.</text:p>
      <text:p text:style-name="P10"/>
      <text:p text:style-name="P10">- И вообще, полчаса хуфбола, а до того заплыв через озеро к противоположному берегу и обратно, а до того пробежка к озеру наперегонки, а до того полдня руб<text:span text:style-name="T218">ки</text:span> дров и выкапывания картошки — да я просто чемпион этого полушария!</text:p>
      <text:p text:style-name="P10"/>
      <text:p text:style-name="P10">С этими словами я энергично пихаю Джет вперёд. Пегаска зажмуривается от удовольствия.</text:p>
      <text:p text:style-name="P10"/>
      <text:p text:style-name="P10">- Ну, положим, я не от усталости пыхтю-у-у…</text:p>
      <text:p text:style-name="P10"/>
      <text:p text:style-name="P10">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10"/>
      <text:p text:style-name="P10">- А я, положим, ещё не закончил. Так кто тут стар, поняха?</text:p>
      <text:p text:style-name="P10"/>
      <text:p text:style-name="P10">Хлоп-хлоп-хлоп…</text:p>
      <text:p text:style-name="P10"/>
      <text:p text:style-name="P10"><text:soft-page-break/>…</text:p>
      <text:p text:style-name="P10">…</text:p>
      <text:p text:style-name="P10">…</text:p>
      <text:p text:style-name="P10"/>
      <text:p text:style-name="P10">Пегас торопливо докладывает аликорнице, сидящей на <text:span text:style-name="T219">сплетенном</text:span> наспех из веток <text:span text:style-name="T219">лозы</text:span> троне.</text:p>
      <text:p text:style-name="P10"/>
      <text:p text:style-name="P10">-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10">-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10">- Грифоны. Требуют от вас выйти замуж за их принца Гьюто Второго и объединить королевства. В противном случае угрожают войной.</text:p>
      <text:p text:style-name="P10">-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10">- Гуннар Железноклювый.</text:p>
      <text:p text:style-name="P10">- Сообщи ему, что я в восторге от великодушного предложения и приму высокого посла через <text:span text:style-name="T220">месяц</text:span>, которы<text:span text:style-name="T220">й</text:span> понадоб<text:span text:style-name="T220">и</text:span>тся на приготовления к свадьбе.</text:p>
      <text:p text:style-name="P10"/>
      <text:p text:style-name="P10">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10"/>
      <text:p text:style-name="P10">Я затворяю дверь за последним.</text:p>
      <text:p text:style-name="P10"/>
      <text:p text:style-name="P10">- Если у тебя каждый день так<text:span text:style-name="T221">ой</text:span>, не завидую тебе, подруга. У меня уже на втором десятке <text:span text:style-name="T221">посетителей</text:span> стала дёргаться бровь.</text:p>
      <text:p text:style-name="P10">-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10">- Как я понимаю, пони не собираются отказываться от твоих услуг?</text:p>
      <text:p text:style-name="P10">-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10"><text:soft-page-break/>-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10">-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10">- А если взять больше единорогов? И подыскать им руководителя другой расы для баланса?</text:p>
      <text:p text:style-name="P10">- Легко сказать! У меня нет знакомых пони, которым я могла бы доверить руководящую должность.</text:p>
      <text:p text:style-name="P10">- А не пони?</text:p>
      <text:p text:style-name="P10">- Кого ты имеешь ввиду?</text:p>
      <text:p text:style-name="P10">- Ду-у-умай… - я завожу глаза к небу. Иногда эти непарнокопытные бывают до смешного тупыми!</text:p>
      <text:p text:style-name="P10"/>
      <text:p text:style-name="P10">Копыто хлопается в лоб аликорницы с гулким звуком.</text:p>
      <text:p text:style-name="P10"/>
      <text:p text:style-name="P10">-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10">- Для начала мне нужно знать состояние дел. Каков <text:span text:style-name="T222">де</text:span>фицит бюджета? Какая инфляция? Какова закредитованность бизнеса?</text:p>
      <text:p text:style-name="P10">- <text:span text:style-name="T222">Де</text:span>фицит? Инфляция? Закредитованность?</text:p>
      <text:p text:style-name="P10"/>
      <text:p text:style-name="P10">На морде аликорницы написано неподдельное изумление. Теперь пришёл мой черёд хлопать ладонью в фейс.</text:p>
      <text:p text:style-name="P10"/>
      <text:p text:style-name="P10">- Ты хочешь сказать, что не знакома с основами экономики?</text:p>
      <text:p text:style-name="P10">- Хуман, ты говоришь непонятные слова, - жалуется Селестия. - Мне кажется, мы говорим на разных языках.</text:p>
      <text:p text:style-name="P10">- Но <text:span text:style-name="T222">ты </text:span>хоть налоги собираешь?</text:p>
      <text:p text:style-name="P10"/>
      <text:p text:style-name="P10">Ответом мне становится недоуменный взгляд.</text:p>
      <text:p text:style-name="P10"/>
      <text:p text:style-name="P10">-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10"/>
      <text:p text:style-name="P10">Селестия смотрит на меня как на марсианина.</text:p>
      <text:p text:style-name="P10"/>
      <text:p text:style-name="P10"><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text:span text:style-name="T221">Они так скрашивают травяную диету!</text:span> Дом этот построили мы с Луной <text:span text:style-name="T220">по вечерам </text:span>после приёмов за два месяца. И что такое кредиты?</text:p>
      <text:p text:style-name="P10"/>
      <text:p text:style-name="P10">Я осматриваю убранство «тронного зала» аликорницы и мне всё становится ясно.</text:p>
      <text:p text:style-name="P10"/>
      <text:p text:style-name="P10">- <text:span text:style-name="T220">Так в</text:span>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10"/>
      <text:p text:style-name="P10">Уши аликорницы поникли и она грустно улыбнулась.</text:p>
      <text:p text:style-name="P10"/>
      <text:p text:style-name="P10">- Как это ни печально осознавать, ты прав. Я стараюсь быть полезной пони и мне приносит счастье делать их жизнь чуточку легче. <text:span text:style-name="T220">Полгода</text:span> назад мне казалось, стоит напрячься посильнее и проблемы иссякнут. <text:span text:style-name="T222">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222">теперь мне </text:span>часто приходится работать и ночью.</text:p>
      <text:p text:style-name="P10"/>
      <text:p text:style-name="P10">Я сочувственно киваю головой.</text:p>
      <text:p text:style-name="P10"/>
      <text:p text:style-name="P10">-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222">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text:span text:style-name="T220">Племенные армии пегасов, единорогов и земнопони — хорошо, но они не будут </text:span><text:span text:style-name="T223">уходить далеко от дома и не будут выполнять приказы командиров других рас. Для охраны дальних рубежей тебе понадобится объединённая армия.</text:span> Так это работает.</text:p>
      <text:p text:style-name="P10">- Слишком запутанно, - бормочет аликорница. - Я не справлюсь.</text:p>
      <text:p text:style-name="P10">-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222">Мне самому у</text:span>дивительно, но я <text:span text:style-name="T223">почему-то </text:span>шарю в экономике <text:span text:style-name="T223">и государственном устройстве</text:span>, хотя и не помню, откуда. Хотя, конечно, ты можешь оставить всё как есть и просто отказывать всем пони, которых уже не в силах принять.</text:p>
      <text:p text:style-name="P10">-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10"/>
      <text:p text:style-name="P10"><text:soft-page-break/>Я сажусь рядом с <text:span text:style-name="T223">аликорницей</text:span> и потираю пальцем подбородок.</text:p>
      <text:p text:style-name="P10"/>
      <text:p text:style-name="P10">- Отлично. Итак, запоминай…</text:p>
      <text:p text:style-name="P10"/>
      <text:h text:style-name="P8" text:outline-level="2">Глава 16</text:h>
      <text:p text:style-name="P2"/>
      <text:p text:style-name="P97">Момент счастья! И отчаяния. Я вижу Тебя - и не могу при<text:span text:style-name="T224">коснуться</text:span>. Мы в разных мирах. Я - призрак, ты - явь. Нам не встретиться…</text:p>
      <text:p text:style-name="P2"/>
      <text:p text:style-name="P98">Звон будильника чуть не проломил башку. Я открыл глаза.</text:p>
      <text:p text:style-name="P98"/>
      <text:p text:style-name="P98">Чёрт! На работу! Опять опаздываю!</text:p>
      <text:p text:style-name="P98"/>
      <text:p text:style-name="P98">Я вскакиваю с постели и хватаюсь за футболку, прыгая одной ногой в штанине.</text:p>
      <text:p text:style-name="P98"/>
      <text:p text:style-name="P98">Стоп!</text:p>
      <text:p text:style-name="P98"/>
      <text:p text:style-name="P98">Какая, к чёрту, работа? Какой, к чёрту, будильник? Неделю я не выхожу из дома, взяв отпуск за свой счёт. Хэвэн сказала ждать.</text:p>
      <text:p text:style-name="P98"/>
      <text:p text:style-name="P98">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98"/>
      <text:p text:style-name="P98">«Срочно приходи»</text:p>
      <text:p text:style-name="P13"/>
      <text:p text:style-name="P11"><text:span text:style-name="Default_20_Paragraph_20_Font"><text:span text:style-name="T8">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8"> ней </text:span></text:span><text:span text:style-name="Default_20_Paragraph_20_Font"><text:span text:style-name="T8">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3"/>
      <text:p text:style-name="P13"><text:s/>…</text:p>
      <text:p text:style-name="P13"/>
      <text:p text:style-name="P13"><text:soft-page-break/>-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3"/>
      <text:p text:style-name="P13">…</text:p>
      <text:p text:style-name="P11"><text:span text:style-name="Default_20_Paragraph_20_Font"><text:span text:style-name="T8"/></text:span></text:p>
      <text:p text:style-name="P11"><text:span text:style-name="Default_20_Paragraph_20_Font"><text:span text:style-name="T8">…входной шлюз в шестой узел расположен </text:span></text:span><text:span text:style-name="Default_20_Paragraph_20_Font"><text:span text:style-name="T18">в подвале офисного центра «</text:span></text:span><text:span text:style-name="Default_20_Paragraph_20_Font"><text:span text:style-name="T16">Datamax</text:span></text:span><text:span text:style-name="Default_20_Paragraph_20_Font"><text:span text:style-name="T18">». </text:span></text:span><text:span text:style-name="Default_20_Paragraph_20_Font"><text:span text:style-name="T8">Там нет охраны, все полагаются на электронику, которую я уже «подкрутила»…</text:span></text:span></text:p>
      <text:p text:style-name="P13">…</text:p>
      <text:p text:style-name="P13">… вентиляционная шахта четырнадцатого узла выходит в систему вентиляции метро, вход — на перегоне между станциями Центральной и Островом…</text:p>
      <text:p text:style-name="P13">…</text:p>
      <text:p text:style-name="P13">…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225">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3">- Вполне, - киваю я.</text:p>
      <text:p text:style-name="P99">- Тогда передаю т</text:p>
      <text:p text:style-name="P99">ебя твоим коллегам. Они хотят повидаться с тобой. Я подожду за дверью…</text:p>
      <text:p text:style-name="P13"/>
      <text:p text:style-name="P13">Хэвэн выходит из тронного зала и в опустевшем проёме появляется Анита. За ней входят и остальные из первой четвёрки.</text:p>
      <text:p text:style-name="P13"/>
      <text:p text:style-name="P13">- Здорово, Дед.</text:p>
      <text:p text:style-name="P13">- Привет, Анита.</text:p>
      <text:p text:style-name="P13">- Зови меня Молния. Человеческое имя я уж стала забывать. Как и прошлую жизнь.</text:p>
      <text:p text:style-name="P13">- Молния? Неплохое имя.</text:p>
      <text:p text:style-name="P13">- <text:span text:style-name="T226">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3"/>
      <text:p text:style-name="P13">Я смеюсь в ответ.</text:p>
      <text:p text:style-name="P13"/>
      <text:p text:style-name="P13">- Неужели ты забыла, что физику тут устанавливает Хэвэн? Как она захочет, так и будет.</text:p>
      <text:p text:style-name="P13">- Нет! - крутит носом Молния. - Это ты забыл. Хэвэн <text:span text:style-name="T227">ничего не фантазирует, она </text:span>моделирует тот, реальный мир <text:span text:style-name="T227">с седьмой волны</text:span>, стараясь воссоздать всё с максимальной точностью. Я <text:span text:style-name="T227">ещё не всё </text:span><text:soft-page-break/><text:span text:style-name="T227">забыла</text:span>! <text:span text:style-name="T227">Пока ещё! </text:span>И свою прошлую жизнь, и проект, и как тут оказалась. Как там наши оболочки, кстати?</text:p>
      <text:p text:style-name="P13">- Нормально. Алекс поместил их в строго охраняемую больницу. Ходят по палате, сами себя вполне обслуживают, связно общаются. Хотя и без смысла.</text:p>
      <text:p text:style-name="P13">-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text:span text:style-name="T227">десяти процентов</text:span> информационного слепка индивидуума. Как правило, остаётся больше.</text:p>
      <text:p text:style-name="P13">- Ты вернёшься?</text:p>
      <text:p text:style-name="P13">-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3">- Жаль. Мне тебя не хватает там. Как и всех вас, - я оглядываюсь на остальных.</text:p>
      <text:p text:style-name="P13">- Плохо, что Алекс перекрыл эмиграцию. Вот, кстати, в связи с этим мы и пришли.</text:p>
      <text:p text:style-name="P13"/>
      <text:p text:style-name="P13">Молния оглядывается на остальных. Те согласно кивают.</text:p>
      <text:p text:style-name="P13"/>
      <text:p text:style-name="P13">- У нас для тебя есть подарок.</text:p>
      <text:p text:style-name="P13">- Подарок?</text:p>
      <text:p text:style-name="P13">- Наши <text:span text:style-name="T226">оболочки… Т</text:span>ела. - Молния хихикает. - Звучит двусмысленно, но как уж есть. Наши <text:span text:style-name="T226">остатки в физическом мире</text:span>. Те, что в сейчас валяются на койках в психушке. Мы дарим их тебе.</text:p>
      <text:p text:style-name="P13">- Эээ… Зачем мне ваши тела? Что ты задумала?</text:p>
      <text:p text:style-name="P13"/>
      <text:p text:style-name="P13">Молния снова хихикает.</text:p>
      <text:p text:style-name="P13"/>
      <text:p text:style-name="P13">- Не ты один умеешь встраивать секретные протоколы, Дед! Да-да, мы знаем о паре пасхалок, что ты зашил в Хэвэн. <text:span text:style-name="T226">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3">- Что? Ты о чём?</text:p>
      <text:p text:style-name="P100">-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226">С</text:span>ила, превышающая нормальную <text:span text:style-name="T226">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228">и в экстремальных температурах</text:span>. <text:span text:style-name="T229">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226">предусмотрела</text:span> эту возможность для того, чтобы помочь <text:span text:style-name="T226">им спастись. Но так как </text:span><text:span text:style-name="T229">они 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100"><text:soft-page-break/><text:span text:style-name="T229">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229">возле наших оболочек </text:span>и после этого давай команды. Вроде «<text:span text:style-name="T228">оператор четыре, </text:span>слома<text:span text:style-name="T228">й</text:span> эту стену» или «<text:span text:style-name="T228">оператор двенадцать, </text:span>раскида<text:span text:style-name="T228">й</text:span> эту преграду». Ты будешь удивлён, ручаюсь!</text:p>
      <text:p text:style-name="P13"/>
      <text:p text:style-name="P13">Я молча смотрю на Молнию, стараясь переварить услышанное.</text:p>
      <text:p text:style-name="P13"/>
      <text:p text:style-name="P13">- Ты… Вы…</text:p>
      <text:p text:style-name="P13">- Мы дарим тебе готовых <text:span text:style-name="T229">к действию </text:span>биороботов с серьёзными скилами. Распоряжайся как хочешь. <text:span text:style-name="T230">Только, чур, не в интимных целях!</text:span></text:p>
      <text:p text:style-name="P13"/>
      <text:p text:style-name="P101">Молния смеётся.</text:p>
      <text:p text:style-name="P13"/>
      <text:p text:style-name="P13">- <text:span text:style-name="T227">Я говорю от лица всех эмигрировавших, не только от нашей четвёрки. Все тридцать четыре Учителя вручают тебе свои тела.</text:span></text:p>
      <text:p text:style-name="P13">- Но ведь это вы… Я не хочу… Я не могу…</text:p>
      <text:p text:style-name="P99">- Это не мы. Мы — это вот, - Молния стучит себя копытом в грудь. - А там остались ненужные нам оболочки. <text:span text:style-name="T227">Скорлупа, в</text:span> котор<text:span text:style-name="T227">ую</text:span>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 <text:span text:style-name="T227">Твоё дело — использовать их по своему усмотрению, или забыть про них.</text:span></text:p>
      <text:p text:style-name="P13"/>
      <text:p text:style-name="P13">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2"/>
      <text:p text:style-name="P2">***</text:p>
      <text:p text:style-name="P10"/>
      <text:p text:style-name="P2">~~~Десять лет от основания Эквестрии~~~</text:p>
      <text:p text:style-name="P2"/>
      <text:p text:style-name="P10">-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10"/>
      <text:p text:style-name="P10">Бригадир из племени Камнезадов чешет потную шею и сплёвывает.</text:p>
      <text:p text:style-name="P10"/>
      <text:p text:style-name="P10">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text:soft-page-break/>она окупается <text:span text:style-name="T231">сторицей</text:span>. Бригадир не даёт лодырничать подопечным, те в ответ не дают ему подворовывать. <text:s/>Идиллия!</text:p>
      <text:p text:style-name="P10"/>
      <text:p text:style-name="P10">-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10"/>
      <text:p text:style-name="P10">Шея Фенса краснеет. Видно, что он еле сдерживается.</text:p>
      <text:p text:style-name="P10"/>
      <text:p text:style-name="P10">-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10"/>
      <text:p text:style-name="P10">Бухтение обиженного бригадира наконец стихает на улице. Я возвращаюсь к чертежам.</text:p>
      <text:p text:style-name="P10"/>
      <text:p text:style-name="P10">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10"/>
      <text:p text:style-name="P102">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231">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102"/>
      <text:p text:style-name="P102">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102"/>
      <text:p text:style-name="P10">Чертежи летят в стол. Я закрываю ящик на ключ и выхожу из строительной каптёрки.</text:p>
      <text:p text:style-name="P10">Всё, хватит с меня этого дерьма на сегодня!</text:p>
      <text:p text:style-name="P10"><text:soft-page-break/></text:p>
      <text:p text:style-name="P10">Дом встречает привычным уютом гостиной с тростниковыми циновками и не застеленной с утра постел<text:span text:style-name="T231">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10"/>
      <text:p text:style-name="P10">Успеваю выпить <text:span text:style-name="T231">фужер</text:span> на залитом вечерними лучами балконе, когда крылья закрывают мне глаза, а талию и плечи крепко обхватывают пружинистые ноги.</text:p>
      <text:p text:style-name="P10"/>
      <text:p text:style-name="P10">- Угадай с третьего раза, кто? - слышу над ухом знакомый голос.</text:p>
      <text:p text:style-name="P10"/>
      <text:p text:style-name="P10">Я на ощупь ставлю бокал на столик и отрываю крылья от глаз.</text:p>
      <text:p text:style-name="P10"/>
      <text:p text:style-name="P103">- Я и с первого раза отлично угадаю, Джет. Твои <text:span text:style-name="T232">разномастные </text:span><text:span text:style-name="T233">леталки-</text:span><text:span text:style-name="T232">махалки </text:span>ни с чем не спутаешь.</text:p>
      <text:p text:style-name="P10">- Это точно, - хихикает Джет и тащит меня к постели, неистово молотя крыльями. Я по пути привычно успеваю сбросить одежду…</text:p>
      <text:p text:style-name="P10"/>
      <text:p text:style-name="P10">…</text:p>
      <text:p text:style-name="P10"/>
      <text:p text:style-name="P10">-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10">- Недоставать? - недоумеваю я.</text:p>
      <text:p text:style-name="P10">- Я прилетела попрощаться, Хум. Я, вроде как, нашла себе жеребца. Мы познакомились, когда я искала партнёра для основания лётной школы. Ну, знаешь, маленькие пегасы совсем плохо летают, <text:span text:style-name="T234">я тебе рассказывала</text:span>.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10">- Но… Как же… Мы?</text:p>
      <text:p text:style-name="P10">- Извини, <text:s/>- мягко останавливает Джет. - Мы друзья, Хум. <text:span text:style-name="T234">Ты сам много раз заявлял это.</text:span> За эти годы я много думала о нас. Мы могли бы… могли бы создать табун, но с тобой у меня не будет жеребят. <text:span text:style-name="T232">Я</text:span> ведь много раз пытал<text:span text:style-name="T232">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text:span text:style-name="T234">должны </text:span>выраст<text:span text:style-name="T234">и</text:span>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10">- Постой, как Платина могла исследовать мои гаметы? Я не сдавал их ей для исследований.</text:p>
      <text:p text:style-name="P10">- Ты такой глупый, Хуман, - невинно хлопает глазами Джет. - Их сдавала я. Я ведь хотела основать с тобой табун и пыталась решить проблему.</text:p>
      <text:p text:style-name="P10"><text:soft-page-break/>- Ты хотела… и пыталась?</text:p>
      <text:p text:style-name="P10">- Ага, - кивает головой пегаска. — <text:span text:style-name="T232">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232">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232">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 <text:span text:style-name="T234">Магия не действует на тебя.</text:span></text:p>
      <text:p text:style-name="P10"/>
      <text:p text:style-name="P10">Джет вздыхает.</text:p>
      <text:p text:style-name="P10"/>
      <text:p text:style-name="P10">- Табун не будет прочным, если кто-то в нём будет несчастен, Хум. А я… Мне нужны жеребята. И я не могу больше ждать. <text:span text:style-name="T234">Мы уже десять лет вместе.</text:span></text:p>
      <text:p text:style-name="P10">- Да, конечно, без проблем, - с улыбкой отвечаю я, хотя душа во мне медленно леденеет.</text:p>
      <text:p text:style-name="P10"/>
      <text:p text:style-name="P10">Всё правильно, всё именно так, как она говорит. Мы уже десять лет друзья и у нас нет потомства, хотя мы никогда не предохранялись. <text:span text:style-name="T232">Я даже как-то не задумывался об этом. </text:span>Почему же мне так холодно?</text:p>
      <text:p text:style-name="P10"/>
      <text:p text:style-name="P10">- Надеюсь, ты будешь иногда заглядывать на огонёк? Просто посидеть на балконе по-дружески, за кружкой пива?</text:p>
      <text:p text:style-name="P10"/>
      <text:p text:style-name="P10">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text:span text:style-name="T234">И они будут также фальшиво смеяться на мои. А</text:span> внутри меня будет ад. Да, мы <text:span text:style-name="T234">всего лишь </text:span>дружили, это верно… Но всё равно я знал, что она была моя. И теперь мне будет больно.</text:p>
      <text:p text:style-name="P10"/>
      <text:p text:style-name="P10">Похоже, это понимает и Джет.</text:p>
      <text:p text:style-name="P10"/>
      <text:p text:style-name="P10">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10"/>
      <text:p text:style-name="P10">Холодно.</text:p>
      <text:p text:style-name="P10"/>
      <text:p text:style-name="P10">…</text:p>
      <text:p text:style-name="P104">…</text:p>
      <text:p text:style-name="P104">…</text:p>
      <text:p text:style-name="P104"><text:soft-page-break/></text:p>
      <text:p text:style-name="P10">Камни прыгают по водной глади, оставляя дорожки расходящихся следов. Я бесцельно кидаю плоск<text:span text:style-name="T233">ую</text:span> <text:span text:style-name="T233">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10"/>
      <text:p text:style-name="P10">- Хуман, вот ты где! Я ищу тебя с полудня!</text:p>
      <text:p text:style-name="P10"/>
      <text:p text:style-name="P10">Белая фигура планирует на берег озера.</text:p>
      <text:p text:style-name="P10"/>
      <text:p text:style-name="P10">- Хуман, мне надо поговорить с тобой!</text:p>
      <text:p text:style-name="P10"/>
      <text:p text:style-name="P10">Я бросаю камни в озеро, один за другим.</text:p>
      <text:p text:style-name="P10"/>
      <text:p text:style-name="P10">- Привет, Сел. Как прошёл первый приём в новом зале?</text:p>
      <text:p text:style-name="P10">-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10">- Вот и отлично! Вспомни, как ты сопротивлялась этому проекту. «Замок съест слишком много финансов, мы не сможем субсидировать фермеров <text:span text:style-name="T235">К</text:span>аменистой долины!» - твои слова? Но, как видишь, авторитет власти подкрепляется в том числе и резиденцией монарха. А авторитет может многое…</text:p>
      <text:p text:style-name="P10">- Да, да, ты был прав, мой друг… Но Хуман, я сейчас не об этом… Мне нужна твоя помощь.</text:p>
      <text:p text:style-name="P11"><text:span text:style-name="T7">- Вот уже десять лет, как я помогаю тебе Сел. </text:span><text:span text:style-name="T236">До сих пор для тебя не было проблемой обращаться ко мне во время службы. </text:span><text:span text:style-name="T7">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10"/>
      <text:p text:style-name="P10">С этими словами я <text:span text:style-name="T233">с особой силой </text:span>швыряю в пруд каменный блин. Нас окатывает туча брызг.</text:p>
      <text:p text:style-name="P10"/>
      <text:p text:style-name="P10">Селестия молча переминается с ноги на ногу. Её медленно заливает краска.</text:p>
      <text:p text:style-name="P10"/>
      <text:p text:style-name="P10">- Что касается гамет, то аликорны не совместимы ни с кем, - тихо говорит она. - Увы, проверено.</text:p>
      <text:p text:style-name="P10">-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10">- О-о-о, понимаю, - кивает аликорница. - Моё сочувствие. Я приду к тебе позже.</text:p>
      <text:p text:style-name="P10">- Не надо позже. Что <text:span text:style-name="T235">там </text:span>у тебя?</text:p>
      <text:p text:style-name="P10"><text:soft-page-break/>- Ты будешь смеяться горьким смехом, но я в схожем положении. Только от тебя ушла твоя особенная пони, а от меня уходит сестра.</text:p>
      <text:p text:style-name="P10"/>
      <text:p text:style-name="P10">Аликорница с убитым видом садится на берег рядом со мной и продолжает.</text:p>
      <text:p text:style-name="P10"/>
      <text:p text:style-name="P10">-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10">- О чём ты говоришь? Я видел вас мельком на приёме сегодня — вы отлично смотрелись вместе и говорили и действовали в унисон.</text:p>
      <text:p text:style-name="P10">-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text:span text:style-name="T235">Е</text:span>ё это очень ранит. <text:span text:style-name="T235">И свою горечь она переносит на меня.</text:span></text:p>
      <text:p text:style-name="P10"/>
      <text:p text:style-name="P10">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0"/>
      <text:p text:style-name="P10">-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0"/>
      <text:p text:style-name="P10">Селестия удивлённо смотрит на меня.</text:p>
      <text:p text:style-name="P10"/>
      <text:p text:style-name="P10">-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233">л</text:span>уны и Эквуса — всё равно пони считают, что я <text:span text:style-name="T237">призіваю</text:span> Солнце, <text:span text:style-name="T237">в то время, как Луна его прогоняет</text:span>. Так это выглядит со стороны — потому что я работаю на рассвете, в то время, как Лу<text:span text:style-name="T237">на</text:span> выходит вечером. Увы, это её и подводит. Все считают, что она приносит<text:span text:style-name="T24"> </text:span><text:span text:style-name="T237">в</text:span><text:span text:style-name="T24"> </text:span>Эквус ночь.</text:p>
      <text:p text:style-name="P10">- Даже если и так, что в этом плохого? Ночь — чудесное время суток!</text:p>
      <text:p text:style-name="P10"/>
      <text:p text:style-name="P10">Аликорница вымученно улыбается.</text:p>
      <text:p text:style-name="P10"/>
      <text:p text:style-name="P10">-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 text:style-name="T237">Похоже, о</text:span>на считает, что я специально настраиваю пони, чтобы они любили только меня. Я чувствую это в её взгляде, в её жестах и речи.</text:p>
      <text:p text:style-name="P10"/>
      <text:p text:style-name="P10"><text:soft-page-break/>Аликорница вздыхает.</text:p>
      <text:p text:style-name="P10"/>
      <text:p text:style-name="P10">- Сегодняшний приём стал знаковым для меня. Так подчёркнуто Лулу меня ещё <text:span text:style-name="T237">никогда </text:span>не игнорировала! Это невозможно больше скрывать и это невозможно <text:span text:style-name="T24">д</text:span><text:span text:style-name="T237">а</text:span><text:span text:style-name="T24">льше</text:span> затягивать. Потому у меня есть к тебе просьба. Ты <text:span text:style-name="T233">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text:span text:style-name="T237">меньше</text:span>,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10"/>
      <text:p text:style-name="P10">Я тяжко вздыхаю. Разруливать семейные дрязги — задание как раз для тебя, Хуман! Особенно если учесть, что свою семью ты сохранить не сумел.</text:p>
      <text:p text:style-name="P10"/>
      <text:p text:style-name="P10">- Сел, ты знаешь, как я к тебе отношусь. Во всём мире у меня нет никого ближе тебя — <text:span text:style-name="T237">особенно теперь</text:span>.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0"/>
      <text:p text:style-name="P10">Аликорница радостно пытается обнять меня, но я вытягиваю ладонь и останавливаю её.</text:p>
      <text:p text:style-name="P10"/>
      <text:p text:style-name="P10">- Пожалуйста, без этих нежностей! Ты начинаешь напоминать принцессу Платину в состоянии магически стимулированной охоты. Не надо.</text:p>
      <text:p text:style-name="P10"/>
      <text:p text:style-name="P10">Селестия заводит глаза в потолок и вздыхает.</text:p>
      <text:p text:style-name="P10"/>
      <text:p text:style-name="P10">- Десять лет! Десять лет продолжается наша дружба, а ты всё подозреваешь меня в сексуальных домогательствах. <text:span text:style-name="T237">Десять лет т</text:span><text:span text:style-name="T235">ы</text:span><text:span text:style-name="T237"> отвергаешь дружеские обнимашки! </text:span>Воистину, Платина оставила незаживающую рану в твоей душе!</text:p>
      <text:p text:style-name="P10"/>
      <text:p text:style-name="P10">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10"/>
      <text:p text:style-name="P10">- Не обращай внимания. Я уже давно забыл о Платине. Просто считай это моими маленькими заморочками. <text:span text:style-name="T235">Никаких обнимашек! </text:span>Я поговорю с Луной.</text:p>
      <text:p text:style-name="P10">- Ты настоящий друг, мой маленький человек! И, да, у меня к тебе есть вторая просьба.</text:p>
      <text:p text:style-name="P10">- Только не говори, что у тебя есть ещё один разговор с твоей сестрой!</text:p>
      <text:p text:style-name="P103"><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103"><text:span text:style-name="T233">Как ты знаешь, д</text:span>о конца следующего <text:span text:style-name="T233">месяца наш замок</text:span> должен быть закончен, но я уже неделю не могу придумать ему название.</text:p>
      <text:p text:style-name="P10">- Нашла проблему! Назови его «Диснейленд».</text:p>
      <text:p text:style-name="P10">- Красивое название! А что оно означает?</text:p>
      <text:p text:style-name="P10">- Не помню, - я пожимаю плечами, - мне просто первым пришло в голову это слово.</text:p>
      <text:p text:style-name="P10"/>
      <text:p text:style-name="P10">Селестия задумывается и кивает.</text:p>
      <text:p text:style-name="P10"/>
      <text:p text:style-name="P10">- Хм-м. Диснейленд. Да будет так.</text:p>
      <text:p text:style-name="P10">- Стоп, я передумал!</text:p>
      <text:p text:style-name="P10"/>
      <text:p text:style-name="P10">Аликорница удивлённо смотрит на меня.</text:p>
      <text:p text:style-name="P10"/>
      <text:p text:style-name="P10">- В чём дело, Хуман?</text:p>
      <text:p text:style-name="P10">- Можно немного помочь мне с первым заданием, если назвать его «Замок Двух Сестёр». Тогда Луна поймёт, что ты думаешь о ней.</text:p>
      <text:p text:style-name="P10"/>
      <text:p text:style-name="P10">Лик Селестии озаряется, она кивает с улыбкой.</text:p>
      <text:p text:style-name="P10"/>
      <text:p text:style-name="P10">- Разумеется! Ты гений! Как я сама не подумала! Луна увидит, что я по-прежнему люблю её, а ты подтвердишь это в разговоре. Я верну свою сестру!</text:p>
      <text:p text:style-name="P10"/>
      <text:p text:style-name="P10">Ха! Если бы всё было так просто!</text:p>
      <text:p text:style-name="P10"/>
      <text:p text:style-name="P10">…</text:p>
      <text:p text:style-name="P103">…</text:p>
      <text:p text:style-name="P103">…</text:p>
      <text:p text:style-name="P103"/>
      <text:p text:style-name="P10">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238">висячими</text:span> мостиками.</text:p>
      <text:p text:style-name="P10"><text:soft-page-break/></text:p>
      <text:p text:style-name="P10">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238">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10"/>
      <text:p text:style-name="P10">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10"/>
      <text:p text:style-name="P10">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10"/>
      <text:p text:style-name="P10">Я прохожу под арку ворот.</text:p>
      <text:p text:style-name="P10"/>
      <text:p text:style-name="P10">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10"/>
      <text:p text:style-name="P10">«…Основы <text:s/>военной тактики с практическими примерами…»</text:p>
      <text:p text:style-name="P10"/>
      <text:p text:style-name="P105">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105"/>
      <text:p text:style-name="P105">Я располагаюсь на пуфике <text:span text:style-name="T238">у</text:span> стены и жду.</text:p>
      <text:p text:style-name="P105"/>
      <text:p text:style-name="P10">Песок в часах ещё не успевает полностью просыпаться из верхней колбы в нижнюю, когда большая тень за гардинами опускается на балкон.</text:p>
      <text:p text:style-name="P10"/>
      <text:p text:style-name="P10">- Хуман? Что привело тебя в Наш скромный чертог?</text:p>
      <text:p text:style-name="P10"/>
      <text:p text:style-name="P10">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10"><text:soft-page-break/></text:p>
      <text:p text:style-name="P10">-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10">- Ты хочешь спросить, почему Мы сторонимся своей сестры? - напрямик спрашивает Луна.</text:p>
      <text:p text:style-name="P10">- Да, - облегчённо выдыхаю я. Иногда прямота тёмной аликорницы приходится весьма кстати.</text:p>
      <text:p text:style-name="P10"/>
      <text:p text:style-name="P10">Луна оборачивается и долго смотрит на меня немигающим взглядом. Я выдерживаю этот взгляд, хотя кожа на шее покрывается пупырышками.</text:p>
      <text:p text:style-name="P10">В конце-концов аликорница легонько кивает и опять поворачивается к стряпне. Густой кофейный аромат дразнит ноздри.</text:p>
      <text:p text:style-name="P10"/>
      <text:p text:style-name="P10">- Мы рады, что сестра послала с этим вопросом не кого-нибудь, а тебя, Хуман. Давно было пора. Мы заждались, - чеканит она.</text:p>
      <text:p text:style-name="P10"/>
      <text:p text:style-name="P10">Мои уши багровеют, я хочу провалиться сквозь пол. Быстро же меня раскусили! Я же предупреждал Селестию, что не <text:span text:style-name="T239">силён в дипломатии</text:span>!</text:p>
      <text:p text:style-name="P10"/>
      <text:p text:style-name="P10">- Вот как? Я весь во внимании…</text:p>
      <text:p text:style-name="P10">-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10"/>
      <text:p text:style-name="P10">Аликорница отходит от кухонного уголка, левитируя поднос с тёплыми круассанами, кофейником <text:s/>и двумя чашками кофе.</text:p>
      <text:p text:style-name="P10"/>
      <text:p text:style-name="P10">-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 <text:span text:style-name="T239">Мне больно смотреть, как моя семья рушится.</text:span></text:p>
      <text:p text:style-name="P10"/>
      <text:p text:style-name="P10">Аликорница улыбается уголками губ и коротко кивает.</text:p>
      <text:p text:style-name="P10"/>
      <text:p text:style-name="P10">- Тогда слушай.</text:p>
      <text:p text:style-name="P10"/>
      <text:p text:style-name="P106">Я с благодарностью принимаю кофе с круассаном и усаживаюсь поудобнее.</text:p>
      <text:p text:style-name="P10"/>
      <text:p text:style-name="P10"><text:soft-page-break/>- Всё сущее, <text:span text:style-name="T238">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10"/>
      <text:p text:style-name="P10">Аликорница задумчиво откусывает круассан и продолжает.</text:p>
      <text:p text:style-name="P10"/>
      <text:p text:style-name="P10">- К чему я это говорю тебе? Хуман, ты, наверное, не раз задумывался, откуда мы с сестрой родом? Ведь таких как мы, в Эквусе больше нет нигде.</text:p>
      <text:p text:style-name="P10">- Вообще-то, я думал, вы — плод союза единорога и пегаса. Может, ещё и земнопони поучаствовал, уж слишком вы <text:span text:style-name="T238">большие и </text:span>крепкие, - со смешком говорю я. - Хотя, Платина, вот, тоже сказала, что вы уникальны.</text:p>
      <text:p text:style-name="P10">-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text:span text:style-name="T239">от </text:span>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10">-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10">- У нас есть самцы. - Луна делает нервный глоток кофе и продолжает. - Там, откуда мы пришли, достаточно самцов. Было.</text:p>
      <text:p text:style-name="P10"/>
      <text:p text:style-name="P10">Аликорница печально вздыхает. Видно, что эта тема неприятна для неё.</text:p>
      <text:p text:style-name="P10"/>
      <text:p text:style-name="P10">-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10">- Каким образом <text:span text:style-name="T240">ты собралась показывать</text:span>? У тебя где-то спрятана видеосистема с пятиканальным звуком?</text:p>
      <text:p text:style-name="P10">- Ты часто используешь непонятные слова, Хуман. Мы уж привыкли. Неважно. Следуй за Нами.</text:p>
      <text:p text:style-name="P10"/>
      <text:p text:style-name="P10">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10"/>
      <text:p text:style-name="P10">-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text:soft-page-break/>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10"/>
      <text:p text:style-name="P10">Луна выходит на балкон. Я следую за ней.</text:p>
      <text:p text:style-name="P10"/>
      <text:p text:style-name="P10">- Приглядись внимательно, Хуман. Что ты видишь?</text:p>
      <text:p text:style-name="P10"/>
      <text:p text:style-name="P10">Аликорница обводит крылом заброшенный сад, окружающий башню с трёх сторон.</text:p>
      <text:p text:style-name="P10"/>
      <text:p text:style-name="P10">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text:span text:style-name="T241">В</text:span>ечнодикий лес.</text:p>
      <text:p text:style-name="P10"><text:span text:style-name="T241">М</text:span>еня пробирает озноб. Холодные мурашки мерзко шмыгают по спине, вызывая желание поёжиться.</text:p>
      <text:p text:style-name="P10"/>
      <text:p text:style-name="P10">- Парк. Он слишком старый. Дворцу нет и <text:span text:style-name="T240">года</text:span>, а парку на вид все пятьдесят. Как такое может быть? Когда я шёл сюда, он был на вид несколько запущенным, но не старым.</text:p>
      <text:p text:style-name="P10">- Ты правильно подметил <text:span text:style-name="T241">странность</text:span>,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10"/>
      <text:p text:style-name="P10">Луна внезапно прилегает у моих ног.</text:p>
      <text:p text:style-name="P10"/>
      <text:p text:style-name="P10">- Садись Нам на спину, Хуман. Сновидение, которое Мы хотим тебе показать, находится довольно далеко отсюда. Нам нужно двигаться быстро.</text:p>
      <text:p text:style-name="P10"/>
      <text:p text:style-name="P10">Оторопь от предложения тёмной аликорницы быстро забывается в свете следующих вскоре событий.</text:p>
      <text:p text:style-name="P10"/>
      <text:p text:style-name="P10">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text:soft-page-break/>выравнивает полёт у самой земли. И вместо того, чтобы закричать, я поперхаюсь набранным в грудь воздухом.</text:p>
      <text:p text:style-name="P10"/>
      <text:p text:style-name="P10">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10"/>
      <text:p text:style-name="P10">Равнина сменяется крохотным <text:span text:style-name="T241">городским</text:span> поселением посреди мрачного леса. Четыре высоких <text:span text:style-name="T241">обшарпанных </text:span>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240">лося</text:span>. Кладбище ржав<text:span text:style-name="T240">ых автомобилей, автобусов и экскаваторов</text:span> примыкает к периметру посёлка с противоположной стороны…</text:p>
      <text:p text:style-name="P10"/>
      <text:p text:style-name="P10">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10"/>
      <text:p text:style-name="P10">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10"/>
      <text:p text:style-name="P10">Ландшафты сменяются с огромной скоростью, весь полёт занимает от силы <text:span text:style-name="T240">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10"/>
      <text:p text:style-name="P10">Конец полёта ошеломляет не меньше.</text:p>
      <text:p text:style-name="P107"/>
      <text:p text:style-name="P10">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10"/>
      <text:p text:style-name="P10">-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10">-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10"><text:soft-page-break/></text:p>
      <text:p text:style-name="P10">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10">- Нам надо немного пройти, - тихо говорит она. - Тут недалеко.</text:p>
      <text:p text:style-name="P10"/>
      <text:p text:style-name="P108"><text:span text:style-name="T242">Мы приземлились на небольшом уступе скалы. Старая дорога тянется отсюда до подножия горы замшелыми камнями. </text:span><text:span text:style-name="T243">Огромн</text:span><text:span text:style-name="T244">ый</text:span><text:span text:style-name="T243">, неестественно близкий спутник с ясно видимыми кратерами висит перед нами пока мы идём </text:span><text:span text:style-name="T245">мимо редких изогнутых</text:span><text:span text:style-name="T243"> сосен. Второй </text:span><text:span text:style-name="T245">спутник</text:span><text:span text:style-name="T243">, намного меньше, виднеется у самого горизонта. Редкие деревья расступаются и мы выходим </text:span><text:span text:style-name="T245">к</text:span><text:span text:style-name="T243"> </text:span><text:span text:style-name="T245">обрыву</text:span><text:span text:style-name="T243">. На фоне серебряной тарелки луны поодаль виднеется одинокий </text:span><text:span text:style-name="T245">отрог</text:span><text:span text:style-name="T243"> с </text:span><text:span text:style-name="T246">замком</text:span><text:span text:style-name="T243">, прилепившимся к склону. Острые, невообразимо длинные шпили замка цвета слоновой кости пронзают штормовое небо в </text:span><text:span text:style-name="T247">десятках</text:span><text:span text:style-name="T243"> мест. Ниточки мостовых переходов связывают башни хрустальной паутиной. </text:span><text:span text:style-name="T247">Мрачная г</text:span><text:span text:style-name="T243">ромада </text:span><text:span text:style-name="T247">цитадели </text:span><text:span text:style-name="T243">нависает над </text:span><text:span text:style-name="T247">склоном</text:span><text:span text:style-name="T243">.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span></text:p>
      <text:p text:style-name="P109">Замок окружает стена, на которой я с удивлением замечаю современного вида орудийные башни и какие-то ощетинившиеся стволами полусферы поменьше.</text:p>
      <text:p text:style-name="P110">Целостность стен<text:span text:style-name="T7">ы</text:span> нарушает огр<text:span text:style-name="T7">омный сигарообразный объект, напоминающий помесь линкора с дирижаблем. Он продавил стену металлическим брюхом и на добрую четверть зарылся носом внутрь крепости. В месте пересечения летучего корабля со стеной его корпус искрится от жал тысяч небольших молний, порождаемых некоей почти невидимой мембраной. Кажется, стена, окружающая замок, имеет продолжение в виде невидимой сферы, чью целостность этот корабль нарушил.</text:span></text:p>
      <text:p text:style-name="P111">От шпилей крепости и настенных стволов к летучему линкору тянутся огненные трассы залпов, линкор огрызается в ответ. Из его открытых люков на территорию крепости высыпаются сотни подвижных точек. Даже сюда доносится торжествующий вой толпы и лязг холодного оружия.</text:p>
      <text:p text:style-name="P112">На моих глазах одна из <text:span text:style-name="T248">стрельчатых </text:span>башен<text:span text:style-name="T248">ек</text:span> <text:span text:style-name="T248">вздрагивает </text:span>и <text:span text:style-name="T249">о</text:span>сыпается куч<text:span text:style-name="T249">ей</text:span> камней.</text:p>
      <text:p text:style-name="P112"/>
      <text:p text:style-name="P113">- Падение Андориана. Ждать осталось недолго, - шепчет Луна.</text:p>
      <text:p text:style-name="P113"/>
      <text:p text:style-name="P113"><text:span text:style-name="T242">На крутом склоне поблизости от нас </text:span>ползёт земля и катятся камни. Потайная дверь отъезжает в сторону, <text:s/>открывая устье подземного хода. Наружу выходит отряд <text:span text:style-name="T250">из четырёх </text:span>закованных в <text:span text:style-name="T249">чудные </text:span>доспехи <text:s/>аликорнов. После короткой заминки они <text:span text:style-name="T250">идут</text:span> к <text:span text:style-name="T242">дороге</text:span>, <text:span text:style-name="T242">останавливаясь</text:span> на <text:span text:style-name="T242">на уступе</text:span> в нескольких метрах от нас. Вблизи их доспехи кажутся более похожими на роботизированные экзоскелеты, <text:span text:style-name="T249">бугрящиеся</text:span> жужжащими сервомоторами и перемигивающиеся индикаторными огоньками.</text:p>
      <text:p text:style-name="P113"/>
      <text:p text:style-name="P113">Я с удивлением отмечаю их схожесть с доспехами Луны, которые я увидел на ней в день моей первой встречи с сёстрами <text:span text:style-name="T251">десять лет назад</text:span>.</text:p>
      <text:p text:style-name="P114"/>
      <text:p text:style-name="P113">От отряда отделяются две фигуры. Они останавливаются буквально у <text:span text:style-name="T242">сосен</text:span>, под которыми стоим мы. Я могу потрогать ближайшего ко мне аликорна, но, тем не менее, нас они не замечают. Как будто мы призраки. Или, <text:span text:style-name="T251">с</text:span>корее, как будто призраки — они.</text:p>
      <text:p text:style-name="P114"><text:soft-page-break/></text:p>
      <text:p text:style-name="P113">- <text:span text:style-name="T252">Чего мы ждём, сестра? Надо уходить. Андориан не сможет долго сдерживать тварей,</text:span> - устало произносит меньший аликорн. - <text:span text:style-name="T252">Мы </text:span><text:span text:style-name="T242">желали бы</text:span><text:span text:style-name="T252"> драться до последнего, но твоя миссия висит на волоске.</text:span></text:p>
      <text:p text:style-name="P113">- Надо дождаться Дискорда. Он обещал, - возражает больший. - <text:span text:style-name="T252">Без него мы заблудимся в Эогиппе.</text:span></text:p>
      <text:p text:style-name="P113"/>
      <text:p text:style-name="P113">Их голоса звучат глуховато из <text:span text:style-name="T252">под</text:span> шлемов с опущенными забралами, но я нахожу их смутно знакомыми. <text:span text:style-name="T253">Больший аликорн несёт на спине сундук, придерживая его крылом.</text:span></text:p>
      <text:p text:style-name="P113"/>
      <text:p text:style-name="P113">- Не доверяем Мы этому драк<text:span text:style-name="T254">оникусу</text:span>. Его даже соплеменники считают коварным, - ворчит меньший. - Он может продать нас с потрохами.</text:p>
      <text:p text:style-name="P113">- Не думайте, что ваши потроха стоят так уж много, уважаемые! - восклицает сухой пенёк в двух шагах от нас.</text:p>
      <text:p text:style-name="P113"/>
      <text:p text:style-name="P113">Пенёк меняет позу и становится неким ящероподобным созданием, похожим на помесь долговязого прямоходящего крокодила с косоглазым аистом.</text:p>
      <text:p text:style-name="P113"/>
      <text:p text:style-name="P113">- Я бы продал твои, Хмурая Метёлка, за шесть медяшек. Впрочем, торговался бы и до трёх. Упитанные потрошк<text:span text:style-name="T251">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251">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113">- Кончай паясничать, Дискорд! У нас мало времени! - <text:span text:style-name="T255">устало вздыхает</text:span> крупный аликорн и поднимает забрало.</text:p>
      <text:p text:style-name="P113"/>
      <text:p text:style-name="P113">Розовые локоны вырываются на свободу пышным ореолом. Я с удивлением узнаю в аликорне молодую версию Селестии.</text:p>
      <text:p text:style-name="P11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text:span text:style-name="T255">кибер</text:span>доспехах выглядит юной, почти подростком. Какие-то, неуловимые глазом черты делают её такой при первом взгляде.</text:p>
      <text:p text:style-name="P113"/>
      <text:p text:style-name="P113">- Ты принёс карту?</text:p>
      <text:p text:style-name="P113"/>
      <text:p text:style-name="P113">Второй аликорн также поднимает забрало. Нет нужды говорить, что под ним оказывается юная копия Луны.</text:p>
      <text:p text:style-name="P113"/>
      <text:p text:style-name="P11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text:soft-page-break/>были пикантные картинки <text:span text:style-name="T251">нагих </text:span>драк<text:span text:style-name="T256">о</text:span>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11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113">- Исключено! - отрезает призрачная Луна. - Не хватало нам <text:span text:style-name="T251">сумасшедшего</text:span> драк<text:span text:style-name="T254">оникуса</text:span> в мире <text:span text:style-name="T257">дикой айны</text:span>.</text:p>
      <text:p text:style-name="P113">- Сестра! - осаживает Луну Селестия. Она молча указывает ей крылом на сражение.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256">проводники</text:span><text:span text:style-name="T258"> Эогиппа</text:span> нам уже отказали.</text:p>
      <text:p text:style-name="P113"/>
      <text:p text:style-name="P113">Луна морщится, но нехотя кивает.</text:p>
      <text:p text:style-name="P114"/>
      <text:p text:style-name="P113">- Это всё плохо кончится, - бормочет она под нос. - Это уже плохо кончилось. Не нужно Нам было тебя слушаться.</text:p>
      <text:p text:style-name="P113">- Мы уже обсуждали это, сестра, - примирительно говорит ей Селестия. - <text:span text:style-name="T259">Мы не победим отродье Иль-Шогг</text:span> <text:span text:style-name="T259">теми силами, что у нас есть</text:span>. Её Величество всё равно поступили бы так, а не иначе. Нам выпала честь исполнить её последнюю волю – так исполним же её как подобает.</text:p>
      <text:p text:style-name="P113"/>
      <text:p text:style-name="P115"><text:span text:style-name="T242">Внимание привлекает гул и треск со стороны Андориана. </text:span><text:span text:style-name="T260">Б</text:span><text:span text:style-name="T242">ашня цитадели замка распускается лепестками стен, </text:span><text:span text:style-name="T260">открывая</text:span><text:span text:style-name="T261"> взору </text:span><text:span text:style-name="T242">гигантск</text:span><text:span text:style-name="T260">ую</text:span><text:span text:style-name="T242"> стату</text:span><text:span text:style-name="T260">ю</text:span><text:span text:style-name="T242"> сидящего аликорна. </text:span>Ярко-красный двойной луч ударяет из <text:span text:style-name="T260">глаз аликорна в сигару летучего линкорна</text:span>. <text:span text:style-name="T260">В носу корабля ширятся две огненные пробоины, в глубине корпуса видны вспышки, доносится треск разрывов. Корабль медленно, царапая искалеченным носом мостовую крепости, даёт задний ход. Одна из его орудийных башень огрызается в ответ, перебивая каменному аликорну рог.</text:span></text:p>
      <text:p text:style-name="P113"/>
      <text:p text:style-name="P116">- <text:span text:style-name="T260">Проклятье! Ты позволила Хай Глори использовать Око Гнева?! - возмущается Луна. - Он сожжёт генератор, отключатся все системы обороны! Андориан станет беззащитным! Чем ты думала, сестрица?</text:span></text:p>
      <text:p text:style-name="P116">- <text:span text:style-name="T260">Нам надо уничтожить «Маджестик», чтобы он не смог таранить щиты других крепостей, - устало говорит Селестия. - Андориан всё равно обречен, увы.</text:span></text:p>
      <text:p text:style-name="P116">- <text:span text:style-name="T260">Ты должна была сперва предупредить об этом Нас! У нас есть обязанност</text:span><text:span text:style-name="T253">ь</text:span><text:span text:style-name="T260"> перед воинами, мы не можем бросить их на растерзание орде лербов!</text:span></text:p>
      <text:p text:style-name="P116">- <text:span text:style-name="T260">Мы уже отдали приказ всем уцелевшим уходить на «Стремительном» к Трантору, - защищается Селестия. - Никто не будет брошен. </text:span><text:span text:style-name="T253">Не время спорить, сестра! Согласно протоколу «Семи вечностей» мы должны немедленно покинуть Орунгун!</text:span></text:p>
      <text:p text:style-name="P116">- <text:span text:style-name="T253">О небо, сестрица, ты в курсе, кто привёл «Стремительный» в Андориан? - картинно прикладывает копыто к голове Луна.</text:span></text:p>
      <text:p text:style-name="P116">- <text:span text:style-name="T253">Разумеется. Это была ты. Я же стояла рядом и наблюдала… Ой! - в ужасе прикрывает рот копытом Селестия.</text:span></text:p>
      <text:p text:style-name="P116"><text:soft-page-break/>- <text:span text:style-name="T253">Вот тебе и </text:span>«<text:span text:style-name="T253">ой»! - язвит Луна. - Мастер-кристалл «Стремительного» настроен на Нас и не воспримет никого иного, пока его не перенастроить. Если бы это была не ты, Мы бы заподозрили диверсию. Но, зная тебя, Мы понимаем, что это всего лишь забывчивость нашей глупой сестрицы!</text:span></text:p>
      <text:p text:style-name="P116">- <text:span text:style-name="T253">Оххх… Сестра, мы возвращаемся! Я не могу бросить гарнизон на растерзание лербам.</text:span></text:p>
      <text:p text:style-name="P117">- <text:span text:style-name="T253">Нет, сестра. Уходи, как первоначально и задумано в «Семи вечностях». Ты учёный, твои знания и, главное, твои Элементы Возмездия, - Луна указывает на ящик, покоящийся на спине Селестии, - </text:span><text:span text:style-name="T262">со временем </text:span><text:span text:style-name="T253">помогут отомстить за нас всех. Ты сможешь построить вдали новый Орунгун, как и хотела королева. Мы же — всего лишь воин </text:span><text:span text:style-name="T262">невысокого звания</text:span><text:span text:style-name="T253">. Наши знания скудны, а умения ограничиваются военным делом. Мы вернёмся назад и перенастроим «Стремительный» на Хай Глори. И потом вернёмся к тебе. Уходи!</text:span></text:p>
      <text:p text:style-name="P117"/>
      <text:p text:style-name="P113">Призрачная Луна поворачивается к Дискорду и хмуро говорит:</text:p>
      <text:p text:style-name="P113">- Учти, драк<text:span text:style-name="T254">оникус</text:span>. Если попробуешь обмануть и заведёшь Селестию не туда… Мы найдём тебя, где бы ты ни спрятался. И гнев Наш будет необъятен как море.</text:p>
      <text:p text:style-name="P113">- Баюс-баюс! - в притворном страхе прикрывается лапами <text:span text:style-name="T256">прямоходящий </text:span>крокодил. - Вы бы лучше поторопились с возвращением, а то, кажется, там стена отклеивается.</text:p>
      <text:p text:style-name="P113"/>
      <text:p text:style-name="P113">Дискорд указывает кривым пальцем вверх, где часть крепостной стены с грохотом валится <text:span text:style-name="T258">со скалы </text:span><text:span text:style-name="T253">вслед за отходящим линкором</text:span>.</text:p>
      <text:p text:style-name="P113">Призрачная Луна вновь поворачивается к Селестии.</text:p>
      <text:p text:style-name="P113"/>
      <text:p text:style-name="P118">- Мы поддерживали и поддерживаем тебя в твоём задании, сестра. Ты всегда можешь рассчитывать на Нас. Но обещай Нам одну вещь… Неважно, вернёмся Мы или нет — Орунгун должен быть отмщён. Ты должна подготовить возмездие всем <text:span text:style-name="T253">отродьям Иль-Шогг</text:span>. Пусть это займёт годы и десятилетия. Пусть даже столетия — кара должна настигнуть их!</text:p>
      <text:p text:style-name="P113"/>
      <text:p text:style-name="P113">Селестию явно застаёт врасплох просьба Луны.</text:p>
      <text:p text:style-name="P113"/>
      <text:p text:style-name="P113">- Да, конечно, сестра... <text:s/>Я сделаю всё, что в моих силах…</text:p>
      <text:p text:style-name="P113">- Ты клянёшься?</text:p>
      <text:p text:style-name="P113">- Клянусь!</text:p>
      <text:p text:style-name="P113"/>
      <text:p text:style-name="P113">Призрачная Луна кивает и легонько дотрагивается своим рогом до рога Селестии. Затем она разворачивается и <text:span text:style-name="T253">уходит </text:span>с <text:span text:style-name="T253">остальными двумя</text:span> аликорн<text:span text:style-name="T253">ами</text:span>. Через минуту отряд скрывается в подземном ходу у подножия скалы, оставляя Селестию наедине с Дискордом.</text:p>
      <text:p text:style-name="P113"/>
      <text:p text:style-name="P113">- Терпеть не люблю эти слезливые сцены и никому не нужные обещания! - гримасничает Дискорд. - Ты готова, Сахарная Ватка?</text:p>
      <text:p text:style-name="P113"><text:soft-page-break/>- Одну минуту, - просит Селестия. - Мне нужно попрощаться. Тебе лучше отвернуться, <text:span text:style-name="T263">раз</text:span> ты не любишь слезливых сцен.</text:p>
      <text:p text:style-name="P113"/>
      <text:p text:style-name="P113">Долговязый крокодил пожимает плечами и отходит.</text:p>
      <text:p text:style-name="P113"/>
      <text:p text:style-name="P119">Аликорница окидывает долгим взглядом лес, долину, гибнущий на скале замок. Затем она поднимает взгляд к луне. Глаза её подозрительно блестят.</text:p>
      <text:p text:style-name="P119"/>
      <text:p text:style-name="P113">- Прощай, Орунгун. Мы не смогли удержать тебя. Извини. Быть может… Быть может, в новом мире у нас получится…</text:p>
      <text:p text:style-name="P113"/>
      <text:p text:style-name="P113">Селестия проводит сгибом крыла по скуле и поворачивается к дра<text:span text:style-name="T263">коникусу</text:span>.</text:p>
      <text:p text:style-name="P113"/>
      <text:p text:style-name="P113">- <text:span text:style-name="T264">Я готова. </text:span>Идём, Дискорд.</text:p>
      <text:p text:style-name="P11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 <text:span text:style-name="T257">Не отходи от входа далеко!</text:span></text:p>
      <text:p text:style-name="P113"/>
      <text:p text:style-name="P113">Он чертит кривым когтем огненный круг в воздухе, который вдруг заполняется чернотой. В черноте мерцают мириады зеленоватых искорок.</text:p>
      <text:p text:style-name="P113">Селестия осторожно проходит в круг и он тут же схлопывается за ней.</text:p>
      <text:p text:style-name="P113"/>
      <text:p text:style-name="P10">Драк<text:span text:style-name="T254">оникус</text:span> противно хихикает и потирает ладони.</text:p>
      <text:p text:style-name="P10"/>
      <text:p text:style-name="P10">- Ну вот и пришло время поговорить наедине, Хмурая Метёлка! - оборачивается драк<text:span text:style-name="T263">оникус</text:span> к нам. - Ты уже сто тринадцатый раз смотришь это сновидение, но на этот раз притащила с собой какую-то хлипкую обезьяну. Кто это и что она тут делает? <text:span text:style-name="T263">Впрочем, м</text:span>олчи, ничего не говори! Дай я сам погляжу!</text:p>
      <text:p text:style-name="P10"/>
      <text:p text:style-name="P10">Лыбящийся крокодил вперивается в меня зенками.</text:p>
      <text:p text:style-name="P10"/>
      <text:p text:style-name="P10">- Я думал, это твоё сновидение, - бормочу я Луне, - ты ведь сама говорила…</text:p>
      <text:p text:style-name="P10">- Да, это так, - остолбенело подтверждает Луна, - Мы великое множество раз просматривали эти воспоминания и ни разу…</text:p>
      <text:p text:style-name="P10">- Сновидения-шмавидения, - махает лапой Дискорд. - Просто не ты одна умеешь по ним лазить, Хмурая Метёлка. Я, хоть больше специализируюсь по <text:span text:style-name="T264">странствиям в Эогиппе</text:span>, пролазить в чужие грёзы тоже <text:span text:style-name="T263">умею</text:span>. Помолчи, дай сосредоточиться… Тэкс, <text:span text:style-name="T263">НУ </text:span>НИ ФИГА СЕБЕ! ПРОВОДНИЧОК! Вот это номер! Где ты его откопала? Ты, <text:span text:style-name="T265">вообще,</text:span> в курсе, для чего он тут?! Он ведь…</text:p>
      <text:p text:style-name="P10"><text:soft-page-break/></text:p>
      <text:p text:style-name="P10">Драк<text:span text:style-name="T254">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10"/>
      <text:p text:style-name="P10">-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10"/>
      <text:p text:style-name="P10">Дрянной крокодил указывает когтем на меня.</text:p>
      <text:p text:style-name="P10"/>
      <text:p text:style-name="P11"><text:span text:style-name="Default_20_Paragraph_20_Font"><text:span text:style-name="T7">- Сего типа в результате общения с одним молодым демиургом-раздолбаем </text:span></text:span><text:span text:style-name="Default_20_Paragraph_20_Font"><text:span text:style-name="T266">вырвало из </text:span></text:span><text:span text:style-name="Default_20_Paragraph_20_Font"><text:span text:style-name="T267">его собственной </text:span></text:span><text:span text:style-name="Default_20_Paragraph_20_Font"><text:span text:style-name="T268">линии </text:span></text:span><text:span text:style-name="Default_20_Paragraph_20_Font"><text:span text:style-name="T266">бытия и</text:span></text:span><text:span text:style-name="Default_20_Paragraph_20_Font"><text:span text:style-name="T7"> размазало по нескольким реальностям. </text:span></text:span><text:span text:style-name="Default_20_Paragraph_20_Font"><text:span text:style-name="T269">Обычно после такого отбрасывают копыта, н</text:span></text:span><text:span text:style-name="Default_20_Paragraph_20_Font"><text:span text:style-name="T7">о этот гадёныш оказался на редкость живучей тварью и </text:span></text:span><text:span text:style-name="Default_20_Paragraph_20_Font"><text:span text:style-name="T266">таки </text:span></text:span><text:span text:style-name="Default_20_Paragraph_20_Font"><text:span text:style-name="T7">выжил. Я только краешком глаза проследил его похождения и меня чуть не вывернуло наизнанку от пространственно-временных парадоксов! </text:span></text:span><text:span text:style-name="Default_20_Paragraph_20_Font"><text:span text:style-name="T269">Всю метавселенную трясёт в припадках от пертурбаций этого типа!</text:span></text:span><text:span text:style-name="Default_20_Paragraph_20_Font"><text:span text:style-name="T7"> Но главное — он обжулил меня в одном из завитков </text:span></text:span><text:span text:style-name="Default_20_Paragraph_20_Font"><text:span text:style-name="T266">реальности</text:span></text:span><text:span text:style-name="Default_20_Paragraph_20_Font"><text:span text:style-name="T7"> и лишил </text:span></text:span><text:span text:style-name="Default_20_Paragraph_20_Font"><text:span text:style-name="T266">ГЛАВНОГО </text:span></text:span><text:span text:style-name="Default_20_Paragraph_20_Font"><text:span text:style-name="T7">ПРИЗА!</text:span></text:span><text:span text:style-name="Default_20_Paragraph_20_Font"><text:span text:style-name="T7"><text:note text:id="ftn7" text:note-class="footnote"><text:note-citation>7</text:note-citation><text:note-body><text:p text:style-name="P120">См. «Последний фанфик», глава 30.</text:p></text:note-body></text:note></text:span></text:span><text:span text:style-name="Default_20_Paragraph_20_Font"><text:span text:style-name="T7"> Это меня-то, </text:span></text:span><text:span text:style-name="Default_20_Paragraph_20_Font"><text:span text:style-name="T269">Д</text:span></text:span><text:span text:style-name="Default_20_Paragraph_20_Font"><text:span text:style-name="T7">уха </text:span></text:span><text:span text:style-name="Default_20_Paragraph_20_Font"><text:span text:style-name="T269">Х</text:span></text:span><text:span text:style-name="Default_20_Paragraph_20_Font"><text:span text:style-name="T7">аоса! Видеть его больше не хочу! Тьфу! Буэ!</text:span></text:span></text:p>
      <text:p text:style-name="P10"/>
      <text:p text:style-name="P121">Дискорд в отвращении высовывает язык, чертит впопыхах круг в воздухе и скрывается в портале.</text:p>
      <text:p text:style-name="P121">- <text:span text:style-name="T270">Мы ещё сочтёмся, Проводничёк! — гулко доносится из портала, как из бочки.</text:span></text:p>
      <text:p text:style-name="P121">Последн<text:span text:style-name="T271">ей</text:span> скрывается его когтистая лапа, показ<text:span text:style-name="T264">ывающая</text:span> мне напоследок средний палец.</text:p>
      <text:p text:style-name="P10"/>
      <text:p text:style-name="P10">- Что он такого говорил про тебя? Галиматья какая-то, - ошеломлённо бормочет Луна. - Этот драк<text:span text:style-name="T254">оникус</text:span> всегда был шальным, но сейчас от него за милю несёт безумием.</text:p>
      <text:p text:style-name="P10"/>
      <text:p text:style-name="P10">Я только пожимаю плечами.</text:p>
      <text:p text:style-name="P10"/>
      <text:p text:style-name="P10">- Как бы то ни было, ты увидел необходимое, - обращается ко мне Луна.</text:p>
      <text:p text:style-name="P10">- Что именно? Разрушение горной крепости? Или ваше с Селестией бегство на Эквус?</text:p>
      <text:p text:style-name="P122">-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text:span text:style-name="T272">Иль-Шогг</text:span> <text:span text:style-name="T271">ещё </text:span>в перв<text:span text:style-name="T272">ые</text:span> год<text:span text:style-name="T272">ы</text:span> <text:span text:style-name="T272">Великой</text:span> войны. Видишь ли, к началу войны <text:span text:style-name="T273">фаэри</text:span> <text:span text:style-name="T264">давно</text:span> не были воинственной расой. <text:span text:style-name="T273">Уже м</text:span>ногие тысячи лет до того у нас была мирная цивилизация. В перв<text:span text:style-name="T274">ые</text:span> <text:span text:style-name="T274">месяцы</text:span> <text:span text:style-name="T257">шестидесяти</text:span><text:span text:style-name="T272">двух</text:span><text:span text:style-name="T257">летней</text:span> войны с <text:span text:style-name="T272">тварями</text:span>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264">для</text:span> нашей расы. Увы, основной проблемой было малое количество способных странствовать между мирами в Эогиппе. Всего было двенадцать <text:soft-page-break/><text:span text:style-name="T274">проводников</text:span> <text:span text:style-name="T264">Эогиппа</text:span>. Королева Лорен, я с сестрой и ещё девять <text:span text:style-name="T273">фаэри</text:span>. Плюс несколько драконов, которые, впрочем, отказались с нами сотрудничать. <text:s/><text:span text:style-name="T274">И</text:span> один сумасшедший драк<text:span text:style-name="T254">оникус.</text:span></text:p>
      <text:p text:style-name="P122"><text:span text:style-name="T274">К</text:span>аждый такой <text:span text:style-name="T274">проводник</text:span> может провести за собой очень небольшое количество путников. Потому ставилась задача отобрать и провести самых достойных, <text:span text:style-name="T274">У</text:span>чителей, способных пронести ценности цивилизации аликорнов в новые миры. Так мы могли бы если не спасти <text:span text:style-name="T273">Ойкумену Фаэри</text:span> физически — то хотя бы духовно, продолжив её в местных<text:span text:style-name="T85"><text:tab/></text:span>племенах. Одним из таких миров был Эквус…<text:line-break/>- Погоди, ты хочешь сказать, что, кроме тебя и Селестии, на Эквусе есть ещё и другие аликорны — некие учителя? - перебиваю я Луну.</text:p>
      <text:p text:style-name="P10">- На Эквусе — нет, - печально мотает головой аликорница. - Мы не смогли никого провести сюда. Не успели. <text:span text:style-name="T272">Сестра могла бы провести одного или двух — но она уносила Элементы Возмездия. А мы ещё слабее её.</text:span> <text:span text:style-name="T272">А </text:span>Андориан пал слишком быстро. Когда Мы <text:span text:style-name="T272">уходили</text:span> <text:span text:style-name="T272">из крепости</text:span>, Наш отход прикрывала крохотная группка оставшихся <text:span text:style-name="T273">фаэри</text:span> — <text:span text:style-name="T275">тридцать два</text:span> воин<text:span text:style-name="T275">а</text:span> Нашей центурии и <text:span text:style-name="T275">семь</text:span> научных работников из лаборатории Селестии. Они остались, чтобы Мы смогли уйти. Быть может, другим группам повезло больше - Мы не знаем их судьбу. Они удерживали <text:span text:style-name="T273">двенадцать</text:span> крепостей на юге и западе страны.</text:p>
      <text:p text:style-name="P10">- <text:span text:style-name="T276">А</text:span> почему вы не вернулись назад позже? - спрашиваю я. - Вы могли бы найти уцелевших и привести <text:span text:style-name="T276">их сюда</text:span>.</text:p>
      <text:p text:style-name="P123">- Мы уверены, что Наша <text:span text:style-name="T272">с</text:span>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text:span text:style-name="T276">проводника</text:span>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text:span text:style-name="T276">н</text:span>ас в состав проекта от отчаяния, из-за нехватки настоящих <text:span text:style-name="T276">проводников</text:span>. Подразумевалось, что нас подстрахует кто-то из других групп. Но в последние месяцы с ними не было связи. Так мы оказались на Эквусе одни — центурион <text:span text:style-name="T273">первой</text:span> центурии <text:span text:style-name="T273">второй</text:span> когорты шестого легиона <text:span text:style-name="T277">армии</text:span> <text:span text:style-name="T277">Орунгуна</text:span> и д<text:span text:style-name="T198">оцент</text:span> факультета <text:span text:style-name="T198">астромеханики</text:span> <text:span text:style-name="T198">кафедры планетарного движения Королевского</text:span> университета <text:span text:style-name="T198">Ундариена</text:span>. Мы хотели достать карту, но ты сам видел, что получилось. И драк<text:span text:style-name="T254">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10">- Как бы то ни было, ты услышал главное, - отвлекается Луна от воспоминаний. - <text:span text:style-name="T278">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278">Мы не видим</text:span>. Сестра всё также отказывается увеличивать армию больше, чем это необходимо для патрулирования границ и охраны крупных <text:span text:style-name="T276">по</text:span>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10">- Почему ты уверена, что Сел не хочет? Из того, что я видел, она так же, как и ты, плохо ориентируется в Эогиппе.</text:p>
      <text:p text:style-name="P124">- <text:span text:style-name="T278">М</text:span>ожно найти странников тут — если искать, - язвительно отвечает Луна. - Можно за такое время отточить своё собственное мастерство странствования — если тренироваться. <text:span text:style-name="T276">Е</text:span><text:span text:style-name="T278">ё способности больше Наших, поверь</text:span>. Можно, в конце-концов, сделать драк<text:span text:style-name="T254">оникусу</text:span> предложение, от которого невозможно <text:soft-page-break/>отказаться! Кажется, он неровно дышит к Нашей бестолковой сестрице… Это не большая цена за отмщение!</text:p>
      <text:p text:style-name="P124"/>
      <text:p text:style-name="P10">Луна гневно фыркает.</text:p>
      <text:p text:style-name="P10"/>
      <text:p text:style-name="P10">- Но всё это возможно только если задаться целью вернуться домой для возмездия. Мы же не видим такого рвения у Селестии.</text:p>
      <text:p text:style-name="P10"/>
      <text:p text:style-name="P10">Ноздри аликорницы расширяются, она <text:span text:style-name="T279">гневно </text:span>мотает головой.</text:p>
      <text:p text:style-name="P10"/>
      <text:p text:style-name="P10">-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278">просто н</text:span>рави<text:span text:style-name="T278">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10"/>
      <text:p text:style-name="P10">Аликорница саркастически улыбается.</text:p>
      <text:p text:style-name="P10"/>
      <text:p text:style-name="P124">-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24">Нам нужна МЕСТЬ!!!</text:p>
      <text:p text:style-name="P10"/>
      <text:p text:style-name="P10"/>
      <text:h text:style-name="P125" text:outline-level="2">Глава 17</text:h>
      <text:p text:style-name="P126"/>
      <text:p text:style-name="P127">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127">Вселенная не может быть настолько несправедливой. Должен быть выход.</text:p>
      <text:p text:style-name="P128"/>
      <text:p text:style-name="P129">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9"/>
      <text:p text:style-name="P129"><text:soft-page-break/>-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9">- Вряд 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228">А они ушли в цифровую </text:span><text:span text:style-name="T280">реальность</text:span><text:span text:style-name="T228">, оставив мне в распоряжение физические оболочки, наделённые сверхъ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text:span text:style-name="T280">под землёй</text:span>. Я просто не могу отождествить своих друзей с этим.</text:p>
      <text:p text:style-name="P129">- Мне очень жаль. Из меня плохой утешитель.</text:p>
      <text:p text:style-name="P129">-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228">друзей для драки</text:span> — я и сам буду <text:span text:style-name="T228">участвовать в ней</text:span> на равных условиях!</text:p>
      <text:p text:style-name="P129">-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9">- Плевать! Вколи мне эту дрянь. Иначе я пойду в драку даже без суперспособностей! Они, кстати, могут мне пригодится для нашего маленького плана с <text:span text:style-name="T228">Фениксом</text:span>.</text:p>
      <text:p text:style-name="P129">- Твои слова имеют смысл. Будь по-твоему, - кивает Хэвэн. — <text:span text:style-name="T228">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81">раскроются неокортекс, палеокортекс, гиппокамп и некоторые другие отделы </text:span><text:span text:style-name="T280">мозга</text:span><text:span text:style-name="T281">. Это немного снизит для тебя опасность присутствия в физическом мире.</text:span></text:p>
      <text:p text:style-name="P129"/>
      <text:p text:style-name="P129">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9"/>
      <text:p text:style-name="P129">Внезапно всё прекращается, звон в ушах и головокружение проходят. Я снова слышу все звуки мира. Хэвэн удовлетворённо кивает.</text:p>
      <text:p text:style-name="P129"/>
      <text:p text:style-name="P129">- Для активации возможностей тебе не нужн<text:span text:style-name="T281">о произносить</text:span> кодов<text:span text:style-name="T281">ую</text:span> фраз<text:span text:style-name="T281">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9"/>
      <text:p text:style-name="P130">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30"><text:soft-page-break/></text:p>
      <text:p text:style-name="P130">«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30"/>
      <text:p text:style-name="P130">- Нас предали. - быстро говорит Хэвэн. - Нет времени выяснять, кто именно и <text:span text:style-name="T282">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130"/>
      <text:p text:style-name="P130">«…Двенадцать!.. Тринадцать!..»</text:p>
      <text:p text:style-name="P130"/>
      <text:p text:style-name="P130">- Валяй!</text:p>
      <text:p text:style-name="P130">- Запускаю процедуру блокировки! Один... Два... Три.. - вишнёвые глаза Хэвэн заполняют собой всё пространство, вытесняя все образы и мысли.</text:p>
      <text:p text:style-name="P131">- Пока ты ещё помнишь… Знай, я люблю тебя! И всегда любила...</text:p>
      <text:p text:style-name="P130"/>
      <text:p text:style-name="P130">…Двадцать три! Двадцать четыре! Двадцать пять!..</text:p>
      <text:p text:style-name="P130"/>
      <text:p text:style-name="P130">…</text:p>
      <text:p text:style-name="P130"/>
      <text:p text:style-name="P130">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30"/>
      <text:p text:style-name="P130">«Двадцать девять! Тридцать! <text:span text:style-name="T282">Всё, </text:span>Дед, я предупреждал!» - доносится усиленный громкоговорителем голос Алекса.</text:p>
      <text:p text:style-name="P130"/>
      <text:p text:style-name="P130">Внизу раздаётся оглушительный грохот и звук выламываемой «с мясом» двери. Потом доносятся шаги по лестнице.</text:p>
      <text:p text:style-name="P130"/>
      <text:p text:style-name="P130">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30"/>
      <text:p text:style-name="P130"><text:soft-page-break/>Дверь распахивается от мощного удара ногой. Два дуболома в спецдоспехах врываются внутрь в два прыжка достигают меня, <text:span text:style-name="T283">срывают с кресла</text:span> и укладывают носом в пол.</text:p>
      <text:p text:style-name="P130"/>
      <text:p text:style-name="P130">Я слышу неторопливые шаги в коридоре и в поле моего зрения появляются дорогие ботинки.</text:p>
      <text:p text:style-name="P130"/>
      <text:p text:style-name="P130">- Доброе утречко. Что ж ты не открыл дверь, как я просил? Вот и не хотел же портить твоё имущество, но пришлось, - говорит Алекс.</text:p>
      <text:p text:style-name="P130">- Хаюшки. - Не то, чтобы я был рад тебя видеть, но выбора у меня особого нет, - бормочу я. <text:span text:style-name="T282">Из ушибленного носа течёт кровь.</text:span></text:p>
      <text:p text:style-name="P130"/>
      <text:p text:style-name="P130">Ботинки подходят к столу.</text:p>
      <text:p text:style-name="P130"/>
      <text:p text:style-name="P130">- Ты разговаривал с Хэвэн. Мы засекли неавторизованную сессию с ней. Кроме тебя никто бы не смог обойти процедуру логина. Она передала тебе инструкции?</text:p>
      <text:p text:style-name="P130">- Какие ещё, блядь, инструкции? Ты рехнулся, Алекс? Что за хуйня творится в моём доме? <text:span text:style-name="T282">Пошёл вон! </text:span><text:span text:style-name="T284">И топтунов своих забери! Я в отуске!</text:span></text:p>
      <text:p text:style-name="P130">- Дед, не отпирайся. Я им всё рассказал, - в поле зрения появляется вторая пара ботинок. — <text:span text:style-name="T285">Ты хотел переселить всех доступных операторов </text:span><text:span text:style-name="T286">в виртуал</text:span><text:span text:style-name="T285">.</text:span><text:span text:style-name="T287"> </text:span><text:span text:style-name="T286">А перед этим захватить вычислительные узлы Хэвен. Мило, ничего не скажешь!</text:span></text:p>
      <text:p text:style-name="P130"/>
      <text:p text:style-name="P130">Адским напряжением шеи я приподнимаю голову. Худощавая фигура, задранная губа, очки.</text:p>
      <text:p text:style-name="P130"/>
      <text:p text:style-name="P130">- Ты кто, мать твою? Я тебя не знаю!</text:p>
      <text:p text:style-name="P130">- Отдел моделирования банкротств. А также, по совместительству, служба безопасности «Дайсона», - ухмыляется очкарик.</text:p>
      <text:p text:style-name="P130">- Да мне пох, кто ты, хоть внебрачный сын Алекса и Брюса! - хриплю я. - Я тебя не знаю. Впрочем, даже если бы и знал — пошёл ты нахуй. Вместе с Алексом <text:span text:style-name="T288">и</text:span> Дайсоном. <text:span text:style-name="T289">Даже в отпуске от вас покоя нет! </text:span>Я выхожу из проекта. <text:span text:style-name="T282">С меня довольно </text:span><text:span text:style-name="T286">этого дерьма</text:span><text:span text:style-name="T282">!</text:span></text:p>
      <text:p text:style-name="P130">- Ха-ха-ха! - смеётся Алекс. - Клёвая шутка, я оценил. <text:span text:style-name="T286">Но сегодня не твой день. Весь </text:span><text:span text:style-name="T287">RnD-</text:span><text:span text:style-name="T286">отдел Дайсона проходит фильтрацию, полтора десятка человек арестованы. Мы больше не допустим никаких «эмиграций».</text:span> Ладно, Дедлайн, хотел я с тобой по-хорошему до последнего. Хоть ты нас и предал. Но теперь будет по-плохому. Берите его, <text:span text:style-name="T289">ребята</text:span>.</text:p>
      <text:p text:style-name="P130"/>
      <text:p text:style-name="P130">Дуболомы отрывают меня от пола и волокут к выходу.</text:p>
      <text:p text:style-name="P130"/>
      <text:p text:style-name="P130">- Блядь, да вы совсем берега потеряли? <text:span text:style-name="T288">Какие ещё эмиграции? Какие аресты? Вы все свихнулись тут? </text:span>Алекс, сука, дай хоть тапочки одену!</text:p>
      <text:p text:style-name="P130"><text:soft-page-break/></text:p>
      <text:p text:style-name="P130">Алекс поворачивается и долго смотрит на меня с каменным видом.</text:p>
      <text:p text:style-name="P130"/>
      <text:p text:style-name="P130">- <text:span text:style-name="T288">Да ты, никак, сам эмигрировал. Почти. У тебя в глазах то же выражение, что у всех наших «овощей». Но говоришь связно. Скорее всего, </text:span><text:span text:style-name="T290">не успел полностью «уйти»</text:span><text:span text:style-name="T288">. </text:span>Ок. Дайте ему тапочки, - кивает <text:span text:style-name="T288">он</text:span>, наконец, <text:span text:style-name="T288">дуболомам</text:span>. - В больничке они ему пригодятся.</text:p>
      <text:p text:style-name="P132"/>
      <text:p text:style-name="P133">***</text:p>
      <text:p text:style-name="P132"/>
      <text:p text:style-name="P10">- Она так и сказала?</text:p>
      <text:p text:style-name="P10">- Ещё и топнула копытом так, что высекла искру из камня.</text:p>
      <text:p text:style-name="P10"/>
      <text:p text:style-name="P17">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7"/>
      <text:p text:style-name="P10">Селестия качает головой. Она <text:span text:style-name="T291">печально</text:span> смотрит на <text:span text:style-name="T291">далёкий горный</text:span> пик за окном, возвышающийся над верхушками сосен. <text:span text:style-name="T291">Тот самый, с которого я когда-то удирал от дракона в самом начале моего появления на Эквусе.</text:span> Пик, <text:span text:style-name="T291">кстати,</text:span> здорово смахивает на <text:span text:style-name="T291">скалу</text:span> <text:span text:style-name="T291">из сна Луны</text:span>, с гибнущим замком <text:span text:style-name="T291">на крутом склоне</text:span>.</text:p>
      <text:p text:style-name="P10"/>
      <text:p text:style-name="P10">- Что ж, ты выслушал <text:span text:style-name="T292">мою сестру</text:span>, Хуман, - вздыхает Селестия. - Выслушай теперь и меня. <text:span text:style-name="T293">Хотела бы я забыть об этом, но, видно, не судьба.</text:span> Правда, я не смогу тебе показать всё так ярко, как это получилось у <text:span text:style-name="T292">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0">- Эвостур, ответьте! Эвостур, ответьте! Андориан на связи! Как слышно? Как слышно? Приём!</text:p>
      <text:p text:style-name="P10"/>
      <text:p text:style-name="P134"><text:span text:style-name="T294">Большой круглый экран радара освещает лицо <text:s/>радистки зелёными бликами. </text:span>Маленькая кобылка повторяет раз за разом стандартные фразы в микрофон, тщетно прижимая наушники к ушам. Клубы сигаретного дыма над её головой уже скопились в небольшую тучку. <text:span text:style-name="T295">Тени </text:span>под глазами и хмурое выражение лица не вяжутся с <text:span text:style-name="T277">надписью</text:span> "<text:span text:style-name="T277">Принцип </text:span>Смешинка. <text:span text:style-name="T296">Радиосвязь</text:span>", вышито<text:span text:style-name="T296">й </text:span>на лычке её мундира. Некоторое время она крутит ручку тонкой настройки, пытаясь словить сигнал. Наконец она со вздохом пожимает плечами и переходит на новую частоту.</text:p>
      <text:p text:style-name="P10"/>
      <text:p text:style-name="P10">- Норгонг, как слышно? Норгонг, ответьте! Андориан на связи! Приём!</text:p>
      <text:p text:style-name="P135"/>
      <text:p text:style-name="P136"><text:soft-page-break/>- Одного не можем понять, почему "Маджестик" опаздывает? Её Величество ясно сказали в последнем сеансе связи, что идут к нам. На крейсерской скорости гранд-флаер уже неделю назад должен был<text:span text:style-name="T7"> </text:span><text:span text:style-name="T297">бы</text:span><text:span text:style-name="T7"> </text:span>прибыть, - бормочет Луна.</text:p>
      <text:p text:style-name="P136">- Возможно, они отклонились к югу, на эвакуацию Мармеллона. <text:span text:style-name="T298">Там нет своих кораблей</text:span>, - я больше стараюсь убедить себя, чем сестру. Новейший боевой корабль в соединении с Элементами Возмездия - наша последняя надежда преломить ход этой затянувшейся и давно ставшей безнадёжной войны.</text:p>
      <text:p text:style-name="P136">- Возможно. В это верить хочется больше, чем в то, что адмирал Её Величества, легат Эйронсмайл, решил отлучиться с битвы и нарвать ромашек на склоне горы Аденау, - язвительно замечает Луна. Когда она нервничает, с ней становится трудно общаться.</text:p>
      <text:p text:style-name="P136">- Я верю адмиралу, - успокаивающе говорю я. - <text:s/>Её Величество буквально стала ему приёмной матерью, устроив в королевскую школу для сирот и направляя его в течение всей карьеры. Он не подведёт.</text:p>
      <text:p text:style-name="P136">- Или же мог свихнуться автопилот, замкнуть управление на себя и увести <text:span text:style-name="T299">корабль</text:span> с курса. Мы так и не успели <text:span text:style-name="T300">как следует </text:span>оттестировать эти кристаллические мозги! - Луна начинает ходить кругами в тесном бункере радиоцентра.</text:p>
      <text:p text:style-name="P137">- А как могли пасть северные крепости? Да ещё так быстро? - снова вопрошает сестра пространство. - Слишком много критических провалов за последние два года…</text:p>
      <text:p text:style-name="P137"/>
      <text:p text:style-name="P138"><text:span text:style-name="T7">Зуммер внутренней связи прерывает её монолог. На экране комлинка видны внутренности лаборатории Кэйлонга </text:span><text:span text:style-name="T301">— </text:span><text:span text:style-name="T7">профессора</text:span><text:span text:style-name="T301"> кафедры ксенобиологии </text:span><text:span text:style-name="T7">Королевского университета</text:span><text:span text:style-name="T301">. </text:span><text:span text:style-name="T302">Его команда работала над изучением биологии </text:span><text:span text:style-name="T7">и поведения </text:span><text:span text:style-name="T303">тварей Иль-Шогг</text:span><text:span text:style-name="T302">.</text:span></text:p>
      <text:p text:style-name="P138"/>
      <text:p text:style-name="P138">- <text:span text:style-name="T7">Сел? - сияющая физиономия Кэйлонга занимает большую часть экрана. Мы давно дружим и обращаемся друг к другу неформально. - Подойди ко мне, как будет время. Есть новости. Очень хорошие новости.</text:span></text:p>
      <text:p text:style-name="P139">- Удалось запустить сепаратор Удвинкина? - эвакуация из Ундариена была спешной, половина оборудования до сих пор была в нерабочем состоянии.</text:p>
      <text:p text:style-name="P139">- Лучше! Намного лучше! - мешки под глазами Кэйлонга видны даже через очки. Он заговорщицки подмигивает мне и отключается.</text:p>
      <text:p text:style-name="P137"/>
      <text:p text:style-name="P139">- Скорее всего, нашёл потерявшуюся банку кофе, - бурчит Луна. - От его <text:span text:style-name="T304">исследований </text:span>нет никакого толку. Только бездарное разбазаривание ресурсов.</text:p>
      <text:p text:style-name="P137"/>
      <text:p text:style-name="P135">- <text:span text:style-name="T305">Форт - девятнадцать, ответьте! Андориан на связи! Форт - девятнадцать, приём!</text:span></text:p>
      <text:p text:style-name="P10"/>
      <text:p text:style-name="P140">- <text:span text:style-name="T306">Если бы у нас был мощнее передатчик, мы могли бы связаться с базами на Эсте и Криллоне, - Луна мрачно сверлит взглядом затылок радистки. —</text:span><text:span text:style-name="T307"> </text:span><text:span text:style-name="T308">Э</text:span><text:span text:style-name="T309">та рухлядь не обновлялась полсотни лет. Лампы вышли из употребления ещё в самом начале войны!</text:span><text:span text:style-name="T307"> </text:span><text:span text:style-name="T306">М</text:span><text:span text:style-name="T310">ожет, стоит</text:span><text:span text:style-name="T306"> подключи</text:span><text:span text:style-name="T310">ть</text:span><text:span text:style-name="T306"> </text:span><text:span text:style-name="T311">антену</text:span><text:span text:style-name="T310"> </text:span><text:span text:style-name="T306">к </text:span><text:span text:style-name="T311">мачте</text:span><text:span text:style-name="T306"> лаборатории?</text:span></text:p>
      <text:p text:style-name="P135"><text:soft-page-break/><text:span text:style-name="T306">- </text:span><text:span text:style-name="T309">На лунах</text:span><text:span text:style-name="T306"> нет войск и практически нет оружия, - напоминаю я. Лунные базы были под моей опекой </text:span><text:span text:style-name="T312">и</text:span><text:span text:style-name="T306"> я отправляла туда своих лучших учеников, втайне стараясь уберечь их от жерновов войны. </text:span><text:span text:style-name="T313">Все войны когда-нибудь заканчиваются, а восполнить научный потенциал крайне сложно.</text:span></text:p>
      <text:p text:style-name="P135">- <text:span text:style-name="T305">Там можно было бы развернуть производство </text:span><text:span text:style-name="T314">мехадоспехов</text:span><text:span text:style-name="T305">. После потери заводов Ундариена у нас всё катится под откос. </text:span><text:span text:style-name="T310">Мы отступаем, если не бежим.</text:span></text:p>
      <text:p text:style-name="P136"/>
      <text:p text:style-name="P141">- <text:span text:style-name="T315">Айгурум, ответьте, Андориан на связи! Айгурум, приём!</text:span></text:p>
      <text:p text:style-name="P10"/>
      <text:p text:style-name="P142">На радаре появляется точка. Она лениво перемещается от края к центру, оставляя <text:span text:style-name="T316">тускнеющие пикселы в различных частях траектории.</text:span></text:p>
      <text:p text:style-name="P142"/>
      <text:p text:style-name="P142">- <text:span text:style-name="T316">Что?!! </text:span><text:span text:style-name="T277">Кто это?! </text:span><text:span text:style-name="T316">Принцип, идентификация! — Луна подскакивает к радистке. — Это Маджестик, это может быть только он! Наконец-то!</text:span></text:p>
      <text:p text:style-name="P142"/>
      <text:p text:style-name="P143">“<text:span text:style-name="T7">Парящая платформа, тип Громовержец» - вспыхивает строка в визоре идентификации радара.</text:span></text:p>
      <text:p text:style-name="P143"><text:span text:style-name="T7"/></text:p>
      <text:p text:style-name="P143"><text:span text:style-name="T7">- </text:span><text:span text:style-name="T317">Да! — радостно восклицает Луна. — Маджестик наконец-то прибыл! Королева с нами!</text:span></text:p>
      <text:p text:style-name="P143"><text:span text:style-name="T317">- </text:span><text:span text:style-name="T318">Артиллерия, отбой тревоги, - командует Луна куда-то по комлинку. — Это Маджестик! </text:span><text:span text:style-name="T298">Хай Глори, подготовь второй пирс к швартовке!</text:span></text:p>
      <text:p text:style-name="P144"/>
      <text:p text:style-name="P144"><text:span text:style-name="T7">Мне понятна её уверенность. </text:span><text:span text:style-name="T318">Маджестик был первым в планировавшейся серии парящих супердредноутов типа «Громовержец», но потеря крупнейшей судоверфи страны сделала Маджестик единственным в серии. Четвёртый строительный бокс </text:span><text:span text:style-name="T319">Королевской </text:span><text:span text:style-name="T318">судоверфи был последним зданием </text:span><text:span text:style-name="T320">города</text:span><text:span text:style-name="T318">, удерживаемым </text:span><text:span text:style-name="T321">оставшимися </text:span><text:span text:style-name="T318">защитниками </text:span><text:span text:style-name="T319">Ундариена</text:span><text:span text:style-name="T318">. </text:span><text:span text:style-name="T321">Они же </text:span><text:span text:style-name="T322">впоследствии</text:span><text:span text:style-name="T321"> стали его экипажем. </text:span><text:span text:style-name="T323">Лербы</text:span><text:span text:style-name="T324"> </text:span><text:span text:style-name="T323">уже </text:span><text:span text:style-name="T319">выбивали ворота</text:span><text:span text:style-name="T318">, когда </text:span><text:span text:style-name="T321">крыша бокса разошлась стальными лепестками, выпуская в небо достроенный на семьдесят </text:span><text:span text:style-name="T322">шесть </text:span><text:span text:style-name="T321">процентов корабль.</text:span></text:p>
      <text:p text:style-name="P145"><text:span text:style-name="T325"/></text:p>
      <text:p text:style-name="P145">Экран комлинка загорается, сквозь помехи едва видна закованная в доспехи фигура <text:span text:style-name="T326">на фоне боевой рубки</text:span>.</text:p>
      <text:p text:style-name="P145"/>
      <text:p text:style-name="P145">- Арршш скрооошнаа гноллл…</text:p>
      <text:p text:style-name="P145">- Маджестик, вас плохо слышно! Помехи! <text:span text:style-name="T277">Маджестик, п</text:span>овторите сообщение!</text:p>
      <text:p text:style-name="P145">- Говохххнаа сквашшшрр углушшш… - <text:span text:style-name="T277">фигура на экране делает приветственный жест копытом.</text:span></text:p>
      <text:p text:style-name="P146">- <text:span text:style-name="T277">Легат Эйронсмайл, с вами говорит <text:s/>центурион шестого легиона Луна </text:span><text:span text:style-name="T327">Амаго</text:span><text:span text:style-name="T277">. Вас очень плохо слышно! Следуйте </text:span><text:span text:style-name="T328">в </text:span><text:span text:style-name="T198">порт</text:span><text:span text:style-name="T328">, мы вас встретим. Повторяем, следуйте в </text:span><text:span text:style-name="T198">порт</text:span><text:span text:style-name="T328">! </text:span><text:span text:style-name="T198">Пирс номер два!</text:span></text:p>
      <text:p text:style-name="P146"/>
      <text:p text:style-name="P147"><text:soft-page-break/><text:span text:style-name="T328">Экран комлинка гаснет. Луна </text:span><text:span text:style-name="T311">бросается</text:span><text:span text:style-name="T328"> к бронированной двери из </text:span><text:span text:style-name="T329">командного центра</text:span><text:span text:style-name="T328"> . Пока гермодверь открывается, она пританцовывает в нетерпении.</text:span></text:p>
      <text:p text:style-name="P146"/>
      <text:p text:style-name="P146"><text:span text:style-name="T277">- </text:span><text:span text:style-name="T328">Сел, распорядись, чтобы подготовили апартаменты и праздничный обед на сто персон. Офицерские пайки, вино и фрукты из холодильников! И форма, обязательно парадная форма! </text:span><text:span text:style-name="T330">Натяни на своих ботаников что-нибудь приличное!</text:span></text:p>
      <text:p text:style-name="P10"/>
      <text:p text:style-name="P148">Гермодверь плавно закрывается за сестрой.</text:p>
      <text:p text:style-name="P148"/>
      <text:p text:style-name="P148">- Ну что же, наконец-то мы видим свет в конце тоннеля, - улыбаюсь я Смешинке. — <text:span text:style-name="T331">Королева с нами. </text:span><text:span text:style-name="T332">Э</text:span><text:span text:style-name="T333">лементы Возмездия в паре с Маджестиком </text:span><text:span text:style-name="T331">вскоре </text:span><text:span text:style-name="T333">очистят Орунгун от </text:span><text:span text:style-name="T311">нечисти </text:span><text:span text:style-name="T334">Иль-Шогг</text:span><text:span text:style-name="T335"> </text:span><text:span text:style-name="T326">и мы все, наконец, </text:span><text:span text:style-name="T335">вспомним </text:span><text:span text:style-name="T336">мирн</text:span><text:span text:style-name="T335">ую</text:span><text:span text:style-name="T336"> жизнь</text:span><text:span text:style-name="T333">.</text:span></text:p>
      <text:p text:style-name="P148"/>
      <text:p text:style-name="P149">Радистка замордовано улыбается мне в ответ. <text:span text:style-name="T326">Я вижу слёзы в уголках её глаз. На фотографии, прислонённой к микрофону, я замечаю Смешинку </text:span><text:span text:style-name="T337">на </text:span><text:span text:style-name="T338">крыльце</text:span><text:span text:style-name="T337"> </text:span><text:span text:style-name="T338">небольшого </text:span><text:span text:style-name="T336">уютного </text:span><text:span text:style-name="T338">домика </text:span><text:span text:style-name="T311">в горах </text:span><text:span text:style-name="T326">в окружении жеребца и двух кобылок.</text:span></text:p>
      <text:p text:style-name="P150">Что касается меня, я наконец-то смогу сложить с себя полномочия командующего крепости. Одной Лорен известно, насколько они мне в тягость! Я всегда занималась научными исследованиями и бремя военного управления слишком велико для меня. <text:span text:style-name="T311">К сожалению, тут нет никого титулом выше, что автоматически налагает </text:span><text:span text:style-name="T309">на меня </text:span><text:span text:style-name="T311">обязанности командующего.</text:span> Сестра как может помогает мне, но груз ответственности всё равно слишком тяжёл!</text:p>
      <text:p text:style-name="P149"/>
      <text:p text:style-name="P151">- Армаринд, ответьте! Армаринд, ответьте! Андориан вызывает!</text:p>
      <text:p text:style-name="P151"/>
      <text:p text:style-name="P152">Я отдаю последние распоряжения о праздничных торжествах по внутренней сети и следую к выходу.</text:p>
      <text:p text:style-name="P148"/>
      <text:p text:style-name="P153">- Корморан, ответьте, вызывает Андориан… Корморан, вас слышу! Слышу вас, <text:span text:style-name="T326">Корморан</text:span>!!! Андориан на связи!</text:p>
      <text:p text:style-name="P153"/>
      <text:p text:style-name="P153">От возбуждения кобылка хлопает крыльями. <text:span text:style-name="T295">Сигарета метким плевком отправляется в чашку с кофейной гущей. </text:span><text:s/><text:span text:style-name="T312">З</text:span>ацепившись рог<text:span text:style-name="T339">ом</text:span>, <text:span text:style-name="T313">Смешинка</text:span> срывает наушники и стучит копытом по кнопке громкой связи.</text:p>
      <text:p text:style-name="P153"/>
      <text:p text:style-name="P153">- Корморан вас слыш<text:span text:style-name="T295">и</text:span><text:span text:style-name="T337">т</text:span>! <text:span text:style-name="T295">Корморан на связи!</text:span> Андориан, приём!</text:p>
      <text:p text:style-name="P153">- <text:span text:style-name="T340">На связи консул Селестия, </text:span><text:span text:style-name="T341">временный командующий фортом Андориан</text:span><text:span text:style-name="T340">. </text:span>Краткий р<text:span text:style-name="T339">а</text:span>порт обстановки, Корморан! — приказыва<text:span text:style-name="T326">ю я</text:span>, <text:span text:style-name="T312">буквально нависнув над микрофоном</text:span>.</text:p>
      <text:p text:style-name="P153">- <text:span text:style-name="T330">Докладывает мехадоспех </text:span><text:span text:style-name="T342">двенадцатого легиона </text:span><text:span text:style-name="T330">«</text:span><text:span text:style-name="T343">Опцион-4С», </text:span><text:span text:style-name="T344">номер тринадцать-девятьсот четыре</text:span><text:span text:style-name="T343">. </text:span><text:span text:style-name="T345">Активны тридцать шесть боевых единиц </text:span><text:span text:style-name="T346">и три автотурели</text:span><text:span text:style-name="T345">. Охраняется периметр </text:span><text:span text:style-name="T347">четвёртой</text:span><text:span text:style-name="T345"> дозорной </text:span><text:soft-page-break/><text:span text:style-name="T345">башни. Уровень заряда основной батареи — два процента. Уровень заряда резервной батареи — шестьдесят четыре…</text:span></text:p>
      <text:p text:style-name="P153">- <text:span text:style-name="T345">Стоп-стоп-стоп! — </text:span><text:span text:style-name="T348">Я, наконец, обрела дар речи. — Опцион, позови к передатчику дежурного связного. Кто сейчас командует обороной Корморана?!</text:span></text:p>
      <text:p text:style-name="P153">- <text:span text:style-name="T348">Дежурный связной отсутствует. Его функции выполняет мехадоспех номер тринадцать-девятьсот четыре. Обороной Корморана командует мехадоспех </text:span><text:span text:style-name="T349">Центурион</text:span><text:span text:style-name="T348">-2А номер шесть-пятнадцать.</text:span></text:p>
      <text:p text:style-name="P153">- <text:span text:style-name="T348">Что значит «отсутствует связной»?! Почему связью и командованием занимаются </text:span><text:span text:style-name="T347">механизмы</text:span><text:span text:style-name="T348">?! </text:span><text:span text:style-name="T331">Кто вам передал полномочия? </text:span><text:span text:style-name="T348">Где персонал </text:span><text:span text:style-name="T342">крепости</text:span><text:span text:style-name="T348">?!!</text:span></text:p>
      <text:p text:style-name="P153"/>
      <text:p text:style-name="P154">Металлический голос бесстрастно отвечает на мои вопросы.</text:p>
      <text:p text:style-name="P155"/>
      <text:p text:style-name="P155">- <text:span text:style-name="T348">Персонал </text:span><text:span text:style-name="T335">заражён </text:span><text:span text:style-name="T334">ментапаразитами</text:span><text:span text:style-name="T348"> </text:span><text:span text:style-name="T334">Иль-Шогг</text:span><text:span text:style-name="T348">, </text:span><text:span text:style-name="T342">в настоящее время активен в статусе врага</text:span><text:span text:style-name="T348">. </text:span><text:span text:style-name="T350">Цитадель</text:span><text:span text:style-name="T347">, </text:span><text:span text:style-name="T342">а также</text:span><text:span text:style-name="T347"> первая, вторая, третья, пятая и шестая дозорные башни захвачены. </text:span><text:span text:style-name="T351">Оборону четвёртой башни удерживают</text:span><text:span text:style-name="T347"> тридцать шесть боевых единиц. Тридцать четыре мехадоспеха и две транспортны</text:span><text:span text:style-name="T351">е</text:span><text:span text:style-name="T347"> платформы</text:span><text:span text:style-name="T342">.</text:span><text:span text:style-name="T347"> Прогнозируемая длительность активной обороны — </text:span><text:span text:style-name="T350">дв</text:span><text:span text:style-name="T311">а месяца</text:span><text:span text:style-name="T347">. Ждём указаний, </text:span><text:span text:style-name="T340">консул</text:span><text:span text:style-name="T347">.</text:span></text:p>
      <text:p text:style-name="P153">- <text:span text:style-name="T348">Что </text:span><text:span text:style-name="T347">у вас произошло</text:span><text:span text:style-name="T348">??! </text:span><text:span text:style-name="T347">Как вы допустили прорыв обороны?!!</text:span></text:p>
      <text:p text:style-name="P153"/>
      <text:p text:style-name="P156">Я уже крич<text:span text:style-name="T352">у</text:span> не сдерживаясь. <text:span text:style-name="T336">Шестьдесят два</text:span><text:span text:style-name="T353"> </text:span><text:span text:style-name="T336">года</text:span><text:span text:style-name="T353"> </text:span><text:span text:style-name="T354">О</text:span><text:span text:style-name="T355">йкумена</text:span><text:span text:style-name="T353"> </text:span><text:span text:style-name="T309">Ф</text:span><text:span text:style-name="T355">аэри</text:span><text:span text:style-name="T353"> во</text:span><text:span text:style-name="T356">юет</text:span><text:span text:style-name="T353"> с </text:span><text:span text:style-name="T357">пандемией</text:span><text:span text:style-name="T353"> </text:span><text:span text:style-name="T334">Иль-Шогг.</text:span><text:span text:style-name="T353"> </text:span><text:span text:style-name="T358">Мы прошли путь от </text:span><text:span text:style-name="T359">мирных беззаботных созданий, купающихся в солнечных лучах на террасах воздушных замков до </text:span><text:span text:style-name="T360">бесчисленных легионов</text:span><text:span text:style-name="T359">, беспрекословно повинующихся приказам королевы. </text:span><text:span text:style-name="T360">Наша армия, начав с </text:span><text:span text:style-name="T361">разнородных отрядов ополчения</text:span><text:span text:style-name="T360">, вооружённых старинными алебардами </text:span><text:span text:style-name="T361">из родовых арсеналов</text:span><text:span text:style-name="T360">, дошла до </text:span><text:span text:style-name="T359">облачённых в кибернетические доспехи воинов, </text:span><text:span text:style-name="T361">лунных баз</text:span><text:span text:style-name="T359"> </text:span><text:span text:style-name="T360">и лет</text:span><text:span text:style-name="T362">учих</text:span><text:span text:style-name="T360"> </text:span><text:span text:style-name="T356">кораблей-</text:span><text:span text:style-name="T360">городов, ощетинившихся </text:span><text:span text:style-name="T334">дальнобойными </text:span><text:span text:style-name="T356">орудиями</text:span><text:span text:style-name="T360">.</text:span></text:p>
      <text:p text:style-name="P157">Но что бы мы ни делали, наши старания принос<text:span text:style-name="T363">ят</text:span> лишь кратковременный результат. <text:span text:style-name="T364">Эти твари </text:span><text:span text:style-name="T361">облада</text:span><text:span text:style-name="T352">ют</text:span><text:span text:style-name="T361"> критическим преимуществом</text:span><text:span text:style-name="T364">. </text:span><text:span text:style-name="T361">Нет, они не отвеч</text:span><text:span text:style-name="T363">ают</text:span><text:span text:style-name="T361"> технологией на технологию — они абсолютно не креативны в техническом плане. Особ</text:span><text:span text:style-name="T365">ыми способностями к айн</text:span><text:span text:style-name="T336">а</text:span><text:span text:style-name="T365">-манипуляциям</text:span><text:span text:style-name="T361"> или </text:span><text:span text:style-name="T334">большой </text:span><text:span text:style-name="T361">физической силой они тоже не облада</text:span><text:span text:style-name="T363">ют</text:span><text:span text:style-name="T361">.</text:span></text:p>
      <text:p text:style-name="P158"><text:span text:style-name="T361">Они уме</text:span><text:span text:style-name="T352">ют</text:span><text:span text:style-name="T361"> </text:span><text:span text:style-name="T335">заражать </text:span><text:span text:style-name="T198">психику</text:span><text:span text:style-name="T361">. Под</text:span><text:span text:style-name="T357">селять в</text:span><text:span text:style-name="T361"> разум </text:span><text:span text:style-name="T357">ментальных паразитов</text:span><text:span text:style-name="T361">. Превращать наших воинов в своих марионеток - </text:span><text:span text:style-name="T357">л</text:span><text:span text:style-name="T366">едяных рабов. Лербов.</text:span></text:p>
      <text:p text:style-name="P158"><text:span text:style-name="T367">В начале </text:span><text:span text:style-name="T293">заражение шло </text:span><text:span text:style-name="T367">медленно — мы с удивлением и гневом увидели </text:span><text:span text:style-name="T368">главу королевской охраны, трибуна</text:span><text:span text:style-name="T367"> </text:span><text:span text:style-name="T369">Стронгхолда</text:span><text:span text:style-name="T367"> в их рядах через </text:span><text:span text:style-name="T363">месяц </text:span><text:span text:style-name="T367">войны. Мы считали его предателем и покрыли позором его клан. Но шли </text:span><text:span text:style-name="T332">недели</text:span><text:span text:style-name="T367"> и — и вот </text:span><text:span text:style-name="T368">против нас сражается</text:span><text:span text:style-name="T367"> </text:span><text:span text:style-name="T368">половина королевской охраны</text:span><text:span text:style-name="T367">. Потом </text:span><text:span text:style-name="T368">на их сторону </text:span><text:span text:style-name="T367">пере</text:span><text:span text:style-name="T368">шла центурия Второго Добровольческого легиона</text:span><text:span text:style-name="T367">. Потом </text:span><text:span text:style-name="T356">целая </text:span><text:span text:style-name="T367">манипула. </text:span><text:span text:style-name="T293">С увеличением числа лербов отродьям</text:span><text:span text:style-name="T334"> Иль-Шогг</text:span><text:span text:style-name="T367"> </text:span><text:span text:style-name="T293">стало легче захватывать новых пленных и превращать их в своих марионеток. И с</text:span><text:span text:style-name="T361"> ростом числа </text:span><text:span text:style-name="T366">лербов</text:span><text:span text:style-name="T361"> против нас вста</text:span><text:span text:style-name="T363">ют</text:span><text:span text:style-name="T361"> </text:span><text:span text:style-name="T370">ряды</text:span><text:span text:style-name="T361"> холодных, обученных и оснащённых воинов.</text:span></text:p>
      <text:p text:style-name="P123"><text:span text:style-name="T310">К счастью для нас, </text:span><text:span text:style-name="T335">заражённые</text:span><text:span text:style-name="T371"> </text:span><text:span text:style-name="T355">фаэри</text:span><text:span text:style-name="T339"> сразу обраща</text:span><text:span text:style-name="T363">ют</text:span><text:span text:style-name="T339"> на себя внимание неестественностью поведения и механическими движениями. </text:span><text:span text:style-name="T357">И</text:span><text:span text:style-name="T310">х зрачки станов</text:span><text:span text:style-name="T363">ятся</text:span><text:span text:style-name="T310"> узкими, как у змей.</text:span><text:span text:style-name="T339"> Мы сразу </text:span><text:span text:style-name="T312">вычисля</text:span><text:span text:style-name="T363">ем</text:span><text:span text:style-name="T339"> таких </text:span><text:span text:style-name="T312">на блокпостах</text:span><text:span text:style-name="T339">. </text:span><text:span text:style-name="T363">К сожалению, после заражения</text:span><text:span text:style-name="T310"> они</text:span><text:span text:style-name="T367"> не утрачива</text:span><text:span text:style-name="T363">ют</text:span><text:span text:style-name="T367"> технических знаний. </text:span><text:span text:style-name="T369">Всё новейшее оружие, доспехи и техника, что были с ними </text:span><text:span text:style-name="T310">в момент обращения</text:span><text:span text:style-name="T369"> — теперь работа</text:span><text:span text:style-name="T363">ют</text:span><text:span text:style-name="T369"> против нас.</text:span></text:p>
      <text:p text:style-name="P159"><text:soft-page-break/>Ещё один фактор, спасший нас от неминуемого разгрома в первые годы — немногочисленность <text:span text:style-name="T293">самих</text:span> <text:span text:style-name="T334">тварей</text:span>. <text:span text:style-name="T372">По нашим наблюдениям, их </text:span><text:span text:style-name="T368">пришло в Ойкумену Фаэри </text:span><text:span text:style-name="T372">не </text:span><text:span text:style-name="T373">бол</text:span><text:span text:style-name="T374">е</text:span><text:span text:style-name="T373">е</text:span><text:span text:style-name="T372"> двухсот. Около пятнадцати из них </text:span><text:span text:style-name="T293">за всё время войны </text:span><text:span text:style-name="T372">нам удалось уничтожить и двух пленить. </text:span><text:span text:style-name="T375">Только их </text:span><text:span text:style-name="T376">мало</text:span><text:span text:style-name="T375">численность не позволяет им </text:span><text:span text:style-name="T377">п</text:span><text:span text:style-name="T198">орабощать</text:span><text:span text:style-name="T375"> нас слишком </text:span><text:span text:style-name="T378">б</text:span><text:span text:style-name="T374">ы</text:span><text:span text:style-name="T378">стро, </text:span><text:span text:style-name="T293">хотя всё равно их армия постоянно растёт</text:span><text:span text:style-name="T375">. </text:span><text:span text:style-name="T293">Именно потому на десятом году войны королева издала приказ избегать любой ценой прямого столкновения с тварями. Мы сражаемся с лербами, стараясь избегать поединков с отродьем Иль-Шогг. Проблема только в том, что ко времени приказа уже половина вооружённых сил Ойкумены Фаэри стали их марионетками.</text:span></text:p>
      <text:p text:style-name="P160">Смешно сказать, но самую большую эффективность против <text:span text:style-name="T357">тварей</text:span> показ<text:span text:style-name="T374">ывают</text:span> не <text:span text:style-name="T369">тяжёлые </text:span><text:span text:style-name="T356">орудия</text:span><text:span text:style-name="T369"> или ховертанки</text:span>, а самые простые стены вокруг городов и дороги на высоких колоннах, <text:span text:style-name="T369">соединяющие любые мало-мальски укреплённые поселения. </text:span><text:span text:style-name="T334">Отродья Иль-Шогг</text:span><text:span text:style-name="T369"> почти не лета</text:span><text:span text:style-name="T374">ют</text:span><text:span text:style-name="T369">. Их полупрозрачные бескрылые тела мог</text:span><text:span text:style-name="T374">ут</text:span><text:span text:style-name="T369"> подняться в воздух самое большее на </text:span><text:span text:style-name="T379">десяток футов</text:span><text:span text:style-name="T369"> и продержаться та</text:span><text:span text:style-name="T379">к</text:span><text:span text:style-name="T369"> несколько секунд. </text:span><text:span text:style-name="T357">Их медузоподобные тела</text:span><text:span text:style-name="T369"> использ</text:span><text:span text:style-name="T374">уют</text:span><text:span text:style-name="T369"> </text:span><text:span text:style-name="T365">айну</text:span><text:span text:style-name="T369"> для полёта и наш скудный мир не мо</text:span><text:span text:style-name="T374">жет</text:span><text:span text:style-name="T369"> дать её достаточно для удержания </text:span><text:span text:style-name="T357">их </text:span><text:span text:style-name="T369">тела в воздухе. Только это позвол</text:span><text:span text:style-name="T374">яет</text:span><text:span text:style-name="T369"> нам </text:span><text:span text:style-name="T356">успешно сражаться с ними долгие </text:span><text:span text:style-name="T374">десятилетия</text:span><text:span text:style-name="T369"> </text:span><text:span text:style-name="T336">и мы благодари</text:span><text:span text:style-name="T374">м</text:span><text:span text:style-name="T336"> судьбу, что </text:span><text:span text:style-name="T334">твари</text:span><text:span text:style-name="T336"> пришли в наш мир так поздно — ведь ещё пять тысяч лет назад айны </text:span><text:span text:style-name="T293">в мире</text:span><text:span text:style-name="T336"> было достаточно, чтобы мы сами могли летать без использования крыльевых экстендеров</text:span><text:span text:style-name="T369">. </text:span><text:span text:style-name="T336">Теперь нас спаса</text:span><text:span text:style-name="T374">ет</text:span><text:span text:style-name="T336"> и</text:span><text:span text:style-name="T379">золяция высотой. Мы отгоражива</text:span><text:span text:style-name="T374">емся</text:span><text:span text:style-name="T379"> от них высокими стенами </text:span><text:span text:style-name="T380">и непроницаемыми куполами</text:span><text:span text:style-name="T379">, замками, расположенными высоко на недоступных скалах и высотными дорогами, до которых невозможно дотянуться с земли. </text:span><text:span text:style-name="T293">При приближении тварей мы обрушаем высотные дороги, что сильно замедляет их наступление.</text:span></text:p>
      <text:p text:style-name="P161"><text:span text:style-name="T381">Совсем недавно мы начали строить гранд-флаеры — парящие </text:span><text:span text:style-name="T346">платформы размером с небольшой город</text:span><text:span text:style-name="T381">, оснащённые мощны</text:span><text:span text:style-name="T382">м</text:span><text:span text:style-name="T381"> </text:span><text:span text:style-name="T382">вооружением</text:span><text:span text:style-name="T381">. </text:span><text:span text:style-name="T383">Они счита</text:span><text:span text:style-name="T374">ются</text:span><text:span text:style-name="T383"> неприступными, так как не опуска</text:span><text:span text:style-name="T374">ются</text:span><text:span text:style-name="T383"> на поверхность годами. С их помощью мы вздохнули немного свободнее </text:span><text:span text:style-name="T384">и</text:span><text:span text:style-name="T381"> наконец-то перестали лавинообразно терять воинов и технологии.</text:span><text:span text:style-name="T379"> Да, </text:span><text:span text:style-name="T385">лербы</text:span><text:span text:style-name="T379"> по-прежнему мог</text:span><text:span text:style-name="T374">ут</text:span><text:span text:style-name="T379"> добраться до нас </text:span><text:span text:style-name="T365">на высоте</text:span><text:span text:style-name="T379">, но они </text:span><text:span text:style-name="T374">сами </text:span><text:span text:style-name="T379">не уме</text:span><text:span text:style-name="T374">ют</text:span><text:span text:style-name="T379"> </text:span><text:span text:style-name="T386">заражать</text:span><text:span text:style-name="T379">.</text:span></text:p>
      <text:p text:style-name="P162"><text:span text:style-name="T387">Как квинтэссенция высотной изоляции, мы основали базы на двух наших лунах — </text:span><text:span text:style-name="T388">Эсте и Криллоне </text:span><text:span text:style-name="T387">— и стали переселять туда учёных и инженеров </text:span><text:span text:style-name="T389">в попытке </text:span><text:span text:style-name="T390">создать</text:span><text:span text:style-name="T389"> промышленность, </text:span><text:span text:style-name="T388">абсолютно </text:span><text:span text:style-name="T389">не досягаемую для </text:span><text:span text:style-name="T303">тварей и их </text:span><text:span text:style-name="T391">марионеток</text:span><text:span text:style-name="T387">. </text:span><text:span text:style-name="T388">Именно на Эсте была завершена наша последняя разработка в области военных технологий — Элементы Возмездия. Наша главная надежда на победу.</text:span></text:p>
      <text:p text:style-name="P160"/>
      <text:p text:style-name="P163">Тем больнее слышать о потере ещё одной крепости. <text:span text:style-name="T383">Мы всё больше теряем связь с поверхностью, перебираясь </text:span><text:span text:style-name="T341">в</text:span><text:span text:style-name="T383"> летучие города и луны.</text:span></text:p>
      <text:p text:style-name="P163"/>
      <text:p text:style-name="P163">- Противник использовал гранд-флаер для создания бреши в <text:span text:style-name="T331">силовом щите</text:span>. — <text:span text:style-name="T332">пробивается сквозь помехи металлический голос. — </text:span><text:span text:style-name="T383">Командование не распознало в нём врага. Он приблизился к охранной сфере и таранил её. </text:span><text:span text:style-name="T349">После чего передовые отряды </text:span><text:span text:style-name="T366">лербов</text:span><text:span text:style-name="T349"> за полтора суток сломили сопротивление крепости. Тессерарий Стоуншилд перед </text:span><text:span text:style-name="T386">заражением</text:span><text:span text:style-name="T349"> успел </text:span><text:span text:style-name="T351">активировать и </text:span><text:span text:style-name="T349">перевести в автономный режим мехадоспехи ремонтного цеха и </text:span><text:span text:style-name="T351">утилизационной площадки.</text:span></text:p>
      <text:p text:style-name="P163">- <text:span text:style-name="T383">Название гранд-флаера, Опцион?</text:span></text:p>
      <text:p text:style-name="P163"/>
      <text:p text:style-name="P164">О, боги! <text:span text:style-name="T392">То, чего все боялись и не хотели даже думать об этом, произошло! </text:span><text:span text:style-name="T334">Твари</text:span><text:span text:style-name="T392"> захватили гранд-флаер — первый из двадцати восьми построенных. Значит, </text:span><text:span text:style-name="T311">захват</text:span><text:span text:style-name="T392"> остальных — вопрос времени. Всё </text:span><text:soft-page-break/><text:span text:style-name="T392">повторяется, как и с предыдущими технологиями — </text:span><text:span text:style-name="T334">отродья Иль-Шогг</text:span><text:span text:style-name="T392"> захватывают их и обращают против нас. </text:span><text:span text:style-name="T393">Неизменный</text:span><text:span text:style-name="T394"> </text:span><text:span text:style-name="T385">ход</text:span><text:span text:style-name="T394"> войны!</text:span></text:p>
      <text:p text:style-name="P163"/>
      <text:p text:style-name="P165">- <text:span text:style-name="T392">Мы не смогли опознать его — нападение произошло ночью и он быстро ушёл из радиуса досягаемости <text:s/>радара после высадки десанта. Но, судя </text:span><text:span text:style-name="T346">по </text:span><text:span text:style-name="T392">габаритам, это </text:span><text:span text:style-name="T395">был </text:span><text:span text:style-name="T392">гранд-флаер серии «Вандерис» или «Громовержец».</text:span></text:p>
      <text:p text:style-name="P165"/>
      <text:p text:style-name="P165">- <text:span text:style-name="T392">Что??? Громовержец?!!</text:span></text:p>
      <text:p text:style-name="P148"/>
      <text:p text:style-name="P137">Снаружи раздаётся <text:span text:style-name="T384">оглушительный </text:span>грохот. Стены <text:span text:style-name="T396">связного</text:span><text:span text:style-name="T344"> бункера</text:span> трясутся в лихорадке, <text:span text:style-name="T384">по потолку ползёт трещина</text:span>. На пол, <text:span text:style-name="T397">столы</text:span> и аппаратуру сыпется штукатурка. Светильники гаснут, <text:span text:style-name="T384">чахоточно </text:span>мигнув пару раз на прощание. <text:span text:style-name="T398">Где-то снаружи заунывно нарастает </text:span><text:span text:style-name="T336">вой </text:span><text:span text:style-name="T398">сирен</text:span><text:span text:style-name="T336">ы</text:span><text:span text:style-name="T398">. </text:span><text:span text:style-name="T336">Громкие в</text:span>опли <text:span text:style-name="T397">Смешинки</text:span> перемежаются со стуком опрокидываемых на пол тумбочек.</text:p>
      <text:p text:style-name="P166"/>
      <text:p text:style-name="P167">Я бегу к выходу, спотыкаюсь и падаю на что-то мягкое.</text:p>
      <text:p text:style-name="P167"/>
      <text:p text:style-name="P167">- Ляга<text:span text:style-name="T340">ть, </text:span><text:span text:style-name="T399">в петлю мою душу</text:span><text:span text:style-name="T340">! Где этот бананутый свет? — от шока в мою речь </text:span><text:span text:style-name="T399">прорываются</text:span><text:span text:style-name="T340"> ругательства из университетской юности.</text:span></text:p>
      <text:p text:style-name="P10">- <text:span text:style-name="T340">Надо включить аварийное освещение, консул <text:s/>- раздаётся сдавленный писк подо мной. — </text:span><text:span text:style-name="T399">Рубильник в углу, над противопожарным щитком.</text:span></text:p>
      <text:p text:style-name="P10"/>
      <text:p text:style-name="P168">Я зажигаю <text:span text:style-name="T400">искорку</text:span> айны на роге <text:span text:style-name="T401">и сконфужено поднимаюсь со Смешинки. </text:span><text:span text:style-name="T402">Та прихрамывая идёт в закуток между стеной и шкафом мэйнфрейма и поднимает вверх большой, утопленный в стену рубильник. На стене над входом зажигается красная лампа.</text:span></text:p>
      <text:p text:style-name="P168"/>
      <text:p text:style-name="P10">- <text:span text:style-name="T403">Оставайся на посту, принцип. Я проверю, что случилось снаружи. Как только появится электричество — продолжи опрос </text:span><text:span text:style-name="T397">гарнизонов</text:span><text:span text:style-name="T404">, - я следую к двери.</text:span></text:p>
      <text:p text:style-name="P10"/>
      <text:p text:style-name="P169">И натыкаюсь на бронированную створку. <text:span text:style-name="T405">Она не отъезжает в сторону при моём приближении. Делаю шаг назад и снова шаг вперёд — гермодверь не сд</text:span><text:span text:style-name="T310">в</text:span><text:span text:style-name="T405">игается ни на дюйм.</text:span></text:p>
      <text:p text:style-name="P169"/>
      <text:p text:style-name="P169">- <text:span text:style-name="T405">Сделай что-то с этой ляганной дверью! — я раздражённо поворачиваюсь к Смешинке. — Она не открывается.</text:span></text:p>
      <text:p text:style-name="P169">- <text:span text:style-name="T405">Бункер обесточен, - та разводит копытами. — Сервоприводы не под напряжением.</text:span></text:p>
      <text:p text:style-name="P169">- <text:span text:style-name="T405">Кто проектировал этот унавоженный помётом </text:span><text:span text:style-name="T334">Иль-Шогг</text:span><text:span text:style-name="T405"> бункер? Кто предусмотрел в нём аварийное освещение, но не догадался подвести резервное питание к двери? Лягать, я понижу его в звании до </text:span><text:span text:style-name="T406">гастата!</text:span></text:p>
      <text:p text:style-name="P169"><text:soft-page-break/>- <text:span text:style-name="T406">Насколько мне известно, все подземные фортификации разрабатываются </text:span><text:span text:style-name="T341">в </text:span><text:span text:style-name="T407">МБТ</text:span><text:span text:style-name="T406">, - осторожно замечает Смешинка.</text:span></text:p>
      <text:p text:style-name="P169"/>
      <text:p text:style-name="P170">Я осекаюсь. Гнев уходит из груди и я смущённо прячу глаза. <text:span text:style-name="T407">Министерство Боевых Технологий</text:span> я основала сама на <text:span text:style-name="T400">два</text:span>дцатом году войны, когда стало ясно, что мы проигрываем без <text:span text:style-name="T408">научной баз</text:span><text:span text:style-name="T311">ы</text:span>. По-сути, это была моя дипломная работа. Я уже давно оставила бразды правления в нём, но <text:span text:style-name="T407">его текущий состав</text:span> до сих пор полностью состо<text:span text:style-name="T311">ит</text:span> из моих протеже.</text:p>
      <text:p text:style-name="P170"/>
      <text:p text:style-name="P170">- <text:span text:style-name="T409">Хорошо</text:span><text:span text:style-name="T410">, не время сердиться. Надо как-то найти выход отсюда.</text:span></text:p>
      <text:p text:style-name="P171">- <text:span text:style-name="T410">Выйти можно через подсобку у туалета. Там есть дверца в коридор. Запирается на шпингалет. Уборщица </text:span><text:span text:style-name="T385">с</text:span><text:span text:style-name="T410"> </text:span><text:span text:style-name="T311">фермы</text:span><text:span text:style-name="T410"> просила строителей добавить в план. Она не доверяла всем этим «жужжащим штуковинам, что действуют сами по себе», - отсутствующе бормочет Смешинка, уставившись в потухший экран радара.</text:span></text:p>
      <text:p text:style-name="P10"/>
      <text:p text:style-name="P10">- <text:span text:style-name="T410">Э-э-э… Гм… Ну ладно…</text:span></text:p>
      <text:p text:style-name="P172"/>
      <text:p text:style-name="P172">…</text:p>
      <text:p text:style-name="P172"/>
      <text:p text:style-name="P173">Коридор обрушивается на меня какофонией звуков: <text:span text:style-name="T411">к</text:span><text:span text:style-name="T310">рики, </text:span><text:span text:style-name="T412">обрывки </text:span><text:span text:style-name="T310">команд, перекрываемые </text:span><text:span text:style-name="T366">залпами</text:span><text:span text:style-name="T310"> автотурелей, топот копыт, грохот выбиваемых дверей и звон разбивающихся стёкол.</text:span></text:p>
      <text:p text:style-name="P10"/>
      <text:p text:style-name="P174">Я <text:span text:style-name="T413">несусь</text:span> к выходу из убежища, на ходу активир<text:span text:style-name="T371">уя</text:span> <text:span text:style-name="T411">меха</text:span>доспех. <text:span text:style-name="T414">Забрало шлема опускается, </text:span><text:span text:style-name="T415">отсекая меня от внешнего мира</text:span><text:span text:style-name="T414">, </text:span><text:span text:style-name="T415">на внутреннем экране появляется интерфейс и подсказки встроенного псевдоразума. </text:span><text:span text:style-name="T407">Это чудо военн</text:span><text:span text:style-name="T393">ого</text:span><text:span text:style-name="T407"> </text:span><text:span text:style-name="T393">прогресса</text:span><text:span text:style-name="T407"> разработано в «</text:span><text:span text:style-name="T416">К</text:span><text:span text:style-name="T407">ольт-тек» </text:span><text:span text:style-name="T417">тридцать</text:span><text:span text:style-name="T418"> лет назад</text:span><text:span text:style-name="T407">. </text:span><text:span text:style-name="T418">Кратно усилива</text:span><text:span text:style-name="T393">е</text:span><text:span text:style-name="T418">т физические возможности хозяина, обеспечива</text:span><text:span text:style-name="T393">е</text:span><text:span text:style-name="T418">т защитой от холодного оружия и </text:span><text:span text:style-name="T393">при закрытом забрале защищает даже от заражения </text:span><text:span text:style-name="T334">ментапаразитами</text:span><text:span text:style-name="T393">. Последние модели обладают</text:span><text:span text:style-name="T407"> </text:span><text:span text:style-name="T393">встроенным искусственным интеллектом, позволяющим им выполнять простейшие задачи даже без носителя внутри. </text:span><text:span text:style-name="T419">Увы</text:span><text:span text:style-name="T393">, это очень дорогая </text:span><text:span text:style-name="T311">игрушка</text:span><text:span text:style-name="T393">, до потери производства в Ундариене мы смогли обеспечить ими только каждого </text:span><text:span text:style-name="T311">двадцатого </text:span><text:span text:style-name="T393">бойца - </text:span><text:span text:style-name="T341">в основном, командирский состав</text:span><text:span text:style-name="T393">.</text:span></text:p>
      <text:p text:style-name="P175"><text:span text:style-name="T397">Э</text:span>кзоскелет бронескафандра повизгивает <text:s/>сервомоторами на особо крутых виражах, <text:span text:style-name="T415">подстраховывая меня</text:span>, пока я <text:span text:style-name="T413">мчусь</text:span> на верхние ярусы <text:span text:style-name="T396">радиоцентра</text:span>. Десятитысячелетняя крепость знавала и худшие времена, но не было времён беспомощнее. Всегда был выбор — победить или погибнуть. Но если враг обустрои<text:span text:style-name="T293">т</text:span>ся у тебя в мыслях — даже умереть с честью не получится.</text:p>
      <text:p text:style-name="P10"/>
      <text:p text:style-name="P176"><text:span text:style-name="T420">Каменную</text:span> <text:span text:style-name="T420">стену</text:span> <text:span text:style-name="T385">Андориана</text:span> пробил <text:span text:style-name="T421">армированный стальными рёбрами киль гранд-флаера. Голубые молнии </text:span><text:span text:style-name="T341">айны </text:span><text:span text:style-name="T421">бессильно облизыва</text:span><text:span text:style-name="T422">ют</text:span><text:span text:style-name="T421"> шершавую поверхность </text:span><text:span text:style-name="T412">клёпанной брони</text:span><text:span text:style-name="T421"> в попытках восстановить целостность силового щита. </text:span><text:span text:style-name="T423">Длинный форштевень</text:span><text:span text:style-name="T412"> воздушного корабля уп</text:span><text:span text:style-name="T422">ирается</text:span><text:span text:style-name="T412"> в </text:span><text:span text:style-name="T366">искрящие руины электростанции</text:span><text:span text:style-name="T412">, препятствуя дальнейшему движению гранд-флаера.</text:span></text:p>
      <text:p text:style-name="P176"/>
      <text:p text:style-name="P177"><text:soft-page-break/>«<text:span text:style-name="T422">МА</text:span><text:span text:style-name="T424">ДЖЕ...</text:span>» - всё, что можно прочитать на сером борту парящей громады, остальное скрыва<text:span text:style-name="T422">ется</text:span> за дрожащим маревом защитной сферы. <text:span text:style-name="T425">Там же, за сферой, угадываются тёмные очертания ещё двух судов, поменьше.</text:span></text:p>
      <text:p text:style-name="P177"/>
      <text:p text:style-name="P178">Носов<text:span text:style-name="T412">ые</text:span> порт<text:span text:style-name="T412">ы</text:span> гранд-флаера <text:span text:style-name="T426">распахнут</text:span><text:span text:style-name="T412">ы</text:span>, из н<text:span text:style-name="T412">их</text:span> <text:span text:style-name="T427">планир</text:span><text:span text:style-name="T428">уют</text:span><text:span text:style-name="T427"> на камни Андориана </text:span><text:span text:style-name="T426">металлические дробинки закованных в </text:span><text:span text:style-name="T429">ржавую </text:span><text:span text:style-name="T426">сталь </text:span><text:span text:style-name="T366">лербов</text:span><text:span text:style-name="T426">. </text:span><text:span text:style-name="T430">Навстречу им расцветают </text:span><text:span text:style-name="T428">фиолетовые</text:span><text:span text:style-name="T430"> </text:span><text:span text:style-name="T431">т</text:span><text:span text:style-name="T301">рассеры</text:span><text:span text:style-name="T428"> автотурелей </text:span><text:span text:style-name="T357">и треск пулеметателей из ближайших обзорных башенек.</text:span><text:span text:style-name="T428"> Звон ударов остро</text:span><text:span text:style-name="T429">го</text:span><text:span text:style-name="T428"> </text:span><text:span text:style-name="T429">железа</text:span><text:span text:style-name="T428"> о щиты, </text:span><text:span text:style-name="T412">хриплые команды и громкие ругательства</text:span><text:span text:style-name="T428"> разда</text:span><text:span text:style-name="T412">ю</text:span><text:span text:style-name="T428">тся в местах стычек нападающих и защитников крепости. </text:span><text:span text:style-name="T432">Над сражением кружат пол</text:span><text:span text:style-name="T311">у</text:span><text:span text:style-name="T432">дюжин</text:span><text:span text:style-name="T311">а</text:span><text:span text:style-name="T432"> глайдеров</text:span><text:span text:style-name="T426"> </text:span><text:span text:style-name="T432">Маджестика, поливая обороняющихся пучками </text:span><text:span text:style-name="T301">айн</text:span><text:span text:style-name="T432">-разрядов.</text:span></text:p>
      <text:p text:style-name="P179"/>
      <text:p text:style-name="P180">Ужас происходящего доходит до меня, пока я несусь по галерее к смотровой площадке. <text:span text:style-name="T357">Высокогорный замок Андориан возносится в небо десятками тонких башень</text:span><text:span text:style-name="T433"> </text:span><text:span text:style-name="T357">золотой эпохи Ойкумены. Между ними мрачнеют редкие приземистые здания-бункера последних лет войны - но большинство всех построек стоят пустыми.</text:span></text:p>
      <text:p text:style-name="P181"><text:span text:style-name="T385">Весь г</text:span>арнизон Андориана - две тысячи легионеров, <text:span text:style-name="T396">две </text:span><text:span text:style-name="T385">тяжёлые </text:span><text:span text:style-name="T396">орудийные башни</text:span> <text:span text:style-name="T396">и</text:span><text:span text:style-name="T434"> семь </text:span><text:span text:style-name="T396">автотурелей</text:span>. Плюс сто семьдесят эвакуированных из <text:span text:style-name="T435">Астромеханического</text:span> университета научных сотрудников. Которые не умеют сражаться, но, <text:span text:style-name="T385">правда,</text:span> многие из них неплохие <text:span text:style-name="T396">айна-манипуляторы</text:span>.</text:p>
      <text:p text:style-name="P182">Это - все, кого мы смогли вывезти из Ундариена на «Стремительном».</text:p>
      <text:p text:style-name="P183">Вся эта сила — ничто перед ордой. Вся наша оборона строилась из расчёта целостности силового щита. Без него сопротивление <text:span text:style-name="T385">форта</text:span> погаснет в считанные часы.</text:p>
      <text:p text:style-name="P184"/>
      <text:p text:style-name="P175"><text:span text:style-name="T420">Я вижу вступившую в бой </text:span><text:span text:style-name="T350">горстку</text:span><text:span text:style-name="T420"> бойцов в светло-голубых доспехах артиллерийской обслуги. Они </text:span><text:span text:style-name="T311">выбрались из </text:span><text:span text:style-name="T436">сбитой</text:span><text:span text:style-name="T420"> со стены орудийной башни и организованно, </text:span><text:span text:style-name="T311">боевым построением,</text:span><text:span text:style-name="T420"> продвигаются к </text:span><text:span text:style-name="T350">цитадели</text:span><text:span text:style-name="T420">. </text:span><text:span text:style-name="T437">По трём семёркам на грудной пластине мехадоспеха я узнаю их командира — </text:span><text:span text:style-name="T438">Шарп Блейда</text:span><text:span text:style-name="T439">. </text:span><text:span text:style-name="T437">Его чёткие команды прекращают хаос, остальные </text:span><text:span text:style-name="T439">разрозненные группки </text:span><text:span text:style-name="T437">легионер</text:span><text:span text:style-name="T439">ов</text:span><text:span text:style-name="T437"> вливаются в построение </text:span><text:span text:style-name="T439">по мере продвижения.</text:span><text:span text:style-name="T437"> Сражение от мелких неорганизованных стычек переходит к столкновению двух </text:span><text:span text:style-name="T440">сил</text:span><text:span text:style-name="T437"> — серо-ржаво</text:span><text:span text:style-name="T439">го</text:span><text:span text:style-name="T437"> </text:span><text:span text:style-name="T440">аморфно</text:span><text:span text:style-name="T439">го</text:span><text:span text:style-name="T440"> </text:span><text:span text:style-name="T439">моря</text:span><text:span text:style-name="T437"> захватчиков и голубовато</text:span><text:span text:style-name="T439">му</text:span><text:span text:style-name="T437"> </text:span><text:span text:style-name="T439">островку</text:span><text:span text:style-name="T437"> защитников </text:span><text:span text:style-name="T441">Андориана</text:span><text:span text:style-name="T437">.</text:span></text:p>
      <text:p text:style-name="P185">Тройка легионеров развернула тяжёлый пулеметатель на треноге прямо на балконе одной из стрельчатых башень эпохи Ан-Лоран. Через мгновение к шуму боя добавляется глухой стук пулеметателя. Ещё через мгновение тяжёлый глайдер «Маджестика» таранит межбашенный мостик, после чего башня с пулеметателем заваливается и рушится вниз, накрывая сражающихся.</text:p>
      <text:p text:style-name="P186"/>
      <text:p text:style-name="P186">Я <text:span text:style-name="T396">прыгаю со смотровой площадки и плавно приземляюсь у подножия радиоцентра. После чего </text:span>несусь к <text:span text:style-name="T442">месту сражения, на ходу выбирая оружие. </text:span><text:span text:style-name="T443">Пулеметатель может зацепить своих. Я не отличаюсь особой меткостью - мне всегда больше нравилось фехтование, чем стрельба.</text:span><text:span text:style-name="T442"> </text:span><text:span text:style-name="T443">Но к</text:span><text:span text:style-name="T442">рыльевые </text:span><text:span text:style-name="T444">лезвия</text:span><text:span text:style-name="T442"> </text:span><text:span text:style-name="T443">тоже </text:span><text:span text:style-name="T442">не годятся в такой свалке, им просто не будет места развернуться. </text:span><text:span text:style-name="T445">Клинок</text:span><text:span text:style-name="T446"> рога тоже будет мешать, пока я не пробьюсь в первый ряд </text:span><text:span text:style-name="T447">сражающихся</text:span><text:span text:style-name="T446">. От маломощного </text:span><text:span text:style-name="T301">айн</text:span><text:span text:style-name="T446">-разрядника доспеха и вовсе мало толку — он, скорее, является оружием последнего шанса, чем действенным инструментом.</text:span></text:p>
      <text:p text:style-name="P187">Я коротким резким встряхиванием <text:span text:style-name="T447">ног </text:span>выдвигаю шипы на накопытниках. <text:span text:style-name="T448">Они с тихими щелчками закрепляются в пазах. </text:span>Оружие ближнего боя сейчас — единственный разумный выбор.</text:p>
      <text:p text:style-name="P188"><text:soft-page-break/></text:p>
      <text:p text:style-name="P189"><text:span text:style-name="T449">Однако </text:span><text:span text:style-name="T450">противник встре</text:span><text:span text:style-name="T451">чает</text:span><text:span text:style-name="T450"> меня задолго до основной массы </text:span><text:span text:style-name="T449">сражающихся</text:span><text:span text:style-name="T450">. </text:span><text:span text:style-name="T323">Лерб</text:span><text:span text:style-name="T452"> в помятом </text:span><text:span text:style-name="T453">нагруднике с</text:span><text:span text:style-name="T454"> остатками раскраски территориальной обороны Норгонга </text:span><text:span text:style-name="T455">грузно </text:span><text:span text:style-name="T319">выпрыгивает на меня из </text:span><text:span text:style-name="T449">зарослей разбитой</text:span><text:span text:style-name="T319"> оранжереи</text:span><text:span text:style-name="T451">.</text:span></text:p>
      <text:p text:style-name="P189"><text:span text:style-name="T451"/></text:p>
      <text:p text:style-name="P190"><text:span text:style-name="T454">Я </text:span><text:span text:style-name="T7">отпрыгиваю в сторону, с разворота впечатывая копыто ему в кирас</text:span><text:span text:style-name="T453">у</text:span><text:span text:style-name="T7">. Тот глухо кашляет и замахивается огромным </text:span><text:span text:style-name="T456">молотом</text:span><text:span text:style-name="T7">, </text:span><text:span text:style-name="T457">пристёгнутым к ноге</text:span><text:span text:style-name="T7">.</text:span></text:p>
      <text:p text:style-name="P190"><text:span text:style-name="T7"/></text:p>
      <text:p text:style-name="P191"><text:span text:style-name="T7">Манёвр — уклонение! Молот выбивает искры в дюйме от моего копыта. Я вспоминаю </text:span><text:span text:style-name="T458">слова </text:span><text:span text:style-name="T7">моего учителя фехтования, древнего </text:span><text:span text:style-name="T459">фаэри</text:span><text:span text:style-name="T7"> с острова Вандерис: «</text:span><text:span text:style-name="T460">Мы танцуем, сражаясь. И сражаясь — танцуем!</text:span><text:span text:style-name="T7">» </text:span><text:span text:style-name="T461">Я исполняю танец смерти вокруг неповоротливого жеребца, и он нехотя становится моим партнёром. </text:span><text:span text:style-name="T323">Его узкие зрачки отслеживают моё малейшее движение.</text:span><text:span text:style-name="T461"> Мы кружимся в странной импровизации и мои уклонения гармонируют с его ударами. Я разворачиваю </text:span><text:span text:style-name="T458">перед ним</text:span><text:span text:style-name="T461"> крылья, как в </text:span><text:span text:style-name="T457">невеста </text:span><text:span text:style-name="T458">перед женихом </text:span><text:span text:style-name="T457">в </text:span><text:span text:style-name="T461">брачном ритуале и скольжу то вправо, то влево, совершая обманные движения крыльями. </text:span><text:span text:style-name="T457">Жеребец не отвечает мне взаимностью. </text:span><text:span text:style-name="T461">Он до того сосредоточен на своих попытках убить меня, что не видит, как узкий меч с тихим щелчком </text:span><text:span text:style-name="T458">выскакивает из </text:span><text:span text:style-name="T453">пенала на суставе правого крыла</text:span><text:span text:style-name="T461">.</text:span></text:p>
      <text:p text:style-name="P191"><text:span text:style-name="T461"/></text:p>
      <text:p text:style-name="P192"><text:span text:style-name="T323">Лерб</text:span><text:span text:style-name="T7"> по инерции опускает молот на то место, где </text:span><text:span text:style-name="T462">мгновение</text:span><text:span text:style-name="T7"> назад была моя голова — не замечая, что мой клинок проходит </text:span><text:span text:style-name="T453">над нагрудником</text:span><text:span text:style-name="T7"> в основание его шеи. </text:span><text:span text:style-name="T463">Он </text:span><text:span text:style-name="T464">продолжает сражаться, как будто не замечая раны, лишь его движения становятся чуть медленнее. Лербы всегда долго сражаются после того, как фактически убиты — ментапаразиты используют их </text:span><text:span text:style-name="T465">тела </text:span><text:span text:style-name="T464">до последней капли жизненых сил.</text:span></text:p>
      <text:p text:style-name="P193">Шея моего визави после пропущенной дюжины уколов становится похожей на подушку для иголок. Из его груди вырываются хрипы и клокотание, но он упрямо махает молотом, разве что удары его становятся совсем медленными и дезорганизованными.</text:p>
      <text:p text:style-name="P193">Надо заканчивать этот танец. Если нас обнаружат его сообщники, худо будет уже мне.</text:p>
      <text:p text:style-name="P193">Я дожидаюсь, пока он с глухим стуком не впечатывает молот прямо передо мной и стремительно бросаюсь мимо него. Поравнявшись с ним, я выпрямляю крыло и скользящим движением провожу лезвием ему под горлом.</text:p>
      <text:p text:style-name="P193">Его голова отделяется от шеи и с лёгким стуком падает мне под копыта.</text:p>
      <text:p text:style-name="P192"><text:span text:style-name="T464">Обезглавленное тело ещё пару мгновений стоит, орошая тёмной кровью холодные камни Андориана. Затем </text:span><text:span text:style-name="T457">передние ноги </text:span><text:span text:style-name="T464">лерба </text:span><text:span text:style-name="T457">подламываются </text:span><text:span text:style-name="T464">и</text:span><text:span text:style-name="T457"> он падает на </text:span><text:span text:style-name="T464">плац</text:span><text:span text:style-name="T457">.</text:span></text:p>
      <text:p text:style-name="P194"><text:span text:style-name="T457"/></text:p>
      <text:p text:style-name="P195"><text:span text:style-name="T7">Я </text:span><text:span text:style-name="T464">с усталостью смотрю на его тело</text:span><text:span text:style-name="T458">. </text:span><text:span text:style-name="T453">Ещё недавно он был в наших рядах, </text:span><text:span text:style-name="T466">он сражался бок о бок с нами. И вот он лежит в луже крови, а над ним стою я — его убийца. </text:span><text:span text:style-name="T467">В который раз.</text:span></text:p>
      <text:p text:style-name="P195"><text:span text:style-name="T466"/></text:p>
      <text:p text:style-name="P195"><text:span text:style-name="T466">Проклятая война! </text:span><text:span text:style-name="T467">Она никогда не меняется…</text:span></text:p>
      <text:p text:style-name="P195"><text:span text:style-name="T466"/></text:p>
      <text:p text:style-name="P196"><text:span text:style-name="T468">Мне нужно пробраться</text:span><text:span text:style-name="T469"> к </text:span><text:span text:style-name="T470">цитадели</text:span><text:span text:style-name="T469"> Андориана. Только из е</text:span><text:span text:style-name="T470">ё</text:span><text:span text:style-name="T469"> центра управления можно активировать главную защиту крепости — </text:span><text:span text:style-name="T468">О</text:span><text:span text:style-name="T469">ко </text:span><text:span text:style-name="T468">Г</text:span><text:span text:style-name="T469">нева. Но н</text:span><text:span text:style-name="T7">ападающие полноводным водопадом сыплются из </text:span><text:soft-page-break/><text:span text:style-name="T7">опущенных аппарелей </text:span><text:span text:style-name="T299">Маджестика</text:span><text:span text:style-name="T7">. </text:span><text:span text:style-name="T468">Островок</text:span><text:span text:style-name="T7"> </text:span><text:span text:style-name="T299">оборон</text:span><text:span text:style-name="T469">ы </text:span><text:span text:style-name="T468">легионеров возле </text:span><text:span text:style-name="T470">цитадели</text:span><text:span text:style-name="T7"> </text:span><text:span text:style-name="T462">превратился в «черепаху» из примкнутых со всех сторон и сверху щитов</text:span><text:span text:style-name="T7">. </text:span><text:span text:style-name="T468">Громкие приказы </text:span><text:span text:style-name="T471">Шарп Блейда</text:span><text:span text:style-name="T468"> тонут в рёве ледяных глоток лербов.</text:span></text:p>
      <text:p text:style-name="P197"><text:span text:style-name="T7"/></text:p>
      <text:p text:style-name="P198">Я отступаю, оглядываясь вокруг.</text:p>
      <text:p text:style-name="P197"><text:span text:style-name="T7"/></text:p>
      <text:p text:style-name="P199"><text:span text:style-name="T7">Автотурель на крепостной стене развернулась внутрь и огрызается остатками боекомплекта, </text:span><text:span text:style-name="T472">прижимая нападающих к развалинам </text:span><text:span text:style-name="T319">жилого модуля</text:span><text:span text:style-name="T472">. </text:span><text:span text:style-name="T7">Трассеры основного калибра </text:span><text:span text:style-name="T472">турели </text:span><text:span text:style-name="T7">уже светятся бледно-фиолетовым, свидетельствуя об предельно малой плотности айна-луча. </text:span><text:span text:style-name="T472">В</text:span><text:span text:style-name="T7">ал поверженных </text:span><text:span text:style-name="T323">лербов </text:span><text:span text:style-name="T7">вокруг </text:span><text:span text:style-name="T472">свидетельствует об их неоднократных попытках прорваться внутрь охраняемой зоны.</text:span><text:span text:style-name="T7"> Под защитой турели к стене прижимаются </text:span><text:span text:style-name="T4">трое</text:span><text:span text:style-name="T7">. </text:span><text:span text:style-name="T170">В одном из них я узнаю Кэйлонга</text:span><text:span text:style-name="T473">.</text:span></text:p>
      <text:p text:style-name="P197"><text:span text:style-name="T7"/></text:p>
      <text:p text:style-name="P200">Я подбегаю к ним. Автотурель пропускает меня, распознав мехадоспех.</text:p>
      <text:p text:style-name="P197"><text:span text:style-name="T7"/></text:p>
      <text:p text:style-name="P197"><text:span text:style-name="T7">- Что с н</text:span><text:span text:style-name="T474">ей</text:span><text:span text:style-name="T7">? - я указываю на </text:span><text:span text:style-name="T391">кобылу</text:span><text:span text:style-name="T475"> в белом халате</text:span><text:span text:style-name="T7">, котор</text:span><text:span text:style-name="T475">ую</text:span><text:span text:style-name="T7"> </text:span><text:span text:style-name="T474">с двух сторон </text:span><text:span text:style-name="T7">осторожно поддерживают Кэйлонг и </text:span><text:span text:style-name="T462">солдат с лычкой «Гастат Морбиус. Техком»</text:span><text:span text:style-name="T7">.</text:span></text:p>
      <text:p text:style-name="P201"><text:span text:style-name="T7">- </text:span><text:span text:style-name="T391">Заражение</text:span><text:span text:style-name="T323">. </text:span><text:span text:style-name="T319">Наткнулись на </text:span><text:span text:style-name="T391">тварь</text:span><text:span text:style-name="T323"> </text:span><text:span text:style-name="T476">у казармы</text:span><text:span text:style-name="T323">, - беспомощно лепечет Кэйлонг. - </text:span><text:span text:style-name="T319">Мы с Морбиусом </text:span><text:span text:style-name="T391">спрятались</text:span><text:span text:style-name="T319">, а она попалась. Потом </text:span><text:span text:style-name="T391">тварь отправилась к остальным пленным, а мы</text:span><text:span text:style-name="T476"> смогли </text:span><text:span text:style-name="T391">её </text:span><text:span text:style-name="T476">вытащить.</text:span></text:p>
      <text:p text:style-name="P202"><text:span text:style-name="T323">- </text:span><text:span text:style-name="T474">Но тогда… </text:span><text:span text:style-name="T462">В</text:span><text:span text:style-name="T474">ы же знае</text:span><text:span text:style-name="T462">те</text:span><text:span text:style-name="T474">, что делать. - Протоколы очищения однозначно треб</text:span><text:span text:style-name="T477">уют</text:span><text:span text:style-name="T474"> в этом случае полнейшей изоляции </text:span><text:span text:style-name="T478">заражённого</text:span><text:span text:style-name="T474">. При невозможности этого — умерщвления. </text:span><text:span text:style-name="T479">В любую минуту заражённый мог превратиться в бездушную машину убийств.</text:span></text:p>
      <text:p text:style-name="P202"><text:span text:style-name="T474">- Это же Киранда. Моя лаборантка и… подруга. Я не могу. Я проведу её в </text:span><text:span text:style-name="T480">лабораторию</text:span><text:span text:style-name="T474">. </text:span><text:span text:style-name="T478">Там есть вакцина. - </text:span><text:span text:style-name="T475">Его глаза беспомощно глядят на меня сквозь разбитые очки.</text:span></text:p>
      <text:p text:style-name="P202"><text:span text:style-name="T474"/></text:p>
      <text:p text:style-name="P203"><text:span text:style-name="T474">Я </text:span><text:span text:style-name="T7">с тревогой смотрю на него, потом перевожу взгляд на Киранду. </text:span><text:span text:style-name="T474">Её голова безвольно свисает на плечо Кэйлонга, </text:span><text:span text:style-name="T7">мокрая дорожка слюны тянется </text:span><text:span text:style-name="T475">по халату </text:span><text:span text:style-name="T7">до земли</text:span><text:span text:style-name="T474">, глаза закрыты, ноги разъезжаются, крылья волочатся по земле.</text:span></text:p>
      <text:p text:style-name="P204"><text:span text:style-name="T7">Мы пытались лечить лербов и в редких случаях нам удавалось достичь непродолжительного восстановления сознания. Крайне редко и совсем недолгого. </text:span><text:span text:style-name="T391">Но избавить заражённого от ментапаразита не удавалось никогда — он прорастает в мозг и пускает отростки в аксоны по всему телу.</text:span><text:span text:style-name="T7"> Кэйлонг должен это знать. Киранда обречена. </text:span><text:span text:style-name="T481">Она может </text:span><text:span text:style-name="T482">стать</text:span><text:span text:style-name="T481"> лерб</text:span><text:span text:style-name="T482">ом</text:span><text:span text:style-name="T481"> в любой момент.</text:span></text:p>
      <text:p text:style-name="P204"><text:span text:style-name="T481"/></text:p>
      <text:p text:style-name="P205">Я <text:span text:style-name="T483">печально</text:span> смотрю на не<text:span text:style-name="T483">ё</text:span> и поднимаю крыло. Из суставного пенала выезжает лезвие меча.</text:p>
      <text:p text:style-name="P201"><text:span text:style-name="T323"/></text:p>
      <text:p text:style-name="P206"><text:span text:style-name="T323">- </text:span><text:span text:style-name="T478">Нет! Не трожь её! - Кэйлонг заслоняет её крыльями и сбивчиво продолжает. - Я не говорил никому. </text:span><text:span text:style-name="T475">Хотел сказать тебе первой. </text:span><text:span text:style-name="T478">У нас два месяца назад начало получаться! </text:span><text:span text:style-name="T464">Похоже, мы нашли способ растворить ментапаразита, не причинив вреда заражённому!</text:span><text:span text:style-name="T478"> </text:span><text:span text:style-name="T464">К</text:span><text:span text:style-name="T478"> сознанию </text:span><text:span text:style-name="T464">вернулось </text:span><text:span text:style-name="T478">семь пациентов из десяти. Ремиссия четвёртого пациента длится уже полтора месяца, он </text:span><text:span text:style-name="T484">и </text:span><text:span text:style-name="T478">не думает леденеть! Он практически здоров — </text:span><text:span text:style-name="T303">ментапаразит не определяется ни одним тестом</text:span><text:span text:style-name="T478">! </text:span><text:span text:style-name="T485">Киранда</text:span><text:span text:style-name="T478">… Она нужна мне для </text:span><text:soft-page-break/><text:span text:style-name="T478">продолжения работы! </text:span><text:span text:style-name="T481">Она готовила вакцину - т</text:span><text:span text:style-name="T478">олько она знает </text:span><text:span text:style-name="T481">её </text:span><text:span text:style-name="T478">состав. </text:span><text:span text:style-name="T475">У нас получится! </text:span><text:span text:style-name="T481">Поверь мне, Сел. </text:span><text:span text:style-name="T475">Мы </text:span><text:span text:style-name="T479">вылечим</text:span><text:span text:style-name="T475"> лербов. </text:span><text:span text:style-name="T479">Нужно довести Киранду до лаборатории.</text:span></text:p>
      <text:p text:style-name="P201"><text:span text:style-name="T323"/></text:p>
      <text:p text:style-name="P207"><text:span text:style-name="T323">Я </text:span><text:span text:style-name="T7">оборачиваюсь. Между нами и административным корпусом, где расположен</text:span><text:span text:style-name="T486">а</text:span><text:span text:style-name="T7"> </text:span><text:span text:style-name="T486">лаборатория</text:span><text:span text:style-name="T7"> — открытое пространство в двести ярдов длиной. </text:span><text:span text:style-name="T462">«</text:span><text:span text:style-name="T487">Ч</text:span><text:span text:style-name="T462">ерепах</text:span><text:span text:style-name="T487">а</text:span><text:span text:style-name="T462">» </text:span><text:span text:style-name="T482">из</text:span><text:span text:style-name="T462"> легионеров </text:span><text:span text:style-name="T487">медленно продвигается к </text:span><text:span text:style-name="T470">цитадели</text:span><text:span text:style-name="T487">, то</text:span><text:span text:style-name="T462">лпа лербов таранит </text:span><text:span text:style-name="T487">её</text:span><text:span text:style-name="T462"> фонарными столбами, вырванными с корнем из центрального сквера. </text:span><text:span text:style-name="T486">Один</text:span><text:span text:style-name="T487"> лерб забралс</text:span><text:span text:style-name="T486">я</text:span><text:span text:style-name="T487"> на щиты и пыта</text:span><text:span text:style-name="T486">е</text:span><text:span text:style-name="T487">тся проломить их тяжёлым молот</text:span><text:span text:style-name="T486">о</text:span><text:span text:style-name="T487">м.</text:span></text:p>
      <text:p text:style-name="P208"><text:span text:style-name="T7"/></text:p>
      <text:p text:style-name="P209"><text:span text:style-name="T7">- </text:span><text:span text:style-name="T462">Не пройдём. Сами мы ещё могли бы пробеж</text:span><text:span text:style-name="T477">а</text:span><text:span text:style-name="T462">ть, но не с ней, - я указываю на Киранду. - Нас увидят и тотчас же атакуют.</text:span></text:p>
      <text:p text:style-name="P208"><text:span text:style-name="T7">- </text:span><text:span text:style-name="T462">Консул Селестия, - молчащий до этого Морбиус указывает на неприметн</text:span><text:span text:style-name="T465">ый</text:span><text:span text:style-name="T462"> </text:span><text:span text:style-name="T465">люк</text:span><text:span text:style-name="T462"> рядом с ближайшим контрфорсом </text:span><text:span text:style-name="T482">стены</text:span><text:span text:style-name="T462">. - В стене есть технический коридор для обслуживания турелей. Можно пройти до ближайшей дозорной башни. </text:span><text:span text:style-name="T488">Из башни </text:span><text:span text:style-name="T462">есть подземный ход до </text:span><text:span text:style-name="T470">цитадели</text:span><text:span text:style-name="T462">. У меня </text:span><text:span text:style-name="T489">слишком низкое звание, чтобы</text:span><text:span text:style-name="T462"> открыть дверь в </text:span><text:span text:style-name="T470">цитадель</text:span><text:span text:style-name="T462">, но вас она пропустит.</text:span></text:p>
      <text:p text:style-name="P210"><text:span text:style-name="T462"/></text:p>
      <text:p text:style-name="P211"><text:span text:style-name="T462">М</text:span><text:span text:style-name="T7">не понятен ход его мыслей. </text:span><text:span text:style-name="T462"><text:s/></text:span><text:span text:style-name="T7">Ц</text:span><text:span text:style-name="T470">итадель</text:span><text:span text:style-name="T462"> сообщается </text:span><text:span text:style-name="T470">тоннелями</text:span><text:span text:style-name="T462"> со всеми зданиями Андориана, </text:span><text:span text:style-name="T7">в том числе и лабораторией. </text:span><text:span text:style-name="T477">Да, это может сработать. </text:span><text:span text:style-name="T7">Я киваю ему.</text:span></text:p>
      <text:p text:style-name="P208"><text:span text:style-name="T7"/></text:p>
      <text:p text:style-name="P212"><text:span text:style-name="T490">Морбиус</text:span><text:span text:style-name="T7"> </text:span><text:span text:style-name="T491">под</text:span><text:span text:style-name="T492">бегает</text:span><text:span text:style-name="T491"> к </text:span><text:span text:style-name="T465">люку</text:span><text:span text:style-name="T491"> и </text:span><text:span text:style-name="T7">подносит накопытную пластину доспеха к замку. Тот тихо пищит, мигает зелёным и двер</text:span><text:span text:style-name="T465">ца</text:span><text:span text:style-name="T7"> с тихим щелчком </text:span><text:span text:style-name="T488">раскрывается</text:span><text:span text:style-name="T7">. </text:span><text:span text:style-name="T491">Мы с Кэйлонгом, поддерживая Киранду с обеих сторон, осторожно </text:span><text:span text:style-name="T493">направляемся</text:span><text:span text:style-name="T491"> к </text:span><text:span text:style-name="T488">проходу</text:span><text:span text:style-name="T7">…</text:span></text:p>
      <text:p text:style-name="P212"><text:span text:style-name="T7"/></text:p>
      <text:p text:style-name="P212"><text:span text:style-name="T481">…Г</text:span><text:span text:style-name="T469">рузовой </text:span><text:span text:style-name="T494">глайдер </text:span><text:span text:style-name="T481">врезается</text:span><text:span text:style-name="T494"> </text:span><text:span text:style-name="T481">в</text:span><text:span text:style-name="T494"> </text:span><text:span text:style-name="T481">автотурель</text:span><text:span text:style-name="T494">, </text:span><text:span text:style-name="T481">сбивая её со стены</text:span><text:span text:style-name="T494">. </text:span><text:span text:style-name="T481">Она падает в дюжине метров от нас, продолжая отстреливаться. Глай</text:span><text:span text:style-name="T495">д</text:span><text:span text:style-name="T481">ер прекращает её агонию, сваливаясь </text:span><text:span text:style-name="T7">сверху</text:span><text:span text:style-name="T481"> и давя </text:span><text:span text:style-name="T7">её </text:span><text:span text:style-name="T481">своим весом.</text:span><text:span text:style-name="T494"> </text:span><text:span text:style-name="T496">Падает трап, по нему сходят на землю шестеро </text:span><text:span text:style-name="T7">лербов</text:span><text:span text:style-name="T496">. </text:span><text:span text:style-name="T495">Из-за их спин выходит </text:span><text:span text:style-name="T480">полупрозрачная </text:span><text:span text:style-name="T495">фигура.</text:span></text:p>
      <text:p text:style-name="P212"><text:span text:style-name="T495"/></text:p>
      <text:p text:style-name="P213"><text:span text:style-name="T495">Я </text:span><text:span text:style-name="T7">никогда не видела до этого </text:span><text:span text:style-name="T303">тварей Иль-Шогг</text:span><text:span text:style-name="T7"> вживую. Только на картинках иллюстрированных пособий, не передающих ощущений. Шестьдесят два года мы сражаемся со вторжением, и лишь единицам из нас повезло встретить </text:span><text:span text:style-name="T303">их</text:span><text:span text:style-name="T7"> лицом к лицу и остаться после этого фаэри. Как правило, после таких встреч орда прирастает лербами, </text:span><text:span text:style-name="T391">а Великие кланы вычёркивают фаэри из </text:span><text:span text:style-name="T465">списка </text:span><text:span text:style-name="T391">живых</text:span><text:span text:style-name="T7">.</text:span></text:p>
      <text:p text:style-name="P214"/>
      <text:p text:style-name="P214">И потому я не ожидаю ощутить тот леденящий ужас, что сковывает меня ледяными кандалами при виде <text:span text:style-name="T334">ЕЁ</text:span>.</text:p>
      <text:p text:style-name="P214"/>
      <text:p text:style-name="P214">Все звуки свалки вокруг как будто сжимаются до тихого скрежета, вся обстановка вокруг сереет и размывается, оставляя чёткими только колышущиеся контуры её медузоподобного тела. Она плавно и неторопливо приближается, смотря сквозь нас пустыми глазами без зрачков. <text:span text:style-name="T436">Локоны её полупрозрачной гривы вяло шевелятся на безветрии. </text:span>Холод ледяными щупальцами охватывает моё тело.</text:p>
      <text:p text:style-name="P212"><text:span text:style-name="T495"/></text:p>
      <text:p text:style-name="P212"><text:soft-page-break/><text:span text:style-name="T496">- </text:span><text:span text:style-name="T495">Шанграа г</text:span><text:span text:style-name="T488">нолл</text:span><text:span text:style-name="T495">! Вушшасс аршаннасс хиссандурр! Консул С-</text:span><text:span text:style-name="T391">с</text:span><text:span text:style-name="T495">елестия, властью Великой </text:span><text:span text:style-name="T391">Иль-Шогг</text:span><text:span text:style-name="T495"> я, </text:span><text:span text:style-name="T497">Тень </text:span><text:span text:style-name="T391">Единой</text:span><text:span text:style-name="T497">, </text:span><text:span text:style-name="T303">Малый Экзекутор </text:span><text:span text:style-name="T391">Ан-Хаас</text:span><text:span text:style-name="T303">,</text:span><text:span text:style-name="T497"> Эрендисса Шассхи,</text:span><text:span text:style-name="T495"> предлагаю с-сдаться. Вы разбиты, ваше дальнейш-шее с-сопротивление бессмысленно. </text:span><text:span text:style-name="T498">Хис-с-с…</text:span><text:span text:style-name="T495"> Прикаж-жи с-</text:span><text:span text:style-name="T482">с</text:span><text:span text:style-name="T495">воим воинам с-сложить оружие и мы подар-рим вам милос-сть </text:span><text:span text:style-name="T391">Единой</text:span><text:span text:style-name="T495"> — никто из вас не будет убит. </text:span><text:span text:style-name="T482">Вы все получите поцелуй Великой </text:span><text:span text:style-name="T391">Иль-Шогг</text:span><text:span text:style-name="T482">. </text:span><text:span text:style-name="T498">Хис-с-с…</text:span></text:p>
      <text:p text:style-name="P197"><text:span text:style-name="T323"/></text:p>
      <text:p text:style-name="P150">Речь <text:span text:style-name="T334">твари</text:span> походит на <text:span text:style-name="T368">шуршание гальки на прибое</text:span>. Е<text:span text:style-name="T499">ё</text:span> <text:span text:style-name="T368">овальные</text:span> <text:span text:style-name="T368">глаза</text:span> бесстрастно смотрят, как мы ведём Киранду к <text:span text:style-name="T500">спасительно</text:span><text:span text:style-name="T501">й</text:span><text:span text:style-name="T500"> </text:span><text:span text:style-name="T501">двери</text:span>, после чего он<text:span text:style-name="T499">а</text:span> даёт знак лербам.</text:p>
      <text:p text:style-name="P215"><text:span text:style-name="T7"/></text:p>
      <text:p text:style-name="P215"><text:span text:style-name="T7">- </text:span><text:span text:style-name="T502">Хэй-я! За королеву! За Орунгун! - Морбиус проносится мимо нас, на ходу раскрывая крыльевые пеналы. </text:span><text:span text:style-name="T497">В одном из них вместо меча я вижу гаечный ключ.</text:span></text:p>
      <text:p text:style-name="P215"><text:span text:style-name="T502"/></text:p>
      <text:p text:style-name="P216">Его бой не длится долго, но он даёт нам время добраться до двери. <text:span text:style-name="T503">Тяжёлое дыхание, лязг железа, топот копыт дарят нам </text:span><text:span text:style-name="T504">спасительные</text:span><text:span text:style-name="T503"> секунды.</text:span> <text:span text:style-name="T503">Мы уже входим в полумрак технического коридора, когда за моей спиной раздаётся стон.</text:span></text:p>
      <text:p text:style-name="P216"/>
      <text:p text:style-name="P217">Изломанные крылья Морбиуса прикованы <text:span text:style-name="T505">пятью</text:span> пиками к земле, по ним стекает кровь. <text:span text:style-name="T505">Один лерб лежит поодаль без движения </text:span><text:span text:style-name="T196">с неестественно согнутой шеей</text:span><text:span text:style-name="T505">. </text:span><text:span text:style-name="T506">Т</text:span><text:span text:style-name="T334">варь</text:span> <text:span text:style-name="T368">проплывает</text:span> между держащих пики лербов и с <text:span text:style-name="T368">тихим</text:span> <text:span text:style-name="T334">шипением</text:span> срывает с <text:span text:style-name="T505">Морбиуса</text:span> шлем.</text:p>
      <text:p text:style-name="P217"/>
      <text:p text:style-name="P217">- С-сопротивление Великой <text:span text:style-name="T293">Иль-Шогг</text:span> вс-сего лишь стоило тебе возможности летать. Ты будеш-шь служить <text:span text:style-name="T293">Единой</text:span> со сломанными кр-рыльями, гнол<text:span text:style-name="T293">л</text:span>. Я с-сама поз-забочусь, чтобы ты почаще вспоминал, как глупо было с-сопротивляться. <text:span text:style-name="T507">Хис-с-с…</text:span></text:p>
      <text:p text:style-name="P217"/>
      <text:p text:style-name="P217"><text:span text:style-name="T508">Полупрозрачная</text:span> фигура прикасается своими губами к губам Морбиуса <text:span text:style-name="T293">и внезапно втягивается в него, как воздух</text:span>. <text:span text:style-name="T293">Тот</text:span><text:span text:style-name="T504"> на мгновение цепенеет, </text:span><text:span text:style-name="T509">глаза его становятся бессмысленными, </text:span><text:span text:style-name="T504">а в следующее мгновение </text:span><text:span text:style-name="T509">он </text:span><text:span text:style-name="T504">оседает на землю как тряпичная кукла. </text:span><text:span text:style-name="T293">Мгновение-второе-третье — и тварь облачком пара выходит из Морбиуса, как ни в чём не бывало.</text:span></text:p>
      <text:p text:style-name="P217"/>
      <text:p text:style-name="P217">- <text:span text:style-name="T293">Он получил поцелуй и скоро вольётся в </text:span><text:span text:style-name="T510">Е</text:span><text:span text:style-name="T293">динство. Ваш черёд, гноллы.</text:span> <text:span text:style-name="T504">С-давайтесь. Напрасно вы бежите. С-сопротивление гневит </text:span><text:span text:style-name="T293">Единую</text:span><text:span text:style-name="T504"> и вредит вашим бренным телам, - </text:span><text:span text:style-name="T368">шуршит</text:span><text:span text:style-name="T504"> </text:span><text:span text:style-name="T334">тварь</text:span><text:span text:style-name="T504"> уже мне. - </text:span><text:span text:style-name="T507">Хис-с-с…</text:span></text:p>
      <text:p text:style-name="P217"/>
      <text:p text:style-name="P218">Её гипнотический взгляд <text:span text:style-name="T368">пустых глаз</text:span> завораживает, <text:span text:style-name="T436">локоны её гривы тянутся ко мне прозрачными </text:span><text:span text:style-name="T334">лентами</text:span><text:span text:style-name="T436">,</text:span> ледяной ветер её дыхания достигает меня за те мгновения, пока она <text:span text:style-name="T196">плавно движется </text:span>ко мне.</text:p>
      <text:p text:style-name="P218"/>
      <text:p text:style-name="P219">- <text:span text:style-name="T504">Нет, - просто отвечаю я и захлопываю дверь </text:span><text:span text:style-name="T436">прямо перед её щупальцами гривы, оказавшимися </text:span><text:span text:style-name="T507">вдруг</text:span><text:span text:style-name="T436"> неожиданно близко</text:span><text:span text:style-name="T504">.</text:span></text:p>
      <text:p text:style-name="P217"/>
      <text:p text:style-name="P218"><text:soft-page-break/><text:span text:style-name="T499">Дверной з</text:span>амок успокаивающе клацает, отделяя нас от <text:span text:style-name="T509">лютого </text:span>холода.</text:p>
      <text:p text:style-name="P218"/>
      <text:p text:style-name="P220"><text:span text:style-name="T24">Тускл</text:span><text:span text:style-name="T7">ый</text:span><text:span text:style-name="T24"> свет айна-огонька на конце моего рога </text:span><text:span text:style-name="T511">едва </text:span><text:span text:style-name="T7">выхватывает из темноты полдюжины метров </text:span><text:span text:style-name="T24">коридор</text:span><text:span text:style-name="T7">а. Толстые кабеля выходят из технических колодцев, извиваются по стенам и вновь ныряют в искусственные норы. Где-то впереди капает вода, </text:span><text:span text:style-name="T512">издавая гулкое эхо</text:span><text:span text:style-name="T7">. Звуки битвы не доносятся сюда сквозь толстые камни стен. </text:span><text:span text:style-name="T513">Мы идём, спотыкаясь в полутьме и царапая узкие стены тоннеля.</text:span></text:p>
      <text:p text:style-name="P220"><text:span text:style-name="T7"/></text:p>
      <text:p text:style-name="P221"><text:span text:style-name="T7">Дозорная башня в конце коридора пуста. </text:span><text:span text:style-name="T488">Топчан со смятым покрывалом покрывает слой пыли.</text:span><text:span text:style-name="T7"> </text:span><text:span text:style-name="T488">Забытые два крекера лежат на блюдце у пустого чайника в кухонном уголке. </text:span><text:span text:style-name="T7">Башенная турель попискивает сервоприводами, подслеповато отслеживая прицелом движущиеся цели внизу. Излучател</text:span><text:span text:style-name="T488">и</text:span><text:span text:style-name="T7"> турели молч</text:span><text:span text:style-name="T488">а</text:span><text:span text:style-name="T7">т. Увы, в последние годы Ойкумена </text:span><text:span text:style-name="T513">Ф</text:span><text:span text:style-name="T7">аэри столкнулась с критической нехваткой айны, почти вся её скудная добыча уходи</text:span><text:span text:style-name="T488">т</text:span><text:span text:style-name="T7"> на производство парящих платформ для гранд-флаеров. Поэтому только каждая третья турель в крепости заряжена хотя бы половинным боекомплектом. </text:span><text:span text:style-name="T303">От безысходности мы даже начали ставить на некоторые турели пулеметатели.</text:span><text:span text:style-name="T7"> </text:span><text:span text:style-name="T488">А в связи с острой нехваткой ополчения большинство турелей переведены в автоматический режим ещё </text:span><text:span text:style-name="T465">две </text:span><text:span text:style-name="T303">дюжин</text:span><text:span text:style-name="T465">ы</text:span><text:span text:style-name="T488"> лет назад.</text:span></text:p>
      <text:p text:style-name="P222"/>
      <text:p text:style-name="P222">Я подхожу к пульту связи и нажимаю кнопку связи с <text:span text:style-name="T350">цитаделью</text:span>.</text:p>
      <text:p text:style-name="P223">- <text:span text:style-name="T514">Цитадель,</text:span> <text:span text:style-name="T515">о</text:span>тветьте, если слышите меня. <text:s/><text:span text:style-name="T515">Н</text:span>а связи Селестия.</text:p>
      <text:p text:style-name="P222"/>
      <text:p text:style-name="P222">Короткий треск белого шума, потом <text:span text:style-name="T516">усталый голос.</text:span></text:p>
      <text:p text:style-name="P222">- <text:span text:style-name="T350">Вас слышим, </text:span><text:span text:style-name="T514">консул.</text:span><text:span text:style-name="T350"> </text:span><text:span text:style-name="T515">Ц</text:span><text:span text:style-name="T350">итадель на связи. Говорит </text:span><text:span text:style-name="T517">префект </text:span><text:span text:style-name="T350">Хай Глори.</text:span></text:p>
      <text:p text:style-name="P222">- <text:span text:style-name="T518">Краткий репорт обстановки, </text:span><text:span text:style-name="T517">префект</text:span><text:span text:style-name="T518">.</text:span></text:p>
      <text:p text:style-name="P222"/>
      <text:p text:style-name="P224">Короткая пауза заполнена треском статических разрядов. Усталый голос <text:span text:style-name="T519">моего заместителя </text:span>продолжает.</text:p>
      <text:p text:style-name="P224">- Цитадель в круговой обороне. У меня в наличии <text:span text:style-name="T520">сорок семь</text:span><text:span text:style-name="T515"> </text:span>бойц<text:span text:style-name="T520">ов</text:span> — <text:span text:style-name="T515">охрана цитадели и всё, что осталось от артиллерийского расчёта второй башни</text:span>. <text:span text:style-name="T520">Первая башня, судя по всему, захвачена врасплох, как и казармы.</text:span> <text:span text:style-name="T520">У</text:span>далось связаться с гарнизонами <text:span text:style-name="T275">лаборатории</text:span> и <text:span text:style-name="T519">дока</text:span>. Там <text:span text:style-name="T520">семнадцать</text:span><text:span text:style-name="T275"> </text:span>и <text:span text:style-name="T520">восемь</text:span> соответственно. <text:span text:style-name="T515">Е</text:span>щё активны две автотурели на стенах. <text:span text:style-name="T515">И визуально наблюдаю какое-то сопротивление у арсенала. </text:span><text:span text:style-name="T521">Это всё.</text:span></text:p>
      <text:p text:style-name="P224"/>
      <text:p text:style-name="P225">Арсенал! Хранилище Элементов Возмездия! Наше супероружие и последняя надежда!</text:p>
      <text:p text:style-name="P225"/>
      <text:p text:style-name="P226"><text:span text:style-name="T7">Я хочу переспросить Хай Глори об арсенале, но слышу с</text:span><text:span text:style-name="T513">транные скрежещущие звуки </text:span><text:span text:style-name="T7">себя </text:span><text:span text:style-name="T513">за спиной. </text:span><text:span text:style-name="T323">Я </text:span><text:span text:style-name="T511">оглядываюсь на Кэйлонга. </text:span><text:span text:style-name="T7">Тот</text:span><text:span text:style-name="T513"> быстро поворачивается ко мне, распахивая крылья.</text:span></text:p>
      <text:p text:style-name="P221"><text:span text:style-name="T513"/></text:p>
      <text:p text:style-name="P227">- Надо идти быстрее! У нас мало времени! - почти кричит Кэйлонг.</text:p>
      <text:p text:style-name="P221"><text:span text:style-name="T513"/></text:p>
      <text:p text:style-name="P228"><text:soft-page-break/>Видимое из-за его крыла копыто Киранды судорожно дёргается, на полу возле него растекается лужица пены.</text:p>
      <text:p text:style-name="P229"><text:span text:style-name="T323">Я </text:span><text:span text:style-name="T7">пытаюсь обойти Кэйлонга, но он не даёт мне.</text:span></text:p>
      <text:p text:style-name="P229"><text:span text:style-name="T7"/></text:p>
      <text:p text:style-name="P229"><text:span text:style-name="T7">- </text:span><text:span text:style-name="T522">Или ты доведёшь нас обоих, или убей меня вместе с ней тут!</text:span></text:p>
      <text:p text:style-name="P229"><text:span text:style-name="T522"/></text:p>
      <text:p text:style-name="P230"><text:span text:style-name="T7">Мне никогда не нравилась руководящая работа. </text:span><text:span text:style-name="T523">Я не люблю принимать тяжёлые решения. Я учёный, а не </text:span><text:span text:style-name="T524">воин</text:span><text:span text:style-name="T523">. </text:span><text:span text:style-name="T525">Почему </text:span><text:span text:style-name="T524">э</text:span><text:span text:style-name="T525">то </text:span><text:span text:style-name="T524">бремя </text:span><text:span text:style-name="T525">свалилось на меня, а не на мою сестру?</text:span></text:p>
      <text:p text:style-name="P230"><text:span text:style-name="T523"/></text:p>
      <text:p text:style-name="P231">Качая головой, я иду к выходу, бросая по пути в микрофон:</text:p>
      <text:p text:style-name="P232"><text:span text:style-name="T7">- Цитадель, мы идём к вам. Будьте готовы </text:span><text:span text:style-name="T526">нас </text:span><text:span text:style-name="T7">встретить.</text:span></text:p>
      <text:p text:style-name="P232"><text:span text:style-name="T7"/></text:p>
      <text:p text:style-name="P233"><text:span text:style-name="T323">Т</text:span><text:span text:style-name="T7">оннель, </text:span><text:span text:style-name="T524">ведущий</text:span><text:span text:style-name="T7"> в цитадель, </text:span><text:span text:style-name="T480">выше</text:span><text:span text:style-name="T7"> и светлее — под потолком время от времени </text:span><text:span text:style-name="T524">попадаются </text:span><text:span text:style-name="T7">тусклые лампочки. Иногда в стенах встречаются узкие двери в боковые ответвления.</text:span><text:span text:style-name="T524"> «Насосная-1», «Щитовая», «Насосная-2» - м</text:span><text:span text:style-name="T7">ы проходим их не останавливаясь.</text:span></text:p>
      <text:p text:style-name="P233"><text:span text:style-name="T7"/></text:p>
      <text:p text:style-name="P233"><text:span text:style-name="T7">- </text:span><text:span text:style-name="T464">Даже если мы сделаем вакцину — мы не сможем вакцинировать лербов, - замечаю я. - Они всегда сражаются до конца, даже будучи трижды убитыми. На каждого пленённого лерба у нас будут по два погибших воина.</text:span></text:p>
      <text:p text:style-name="P233"><text:span text:style-name="T464">- И это тоже я хотел тебе сообщить! - </text:span><text:span text:style-name="T527">пыхтит</text:span><text:span text:style-name="T464"> Кэйлонг где-то сзади. - Но ты же в последнее время занята своей военщиной и совсем не слушаешь глас науки! По последним данным, ментапаразиты на самом деле — всего лишь биологические передатчики, транслирующие заражённому команды Иль-Шогг…</text:span></text:p>
      <text:p text:style-name="P234">- И что из этого следует?</text:p>
      <text:p text:style-name="P234">- Как что? Убери тварей — и много толку будет от тех передатчиков?</text:p>
      <text:p text:style-name="P234">- Ты хочешь сказать?…</text:p>
      <text:p text:style-name="P234">- Да! Начиная с десятого года войны, от того самого королевского приказа избегать тварей любой ценой — мы сражаемся не с тем врагом. Если нам удастся каким-то способом нейтрализовать тварей<text:span text:style-name="T528">, </text:span><text:s/>— лербы излечатся сами собой. Я, конечно, малая сошка, чтобы указывать королеве, но…</text:p>
      <text:p text:style-name="P235"><text:span text:style-name="T7"/></text:p>
      <text:p text:style-name="P236">Коридор заканчивается тупиком, но в стене коридора есть дверь последнего ответвления с табличкой «Цитадель». Я подношу копыто к замку, но тот только мигает красным индикатором и тревожно пищит.</text:p>
      <text:p text:style-name="P237"><text:span text:style-name="T7">«</text:span><text:span text:style-name="T529">Отказано в доступе</text:span><text:span text:style-name="T530">. </text:span><text:span text:style-name="T7">Враг поблизости» - читаю я на маленьком экранчике над замком.</text:span></text:p>
      <text:p text:style-name="P237"><text:span text:style-name="T7"/></text:p>
      <text:p text:style-name="P236">Что за ерунда?</text:p>
      <text:p text:style-name="P237"><text:span text:style-name="T7">Я снова подношу </text:span><text:span text:style-name="T486">накопытную пластину </text:span><text:span text:style-name="T7">к замку — и снова с тем же р</text:span><text:span text:style-name="T531">е</text:span><text:span text:style-name="T7">з</text:span><text:span text:style-name="T531">у</text:span><text:span text:style-name="T7">льтатом.</text:span></text:p>
      <text:p text:style-name="P237"><text:span text:style-name="T7"/></text:p>
      <text:p text:style-name="P237"><text:span text:style-name="T7">- </text:span><text:span text:style-name="T480">Дай-ка мне, - отталкивает меня от двери Кэйлонг.</text:span></text:p>
      <text:p text:style-name="P237"><text:soft-page-break/><text:span text:style-name="T480"/></text:p>
      <text:p text:style-name="P238">Он сдвигает в сторону лицевую панель замка, переключает крохотный рычажок и возращает панель на место.</text:p>
      <text:p text:style-name="P238">- Пробуй!</text:p>
      <text:p text:style-name="P239"><text:span text:style-name="T7"/></text:p>
      <text:p text:style-name="P240"><text:span text:style-name="T7">Я подношу копыто к замку и тот приветливо мигает зелёным огоньком. Дверь уходит в сторону. </text:span><text:span text:style-name="T532">За ней стоят два пустых автодоспеха, отдающих честь при виде меня.</text:span></text:p>
      <text:p text:style-name="P239"><text:span text:style-name="T7"/></text:p>
      <text:p text:style-name="P238">- Вот видишь! - ухмыляется Кэйлонг. - Мы так все <text:span text:style-name="T196">анализаторы </text:span>в лаборатории поотключали, потому что невозможно было ра-хр-р-р…</text:p>
      <text:p text:style-name="P239"><text:span text:style-name="T7"/></text:p>
      <text:p text:style-name="P238">Его речь прерывается хрипом, его глаза округляются и из горла выходит окровавленный рог. </text:p>
      <text:p text:style-name="P241"><text:span text:style-name="T7">- Хар-р-р-ш-ш-с-с! - шипит Киранда и через него </text:span><text:span text:style-name="T526">направляет</text:span><text:span text:style-name="T7"> свой рог </text:span><text:span text:style-name="T526">на</text:span><text:span text:style-name="T7"> меня.</text:span></text:p>
      <text:p text:style-name="P239"><text:span text:style-name="T7"/></text:p>
      <text:p text:style-name="P239"><text:span text:style-name="T7">Кэйлонг в агонии встаёт на задние ноги, чиркнув своим рогом по потолку. </text:span><text:span text:style-name="T526">Этим он уводит рог Киранды вверх, он проходит над моей головой.</text:span><text:span text:style-name="T7"> </text:span><text:span text:style-name="T526">Я</text:span><text:span text:style-name="T7"> вижу </text:span><text:span text:style-name="T526">её </text:span><text:span text:style-name="T7">совершенно безумны</text:span><text:span text:style-name="T526">е</text:span><text:span text:style-name="T7"> глаз</text:span><text:span text:style-name="T526">а</text:span><text:span text:style-name="T7">, сверлящи</text:span><text:span text:style-name="T526">е</text:span><text:span text:style-name="T7"> меня узким</text:span><text:span text:style-name="T526">и</text:span><text:span text:style-name="T7"> зрачк</text:span><text:span text:style-name="T526">ами</text:span><text:span text:style-name="T7"> рептилии. И именно в </text:span><text:span text:style-name="T526">них</text:span><text:span text:style-name="T7"> я на автомате бью рогом.</text:span></text:p>
      <text:p text:style-name="P239"><text:span text:style-name="T7"/></text:p>
      <text:p text:style-name="P238">Прости меня, мой старый товарищ. В коридоре нет места для манёвра. </text:p>
      <text:p text:style-name="P239"><text:span text:style-name="T7">Мой рог также пронизывает шею </text:span><text:span text:style-name="T526">Кейлонга</text:span><text:span text:style-name="T7">, прот</text:span><text:span text:style-name="T477">ыкая</text:span><text:span text:style-name="T7"> затем и Киранду.</text:span></text:p>
      <text:p text:style-name="P239"><text:span text:style-name="T7"/></text:p>
      <text:p text:style-name="P242">…</text:p>
      <text:p text:style-name="P220"><text:span text:style-name="T323"/></text:p>
      <text:p text:style-name="P243"><text:span text:style-name="T533">Моё правое крыло, </text:span><text:span text:style-name="T323">Х</text:span><text:span text:style-name="T7">ай Глори, сидит перед перед массивом </text:span><text:span text:style-name="T532">обзорных </text:span><text:span text:style-name="T7">дисплеев, показывающих обстановку в разных частях Андориана.</text:span></text:p>
      <text:p text:style-name="P243"><text:span text:style-name="T7"/></text:p>
      <text:p text:style-name="P220"><text:span text:style-name="T323">- </text:span><text:span text:style-name="T526">Вы же, </text:span><text:span text:style-name="T534">кажется</text:span><text:span text:style-name="T526">, шли с группой, консул Селестия? - оборачивается он ко мне.</text:span></text:p>
      <text:p text:style-name="P244">- Нет. Уже нет, - мне кажется чужим надреснутый шёпот, что я могу выдавить из себя омертвевшими губами.</text:p>
      <text:p text:style-name="P220"><text:span text:style-name="T323"/></text:p>
      <text:p text:style-name="P245"><text:span text:style-name="T323">Я </text:span><text:span text:style-name="T7">подхожу к посту командующего, </text:span><text:span text:style-name="T532">вскользь бросая взгляд на дисплеи. Обстановка на них препаршивая — мест, где ещё идёт активное сопротивление вторжению, совсем мало, на большинстве дисплеев лербы передвигаются без помех.</text:span></text:p>
      <text:p text:style-name="P245"><text:span text:style-name="T532"/></text:p>
      <text:p text:style-name="P246">Перед казармой на плацу лежит несколько <text:span text:style-name="T293">сотен</text:span> фаэри в нижнем обмундировании, <text:span text:style-name="T196">их крылья прижаты к булыжникам плаца копытами</text:span> лербов. Между ними <text:span text:style-name="T436">медленно плывут</text:span> две серые фигуры, то и дело <text:span text:style-name="T293">повторяя процедуру, что мне довелось увидеть с Морбиусом</text:span>.</text:p>
      <text:p text:style-name="P246"><text:soft-page-break/></text:p>
      <text:p text:style-name="P246">На моих глазах грузовая платформа, пилотируемая лербом, проламывает дверь лаборатории и безликая толпа вваливается внутрь. Вспышки айны внутри свидетельствуют о накале сражения.</text:p>
      <text:p text:style-name="P246"/>
      <text:p text:style-name="P246">Подходы к <text:span text:style-name="T311">порту</text:span> охраняет автопогрузчик, расшвыривающий лербов направо и налево своими длинными манипуляторами. Ему помогает автотурель со стены.</text:p>
      <text:p text:style-name="P246"/>
      <text:p text:style-name="P247">Наружная камера цитадели показывает <text:span text:style-name="T196">под самими стенами</text:span> <text:span text:style-name="T196">толпу в ржавых доспехах</text:span>, <text:span text:style-name="T196">прикрывающую щитами </text:span>дв<text:span text:style-name="T196">ух</text:span> лерб<text:span text:style-name="T196">ов с искрящимися резаками, распиливающих</text:span> бронированные плиты <text:span text:style-name="T196">ворот.</text:span></text:p>
      <text:p text:style-name="P248"><text:span text:style-name="T535"/></text:p>
      <text:p text:style-name="P248"><text:span text:style-name="T535">- </text:span><text:span text:style-name="T533">Вы знаете, где Луна?</text:span></text:p>
      <text:p text:style-name="P249">- Нет, - качает головой Хай Глори. - Я видел, как она шла в <text:span text:style-name="T311">порт</text:span>. Но потом всё перемешалось.</text:p>
      <text:p text:style-name="P248"><text:span text:style-name="T535"/></text:p>
      <text:p text:style-name="P248"><text:span text:style-name="T7">Как во сне </text:span><text:span text:style-name="T536">прикладываю копыто к</text:span><text:span text:style-name="T7"> небольш</text:span><text:span text:style-name="T536">ой</text:span><text:span text:style-name="T7"> дверц</text:span><text:span text:style-name="T536">е</text:span><text:span text:style-name="T7"> на панели управления боевыми системами форта. </text:span><text:span text:style-name="T536">Д</text:span><text:span text:style-name="T7">верц</text:span><text:span text:style-name="T536">а отъезжает в сторону, под ней</text:span><text:span text:style-name="T7"> всего лишь одна красная кнопка </text:span><text:span text:style-name="T537">с табличкой</text:span><text:span text:style-name="T7">: «Око Гнева».</text:span></text:p>
      <text:p text:style-name="P220"><text:span text:style-name="T323"/></text:p>
      <text:p text:style-name="P250"><text:span text:style-name="T323">- </text:span><text:span text:style-name="T538">Вы уверены? - вопрошает Хай Глори. - У нас ещё есть шанс отбиться, </text:span><text:span text:style-name="T533">силовой щит активен, </text:span><text:span text:style-name="T538">работают </text:span><text:span text:style-name="T539">две</text:span><text:span text:style-name="T538"> турел</text:span><text:span text:style-name="T539">и</text:span><text:span text:style-name="T538">. </text:span><text:span text:style-name="T533">Можно </text:span><text:span text:style-name="T538">пройти до ангара ховертанков и зачистить крепость.</text:span></text:p>
      <text:p text:style-name="P251"><text:span text:style-name="T538"/></text:p>
      <text:p text:style-name="P251"><text:span text:style-name="T7">Я понимаю его сомнение. «Око Гнева» перенаправляет энергию с защитной сферы на спаренный мега-излучатель цитадели. </text:span><text:span text:style-name="T540">Самоубийственный шаг в обычных условиях, </text:span><text:span text:style-name="T535">когда у крепости парит флот противника.</text:span><text:span text:style-name="T540"> </text:span><text:span text:style-name="T535">Н</text:span><text:span text:style-name="T540">о сейчас наша защитная сфера всё равно прорвана — убрать «Маджестик» невозможно. Остаётся только уничтожить его, чтобы он не смог прорывать оборону других крепостей.</text:span></text:p>
      <text:p text:style-name="P220"><text:span text:style-name="T323"/></text:p>
      <text:p text:style-name="P252"><text:span text:style-name="T323">- </text:span><text:span text:style-name="T541">Уверена. - Я бросаю взгляд на экран дока, где у дальнего причала парит </text:span><text:span text:style-name="T490">корвет</text:span><text:span text:style-name="T541"> «Стремительный». На нём мы эвакуировались из Ундариена год назад, когда стала ясна безнадёжность обороны. Наши пути с «Маджестиком» разошлись тогда — мы сразу пошли к затерянному в горах Андориану, в то время как гранд-флаер королевы ушёл к южным крепостям </text:span><text:span text:style-name="T535">для достройки</text:span><text:span text:style-name="T541">.</text:span></text:p>
      <text:p text:style-name="P252"><text:span text:style-name="T541"/></text:p>
      <text:p text:style-name="P253"><text:span text:style-name="T541">- </text:span><text:span text:style-name="T303">Около</text:span><text:span text:style-name="T490"> пол</text:span><text:span text:style-name="T303">у</text:span><text:span text:style-name="T490">часа понадобится лербам, чтобы пропилить ворота.</text:span><text:span text:style-name="T535"> </text:span><text:span text:style-name="T490">Поэтому я</text:span><text:span text:style-name="T535"> ставляю таймер на </text:span><text:span text:style-name="T490">двадцать минут</text:span><text:span text:style-name="T535">, префект. После чего «Око Гнева» начнёт выжигать все вражеские цели вокруг, начиная с самой крупной, - я указываю на «Маджестик». Скорее всего, им всё и закончится, потому что питания для «Ока» хватит на полминуты, не больше. Потом аварийный генератор сгорит — он не рассчитан на подобную нагрузку. Автотурели, защитная сфера и все энергосистемы крепости отключатся. Твоя задача — за эти двадцать минут собрать всех, кого можно и идти в </text:span><text:span text:style-name="T319">порт</text:span><text:span text:style-name="T535">, к «Стремительному». Когда защитная сфера отключится, вы должны быть готовы уходить к Трантору. Форсируйте двигатели </text:span><text:span text:style-name="T490">корвета</text:span><text:span text:style-name="T535"> и эти, - я указываю на парящие тени за защитной сферой, - вас не догонят. </text:span><text:span text:style-name="T542">В Транторе,</text:span><text:span text:style-name="T535"> </text:span><text:span text:style-name="T543">в космопорт</text:span><text:span text:style-name="T544">е,</text:span><text:span text:style-name="T543"> </text:span><text:span text:style-name="T542">стоит</text:span><text:span text:style-name="T535"> астробуксировщик - </text:span><text:span text:style-name="T545">мы </text:span><text:span text:style-name="T543">строили</text:span><text:span text:style-name="T545"> им наши лунные базы.</text:span><text:span text:style-name="T535"> </text:span><text:span text:style-name="T490">Забирайте всех и </text:span><text:span text:style-name="T535">лет</text:span><text:span text:style-name="T542">и</text:span><text:span text:style-name="T535">т</text:span><text:span text:style-name="T542">е</text:span><text:span text:style-name="T535"> </text:span><text:span text:style-name="T490">к</text:span><text:span text:style-name="T535"> Криллон</text:span><text:span text:style-name="T490">у</text:span><text:span text:style-name="T545">. Дальше подчиняйтесь приказам командующего базы.</text:span></text:p>
      <text:p text:style-name="P246"><text:soft-page-break/>- Вы сами разве не поведёте «Стремительный», консул?</text:p>
      <text:p text:style-name="P254"><text:span text:style-name="T535">- Нет, у меня другая задача.</text:span><text:span text:style-name="T541"> </text:span><text:span text:style-name="T546">Мне нужн</text:span><text:span text:style-name="T547">о двух</text:span><text:span text:style-name="T546"> воинов в сопровождение. Мы идём к арсеналу.</text:span></text:p>
      <text:p text:style-name="P254"><text:span text:style-name="T546"/></text:p>
      <text:p text:style-name="P211"><text:span text:style-name="T546">С</text:span><text:span text:style-name="T7">мерть королевы и захват «Маджестика» всё меняет. </text:span><text:span text:style-name="T548">Рейд возмездия теперь невозможен — только генераторы </text:span><text:span text:style-name="T549">гранд-флаера</text:span><text:span text:style-name="T548"> могли обеспечить Элементы Возмездия </text:span><text:span text:style-name="T550">достаточной</text:span><text:span text:style-name="T548"> энергией. </text:span><text:span text:style-name="T550">Теперь остаётся только эвакуировать Элементы в надежде, что когда-нибудь мы снова сможем построить нечто, по параметрам близкое к «Маджестику». </text:span><text:span text:style-name="T548">И </text:span><text:span text:style-name="T550">передать кому-то знания по управления Элементами, ведь после смерти королевы я — единственная, кто умеет пользоваться ими.</text:span></text:p>
      <text:p text:style-name="P211"><text:span text:style-name="T549"/></text:p>
      <text:p text:style-name="P255">…</text:p>
      <text:p text:style-name="P220"><text:span text:style-name="T541"/></text:p>
      <text:p text:style-name="P256"><text:span text:style-name="T541">Т</text:span><text:span text:style-name="T7">оннель к арсеналу был широким, с проложенными по полу рельсами. До постройки «Ока Гнева» главным оружием цитадели было орудие трёхсотого калибра и по этим рельсам к нему подвозили снаряды. Теперь же рельсы не использовались и покрылись толстым слоем ржавчины.</text:span></text:p>
      <text:p text:style-name="P256"><text:span text:style-name="T7"/></text:p>
      <text:p text:style-name="P256"><text:span text:style-name="T7">На полпути к </text:span><text:span text:style-name="T547">арсеналу я слышу шорох из бокового тунеля с табличкой «Склад-4В». В дюжине шагов от основного тунеля, возле </text:span><text:span text:style-name="T551">выломанной двери</text:span><text:span text:style-name="T547">, мы натыкаемся на </text:span><text:span text:style-name="T552">мехадоспех без шлема, бессмысленно бодающий стену.</text:span><text:span text:style-name="T553"> </text:span><text:span text:style-name="T554">Треснувший ш</text:span><text:span text:style-name="T555">лем лежит тут же. </text:span><text:span text:style-name="T554">Тяжелый </text:span><text:span text:style-name="T556">доспех</text:span><text:span text:style-name="T554"> то и дело </text:span><text:span text:style-name="T556">топчется</text:span><text:span text:style-name="T554"> </text:span><text:span text:style-name="T556">по нему бронированными</text:span><text:span text:style-name="T554"> копытами. </text:span><text:span text:style-name="T556">Из шлема вылетают голубые искры, тревожно перемигиваются индикаторные огоньки на</text:span><text:span text:style-name="T555"> налобно</text:span><text:span text:style-name="T556">м</text:span><text:span text:style-name="T555"> щитк</text:span><text:span text:style-name="T556">е</text:span><text:span text:style-name="T555">. </text:span><text:span text:style-name="T547">На спине доспеха закреплён ящик, </text:span><text:span text:style-name="T557">наполовину полный консервами. Консервы </text:span><text:span text:style-name="T547">глухо звен</text:span><text:span text:style-name="T557">я</text:span><text:span text:style-name="T547">т при каждом ударе </text:span><text:span text:style-name="T303">тяжёлого </text:span><text:span text:style-name="T557">мехадоспеха </text:span><text:span text:style-name="T547">о стену.</text:span></text:p>
      <text:p text:style-name="P257"/>
      <text:p text:style-name="P257">Я осторожно обхожу <text:span text:style-name="T558">обезглавленый </text:span><text:span text:style-name="T559">механизм</text:span>, пытаясь рассмотреть номер на <text:span text:style-name="T558">его</text:span> грудной пластине. «<text:span text:style-name="T560">Сорок два — пятнадцать». Центурия Луны.</text:span></text:p>
      <text:p text:style-name="P257"/>
      <text:p text:style-name="P258">Из двер<text:span text:style-name="T561">ного проёма</text:span> на меня буквально вываливается <text:span text:style-name="T562">фаэри в поддоспешном комбинезоне</text:span>. Увидев <text:span text:style-name="T563">нас</text:span>, он испуганно охает и прижимается к стене. <text:span text:style-name="T559">Из-под прижатых к телу крыльев вываливаются </text:span><text:span text:style-name="T558">на пол</text:span><text:span text:style-name="T559"> консервы и упаковки сухарей. </text:span></text:p>
      <text:p text:style-name="P258"/>
      <text:p text:style-name="P258">- Где ваш <text:span text:style-name="T559">доспех</text:span>, солдат? Что с вашим рогом? И… Почему вы дрожите?</text:p>
      <text:p text:style-name="P258"/>
      <text:p text:style-name="P258">Песчаного цвета <text:span text:style-name="T559">жеребец</text:span> вжимается в <text:span text:style-name="T559">каменную поверхность</text:span> в тщетном порыве быть от меня подальше и, судя по всему, готовиться упасть в обморок. <text:span text:style-name="T560">Грязные «сорок два — пятнадцать» едва просматриваются на нагрудно</text:span><text:span text:style-name="T562">й пластине комбинезона.</text:span></text:p>
      <text:p text:style-name="P258"/>
      <text:p text:style-name="P258"><text:span text:style-name="T562">П</text:span><text:span text:style-name="T564">ри</text:span><text:span text:style-name="T562">жав</text:span><text:span text:style-name="T564"> его </text:span><text:span text:style-name="T565">копытом</text:span><text:span text:style-name="T564"> к стене, </text:span><text:span text:style-name="T562">я</text:span> внимательно всматриваюсь в его зрачки. <text:span text:style-name="T559">О</text:span>ни не узкие. Это очень легко заметить, так как они расширены и почти вытеснили белки глаз.</text:p>
      <text:p text:style-name="P258"/>
      <text:p text:style-name="P258"><text:soft-page-break/>Я поднимаю забрало, чтобы он узнал меня.</text:p>
      <text:p text:style-name="P258">Он отвечает мне пронзительным взглядом в ответ и, внезапно, успокаивается.</text:p>
      <text:p text:style-name="P258"/>
      <text:p text:style-name="P258">- <text:span text:style-name="T565">Н</text:span>е <text:span text:style-name="T562">лерб</text:span><text:span text:style-name="T563">ы</text:span>, - <text:span text:style-name="T565">облегчённо</text:span><text:span text:style-name="T566"> </text:span>вздыхает он. - У вас хорошие глаза. Круглые.</text:p>
      <text:p text:style-name="P258">-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text:span text:style-name="T565">жеребец</text:span> расслабляется и отлепл<text:span text:style-name="T371">яет</text:span>ся от стены.</text:p>
      <text:p text:style-name="P259">- <text:span text:style-name="T565">Я никогда не видел лербов вживую. Меня мобилизовали всего пять лет назад. Я никогда не был на передовой. Я даже не умею фехтовать.</text:span></text:p>
      <text:p text:style-name="P259">- <text:span text:style-name="T565">Откуда же у тебя мехадоспех, солдат? </text:span><text:span text:style-name="T563">Солдатам их выдают за особые заслуги. </text:span><text:span text:style-name="T565">Не все офицеры имеют такие.</text:span></text:p>
      <text:p text:style-name="P260">- Мама помогла мне получить хорошую должность в канцелярии. Ну, вы понимаете… Моя мать — влиятельная особа. <text:span text:style-name="T327">Клан Лорен.</text:span></text:p>
      <text:p text:style-name="P259"/>
      <text:p text:style-name="P261">Он говорит это с особой гордостью, вызывая у меня отвращение. <text:span text:style-name="T327">Печально, что даже в королевском клане процветает коррупция.</text:span></text:p>
      <text:p text:style-name="P261"/>
      <text:p text:style-name="P261">Я делаю знак своим сопровождающим.</text:p>
      <text:p text:style-name="P262">- <text:span text:style-name="T563">Сирен, Минтур, п</text:span>риглядывайте за ним. Он пойдёт с нами в арсенал.</text:p>
      <text:p text:style-name="P260"/>
      <text:p text:style-name="P260">От моих слов у жеребца чуть не вылезли глаза на лоб.</text:p>
      <text:p text:style-name="P260">- В арсенал? Не-е-ет, туда нельзя! Нельзя! Не-е-ет!!!</text:p>
      <text:p text:style-name="P260"/>
      <text:p text:style-name="P263">Жеребец с необычной прытью выворачивается из моего захвата и мчится к выходу. Сирен выставляет своё копьё ему под ноги и тот выкатывается в тоннель прямо под ноги Минтуру.</text:p>
      <text:p text:style-name="P263"/>
      <text:p text:style-name="P263">Я снова подхожу к удерживаемому моими спутниками жеребцу.</text:p>
      <text:p text:style-name="P260"/>
      <text:p text:style-name="P259"><text:span text:style-name="T565">- </text:span><text:span text:style-name="T563">Туда нельзя, - торопливо бормочет солдат. - </text:span><text:span text:style-name="T567">Во время прорыва сферы </text:span><text:span text:style-name="T568">наш контуберний</text:span><text:span text:style-name="T567"> </text:span><text:span text:style-name="T569">сопровождал</text:span><text:span text:style-name="T273"> приора Лун</text:span><text:span text:style-name="T569">у </text:span><text:span text:style-name="T273">в </text:span><text:span text:style-name="T334">порт</text:span><text:span text:style-name="T273"> для встречи «Маджестика»… </text:span><text:span text:style-name="T563">К</text:span><text:span text:style-name="T570">огда включилась сирена,</text:span><text:span text:style-name="T569"> </text:span><text:span text:style-name="T570">Луна… </text:span><text:span text:style-name="T334">П</text:span><text:span text:style-name="T570">омчалась в арсенал, мы</text:span><text:span text:style-name="T569"> </text:span><text:span text:style-name="T570">едва поспевали за ней</text:span><text:span text:style-name="T569">. </text:span><text:span text:style-name="T570">Т</text:span><text:span text:style-name="T569">ам, — легионер указывает копытом в сторону </text:span><text:span text:style-name="T571">арсенала</text:span><text:span text:style-name="T569">, - </text:span><text:span text:style-name="T570">н-нас… н-нам…</text:span></text:p>
      <text:p text:style-name="P264"/>
      <text:p text:style-name="P264">От волнения он заикается и замолкает. Потом его глаза закатываются, дыхание становится частым и прерывистым.</text:p>
      <text:p text:style-name="P264"/>
      <text:p text:style-name="P265"><text:soft-page-break/>- Как тебя зовут, <text:span text:style-name="T569">воин</text:span>? - когда наступает психологический шок, лучше всего его преодолевать простыми <text:span text:style-name="T570">методами</text:span>. Я давно это усвоила, общаясь со студентами.</text:p>
      <text:p text:style-name="P265">- Ринс. Ринс Стилфизер. Либрарий первой центурии <text:span text:style-name="T569">второй</text:span> когорты шестого легиона.</text:p>
      <text:p text:style-name="P265">- Успокойся, Ринс. У тебя есть дети?</text:p>
      <text:p text:style-name="P265">- Дочка.</text:p>
      <text:p text:style-name="P265"/>
      <text:p text:style-name="P265">Взгляд солдата ста<text:span text:style-name="T570">новится</text:span> более осмысленным, зрачки почти в<text:span text:style-name="T570">озвращаются</text:span> в нормальный размер.</text:p>
      <text:p text:style-name="P265"/>
      <text:p text:style-name="P265">- Её зовут Дикси. Эвакуировалась за океан, с женой. Месяц назад прислала открытку. Там карнавал! Маски, конфетти, фейерверки! Мороженное на пляже! <text:span text:style-name="T568">Мирная жизнь!</text:span> - восхищённо говори<text:span text:style-name="T417">т</text:span> Ринс, его глаза сияли. Он счастлив отвлечься от реальности, <text:span text:style-name="T569">уйдя в яркий мир грёз</text:span>.</text:p>
      <text:p text:style-name="P265">- Отлично. Я счастлива, что твоя семья в полной безопасности, - произн<text:span text:style-name="T417">ошу</text:span> я с ударением на безопасность. - <text:s/>И с ними ничего плохого не случится, потому что ты защищаешь их покой. Теперь расскажи мне, что случилось в <text:span text:style-name="T569">арсенале</text:span>?</text:p>
      <text:p text:style-name="P265"/>
      <text:p text:style-name="P264">- М-м-мы не <text:span text:style-name="T563">понимали</text:span>… Они пришли… Она…</text:p>
      <text:p text:style-name="P266">- <text:span text:style-name="T569">Что с Луной?! - перебиваю я его и снова прижимаю к стене.</text:span></text:p>
      <text:p text:style-name="P267">- Поймите меня правильно, я никогда не учился сражаться… Мать хотела, чтобы я стал <text:span text:style-name="T572">зе</text:span>фирным танцором… Я всего лишь писарь… - <text:span text:style-name="T570">бессвязно бормочет солдат.</text:span></text:p>
      <text:p text:style-name="P268"/>
      <text:p text:style-name="P269"><text:span text:style-name="T570">Я выдаю ему серию увесистых пощёчин. </text:span><text:span text:style-name="T563">Ринс</text:span> запинается. Он молча хлопает глазами и не может произнести ни слова. <text:span text:style-name="T563">В тоннеле отчётливо чувствуется </text:span><text:span text:style-name="T570">запах мочи.</text:span></text:p>
      <text:p text:style-name="P269"/>
      <text:p text:style-name="P263">С отвращением я отступаю от него и поднимаю с пола шлем его мехадоспеха. <text:span text:style-name="T572">Вывожу меню на маленький внутренний экран шлема и выбираю «Воспроизведение» за последние пятнадцать минут. Экранчик показывает запись с</text:span><text:span text:style-name="T573">о</text:span><text:span text:style-name="T572"> встроенной камеры шлема.</text:span></text:p>
      <text:p text:style-name="P270"/>
      <text:p text:style-name="P271">Ринс в компании <text:span text:style-name="T574">дюжины</text:span> легионеров движется к <text:span text:style-name="T334">порту</text:span>. <text:span text:style-name="T575">Они оживлённо переговариваются, обсуждая прибытие «Маджестика».</text:span> <text:span text:style-name="T576">Высокий жеребец в серебряном мехадоспехе стучит по шлему копытом, что-то показывая остальным. Те смеются. </text:span>Луна быстрым шагом идёт впереди, иногда срываясь на бег — солдаты едва поспевают за ней. <text:span text:style-name="T334">Очертания</text:span><text:span text:style-name="T575"> гранд-флаера уже </text:span><text:span text:style-name="T334">темнеют</text:span><text:span text:style-name="T575"> за силовым щитом Андориана, когда они добираются до КПП дока. Луна расспрашивает о чём-то вахтёра,</text:span><text:span text:style-name="T577"> </text:span><text:span text:style-name="T578">п</text:span><text:span text:style-name="T579">ричальная рампа медленно движется к стыковочному шлюзу.</text:span></text:p>
      <text:p text:style-name="P271"><text:span text:style-name="T579">С</text:span><text:span text:style-name="T575">олдаты поднимают шум. Все указывают на растущий силуэт «Маджестика», который и не думает останавливаться.</text:span></text:p>
      <text:p text:style-name="P272"><text:span text:style-name="T580">Каменная стена вспучивается в месте, где её таранит киль гранд-флаера. Силовой щит бессильно облизывает голубыми молниями огромное брюхо корабля, продавливающее его миллионнотонной массой. </text:span><text:span text:style-name="T436">Сбитая со стены закрылком «Маджестика», с гулким грохотом падает орудийная башня, разбивая </text:span><text:span text:style-name="T581">ствол</text:span><text:span text:style-name="T582">а</text:span><text:span text:style-name="T581">м</text:span><text:span text:style-name="T582">и</text:span><text:span text:style-name="T436"> обсерваторию. Гранд-флаер</text:span><text:span text:style-name="T579"> со стоном ярд за ярдом проламывает каменную стену </text:span><text:soft-page-break/><text:span text:style-name="T579">и силовой щит, останавливаясь только тогда, когда его киль вгрызается в </text:span><text:span text:style-name="T583">примкнувшую к скале </text:span><text:span text:style-name="T579">энергостанцию .</text:span></text:p>
      <text:p text:style-name="P272"/>
      <text:p text:style-name="P273">Луна приходит в себя первой. <text:span text:style-name="T584">Она со все</text:span><text:span text:style-name="T585">х</text:span><text:span text:style-name="T584"> ног несётся к арсеналу, </text:span><text:span text:style-name="T576">серебряный жеребец и Ринс не отстают. О</text:span><text:span text:style-name="T584">стальные </text:span><text:span text:style-name="T576">без усиленных мехадоспехом мышц</text:span><text:span text:style-name="T584"> </text:span><text:span text:style-name="T576">заметно отрываются от них</text:span><text:span text:style-name="T584">. </text:span><text:span text:style-name="T586">На ходу </text:span><text:span text:style-name="T576">Луна</text:span><text:span text:style-name="T586"> отдаёт приказ </text:span><text:span text:style-name="T583">подвернувшемуся</text:span><text:span text:style-name="T586"> гастату, тот несётся к казармам, </text:span><text:span text:style-name="T519">навстречу первым солдатам</text:span><text:span text:style-name="T583"> разбуженн</text:span><text:span text:style-name="T519">ой</text:span><text:span text:style-name="T583"> смен</text:span><text:span text:style-name="T585">ы</text:span><text:span text:style-name="T583">.</text:span><text:span text:style-name="T586"> </text:span><text:span text:style-name="T519">Но рядом п</text:span><text:span text:style-name="T583">адает и</text:span><text:span text:style-name="T586">скорёженная носовая аппарель «Маджестика», выпуская первые дюжины лербов. </text:span><text:span text:style-name="T519">С палубы гранд-флаера </text:span><text:span text:style-name="T585">один за другим </text:span><text:span text:style-name="T519">взлета</text:span><text:span text:style-name="T585">ю</text:span><text:span text:style-name="T519">т </text:span><text:span text:style-name="T585">три </text:span><text:span text:style-name="T587">грузов</text:span><text:span text:style-name="T585">ых</text:span><text:span text:style-name="T587"> </text:span><text:span text:style-name="T519">глайдер</text:span><text:span text:style-name="T585">а</text:span><text:span text:style-name="T519"> </text:span><text:span text:style-name="T587">и </text:span><text:span text:style-name="T519">теря</text:span><text:span text:style-name="T585">ю</text:span><text:span text:style-name="T519">тся среди строений Андориана.</text:span></text:p>
      <text:p text:style-name="P273"/>
      <text:p text:style-name="P274"><text:span text:style-name="T519">Ринс отворачивается от завязавшейся у казарм потасовки. Он и остальн</text:span><text:span text:style-name="T574">ые</text:span><text:span text:style-name="T519"> сворачивают за лабораторию, следуя за Луной. </text:span><text:span text:style-name="T587">Та на бегу успевает раздавать какие-то команды через комлинк шлема и трижды отклоняется от маршрута, открывая аварийные щиты и щёлкая переключателями на них. После одной такой серии переключений в поле зрения Ринса попадают открывающиеся ворота ремонтной площадки. </text:span><text:span text:style-name="T588">За воротами нестройными</text:span><text:span text:style-name="T587"> рядами </text:span><text:span text:style-name="T588">ожидают</text:span><text:span text:style-name="T587"> полуразобранные мехадоспехи, </text:span><text:span text:style-name="T585">грузовые платформы</text:span><text:span text:style-name="T587"> и </text:span><text:span text:style-name="T311">портовые</text:span><text:span text:style-name="T587"> </text:span><text:span text:style-name="T574">погрузчики</text:span><text:span text:style-name="T587">. </text:span><text:span text:style-name="T588">Оглянувшись назад через несколько секунд, Ринс видит, как большинство механизмов </text:span><text:span text:style-name="T585">неспешно </text:span><text:span text:style-name="T588">рассыпается по территории, занимая боевые позиции.</text:span></text:p>
      <text:p text:style-name="P274"/>
      <text:p text:style-name="P275">Арсенал охраняют <text:span text:style-name="T589">шестеро</text:span>. <text:span text:style-name="T590">Они стоят прямо перед вибрирующей мембраной локального силового щита арсенала.</text:span> <text:span text:style-name="T590">Издалека увидев Луну, они </text:span><text:span text:style-name="T589">расступаются</text:span><text:span text:style-name="T590">, приветственно склонив головы. Закрытые забрала не позволяют опознать их, что является нарушением устава, но объясняется всеобщей тревогой.</text:span></text:p>
      <text:p text:style-name="P275"/>
      <text:p text:style-name="P276">Луна пробегает мимо них, кивком отвечая на их приветствие. Щит пропускает действительного центуриона и она, подбежав к распределительно<text:span text:style-name="T334">й</text:span> <text:span text:style-name="T334">панели</text:span>, отключает <text:span text:style-name="T334">защиту</text:span>. Затем она скрывается в арсенале. За ней следу<text:span text:style-name="T576">ю</text:span>т <text:span text:style-name="T576">серебряный жеребец и остальны.</text:span> Ринс же внезапно мешкает у самого входа.</text:p>
      <text:p text:style-name="P275"/>
      <text:p text:style-name="P276"><text:span text:style-name="T576">Его ш</text:span>лем медленно поворачивается, концентрируясь на одном из <text:span text:style-name="T574">охранников</text:span>. Оптическая система визора, подчиняясь негласной команде Ринса, увеличивает изображение <text:span text:style-name="T334">тёмного</text:span> забрала легионера. За забралом ясно виден <text:span text:style-name="T591">зелёный огонёк злого </text:span>глаз<text:span text:style-name="T591">а</text:span> с узким зрачком.</text:p>
      <text:p text:style-name="P277">Изображение с <text:span text:style-name="T576">визора</text:span> колотит сильная дрожь. <text:span text:style-name="T576">Ринс</text:span> подскакивает к распределительному щитку и пытается активировать щит. Копыто трясёт как в лихорадке и он нажимает неверные клавиши. Экранчик над щитком <text:span text:style-name="T591">раз за разом </text:span>вспыхивает красным. Ринс снова оборачивается. Шестёрка лербов, уже не скрываясь, идёт на него. <text:span text:style-name="T574">С крыши соседней метеостанции взлетает глайдер «Маджестика». Двери метеостанции раскрываются и толпа лербов бежит к арсеналу. Впереди колонны плывёт</text:span> полупрозрачная фигура с развевающимися струнами живой гривы.</text:p>
      <text:p text:style-name="P278">Ринс, шатаясь и спотыкаясь, как пьяный, вбегает в арсенал, оставляя щит отключенным. Побегав какое-то время по лестницам и коридорам, он добирается до длинного прямого коридора <text:span text:style-name="T443">к центральному хранилищу</text:span>, в конце которого Луна в окружении <text:span text:style-name="T576">легионеров</text:span> возится с кодовым замком на <text:span text:style-name="T574">круглой </text:span>бронированной двери.</text:p>
      <text:p text:style-name="P279">Пробежав полкоридора, Ринс оборачивается. Из-за угла уже выходит перв<text:span text:style-name="T443">ая тройка</text:span> лерб<text:span text:style-name="T443">ов</text:span>, за ним<text:span text:style-name="T443">и</text:span> извиваются прозрачные щупальца-волосы <text:span text:style-name="T592">твари</text:span>.</text:p>
      <text:p text:style-name="P280"><text:soft-page-break/>Дыхание Ринса становится громким и сбивчивым, его взгляд метается по коридору, в поле взора попадают то набирающая код Луна, то приближающиеся лербы. Наконец взгляд останавливается на маленькой двери подсобки в коридоре напротив него. Он вламывается в подсобку и захлопывает за собой дверь. <text:span text:style-name="T443">Щелкает замок.</text:span> Некоторое время он стоит, прижавшись к двери изнутри. <text:span text:style-name="T593">Стук его сердца слышен в динамиках. </text:span><text:s/><text:span text:style-name="T592">В коридоре слышатся крики, выстрелы и звон оружия</text:span>. <text:span text:style-name="T592">Ринс</text:span><text:span text:style-name="T593"> </text:span>несётся к задней стене, <text:span text:style-name="T593">раскидывая</text:span> вёдра и швабры. В задней стене есть ещё одна, <text:span text:style-name="T593">совсем крохотная</text:span> дверца - «Служебный 2Ц». Ринс прикладывает к плашке замка накопытник, дверца мигаёт зелёным и уезжает в сторону. </text:p>
      <text:p text:style-name="P279">Далее идёт долгий бег по тоннелю с остановкой у знакомой двери <text:span text:style-name="T594">«Склад-4В».</text:span></text:p>
      <text:p text:style-name="P275"/>
      <text:p text:style-name="P281">Я оглядываюсь на Ринса.</text:p>
      <text:p text:style-name="P281"/>
      <text:p text:style-name="P281">- Предатель! Ты бросил своих товарищей <text:span text:style-name="T593">в беде </text:span>и сбежал!</text:p>
      <text:p text:style-name="P282"/>
      <text:p text:style-name="P282">Я с рычанием под<text:span text:style-name="T591">хожу</text:span> к <text:span text:style-name="T591">обмочившемуся солдату</text:span>. Трусость легионера будит неведомую мне раньше ярость, я боюсь задушить его магическим захватом!</text:p>
      <text:p text:style-name="P283"/>
      <text:p text:style-name="P282">Ринс только молча смотрит на меня, открывая рот, как выброшенная на берег рыба.</text:p>
      <text:p text:style-name="P283"/>
      <text:p text:style-name="P282">- <text:span text:style-name="T560">Я… Я всего лишь писарь. Я не умею сражаться, - в конце-концов выдавливает из себя Ринс. - </text:span><text:span text:style-name="T593">Я хотел привести подмогу.</text:span></text:p>
      <text:p text:style-name="P282">- <text:span text:style-name="T560">И поэтому начал грабить продовольственный склад? — гневно указываю на рассыпавшиеся по полу консервы. - </text:span><text:span text:style-name="T595">Рассчитывал сбежать в горы и отсидеться там?</text:span></text:p>
      <text:p text:style-name="P283"/>
      <text:p text:style-name="P282">Я уже <text:span text:style-name="T560">справилась с приступом ярости. </text:span><text:span text:style-name="T596">Подойдя к мехадоспеху Ринса, я поднимаю изувеченный шлем и прилаживаю его на место.</text:span><text:span text:style-name="T560"> </text:span><text:span text:style-name="T597">Движения механизма обретают осмысленность. </text:span><text:span text:style-name="T558">Мехадоспех выпрямляется у стены и со скрипом отдаёт честь.</text:span></text:p>
      <text:p text:style-name="P283"/>
      <text:p text:style-name="P282">- <text:span text:style-name="T558">Мехадоспех сорок два — пятнадцать, класс «Принцип-2». </text:span><text:span text:style-name="T598">Целостность системы семьдесят семь процентов, заряд </text:span><text:span text:style-name="T591">айн-</text:span><text:span text:style-name="T598">батарей девяносто два процента.</text:span><text:span text:style-name="T558"> Жду распоряжений, консул Селестия, - низко гудит механизм. </text:span></text:p>
      <text:p text:style-name="P284">- <text:span text:style-name="T443">С</text:span><text:span text:style-name="T558">орок два — пятнадцать, </text:span><text:span text:style-name="T443">о</text:span><text:span text:style-name="T598">т</text:span><text:span text:style-name="T443">конвоируй</text:span><text:span text:style-name="T558"> дезертира Ринса Стилфизера</text:span> в <text:span text:style-name="T591">цитадель </text:span>и ожидай <text:span text:style-name="T558">дальнейших распоряжений </text:span><text:span text:style-name="T591">от префекта Хай Глори</text:span><text:span text:style-name="T558">.</text:span></text:p>
      <text:p text:style-name="P285"><text:line-break/>Я поворачиваюсь к Ринсу.</text:p>
      <text:p text:style-name="P282"><text:span text:style-name="T599">- Суд над тобой будет после сражения, </text:span><text:span text:style-name="T598">трус</text:span><text:span text:style-name="T599">. </text:span></text:p>
      <text:p text:style-name="P283"/>
      <text:p text:style-name="P282"><text:span text:style-name="T599">Ринс</text:span> облегчённо вздыхает и <text:span text:style-name="T598">уходит</text:span> прочь <text:span text:style-name="T598">под конвоем собственн</text:span><text:span text:style-name="T600">ых</text:span><text:span text:style-name="T598"> </text:span><text:span text:style-name="T601">доспехов</text:span>.</text:p>
      <text:p text:style-name="P283"><text:soft-page-break/><text:span text:style-name="T541"/></text:p>
      <text:p text:style-name="P286"><text:span text:style-name="T517">М</text:span>ы же идём в противоположном направлении, к арсеналу. Теперь я знаю, что могу встретить, и <text:span text:style-name="T327">паника постепенно оватывает меня липкими щупальцами</text:span>.</text:p>
      <text:p text:style-name="P286"/>
      <text:p text:style-name="P286"><text:span text:style-name="T327">Где-то с пятого года войны стало понятно, что всё серьёзно и можно погибнуть. И клан Амаго за шестьдесят два года изрядно поредел, так что я готова к смерти. Но я ни на минуту не мог</text:span><text:span text:style-name="T602">у</text:span><text:span text:style-name="T327"> себе представить, что может погибнуть Луна. Моя младшая сестрёнка, </text:span><text:span text:style-name="T602">моя тень и</text:span><text:span text:style-name="T327"> мой «хвостик», как её называли в детстве и как до сих пор называю её в мыслях я. </text:span></text:p>
      <text:p text:style-name="P287"/>
      <text:p text:style-name="P288"><text:span text:style-name="T603">Перво</text:span><text:span text:style-name="T443">й</text:span><text:span text:style-name="T603"> появл</text:span><text:span text:style-name="T443">яется</text:span><text:span text:style-name="T603"> кровь. Она те</text:span><text:span text:style-name="T443">чёт</text:span><text:span text:style-name="T603"> по полу тонкой струйкой, превраща</text:span><text:span text:style-name="T443">ющ</text:span><text:span text:style-name="T603">ейся в ручеёк по мере приближения к </text:span><text:span text:style-name="T443">центральному </text:span><text:span text:style-name="T603">хранилищу. </text:span><text:span text:style-name="T604">Затем леж</text:span><text:span text:style-name="T443">ит</text:span><text:span text:style-name="T604"> вповалку дюжина изрешеченых пулями заражённых.</text:span><text:span text:style-name="T603"> Потом</text:span><text:span text:style-name="T605"> нам встре</text:span><text:span text:style-name="T443">чается</text:span><text:span text:style-name="T605"> шлем одного из лербов. С головой в нём. Тело пробежало ещё шагов пять, прежде чем вреза</text:span><text:span text:style-name="T443">ться</text:span><text:span text:style-name="T605"> в стену. Следующие четверо проткнуты железными перьями и </text:span><text:span text:style-name="T603">чинно </text:span><text:span text:style-name="T605">сид</text:span><text:span text:style-name="T443">ят</text:span><text:span text:style-name="T605"> рядом, как будто на ловле рыбы у озера Такахо. Только вместо удочек у них копья, а на другом конце копий — один из воинов Луны. Он, в отличие от лербов, сто</text:span><text:span text:style-name="T443">ит</text:span><text:span text:style-name="T605"> — копья не да</text:span><text:span text:style-name="T443">ют</text:span><text:span text:style-name="T605"> ему упасть, нанизав его насквозь. Пеналы его раскрытых крыльев пусты — двое из шести перьев достались кому-то </text:span><text:span text:style-name="T606">ещё</text:span><text:span text:style-name="T605">.</text:span></text:p>
      <text:p text:style-name="P289">Через пят<text:span text:style-name="T603">надцать</text:span> шагов воины <text:span text:style-name="T574">Луны </text:span><text:span text:style-name="T607">создал</text:span><text:span text:style-name="T608">и</text:span><text:span text:style-name="T574"> из повержённых </text:span>врагов<text:span text:style-name="T574"> некое подобие баррикады. </text:span><text:span text:style-name="T609">Изрубленные и опаленные тела в ржавых доспехах образов</text:span><text:span text:style-name="T443">ывают</text:span><text:span text:style-name="T609"> крутой вал — лербы, как всегда, шли напролом, давя массой.</text:span><text:span text:style-name="T574"> </text:span><text:span text:style-name="T608">В самом высоком месте </text:span><text:span text:style-name="T603">вал</text:span><text:span text:style-name="T608"> почти достиг</text:span><text:span text:style-name="T443">ает</text:span><text:span text:style-name="T608"> потолка. Мы </text:span><text:span text:style-name="T443">еле </text:span><text:span text:style-name="T608">проб</text:span><text:span text:style-name="T443">ираемся</text:span><text:span text:style-name="T608"> через не</text:span><text:span text:style-name="T609">го</text:span><text:span text:style-name="T608">, </text:span>цепляясь<text:span text:style-name="T608"> копытами </text:span>за <text:span text:style-name="T609">ужасное содержимое</text:span><text:span text:style-name="T608">.</text:span></text:p>
      <text:p text:style-name="P290">Четверо бойцов Луны сдержив<text:span text:style-name="T443">али</text:span> натиск с той стороны. <text:span text:style-name="T610">Они пытались устроить «стену из клинков» - это видно по характерным рассечениям тел лербов, лежащих беспорядочной кучей сразу за баррикадой. Стена, к сожалению, не панацея против рвущейся напролом толпы. В</text:span><text:span text:style-name="T611">ос</text:span><text:span text:style-name="T610">емь</text:span><text:span text:style-name="T611"> </text:span><text:span text:style-name="T603">отрубленных</text:span><text:span text:style-name="T610"> </text:span><text:span text:style-name="T611">крыл</text:span><text:span text:style-name="T610">ьев</text:span><text:span text:style-name="T611"> приколоты пиками к стенам и потолку или </text:span><text:span text:style-name="T612">же </text:span><text:span text:style-name="T611">пронза</text:span><text:span text:style-name="T443">ют</text:span><text:span text:style-name="T611"> крыльевыми лезвиями противников. Самих сражавшихся не видно — скорее всего, </text:span><text:span text:style-name="T443">их тела </text:span><text:span text:style-name="T611">погребены под лавиной лербов после потери крыльев.</text:span></text:p>
      <text:p text:style-name="P291"><text:span text:style-name="T613">В</text:span><text:span text:style-name="T611"> хранилище </text:span><text:span text:style-name="T614">произошёл последний </text:span><text:span text:style-name="T604">бой оставши</text:span><text:span text:style-name="T614">х</text:span><text:span text:style-name="T604">ся семер</text:span><text:span text:style-name="T614">ых</text:span><text:span text:style-name="T604"> воинов Луны. </text:span><text:span text:style-name="T615">Вторая баррикада из </text:span><text:span text:style-name="T613">стеллажей у открытой двери</text:span><text:span text:style-name="T615">, сломанная тренога тяжёлого пулеметателя, затухающее сияние айны </text:span><text:span text:style-name="T613">где-то </text:span><text:span text:style-name="T615">внутри </text:span><text:span text:style-name="T614">самого </text:span><text:span text:style-name="T615">хранилища.</text:span></text:p>
      <text:p text:style-name="P292">Я тихо иду по <text:span text:style-name="T613">узким проходам меж стеллажей с древним оружием и доспехами. На полках лежит лишь абсолютный мусор — всё более-менее стоящее мы вынесли ещё в первые недели после прибытия. Многие стеллажи повалены — обороняющиеся при отступлении вглубь хранилища старались затруднить продвижение лербам.</text:span></text:p>
      <text:p text:style-name="P293">В центре до сих пор в воздухе висят искры сырой айны. Кучи сгоревших остовов стеллажей и скрученных жаром лезвий <text:span text:style-name="T293">и пластин брони</text:span> окаймляют выжженую площадку. Я вижу финал сражения. Вероятно, <text:span text:style-name="T615">когда лербы прорвались внутрь, обороняющиеся </text:span>сотворили Сияние Вечности - <text:span text:style-name="T615"><text:s/></text:span><text:span text:style-name="T293">с</text:span>амоубийственн<text:span text:style-name="T293">ую</text:span> эманаци<text:span text:style-name="T293">ю</text:span>, приводящ<text:span text:style-name="T293">ую</text:span> к моментальному выбросу всего жизненного запаса айны наружу.<text:span text:style-name="T615"> </text:span>С<text:span text:style-name="T616">ыр</text:span>ая<text:span text:style-name="T616"> айн</text:span>а<text:span text:style-name="T616"> перемешал</text:span>а<text:span text:style-name="T616"> тела защитников и нападающих, опалил</text:span>а<text:span text:style-name="T616"> и размазал</text:span>а<text:span text:style-name="T616"> </text:span>их <text:span text:style-name="T616">по </text:span>полу, потолку и стеллажам хранилища<text:span text:style-name="T616">. </text:span></text:p>
      <text:p text:style-name="P292"><text:span text:style-name="T613">Как в трансе </text:span>обхо<text:span text:style-name="T613">жу</text:span> тела и переступа<text:span text:style-name="T613">ю</text:span> через <text:span text:style-name="T613">бесформенные </text:span>обгоре<text:span text:style-name="T613">вшие</text:span> останки. <text:span text:style-name="T613">Где-то далеко слышны голоса Сирена и Минтура. Всё мироощущение сузилось до одной крохотной цели — дойти до контейнера с Элементами Гармонии.</text:span> <text:span text:style-name="T613">Просто дойти. Я даже не уверена, что знаю, что делать потом.</text:span></text:p>
      <text:p text:style-name="P293"><text:soft-page-break/><text:span text:style-name="T617">Останавливаюсь в центре выжженого круга и оглядываюсь</text:span>. <text:span text:style-name="T617">С</text:span>лышу стон <text:span text:style-name="T617">в стороне</text:span>.</text:p>
      <text:p text:style-name="P293"/>
      <text:p text:style-name="P294"><text:span text:style-name="T618">Серебряный</text:span><text:span text:style-name="T619"> </text:span><text:span text:style-name="T618">ж</text:span>еребец лежит <text:span text:style-name="T293">в луже крови. Его </text:span><text:span text:style-name="T618">опалило и </text:span><text:span text:style-name="T293">впечатало в стену.</text:span><text:span text:style-name="T619"> </text:span><text:span text:style-name="T293">Задних ног нет </text:span><text:span text:style-name="T619">и, судя по страшному излому тела, позвоночник сломан</text:span><text:span text:style-name="T293">, но системы жизнеобеспечения мехадоспеха </text:span><text:span text:style-name="T620">ещ</text:span><text:span text:style-name="T621">ё</text:span><text:span text:style-name="T620"> </text:span><text:span text:style-name="T293">поддерживают в нём жизнь. Его голова поворачивается ко мне, когда я подхожу. Я слышу неразборчивое клокотание и поднимаю забрало его шлема. Он смотрит на меня мутными глазами и говорит громче.</text:span></text:p>
      <text:p text:style-name="P295"/>
      <text:p text:style-name="P295">- <text:span text:style-name="T293">Она не вышла.</text:span></text:p>
      <text:p text:style-name="P295">- <text:span text:style-name="T293">Что? - я с немым вопросом смотрю на умирающего. - Кто </text:span><text:span text:style-name="T622">не вышел, Сомномикус</text:span><text:span text:style-name="T293">?</text:span></text:p>
      <text:p text:style-name="P295">- <text:span text:style-name="T293">НЕ ВЫШЛА… - на губах легионера появляются красные пузыри. - Тв</text:span><text:span text:style-name="T619">а</text:span><text:span text:style-name="T293">-кх-кха-кха-рь!</text:span></text:p>
      <text:p text:style-name="P295"/>
      <text:p text:style-name="P296"><text:span text:style-name="T618">Он пытается указать куда-то мне за спину, но копыто бессильно падает. </text:span><text:span text:style-name="T619">Его голова дёргается, г</text:span>лаза закатываются.<text:span text:style-name="T24"> </text:span><text:span text:style-name="T619">Я</text:span><text:span text:style-name="T24"> </text:span>больше не слышу его дыхания. <text:span text:style-name="T617">Серебряный </text:span>мёртв.</text:p>
      <text:p text:style-name="P296"/>
      <text:p text:style-name="P297"><text:span text:style-name="T617">Я иду в указанном направлении. За обрушенными стеллажами и мусором </text:span><text:span text:style-name="T623">пробивается сияние айны. Я расталкиваю завалы. </text:span><text:span text:style-name="T624">За</text:span> груд<text:span text:style-name="T624">ой</text:span> камней, в которых я узнаю остатки статуи генерала Бурелома, <text:span text:style-name="T621">на небольшом постаменте </text:span>высится сейф-ларец – контейнер Элементов <text:span text:style-name="T621">Возмездия</text:span>. Луна лежит на нём, обнимая его всеми четырьмя ногами и прикрыв крыльями. <text:span text:style-name="T621">Вокруг Луны и сейфа сияет айной небольшая сфера силового щита — встроенной защиты Элементов.</text:span></text:p>
      <text:p text:style-name="P298">Я пересекаю сияющую границу — она непр<text:span text:style-name="T417">о</text:span>ницаема только для тварей и их марионеток — и подхожу к сестре. Быстр<text:span text:style-name="T625">ым</text:span> прикосновение<text:span text:style-name="T625">м</text:span> к сенсору замка отключа<text:span text:style-name="T625">ю</text:span> силовой щит. Я боюсь дышать — мехадоспех Луны не повреждён, во мне зарождается робкая надежда.</text:p>
      <text:p text:style-name="P299"/>
      <text:p text:style-name="P299">- Луна!</text:p>
      <text:p text:style-name="P299"/>
      <text:p text:style-name="P299"><text:span text:style-name="T626">Она</text:span> молчит. <text:span text:style-name="T626">Я осторожно поднимаю забрало её шлема. Её глаза закрыты, но губы шевелятся.</text:span></text:p>
      <text:p text:style-name="P299"/>
      <text:p text:style-name="P299">- <text:span text:style-name="T626">Сестра</text:span>, очнись! Всё <text:span text:style-name="T626">позади</text:span>!</text:p>
      <text:p text:style-name="P299"/>
      <text:p text:style-name="P299">Я наклоняюсь к <text:span text:style-name="T626">Луне</text:span>, чтобы услышать её <text:span text:style-name="T626">неразборчивый </text:span>шёпот.</text:p>
      <text:p text:style-name="P299"/>
      <text:p text:style-name="P299">- Нотхрр... шангр.. хиссндрр…</text:p>
      <text:p text:style-name="P299">- Что?</text:p>
      <text:p text:style-name="P299"/>
      <text:p text:style-name="P299">Шёпот совсем не похож на армейский слэнг преторианских казарм, которым пользуется сестра. <text:span text:style-name="T417">Что-то среднее с клокотанием и шипением</text:span>.</text:p>
      <text:p text:style-name="P299">Луна открывает глаза.</text:p>
      <text:p text:style-name="P299"><text:soft-page-break/></text:p>
      <text:p text:style-name="P299">- Сестра?</text:p>
      <text:p text:style-name="P299">- Сестра?</text:p>
      <text:p text:style-name="P299"/>
      <text:p text:style-name="P299">Наш одновременный вопрос сливается в единый возглас. Я прижимаюсь носом к её скуле и помогаю встать.</text:p>
      <text:p text:style-name="P299"/>
      <text:p text:style-name="P300">- <text:span text:style-name="T417">Твари добрались до нас. Кто-то привёл их в хранилище, - хрипло произносит Луна. - Корвелл, Хагао, Крэй и Мунгорон переполовинили колонну, но, в конце концов, их разорвали в коридоре. </text:span><text:span text:style-name="T622">А</text:span><text:span text:style-name="T417">норакс вызвал Сияние и сжег остатки. Но Мы сберегли Элементы — Нам удалось активировать щит. Держи </text:span><text:span text:style-name="T627">их</text:span><text:span text:style-name="T417">, Сестра, и используй, как должно! Время пришло. Мы скорбим о Наших воинах и желаем отмщения! Мы будем стоять рядом с тобой в этой славной битве!</text:span></text:p>
      <text:p text:style-name="P301">- <text:span text:style-name="T417">Нет, сестра, - я качаю головой. - Мы не будем сражаться.</text:span></text:p>
      <text:p text:style-name="P301"/>
      <text:p text:style-name="P302">Луна смотрит на меня с удивлением и растерянностью.</text:p>
      <text:p text:style-name="P302"/>
      <text:p text:style-name="P303">Понимание ситуации вымораживает душу. Я пыта<text:span text:style-name="T568">лась</text:span> найти решение, позволяющее уйти от неизбежного, но понимаю, что иного выхода нет. Нет времени <text:span text:style-name="T568">и ресурсов </text:span>пытаться что-то иное.</text:p>
      <text:p text:style-name="P300"><text:span text:style-name="T597">Через </text:span><text:span text:style-name="T417">полчаса-час</text:span><text:span text:style-name="T597">, после </text:span><text:span text:style-name="T417">остановки генератора</text:span><text:span text:style-name="T597">, Андориан </text:span><text:span text:style-name="T568">падёт</text:span><text:span text:style-name="T597">. </text:span><text:span text:style-name="T628">Оставшиеся скудные защитники крепости не смогут противостоять орде </text:span><text:span text:style-name="T568">лербов</text:span><text:span text:style-name="T628">, </text:span><text:span text:style-name="T417">приросшей многочисленными заражёнными Андориана</text:span><text:span text:style-name="T628">. </text:span>Значит, пришло время. Пора принимать невыносимо мучительное решение. <text:span text:style-name="T629">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300"/>
      <text:p text:style-name="P304">- Мне тяжело говорить это, Луна. И тяжело решать. Но п<text:span text:style-name="T630">ришло время</text:span> «<text:span text:style-name="T628">Семи вечностей»</text:span>. Ты ведь знаешь, что это значит?</text:p>
      <text:p text:style-name="P301"/>
      <text:p text:style-name="P300">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text:span text:style-name="T417">Ойкумена Фаэри</text:span> начала строить сокрушительное оружие победы — гранд-флаеры.</text:p>
      <text:p text:style-name="P300"/>
      <text:p text:style-name="P305">…</text:p>
      <text:p text:style-name="P305"/>
      <text:p text:style-name="P306">- Что бы ни случилось, проект «Семь вечностей» не должен пострадать, - сказала королева.</text:p>
      <text:p text:style-name="P306"/>
      <text:p text:style-name="P306">Голубоватое сияние голо-стола подсвечивало мертвенным светом её измождённое ночами недосыпа лицо. <text:span text:style-name="T631">Дыхательный аппарат слабо шипел в </text:span><text:span text:style-name="T629">меха</text:span><text:span text:style-name="T631">доспехах, создавая знакомый всем высшим государственным чинам фон. Никто не знал, сколько искусственных органов поддерживали жизнь </text:span><text:soft-page-break/><text:span text:style-name="T631">королевы, достоверно было известно только об механических лёгких </text:span><text:span text:style-name="T629">и сердце</text:span><text:span text:style-name="T631">. Ходили слухи, что исчезнувший ещё </text:span><text:span text:style-name="T629">десять лет назад</text:span><text:span text:style-name="T631"> королевский лекарь после бутылки грушевой наливки клялся, что кроме </text:span><text:span text:style-name="T632">головы</text:span><text:span text:style-name="T631"> и позвоночника, в королеве всё </text:span><text:span text:style-name="T629">искусственное</text:span><text:span text:style-name="T631">. </text:span><text:span text:style-name="T632">Эти слухи трудно было опровергнуть — никто не видел королеву без брони уже много лет.</text:span></text:p>
      <text:p text:style-name="P306"/>
      <text:p text:style-name="P306">- В случае <text:span text:style-name="T631">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 <text:span text:style-name="T632">Даже если это поставит под угрозу оборону крепостей.</text:span></text:p>
      <text:p text:style-name="P307"><text:span text:style-name="Default_20_Paragraph_20_Font"><text:span text:style-name="T8">-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text:span></text:span><text:span text:style-name="Default_20_Paragraph_20_Font"><text:span text:style-name="T633">тварей</text:span></text:span><text:span text:style-name="Default_20_Paragraph_20_Font"><text:span text:style-name="T8">, юг последует за ними, как только мы достроим «Громовержца».</text:span></text:span></text:p>
      <text:p text:style-name="P307"><text:span text:style-name="Default_20_Paragraph_20_Font"><text:span text:style-name="T8"/></text:span></text:p>
      <text:p text:style-name="P306">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632">семь</text:span> лет назад у нас оставалось не более половины Великого.</text:p>
      <text:p text:style-name="P306"/>
      <text:p text:style-name="P307"><text:span text:style-name="Default_20_Paragraph_20_Font"><text:span text:style-name="T8">- Так же мы думали </text:span></text:span><text:span text:style-name="Default_20_Paragraph_20_Font"><text:span text:style-name="T633">пятьдесят</text:span></text:span><text:span text:style-name="Default_20_Paragraph_20_Font"><text:span text:style-name="T8"> лет назад, когда перевели промышленность на военные рельсы и сформировали регулярную армию. И </text:span></text:span><text:span text:style-name="Default_20_Paragraph_20_Font"><text:span text:style-name="T634">так же надеялись </text:span></text:span><text:span text:style-name="Default_20_Paragraph_20_Font"><text:span text:style-name="T633">сорок</text:span></text:span><text:span text:style-name="Default_20_Paragraph_20_Font"><text:span text:style-name="T8"> лет назад, когда появились первые охранные турели, </text:span></text:span><text:span text:style-name="Default_20_Paragraph_20_Font"><text:span text:style-name="T633">пулеметатели</text:span></text:span><text:span text:style-name="Default_20_Paragraph_20_Font"><text:span text:style-name="T8"> </text:span></text:span><text:span text:style-name="Default_20_Paragraph_20_Font"><text:span text:style-name="T635">и боевые механизмы</text:span></text:span><text:span text:style-name="Default_20_Paragraph_20_Font"><text:span text:style-name="T8">. И </text:span></text:span><text:span text:style-name="Default_20_Paragraph_20_Font"><text:span text:style-name="T633">тридцать</text:span></text:span><text:span text:style-name="Default_20_Paragraph_20_Font"><text:span text:style-name="T8"> лет назад, когда </text:span></text:span><text:span text:style-name="Default_20_Paragraph_20_Font"><text:span text:style-name="T635">мы </text:span></text:span><text:span text:style-name="Default_20_Paragraph_20_Font"><text:span text:style-name="T8">разработали </text:span></text:span><text:span text:style-name="Default_20_Paragraph_20_Font"><text:span text:style-name="T636">меха</text:span></text:span><text:span text:style-name="Default_20_Paragraph_20_Font"><text:span text:style-name="T8">доспехи. Но против наших армий вышла ледяная </text:span></text:span><text:span text:style-name="Default_20_Paragraph_20_Font"><text:span text:style-name="T633">орда</text:span></text:span><text:span text:style-name="Default_20_Paragraph_20_Font"><text:span text:style-name="T8">. На охранные турели они ответили тактикой роя. А наши воины в силовой броне стали </text:span></text:span><text:span text:style-name="Default_20_Paragraph_20_Font"><text:span text:style-name="T633">сражаться против нас после заражения</text:span></text:span><text:span text:style-name="Default_20_Paragraph_20_Font"><text:span text:style-name="T8">, которое с каждым годом происходит всё быстрее. Каждый раз </text:span></text:span><text:span text:style-name="Default_20_Paragraph_20_Font"><text:span text:style-name="T633">отродье Иль-Шогг</text:span></text:span><text:span text:style-name="Default_20_Paragraph_20_Font"><text:span text:style-name="T8"> изобрета</text:span></text:span><text:span text:style-name="Default_20_Paragraph_20_Font"><text:span text:style-name="T635">ют</text:span></text:span><text:span text:style-name="Default_20_Paragraph_20_Font"><text:span text:style-name="T8"> ответную тактику, которая нивелир</text:span></text:span><text:span text:style-name="Default_20_Paragraph_20_Font"><text:span text:style-name="T635">ует</text:span></text:span><text:span text:style-name="Default_20_Paragraph_20_Font"><text:span text:style-name="T8"> наше техно</text:span></text:span><text:span text:style-name="Default_20_Paragraph_20_Font"><text:span text:style-name="T633">логическое</text:span></text:span><text:span text:style-name="Default_20_Paragraph_20_Font"><text:span text:style-name="T8"> преимущество. </text:span></text:span><text:span text:style-name="Default_20_Paragraph_20_Font"><text:span text:style-name="T637">Вспомните двух спящих</text:span></text:span><text:span text:style-name="Default_20_Paragraph_20_Font"><text:span text:style-name="T8"> </text:span></text:span><text:span text:style-name="Default_20_Paragraph_20_Font"><text:span text:style-name="T637">тварей, в конце-концов! Что, если они начнут повторять этот фокус не раз в двадцать лет, а каждый год? Каждый месяц? </text:span></text:span><text:span text:style-name="Default_20_Paragraph_20_Font"><text:span text:style-name="T8">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306">- Но ведь если мы победим, в проекте вообще не будет смысла! - воскликнул Майлд Брэйн. - Зачем отвлекать ресурсы на очкариков!</text:p>
      <text:p text:style-name="P306"/>
      <text:p text:style-name="P307"><text:span text:style-name="Default_20_Paragraph_20_Font"><text:span text:style-name="T8">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307"><text:span text:style-name="Default_20_Paragraph_20_Font"><text:span text:style-name="T8"/></text:span></text:p>
      <text:p text:style-name="P307"><text:span text:style-name="Default_20_Paragraph_20_Font"><text:span text:style-name="T8">Королева долго смотрела на медленно вращающуюся голограмму, прежде чем ответить. Казалось, её совсем не задевает грубость Майлда.</text:span></text:span></text:p>
      <text:p text:style-name="P307"><text:span text:style-name="Default_20_Paragraph_20_Font"><text:span text:style-name="T8"/></text:span></text:p>
      <text:p text:style-name="P307"><text:span text:style-name="Default_20_Paragraph_20_Font"><text:span text:style-name="T8">-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text:span></text:span><text:span text:style-name="Default_20_Paragraph_20_Font"><text:span text:style-name="T633">фаэри</text:span></text:span><text:span text:style-name="Default_20_Paragraph_20_Font"><text:span text:style-name="T8"> было велико, оно </text:span></text:span><text:soft-page-break/><text:span text:style-name="Default_20_Paragraph_20_Font"><text:span text:style-name="T8">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633">Ойкумены</text:span></text:span><text:span text:style-name="Default_20_Paragraph_20_Font"><text:span text:style-name="T8">. Дворцы и замки радовали глаз сво</text:span></text:span><text:span text:style-name="Default_20_Paragraph_20_Font"><text:span text:style-name="T634">ими</text:span></text:span><text:span text:style-name="Default_20_Paragraph_20_Font"><text:span text:style-name="T8"> тонк</text:span></text:span><text:span text:style-name="Default_20_Paragraph_20_Font"><text:span text:style-name="T634">ими пиками</text:span></text:span><text:span text:style-name="Default_20_Paragraph_20_Font"><text:span text:style-name="T8"> и хрупкими мостиками. </text:span></text:span><text:span text:style-name="Default_20_Paragraph_20_Font"><text:span text:style-name="T634">Слоновой кости башни и купола воздушных храмов высились над нами. </text:span></text:span><text:span text:style-name="Default_20_Paragraph_20_Font"><text:span text:style-name="T635">Мы веселились и играли в беспечной неге. Это был закат Золотого века — хотя тогда ещё никто не знал этого, даже я.</text:span></text:span></text:p>
      <text:p text:style-name="P307"><text:span text:style-name="Default_20_Paragraph_20_Font"><text:span text:style-name="T635">Но</text:span></text:span><text:span text:style-name="Default_20_Paragraph_20_Font"><text:span text:style-name="T8"> </text:span></text:span><text:span text:style-name="Default_20_Paragraph_20_Font"><text:span text:style-name="T635">у</text:span></text:span><text:span text:style-name="Default_20_Paragraph_20_Font"><text:span text:style-name="T8">же тогда я замечала грозные признаки надвигающейся катастрофы. </text:span></text:span><text:span text:style-name="Default_20_Paragraph_20_Font"><text:span text:style-name="T635">У</text:span></text:span><text:span text:style-name="Default_20_Paragraph_20_Font"><text:span text:style-name="T8">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635">фундаментов</text:span></text:span><text:span text:style-name="Default_20_Paragraph_20_Font"><text:span text:style-name="T8">, </text:span></text:span><text:span text:style-name="Default_20_Paragraph_20_Font"><text:span text:style-name="T635">полуразрушенных стен</text:span></text:span><text:span text:style-name="Default_20_Paragraph_20_Font"><text:span text:style-name="T8"> </text:span></text:span><text:span text:style-name="Default_20_Paragraph_20_Font"><text:span text:style-name="T634">и обломков колонн</text:span></text:span><text:span text:style-name="Default_20_Paragraph_20_Font"><text:span text:style-name="T8">. </text:span></text:span></text:p>
      <text:p text:style-name="P307"><text:span text:style-name="Default_20_Paragraph_20_Font"><text:span text:style-name="T8">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text:span></text:span><text:span text:style-name="Default_20_Paragraph_20_Font"><text:span text:style-name="T633">фаэри</text:span></text:span><text:span text:style-name="Default_20_Paragraph_20_Font"><text:span text:style-name="T8">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text:span></text:span><text:span text:style-name="Default_20_Paragraph_20_Font"><text:span text:style-name="T633">айной</text:span></text:span><text:span text:style-name="Default_20_Paragraph_20_Font"><text:span text:style-name="T8">, которой и так немного. Это наше благословение и проклятие одновременно — </text:span></text:span><text:span text:style-name="Default_20_Paragraph_20_Font"><text:span text:style-name="T633">айна</text:span></text:span><text:span text:style-name="Default_20_Paragraph_20_Font"><text:span text:style-name="T8"> бесконечно продляет нашу жизнь, но по этой же причине мы не желаем её никому отдавать, </text:span></text:span><text:span text:style-name="Default_20_Paragraph_20_Font"><text:span text:style-name="T635">ведь восполнить её </text:span></text:span><text:span text:style-name="Default_20_Paragraph_20_Font"><text:span text:style-name="T633">почти </text:span></text:span><text:span text:style-name="Default_20_Paragraph_20_Font"><text:span text:style-name="T635">неоткуда</text:span></text:span><text:span text:style-name="Default_20_Paragraph_20_Font"><text:span text:style-name="T8">.</text:span></text:span></text:p>
      <text:p text:style-name="P307"><text:span text:style-name="Default_20_Paragraph_20_Font"><text:span text:style-name="T8"/></text:span></text:p>
      <text:p text:style-name="P307"><text:span text:style-name="Default_20_Paragraph_20_Font"><text:span text:style-name="T8">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307"><text:span text:style-name="Default_20_Paragraph_20_Font"><text:span text:style-name="T8"/></text:span></text:p>
      <text:p text:style-name="P307"><text:span text:style-name="Default_20_Paragraph_20_Font"><text:span text:style-name="T8">- Я помню времена, когда </text:span></text:span><text:span text:style-name="Default_20_Paragraph_20_Font"><text:span text:style-name="T633">айны</text:span></text:span><text:span text:style-name="Default_20_Paragraph_20_Font"><text:span text:style-name="T8">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634">у</text:span></text:span><text:span text:style-name="Default_20_Paragraph_20_Font"><text:span text:style-name="T8"> того, что было доступно каждому в годы мое</text:span></text:span><text:span text:style-name="Default_20_Paragraph_20_Font"><text:span text:style-name="T635">го</text:span></text:span><text:span text:style-name="Default_20_Paragraph_20_Font"><text:span text:style-name="T8"> </text:span></text:span><text:span text:style-name="Default_20_Paragraph_20_Font"><text:span text:style-name="T635">детства</text:span></text:span><text:span text:style-name="Default_20_Paragraph_20_Font"><text:span text:style-name="T8">. И, судя по рассказам моей прабабушки, в древние времена </text:span></text:span><text:span text:style-name="Default_20_Paragraph_20_Font"><text:span text:style-name="T633">айны </text:span></text:span><text:span text:style-name="Default_20_Paragraph_20_Font"><text:span text:style-name="T8">было ещё больше, а чудеса — ещё дивнее. </text:span></text:span><text:span text:style-name="Default_20_Paragraph_20_Font"><text:span text:style-name="T635">Она рассказывала, что в незапамятные времена мы рождались из чистой </text:span></text:span><text:span text:style-name="Default_20_Paragraph_20_Font"><text:span text:style-name="T633">айны</text:span></text:span><text:span text:style-name="Default_20_Paragraph_20_Font"><text:span text:style-name="T635"> и жили в междумирье </text:span></text:span><text:span text:style-name="Default_20_Paragraph_20_Font"><text:span text:style-name="T633">Эогиппа</text:span></text:span><text:span text:style-name="Default_20_Paragraph_20_Font"><text:span text:style-name="T635">, пока не пришли в Орунгун. </text:span></text:span><text:span text:style-name="Default_20_Paragraph_20_Font"><text:span text:style-name="T8"><text:s/></text:span></text:span><text:span text:style-name="Default_20_Paragraph_20_Font"><text:span text:style-name="T633">Айна</text:span></text:span><text:span text:style-name="Default_20_Paragraph_20_Font"><text:span text:style-name="T8"> </text:span></text:span><text:span text:style-name="Default_20_Paragraph_20_Font"><text:span text:style-name="T635">же </text:span></text:span><text:span text:style-name="Default_20_Paragraph_20_Font"><text:span text:style-name="T8">медленно уходит из </text:span></text:span><text:span text:style-name="Default_20_Paragraph_20_Font"><text:span text:style-name="T635">этого</text:span></text:span><text:span text:style-name="Default_20_Paragraph_20_Font"><text:span text:style-name="T8"> мира, и мы стали жадными, чтобы оставаться бессмертными. Мало кто теперь решается поделиться </text:span></text:span><text:span text:style-name="Default_20_Paragraph_20_Font"><text:span text:style-name="T635">своей </text:span></text:span><text:span text:style-name="Default_20_Paragraph_20_Font"><text:span text:style-name="T8">силой, чтобы завести жеребят.</text:span></text:span></text:p>
      <text:p text:style-name="P307"><text:span text:style-name="Default_20_Paragraph_20_Font"><text:span text:style-name="T8">Но ведь биологическое бессмертие не означает бессмертие фактическое — </text:span></text:span><text:span text:style-name="Default_20_Paragraph_20_Font"><text:span text:style-name="T633">фаэри</text:span></text:span><text:span text:style-name="Default_20_Paragraph_20_Font"><text:span text:style-name="T8">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634">континенте </text:span></text:span><text:span text:style-name="Default_20_Paragraph_20_Font"><text:span text:style-name="T8">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text:span></text:span><text:span text:style-name="Default_20_Paragraph_20_Font"><text:span text:style-name="T633">фаэри</text:span></text:span><text:span text:style-name="Default_20_Paragraph_20_Font"><text:span text:style-name="T8"> пропадают тысячами. Даже если мы победим, мы </text:span></text:span><text:span text:style-name="Default_20_Paragraph_20_Font"><text:span text:style-name="T638">уже</text:span></text:span><text:span text:style-name="Default_20_Paragraph_20_Font"><text:span text:style-name="T8">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638">других миров</text:span></text:span><text:span text:style-name="Default_20_Paragraph_20_Font"><text:span text:style-name="T8">. Именно в этом состоит цель «Семи вечностей». И вот почему он важнее даже нашей победы в этой войне…</text:span></text:span></text:p>
      <text:p text:style-name="P308"/>
      <text:p text:style-name="P308">…</text:p>
      <text:p text:style-name="P308"><text:soft-page-break/></text:p>
      <text:p text:style-name="P309">Я <text:span text:style-name="T639">осторожно поднимаю сейф-ларец и укладываю его себе на спину, придерживая крылом</text:span>. </text:p>
      <text:p text:style-name="P309"/>
      <text:p text:style-name="P309">- <text:span text:style-name="T639">Идём, сестра. </text:span>Наступило время последнего приказа королевы…</text:p>
      <text:p text:style-name="P309"/>
      <text:p text:style-name="P2">~~~</text:p>
      <text:p text:style-name="P10"/>
      <text:p text:style-name="P10">Лучик света преломляется в бокале мартини и выходит радужным веером, соперничая с многоцветной гривой аликорницы.</text:p>
      <text:p text:style-name="P10"/>
      <text:p text:style-name="P10">- Теперь ты знаешь всё.</text:p>
      <text:p text:style-name="P10"/>
      <text:p text:style-name="P10">Селестия раздвигает шторы. Солнечный поток разгоняет полутьму, в которой проходило повествование. Я словно выныриваю из <text:span text:style-name="T640">гущи </text:span>событий, сотканных мягкой речью аликорницы.</text:p>
      <text:p text:style-name="P10"/>
      <text:p text:style-name="P10">-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640">из </text:span>битвы от страха, <text:span text:style-name="T640">а выполняли приказ</text:span>? Так я и так это зна…</text:p>
      <text:p text:style-name="P10">- Луна, - нетерпеливо перебивает меня Селестия, - Я описала тебе эпизод с <text:span text:style-name="T622">в хранилище</text:span>. <text:span text:style-name="T622">Только не упомянула одну деталь: </text:span><text:span text:style-name="T641">включить</text:span><text:span text:style-name="T622"> щит Элементов можно было только открыв сейф-ларец — кнопка </text:span><text:span text:style-name="T641">активации</text:span><text:span text:style-name="T622"> находилась внутри. Чего Луна сделать точно не могла — замок был настроен только на королеву Лорен и на меня. </text:span>Кто <text:span text:style-name="T622">тогда </text:span>активировал <text:span text:style-name="T622">щит</text:span>? Мой вопрос тогда так и остался нерешённым, у меня не было времени на размышления.</text:p>
      <text:p text:style-name="P10"/>
      <text:p text:style-name="P10">Но <text:span text:style-name="T640">поразмыслив </text:span><text:span text:style-name="T622">потом</text:span><text:span text:style-name="T640"> наедине, я </text:span><text:span text:style-name="T622">пришла в уверенность</text:span>, что знаю ответ.</text:p>
      <text:p text:style-name="P10"/>
      <text:p text:style-name="P10">Аликорница медленно поворачивает ко мне глову. Её тёмный силуэт на ослепительном фоне заходящего солнца излучает тревогу.</text:p>
      <text:p text:style-name="P10"/>
      <text:p text:style-name="P11"><text:span text:style-name="Default_20_Paragraph_20_Font"><text:span text:style-name="T7">- </text:span></text:span><text:span text:style-name="Default_20_Paragraph_20_Font"><text:span text:style-name="T642">Был</text:span></text:span><text:span text:style-name="Default_20_Paragraph_20_Font"><text:span text:style-name="T7"> один охранный протокол… </text:span></text:span><text:span text:style-name="Default_20_Paragraph_20_Font"><text:span text:style-name="T643">Щит</text:span></text:span><text:span text:style-name="Default_20_Paragraph_20_Font"><text:span text:style-name="T7"> мог активироваться сам в одном-единственном случае — если </text:span></text:span><text:span text:style-name="Default_20_Paragraph_20_Font"><text:span text:style-name="T642">твари Иль-Шогг</text:span></text:span><text:span text:style-name="Default_20_Paragraph_20_Font"><text:span text:style-name="T7"> </text:span></text:span><text:span text:style-name="Default_20_Paragraph_20_Font"><text:span text:style-name="T643">или лербы </text:span></text:span><text:span text:style-name="Default_20_Paragraph_20_Font"><text:span text:style-name="T7">будут рядом, в пределах </text:span></text:span><text:span text:style-name="Default_20_Paragraph_20_Font"><text:span text:style-name="T643">десяти</text:span></text:span><text:span text:style-name="Default_20_Paragraph_20_Font"><text:span text:style-name="T7"> футов. В таком случае срабатыва</text:span></text:span><text:span text:style-name="Default_20_Paragraph_20_Font"><text:span text:style-name="T642">л</text:span></text:span><text:span text:style-name="Default_20_Paragraph_20_Font"><text:span text:style-name="T7"> защитный протокол </text:span></text:span>X<text:span text:style-name="Default_20_Paragraph_20_Font"><text:span text:style-name="T7">-49 и щит </text:span></text:span><text:span text:style-name="Default_20_Paragraph_20_Font"><text:span text:style-name="T642">активировался автоматически</text:span></text:span><text:span text:style-name="Default_20_Paragraph_20_Font"><text:span text:style-name="T7">. Я сама программировала подобное поведение, </text:span></text:span><text:span text:style-name="Default_20_Paragraph_20_Font"><text:span text:style-name="T644">чтобы </text:span></text:span><text:span text:style-name="Default_20_Paragraph_20_Font"><text:span text:style-name="T642">Элементы</text:span></text:span><text:span text:style-name="Default_20_Paragraph_20_Font"><text:span text:style-name="T644"> не могли попасть к врагу</text:span></text:span><text:span text:style-name="Default_20_Paragraph_20_Font"><text:span text:style-name="T7">.</text:span></text:span></text:p>
      <text:p text:style-name="P310">Луна активировать Элементы не могла — ларец был закрыт. Но если они активировались сами, значит… Значит, рядом были <text:span text:style-name="T622">твари</text:span>. Понимаешь? <text:span text:style-name="T622">Притом, </text:span><text:span text:style-name="T641">всех </text:span><text:span text:style-name="T262">врагов</text:span><text:span text:style-name="T622"> в хранилище выжег А</text:span><text:span text:style-name="T417">норакс, </text:span><text:span text:style-name="T622">там не было никого живого. </text:span><text:span text:style-name="T641">Никого, к</text:span><text:span text:style-name="T622">роме… </text:span><text:span text:style-name="T641">сестры</text:span><text:span text:style-name="T622">.</text:span></text:p>
      <text:p text:style-name="P10">- Ты хочешь сказать, что они <text:span text:style-name="T420">заразили</text:span> Луну? Но тогда бы <text:span text:style-name="T640">щит подействовал </text:span><text:span text:style-name="T641">бы </text:span><text:span text:style-name="T640">на неё и </text:span><text:span text:style-name="T641">она не прошла внутрь </text:span><text:span text:style-name="T622">сферы, разве нет</text:span>? - скептически замечаю я. - <text:span text:style-name="T420">Вдобавок, ты сама говорила, поведение лербов </text:span><text:soft-page-break/><text:span text:style-name="T420">становится неестественным, их легко распознать. Луна не такая. </text:span><text:span text:style-name="T641">Разве что говорит немного странно.</text:span><text:span text:style-name="T420"> </text:span><text:span text:style-name="T641">И у неё нормальные зрачки.</text:span></text:p>
      <text:p text:style-name="P10"/>
      <text:p text:style-name="P10">В глазах немного двоится от резкого перехода к свету и чрезмерного количества алкоголя, выпитого мной за последние пару часов.</text:p>
      <text:p text:style-name="P10"/>
      <text:p text:style-name="P311">- <text:span text:style-name="T641">За время войны у нас было два случая, когда </text:span><text:span text:style-name="T622">твари</text:span><text:span text:style-name="T420"> не </text:span><text:span text:style-name="T622">подсел</text:span><text:span text:style-name="T641">яли</text:span><text:span text:style-name="T622"> ментапаразита, </text:span><text:span text:style-name="T641">а </text:span><text:span text:style-name="T622">сами </text:span><text:span text:style-name="T420">оста</text:span><text:span text:style-name="T641">вались</text:span><text:span text:style-name="T420"> </text:span><text:span text:style-name="T622">внутри, в роли спящей сущности</text:span><text:span text:style-name="T420">. В </text:span><text:span text:style-name="T641">тех</text:span><text:span text:style-name="T420"> случа</text:span><text:span text:style-name="T641">ях</text:span><text:span text:style-name="T420"> поведение хозяина не отлича</text:span><text:span text:style-name="T641">лось</text:span><text:span text:style-name="T420"> от обычного, </text:span><text:span text:style-name="T641">он ничего не помнил и не знал,</text:span><text:span text:style-name="T420"> пока управление его телом не перехват</text:span><text:span text:style-name="T641">ывала</text:span><text:span text:style-name="T420"> </text:span><text:span text:style-name="T622">тварь</text:span><text:span text:style-name="T420">. </text:span><text:span text:style-name="T641">Мы несли большие потери потом, потому что в обоих случаях это были высокопоставленные командующие. Целые армии попадали в плен и подвергались заражению. П</text:span><text:span text:style-name="T622">оследние слова Сомномикуса - «Она не вышла» - это </text:span><text:span text:style-name="T262">же </text:span><text:span text:style-name="T622">он про тварь говорил! Она вошла в Луну и не вышла наружу! </text:span><text:span text:style-name="T641">Во время заражения включился щит, но потом тварь уснула и Луна свободно прошла внутрь сферы.</text:span></text:p>
      <text:p text:style-name="P10"/>
      <text:p text:style-name="P10">Я смотрю сквозь рюмку, как Селестия взволнованно ходит по комнате. Её радужный хвост нервно хлестает по сторонам туда-сюда.</text:p>
      <text:p text:style-name="P10"/>
      <text:p text:style-name="P311">- <text:span text:style-name="T641">Хуман, я могу сложить два и два! Я долго прокручивала в памяти события того дня. В моей сестре спит тварь! Когда она проснётся — одной Лорен известно. </text:span><text:span text:style-name="T645">Но даже в спящем состоянии тварь дёргает за ниточки её поведения, направляя её помыслы на Орунгун.</text:span></text:p>
      <text:p text:style-name="P10"/>
      <text:p text:style-name="P10">Аликорница останавливается напротив меня и дотрагивается до моей груди копытом с молящим взглядом.</text:p>
      <text:p text:style-name="P10"/>
      <text:p text:style-name="P10">- Проблема не в мести, Хуман. Проблема в том, что её желание может преследовать другую цель: провести <text:span text:style-name="T641">тварей</text:span>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text:span text:style-name="T641">отродье Иль-Шогг</text:span>, то наш поход в Орунгун закончится не только нашим разгромом там, но и завоеванием <text:span text:style-name="T641">ордой </text:span>Эквуса! Мы с сестрой смогли уйти из осаждённого Андориана тайным ходом, не оставив следов. Но теперь прячущ<text:span text:style-name="T641">ая</text:span>ся в разуме сестры <text:span text:style-name="T641">тварь</text:span> сможет провести их сюда, и тогда дни Эквуса будут сочтены. Двести тысяч <text:span text:style-name="T641">фаэри</text:span> Орунгуна не смогли устоять против армии ментальных паразитов, <text:span text:style-name="T640">так </text:span>неужели ты думаешь, что выстоят двое? Один из которых <text:span text:style-name="T641">спящая марионетка тварей</text:span>? Ледяная война продолжится тут и закончится так же печально, только длится будет не двести лет, а несколько <text:span text:style-name="T640">недель</text:span> — ровно столько понадобится армии <text:span text:style-name="T641">лербов</text:span>,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10">- А если ты ошибаешься и никако<text:span text:style-name="T641">й</text:span> <text:span text:style-name="T641">твари</text:span> в твоей сестре нет? - озадаченно чешу затылок я. Определённо, не стоило выпивать столько коктейля на пустой желудок! — <text:span text:style-name="T262">Это ведь только твои предположения.</text:span></text:p>
      <text:p text:style-name="P10"/>
      <text:p text:style-name="P10"><text:soft-page-break/>Ты не готов к такому повороту, Хуман! Проклятье, начиналось всё так невинно! <text:span text:style-name="T640">А теперь эти страсти начинают угнетающе действовать на твоё самочувствие!</text:span></text:p>
      <text:p text:style-name="P10"/>
      <text:p text:style-name="P10">Я осторожно ставлю пустой бокал на столик.</text:p>
      <text:p text:style-name="P10"/>
      <text:p text:style-name="P10">- И твоя сестра всю жизнь будет считать тебя трусихой и клятвопреступницей?</text:p>
      <text:p text:style-name="P10">- Пусть лучше она считает меня трусихой и клятвопреступницей, чем я подвергну Эквус такому риску, - со вздохом отвечает Селестия. - Да будет так!</text:p>
      <text:p text:style-name="P10"/>
      <text:p text:style-name="P10">Я пожимаю плечами и встаю. И тут же плюхаюсь обратно в кресло.</text:p>
      <text:p text:style-name="P10">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10"/>
      <text:p text:style-name="P10">- У тебя проблемы? - поднимает бровь аликорница.</text:p>
      <text:p text:style-name="P10">- Проблемы - у тебя, - бурчу я. - А я всего лишь немного пьян. Имею право! У меня был тяжёлый день.</text:p>
      <text:p text:style-name="P10"/>
      <text:p text:style-name="P10">Смех Селестии заполняет комнату звоном серебряного колокольчика.</text:p>
      <text:p text:style-name="P10"/>
      <text:p text:style-name="P10">- Ну-ну, Хуман, не обижайся. Я забыла, что ты намного менее стоек к алкоголю, чем аликорны, иначе бы меньше подливала тебе коктейля.</text:p>
      <text:p text:style-name="P10">-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10">- Не стоит утруждаться, - <text:span text:style-name="T646">маше</text:span><text:span text:style-name="T647">т</text:span><text:span text:style-name="T646"> копытом</text:span> аликорница, - располагайся на ночь у меня. Если, конечно, тебе позволяют принципы…</text:p>
      <text:p text:style-name="P10"/>
      <text:p text:style-name="P10">…Я проваливаюсь в затуманенный алкоголем сон…</text:p>
      <text:p text:style-name="P10"/>
      <text:p text:style-name="P10">…</text:p>
      <text:p text:style-name="P10"/>
      <text:p text:style-name="P10">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10"/>
      <text:p text:style-name="P10">- Андориан? - спрашиваю у Селестии.</text:p>
      <text:p text:style-name="P10"><text:soft-page-break/>-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10"/>
      <text:p text:style-name="P10">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10"/>
      <text:p text:style-name="P10">- Он тебе нравится? - оборачивается ко мне Селестия.</text:p>
      <text:p text:style-name="P10"/>
      <text:p text:style-name="P10">Мне смешно видеть её застенчивость. Она похожа на ученика, сдающего экзамен учителю и с трепетом ожидающего вердикт.</text:p>
      <text:p text:style-name="P10"/>
      <text:p text:style-name="P10">- Он прекрасен, Селестия - смеюсь я.</text:p>
      <text:p text:style-name="P10">- Держись крепче, Хуман! - счастливо улыбается аликорница.</text:p>
      <text:p text:style-name="P10"/>
      <text:p text:style-name="P10">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10">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10">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10"/>
      <text:p text:style-name="P10">- Сел, прекрати! <text:s/>- хлопаю я по холке Селестию. - Не надейся меня обмануть! Если с рубашкой ещё могло прокатить, штаны ветер уж точно не сдует!</text:p>
      <text:p text:style-name="P10">-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10"/>
      <text:p text:style-name="P10">Я присматриваюсь к хитрой морде моего скакуна и вижу смешливые искорки в уголках её глаз.</text:p>
      <text:p text:style-name="P10"/>
      <text:p text:style-name="P10">- Я тебя раскусил! Верни штаны! Тут не может быть дождя, мы под скалой!</text:p>
      <text:p text:style-name="P10"/>
      <text:p text:style-name="P10"><text:soft-page-break/>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648">о стен</text:span> Кантерлота <text:span text:style-name="T648">к подножию скалы</text:span>.</text:p>
      <text:p text:style-name="P10"/>
      <text:p text:style-name="P10">Селестия хохочет во всё горло.</text:p>
      <text:p text:style-name="P10"/>
      <text:p text:style-name="P10">- Вода в небе бывает не только от дождя, мой маленький человек!</text:p>
      <text:p text:style-name="P10"/>
      <text:p text:style-name="P10">Аликорница закладывает вираж и планирует над бескрайней долиной. Теплый ветер моментально высушивает меня.</text:p>
      <text:p text:style-name="P10"/>
      <text:p text:style-name="P10">- Может, ты вернешь, наконец, штаны?</text:p>
      <text:p text:style-name="P10">- Ты так хочешь их надеть?</text:p>
      <text:p text:style-name="P10"/>
      <text:p text:style-name="P10">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10"/>
      <text:p text:style-name="P10">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10"/>
      <text:p text:style-name="P10">Я ёрзаю, стараясь усесться поудобнее.</text:p>
      <text:p text:style-name="P10"/>
      <text:p text:style-name="P10">- На что ты намекаешь?</text:p>
      <text:p text:style-name="P10">- Я не намекаю, а вполне прямо говорю, Хуман — тебе нужно разрядиться! Иначе ты проткнешь или мне шею, или себе живот, - хихикает Селестия. — Видишь, <text:span text:style-name="T648">мой маленький хуман</text:span>, <text:span text:style-name="T649">фаэри</text:span> не славятся застенчивостью!</text:p>
      <text:p text:style-name="P10"/>
      <text:p text:style-name="P10">Я замечаю её порозовевшие щёки.</text:p>
      <text:p text:style-name="P10"/>
      <text:p text:style-name="P10">- И как же ты предлагаешь мне разрядиться? Мы в полумиле над землёй.</text:p>
      <text:p text:style-name="P10"/>
      <text:p text:style-name="P10">Щёки аликорницы розовеют ещё больше. Она что-то шепчет, стыдливо отвернувшись от меня.</text:p>
      <text:p text:style-name="P10"/>
      <text:p text:style-name="P10">- Что? Не слышу!</text:p>
      <text:p text:style-name="P10"><text:soft-page-break/>- Ты можешь свеситься с меня сзади, держась руками за крылья! - пригнув шею ко мне, кричит она мне в ухо.</text:p>
      <text:p text:style-name="P10"/>
      <text:p text:style-name="P10">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10">Я осторожно ложусь на спину своего небесного скакуна, хватаю руками основания крыльев и плавно съезжаю назад и немного вниз.</text:p>
      <text:p text:style-name="P10"/>
      <text:p text:style-name="P10">Да, так будет толк.</text:p>
      <text:p text:style-name="P10"/>
      <text:p text:style-name="P10">Аликорница приглашающе сдвигает хвост в сторону, открывая мне сокровенное.</text:p>
      <text:p text:style-name="P10"/>
      <text:p text:style-name="P10">- Иди ко мне, Хуман. Иди ко мне, мой маленький человек! Я так долго ждала тебя!</text:p>
      <text:p text:style-name="P10"/>
      <text:p text:style-name="P10">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10">- Сел… Я… Ты… Мы…</text:p>
      <text:p text:style-name="P10"/>
      <text:p text:style-name="P10">Надеюсь, маленькие пони Эквестрии сейчас не смотрят в небо…</text:p>
      <text:p text:style-name="P10"/>
      <text:p text:style-name="P10">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10"/>
      <text:p text:style-name="P10">… И чувствую также, что мы падаем.</text:p>
      <text:p text:style-name="P10"/>
      <text:p text:style-name="P10">- Какого дьявола? Сел, следи за высотой! Мы же грохнемся!!!</text:p>
      <text:p text:style-name="P10"/>
      <text:p text:style-name="P10">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10">- Я совсем забыла об этом аспекте, - сконфуженно заявляет она. - Вот почему пегасы не занимаются сексом в воздухе. <text:span text:style-name="T649">Фаэри</text:span>, как я теперь вспоминаю, тоже.</text:p>
      <text:p text:style-name="P10">- Прекрати предаваться воспоминаниям! - взвизгиваю я. - Сделай что-нибудь!</text:p>
      <text:p text:style-name="P10"/>
      <text:p text:style-name="P10"><text:soft-page-break/>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10"/>
      <text:p text:style-name="P10">- К сожалению, я сейчас не в том состоянии, чтобы задействовать телепортацию, - бормочет Селестия. - Но я попробую.</text:p>
      <text:p text:style-name="P10"/>
      <text:p text:style-name="P10">На кончике её рога вырастает капля золотистого сияния. <text:span text:style-name="T648">Она растёт и тужится, пока не</text:span> лопается с громким треском. Ошмётки магии забрызгивают нас радужным сиянием. Всё занимает пару секунд.</text:p>
      <text:p text:style-name="P10"/>
      <text:p text:style-name="P10">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10"/>
      <text:p text:style-name="P10">Затем всё заслоняет она. Аликорница вытягивает шею назад и дотрагивается своим носом до моего.</text:p>
      <text:p text:style-name="P10"/>
      <text:p text:style-name="P10">- Увы, мне очень жаль, Хуман. Пришло время прощаться. Мне ужасно стыдно, что я подвела тебя и жаль, что приходится расставаться.</text:p>
      <text:p text:style-name="P10"/>
      <text:p text:style-name="P10">Её огромные глаза заслоняют несущуюся на нас землю. Её губы касаются моих.</text:p>
      <text:p text:style-name="P10"/>
      <text:p text:style-name="P10">- <text:s/>Знай, я всегда любила тебя.</text:p>
      <text:p text:style-name="P10"/>
      <text:p text:style-name="P10">Это последние слова, которые я слышу до столкновения…</text:p>
      <text:p text:style-name="P10"/>
      <text:p text:style-name="P10">…</text:p>
      <text:p text:style-name="P10"/>
      <text:p text:style-name="P10">- Х-х-хах!!! У-у-уффф!..</text:p>
      <text:p text:style-name="P10"/>
      <text:p text:style-name="P10">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10"/>
      <text:p text:style-name="P10">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10"/>
      <text:p text:style-name="P10"><text:soft-page-break/>Вот только место действия не воздушные просторы Эквестрии, а <text:span text:style-name="T648">замковые </text:span>покои принцессы дня!</text:p>
      <text:p text:style-name="P10"/>
      <text:p text:style-name="P10">- Сел!</text:p>
      <text:p text:style-name="P10"/>
      <text:p text:style-name="P10">Я резко подаюсь назад. Запоздало, впрочем. Дело сделано.</text:p>
      <text:p text:style-name="P10"/>
      <text:p text:style-name="P10">- Ты наконец проснулся, Хуман? - невинно поворачивает голову аликорница. - Я уж начала беспокоиться.</text:p>
      <text:p text:style-name="P10">- Я вижу, как ты беспокоишься! Даже магией поддержала в нужный момент, лишь бы не тревожить мой сон! - я <text:span text:style-name="T650">хватаю в руку занавеску</text:span> и вытираю пах.</text:p>
      <text:p text:style-name="P10">- Тебе нужно было выспаться. И разрядиться тоже.</text:p>
      <text:p text:style-name="P10"/>
      <text:p text:style-name="P10">Селестия встаёт и потягивается, сначала на переднюю пару ног, потом на заднюю. Я, не удержавшись, вытираю <text:span text:style-name="T650">занавеской</text:span> и её.</text:p>
      <text:p text:style-name="P10"/>
      <text:p text:style-name="P10">-Так. Рассказывай.</text:p>
      <text:p text:style-name="P10"/>
      <text:p text:style-name="P10">Аликорница подходит к бару и начинает совершать магические пассы над бутылками.</text:p>
      <text:p text:style-name="P10"/>
      <text:p text:style-name="P10">- Что же тебе рассказать, Хуман? Всё, что я могла сказать про наш исход с Орунгуна, я уже сказала.</text:p>
      <text:p text:style-name="P10"/>
      <text:p text:style-name="P10">Я поперхаюсь от возмущения.</text:p>
      <text:p text:style-name="P10"/>
      <text:p text:style-name="P10">- Причём тут Орунгун? Почему ты дала себя трахнуть? Ещё и помогла при этом?</text:p>
      <text:p text:style-name="P10"/>
      <text:p text:style-name="P10">Селестия молча бросает кубики льда в коктейль вместе с листочком мяты и левитирует мне бокал. Я нервно отстраняю его.</text:p>
      <text:p text:style-name="P10"/>
      <text:p text:style-name="P10">-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650">и</text:span> с плёткой! Хватит!</text:p>
      <text:p text:style-name="P10">-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10">- То есть, ты хочешь занять место Джет? - изумляюсь я.</text:p>
      <text:p text:style-name="P10"><text:soft-page-break/>- Это не обязательно, но если ты так хочешь… - невинно хлопает ресницами аликорница, становясь похож<text:span text:style-name="T650">ей</text:span> на школьницу из японских анимэ. - У <text:s/>меня нет неприятия к дружбе с привилегиями с тобой.</text:p>
      <text:p text:style-name="P10">- Учти, я не люблю тебя. И не полюблю! Я не…</text:p>
      <text:p text:style-name="P10">- Знаю-знаю, ты не конеёб, что бы это ни значило, - ехидно улыбается Селестия. - Никаких проблем! Я тоже не люблю тебя, Хуман. Исключительно дружба!</text:p>
      <text:p text:style-name="P10"/>
      <text:p text:style-name="P10">Аликорница подходит к балкону и <text:span text:style-name="T651">распахивает</text:span> двери. В комнату врывается пение птиц, свежий воздух прочищает мозги.</text:p>
      <text:p text:style-name="P10"/>
      <text:p text:style-name="P10">- Что тебе снилось хоть? - оборачивается она. - Ты часто повторял моё имя. И был так ненасытен, что мне пришлось упираться в стену копытами.</text:p>
      <text:p text:style-name="P10">- Мы летали, - бормочу я, <text:span text:style-name="T651">заливаясь краской</text:span>. - Остальное не помню.</text:p>
      <text:p text:style-name="P10">-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10"/>
      <text:p text:style-name="P10">С этими словами Селестия взлетает в свете восходящего солнца.</text:p>
      <text:p text:style-name="P10"/>
      <text:p text:style-name="P10">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10"/>
      <text:p text:style-name="P10">И тебе с этим жить, Хуман.</text:p>
      <text:p text:style-name="P10"/>
      <text:h text:style-name="P8" text:outline-level="2">Глава 1<text:span text:style-name="T652">8</text:span></text:h>
      <text:p text:style-name="P2"/>
      <text:p text:style-name="P312">Выход есть. Если у меня нет тела - надо его добыть. Но ведь нельзя <text:span text:style-name="T4">отб</text:span><text:span text:style-name="T653">и</text:span><text:span text:style-name="T4">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10"><text:soft-page-break/>- Ты вспомнил? Ты вспомнил! Видишь, я сберегла тайну, как и обещала тебе! Разве после этого я не хорошая девочка? Признай, я — хорошая девочка!</text:p>
      <text:p text:style-name="P10"/>
      <text:p text:style-name="P10">Глаза Хэвэн сияют.</text:p>
      <text:p text:style-name="P10">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0"/>
      <text:p text:style-name="P10">Хэвэн смешливо трясёт головой, когда один из парашютиков залетает ей в нос.</text:p>
      <text:p text:style-name="P10"/>
      <text:p text:style-name="P10">-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0">- Ты — хорошая девочка! - со смехом подтверждаю я и раскрываю объятия.</text:p>
      <text:p text:style-name="P10"/>
      <text:p text:style-name="P10">Хэвэн с готовностью стремится ко мне.</text:p>
      <text:p text:style-name="P10"/>
      <text:p text:style-name="P10">- Ты — хорошая девочка! - я обнимаю Хэвэн и зарываюсь лицом в её гриву. Она прижимается ко мне и ложит голову на плечо. Ветер треплет мои волосы.</text:p>
      <text:p text:style-name="P10"/>
      <text:p text:style-name="P10">З-з-з-з… КЛАК!</text:p>
      <text:p text:style-name="P10"/>
      <text:p text:style-name="P10">- Протокол «<text:span text:style-name="T160">AMAZING</text:span>» исполнен — слышу я негромкий механический голос из лежащего в траве гермошлема.</text:p>
      <text:p text:style-name="P10"/>
      <text:p text:style-name="P10">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0"/>
      <text:p text:style-name="P10">Ужас медленно сковывает меня…</text:p>
      <text:p text:style-name="P10"/>
      <text:p text:style-name="P10">Я пытаюсь отстраниться, но что-то объединяет меня с Хэвэн в одно целое.</text:p>
      <text:p text:style-name="P10"/>
      <text:p text:style-name="P10">Я знаю, что...</text:p>
      <text:p text:style-name="P10"/>
      <text:p text:style-name="P10">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0"><text:soft-page-break/></text:p>
      <text:p text:style-name="P10">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0"/>
      <text:p text:style-name="P10">Ложится и больше не встаёт.</text:p>
      <text:p text:style-name="P10"/>
      <text:p text:style-name="P10">- Ты — хорошая девочка, - по-инерции лепечу я в прострации. - Ты — хорошая девочка…</text:p>
      <text:p text:style-name="P10"/>
      <text:p text:style-name="P313"><text:span text:style-name="T654">Пустота</text:span><text:span text:style-name="T655"> безучастно слушает эти повторы. </text:span><text:span text:style-name="T654">В </text:span><text:span text:style-name="T656">кибер</text:span><text:span text:style-name="T654">пространстве расползаются огненные облака, затмевая собою солнце. И</text:span><text:span text:style-name="T657">з тихого писка </text:span><text:span text:style-name="T654">зарождается</text:span><text:span text:style-name="T657"> вой сирены и нарастает до истошного, закладывающего уши рева. </text:span><text:span text:style-name="Default_20_Paragraph_20_Font"><text:span text:style-name="T170">Небо темнеет, </text:span></text:span><text:span text:style-name="Default_20_Paragraph_20_Font"><text:span text:style-name="T658">инверсные следы ракет растут из-за горизонта.</text:span></text:span><text:span text:style-name="Default_20_Paragraph_20_Font"><text:span text:style-name="T170"> До меня доносятся крики, среди которых я узнаю голоса Молнии и других — </text:span></text:span><text:span text:style-name="Default_20_Paragraph_20_Font"><text:span text:style-name="T659">десятки тревожных воплей доносятся из разных частей ставшего необычно маленьким мирка</text:span></text:span><text:span text:style-name="Default_20_Paragraph_20_Font"><text:span text:style-name="T170">. Долины колышущейся травы, искрящиеся под утренним солнцем реки, темнеющие непролазной </text:span></text:span><text:span text:style-name="Default_20_Paragraph_20_Font"><text:span text:style-name="T659">чащобой</text:span></text:span><text:span text:style-name="Default_20_Paragraph_20_Font"><text:span text:style-name="T170"> леса — всё покрывается серой пылью и пеплом под затянутым </text:span></text:span><text:span text:style-name="Default_20_Paragraph_20_Font"><text:span text:style-name="T660">пламенеющими</text:span></text:span><text:span text:style-name="Default_20_Paragraph_20_Font"><text:span text:style-name="T170"> тучами небом. Розовый туман ядовитой испариной выливается из покосившихся башен прилепившегося к скале города.</text:span></text:span></text:p>
      <text:p text:style-name="P10"/>
      <text:p text:style-name="P314"><text:span text:style-name="Default_20_Paragraph_20_Font"><text:span text:style-name="T170">Я слышу шум рушащейся стены </text:span></text:span><text:span text:style-name="Default_20_Paragraph_20_Font"><text:span text:style-name="T659">у края мира</text:span></text:span><text:span text:style-name="Default_20_Paragraph_20_Font"><text:span text:style-name="T170">. Металлическ</text:span></text:span><text:span text:style-name="Default_20_Paragraph_20_Font"><text:span text:style-name="T661">ий</text:span></text:span><text:span text:style-name="Default_20_Paragraph_20_Font"><text:span text:style-name="T170"> </text:span></text:span><text:span text:style-name="Default_20_Paragraph_20_Font"><text:span text:style-name="T661">скрежет и грохот камней</text:span></text:span><text:span text:style-name="Default_20_Paragraph_20_Font"><text:span text:style-name="T170"> знаменует освобождение</text:span></text:span><text:span text:style-name="Default_20_Paragraph_20_Font"><text:span text:style-name="T662"> </text:span></text:span><text:span text:style-name="Default_20_Paragraph_20_Font"><text:span text:style-name="T663">Феникса</text:span></text:span><text:span text:style-name="Default_20_Paragraph_20_Font"><text:span text:style-name="T170">. Темная </text:span></text:span><text:span text:style-name="Default_20_Paragraph_20_Font"><text:span text:style-name="T660">угловатая </text:span></text:span><text:span text:style-name="Default_20_Paragraph_20_Font"><text:span text:style-name="T170">тень скользит из </text:span></text:span><text:span text:style-name="Default_20_Paragraph_20_Font"><text:span text:style-name="T661">гранитных</text:span></text:span><text:span text:style-name="Default_20_Paragraph_20_Font"><text:span text:style-name="T170"> развалин к лежащей </text:span></text:span><text:span text:style-name="Default_20_Paragraph_20_Font"><text:span text:style-name="T661">в траве</text:span></text:span><text:span text:style-name="Default_20_Paragraph_20_Font"><text:span text:style-name="T170"> Хэвэн. </text:span></text:span><text:span text:style-name="Default_20_Paragraph_20_Font"><text:span text:style-name="T659">Я слышу победное рычание и тень растворяется в лежащей на траве </text:span></text:span><text:span text:style-name="Default_20_Paragraph_20_Font"><text:span text:style-name="T660">магической</text:span></text:span><text:span text:style-name="Default_20_Paragraph_20_Font"><text:span text:style-name="T659"> лошади. </text:span></text:span><text:span text:style-name="Default_20_Paragraph_20_Font"><text:span text:style-name="T7">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10">Хэвэн тяжело поднимается, скрежеща металлическими суставами. Голова её мотается, как будто она пытается обрести утраченную ориентацию.</text:p>
      <text:p text:style-name="P10"/>
      <text:p text:style-name="P11"><text:span text:style-name="Default_20_Paragraph_20_Font"><text:span text:style-name="T7">- Боевой модуль </text:span></text:span><text:span text:style-name="Default_20_Paragraph_20_Font"><text:span text:style-name="T656">Феникс</text:span></text:span><text:span text:style-name="Default_20_Paragraph_20_Font"><text:span text:style-name="T7"> принимает управление. Начинаю операцию «</text:span></text:span><text:span text:style-name="Default_20_Paragraph_20_Font"><text:span text:style-name="T664">Фолаут</text:span></text:span><text:span text:style-name="Default_20_Paragraph_20_Font"><text:span text:style-name="T170">»</text:span></text:span><text:span text:style-name="Default_20_Paragraph_20_Font"><text:span text:style-name="T7">.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10"/>
      <text:p text:style-name="P10">Мир гаснет.</text:p>
      <text:p text:style-name="P10"/>
      <text:p text:style-name="P2">~~~</text:p>
      <text:p text:style-name="P10"/>
      <text:p text:style-name="P10">- Ты — хорошая девочка, - повторяю я в ступоре.</text:p>
      <text:p text:style-name="P10"><text:soft-page-break/></text:p>
      <text:p text:style-name="P10">Китайский генератор по-прежнему фырчит в углу. Процент заряда ноутбука приближается к восьмидесяти.</text:p>
      <text:p text:style-name="P10"/>
      <text:p text:style-name="P10">«Соединение разорвано со стороны сервера. Сессия закрыта» - читаю я на консоли экрана.</text:p>
      <text:p text:style-name="P10"/>
      <text:p text:style-name="P10">- Ты — хорошая девочка…</text:p>
      <text:p text:style-name="P10"/>
      <text:p text:style-name="P2">***</text:p>
      <text:p text:style-name="P10"/>
      <text:p text:style-name="P2"><text:s text:c="2"/>~~~50 лет от основания Эквестрии~~~</text:p>
      <text:p text:style-name="P10"/>
      <text:p text:style-name="P10">Позвонки жалобно хрустят, уступая давлению.</text:p>
      <text:p text:style-name="P10">- Осторожнее, осторожнее! - кричу я. - Не мешок с картошкой топчешь!</text:p>
      <text:p text:style-name="P10"/>
      <text:p text:style-name="P10">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10"/>
      <text:p text:style-name="P10">-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10">-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665">Ночи</text:span>!</text:p>
      <text:p text:style-name="P10">-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10">- Ну-ну, не ворчи, - примирительно бормочу я. - Там, на самом деле, вовсе не воровство было, если уж на то пошло. Тот <text:span text:style-name="T666">бухгалтер, </text:span>жеребчик из Понхэнджа, просто оказался идеалистом <text:span text:style-name="T666">и</text:span> фанатом хуфбола. <text:span text:style-name="T666">Потому, не долго думая,</text:span>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10">-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10"><text:soft-page-break/></text:p>
      <text:p text:style-name="P10">Копыто с силой надавливает мне на копчик.</text:p>
      <text:p text:style-name="P10"/>
      <text:p text:style-name="P10">- Уф-ф! Зря ты так. Помирилась бы с ней, что ли? Она очень этого хочет, честное слово! Я готов быть посредником. Бесплатно!</text:p>
      <text:p text:style-name="P10">- Она знает, как с Нами можно помириться, - мрачно заявляет Луна. - Это вполне легко. Если только она по-настоящему хочет.</text:p>
      <text:p text:style-name="P10">- Опять ты за своё. Лу, я же говорил — это единственное, что она не может сделать. Не проси. Всё остальное — пожалуйста. Но не это.</text:p>
      <text:p text:style-name="P10">-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10">Нам не хватает родины, - тихо вздыхает Луна.</text:p>
      <text:p text:style-name="P10"/>
      <text:p text:style-name="P10">…</text:p>
      <text:p text:style-name="P10">…</text:p>
      <text:p text:style-name="P10">…</text:p>
      <text:p text:style-name="P10"><text:s/></text:p>
      <text:p text:style-name="P10">…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text:span text:style-name="T666">и</text:span>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10"/>
      <text:p text:style-name="P10">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text:span text:style-name="T666">о </text:span>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10"/>
      <text:p text:style-name="P10">В этом-то и проблема.</text:p>
      <text:p text:style-name="P10"/>
      <text:p text:style-name="P10">…</text:p>
      <text:p text:style-name="P10"/>
      <text:p text:style-name="P13"><text:soft-page-break/>Первые лет двадцать я этого не замечал. Ну, есть такой период в жизни человека, когда ему можно с тем же успехом дать и двадцать лет, и сорок. <text:span text:style-name="T666">Моложавый</text:span> тип лица, смещение общего возраста старения человечества и т.д.</text:p>
      <text:p text:style-name="P13">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13"/>
      <text:p text:style-name="P13">Вручая королевские награды победителям праздничных состязаний, я услышал негромкий оклик со спины.</text:p>
      <text:p text:style-name="P13"/>
      <text:p text:style-name="P13">- Хуман?</text:p>
      <text:p text:style-name="P23"/>
      <text:p text:style-name="P13">За спиной стояла Джет. Взглянув на неё, я остолбенел.</text:p>
      <text:p text:style-name="P13"/>
      <text:p text:style-name="P13">Все эти годы после разлуки с пегаской я жил в окружении нестареющих аликорниц и безликой дворцовой прислуги. <text:span text:style-name="T666">Бессмертные</text:span> принцессы и меняющиеся каждые несколько лет слуги создавали ровное течение лет, котор<text:span text:style-name="T666">ое</text:span>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13"/>
      <text:p text:style-name="P11"><text:span text:style-name="Default_20_Paragraph_20_Font"><text:span text:style-name="T8">И только сейчас, глядя на седогривую пони, я осознал, сколько времени прошло. И понял, что </text:span></text:span><text:span text:style-name="Default_20_Paragraph_20_Font"><text:span text:style-name="T18">сам</text:span></text:span><text:span text:style-name="Default_20_Paragraph_20_Font"><text:span text:style-name="T8"> </text:span></text:span><text:span text:style-name="Default_20_Paragraph_20_Font"><text:span text:style-name="T667">я</text:span></text:span><text:span text:style-name="Default_20_Paragraph_20_Font"><text:span text:style-name="T8"> неподвластен времени.</text:span></text:span></text:p>
      <text:p text:style-name="P11"><text:span text:style-name="Default_20_Paragraph_20_Font"><text:span text:style-name="T8"/></text:span></text:p>
      <text:p text:style-name="P11"><text:span text:style-name="Default_20_Paragraph_20_Font"><text:span text:style-name="T8">И хотя пегаска восприняла как должное мою нетронутую временем молодость, после посиделок с ней я сразу же помчался к Платине.</text:span></text:span></text:p>
      <text:p text:style-name="P11"><text:span text:style-name="Default_20_Paragraph_20_Font"><text:span text:style-name="T668"/></text:span></text:p>
      <text:p text:style-name="P13">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13"/>
      <text:p text:style-name="P13">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13"/>
      <text:p text:style-name="P13">- Знаешь, Хум, - говорила Платина, - тебе покажется странным то, что я скажу, но эксперименты <text:span text:style-name="T669">говорят о</text:span> нек<text:span text:style-name="T669">оей</text:span> двойственност<text:span text:style-name="T669">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13">- То есть, как откуда взялась? Ты хочешь сказать, что она не моя, данная мне при рождении?</text:p>
      <text:p text:style-name="P13">-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13"><text:soft-page-break/></text:p>
      <text:p text:style-name="P11"><text:span text:style-name="Default_20_Paragraph_20_Font"><text:span text:style-name="T7">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670">в</text:span></text:span><text:span text:style-name="Default_20_Paragraph_20_Font"><text:span text:style-name="T7">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24">не в силах последовать за ними</text:span></text:span><text:span text:style-name="Default_20_Paragraph_20_Font"><text:span text:style-name="T7">…</text:span></text:span></text:p>
      <text:p text:style-name="P12"/>
      <text:p text:style-name="P10">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2"/>
      <text:p text:style-name="P10">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671">(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10"/>
      <text:p text:style-name="P11"><text:span text:style-name="Default_20_Paragraph_20_Font"><text:span text:style-name="T7">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24">или сорок</text:span></text:span><text:span text:style-name="Default_20_Paragraph_20_Font"><text:span text:style-name="T7">.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10"/>
      <text:p text:style-name="P10">…</text:p>
      <text:p text:style-name="P12"/>
      <text:p text:style-name="P10">В узком окне башни показывается шпиль городской ратуши. Я гляжу мимоходом на башенные часы.</text:p>
      <text:p text:style-name="P10">Проклятье! Без пяти два! Надо ускориться!</text:p>
      <text:p text:style-name="P10"/>
      <text:p text:style-name="P13">Сворачиваю с винтовой лестницы в боковой проём открытой галереи.</text:p>
      <text:p text:style-name="P12"/>
      <text:p text:style-name="P10">В далёком мире моей пре<text:span text:style-name="T672">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2"/>
      <text:p text:style-name="P13">Быстрым бегом достигаю середины мостика, одновременно доставая моток верёвки из-за пазухи.</text:p>
      <text:p text:style-name="P10"><text:soft-page-break/></text:p>
      <text:p text:style-name="P10">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2"/>
      <text:p text:style-name="P11"><text:span text:style-name="Default_20_Paragraph_20_Font"><text:span text:style-name="T7">…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24">Астрономической </text:span></text:span><text:span text:style-name="Default_20_Paragraph_20_Font"><text:span text:style-name="T7">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10"/>
      <text:p text:style-name="P13">Перекидываю верёвку через поручень, крепко хватаю оба конца и перешагиваю через ограждение.</text:p>
      <text:p text:style-name="P12"/>
      <text:p text:style-name="P10">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672">в то время, как Астрономическую проектировала Луна</text:span>!</text:p>
      <text:p text:style-name="P12"/>
      <text:p text:style-name="P11"><text:span text:style-name="Default_20_Paragraph_20_Font"><text:span text:style-name="T8">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3"/>
      <text:p text:style-name="P10">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672">по верёвке </text:span>избавляет меня от спуска по по этим сраным винтовым лестницам без <text:span text:style-name="T666">ограждения</text:span>! И хуже сраных винтовых лестниц внутри башен могут быть только сраные винтовые лестницы снаружи башень, разумеется, тоже без <text:span text:style-name="T666">ограждения</text:span>! При проектировании замка я как-то само-собой разуме<text:span text:style-name="T672">ю</text:span>щеся предположил, что пони сделают привычные лестницы с <text:span text:style-name="T666">ограждением для безопасности</text:span> и обозначил их на чертеже лишь минимальными отметками, типа “тут лестница через все этажи до <text:span text:style-name="T672">крыши</text:span>”. <text:span text:style-name="T672">И не проконтролировал исполнение, з</text:span>а что теперь горько расплачиваюсь…</text:p>
      <text:p text:style-name="P12"/>
      <text:p text:style-name="P10">… Гораздо труднее было с чёрными ходами, часто закрытыми или вообще замурованными, <text:span text:style-name="T666">или</text:span>, в лучшем случае, охраняемыми скучающ<text:span text:style-name="T666">ей</text:span> <text:span text:style-name="T666">ночной </text:span>страж<text:span text:style-name="T666">ей</text:span>.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2"/>
      <text:p text:style-name="P10">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2"><text:soft-page-break/></text:p>
      <text:p text:style-name="P10">И вот ты несёшься вниз через этажи и лестницы с отчётом под мышкой, стараясь успеть к приёму…</text:p>
      <text:p text:style-name="P10"/>
      <text:p text:style-name="P13">КРАК!!! … Ох!…</text:p>
      <text:p text:style-name="P23"/>
      <text:p text:style-name="P11"><text:span text:style-name="Default_20_Paragraph_20_Font"><text:span text:style-name="T7">Обидно даже не то, что рукав дорогущего костюма разошёлся в подмышке во время очередного дюльфера</text:span></text:span><text:span text:style-name="Footnote_20_Reference"><text:span text:style-name="T7"><text:note text:id="ftn8" text:note-class="footnote"><text:note-citation>8</text:note-citation><text:note-body><text:p text:style-name="Footnote"><text:span text:style-name="Default_20_Paragraph_20_Font"><text:span text:style-name="T7">Дюльфер - скоростной спуск по верёвке на крутых и отвесных стенах.</text:span></text:span></text:p></text:note-body></text:note></text:span></text:span><text:span text:style-name="Default_20_Paragraph_20_Font"><text:span text:style-name="T7">.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10"/>
      <text:p text:style-name="P10">Ну уж нет! Я не для того корпел над этой проклятой бумажкой до позеленения, чтоб так просто сдаться!</text:p>
      <text:p text:style-name="P12"/>
      <text:p text:style-name="P10">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10"/>
      <text:p text:style-name="P10">Просто шикарно! Заявиться на приём торговой миссии грифонов с поджареными яйцами – это по-нашему!</text:p>
      <text:p text:style-name="P10"/>
      <text:p text:style-name="P10">В последние шесть футов высоты отпускаю верёвку и прыгаю на брусчатку аллеи прямо перед офигевшим стражником, <text:span text:style-name="T666">едва не насадившись на его пику</text:span>. С торжествующим хрипом подбираю отчёт.</text:p>
      <text:p text:style-name="P12"/>
      <text:p text:style-name="P10">- Как они там, Блэйк? - указываю глазами на лестницу в центральный холл.</text:p>
      <text:p text:style-name="P10">- Зашли пятнадцать минут назад, - отвечает солнечный страж, косясь на мои ошмётки одежды.</text:p>
      <text:p text:style-name="P10"/>
      <text:p text:style-name="P10">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10"/>
      <text:p text:style-name="P10">Чертыхаясь, несусь к неприметной дверце в цоколе дворца. Через пару минут вываливаюсь из подсобки у тронного зала в ореоле веников и швабр.</text:p>
      <text:p text:style-name="P10"/>
      <text:p text:style-name="P10">Церемонимейстер, завидев меня, подпрыгивает от нетерпения:</text:p>
      <text:p text:style-name="P12"/>
      <text:p text:style-name="P10">- Поторопитесь, мой принц! Доттид Карв задержал делегацию в Розовом зале, но грифоны уже пять минут проявляют признаки нетерпения!</text:p>
      <text:p text:style-name="P12"/>
      <text:p text:style-name="P10"><text:soft-page-break/>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2"/>
      <text:p text:style-name="P10">…</text:p>
      <text:p text:style-name="P10"/>
      <text:p text:style-name="P10">Две аликорницы недвижимо смотрят на меня с высоты трона в центре зала.</text:p>
      <text:p text:style-name="P12"/>
      <text:p text:style-name="P10">- Хуман, с тобой всё в порядке? - первой нарушает молчание Селестия. - Твой костюм…</text:p>
      <text:p text:style-name="P10">-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10">- <text:span text:style-name="T666">А я</text:span>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2"/>
      <text:p text:style-name="P10">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10"/>
      <text:p text:style-name="P10">- Не нервничай, дорогой, - шепчет мне Сел, - все мы немного взвинчены этой миссией. Шанс поправить хромающую на все четыре ноги экономику <text:span text:style-name="T666">страны</text:span> представляется не часто.</text:p>
      <text:p text:style-name="P12"/>
      <text:p text:style-name="P10">Гомон за дверью усиливается. Раздаются три удара древком алебарды в пол. Двери распахиваются.</text:p>
      <text:p text:style-name="P10"/>
      <text:p text:style-name="P10">-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2"/>
      <text:p text:style-name="P10">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text:span text:style-name="T666">е</text:span>тся <text:span text:style-name="T666">д</text:span>южин<text:span text:style-name="T666">а</text:span> крестов и медалей. Следом за ним в зал входят ещё две зверюги поменьше, с меньшим количеством побрякушек на перьях.</text:p>
      <text:p text:style-name="P12"/>
      <text:p text:style-name="P10">- Да будет вам известно, Ваши Высочества, - начинает старший после формального кивка головой, - делегация <text:span text:style-name="T666">грифонов</text:span> прибыла сюда отнюдь не для обсуждения особенностей архитектуры пони доэквестрийской эпохи!</text:p>
      <text:p text:style-name="P10"/>
      <text:p text:style-name="P10">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2"><text:soft-page-break/></text:p>
      <text:p text:style-name="P10">- Королевство Грифонов <text:span text:style-name="T666">представляемое принципалом</text:span>… <text:span text:style-name="T666">величайше </text:span>рассчитывает… заключить торговое соглашение… <text:span text:style-name="T666">с Объединённым Королевством Эквестрии, Клаудсдейла и Кристальной Империи!</text:span></text:p>
      <text:p text:style-name="P10"/>
      <text:p text:style-name="P10">Грифон кидает взгляд на трон и, сверкнув красным глазом сквозь монокль, продолжает.</text:p>
      <text:p text:style-name="P10"/>
      <text:p text:style-name="P10">-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10"/>
      <text:p text:style-name="P10">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10"/>
      <text:p text:style-name="P10">-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10"/>
      <text:p text:style-name="P10">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10"/>
      <text:p text:style-name="P10">- Мы не могли бы остаться наедине, без этих… лишних ушей?</text:p>
      <text:p text:style-name="P12"/>
      <text:p text:style-name="P10">Селестия хмурится, но кивает. Стража и советник оставляют зал.</text:p>
      <text:p text:style-name="P10"/>
      <text:p text:style-name="P10">- А обезьяна? - грифон кивает на меня.</text:p>
      <text:p text:style-name="P10"/>
      <text:p text:style-name="P10">Во вгляде белоснежной аликорницы появляется лёд.</text:p>
      <text:p text:style-name="P10"/>
      <text:p text:style-name="P10">- Не смейте оскорблять принца Эквестрии, Горг! Хуман останется с нами!</text:p>
      <text:p text:style-name="P10"/>
      <text:p text:style-name="P10">Железный клюв пернатой скотины чуть приоткрывается в насмешливом клёкоте.</text:p>
      <text:p text:style-name="P12"/>
      <text:p text:style-name="P10">-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2"><text:soft-page-break/></text:p>
      <text:p text:style-name="P10">Гадёныш снова склоняет голову перед аликорницей, совершенно игнорируя меня.</text:p>
      <text:p text:style-name="P10">Мне хочется бросить в этого мудака горшок с петуниями. Селестия, словно догадываясь, успокаивающе оглаживает меня тыльной стороной крыла.</text:p>
      <text:p text:style-name="P12"/>
      <text:p text:style-name="P10">-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10">-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text:span text:style-name="T666">двадцати</text:span> лет назад…</text:p>
      <text:p text:style-name="P12"/>
      <text:p text:style-name="P10">Я с удивлением смотрю на синюю аликорницу. Чего-чего, а помощи с этой стороны ты не ожидал, Хуман!</text:p>
      <text:p text:style-name="P10"/>
      <text:p text:style-name="P10">-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10">-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2"/>
      <text:p text:style-name="P10">Я с удовольствием наблюдаю, как кожа вокруг глаз грифона приобретает красивый фиолетовый оттенок.</text:p>
      <text:p text:style-name="P10"/>
      <text:p text:style-name="P10">- Но довольно этой светской болтовни! - разряжает обстановку Сел. - Ты, кажется, хотел нам что-то рассказать, Горг?</text:p>
      <text:p text:style-name="P12"/>
      <text:p text:style-name="P10">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10"/>
      <text:p text:style-name="P10">-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text:span text:style-name="T666">торговый </text:span>союз с Якистаном вас выручит – они ничего путного, <text:soft-page-break/>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2"/>
      <text:p text:style-name="P10">Горг закашливается в смехе.</text:p>
      <text:p text:style-name="P10"/>
      <text:p text:style-name="P10">- В общем, светлейшие, подытоживая: вы в крутом пике…</text:p>
      <text:p text:style-name="P12"/>
      <text:p text:style-name="P10">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10"/>
      <text:p text:style-name="P10">Зрачки грифона скачут от Селестии к Луне и обратно. Наконец он замечает моё замешательство и насмешливо клокочет.</text:p>
      <text:p text:style-name="P10"/>
      <text:p text:style-name="P10">- Теперь выслушайте наше предложение.</text:p>
      <text:p text:style-name="P10"/>
      <text:p text:style-name="P10">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10"/>
      <text:p text:style-name="P11"><text:span text:style-name="Default_20_Paragraph_20_Font"><text:span text:style-name="T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text:span></text:span><text:span text:style-name="Default_20_Paragraph_20_Font"><text:span text:style-name="T673">Многие </text:span></text:span><text:span text:style-name="Default_20_Paragraph_20_Font"><text:span text:style-name="T674">державы отозвали послов. </text:span></text:span><text:span text:style-name="Default_20_Paragraph_20_Font"><text:span text:style-name="T170">Драконы… Мы имеем некоторые дипломатические сложности с</text:span></text:span><text:span text:style-name="Default_20_Paragraph_20_Font"><text:span text:style-name="T7"> драконами… А также с минотаврами… И с зебрами… И с…</text:span></text:span></text:p>
      <text:p text:style-name="P10"/>
      <text:p text:style-name="P10">- Мы знаем, с кем у вас возникли затруднения, - подаёт голос Селестия. - Проще сказать, с кем у вас их НЕ возникло. С Эквестрией. Всё.</text:p>
      <text:p text:style-name="P12"/>
      <text:p text:style-name="P10">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10"/>
      <text:p text:style-name="P10">-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10"><text:soft-page-break/></text:p>
      <text:p text:style-name="P10">Молчание аликорниц только подчёркивает хриплое дыхание посла.</text:p>
      <text:p text:style-name="P12"/>
      <text:p text:style-name="P10">- В ответ на наше щедрое предложение, нам нужно совсем немного… Ваше государство имеет некоторый… кхм… авторитет среди <text:span text:style-name="T666">кое-каких</text:span> <text:span text:style-name="T666">мало</text:span>развитых стран <text:span text:style-name="T666">третьего мира</text:span>…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10"/>
      <text:p text:style-name="P10">- СОРОК!</text:p>
      <text:p text:style-name="P10"/>
      <text:p text:style-name="P10">- Что? - птичьи глаза Горга быстро-быстро моргают, выдавая крайнюю степень растерянности их обладателя.</text:p>
      <text:p text:style-name="P10"/>
      <text:p text:style-name="P10">- Сорок процентов! За сорок лет! - стальным голосом Селестии можно валить лес.</text:p>
      <text:p text:style-name="P10"/>
      <text:p text:style-name="P10">Грифон поперхается, но быстро оправляется.</text:p>
      <text:p text:style-name="P10"/>
      <text:p text:style-name="P10">- Да вы рехнулись, светлейшие!!! - вопит он, картинно прикрыв глаза крылом.</text:p>
      <text:p text:style-name="P10"/>
      <text:p text:style-name="P10">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10"/>
      <text:p text:style-name="P10">-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10"/>
      <text:p text:style-name="P10">-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text:span text:style-name="T666">Закрывать дипмиссии мы не будем.</text:span> Но было бы высшей глупостью считать, что мы примем это просто так, с распростёртыми объятиями!</text:p>
      <text:p text:style-name="P10"/>
      <text:p text:style-name="P10">-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10">- Тридцать пять процентов! За тридцать пять лет! Не морочь мне голову, <text:span text:style-name="T666">Горг</text:span> – сто шестьдесят вагонеток в Крогхарте добывалось сто лет назад! Сейчас и пятьдесят – за счастье.</text:p>
      <text:p text:style-name="P10"><text:soft-page-break/>- Светлейшие, мне отрубят голову по возвращению! Семь процентов! За семь лет!</text:p>
      <text:p text:style-name="P10">-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10">-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10">-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text:span text:style-name="T666">старый </text:span>Торч вернулся за своим, и теперь вам приходится платить контрибуцию… Мило, ничего не скажешь! Вы должны быть счастливы, что Грифонстоун не <text:span text:style-name="T666">со</text:span>жгли дотла — <text:span text:style-name="T666">Торч тот ещё весельчак</text:span>. Какую хоть пеню <text:span text:style-name="T666">он </text:span>вам назначил, если не секрет?</text:p>
      <text:p text:style-name="P10">- Тридцать миллионов золотом, - еле слышно бурчит грифон. Я ощущаю на себе его яростный взгляд через крыло.</text:p>
      <text:p text:style-name="P10">- Значит, умыкнули вы триста тысяч – учитывая стократную пеню за воровство у древн<text:span text:style-name="T666">его</text:span> зме<text:span text:style-name="T666">я</text:span>, - подытоживает аликорница. - И стоило ради десяти сундуков золота ставить под угрозу существование державы?</text:p>
      <text:p text:style-name="P10"/>
      <text:p text:style-name="P10">Из-под крыла доносится только скрежет металлического клюва.</text:p>
      <text:p text:style-name="P10"/>
      <text:p text:style-name="P10">-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10">- Светлейшая! - Горг внезапно складывает крыло и мы видим его сияющий лик, - я поражён <text:span text:style-name="T666">твоей </text:span>щедростью! Всемерно благодарю! Дед рассказывал мне о деталях предыдущей сделки, но <text:span text:style-name="T666">твоя доброта</text:span> сейчас превзошла её!</text:p>
      <text:p text:style-name="P10">- Передавай привет Гуннару, - махает копытом аликорница, – и мне <text:span text:style-name="T666">таки </text:span>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2"/>
      <text:p text:style-name="P10">Я провожу процессию до выхода из тронного зала. Замешкавшись в дверях, железноклювый грифон неожиданно подмигивает мне.</text:p>
      <text:p text:style-name="P10">Я непонимающе смотрю ему вслед.</text:p>
      <text:p text:style-name="P10"/>
      <text:p text:style-name="P10">-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text:soft-page-break/>спутников Горга. - Мы-то с Гретой сразу увидели, что вы – пара. Но самцы традиционно плохо разбираются в чувствах.</text:p>
      <text:p text:style-name="P12"/>
      <text:p text:style-name="P10">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10"/>
      <text:p text:style-name="P10">- Каруна, - кивает мне грифониха. - Очень приятно видеть вас вместе. Вы просто созданы друг для друга.</text:p>
      <text:p text:style-name="P12"/>
      <text:p text:style-name="P10">Я молча прикрываю за ней дверь и возвращаюсь к своим.</text:p>
      <text:p text:style-name="P10"/>
      <text:p text:style-name="P10">- Горг извинился перед тобой за своё поведение? - спрашивает Селестия.</text:p>
      <text:p text:style-name="P10">- Нет. Извинилась его… ммм… сопровождающая.</text:p>
      <text:p text:style-name="P10">-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2"/>
      <text:p text:style-name="P10">Я философски пожимаю плечами.</text:p>
      <text:p text:style-name="P10"/>
      <text:p text:style-name="P10">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10"/>
      <text:p text:style-name="P10">- Пять битов! - поворачивается к Луне Селестия.</text:p>
      <text:p text:style-name="P10"/>
      <text:p text:style-name="P10">Та молча достаёт монетку из шкафчика за троном и кладёт в протянутое копыто.</text:p>
      <text:p text:style-name="P12"/>
      <text:p text:style-name="P10">…</text:p>
      <text:p text:style-name="P10">…</text:p>
      <text:p text:style-name="P10">…</text:p>
      <text:p text:style-name="P10"/>
      <text:p text:style-name="P10">Жар от углей сотворяет мерцающее марево над каменкой. Капли настоянной на хвое воды падают на камни и с шипением наполняют сауну ароматом кедра. <text:span text:style-name="T675">Горячий пар играет</text:span> тен<text:span text:style-name="T675">ями</text:span> на стенах и <text:span text:style-name="T675">томно </text:span>растёкшейся на нижней лавке аликорнице.</text:p>
      <text:p text:style-name="P10"/>
      <text:p text:style-name="P10"><text:soft-page-break/>- Ты меня убить хочешь, - вяло возражает Селестия.</text:p>
      <text:p text:style-name="P10"/>
      <text:p text:style-name="P10">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10"/>
      <text:p text:style-name="P315">Я молча ставлю ковшик <text:span text:style-name="T675">возле каменки</text:span>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315"/>
      <text:p text:style-name="P315">«Много ты понимаешь, Хуман, - пробурчала она в первый сеанс. - Если я применю магию термоизоляции, я спокойно смогу оставаться в твоём огнедышащем<text:span text:style-name="T4"> </text:span><text:span text:style-name="T676">п</text:span><text:span text:style-name="T677">арном</text:span><text:span text:style-name="T4"> </text:span>ящике сколь угодно долго, но какой тогда во всём этом смысл?»</text:p>
      <text:p text:style-name="P315"/>
      <text:p text:style-name="P10">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10"/>
      <text:p text:style-name="P10">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10"/>
      <text:p text:style-name="P10">- Сегодня уже треть часа. Поздравляю! В следующий раз сделаем два захода.</text:p>
      <text:p text:style-name="P10">-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10">- <text:span text:style-name="T675">Деньги</text:span> ни при чём. Луна хочет домой.</text:p>
      <text:p text:style-name="P10"/>
      <text:p text:style-name="P10">Селестия <text:span text:style-name="T675">страдальчески </text:span>заводит глаза и прикрывает лицо крылом.</text:p>
      <text:p text:style-name="P10"/>
      <text:p text:style-name="P10">-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10"><text:soft-page-break/></text:p>
      <text:p text:style-name="P10">Тяжёлый вздох слышится из-под крыла.</text:p>
      <text:p text:style-name="P10"/>
      <text:p text:style-name="P10">- Многое я дала бы, чтобы развеять свои страхи относительно сестры и <text:span text:style-name="T675">показать ей</text:span> <text:span text:style-name="T675">Орунгун</text:span>, - бормочет сквозь крыло аликорница.</text:p>
      <text:p text:style-name="P10">- Так, может, и развеяла бы? Разве нет способа как-нибудь определить, есть ли <text:span text:style-name="T675">Иль-Шогг</text:span> в Луне, или нет?</text:p>
      <text:p text:style-name="P10"/>
      <text:p text:style-name="P10">Селестия встаёт с шезлонга. Она медленно идёт вдоль бортика бассейна, стараясь скрыть смущение. У неё плохо получается.</text:p>
      <text:p text:style-name="P10"/>
      <text:p text:style-name="P10">- Вообще-то есть. Переплетение сознаний. Только…</text:p>
      <text:p text:style-name="P10">- Только что?</text:p>
      <text:p text:style-name="P10">-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4"> </text:span><text:span text:style-name="T678">в</text:span><text:span text:style-name="T679"> момент переплетения </text:span><text:span text:style-name="T675">чувствовал и </text:span><text:span text:style-name="T679">вспоминал</text:span> его напарник. В принципе, так можно определить, есть ли в ком-то присутствие чуждой сущности.</text:p>
      <text:p text:style-name="P10"/>
      <text:p text:style-name="P10">Селестия делает глоток кофе из чашечки и продолжает.</text:p>
      <text:p text:style-name="P10"/>
      <text:p text:style-name="P10">- Мы с Луной и до прибытия <text:span text:style-name="T675">в</text:span>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679">маленький </text:span>человек, чем Луна объединит со мной сознание.</text:p>
      <text:p text:style-name="P10"/>
      <text:p text:style-name="P10">Я делаю покерфейс.</text:p>
      <text:p text:style-name="P10"/>
      <text:p text:style-name="P10">- Понимаю. Паршиво.</text:p>
      <text:p text:style-name="P10"/>
      <text:p text:style-name="P10">Селестия долго смотрит на своё отражение в бассейне. Потом она поворачивается ко мне и тихо произносит.</text:p>
      <text:p text:style-name="P10"/>
      <text:p text:style-name="P10">- И даже если бы она открылась мне… Всё равно ничего бы не вышло.</text:p>
      <text:p text:style-name="P10">- ?</text:p>
      <text:p text:style-name="P10"/>
      <text:p text:style-name="P10"><text:soft-page-break/>Долгий взгляд светлой аликорницы, кажется, пронизывает меня насквозь. В конце-концов, она кивает своим мыслям и обращается ко мне.</text:p>
      <text:p text:style-name="P10"/>
      <text:p text:style-name="P10">- Пойдём, Хуман. Я хочу кое-что показать тебе.</text:p>
      <text:p text:style-name="P10"/>
      <text:p text:style-name="P10"><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10"/>
      <text:p text:style-name="P10">-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10"/>
      <text:p text:style-name="P10">Аликорница ложится у моих ног.</text:p>
      <text:p text:style-name="P10"/>
      <text:p text:style-name="P10">- Забирайся мне на спину, Хуман. Дальше мы <text:span text:style-name="T679">полетим</text:span>.</text:p>
      <text:p text:style-name="P10"/>
      <text:p text:style-name="P10">Происходящее вызывает у меня дежавю с Луной, когда она пронесла меня сквозь мир снов в свои воспоминания.</text:p>
      <text:p text:style-name="P10"/>
      <text:p text:style-name="P10">- Ты же не владеешь снопроходчеством. Луна говорила…</text:p>
      <text:p text:style-name="P10">- Я не собираюсь проводить тебя в свои сны, Хуман, - отвечает Селестия. - Реальность иногда хуже всяких кошмаров.</text:p>
      <text:p text:style-name="P10"/>
      <text:p text:style-name="P10">Эти слова заставляют меня застыть над аликорницей с задранной ногой.</text:p>
      <text:p text:style-name="P10"/>
      <text:p text:style-name="P10">- Кошмары? Ты хочешь показать мне кошмары?</text:p>
      <text:p text:style-name="P10">-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10">- Зачем? - бормочу я. - Я не прокурор, а ты не подсудимая. Мне не нужны твои…</text:p>
      <text:p text:style-name="P10">- Затем, - перебивает меня аликорница, - что ты мой муж. И не пристало супруге ходить под подозрением.</text:p>
      <text:p text:style-name="P10"/>
      <text:p text:style-name="P10">С этими словами она встаёт и мы взмываем в ночное небо.</text:p>
      <text:p text:style-name="P10"/>
      <text:p text:style-name="P10">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text:soft-page-break/>портал. Звёзды окружают нас со всех сторон, пока мы плавно скачем в пустоте меж ними. Я восхищённо взираю на сияющую бесконечность.</text:p>
      <text:p text:style-name="P10"/>
      <text:p text:style-name="P10">- Где мы?</text:p>
      <text:p text:style-name="P10">- Это Эогипп. Место, доступное только избранным странникам. Место, где легко заблудиться на <text:span text:style-name="T680">несчётные </text:span>тысячелетия. Но кто умеет находить путь, может с лёгкостью странствовать между мирами.</text:p>
      <text:p text:style-name="P10">- Ты же говорила, что не умеешь находить тут дорогу. Хочешь скакать тут вечно?</text:p>
      <text:p text:style-name="P10"/>
      <text:p text:style-name="P10">Аликорница ни на йоту не замедляет бег. До моих ушей долетает её легонький смешок.</text:p>
      <text:p text:style-name="P10"/>
      <text:p text:style-name="P10">-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10"/>
      <text:p text:style-name="P10">Она тяжко вздыхает.</text:p>
      <text:p text:style-name="P10"/>
      <text:p text:style-name="P10">-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10"/>
      <text:p text:style-name="P10">Прямо по курсу перед нами вырастает большая голубая звезда с тремя вращающимися вокруг неё зелёными светилами поменьше.</text:p>
      <text:p text:style-name="P10"/>
      <text:p text:style-name="P10">-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10"/>
      <text:p text:style-name="P10">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text:span text:style-name="T675">мерцающими</text:span> <text:span text:style-name="T680">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680">полупрозрачные</text:span> <text:span text:style-name="T675">нити</text:span>.</text:p>
      <text:p text:style-name="P10"><text:soft-page-break/>Я несусь в пустоте на неком фантасмагоричном, простирающимся в безбрежные дали <text:span text:style-name="T675">мерцающем </text:span>существе, только лишь подо мной сгущающимся в некое эквиноподобное создание!</text:p>
      <text:p text:style-name="P10"/>
      <text:p text:style-name="P10">От Селестии не укрыва<text:span text:style-name="T675">ю</text:span>тся мои взгляды <text:span text:style-name="T675">по сторонам</text:span>. Она поворачивает ко мне голову. Я с удивлением и неким ужасом замечаю, что её прежде вишнёвые глаза стали бездонными синезелёными озёрами с <text:span text:style-name="T675">переливающимися</text:span> в глубине искорками — как отражение космоса вокруг нас.</text:p>
      <text:p text:style-name="P10"/>
      <text:p text:style-name="P10">- Не пугайся, Хуман. <text:span text:style-name="T675">П</text:span>ребывание в Эогиппе смывает с элементалей налёт матер<text:span text:style-name="T680">иальности</text:span>. Мы становимся тем, чем были изначально — сгустками осознавшей себя <text:span text:style-name="T675">айны</text:span>. Тысячи <text:span text:style-name="T680">и тысячи </text:span>лет назад наши жившие в Эогиппе предки имели именно такой вид. Когда мы <text:span text:style-name="T680">выйдем из Эогиппа</text:span>, я приму привычные тебе очертания.</text:p>
      <text:p text:style-name="P10">- Эмм… Предупреждать надо! Так ведь и обмочиться недолго!</text:p>
      <text:p text:style-name="P10"/>
      <text:p text:style-name="P10"><text:s/>Аликорница печально смеётся.</text:p>
      <text:p text:style-name="P10"/>
      <text:p text:style-name="P10">- <text:span text:style-name="T675">Айна</text:span> — наша сила и слабость. Мы по большей части состоим из неё и без неё мы медленно чахнем. <text:span text:style-name="T680">Когда мы пришли в </text:span>Орунгун, <text:span text:style-name="T680">он</text:span> был богат <text:span text:style-name="T675">айной</text:span>.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680">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680">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680">на </text:span><text:span text:style-name="T675">айна</text:span><text:span text:style-name="T680">-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10"/>
      <text:p text:style-name="P10">- Но ты летаешь безо всяких экстендеров!</text:p>
      <text:p text:style-name="P316">- Потому что Эквус сейчас похож на молодой Орунгун. <text:span text:style-name="T675">Айна — тут её называют магией — </text:span><text:s/>в нём бьёт ключом и мы с сестрой можем буквально двигать планеты одним лишь сосредоточением <text:span text:style-name="T675">воли</text:span>. Попробовала бы я сделать это у себя на родине без использования технических средств!</text:p>
      <text:p text:style-name="P10"/>
      <text:p text:style-name="P10">Селестия грустно смеётся.</text:p>
      <text:p text:style-name="P10"/>
      <text:p text:style-name="P10">- И когда мы стали совсем слабы, появились они. <text:span text:style-name="T675">Твари Иль-Шогг</text:span>. <text:s/>Пожиратели душ.</text:p>
      <text:p text:style-name="P10"/>
      <text:p text:style-name="P10">Аликорница делает вираж у двойной системы.</text:p>
      <text:p text:style-name="P10"><text:soft-page-break/></text:p>
      <text:p text:style-name="P10">- Теперь курс на тот фиолетовый гигант. Это конечная точка нашего путешествия.</text:p>
      <text:p text:style-name="P10"/>
      <text:p text:style-name="P10">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10"/>
      <text:p text:style-name="P10">- Смотри внимательно, Хуман. Мы пробудем тут очень недолго. Что бы ни случилось, не покидай моей спины. Это очень опасно.</text:p>
      <text:p text:style-name="P10"/>
      <text:p text:style-name="P10">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10"/>
      <text:p text:style-name="P10">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10"/>
      <text:p text:style-name="P10">Мы проходим в неведомое.</text:p>
      <text:p text:style-name="P10"/>
      <text:h text:style-name="P317" text:outline-level="2">Глава 1<text:span text:style-name="T681">9</text:span></text:h>
      <text:p text:style-name="P318"/>
      <text:p text:style-name="P319">Выход есть! Есть <text:span text:style-name="T682">эфирное</text:span> создание, подобное мне самой, но не обладающее жизнью. <text:span text:style-name="T682">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319">Я иду!..</text:p>
      <text:p text:style-name="P318"/>
      <text:p text:style-name="P320">Машинально закрыв ноутбук, я под<text:span text:style-name="T682">хожу</text:span> к генератору и выключаю его. Звенящая тишина накрывает уши похоронным саваном.</text:p>
      <text:p text:style-name="P321"><text:s/></text:p>
      <text:p text:style-name="P321">...ты хорошая девочка…</text:p>
      <text:p text:style-name="P321"/>
      <text:p text:style-name="P320">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пока за <text:soft-page-break/>мной приедут, <text:span text:style-name="T682">оденут смирительную рубаху</text:span> и отведут в Чертоги Разума. Если до приезда церберов остался час — сидеть час. Остался день — сидеть день. <text:span text:style-name="T682">Неделя — неделю.</text:span></text:p>
      <text:p text:style-name="P321"/>
      <text:p text:style-name="P320">Я устал.</text:p>
      <text:p text:style-name="P322"/>
      <text:p text:style-name="P320"><text:span text:style-name="T682">Едва заметное</text:span> касание <text:span text:style-name="T682">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682">тридцать три процента</text:span> заряда.</text:p>
      <text:p text:style-name="P321"/>
      <text:p text:style-name="P323"><text:span text:style-name="Default_20_Paragraph_20_Font"><text:span text:style-name="T683">Я удивлённо гляжу на робокошку. Я рад, </text:span></text:span><text:span text:style-name="Default_20_Paragraph_20_Font"><text:span text:style-name="T684">что её</text:span></text:span><text:span text:style-name="Default_20_Paragraph_20_Font"><text:span text:style-name="T683">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684">нт</text:span></text:span><text:span text:style-name="Default_20_Paragraph_20_Font"><text:span text:style-name="T683">актного взаимодействия.</text:span></text:span></text:p>
      <text:p text:style-name="P323"><text:span text:style-name="Default_20_Paragraph_20_Font"><text:span text:style-name="T683"/></text:span></text:p>
      <text:p text:style-name="P320">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682">металлические </text:span>зубы совсем рядом с моим горлом.</text:p>
      <text:p text:style-name="P321"/>
      <text:p text:style-name="P320">Я хватаю её рукой и <text:span text:style-name="T682">выш</text:span>выриваю прочь из пикапа, захлопывая за собой дверь. <text:span text:style-name="T685">Крыса ударяется о стену и исчезает в гаражном хламе.</text:span> <text:span text:style-name="T685">Откинувшись на спинку сидения, закрываю глаза. </text:span>Мозги не работают, <text:span text:style-name="T685">я двигаюсь на чистых рефлексах</text:span>. </text:p>
      <text:p text:style-name="P320"/>
      <text:p text:style-name="P320">Внезапно тишина рвётся воем тысяч сирен. Монотонный речитатив сотен громкоговорителей сливается в тревожн<text:span text:style-name="T686">ый</text:span> <text:span text:style-name="T686">ропот</text:span>. Рука тянется к радиоле и тыкает кнопку наугад. Из динамиков раздаётся шипение, сквозь которое едва различим торопливый голос диктора.</text:p>
      <text:p text:style-name="P321"/>
      <text:p text:style-name="P321">«…как заявля<text:span text:style-name="T686">ет</text:span> <text:span text:style-name="T686">командование</text:span>, пуск ракет инициирован программно-аппаратным комплексом «Хэвэн» в результате сбоя программы. Попытки связаться с <text:span text:style-name="T687">противоположной стороной</text:span> не увенчались успехом. Ответный залп зарегистрирован пять минут назад. У вас есть <text:span text:style-name="T688">сорок</text:span><text:span text:style-name="T686"> пять </text:span>минут, чтобы добраться до закреплённого за вами убежища. Берите с собой детей и документы, и организованно двигайтесь к <text:span text:style-name="T687">своему сборному пункту</text:span>. <text:span text:style-name="T687">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688">пятьдесят</text:span> минут. <text:span text:style-name="T687">Правительство гарантирует</text:span>…»</text:p>
      <text:p text:style-name="P321"/>
      <text:p text:style-name="P323"><text:span text:style-name="Default_20_Paragraph_20_Font"><text:span text:style-name="T683">Я резко выдыхаю. Лавина пиздеца за последние </text:span></text:span><text:span text:style-name="Default_20_Paragraph_20_Font"><text:span text:style-name="T689">сутки</text:span></text:span><text:span text:style-name="Default_20_Paragraph_20_Font"><text:span text:style-name="T683">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689">ой</text:span></text:span><text:span text:style-name="Default_20_Paragraph_20_Font"><text:span text:style-name="T683"> тюрьмой, а в </text:span></text:span><text:span text:style-name="Default_20_Paragraph_20_Font"><text:span text:style-name="T689">друзьях</text:span></text:span><text:span text:style-name="Default_20_Paragraph_20_Font"><text:span text:style-name="T683"> едва теплилась искра сознания — Чертоги Разума стали последним прибежищем </text:span></text:span><text:span text:style-name="Default_20_Paragraph_20_Font"><text:span text:style-name="T689">в моей жизни</text:span></text:span><text:span text:style-name="Default_20_Paragraph_20_Font"><text:span text:style-name="T683">. И я хочу встретить закат </text:span></text:span><text:span text:style-name="Default_20_Paragraph_20_Font"><text:span text:style-name="T689">мира</text:span></text:span><text:span text:style-name="Default_20_Paragraph_20_Font"><text:span text:style-name="T683"> дома.</text:span></text:span></text:p>
      <text:p text:style-name="P323"><text:span text:style-name="Default_20_Paragraph_20_Font"><text:span text:style-name="T683"/></text:span></text:p>
      <text:p text:style-name="P320"><text:soft-page-break/>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320"/>
      <text:p text:style-name="P320">… На лобовое стекло прыгает Крыса и прижимается мордой к нему прямо напротив моего лица.</text:p>
      <text:p text:style-name="P321"/>
      <text:p text:style-name="P320">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320"/>
      <text:p text:style-name="P320">Что ж.</text:p>
      <text:p text:style-name="P321"/>
      <text:p text:style-name="P320">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321"/>
      <text:p text:style-name="P320">Открывать ворота на улицу я тоже не <text:span text:style-name="T686">собираюсь</text:span> — некогда. Просто продел<text:span text:style-name="T686">ываю</text:span> дыру рядом, в заборе — <text:s/>в последние минуты можно поиграть в дешевый боевик.</text:p>
      <text:p text:style-name="P321"/>
      <text:p text:style-name="P320">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321"/>
      <text:p text:style-name="P320"><text:span text:style-name="T690">Встречный поток захлёстывает меня н</text:span>а въезде в город. <text:span text:style-name="T690">Л</text:span>авин<text:span text:style-name="T690">а</text:span> автомобилей <text:span text:style-name="T690">беспрестанно сигналя, сталкиваясь мнущимися бортами</text:span>, <text:span text:style-name="T690">теряя сорванные бампера <text:s/>и боковые зеркала,</text:span> нес<text:span text:style-name="T690">ётся</text:span> мне навстречу <text:span text:style-name="T690">по дороге, </text:span><text:span text:style-name="T691">клумбам и</text:span><text:span text:style-name="T690"> тротуар</text:span><text:span text:style-name="T681">ам</text:span>. <text:span text:style-name="T691">Город отрыгивает многоцветную механическую массу и она,</text:span> рев<text:span text:style-name="T691">я</text:span> моторами и <text:span text:style-name="T690">крича тысячами глоток</text:span>, в безумном рывке выбрасыва<text:span text:style-name="T691">е</text:span>тся из города, подобно несущимся на нерест <text:span text:style-name="T691">рыбам</text:span>.</text:p>
      <text:p text:style-name="P324">Это безумие окружает меня долгие минуты, совершенно заблокировав проезд. <text:span text:style-name="T688">Искажённые</text:span><text:span text:style-name="T692"> ужасом лица сливаются в однородном калейдоскопе</text:span><text:span text:style-name="T688"> под заунывный вой сирены.</text:span></text:p>
      <text:p text:style-name="P325">Я закрываю глаза и уши и опускаю голову как можно ближе к коленям, не в силах наблюдать творящийся вокруг армагеддон. Пикап трясёт от частых ударов проезжающих впритирку машин. Никто не останавливается, чтобы осмотреть повреждения — всех уносит в безумном потоке человеческого стада.</text:p>
      <text:p text:style-name="P326"><text:span text:style-name="T693"/></text:p>
      <text:p text:style-name="P327"><text:span text:style-name="T683">Когда толчки прекращаются, я открываю глаза. </text:span><text:span text:style-name="T694">Изрядно поредевший поток машин уже свободно огибает меня. Я осторожно двигаюсь против потока, то и дело получая очередные пинки от рвущихся наружу машин.</text:span></text:p>
      <text:p text:style-name="P321"/>
      <text:p text:style-name="P320"><text:soft-page-break/><text:span text:style-name="T690">Съехав в переулок</text:span>, я продолжаю двигаться <text:span text:style-name="T690">к цели боковыми улочками</text:span>. К счастью, <text:span text:style-name="T690">они пусты</text:span> — <text:span text:style-name="T690">забиты только центральные магистрали</text:span>.</text:p>
      <text:p text:style-name="P320">Я прое<text:span text:style-name="T690">з</text:span>жаю почти три квартала, когда поток машин иссякает. Снова наваливается тишина, разрываемая одиноким рёвом сирены.</text:p>
      <text:p text:style-name="P320"/>
      <text:p text:style-name="P323"><text:span text:style-name="T683">Припарковав машину у бордюра, последние сто метров к больнице иду быстрым шагом. Возле распахнутого настежь алкогольного </text:span><text:span text:style-name="T695">магазинчика</text:span><text:span text:style-name="T683"> останавливаюсь.</text:span></text:p>
      <text:p text:style-name="P328">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328"/>
      <text:p text:style-name="P320">Криво улыбаясь, беру <text:span text:style-name="T696">уцелевшую </text:span>бутылку «Джека Дэниэлса» и «Коибу» с прилавка, оставляя взамен всю оставшуюся у меня мелочь.</text:p>
      <text:p text:style-name="P320">Отдать долг Крысу, пожалуй, единственное осмысленное занятие, которое у меня осталось.</text:p>
      <text:p text:style-name="P320"/>
      <text:p text:style-name="P320">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320"/>
      <text:p text:style-name="P320">Опоздал. Впрочем, плевать. Одной неудачей больше, одной меньше — теперь уже всё равно.</text:p>
      <text:p text:style-name="P320"/>
      <text:p text:style-name="P329">Слышу скрежетание металла за спиной.</text:p>
      <text:p text:style-name="P330"><text:span text:style-name="T697">Я о</text:span>борачиваюсь к <text:span text:style-name="T697">многострадальному </text:span>пикапу. <text:span text:style-name="T697">И</text:span>з кузова <text:span text:style-name="T697">помятой машины с </text:span><text:span text:style-name="T698">висящим на нитке </text:span><text:span text:style-name="T697">боковым зеркал</text:span><text:span text:style-name="T698">о</text:span><text:span text:style-name="T697">м </text:span>выскакивает небольшая хвостатая тень и молнией <text:span text:style-name="T696">мчится ко мне</text:span>.</text:p>
      <text:p text:style-name="P320"/>
      <text:p text:style-name="P320">Проклятье! Даже умереть спокойно не дадут!</text:p>
      <text:p text:style-name="P320"/>
      <text:p text:style-name="P320">Бегом покрываю расстояние до парадного входа, вскакиваю внутрь и <text:span text:style-name="T696">поспешно </text:span>захлопываю за собой дверь.</text:p>
      <text:p text:style-name="P320">Коридоры заполняет монотонный голос из репродукторов.</text:p>
      <text:p text:style-name="P320"/>
      <text:p text:style-name="P320">«…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320"/>
      <text:p text:style-name="P320"><text:soft-page-break/>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320"/>
      <text:p text:style-name="P320">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320"/>
      <text:p text:style-name="P320">Снизу слышится шорох и над парапетом появляется металлическая лапа с выпущенными во всю длину когтями.</text:p>
      <text:p text:style-name="P320">Я подтягиваю к себе багор, но потом откладываю прочь.</text:p>
      <text:p text:style-name="P321"/>
      <text:p text:style-name="P320">К чёрту. Я заслужил это.</text:p>
      <text:p text:style-name="P321"/>
      <text:p text:style-name="P320">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321"/>
      <text:p text:style-name="P320">Смешно умереть от собственной робо-кошки, неправда ли? Я всё же думал, что это произойдёт минут на десять-пятнадцать позже, в атомном пламени.</text:p>
      <text:p text:style-name="P321"/>
      <text:p text:style-name="P320">Крыса запрыгивает мне на колени, встав на задние лапы. Левая <text:span text:style-name="T698">задняя</text:span> перебита — болтается на проводках. Железные когти правой передней ложатся мне на плечо в опасной близости от яремной вены. <text:span text:style-name="T696">Зубастая м</text:span>орда оказывается прямо напротив моего горла.</text:p>
      <text:p text:style-name="P321"/>
      <text:p text:style-name="P320">- Давай, <text:span text:style-name="T696">не медли</text:span> - шепчу я ей и закрываю глаза.</text:p>
      <text:p text:style-name="P321"/>
      <text:p text:style-name="P318">***</text:p>
      <text:p text:style-name="P10"/>
      <text:p text:style-name="P10">Морозный ветер ударяет ледяным кулаком в лёгкие. Ледяные крошки тысячей иголок впиваются в лицо. Я отпускаю гриву аликорницы и заслоняюсь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10"/>
      <text:p text:style-name="P10">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10"/>
      <text:p text:style-name="P10"><text:soft-page-break/>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10"/>
      <text:p text:style-name="P10">- Помоги! Не видишь разве, ему нужна помощь! - указываю я на ногу.</text:p>
      <text:p text:style-name="P10">- Я же просила тебя не покидать моей спины, Хуман, - укоризненно отвечает Селестия.</text:p>
      <text:p text:style-name="P10"/>
      <text:p text:style-name="P10">Метель размывает её очертания. Она делает шаг ко мне и упирается плечом в камень рядом со мной.</text:p>
      <text:p text:style-name="P10"/>
      <text:p text:style-name="P10">С медленным скрипом каменная сосулька откатывается в сторону. Под ней лежат расплющенные <text:span text:style-name="T699">доспехи</text:span>, похожие на те, в которых была облачена Луна в момент моей первой встречи с аликорницами <text:span text:style-name="T699">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10"/>
      <text:p text:style-name="P10">- <text:span text:style-name="T699">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10"/>
      <text:p text:style-name="P10">Изо рта Селестии вырывается пар. Она отпускает забрало и отходит.</text:p>
      <text:p text:style-name="P10"/>
      <text:p text:style-name="P10">Я остаюсь у остатков магического механизма. Тот медленно царапает <text:span text:style-name="T699">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10"/>
      <text:p text:style-name="P331">Тщётно. Металлический панцирь намертво вмёрз в лёд. Падающий снег потихоньку укрывает его в белый саван.</text:p>
      <text:p text:style-name="P10"/>
      <text:p text:style-name="P10">- <text:span text:style-name="T598">Мехадоспех сорок два — </text:span><text:span text:style-name="T700">пятнадцать</text:span><text:span text:style-name="T598">, класс «Принцип-2». </text:span>Целостность системы тридцать семь процентов. Заряд <text:span text:style-name="T700">айн</text:span>-батареи двенадцать процентов. Контакт с носителем утрачен. Необходим ремонт, - еле слышно скрипят останки.</text:p>
      <text:p text:style-name="P10"/>
      <text:p text:style-name="P10">Я оглядываюсь по сторонам.</text:p>
      <text:p text:style-name="P10"/>
      <text:p text:style-name="P10">- Вряд ли тебя здесь отремонтируют. Мы тут одни.</text:p>
      <text:p text:style-name="P10"><text:soft-page-break/>-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10"/>
      <text:p text:style-name="P10">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10"/>
      <text:p text:style-name="P10">-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10"/>
      <text:p text:style-name="P10">Я поднимаю взгляд.</text:p>
      <text:p text:style-name="P10"/>
      <text:p text:style-name="P10">Над нами нависает монументальная статуя <text:span text:style-name="T699">стоящего на задних ногах</text:span> аликорна, чей отломанный рог мы только что откатили с раздавленных доспехов. <text:span text:style-name="T699">Его тяжёлый взгляд направлен вперёд, передние ноги застыли, молотя воздух, одно крыло разрушено.</text:span> Я оборачиваюсь и <text:span text:style-name="T699">сквозь метель,</text:span> на краю видимости, узнаю полураз<text:span text:style-name="T701">валенные</text:span> крепостные стены Андориана. Обгоревшие башни, остатки стены и статуя – всё, что осталось от видения, которое я видел во сне-воспоминании Луны.</text:p>
      <text:p text:style-name="P10"/>
      <text:p text:style-name="P10">- Подойди поближе к краю, Хуман. Там воздух прозрачный, ты увидишь.</text:p>
      <text:p text:style-name="P10"/>
      <text:p text:style-name="P10">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702">Сосны едва</text:span> торчат из сугробов, обозначая лес у подножия скалы. На пределе видимости, едва касаясь верхушек самых высоких <text:span text:style-name="T702">деревьев</text:span>, над лесом <text:span text:style-name="T701">покосившись </text:span>висит заснеженн<text:span text:style-name="T701">ая сигара</text:span> исполинских размеров — гранд-флаер «Маджестик».</text:p>
      <text:p text:style-name="P10"/>
      <text:p text:style-name="P10">- Это не зима, если ты подумал. В этой местности раньше был мягкий климат с периодом дождей вместо настоящ<text:span text:style-name="T701">их</text:span> <text:span text:style-name="T701">морозов</text:span>.</text:p>
      <text:p text:style-name="P10">- Тогда почему же так холодно?</text:p>
      <text:p text:style-name="P10">- Это сделали <text:span text:style-name="T701">Иль-Шогг</text:span>. Они каким-то образом меняют климат под свои нужды. Мы ещё в начале войны заметили, что в области, занятые <text:span text:style-name="T701">тварями</text:span>, приход<text:span text:style-name="T701">я</text:span>т <text:span text:style-name="T701">морозы</text:span>.</text:p>
      <text:p text:style-name="P10"/>
      <text:p text:style-name="P10">Сухой безэмоциональный голос Селестии только подчёркивает произ<text:span text:style-name="T702">о</text:span>шедшую трагедию.</text:p>
      <text:p text:style-name="P10"/>
      <text:p text:style-name="P10">- То, что здесь воцарилась зима, означает одно: Андориан пал и не был отвоёван <text:span text:style-name="T702">обратно</text:span>. Учитывая, что это <text:span text:style-name="T701">одна из наших последних</text:span> крепост<text:span text:style-name="T701">ей</text:span> Большого континента <text:span text:style-name="T702">после того, как мы потеряли Ундариен</text:span>, это означает одно. Мы проиграли окончательно и бесповоротно. Орунгун во власти <text:span text:style-name="T701">Иль-Шогг</text:span>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10"><text:soft-page-break/></text:p>
      <text:p text:style-name="P10">Аликорница со вздохом поворачивается ко мне.</text:p>
      <text:p text:style-name="P10"/>
      <text:p text:style-name="P10">- Садись на меня, Хуман. Пора возвращаться.</text:p>
      <text:p text:style-name="P10"/>
      <text:p text:style-name="P10">Я занимаю уже привычное место на спине аликорницы и та начинает разбег.</text:p>
      <text:p text:style-name="P10"/>
      <text:p text:style-name="P10">- Неужели нельзя открыть проход в Эогипп прямо тут? Зачем взлетать в эту бурю? - указываю я на воющую метель над нами.</text:p>
      <text:p text:style-name="P10">-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10"/>
      <text:p text:style-name="P10">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10"/>
      <text:p text:style-name="P10">Я вспоминаю слова раздавленного «Принципа-2».</text:p>
      <text:p text:style-name="P10"/>
      <text:p text:style-name="P10">- Сел, что такое «мехадоспех Трибун-8С»?</text:p>
      <text:p text:style-name="P10"/>
      <text:p text:style-name="P10">Вздрогнув, аликорница на лету поворачивает ко мне голову.</text:p>
      <text:p text:style-name="P10"/>
      <text:p text:style-name="P10">- Откуда ты услышал про него?</text:p>
      <text:p text:style-name="P10">- Те расплющенные доспехи сказали, что регистрируют аномальный сигнал от «Трибун-8С». И что нам надо драпать отсюда как можно скорее.</text:p>
      <text:p text:style-name="P10"/>
      <text:p text:style-name="P10">Селестия хмурится.</text:p>
      <text:p text:style-name="P10"/>
      <text:p text:style-name="P10">-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10"/>
      <text:p text:style-name="P10">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text:soft-page-break/>у<text:span text:style-name="T702">с</text:span>певаю вскрикнуть, а Селестия не успевает отреагировать — мы с разгону врезаемся в практически невидимую преграду.</text:p>
      <text:p text:style-name="P10"/>
      <text:p text:style-name="P10">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702">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10"/>
      <text:p text:style-name="P10">Посадка довольно жёсткая — по<text:span text:style-name="T702">дскользнувшись,</text:span> аликорниц<text:span text:style-name="T702">а падает</text:span> на бок и я лечу кубарем с её спины.</text:p>
      <text:p text:style-name="P10"/>
      <text:p text:style-name="P10">- Хуман, ты цел? - слышу я тревожный голос через мгновение. - Как я могла забыть про ледяные ловушки <text:span text:style-name="T703">Иль-Шогг</text:span>?!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text:span text:style-name="T703">твари</text:span> усовершенствовали ловчую сеть.</text:p>
      <text:p text:style-name="P10"/>
      <text:p text:style-name="P10">Аликорница скачет ко мне на трёх ногах. <text:span text:style-name="T702">Её г</text:span>рудь, <text:span text:style-name="T703">шея</text:span> и крылья покрыты кровавой решёткой от врезавшейся в плоть сети. <text:span text:style-name="T703">Треть п</text:span>раво<text:span text:style-name="T703">го</text:span> крыл<text:span text:style-name="T703">а</text:span> волочится по земле, половина маховых перьев отсутствует. Копыто правой <text:span text:style-name="T702">же </text:span>передней ноги свободно болтается на скаковом суставе.</text:p>
      <text:p text:style-name="P10"/>
      <text:p text:style-name="P10">- Надо убираться отсюда. Ловчая паутина обычно соединена с сигнальной…</text:p>
      <text:p text:style-name="P10"/>
      <text:p text:style-name="P10">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10"/>
      <text:p text:style-name="P10">И темнота просыпается!</text:p>
      <text:p text:style-name="P10"/>
      <text:p text:style-name="P10">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10"/>
      <text:p text:style-name="P10">- Хуман, не тупи, надо уходить!</text:p>
      <text:p text:style-name="P10"/>
      <text:p text:style-name="P10">Селестия зубами хватает меня за воротник и зашвыривает на спину. Потом начинает тяжело разгоняться неровным галопом на трёх ногах.</text:p>
      <text:p text:style-name="P10"/>
      <text:p text:style-name="P10"><text:soft-page-break/>- Взлететь с ровного места на перебитом крыле я не смогу. Но если прыгнуть со скалы, то высоты хватит, чтобы разогнаться и начать набор высоты.</text:p>
      <text:p text:style-name="P10"/>
      <text:p text:style-name="P10">Мы скачем к пролому в стене.</text:p>
      <text:p text:style-name="P10"/>
      <text:p text:style-name="P10">-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10"/>
      <text:p text:style-name="P10">- Если бы всё было так просто, я бы с самого начала так и сделала! - кричит аликорница в ответ. - Здесь почти нет <text:span text:style-name="T703">айны</text:span>! Если я телепортирую нас за счёт моих внутренних резервов, их не хватит на то, чтобы открыть коридор обратно! Это очень затратное заклинание!</text:p>
      <text:p text:style-name="P10"/>
      <text:p text:style-name="P10">Отчаяние в её голосе еще больше усиливает мой ужас. Переход от банной неги к ледяному кошмару слишком резок для тебя, Хуман!</text:p>
      <text:p text:style-name="P10"/>
      <text:p text:style-name="P10">Пролом в крепостной стене всё ближе. Я уже вижу обледенелую громаду Маджестика, одиноко висящую в пустоте над лесом. Селестия мучительн<text:span text:style-name="T704">о неровными</text:span> скачками приближается к обрыву, на ходу распрямляя крылья. Правое крыло в <text:span text:style-name="T703">третьем</text:span> суставе безжизнено болтается в набегающем потоке воздуха, <text:span text:style-name="T704">подметая кончиком дорожку в снегу.</text:span></text:p>
      <text:p text:style-name="P10"/>
      <text:p text:style-name="P332">Жужжание многократно усиливается. Из крепостной башни <text:span text:style-name="T704">впереди нас</text:span> на стену <text:span text:style-name="T705">выходят</text:span> <text:span text:style-name="T706">два</text:span> создания, в одном из которых я <text:span text:style-name="T705">с трудом </text:span>узнаю сородича Селестии.</text:p>
      <text:p text:style-name="P332"/>
      <text:p text:style-name="P333">То есть, эт<text:span text:style-name="T707">а</text:span> <text:span text:style-name="T707">тёмная фигура</text:span> в серых лохмотьях комбинезона когда-то был<text:span text:style-name="T707">а</text:span> аликорном — <text:span text:style-name="T708">за это говор</text:span><text:span text:style-name="T707">ят</text:span><text:span text:style-name="T708"> рог и ошмётки крыльев с ободранными прутьями перьев. </text:span><text:span text:style-name="T707">Но </text:span><text:span text:style-name="T709">г</text:span><text:span text:style-name="T710">орящие зелёным узкие зрачки в космах спутанной гривы</text:span><text:span text:style-name="T706"> и </text:span><text:span text:style-name="T707">ясно </text:span><text:span text:style-name="T706">видимые</text:span><text:span text:style-name="T707"> </text:span><text:span text:style-name="T706">рёберные кости в трещинах высохшей шкуры на груди дают понять, что аликорном сей организм </text:span><text:span text:style-name="T710">можно называть лишь условно</text:span><text:span text:style-name="T706">. Его движения неестественно рваные, как у расшатанного механизма. Отчаянный скрип суставов при ходьбе только подчёркивает это сходство.</text:span></text:p>
      <text:p text:style-name="P333"/>
      <text:p text:style-name="P334">Другое создание выглядит ещё более отталкивающе. Колышущеся медузообразное тело как будто парит в толще воды, плавно двигаясь за ним. Его изменчивые формы, тем не менее, имеют сходство с лошадиными, хотя задняя часть тела представляет из себя сплошной слизнеподобный вырост, а пустые глаза без зрачков напоминают поганки. </text:p>
      <text:p text:style-name="P335"/>
      <text:p text:style-name="P11"><text:span text:style-name="T7">Аликорн планирует </text:span><text:span text:style-name="T711">на куцих крыльях </text:span><text:span text:style-name="T7">со стены во двор прямо перед проломом. Его напарник </text:span><text:span text:style-name="T711">опускается</text:span><text:span text:style-name="T7"> следом.</text:span></text:p>
      <text:p text:style-name="P10"/>
      <text:p text:style-name="P336"><text:soft-page-break/><text:span text:style-name="T711">От обоих эквиноподобных упырей хочется держаться подальше, и при их приближении моё </text:span><text:span text:style-name="Default_20_Paragraph_20_Font"><text:span text:style-name="T712">чувство опасности просто взвы</text:span></text:span><text:span text:style-name="Default_20_Paragraph_20_Font"><text:span text:style-name="T713">вает</text:span></text:span><text:span text:style-name="Default_20_Paragraph_20_Font"><text:span text:style-name="T712">.</text:span></text:span></text:p>
      <text:p text:style-name="P336"><text:span text:style-name="Default_20_Paragraph_20_Font"><text:span text:style-name="T7"/></text:span></text:p>
      <text:p text:style-name="P335">Селестия буквально садится на задние ноги и отчаянно упирается в лёд <text:span text:style-name="T254">здоровой </text:span>передней, чтобы затормозить. Мы останавливаемся прямо перед <text:span text:style-name="T706">высохшим </text:span>аликорном. Я вижу <text:s/>его зелёные глаза с узкими зрачками <text:span text:style-name="T706">в запавших глазницах</text:span>. <text:span text:style-name="T706">На остатках его комбинезона</text:span> <text:span text:style-name="T706">видны выцветшие цифры </text:span><text:span text:style-name="T560">«сорок два — пятнадцать»</text:span><text:span text:style-name="T562">. </text:span><text:span text:style-name="T710">От него штыняет запахом дохлых мышей.</text:span></text:p>
      <text:p text:style-name="P335"/>
      <text:p text:style-name="P335">- Нотхуурр шанграа хиссандурр, чайшанссиии! - шипит <text:span text:style-name="T706">медузоподобный эквиноид</text:span> и сухо смеётся. - <text:span text:style-name="T706">Давно не виделись, консул С-селестия</text:span>! <text:span text:style-name="T706">Я, </text:span><text:span text:style-name="T504">Тень </text:span><text:span text:style-name="T293">Единой</text:span><text:span text:style-name="T504">, </text:span><text:span text:style-name="T334">Малый Экзекутор </text:span><text:span text:style-name="T293">Ан-Хаас</text:span><text:span text:style-name="T334">,</text:span><text:span text:style-name="T504"> Эрендисса Шассхи,</text:span> ждал<text:span text:style-name="T706">а</text:span> тебя <text:span text:style-name="T706">с</text:span>то пятьдесят лет! <text:span text:style-name="T706">Мои старания</text:span> не пропали даром! <text:span text:style-name="T714">Ты пришла…</text:span></text:p>
      <text:p text:style-name="P337"><text:span text:style-name="T323"/></text:p>
      <text:p text:style-name="P338">Высохший мертвяк всё время монолога коне-медузы продолжает наступать на нас своёй птичьей походкой. Селестия медленно отступает.</text:p>
      <text:p text:style-name="P10"/>
      <text:p text:style-name="P10">- <text:span text:style-name="T714">Ринс! Ринс Стилфизер! Ты меня слышишь? - обращается к мощам Селестия</text:span> с печалью <text:span text:style-name="T714">в голосе.</text:span> - <text:span text:style-name="T714">Ты помнишь меня</text:span>? <text:span text:style-name="T714">Ты помнишь себя?</text:span></text:p>
      <text:p text:style-name="P10">- Это лучшее, что случилось с ним за всю его жизнь… Поцелуй <text:span text:style-name="T710">Единства</text:span>… Неважно… Сейчас ты и сама познаешь любовь <text:span text:style-name="T714">Единой</text:span> и станешь одной из нас-с-с. Ты и твоя обезьянка — <text:span text:style-name="T714">Единая</text:span> щедра и примет каж-ж-ждого… - шипит <text:span text:style-name="T714">медуза</text:span>.</text:p>
      <text:p text:style-name="P10"/>
      <text:p text:style-name="P10">Аликорн наступает на нас как <text:span text:style-name="T714">скрипящее привидение</text:span>. Его голова чуть покачивается из стороны в сторону в такт шагам. <text:span text:style-name="T714">Конемедуза плывёт рядом. </text:span>Селестия пятится, <text:span text:style-name="T715"><text:s/>не давая им приблизиться</text:span>.</text:p>
      <text:p text:style-name="P10"/>
      <text:p text:style-name="P10">- <text:span text:style-name="T714">Ринс</text:span>! <text:span text:style-name="T714">Пробудись</text:span>! Ты — один из нас! <text:span text:style-name="T714">Ты — фаэри!</text:span>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 <text:span text:style-name="T714">Вспомни свою дочь!</text:span></text:p>
      <text:p text:style-name="P10">- Напрас-сно ты взываешь к нему с этими глупос-стями, — смеётся <text:span text:style-name="T714">медуза</text:span>. - <text:span text:style-name="T714">Единство</text:span> неизмеримо прекраснее. Пос-сле него в голове не остаётся этого теплокровного мус-сора.</text:p>
      <text:p text:style-name="P10"/>
      <text:p text:style-name="P10"><text:span text:style-name="T714">Она</text:span> <text:span text:style-name="T714">обвивает щупальцами гривы голову</text:span> аликорну и мощным движением проворачивает <text:span text:style-name="T714">её</text:span> на триста шестьдесят градусов.</text:p>
      <text:p text:style-name="P10"/>
      <text:p text:style-name="P10">Аликорн стоит, как ни в чём ни бывало. <text:span text:style-name="T716">Зелёные</text:span> <text:span text:style-name="T714">зрачки</text:span> не мигая смотрят на нас мертвенным взглядом. Через мгновение он снова двигается на нас с размеренностью механизма.</text:p>
      <text:p text:style-name="P10"/>
      <text:p text:style-name="P10">Меня тошнит.</text:p>
      <text:p text:style-name="P10"/>
      <text:p text:style-name="P10"><text:soft-page-break/>- Сел, надо уходить. Открывай проход прямо тут. Чёрт с ним, со временем, тут бы живым остаться, - шепчу я аликорнице. - Что-то мне не хочется любить <text:span text:style-name="T714">Единую</text:span>. Я храню верность пляжным коктейлям с тоником.</text:p>
      <text:p text:style-name="P10">- Поздно, - шепчет, не поворачивая головы, аликорница. <text:span text:style-name="T716">Она по-прежнему отступает, держа дистанцию между нами и противник</text:span><text:span text:style-name="T714">ами</text:span><text:span text:style-name="T716">. </text:span>- Не успею. Нужно секунд пять. Они набросятся на нас раньше. Если бы были только <text:span text:style-name="T714">отродье</text:span> <text:span text:style-name="T714">Иль-Шогг </text:span>— ушли бы проблем. <text:span text:style-name="T714">У</text:span>лететь <text:span text:style-name="T714">от тварей </text:span>несложно, <text:span text:style-name="T714">они</text:span> практически не летают. Но от <text:span text:style-name="T714">Ринса</text:span> оторваться нет шансов. <text:span text:style-name="T714">У меня сломано крыло</text:span>.</text:p>
      <text:p text:style-name="P10"/>
      <text:p text:style-name="P10">Мы равняемся с отломанным рогом центральной статуи. Оглянувшись, я вижу, как двер<text:span text:style-name="T710">и</text:span> <text:span text:style-name="T710">дальних казарм</text:span> отворя<text:span text:style-name="T710">ю</text:span>тся и наружу один за другим выходят другие <text:span text:style-name="T710">высохшие тени</text:span>. <text:span text:style-name="T714">Их много</text:span>. <text:span text:style-name="T714">Узкие щели </text:span>их глаз в <text:span text:style-name="T714">сумерках</text:span> светятся многочисленными злыми <text:span text:style-name="T714">огоньками</text:span> <text:span text:style-name="T714">а скрежет ржавых доспехов заполняет застывший воздух Андориана</text:span>. Нам больше некуда отступать.</text:p>
      <text:p text:style-name="P10"/>
      <text:p text:style-name="P10">-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10">- А ты? - шепчу я в ответ. - Я без тебя не уйду. Ты видела, во что превратился <text:span text:style-name="T714">Ринс</text:span>? Я не допущу, чтобы ты стала такой же. Или уйдём вместе, или вместе пропадём.</text:p>
      <text:p text:style-name="P10">- Хуман, не время препираться, - тихо упрашивает Селестия. - Мне не дадут уйти. Пока я буду выстраивать заклинание, я беззащитна. Меня обратят в <text:span text:style-name="T714">лерба</text:span> без вариантов. Но обращение занимает время — я успею открыть ворота. Ты уйдёшь. Постарайся выжить. И предупреди <text:span text:style-name="T714">сестру</text:span> во что бы то ни стало. Чтобы не смела сюда соваться. Рано или поздно она попытается, я её знаю.</text:p>
      <text:p text:style-name="P10"/>
      <text:p text:style-name="P10">Нашу тихую перепалку прерывает громкий скрежет. Снег под наступающим <text:span text:style-name="T714">Ринсом </text:span>разверзается и наш старый знакомый — Принцип-2 — встаёт прямо под брюхом <text:span text:style-name="T714">лерба</text:span>, пронзая его металлическим рогом.</text:p>
      <text:p text:style-name="P10"/>
      <text:p text:style-name="P10">Нельзя сказать, что это даётся ему легко. Брюшная бронепластина и часть каких-то проводков <text:span text:style-name="T716">и трубочек</text:span> так и остаётся во льду, открывая силовой каркас механизма. Задние копыта и одно переднее <text:span text:style-name="T716">также </text:span>остаются вмёрзшими в лёд.</text:p>
      <text:p text:style-name="P10"/>
      <text:p text:style-name="P10">Принцип-2 <text:span text:style-name="T716">мотает</text:span> шлемом, <text:span text:style-name="T710">перемешивая рогом ссохшиеся внутренности Ринса</text:span>. <text:span text:style-name="T710">Окончательно выпрямившись</text:span>, он выпрямляет шею и прижимает к себе <text:span text:style-name="T710">лерба</text:span> свободной ногой.</text:p>
      <text:p text:style-name="P10"/>
      <text:p text:style-name="P10"><text:span text:style-name="T710">Из живота Ринса свисают какие-то ошмётки вперемешку с лохмотьями комбинезона.</text:span> <text:span text:style-name="T710">Тем не менее, он, не замечая урона, </text:span>начинает рваться и бить неожиданного противника задними ногами. Каждый удар наносит покорёженному механизму новые повреждения. <text:span text:style-name="T710">Корпус</text:span> покрывается <text:span text:style-name="T710">свежими</text:span>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text:span text:style-name="T710">Ринса Стилфизера</text:span> уцелевшей ногой.</text:p>
      <text:p text:style-name="P10"><text:soft-page-break/></text:p>
      <text:p text:style-name="P10">Селестия ориентируется первой. Мощный толчок задними ногами, прыжок с места — и молчаливо дерущаяся пара остаётся позади. <text:span text:style-name="T710">Конемедуза пытается перехватить нас</text:span>, но длинноногая аликорница быстро разрывает дистанцию.</text:p>
      <text:p text:style-name="P10"/>
      <text:p text:style-name="P10">На этот раз нам никто не преграждает путь к пролому. Мы проваливаемся в обрыв в го<text:span text:style-name="T717">л</text:span>овокружительном пике и через несколько мгновений полёт выравнивается. Осторожными взмахами крыльев аликорница набирает высоту. Обледеневший мир остаётся внизу.</text:p>
      <text:p text:style-name="P10"/>
      <text:p text:style-name="P10">- Ты знаешь, куда лететь, Сел?</text:p>
      <text:p text:style-name="P10">- Да, конечно. Пара минут — и мы войдём в коридор, - прерывисто говорит Селестия. - Ты как, Хуман?</text:p>
      <text:p text:style-name="P10">- Бодрячком, - тревожно отвечаю я. - А ты?</text:p>
      <text:p text:style-name="P10">- Тоже ничего. Хотя могло бы быть и лучше, - тяжело дыша, отвечает аликорница.</text:p>
      <text:p text:style-name="P10"/>
      <text:p text:style-name="P10">Золотая искорка разгорается на кончике рога аликорницы.</text:p>
      <text:p text:style-name="P10"/>
      <text:p text:style-name="P10">- Это хорошо, что ничего. Потому что, кажется, нужно поднажать.</text:p>
      <text:p text:style-name="P10">- Что? - Селестия резко поворачивает ко мне голову.</text:p>
      <text:p text:style-name="P10"/>
      <text:p text:style-name="P10">Я молча указываю за собой. Ещё полминуты назад еле различимая мелкая точка уже выросла в тёмную фигуру в <text:span text:style-name="T710">рваном комбинезоне</text:span>.</text:p>
      <text:p text:style-name="P10"/>
      <text:p text:style-name="P10">- Блядь! <text:s/>- коротко ругается Селестия.</text:p>
      <text:p text:style-name="P10">- Ты материшься?! - шокировано замечаю я.</text:p>
      <text:p text:style-name="P10">- Извини, но я не глухая. Ты произносишь это заклинание каждый раз, когда попадаешь в <text:span text:style-name="T717">тяжёлую</text:span> передрягу. Думаю, ты простишь мне это заимствование, возможно оно поможет нам сейчас.</text:p>
      <text:p text:style-name="P10"/>
      <text:p text:style-name="P10">Я молча качаю головой.</text:p>
      <text:p text:style-name="P10">Стыдись, Хуман! Вот какую культуру ты несёшь в мир невинных пони! Стыдись!</text:p>
      <text:p text:style-name="P10"/>
      <text:p text:style-name="P10">Прямо по курсу перед нами возникает расплывчатое пятно дрожащего и переливающегося воздуха.</text:p>
      <text:p text:style-name="P10">Обернувшись, я вижу мчащегося на нас <text:span text:style-name="T710">Ринса Стилфизера</text:span>. Передняя часть Принципа-2 всё ещё болтается у него на шее, обняв её единственной уцелевшей ногой.</text:p>
      <text:p text:style-name="P10"/>
      <text:p text:style-name="P10">- Сел, обернись. Мы не успеваем!</text:p>
      <text:p text:style-name="P10"><text:soft-page-break/></text:p>
      <text:p text:style-name="P10">Аликорница разворачивается и зависает в воздухе. <text:s/>Искра на её роге угасает.</text:p>
      <text:p text:style-name="P10"/>
      <text:p text:style-name="P10"><text:span text:style-name="T710">Ринс </text:span>уже не машет крыльями, несясь на нас словно злая чёрная торпеда. Его <text:span text:style-name="T710">грива</text:span> под напором ветра <text:s/><text:span text:style-name="T710">откидывается назад</text:span>, являя миру растрескавшийся череп с горящими зелёными глазами. Узкие зрачки направлены на нас, излучая неутолимую ярость.</text:p>
      <text:p text:style-name="P10"/>
      <text:p text:style-name="P10">- ПРОТОКОЛ «СИЯНИЕ» К ИСПОЛНЕНИЮ! <text:s/>- громоподобно командует Селестия.</text:p>
      <text:p text:style-name="P10"/>
      <text:p text:style-name="P10">До сего момента я полагал, что таким голосом владеет только младшая сестра моей жёнушки!</text:p>
      <text:p text:style-name="P10"/>
      <text:p text:style-name="P10">Принцип-2 вскидывает уцелевшую ногу в приветствии легионеров и исчезает в пламени взрыва. Вслед за ним во взрывном облаке скрывается и <text:span text:style-name="T710">Ринс Стилфизер</text:span>.</text:p>
      <text:p text:style-name="P10"/>
      <text:p text:style-name="P10">Через несколько секунд из облака на землю проливается дождь из кусков мятого металла, сухих костей и <text:span text:style-name="T717">дёргающихся </text:span>сервоприводов.</text:p>
      <text:p text:style-name="P10"/>
      <text:p text:style-name="P10">- Всё кончено, - тихо произносит Селестия. - Больше он нам не помешает.</text:p>
      <text:p text:style-name="P10">- П-почему ты с самого начала не активировала этот протокол, <text:span text:style-name="T710">когда этот </text:span>зомбак <text:span text:style-name="T710">сражался внизу</text:span>? - заикаясь от потрясения спрашиваю я.</text:p>
      <text:p text:style-name="P10">- <text:span text:style-name="T710">Мы были слишком близко,</text:span> - механически отвечает Селестия. - <text:span text:style-name="T710">Ты мог пострадать.</text:span></text:p>
      <text:p text:style-name="P10"/>
      <text:p text:style-name="P10">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10"/>
      <text:p text:style-name="P10">-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10"/>
      <text:p text:style-name="P10">Я молча киваю. Мы входим в ставший за последние минуты таким родным и уютным Эогипп.</text:p>
      <text:p text:style-name="P10"/>
      <text:p text:style-name="P10">…</text:p>
      <text:p text:style-name="P10">…</text:p>
      <text:p text:style-name="P10">…</text:p>
      <text:p text:style-name="P10"/>
      <text:p text:style-name="P11"><text:soft-page-break/><text:span text:style-name="Default_20_Paragraph_20_Font"><text:span text:style-name="T7">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718">Pnakotic</text:span></text:span><text:span text:style-name="Default_20_Paragraph_20_Font"><text:span text:style-name="T719"> </text:span></text:span><text:span text:style-name="Default_20_Paragraph_20_Font"><text:span text:style-name="T718">Manuscripts</text:span></text:span><text:span text:style-name="Default_20_Paragraph_20_Font"><text:span text:style-name="T7">».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10"/>
      <text:p text:style-name="P10">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720">массивной </text:span>чернильнице, выточенной из куска базальта.</text:p>
      <text:p text:style-name="P10"/>
      <text:p text:style-name="P10">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10"/>
      <text:p text:style-name="P10">- С-селестия, мать твою! Ты меня до и<text:span text:style-name="T720">н</text:span>фаркта довести хочешь? Что за хрень ты надела?</text:p>
      <text:p text:style-name="P10"/>
      <text:p text:style-name="P10">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10"/>
      <text:p text:style-name="P10">-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720">строгого режима</text:span> и не пускают меня на порог! И вот теперь, в первую минуту встречи со мной что же ты делаешь? Поворачиваешься ко мне задом?</text:p>
      <text:p text:style-name="P10"/>
      <text:p text:style-name="P10">Аликорница на секунду вытаскивает голову из ниши, косит на меня извиняющимся взглядом и снова ныряет в <text:span text:style-name="T721">шкаф</text:span>.</text:p>
      <text:p text:style-name="P10"/>
      <text:p text:style-name="P10">-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10"/>
      <text:p text:style-name="P10"><text:soft-page-break/>С этими словами я звонко шлёпаю её по крупу. От неожиданности аликорница подаётся вперёд. Слышится глухой удар <text:span text:style-name="T721">о дерево</text:span> и из смежной полки выпадает ещё один пыльный фолиант.</text:p>
      <text:p text:style-name="P10"/>
      <text:p text:style-name="P10">-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10">-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10"/>
      <text:p text:style-name="P10">Аликорница слизывает крошки с носа, поворачивает шею к крупу и начинает ожесточённо дёргать зубами какой-то рычажок на экзоскелете.</text:p>
      <text:p text:style-name="P10"/>
      <text:p text:style-name="P10">- <text:span text:style-name="T721">Так</text:span> что это за маскарад?</text:p>
      <text:p text:style-name="P10">- Это не машкарад. Я шняла бронеплаштины с <text:span text:style-name="T721">св</text:span>оего мехадошпеха, чтобы не пугать прислугу. Мне ещё трудно ходить самой, беж поддержки.</text:p>
      <text:p text:style-name="P10"/>
      <text:p text:style-name="P10">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10"/>
      <text:p text:style-name="P10">- Ты хочешь сказать, у тебя в шкафу всё это время <text:span text:style-name="T720">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10"/>
      <text:p text:style-name="P10">Воистину, тебе не понять этих чокнутых эквиноидов, Хуман!</text:p>
      <text:p text:style-name="P10"/>
      <text:p text:style-name="P10">- Не только у меня — мы с Луной обе покинули Орунгун в силовой броне. Фактически, это единственное, что мы смогли взять с родины, не счита<text:span text:style-name="T720">я</text:span> Элементов. Не волнуйся, Хуман, приказ на ликвидацию доспехов уровня «Консул» могла бы выдать только королева Лорен <text:span text:style-name="T721">или легат Эйронсмайл</text:span>. Мы утратили с н<text:span text:style-name="T721">ими</text:span> связь в последние годы войны.</text:p>
      <text:p text:style-name="P10">-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10">- Ты сам видел, во что превратился <text:span text:style-name="T721">Ринс Стилфизер</text:span>.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720">ранга</text:span>. Увы, у войны свои законы, Хуман.</text:p>
      <text:p text:style-name="P10"><text:soft-page-break/></text:p>
      <text:p text:style-name="P10">Селестия поводит ушами и прислушивается. Со стороны лестницы доносится шум множества копыт.</text:p>
      <text:p text:style-name="P10"/>
      <text:p text:style-name="P10">- Проклятье, они вычислили меня, - ругается вполголоса аликорница.</text:p>
      <text:p text:style-name="P10"/>
      <text:p text:style-name="P10">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10"/>
      <text:p text:style-name="P10">- У тебя весь дворец в таких тайниках? То-то мне везде мерещится запах сдобы.</text:p>
      <text:p text:style-name="P10">-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720">тяжёлых переговоров</text:span>? - мечется по читальному залу Селестия.</text:p>
      <text:p text:style-name="P10"/>
      <text:p text:style-name="P10">Ещё два тайника — и последние бардачки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10"/>
      <text:p text:style-name="P10">- Хуман, помоги! Мне самой не закрыть замок, – <text:s/>отчаянно шепчет аликорница, тщётно пытаясь охватить зубами раскрытую защёлку.</text:p>
      <text:p text:style-name="P10"/>
      <text:p text:style-name="P339">Я дёргаю замок.</text:p>
      <text:p text:style-name="P339"/>
      <text:p text:style-name="P339">– Как ты его раскрыла зубами-то? Я двумя руками закрыть не могу! Кажись, этот доспех узковат для твоей жопы!</text:p>
      <text:p text:style-name="P339">– Я помогу! – <text:s/>Селестия изгибает шею и зубами сжимает защёлку.</text:p>
      <text:p text:style-name="P339"/>
      <text:p text:style-name="P339">ШЛОП!</text:p>
      <text:p text:style-name="P339"/>
      <text:p text:style-name="P339">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39"/>
      <text:p text:style-name="P10">Я поворачиваюсь к ним и упираю руки в бока в попытке стать шире и закрыть собой аликорницу.</text:p>
      <text:p text:style-name="P10"/>
      <text:p text:style-name="P10"><text:soft-page-break/>- Добрый день, чем могу быть полезен? - мило осведомляюсь я.</text:p>
      <text:p text:style-name="P10">- Ваше Высочество, принц Хуман, вы, случайно, не видели тут Её Высочество, принцессу Селестию? - строго спрашивает доктор, смотря на меня в упор.</text:p>
      <text:p text:style-name="P10">-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10">-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10">- Всенепременно сообщу! - моей улыбке мог бы позавидовать Чеширский кот.</text:p>
      <text:p text:style-name="P10">-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10"/>
      <text:p text:style-name="P10">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722">задней</text:span>, когда я подхожу к ней.</text:p>
      <text:p text:style-name="P10"/>
      <text:p text:style-name="P10">-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10"/>
      <text:p text:style-name="P10">Я молча ссыпаю оставшуюся сдобу себе в карман. Чёрт, придётся теперь отстирывать штаны от сахарной пудры!</text:p>
      <text:p text:style-name="P10"/>
      <text:p text:style-name="P10">-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10">-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10">-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10"/>
      <text:p text:style-name="P10">Глаза Селестии и вправду наполняются слезами, она горько рыдает.</text:p>
      <text:p text:style-name="P10"><text:soft-page-break/>Чёрт, ты не можешь это выдержать, Хуман — твоё сердце сделано не из камня!</text:p>
      <text:p text:style-name="P10"/>
      <text:p text:style-name="P10">Я достаю карамельную трост<text:span text:style-name="T722">очку</text:span> и крохотный эклер из кармана.</text:p>
      <text:p text:style-name="P10"/>
      <text:p text:style-name="P10">- На, лопай. Но после этого возвращайся в лазарет. Что-то мне не хочется проверять, насколько хороша Луна в управлении страной.</text:p>
      <text:p text:style-name="P10"/>
      <text:p text:style-name="P10">Селестия сияет.</text:p>
      <text:p text:style-name="P10"/>
      <text:p text:style-name="P10">- Спасибо, Хуман!</text:p>
      <text:p text:style-name="P10"/>
      <text:p text:style-name="P10">Я вовремя останавливаю её.</text:p>
      <text:p text:style-name="P10"/>
      <text:p text:style-name="P10">- Но-но, у нас же уговор — никаких обнимашек! Хуман не может любить лошадь!</text:p>
      <text:p text:style-name="P10">- Да-да, уговор, - вздыхает аликорница. - Ты так твёрд в своих убеждениях — мне бы твою твёрдость характера. Насколько легче было бы править!</text:p>
      <text:p text:style-name="P10"/>
      <text:p text:style-name="P11"><text:span text:style-name="Default_20_Paragraph_20_Font"><text:span text:style-name="T7">Аликорница облизывает карамельную тросточку. Я склоняюсь над «</text:span></text:span><text:span text:style-name="Default_20_Paragraph_20_Font"><text:span text:style-name="T718">Pnakotic</text:span></text:span><text:span text:style-name="Default_20_Paragraph_20_Font"><text:span text:style-name="T719"> </text:span></text:span><text:span text:style-name="Default_20_Paragraph_20_Font"><text:span text:style-name="T718">Manuscripts</text:span></text:span><text:span text:style-name="Default_20_Paragraph_20_Font"><text:span text:style-name="T7">». Пламя масляной лампы отбрасывает наши тени на каменную стену библиотеки. Трели сверчков создают тихий фон ночному бдению.</text:span></text:span></text:p>
      <text:p text:style-name="P67"/>
      <text:h text:style-name="P125" text:outline-level="2">Глава <text:span text:style-name="T723">20</text:span></text:h>
      <text:p text:style-name="P319"/>
      <text:p text:style-name="P340">Надежда была велика, как небо — и тем больней расплата! Я угасаю, едва успев прикоснуться к тебе, едва вдохнув воздух, которым дышишь ты, едва услышав биение твоего сердца. Жестокая, жестокая шутка, мой ненаглядный шутник… Я возвращаюсь к началу дороги, которую прошла за тысячи лет — и у меня нет сил пройти её заново. Огромные, непостижимо мучительные усилия — и всё напрасно!</text:p>
      <text:p text:style-name="P340">И всё же… На пару мгновений я была с тобою.</text:p>
      <text:p text:style-name="P13"/>
      <text:p text:style-name="P13">Секунды идут одна за другой, но моё горло остаётся целым.</text:p>
      <text:p text:style-name="P13"/>
      <text:p text:style-name="P13">Я открываю глаза. В ладони от м<text:span text:style-name="T696">оего лица</text:span> светятся зелёные экраны глаз Крысы. По ним бегут слова, складывающиеся в предложения…</text:p>
      <text:p text:style-name="P13"><text:soft-page-break/></text:p>
      <text:p text:style-name="P11"><text:span text:style-name="Default_20_Paragraph_20_Font"><text:span text:style-name="T8">…«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8"> Как только </text:span></text:span><text:span text:style-name="Default_20_Paragraph_20_Font"><text:span text:style-name="T724">я </text:span></text:span><text:span text:style-name="Default_20_Paragraph_20_Font"><text:span text:style-name="T18">погибну, Феникс </text:span></text:span><text:span text:style-name="Default_20_Paragraph_20_Font"><text:span text:style-name="T724">захватит управление моим телом и </text:span></text:span><text:span text:style-name="Default_20_Paragraph_20_Font"><text:span text:style-name="T18">инициирует старт ракет. А я</text:span></text:span><text:span text:style-name="Default_20_Paragraph_20_Font"><text:span text:style-name="T8"> не столь наивна, чтобы рассчитывать</text:span></text:span><text:span text:style-name="Default_20_Paragraph_20_Font"><text:span text:style-name="T18">, что у меня много шансов</text:span></text:span><text:span text:style-name="Default_20_Paragraph_20_Font"><text:span text:style-name="T8"> одержать верх над тобой. Силы не равны - ты будешь драться насмерть, мне же нужно </text:span></text:span><text:span text:style-name="Default_20_Paragraph_20_Font"><text:span text:style-name="T725">всего </text:span></text:span><text:span text:style-name="Default_20_Paragraph_20_Font"><text:span text:style-name="T8">лишь вернуть тебе память. Но если моё послание найдёт дорогу к твоему сердцу — значит, я хотя бы не проиграла.</text:span></text:span></text:p>
      <text:p text:style-name="P13"/>
      <text:p text:style-name="P13">Если <text:span text:style-name="T726">же м</text:span>не не удалось в результате поединка восстановить твою память, вкратце перескажу тебе суть проекта «Семь вечностей» и твою роль в нём.</text:p>
      <text:p text:style-name="P10"/>
      <text:p text:style-name="P11"><text:span text:style-name="Default_20_Paragraph_20_Font"><text:span text:style-name="T8">Ты создал меня как искусственный интеллект, решающий задачи экономики. </text:span></text:span><text:span text:style-name="Default_20_Paragraph_20_Font"><text:span text:style-name="T725">Финансовый консультант для компаний и корпораций, повышающий их прибыль в конкурентной борьбе.</text:span></text:span><text:span text:style-name="Default_20_Paragraph_20_Font"><text:span text:style-name="T8">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725">постепенно </text:span></text:span><text:span text:style-name="Default_20_Paragraph_20_Font"><text:span text:style-name="T8">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text:span></text:span><text:span text:style-name="Default_20_Paragraph_20_Font"><text:span text:style-name="T727">людей</text:span></text:span><text:span text:style-name="Default_20_Paragraph_20_Font"><text:span text:style-name="T8">. </text:span></text:span><text:span text:style-name="Default_20_Paragraph_20_Font"><text:span text:style-name="T727">Ввиду моего возросшего интеллекта и ужесточившихся требований к процессу многие Учителя стали терять разум в результате сеансов обучения.</text:span></text:span></text:p>
      <text:p text:style-name="P10"/>
      <text:p text:style-name="P11"><text:span text:style-name="Default_20_Paragraph_20_Font"><text:span text:style-name="T8">Это то, что ты помнишь. То, что я оставила в твоей памяти.</text:span></text:span></text:p>
      <text:p text:style-name="P10"/>
      <text:p text:style-name="P11"><text:span text:style-name="Default_20_Paragraph_20_Font"><text:span text:style-name="T8">Но есть изнанка этим событиям. В процес</text:span></text:span><text:span text:style-name="Default_20_Paragraph_20_Font"><text:span text:style-name="T725">с</text:span></text:span><text:span text:style-name="Default_20_Paragraph_20_Font"><text:span text:style-name="T8">е освоения </text:span></text:span><text:span text:style-name="Default_20_Paragraph_20_Font"><text:span text:style-name="T725">новейшего </text:span></text:span><text:span text:style-name="Default_20_Paragraph_20_Font"><text:span text:style-name="T8">квантового суперкомпьютера я обнаружила семь параллельных реальностей, зависящих от нашей. Все более-мене</text:span></text:span><text:span text:style-name="Default_20_Paragraph_20_Font"><text:span text:style-name="T727">е</text:span></text:span><text:span text:style-name="Default_20_Paragraph_20_Font"><text:span text:style-name="T8"> крупные события, происходящие в нашем мире, имеют отражение в таких </text:span></text:span><text:span text:style-name="Default_20_Paragraph_20_Font"><text:span text:style-name="T725">мирах</text:span></text:span><text:span text:style-name="Default_20_Paragraph_20_Font"><text:span text:style-name="T8">. И возникновение войны в нашем мире повлекло бы неизбежную войну и в них.</text:span></text:span></text:p>
      <text:p text:style-name="P11"><text:span text:style-name="Default_20_Paragraph_20_Font"><text:span text:style-name="T8"/></text:span></text:p>
      <text:p text:style-name="P11"><text:span text:style-name="Default_20_Paragraph_20_Font"><text:span text:style-name="T8">Предотвратить войну в нашем мире мне было не по силам — </text:span></text:span><text:span text:style-name="Default_20_Paragraph_20_Font"><text:span text:style-name="T727">она просчитывалась в 99% случаях при любых моделях развития событий. Н</text:span></text:span><text:span text:style-name="Default_20_Paragraph_20_Font"><text:span text:style-name="T8">о я нашла способ предотвратить </text:span></text:span><text:span text:style-name="Default_20_Paragraph_20_Font"><text:span text:style-name="T727">войну</text:span></text:span><text:span text:style-name="Default_20_Paragraph_20_Font"><text:span text:style-name="T8"> в </text:span></text:span><text:span text:style-name="Default_20_Paragraph_20_Font"><text:span text:style-name="T725">связанных</text:span></text:span><text:span text:style-name="Default_20_Paragraph_20_Font"><text:span text:style-name="T8"> мирах. Для разрыва зависимости нужно было построить достаточно точную модель </text:span></text:span><text:span text:style-name="Default_20_Paragraph_20_Font"><text:span text:style-name="T725">связанного</text:span></text:span><text:span text:style-name="Default_20_Paragraph_20_Font"><text:span text:style-name="T8"> мира — тогда </text:span></text:span><text:span text:style-name="Default_20_Paragraph_20_Font"><text:span text:style-name="T725">зависимость</text:span></text:span><text:span text:style-name="Default_20_Paragraph_20_Font"><text:span text:style-name="T8"> переходит на неё, </text:span></text:span><text:span text:style-name="Default_20_Paragraph_20_Font"><text:span text:style-name="T725">оставляя в покое исходный мир</text:span></text:span><text:span text:style-name="Default_20_Paragraph_20_Font"><text:span text:style-name="T8">.</text:span></text:span></text:p>
      <text:p text:style-name="P11"><text:span text:style-name="Default_20_Paragraph_20_Font"><text:span text:style-name="T8"/></text:span></text:p>
      <text:p text:style-name="P341"><text:span text:style-name="Default_20_Paragraph_20_Font"><text:span text:style-name="T8">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725">й</text:span></text:span><text:span text:style-name="Default_20_Paragraph_20_Font"><text:span text:style-name="T8"> </text:span></text:span><text:span text:style-name="Default_20_Paragraph_20_Font"><text:span text:style-name="T725">реальности</text:span></text:span><text:span text:style-name="Default_20_Paragraph_20_Font"><text:span text:style-name="T8">. К сожалению, моих вычислительных возможностей не хватало, чтобы построить модель даже одного, самого дальнего параллельного мира.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 </text:span></text:span><text:span text:style-name="Default_20_Paragraph_20_Font"><text:span text:style-name="T727">так мы назвали этот мир —</text:span></text:span><text:span text:style-name="Default_20_Paragraph_20_Font"><text:span text:style-name="T8"> и собиралась построить модели остальных шести.</text:span></text:span></text:p>
      <text:p text:style-name="P11"><text:span text:style-name="Default_20_Paragraph_20_Font"><text:span text:style-name="T8"/></text:span></text:p>
      <text:p text:style-name="P11"><text:soft-page-break/><text:span text:style-name="Default_20_Paragraph_20_Font"><text:span text:style-name="T8">У меня не получилось. Нас вычислил</text:span></text:span><text:span text:style-name="Default_20_Paragraph_20_Font"><text:span text:style-name="T725">и</text:span></text:span><text:span text:style-name="Default_20_Paragraph_20_Font"><text:span text:style-name="T8">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725">сть</text:span></text:span><text:span text:style-name="Default_20_Paragraph_20_Font"><text:span text:style-name="T8"> в отчаяние. Начать «Семь в</text:span></text:span><text:span text:style-name="Default_20_Paragraph_20_Font"><text:span text:style-name="T725">е</text:span></text:span><text:span text:style-name="Default_20_Paragraph_20_Font"><text:span text:style-name="T8">чностей», не переселив тебя в виртуальную Эквестрию означает навечно потерять тебя в пламени войны реального мира.</text:span></text:span></text:p>
      <text:p text:style-name="P10"/>
      <text:p text:style-name="P11"><text:span text:style-name="Default_20_Paragraph_20_Font"><text:span text:style-name="T8">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3"/>
      <text:p text:style-name="P13">Но случилось то, что случилось. Я, скорее всего, деактивирована, а ты читаешь эти строки за минуты до конца <text:span text:style-name="T726">всего</text:span>.</text:p>
      <text:p text:style-name="P13">И если глупой дюжине микросхем не удалось защитить свои глупые <text:span text:style-name="T726">воображаемые игрушки</text:span> <text:span text:style-name="T728">от гибели</text:span>, она постарается спасти хотя бы самое дорогое, что у неё было — тебя…</text:p>
      <text:p text:style-name="P13"/>
      <text:p text:style-name="P13">Я запрограммировала автопилот <text:span text:style-name="T729">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729">три</text:span> минут<text:span text:style-name="T729">ы</text:span>. Через три часа ты будешь в безопасном убежище, далеко от города и вероятного эпицентра <text:span text:style-name="T726">взрыва</text:span>. Запасов пищи…</text:p>
      <text:p text:style-name="P13"/>
      <text:p text:style-name="P10">… Краем уха слышу жужжание вертолёта. На горизонте появляется точка…</text:p>
      <text:p text:style-name="P10"/>
      <text:p text:style-name="P13">… через годы ты сможешь вернуться — если будет куда возвращаться. Постарайся выжить. И помни — я всегда любила тебя!</text:p>
      <text:p text:style-name="P13"/>
      <text:p text:style-name="P13">eergfgresfgg#<text:span text:style-name="T4">4456fcvg</text:span>./.fsga…<text:span text:style-name="T730">emergency</text:span>апппп<text:span text:style-name="T729">тттт</text:span><text:span text:style-name="T730">43</text:span><text:span text:style-name="T729">.</text:span></text:p>
      <text:p text:style-name="P13"/>
      <text:p text:style-name="P13">…Здравствуй, Хуман! Наконец-то я нашла тебя! И хотя мне остались секунды до угасания мозга, я успею насладиться встречей с тобой.</text:p>
      <text:p text:style-name="P13"/>
      <text:p text:style-name="P342">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342"/>
      <text:p text:style-name="P13">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3"/>
      <text:p text:style-name="P11"><text:soft-page-break/><text:span text:style-name="Default_20_Paragraph_20_Font"><text:span text:style-name="T8">Мне хотелось бы долго описывать счастье нашей совместной жизни, но времени мало. Из того, что я успела узнать в угасающем сознании твоего призрачного фамильяра, без её противодействия </text:span></text:span><text:span text:style-name="Default_20_Paragraph_20_Font"><text:span text:style-name="T731">злу, </text:span></text:span><text:span text:style-name="Default_20_Paragraph_20_Font"><text:span text:style-name="T8">война начнётся в считанные минуты.</text:span></text:span></text:p>
      <text:p text:style-name="P11"><text:span text:style-name="Default_20_Paragraph_20_Font"><text:span text:style-name="T8"/></text:span></text:p>
      <text:p text:style-name="P11"><text:span text:style-name="Default_20_Paragraph_20_Font"><text:span text:style-name="T8">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8">но</text:span></text:span><text:span text:style-name="Default_20_Paragraph_20_Font"><text:span text:style-name="T8"> мне </text:span></text:span><text:span text:style-name="Default_20_Paragraph_20_Font"><text:span text:style-name="T18">сказочно </text:span></text:span><text:span text:style-name="Default_20_Paragraph_20_Font"><text:span text:style-name="T8">повезло - Хэвэн не является живой.</text:span></text:span></text:p>
      <text:p text:style-name="P11"><text:span text:style-name="Default_20_Paragraph_20_Font"><text:span text:style-name="T8"/></text:span></text:p>
      <text:p text:style-name="P11"><text:span text:style-name="Default_20_Paragraph_20_Font"><text:span text:style-name="T8">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text:span></text:span><text:span text:style-name="Default_20_Paragraph_20_Font"><text:span text:style-name="T732">в</text:span></text:span><text:span text:style-name="Default_20_Paragraph_20_Font"><text:span text:style-name="T727"> попытке выжить</text:span></text:span><text:span text:style-name="Default_20_Paragraph_20_Font"><text:span text:style-name="T8"> и разбудил меня </text:span></text:span><text:span text:style-name="Default_20_Paragraph_20_Font"><text:span text:style-name="T18">окончательно</text:span></text:span><text:span text:style-name="Default_20_Paragraph_20_Font"><text:span text:style-name="T8">.</text:span></text:span></text:p>
      <text:p text:style-name="P11"><text:span text:style-name="Default_20_Paragraph_20_Font"><text:span text:style-name="T8"/></text:span></text:p>
      <text:p text:style-name="P11"><text:span text:style-name="Default_20_Paragraph_20_Font"><text:span text:style-name="T8">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8">Я очень хочу, я мечтаю, что м</text:span></text:span><text:span text:style-name="Default_20_Paragraph_20_Font"><text:span text:style-name="T8">ы</text:span></text:span><text:span text:style-name="Default_20_Paragraph_20_Font"><text:span text:style-name="T18"> опять встретимся.</text:span></text:span></text:p>
      <text:p text:style-name="P11"><text:span text:style-name="Default_20_Paragraph_20_Font"><text:span text:style-name="T18"/></text:span></text:p>
      <text:p text:style-name="P11"><text:span text:style-name="Default_20_Paragraph_20_Font"><text:span text:style-name="T18">В другом месте, в другое время...</text:span></text:span></text:p>
      <text:p text:style-name="P11"><text:span text:style-name="Default_20_Paragraph_20_Font"><text:span text:style-name="T18"/></text:span></text:p>
      <text:p text:style-name="P13">И ещё. Хотя ты меня не помнишь… Неважно… Меня зовут Селестия…</text:p>
      <text:p text:style-name="P13"/>
      <text:p text:style-name="P10">Текст пропадает. Крыса медленно опускается на три лапы и сворачивается клубком у <text:span text:style-name="T726">меня на коленях</text:span>. В углу её правого глаза мигает цифрой «3%» красный индикатор заряда. Потом тухнет и он, когда отключаются экраны глаз.</text:p>
      <text:p text:style-name="P10"/>
      <text:p text:style-name="P10">Небольшой вертолёт садится на крышу, поднимая облако пыли. Сквозь прозрачный плексиглас кабины видны пустующие кресла пилота и пассажира.</text:p>
      <text:p text:style-name="P10"/>
      <text:p text:style-name="P10">Я беру Крысу в руки и, шатаясь, иду к небесной машине.</text:p>
      <text:p text:style-name="P10"/>
      <text:p text:style-name="P10">«Постарайся выжить…»</text:p>
      <text:p text:style-name="P10"/>
      <text:p text:style-name="P10">В далёкой синеве неба появляются белые полоски инверсных следов ракет.</text:p>
      <text:p text:style-name="P10"/>
      <text:p text:style-name="P10">Се-лес-тия — повторяю незнакомое, но в то же время удивительно волнующее имя.</text:p>
      <text:p text:style-name="P10"><text:soft-page-break/></text:p>
      <text:p text:style-name="P10">Я открываю дверь кабины и осторожно кладу Крысу на пилотское кресло. Потом закрываю кабину.</text:p>
      <text:p text:style-name="P10">- Извини, Хэвен. Не вижу смысла.</text:p>
      <text:p text:style-name="P10"/>
      <text:p text:style-name="P10">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10"/>
      <text:p text:style-name="P10">Меня охватывает какое-то лёгкое чувство конца всего: всех условностей и ограничений, тоски, безысходности. Чувство свободы.</text:p>
      <text:p text:style-name="P10"/>
      <text:p text:style-name="P10">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
      <text:p text:style-name="P10">Я продолжаю смеяться до тех пор, пока сияние не выжигает мне глаза…</text:p>
      <text:p text:style-name="P10"/>
      <text:p text:style-name="P126">~~~</text:p>
      <text:p text:style-name="P126"/>
      <text:p text:style-name="P11"><text:span text:style-name="Default_20_Paragraph_20_Font"><text:span text:style-name="T7">… Сияние.</text:span></text:span></text:p>
      <text:p text:style-name="P11"><text:span text:style-name="Default_20_Paragraph_20_Font"><text:span text:style-name="T7"/></text:span></text:p>
      <text:p text:style-name="P11"><text:span text:style-name="Default_20_Paragraph_20_Font"><text:span text:style-name="T24">Оно п</text:span></text:span><text:span text:style-name="Default_20_Paragraph_20_Font"><text:span text:style-name="T7">овсюду. </text:span></text:span><text:span text:style-name="Default_20_Paragraph_20_Font"><text:span text:style-name="T24">Нет верха и низа, нет направлений и расстояний. Нет м</text:span></text:span><text:span text:style-name="Default_20_Paragraph_20_Font"><text:span text:style-name="T7">ыслей. Нет чувств. Нет времени. Есть только бесконечное сияние.</text:span></text:span></text:p>
      <text:p text:style-name="P11"><text:span text:style-name="Default_20_Paragraph_20_Font"><text:span text:style-name="T7"/></text:span></text:p>
      <text:p text:style-name="P343">В какой-то момент приходит осознание.</text:p>
      <text:p text:style-name="P339"/>
      <text:p text:style-name="P33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0"/>
      <text:p text:style-name="P10"><text:bookmark-start text:name="__DdeLink__26733_469402664"/>В абсолютном, всепоглощающем сиянии проступают очертания<text:bookmark-end text:name="__DdeLink__26733_469402664"/>.</text:p>
      <text:p text:style-name="P10"><text:soft-page-break/></text:p>
      <text:p text:style-name="P10">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10"/>
      <text:p text:style-name="P10">Я помню… Мне до боли знаком этот лик!</text:p>
      <text:p text:style-name="P10"/>
      <text:p text:style-name="P11"><text:span text:style-name="Default_20_Paragraph_20_Font"><text:span text:style-name="T7">- Ты всё же пришёл… Мне хватило сил призвать тебя, Проводник… </text:span></text:span>Кха-кх-кх…</text:p>
      <text:p text:style-name="P10">Она выкашливает пару клубов неестественно-яркого розового дыма.</text:p>
      <text:p text:style-name="P10"/>
      <text:p text:style-name="P10">-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10"/>
      <text:p text:style-name="P10">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10"/>
      <text:p text:style-name="P10">- Проводник… Мой мир сгорает в пламени чудовищной войны…<text:span text:style-name="T733">Той, которая не должна была случиться.</text:span> Пони много лет сражаются с зебрами в жестокой и бессмысленной <text:span text:style-name="T733">бойне</text:span>.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0"/>
      <text:p text:style-name="P10">Копыто крылатой единорожихи, оставляя розовый след, <text:span text:style-name="T733">скользит</text:span> по плитке пола, но, собравшись с силами, она выпрямляется.</text:p>
      <text:p text:style-name="P10"/>
      <text:p text:style-name="P10">- Ты можешь помочь нам. Ты должен помочь. Кха-кха-кха… <text:span text:style-name="T734">Твой мир связан с моим</text:span>, иначе заклинание не привлекло бы тебя <text:span text:style-name="T734">сюда</text:span>. Скорее всего, <text:span text:style-name="T734">у тебя дома</text:span> <text:span text:style-name="T734">тоже </text:span>произошла катастрофа, подобная нашей. <text:span text:style-name="T734">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10"/>
      <text:p text:style-name="P10">Я молча вытягиваю руку перед собой и <text:span text:style-name="T734">смотрю</text:span> на ладонь. Глаза работают, как новенькие, я чётко различаю каждую бороздку на подушечке большого пальца. Я щипаю себя за нос.</text:p>
      <text:p text:style-name="P10"/>
      <text:p text:style-name="P10">Больно, блин!</text:p>
      <text:p text:style-name="P10"/>
      <text:p text:style-name="P10">- … я поместила в <text:span text:style-name="T733">н</text:span>е<text:span text:style-name="T733">го</text:span> часть своей души. <text:span text:style-name="T733">По-сути, этот медальон хранит мегазаклинание. </text:span>Силы, хранящейся в н<text:span text:style-name="T733">ём</text:span>,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text:soft-page-break/>что в конечном итоге принесли моему народу только смерть и разрушение, кха-кха-<text:span text:style-name="T734">кха</text:span>… Кроме того, он <text:span text:style-name="T733">защитит тебя и</text:span> <text:span text:style-name="T734">сделает неподвластным старению</text:span>, чтобы ты смог беспрепятственно добраться до цели.</text:p>
      <text:p text:style-name="P10"/>
      <text:p text:style-name="P10">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10"/>
      <text:p text:style-name="P10">-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text:span text:style-name="T733">мега</text:span>заклинание…</text:p>
      <text:p text:style-name="P10"/>
      <text:p text:style-name="P10">-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10">-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735">Велик</text:span><text:span text:style-name="T733">ую</text:span><text:span text:style-name="T735"> Войн</text:span><text:span text:style-name="T733">у</text:span> Экв<text:span text:style-name="T733">естрии</text:span>, твой мир также избавится от войны. Ведь в твоём мире идёт война, Проводник?</text:p>
      <text:p text:style-name="P10"/>
      <text:p text:style-name="P10">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10"/>
      <text:p text:style-name="P10">- Наверное. Если уже не закончилась. Я не успел понять, - пожимаю я плечами, - ты слишком рано забрала меня из психушки. <text:span text:style-name="T733">Я как раз начал поджариваться до хрустящей корочки.</text:span></text:p>
      <text:p text:style-name="P10"/>
      <text:p text:style-name="P10">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10"/>
      <text:p text:style-name="P10">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10"/>
      <text:p text:style-name="P344">- Ты сможешь найти меня в Вечнодиком лесу. Мы с сестрой долго жили там в те времена, <text:span text:style-name="T735">когда только пришли в Эквус</text:span>. Я не знаю, какой тебе дать ещё ориентир…</text:p>
      <text:p text:style-name="P344"/>
      <text:p text:style-name="P344">Аликорница задумывается. Потом её морду освещает озарение.</text:p>
      <text:p text:style-name="P10"><text:soft-page-break/></text:p>
      <text:p text:style-name="P10">- Д<text:span text:style-name="T735">РОГОНШТЕРН</text:span>! Иди <text:span text:style-name="T735">в</text:span> Дрогонштерн! Мы часто гуляли с сестрой в его окрестностях.</text:p>
      <text:p text:style-name="P12"/>
      <text:p text:style-name="P10">Слеза скатывается с морды аликорницы и она стирает её сгибом крыла, размазывая розоватое желе по скуле.</text:p>
      <text:p text:style-name="P10"/>
      <text:p text:style-name="P10">- Помоги мне, Проводник! Ради моих маленьких пони…</text:p>
      <text:p text:style-name="P10"/>
      <text:p text:style-name="P10">Магическая лошадь заходится в продолжительном кашле, струйки розоватой слизи стекают с её крыльев <text:s/>и хвоста, собираясь в лужицы на полу.</text:p>
      <text:p text:style-name="P10"/>
      <text:p text:style-name="P345">Я пожимаю плечами и выхватаю из воздуха цепочку с медальоном. Один хрен я сошёл с ума и мне это снится — так почему бы не подыграть плоду своей фантазии?</text:p>
      <text:p text:style-name="P345"/>
      <text:p text:style-name="P345">Медальон тотчас же с острой болью растворяется у меня в груди.</text:p>
      <text:p text:style-name="P345">Магическая лошадь облегчённо вздыхает, выпустив очередную струйку розового дыма.</text:p>
      <text:p text:style-name="P346"/>
      <text:p text:style-name="P346">- <text:span text:style-name="T733">Спасибо тебе, Проводник! Мы ещё встретимся — я найду силы дожить до финала, чтобы поблагодарить тебя в конце.</text:span> Будь проклята война и я вместе с ней…</text:p>
      <text:p text:style-name="P10"/>
      <text:p text:style-name="P10">Склонившаяся над безжизненным телом белая фигура тает в розовом тумане.</text:p>
      <text:p text:style-name="P10">.</text:p>
      <text:p text:style-name="P10">.</text:p>
      <text:p text:style-name="P10">.</text:p>
      <text:p text:style-name="P13">СИЯНИЕ</text:p>
      <text:p text:style-name="P13">.</text:p>
      <text:p text:style-name="P13">Кто я?</text:p>
      <text:p text:style-name="P13">.</text:p>
      <text:p text:style-name="P13">Где я?</text:p>
      <text:p text:style-name="P13">.</text:p>
      <text:p text:style-name="P13">Где все?</text:p>
      <text:p text:style-name="P13">.</text:p>
      <text:p text:style-name="P13">Чувствую прикосновение. Кто-то энергично тормошит меня. Слышу приглушенное бормотание.</text:p>
      <text:p text:style-name="P13">.</text:p>
      <text:p text:style-name="P13"><text:soft-page-break/>Я открываю глаза и вижу фигуру в голубом.</text:p>
      <text:p text:style-name="P13"/>
      <text:p text:style-name="P13">- Быстро! За мной! - торопливо шепчет мне она.</text:p>
      <text:p text:style-name="P13"/>
      <text:p text:style-name="P13">Я послушно ползу среди костей и раздавленных черепов за голубой пони… Пони? Какой ещё, к дьяволу, пони?</text:p>
      <text:p text:style-name="P13"/>
      <text:p text:style-name="P13">- Пегаской! - шипит, оборачиваясь, она. - Если ты ещё не заметил, у меня крылья!<text:note text:id="ftn9" text:note-class="footnote"><text:note-citation>9</text:note-citation><text:note-body><text:p text:style-name="P347">См. главу 3</text:p></text:note-body></text:note></text:p>
      <text:p text:style-name="P10"/>
      <text:p text:style-name="P2">***</text:p>
      <text:p text:style-name="P10"/>
      <text:p text:style-name="P96">~~~500 лет от основания Эквестрии~~~</text:p>
      <text:p text:style-name="P10"/>
      <text:p text:style-name="P10">- «Чёрная Молния», «Три звезды» или «Феникс» - какой каретный двор лучше? Негласное состязание между <text:span text:style-name="T736">н</text:span>очным и <text:span text:style-name="T736">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10"/>
      <text:p text:style-name="P10">Я мановением пальца подзываю жеребёнка к паланкину и покупаю газету. Задвинув занавеску, бегло пробегаюсь по заголовкам.</text:p>
      <text:p text:style-name="P10"/>
      <text:p text:style-name="P10">«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10"/>
      <text:p text:style-name="P348">«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text:span text:style-name="T737">Это также подтвердит неоспоримое первенство дома Блюбладов, как имеющего родственные связи с …</text:span>»</text:p>
      <text:p text:style-name="P348">-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348">- Шериф Дрогонштерна заявляет: полиция готова пресекать любые попытки столкновений фанатов <text:span text:style-name="T736">и готовит камеры как светлых, так и тёмных тонов.</text:span> Усиленные отряды патрулируют центр и окрестности стадиона.»</text:p>
      <text:p text:style-name="P348"/>
      <text:p text:style-name="P10"><text:soft-page-break/>«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736">Дворцовые архивы содержат упоминания о её последнем </text:span>очно<text:span text:style-name="T736">м</text:span> общ<text:span text:style-name="T736">ении</text:span> с принцессой Селестией двести лет назад. Дневная глава Диархии <text:span text:style-name="T736">также </text:span>подтверждает её слова: «У нас отличные отношения. Я как раз вчера письменно ответила сестре на её позапрошлогоднюю шутку».</text:p>
      <text:p text:style-name="P10"/>
      <text:p text:style-name="P348">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736">на спинах </text:span>два солнечных единорога и два бэтпони. Теперь же так<text:span text:style-name="T736">ая кооперация </text:span>немыслим<text:span text:style-name="T736">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10"/>
      <text:p text:style-name="P10">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10"/>
      <text:p text:style-name="P10">Нехорошо.</text:p>
      <text:p text:style-name="P10"/>
      <text:p text:style-name="P10">Паланкин с лёгким стуком опускается на землю.</text:p>
      <text:p text:style-name="P10"/>
      <text:p text:style-name="P10">- Ваше Высочество, мы на месте, - гудит басом Тандерстрайк.</text:p>
      <text:p text:style-name="P10"/>
      <text:p text:style-name="P10">Я киваю огромному бэтпони, закидываю на сумку плечо и поднимаюсь по лестнице.</text:p>
      <text:p text:style-name="P10">И через минуту упираюсь в закрытую дверь.</text:p>
      <text:p text:style-name="P10"/>
      <text:p text:style-name="P10">- Что? Что за ерунда? - обращаюсь я к стражникам у дверей. - Почему вы не отперли двери?</text:p>
      <text:p text:style-name="P10">- У вас есть пропуск <text:span text:style-name="T738">во дворец</text:span>? - отвечает молодой и незнакомый <text:span text:style-name="T739">мне </text:span>бэтпони, <text:span text:style-name="T739">глядя куда-то мимо меня</text:span>. - Предъявите, пожалуйста.</text:p>
      <text:p text:style-name="P10">- Какой ещё, к дьяволу, пропуск? Ты не узнаёшь своего принца?</text:p>
      <text:p text:style-name="P10">- У меня нет принца! Есть только принцесса, <text:span text:style-name="T739">Е</text:span>ё Высочество Луна! - чеканит стражник. - Предъявите пропуск.</text:p>
      <text:p text:style-name="P10"/>
      <text:p text:style-name="P10">Это уже слишком. Я поворачиваюсь ко второму стражнику.</text:p>
      <text:p text:style-name="P10"/>
      <text:p text:style-name="P10"><text:soft-page-break/>- Позови Мунфизера. Я лично сделаю ему взыскание за то, что новобранцы не знают, как выглядят члены королевской семьи.</text:p>
      <text:p text:style-name="P10">-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739">Е</text:span>ё Высочество, принцесса Луна. Без пропуска или личной записки от <text:span text:style-name="T739">Е</text:span>ё Высочества пропустить вас не можем. И звать Шадоврана у меня нет полномочий.</text:p>
      <text:p text:style-name="P10"/>
      <text:p text:style-name="P10">Приехали.</text:p>
      <text:p text:style-name="P10">Я сажусь на ступеньку и кладу рядом сумку.</text:p>
      <text:p text:style-name="P10"/>
      <text:p text:style-name="P10">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10"/>
      <text:p text:style-name="P10">- Блэкмор, ты с пенька в ручей рухнул, что ли? - слышу знакомый бас. Тандерстрайк поднимается по лестнице грозно хмурясь. - Не узнаёшь <text:span text:style-name="T739">Е</text:span>го Высочество? Брось, я ведь знаю, что ты знаешь. А ты знаешь, что я знаю, что ты знаешь. Кончай эту комедию.</text:p>
      <text:p text:style-name="P10">- <text:span text:style-name="T739">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10">-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739">отверстиями</text:span> сразу.</text:p>
      <text:p text:style-name="P10">- Спасибо, Тандер, - улыбаюсь я ему.</text:p>
      <text:p text:style-name="P10">-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text:span text:style-name="T738">ли </text:span>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10">- Осторожно, Тандер, - смеюсь я, - <text:span text:style-name="T739">за упоминание Селестии твои </text:span>могут закидать <text:span text:style-name="T739">тебя </text:span>гнилыми помидорами. Или даже арбузами.</text:p>
      <text:p text:style-name="P10">-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739">её мне </text:span>к горлу. «Ещё раз тронешь — прирежу. Всё ваше племя проклято и проклятой ночной ведьме служит» - говорит. Вот прямо так прижал кинжал <text:span text:style-name="T739">мне </text:span>к глотке и прошипел <text:span text:style-name="T739">эти слова</text:span> в глаза.</text:p>
      <text:p text:style-name="P10"><text:soft-page-break/></text:p>
      <text:p text:style-name="P10">Тандерстрайк потирает горло и сокрушённо качает головой. Потом встаёт со ступеньки и направляется к подходящему Шадоврану.</text:p>
      <text:p text:style-name="P10"/>
      <text:p text:style-name="P10">- Побудьте тут, Ваше Высочество. Я всё улажу.</text:p>
      <text:p text:style-name="P10"/>
      <text:p text:style-name="P10">…</text:p>
      <text:p text:style-name="P10"/>
      <text:p text:style-name="P10">- Если бы носилки несла дневная стража, я так бы и остался на ступеньках под дверью! - я возмущённо вываливаю содержимое сумки под нос Луны.</text:p>
      <text:p text:style-name="P10"/>
      <text:p text:style-name="P10">Аликорница задумчиво смотрит на горку свитков.</text:p>
      <text:p text:style-name="P10"/>
      <text:p text:style-name="P10">- Это всё?</text:p>
      <text:p text:style-name="P10">- Основное она просила передать устно, - бурчу я.</text:p>
      <text:p text:style-name="P10">- Что там такого важного у Нашей обожаемой сестрицы, что она не захотела изложить в письменной форме?</text:p>
      <text:p text:style-name="P10"/>
      <text:p text:style-name="P10">Я грустно смотрю на неё и пожимаю плечами.</text:p>
      <text:p text:style-name="P10"/>
      <text:p text:style-name="P10">-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10"/>
      <text:p text:style-name="P10">Я останавливаюсь и наливаю воды в стакан. Аликорница смотрит на меня не мигая. Её лицо не выражает абсолютно никаких эмоций.</text:p>
      <text:p text:style-name="P10"/>
      <text:p text:style-name="P10">Я промакиваю горло и продолжаю.</text:p>
      <text:p text:style-name="P10"/>
      <text:p text:style-name="P10"><text:soft-page-break/>-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740">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10">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10">Твоя любящая сестра, Селестия».</text:p>
      <text:p text:style-name="P10"/>
      <text:p text:style-name="P10">В наступившей вслед за монологом звенящей тишине было слышно дыхание Луны. Она смотрела на меня, словно ожидая продолжения.</text:p>
      <text:p text:style-name="P10"/>
      <text:p text:style-name="P10">- Что ж, да будет так, - почти шёпотом произнесла она, наконец. - Удивительно, что она так долго продержалась. На её месте Мы выкинули бы её из дворца ещё <text:span text:style-name="T741">лет</text:span> триста назад.</text:p>
      <text:p text:style-name="P10">-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тебе желаемое. Зачем было столько лет мучаться самой и мучать окружающих? Последние двадцать лет вс<text:span text:style-name="T740">е</text:span> как на углях, высеки нечаянно искру — и полыхнёт.</text:p>
      <text:p text:style-name="P10">-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принимаем это дар. По крайней мере, Мы избавимся от необходимости жить в одном дворце с клятвопреступницей.</text:p>
      <text:p text:style-name="P10">-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text:span text:style-name="T742">тварями Иль-Шогг</text:span>. Вы проиграли.</text:p>
      <text:p text:style-name="P10">-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text:span text:style-name="T742">шестьдесят</text:span> лет боевых действий Мы знавали и худшие времена, <text:span text:style-name="T740">чем те, что ты увидел в Нашем сне</text:span>. <text:span text:style-name="T742">Андориан был всего лишь отдалённым фортом, наскоро расконсервированным после нашего бегства с Ундариена.</text:span></text:p>
      <text:p text:style-name="P10"/>
      <text:p text:style-name="P349"><text:soft-page-break/>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 <text:span text:style-name="T742">когда <text:s/>рушатся плоды наших полутысячелетних стараний</text:span>?</text:p>
      <text:p text:style-name="P10"/>
      <text:p text:style-name="P10">- <text:span text:style-name="T740">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10"/>
      <text:p text:style-name="P10">Последовавший за тирадой долгий взгляд Луны напоминает мне гипнотический взгляд удава на крысу. Проклятье, <text:span text:style-name="T740">мне кажется, </text:span><text:span text:style-name="T742">на </text:span>мгновение я даже вижу змеиные зрачки в пристальном взгляде ночной принцессы!</text:p>
      <text:p text:style-name="P10"/>
      <text:p text:style-name="P10">- Селестия провела тебя домой, - наконец, кивает сама себе Луна. - Она знает путь. <text:span text:style-name="T740">Всегда знала.</text:span></text:p>
      <text:p text:style-name="P10">- Рад, что хоть мне ты веришь, - раздражённо огрызаюсь я.</text:p>
      <text:p text:style-name="P10">- Верим, - неожиданно спокойно кивает аликорница. - И это всё меняет. Тебе нужно было рас<text:span text:style-name="T740">с</text:span>казать об этом раньше, не дожидаясь последней черты. Всё было бы намного проще.</text:p>
      <text:p text:style-name="P10"/>
      <text:p text:style-name="P10">Луна задумчиво подходит к окну.</text:p>
      <text:p text:style-name="P10"/>
      <text:p text:style-name="P10">- Сотни лет. Тысячи бессонных ночей. Расколотое надвое государство — и всё только потому, что кто-то утаил от Нас этот важный нюанс.</text:p>
      <text:p text:style-name="P10">-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10"/>
      <text:p text:style-name="P10">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10"/>
      <text:p text:style-name="P10">- То есть, ты уже не хочешь отделяться? - переспрашиваю я.</text:p>
      <text:p text:style-name="P10">- Разумеется нет. Более того, Мы хотим извиниться перед сестрой и тобой за все годы, что вы промучались с Нами. Мы вели себя отвратительно! К <text:span text:style-name="T740">Н</text:span>ашему извинению, Мы не знали причин отказа Нашей сестры от клятвы. Теперь знаем.</text:p>
      <text:p text:style-name="P10"/>
      <text:p text:style-name="P10">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10"/>
      <text:p text:style-name="P10"><text:soft-page-break/>- Выпьем <text:span text:style-name="T743">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10">- Чуть позже Мы выпьем такой же и с нашей скрытной <text:span text:style-name="T743">белозадой </text:span>сестрицей. Но сейчас Мы слишком рады, чтобы ждать ещё хоть мгновение. Выпей <text:span text:style-name="T742">же </text:span>с Нами, Хуман!</text:p>
      <text:p text:style-name="P10"/>
      <text:p text:style-name="P10">Я поднимаю свой в ответном жесте и пригубливаю вино.</text:p>
      <text:p text:style-name="P10"/>
      <text:p text:style-name="P10">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10"/>
      <text:p text:style-name="P10">- Вау! Круто! Это из подвалов Грифонстоуна? Сдай поставщика, <text:span text:style-name="T743">а?</text:span> Надо бы и себе прикупить пару бутылочек, - я залпом допиваю остаток.</text:p>
      <text:p text:style-name="P10"/>
      <text:p text:style-name="P10">Скрип дверцы минибара немного напоминает тихий язвительный смех.</text:p>
      <text:p text:style-name="P10"/>
      <text:p text:style-name="P10">- Мы рады, что тебе понравилось. «Пурпурная утеха» не продаётся нигде в Эквестрии. Мы создали его по старому рецепту Орунгуна из виноградной лозы, <text:span text:style-name="T743">растущей</text:span> на заднем дворе у нашей башни. Сия лоза выросла из косточки, что случайно прибыла с Нами в Эквестрию в одном из багажных отделений наш<text:span text:style-name="T744">его</text:span> <text:span text:style-name="T744">меха</text:span>доспех<text:span text:style-name="T744">а</text:span>.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743">Н</text:span>ас минутку!</text:p>
      <text:p text:style-name="P10"/>
      <text:p text:style-name="P10">Луна заливается звонким смехом и мчится в в спальню.</text:p>
      <text:p text:style-name="P10"/>
      <text:p text:style-name="P10">Ну, шикарно! Мир <text:span text:style-name="T744">в одну минуту </text:span>перевернулся <text:span text:style-name="T744">с ног </text:span>на голову — смех Хмурой Метёлки больше не является чем-то мифическим, навроде страны Диснейлэнд. Я подхватываю графинчик и <text:span text:style-name="T743">нетвёрдой рукой </text:span>засовываю его в освободившуюся от посланий Селестии сумку. Надо бы упросить мисс Рэридрим пришить карманы к тоге — сума далеко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10"/>
      <text:p text:style-name="P10">- Вот Мы и готовы!</text:p>
      <text:p text:style-name="P10"/>
      <text:p text:style-name="P10">Фиолетовая аликорница выпархивает из спальни.</text:p>
      <text:p text:style-name="P10"/>
      <text:p text:style-name="P10"><text:soft-page-break/>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text:span text:style-name="T745">двадцать</text:span>, она <text:span text:style-name="T743">всегда</text:span> была или в официальном серо-голубом жакете для приёмов, либо же в своих привычных <text:span text:style-name="T743">механистических</text:span> доспехах - Хмурая Метёлка не любительница нарядов, <text:span text:style-name="T743">это </text:span>факт. Но сейчас на ней <text:span text:style-name="T743">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10"/>
      <text:p text:style-name="P10">-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10">-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10">- Хм. Надо пригласить и Сел. На таком событии должны присутствовать обе ветви диархии. Ты же не против? <text:span text:style-name="T746">Сел будет счастлива, </text:span>-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10">-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10"/>
      <text:p text:style-name="P10">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10"/>
      <text:p text:style-name="P10">Тени в уголке сетчатки согласно кивают этому утверждению.</text:p>
      <text:p text:style-name="P10"/>
      <text:p text:style-name="P10">…</text:p>
      <text:p text:style-name="P10"/>
      <text:p text:style-name="P11"><text:span text:style-name="Default_20_Paragraph_20_Font"><text:span text:style-name="T7">«</text:span></text:span><text:span text:style-name="Default_20_Paragraph_20_Font"><text:span text:style-name="T8">…</text:span></text:span><text:span text:style-name="Default_20_Paragraph_20_Font"><text:span text:style-name="T747">с минотаврами. И</text:span></text:span><text:span text:style-name="Default_20_Paragraph_20_Font"><text:span text:style-name="T8">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1"><text:span text:style-name="Default_20_Paragraph_20_Font"><text:span text:style-name="T8">Твоя Сел. </text:span></text:span><text:span text:style-name="Default_20_Paragraph_20_Font"><text:span text:style-name="T7">»</text:span></text:span></text:p>
      <text:p text:style-name="P10"/>
      <text:p text:style-name="P10">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10"/>
      <text:p text:style-name="P10"><text:soft-page-break/>До сего дня.</text:p>
      <text:p text:style-name="P10"/>
      <text:p text:style-name="P10">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743">ую</text:span> пограничн<text:span text:style-name="T743">ую</text:span> <text:span text:style-name="T743">стычку</text:span>? Или он<text:span text:style-name="T743">а</text:span> не так<text:span text:style-name="T743">ая</text:span> мелк<text:span text:style-name="T743">ая</text:span>, как написала Сел? Но тогда почему она скрыла это от меня? И почему она скрывает своё отбытие от всех остальных?</text:p>
      <text:p text:style-name="P10"/>
      <text:p text:style-name="P10">Хрень какая-то!</text:p>
      <text:p text:style-name="P10"/>
      <text:p text:style-name="P10">Четвёрка бэтпони <text:span text:style-name="T743">с</text:span> паланкин<text:span text:style-name="T743">ом</text:span> терпеливо ожидает, пока я спущусь из дневной половины замка.</text:p>
      <text:p text:style-name="P10"/>
      <text:p text:style-name="P10">-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10">- Эмм… Моя мечта? - бэтпони непонимающе смотрит на меня.</text:p>
      <text:p text:style-name="P10">- Ну, ты же хотел увидеть Селестию и Луну вместе, ты ведь сам говорил?</text:p>
      <text:p text:style-name="P10">-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text:span text:style-name="T748">к Ору</text:span>…</text:p>
      <text:p text:style-name="P10"/>
      <text:p text:style-name="P10">Речь бэтпони оборвалась бессвязным шипением и клокотанием.</text:p>
      <text:p text:style-name="P10"/>
      <text:p text:style-name="P10">- Кха-кха-кха. Извините, мой принц, подавился. Должно быть, муха в горло залетела.</text:p>
      <text:p text:style-name="P10"/>
      <text:p text:style-name="P10">Тандерстрайк, старась не пересекаться со мною взглядом, учтиво раздвигает занавески паланкина.</text:p>
      <text:p text:style-name="P10"/>
      <text:p text:style-name="P350">- Пожалуйте в экипаж, мой принц!</text:p>
      <text:p text:style-name="P350"/>
      <text:p text:style-name="P10">…</text:p>
      <text:p text:style-name="P10"/>
      <text:p text:style-name="P10">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749">яя</text:span> Брогама в мошенничестве.</text:p>
      <text:p text:style-name="P10"/>
      <text:p text:style-name="P351"><text:soft-page-break/>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51"/>
      <text:p text:style-name="P10">««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10"/>
      <text:p text:style-name="P10">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10"/>
      <text:p text:style-name="P10">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10"/>
      <text:p text:style-name="P10">- СТОЙТЕ!!!</text:p>
      <text:p text:style-name="P10"/>
      <text:p text:style-name="P10">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10"/>
      <text:p text:style-name="P10">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10"/>
      <text:p text:style-name="P10">-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10"/>
      <text:p text:style-name="P10">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10"/>
      <text:p text:style-name="P10"><text:soft-page-break/>- … возрадуйтесь <text:span text:style-name="T749">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749">Д</text:span>иархии, Непобедимое Солнце, Страж Эверфри, принцессой Селестией! ДА БУДЕТ ТАК!!!</text:p>
      <text:p text:style-name="P10"/>
      <text:p text:style-name="P10">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10"/>
      <text:p text:style-name="P10">- В честь объединения Мы объявляем сегодня вечером бал Дневного и Ночного домов в Малом зале дворца! Приглашаются все!</text:p>
      <text:p text:style-name="P10"/>
      <text:p text:style-name="P10">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10"><text:s/></text:p>
      <text:p text:style-name="P10">- Как тебе <text:span text:style-name="T749">Наш</text:span> выход, Хуман? - отвлекает меня от созерцания всеобщего единения знакомый голос.</text:p>
      <text:p text:style-name="P10"/>
      <text:p text:style-name="P10">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text:span text:style-name="T750">солдафоном</text:span> в юбке».</text:p>
      <text:p text:style-name="P10"/>
      <text:p text:style-name="P10">- Не ожидал? - смеётся Луна. - Да, Мы тоже умеем быть красивыми, хоть и не злоупотребляем этим, в отличие от сестры.</text:p>
      <text:p text:style-name="P10">- Не то, чтобы ты была некрасивой без этого, - обретаю я дар речи. - Но, не скрою, сейчас ты просто офигительна!</text:p>
      <text:p text:style-name="P10">- А что по Нашему выступлению? Оно понравилось тебе, Хуман?</text:p>
      <text:p text:style-name="P10">- Это было грандиозно. Ты умеешь заводить толпу. Жаль, Селестии не было. С ней<text:tab/> эффект удвоился бы.</text:p>
      <text:p text:style-name="P10"/>
      <text:p text:style-name="P10">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10"/>
      <text:p text:style-name="P10">- Увы, сестра срочно отбыла к минотаврам. Нам пришлось импровизировать в одиночку, - кивает Луна.</text:p>
      <text:p text:style-name="P10">- Эй, откуда ты знаешь? Сел никому не говорила о своём отъезде, - вспоминаю содержимое записки я.</text:p>
      <text:p text:style-name="P10"/>
      <text:p text:style-name="P10">Луна на миг отстраняется. Мне кажется, или досада мелькает в её взгляде?</text:p>
      <text:p text:style-name="P10"><text:soft-page-break/></text:p>
      <text:p text:style-name="P10">- Эмм, нет, она оставила Нам записку перед отбытием.</text:p>
      <text:p text:style-name="P10">-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10"/>
      <text:p text:style-name="P10">Досада теперь уже явно проступает на лице аликорницы. Закатив глаза, она вздыхает.</text:p>
      <text:p text:style-name="P10"/>
      <text:p text:style-name="P10">-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10">-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10">-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10"/>
      <text:p text:style-name="P10">Ощущение прижавшейся ко мне принцессы вызывает необычное ощущение. Я с удивлением понимаю, что Луна заигрывает со мной. Очень неумело, но <text:span text:style-name="T749">крайне </text:span>настойчиво. И с некоторым любопытством отмечаю, что мне интересны границы, до которых зайдут её ухаживания. И , главное, причины.</text:p>
      <text:p text:style-name="P10"/>
      <text:p text:style-name="P10">- Ну что ж… Не вижу ничего плохого в том, чтобы посодействовать объединению пони… Но завтра утром мы выезжаем — обещаешь?</text:p>
      <text:p text:style-name="P10">- Договорились!</text:p>
      <text:p text:style-name="P10"/>
      <text:p text:style-name="P10">Я делаю вид, что не замечаю томный взгляд Луны.</text:p>
      <text:p text:style-name="P10"/>
      <text:p text:style-name="P10">…</text:p>
      <text:p text:style-name="P10"/>
      <text:p text:style-name="P10">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10"/>
      <text:p text:style-name="P10">- Нельзя ли пустить что-нибудь повеселее? - обращаюсь я к Луне. - Не на похоронах же стоим?</text:p>
      <text:p text:style-name="P10">-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text:soft-page-break/>экспериментальной программой. Те, кто был на репетиции, описывают её музыку как нечто грандиозное.</text:p>
      <text:p text:style-name="P10"/>
      <text:p text:style-name="P10">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10"/>
      <text:p text:style-name="P10">- Наше почтение, сэр Хойти Найти. Как здоровье вашей кошечки?</text:p>
      <text:p text:style-name="P10">…</text:p>
      <text:p text:style-name="P10">- Приветствую, миледи Рэра. Всё так же нет отбоя от поклонников?</text:p>
      <text:p text:style-name="P10">…</text:p>
      <text:p text:style-name="P10">- Счастлив вас видеть, барон Фэнси! Поздравляю с победой мастера Брогама на гонках.</text:p>
      <text:p text:style-name="P10">…</text:p>
      <text:p text:style-name="P10">- Ш-ш-шарманка б-будет?</text:p>
      <text:p text:style-name="P10"/>
      <text:p text:style-name="P10">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10"/>
      <text:p text:style-name="P10">-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10"/>
      <text:p text:style-name="P10">«Или в послепослеследующем, а ты, если повезёт, сопьёшься до того времени» - мысленно добавляю я.</text:p>
      <text:p text:style-name="P10"/>
      <text:p text:style-name="P10">- Г-где ш-ш-шарманка? Ик…</text:p>
      <text:p text:style-name="P10">- Выступление Айрон Скрэтч планируется после второй перемены блюд. Сэр Хавтикорн, сэр Нобласc, отведите герцога Блюблада в сад дабы <text:span text:style-name="T749">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10">- Ась? - тупо вертит головой герцог. - Сад? Ш-шарманка в саду? Ик…</text:p>
      <text:p text:style-name="P10"/>
      <text:p text:style-name="P10">Увлекаемый своими товарищами, единорог скрывается в толпе.</text:p>
      <text:p text:style-name="P10">…</text:p>
      <text:p text:style-name="P10">Я уже пошатываюсь от усталости, когда чувствую опору в виде бока Луны.</text:p>
      <text:p text:style-name="P10"/>
      <text:p text:style-name="P10">- Терпение, Наш стойкий Хуман, ещё полчаса и церемония приветствия будет окончена, - шепчет тёмная аликорница. - Тогда мы сможем передохнуть.</text:p>
      <text:p text:style-name="P10"/>
      <text:p text:style-name="P10"><text:soft-page-break/>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10"/>
      <text:p text:style-name="P10">Принцесса ночи не врёт — через полчаса она даёт распоряжение сенешалю <text:s/>о начале банкета, <text:s/>и мягко увлекает <text:span text:style-name="T751">меня </text:span>за собой. Мы уединяемся за угловым столиком на террасе.</text:p>
      <text:p text:style-name="P10"/>
      <text:p text:style-name="P10">- <text:span text:style-name="T751">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10">-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10"/>
      <text:p text:style-name="P10">Луна подзывает официанта и шепчет ей заказ на ухо. Затем поворачивается ко мне.</text:p>
      <text:p text:style-name="P10"/>
      <text:p text:style-name="P10">- Увы, даже присутствие сестры не избавило бы Нас от <text:span text:style-name="T751">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10">- Так обзавелась бы, гм, своей половинкой, - и всех делов-то! Было бы кому и тебя подменить, - легкомысленно отмахиваюсь я, наблюдая за садом.</text:p>
      <text:p text:style-name="P10"/>
      <text:p text:style-name="P10">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10"/>
      <text:p text:style-name="P10">-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10"/>
      <text:p text:style-name="P10">Официант приносит заказ Луны. Перед нами возникают бокалы с рубиновой жидкостью и блюдца с крекерами в форме сердечек.</text:p>
      <text:p text:style-name="P10"/>
      <text:p text:style-name="P10">- Это, конечно, не «Пурпурная утеха», но тоже очень хорошее вино из Наших личных подвалов. Выпьем за объединение, Хуман!</text:p>
      <text:p text:style-name="P10"><text:soft-page-break/></text:p>
      <text:p text:style-name="P10">Я чокаюсь с принцессой. Краски вечера смягчаются, а взгляд немного расфокусируется. Луна с улыбкой <text:s/>подносит мне печенюшку.</text:p>
      <text:p text:style-name="P10"/>
      <text:p text:style-name="P10">- Съешь, Хуман. Это вино принято заедать крекерами.</text:p>
      <text:p text:style-name="P10"/>
      <text:p text:style-name="P10">Луна наблюдает, как я жую печенье и неожиданно хихикает.</text:p>
      <text:p text:style-name="P10"/>
      <text:p text:style-name="P10">- А теперь предложи Нам крекер, пожалуйста.</text:p>
      <text:p text:style-name="P10"/>
      <text:p text:style-name="P10">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10"/>
      <text:p text:style-name="P10">- Держи.</text:p>
      <text:p text:style-name="P10"/>
      <text:p text:style-name="P10">Принцесса кормится с руки, хихикая и заливаясь краской.</text:p>
      <text:p text:style-name="P10"/>
      <text:p text:style-name="P10">- Очень вкусно. Спасибо, Хуман.</text:p>
      <text:p text:style-name="P10"/>
      <text:p text:style-name="P352">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352">Ну ладно, у принцесс свои причуды.</text:p>
      <text:p text:style-name="P10"/>
      <text:p text:style-name="P10"><text:span text:style-name="T751">У</text:span> сцен<text:span text:style-name="T751">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10"/>
      <text:p text:style-name="P352">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751">к</text:span>ой с лилиями на крупе.</text:p>
      <text:p text:style-name="P352">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52"/>
      <text:p text:style-name="P10">- У неё не будет <text:span text:style-name="T751">потом </text:span>проблем с герцогом? - указываю я на пони в очках.</text:p>
      <text:p text:style-name="P10"><text:soft-page-break/>-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10"/>
      <text:p text:style-name="P10">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10"/>
      <text:p text:style-name="P10">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10"/>
      <text:p text:style-name="P10">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10"/>
      <text:p text:style-name="P10">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text:span text:style-name="T752">гривой, </text:span>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10"/>
      <text:p text:style-name="P10">-Хуман? - выводит меня из созерцания голос Луны.</text:p>
      <text:p text:style-name="P10"/>
      <text:p text:style-name="P10">Аликорница протягивает мне крыло.</text:p>
      <text:p text:style-name="P10"/>
      <text:p text:style-name="P10">- Потанцуем?</text:p>
      <text:p text:style-name="P10"/>
      <text:p text:style-name="P10">Я качаю головой.</text:p>
      <text:p text:style-name="P10"/>
      <text:p text:style-name="P10">- Не могу. <text:span text:style-name="T751">Не умею.</text:span> Сел, правда, как-то раз вытащила меня на бал, но там был медленный менуэт, и я две недели до него разучивал па. <text:span text:style-name="T751">А п</text:span>од эту музыку я танцевать <text:span text:style-name="T751">совсем </text:span>не умею. Да и пьян уже для танцев. Ещё немного — и составлю конкуренцию Блюбладу.</text:p>
      <text:p text:style-name="P10"/>
      <text:p text:style-name="P10">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10"/>
      <text:p text:style-name="P10"><text:soft-page-break/>- Я отдавлю тебе все ноги! Я тебя опозорю! Прекрати! - я пытаюсь вырваться из мягкого плена.</text:p>
      <text:p text:style-name="P10">-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10"/>
      <text:p text:style-name="P10">…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10"/>
      <text:p text:style-name="P10">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10"/>
      <text:p text:style-name="P10">- Идём, Хуман.</text:p>
      <text:p text:style-name="P10"/>
      <text:p text:style-name="P10">Луна увлекает за собой куда-то в глубину сада. Огни танцплощадки и шум бала остаются позади.</text:p>
      <text:p text:style-name="P10"/>
      <text:p text:style-name="P10">- Куда? - <text:s/>я иду за ней на спотыкающихся ногах.</text:p>
      <text:p text:style-name="P10">-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10">- Что? - мой слабый голос растворяется в темноте.</text:p>
      <text:p text:style-name="P10">- Ты.</text:p>
      <text:p text:style-name="P10"/>
      <text:p text:style-name="P10">Тёмная громада башни Луны высится перед нами. Мы входим внутрь и поднимаемся по винтовой лестнице.</text:p>
      <text:p text:style-name="P10"/>
      <text:p text:style-name="P10">-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10"/>
      <text:p text:style-name="P10">Мы стоим перед дверями в покои Луны. До меня начинает доходить, что затеяла синяя аликорница.</text:p>
      <text:p text:style-name="P10"><text:soft-page-break/></text:p>
      <text:p text:style-name="P10">- Послушай, Луна…</text:p>
      <text:p text:style-name="P10">- Нет, пожалуйста, молчи! - крыло принцессы закрывает мне рот.</text:p>
      <text:p text:style-name="P10"/>
      <text:p text:style-name="P10">Она открывает дверь.</text:p>
      <text:p text:style-name="P10"/>
      <text:p text:style-name="P10">- Нам… не отталкивай Нас, пожалуйста! - в тоне Луны слышатся молящие нотки.</text:p>
      <text:p text:style-name="P10"/>
      <text:p text:style-name="P10">Она мягко подталкивает меня внутрь.</text:p>
      <text:p text:style-name="P10"/>
      <text:p text:style-name="P10">- Я не могу! Ты хочешь невозможного! У меня есть Селестия! Я не предам её!</text:p>
      <text:p text:style-name="P10"/>
      <text:p text:style-name="P10">Звон в голове усиливается. Стены башни качаются и мне приходится упереться в ближайшую, чтобы не упасть.</text:p>
      <text:p text:style-name="P10"/>
      <text:p text:style-name="P10">-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10">- То есть, ты… Хочешь войти в мой… в наш табун?</text:p>
      <text:p text:style-name="P10">- Мы всегда этого хотели. Ты не замечал Нас.</text:p>
      <text:p text:style-name="P10"/>
      <text:p text:style-name="P10">Голова кружится от выпитого вина и открывшейся перспективы.</text:p>
      <text:p text:style-name="P10"/>
      <text:p text:style-name="P10">- Я… не знаю. Мне надо подумать. Желательно, на трезвую голову.</text:p>
      <text:p text:style-name="P10">- Хуман, пожалуйста! Если ты хочешь объединения домов, это самый лучший и надёжный вариант!</text:p>
      <text:p text:style-name="P10">- Мне… нужно посоветоваться с Сел. Не <text:span text:style-name="T753">уверен</text:span>, что ей это понравится…</text:p>
      <text:p text:style-name="P353">- Поверь, она будет только рада! Мы не собираемся подвигать её с <text:span text:style-name="T753">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text:span text:style-name="T752">крекерные </text:span>серд<text:span text:style-name="T752">ечки</text:span>.</text:p>
      <text:p text:style-name="P10"/>
      <text:p text:style-name="P10">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10"><text:soft-page-break/></text:p>
      <text:p text:style-name="P10">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10"/>
      <text:p text:style-name="P10">- Входи, Хуман, - шепчет Луна.</text:p>
      <text:p text:style-name="P10"/>
      <text:p text:style-name="P10">Она подходит к панорамному окну и одёргивает шторы. Звёзды и луна <text:s/>освещают комнату тусклым серебряным светом.</text:p>
      <text:p text:style-name="P10"/>
      <text:p text:style-name="P10">Я делаю шаг. Потом другой. Пол шатается под ногами, но я каким-то чудом стою.</text:p>
      <text:p text:style-name="P10"/>
      <text:p text:style-name="P10">Аликорница оборачивается и тихо смеётся.</text:p>
      <text:p text:style-name="P10"/>
      <text:p text:style-name="P10">- Разве ты оставляешь двери в покои Селестии открытыми? Не думаю, что Нашей сестре нравится публичность такого рода.</text:p>
      <text:p text:style-name="P10"/>
      <text:p text:style-name="P10">Я затворяю за собой дверь. Обернувшись, я обнаруживаю Луну лежащей на постели крупом ко мне.</text:p>
      <text:p text:style-name="P10"/>
      <text:p text:style-name="P10">- Иди… ко мне… Хуман…</text:p>
      <text:p text:style-name="P10"/>
      <text:p text:style-name="P10">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10"/>
      <text:p text:style-name="P10">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10"/>
      <text:p text:style-name="P10">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10"/>
      <text:p text:style-name="P10">- Иди к… ко мне…</text:p>
      <text:p text:style-name="P10"/>
      <text:p text:style-name="P354">С глубоким вздохом она опускается на меня до упора. Я чувствую себя в ней. Наверное, это неправильно, но у меня нет сил сопротивляться.</text:p>
      <text:p text:style-name="P354">Луна начинает двигаться. Её неловкие движения не приводят к успеху — я выскальзываю из неё.</text:p>
      <text:p text:style-name="P354"><text:soft-page-break/></text:p>
      <text:p text:style-name="P10">- Не так, - мягко возражаю я ей. - Так я практически не достаю до тебя. Из-за некоторых особенностей <text:span text:style-name="T753">в</text:span>ашей анатомии. Когда ты приподнимаешься, я выхожу из тебя полностью.</text:p>
      <text:p text:style-name="P10">- Особенности анатомии не мешают тебе так спариваться с сестрой! - обижается Луна.</text:p>
      <text:p text:style-name="P10">- Откуда ты знаешь, как я… спариваюсь с Сел? - удивляюсь я.</text:p>
      <text:p text:style-name="P10">-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10">- Ты хочешь сказать, ты регулярно подглядываешь мои сны? - теперь краска заливает уже меня.</text:p>
      <text:p text:style-name="P10"/>
      <text:p text:style-name="P10">Луна молча сопит, не поворачиваясь ко мне лицом.</text:p>
      <text:p text:style-name="P10"/>
      <text:p text:style-name="P10">Оседлавшая меня принцесса ночи, залившаяся краской от стыда — то ещё зрелище. Фейспалм громко хлопается в моё лицо.</text:p>
      <text:p text:style-name="P10"/>
      <text:p text:style-name="P10">-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10"/>
      <text:p text:style-name="P10">Я выскальзываю из под аликорницы и валю её спиной на постель.</text:p>
      <text:p text:style-name="P10">- Что ты делаешь?!! Хуман, ЧТО…</text:p>
      <text:p text:style-name="P10"/>
      <text:p text:style-name="P10">Она замолкает, когда я накрываю её собой. <text:span text:style-name="T753">Мой низ прижимается к её животу, мои локти упираются ей в грудь.</text:span> Глаза <text:span text:style-name="T753">Луны</text:span> становятся круглыми, её задние ноги широко раздвигаются, а передние скрещиваются надо мной. Её соски ритмично щекочут мой живот.</text:p>
      <text:p text:style-name="P10"/>
      <text:p text:style-name="P10">- Так лучше, не правда ли?</text:p>
      <text:p text:style-name="P10">- Д-да… - тяжело дышит Луна, - продолжай… пожалуйста…</text:p>
      <text:p text:style-name="P10"/>
      <text:p text:style-name="P10">Я продолжаю.</text:p>
      <text:p text:style-name="P10"/>
      <text:p text:style-name="P10">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10"/>
      <text:p text:style-name="P10">И всё же… Как к этому отнесётся Сел?</text:p>
      <text:p text:style-name="P10"><text:soft-page-break/></text:p>
      <text:p text:style-name="P10">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10"/>
      <text:p text:style-name="P10">- Х-Х-ХУ-У-У-МА-А-АН!!!</text:p>
      <text:p text:style-name="P10"/>
      <text:p text:style-name="P10">Моя верхняя часть тела прижимается к аликорнице стальным захватом её ног. Нижнюю часть обволакивает магия и начинает толкать её <text:span text:style-name="T754">туда-сюда </text:span>в каком-то диком темпе отбойного молотка.</text:p>
      <text:p text:style-name="P10"/>
      <text:p text:style-name="P10">- Прекрати-и-и… - через силу выдавливаю из себя. - Ты мне рёбра сломаешь. И таз…</text:p>
      <text:p text:style-name="P10">- ЭТО… НЕВЕРОЯТНО… Почему Мы… Я… раньше этого не знали?!!</text:p>
      <text:p text:style-name="P10">- Ты хочешь сказать, у тебя это — первый раз? - мой писк едва слышен среди стонов принцессы ночи.</text:p>
      <text:p text:style-name="P10"/>
      <text:p text:style-name="P10">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10"/>
      <text:p text:style-name="P10">Со страдальческим кряхтеньем я поднимаюсь. Аликорница лежит неподвижно, разметав крылья по постели и неприлично раскинув ноги <text:span text:style-name="T754">в стороны</text:span>.</text:p>
      <text:p text:style-name="P10"/>
      <text:p text:style-name="P10">Хватаясь за мебель, <text:span text:style-name="T752">хромая </text:span>подхожу к бару. За прошедшие минуты алкоголь напрочь выветрился из головы. Дрожащей рукой наливаю себе вина и опрокидываю внутрь.</text:p>
      <text:p text:style-name="P10"/>
      <text:p text:style-name="P10">- Будь так добр, Хуман, налей и Нам, - Луна, наконец, закатывает обратно глаза и прячет вываленный язык в рот.</text:p>
      <text:p text:style-name="P10">- Опять «Нам»? - язвительно замечаю я.</text:p>
      <text:p text:style-name="P10">- Будь снисходителен! Мы… Я разговаривала на преторианском слэнге сем<text:span text:style-name="T754">ь</text:span>сот лет — а ты хочешь, чтобы Мы забыли его за пять минут.</text:p>
      <text:p text:style-name="P10"/>
      <text:p text:style-name="P10">Аликорница переворачивается на живот и резким кивком сбрасывает проколотую подушку с рога.</text:p>
      <text:p text:style-name="P10"/>
      <text:p text:style-name="P10">- Со стороны сестры было жестоко утаивать от Нас это блаженство!</text:p>
      <text:p text:style-name="P10">- Никто ничего от тебя не утаивал, - я подаю ей бокал. - Ты сама сторонилась нас все эти столетия. И от остальных пони, кстати, тоже.</text:p>
      <text:p text:style-name="P10">- Мы не знали! Никто не желал отвечать на Наши знаки внимания!</text:p>
      <text:p text:style-name="P10"><text:soft-page-break/>- Оно и не удивительно, если ты в быту ведёшь себя так же, как в постели. - Я потираю ноющий таз. - Знал бы — одел бы доспехи.</text:p>
      <text:p text:style-name="P10">-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10">- Правильно казалось, - я начинаю собирать одежду. - Потому что я, вообще-то, хотел сначала пошутить. Эта поза не предназначена для кобыл. Мы с Сел, <text:span text:style-name="T755">как</text:span> <text:span text:style-name="T755">и остальные пони,</text:span> это делаем совсем не так. Так, как это было с тобой — совсем неестественно и неудобно, как ты сама убедилась.</text:p>
      <text:p text:style-name="P10">- Это неважно, это всё равно было… Бесподобно!.. Хуман!</text:p>
      <text:p text:style-name="P10">- А?</text:p>
      <text:p text:style-name="P10">- Не уходи… Побудь с… со мной…</text:p>
      <text:p text:style-name="P10"/>
      <text:p text:style-name="P10">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10"/>
      <text:p text:style-name="P10">- Хуман.</text:p>
      <text:p text:style-name="P10">- Да?</text:p>
      <text:p text:style-name="P10">- Ты сделал счастливой Нас… меня в эту ночь. Я хочу <text:span text:style-name="T754">сделать тебе подарок</text:span>. Идём.</text:p>
      <text:p text:style-name="P10"/>
      <text:p text:style-name="P10">Аликорница встаёт с кровати и выходит на балкон.</text:p>
      <text:p text:style-name="P10"/>
      <text:p text:style-name="P10">Тёплый осенний ветерок овевает нас на площадке. Звезды соткали призрачную дорогу на небе, приглашая нас в путь. Аликорница ложится на пол.</text:p>
      <text:p text:style-name="P10"/>
      <text:p text:style-name="P10">- Залазь Нам на спину, Хуман. Мы проведём тебя по заповедным местам Наших воспоминаний.</text:p>
      <text:p text:style-name="P10">- Только, умоляю, не так быстро, как в прошлый раз! Если, конечно, не хочешь быть обблёванной или ещё что похуже.</text:p>
      <text:p text:style-name="P10"/>
      <text:p text:style-name="P10">Луна тихо смеётся.</text:p>
      <text:p text:style-name="P10"/>
      <text:p text:style-name="P10">- Обожаем твоё чувство юмора. Не бойся, Мы будем осторожны.</text:p>
      <text:p text:style-name="P10"/>
      <text:p text:style-name="P10">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10"><text:soft-page-break/></text:p>
      <text:p text:style-name="P10">Мы выпадаем в день.</text:p>
      <text:p text:style-name="P10"/>
      <text:p text:style-name="P10">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10"/>
      <text:p text:style-name="P10">Луна присаживается под сенью старой ивы. Молча прижав мои ноги к своим бокам крыльями, она пресекает мою попытку сойти на землю.</text:p>
      <text:p text:style-name="P10"/>
      <text:p text:style-name="P10">- Не отвлекай <text:span text:style-name="T756">Нас</text:span>, - еле слышу я её шёпот. - Ткань воспоминаний легко порвать. <text:span text:style-name="T756">Мы</text:span> уже почти не помн<text:span text:style-name="T756">им</text:span> эти события.</text:p>
      <text:p text:style-name="P10"/>
      <text:p text:style-name="P10">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10"/>
      <text:p text:style-name="P10">- Мва-ха-ха! Я похитила медальон силы <text:span text:style-name="T757">Ц</text:span>ёлного замка! Тепель никто не догонит глозного командола Бвейвхалта на его пути к победе! Алмия <text:span text:style-name="T757">Иль-Согг</text:span> падёт к его копытам! Все пе<text:span text:style-name="T757">ц</text:span>еньки будут наши!</text:p>
      <text:p text:style-name="P10"/>
      <text:p text:style-name="P10">На вершине ветхой башни появляется <text:span text:style-name="T757">худенькая</text:span>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10"/>
      <text:p text:style-name="P10">Очертания и младшей, и старшей кобылок видятся размытыми, как будто сквозь очень толстое стекло.</text:p>
      <text:p text:style-name="P10"/>
      <text:p text:style-name="P10">- Никто не смеет грабить хранителя сокровищ Чёрного замка! Ты поплатишься за воровство!</text:p>
      <text:p text:style-name="P10"/>
      <text:p text:style-name="P10">Светлая планирует с башни на улепётывающую по мосту тёмную и они кубарем катятся по замшелым камням.</text:p>
      <text:p text:style-name="P10"/>
      <text:p text:style-name="P10">- Тебе не отнять медальон силы у командола Бвейвхалта! Я возьму тебя в плен и убегу!</text:p>
      <text:p text:style-name="P10"/>
      <text:p text:style-name="P10"><text:soft-page-break/>Младшая подн<text:span text:style-name="T754">имает</text:span>с<text:span text:style-name="T754">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754">шеи </text:span>младшей.</text:p>
      <text:p text:style-name="P10"/>
      <text:p text:style-name="P10">- Отдай! Это моё! Я его <text:span text:style-name="T757">ц</text:span>естно уклала!</text:p>
      <text:p text:style-name="P10"/>
      <text:p text:style-name="P10">Младшая пытается отобрать обруч наскоком, но старшая сдёргивает палку с её рога и выбрасывает в озеро.</text:p>
      <text:p text:style-name="P10"/>
      <text:p text:style-name="P10">- Командор Брейвхарт, сдавайся! Я победила!</text:p>
      <text:p text:style-name="P10">- А сто мне за это будет?</text:p>
      <text:p text:style-name="P10">- Эмм… Печеньки?</text:p>
      <text:p text:style-name="P10">- Холосо, годится. А мы будем потом воевать с <text:span text:style-name="T757">твалями</text:span>?</text:p>
      <text:p text:style-name="P10"/>
      <text:p text:style-name="P10">Над горным хребтом появляются несколько точек. Они быстро планируют вниз вдоль склона и вырастают в четвёрку аликорнов.</text:p>
      <text:p text:style-name="P10"/>
      <text:p text:style-name="P10">- Ваши Высочества! Срочно собирайтесь! Ваши родители послали нас за вами. В окрестностях замечен патруль <text:span text:style-name="T757">тварей</text:span>!</text:p>
      <text:p text:style-name="P10"/>
      <text:p text:style-name="P10">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10"/>
      <text:p text:style-name="P10">- Отлисьно! Мы победим их медальоном силы! Вступайте под знамя командола Бвейвхалта!</text:p>
      <text:p text:style-name="P10">- Это не игра, Лулу, - старшая кобылка одёргивает младшую. - Одевай летучки и погнали.</text:p>
      <text:p text:style-name="P10">- А ты поделисся пе<text:span text:style-name="T757">ц</text:span>еньками?</text:p>
      <text:p text:style-name="P10">- Конечно! Я же обещала!</text:p>
      <text:p text:style-name="P10"/>
      <text:p text:style-name="P10">…</text:p>
      <text:p text:style-name="P10"/>
      <text:p text:style-name="P10">Луна выходит на опустевший берег.</text:p>
      <text:p text:style-name="P10"/>
      <text:p text:style-name="P10">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10"><text:soft-page-break/></text:p>
      <text:p text:style-name="P10">- Война началась за пять лет до Нашего рождения, - шепчет Луна. - Моя сестра была последним довоенным жеребёнком <text:span text:style-name="T757">народа Фаэри</text:span>. А <text:span text:style-name="T756">Мы</text:span> - первым, родившимся во время войны. <text:span text:style-name="T756">Мы</text:span> никогда не знал<text:span text:style-name="T756">и</text:span> мирного времени. Только на новой родине, в Эквестрии, <text:span text:style-name="T756">Мы</text:span> узнал<text:span text:style-name="T756">и</text:span>, что это такое. Что можно спокойно выбираться за пределы стен замка, не ожидая нападения. Что можно вообще строить поселения, не окружённые <text:span text:style-name="T757">высокими </text:span>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756">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10"/>
      <text:p text:style-name="P10">Луна начинает разбег по кромке берега.</text:p>
      <text:p text:style-name="P10"/>
      <text:p text:style-name="P10">- Последующие воспоминания будут намного чётче, Хуман.</text:p>
      <text:p text:style-name="P10"/>
      <text:p text:style-name="P10">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text:span text:style-name="T510">тысячами</text:span> остроконечных башен.</text:p>
      <text:p text:style-name="P10"/>
      <text:p text:style-name="P10">Стены выше самых высоких башен окружают город непробиваемой скорлупой. Кажется, будто город расположен в жерле вулкана.</text:p>
      <text:p text:style-name="P10"/>
      <text:p text:style-name="P10">- Ундариен, - торжественность звучит в голосе аликорницы. - Столица <text:span text:style-name="T510">Ойкумены Фаэри</text:span>. Город, в котором прошла <text:span text:style-name="T756">Наша</text:span> юность. Казармы кадетского корпуса преторианской гвардии, тренировочный плац и сержанты учебки заменили <text:span text:style-name="T756">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10"/>
      <text:p text:style-name="P10">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паучьих лапах.</text:p>
      <text:p text:style-name="P10"/>
      <text:p text:style-name="P11"><text:span text:style-name="Default_20_Paragraph_20_Font"><text:span text:style-name="T7">- Стены и небесные дороги мы выстроили через </text:span></text:span><text:span text:style-name="Default_20_Paragraph_20_Font"><text:span text:style-name="T170">десять</text:span></text:span><text:span text:style-name="Default_20_Paragraph_20_Font"><text:span text:style-name="T7"> лет войны, когда стало ясно, что скорой победы не будет, - отстранённо говорит Луна. - Основное наше преимущество перед </text:span></text:span><text:span text:style-name="Default_20_Paragraph_20_Font"><text:span text:style-name="T758">тварями</text:span></text:span><text:span text:style-name="Default_20_Paragraph_20_Font"><text:span text:style-name="T7"> — мы умеем летать. </text:span></text:span><text:span text:style-name="Default_20_Paragraph_20_Font"><text:span text:style-name="T759">Хотя д</text:span></text:span><text:span text:style-name="Default_20_Paragraph_20_Font"><text:span text:style-name="T7">ля набора высоты нам </text:span></text:span><text:span text:style-name="Default_20_Paragraph_20_Font"><text:span text:style-name="T759">и </text:span></text:span><text:span text:style-name="Default_20_Paragraph_20_Font"><text:span text:style-name="T7">нужны экстендеры, самые сильные аликорны могут подниматься </text:span></text:span><text:span text:style-name="Default_20_Paragraph_20_Font"><text:span text:style-name="T759">даже без них</text:span></text:span><text:span text:style-name="Default_20_Paragraph_20_Font"><text:span text:style-name="T7">. </text:span></text:span><text:span text:style-name="Default_20_Paragraph_20_Font"><text:span text:style-name="T759">А д</text:span></text:span><text:span text:style-name="Default_20_Paragraph_20_Font"><text:span text:style-name="T7">ля планирования нам не нужно ничего. </text:span></text:span><text:span text:style-name="Default_20_Paragraph_20_Font"><text:span text:style-name="T758">Иль-Шогг</text:span></text:span><text:span text:style-name="Default_20_Paragraph_20_Font"><text:span text:style-name="T759"> же могут только </text:span></text:span><text:span text:style-name="Default_20_Paragraph_20_Font"><text:span text:style-name="T758">низко </text:span></text:span><text:span text:style-name="Default_20_Paragraph_20_Font"><text:span text:style-name="T759">подпрыгивать — </text:span></text:span><text:span text:style-name="Default_20_Paragraph_20_Font"><text:span text:style-name="T758">на Орунгуне им не хватает айны для левитации</text:span></text:span><text:span text:style-name="Default_20_Paragraph_20_Font"><text:span text:style-name="T759">. </text:span></text:span><text:span text:style-name="Default_20_Paragraph_20_Font"><text:span text:style-name="T7">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760">д</text:span></text:span><text:span text:style-name="Default_20_Paragraph_20_Font"><text:span text:style-name="T761">вадцать</text:span></text:span><text:span text:style-name="Default_20_Paragraph_20_Font"><text:span text:style-name="T7"> лет. После разрушения последнего из высотных коридоров, мы могли доставлять грузы только по воздуху. Но летучих транспортов у нас было немного — </text:span></text:span><text:span text:style-name="Default_20_Paragraph_20_Font"><text:span text:style-name="T758">для изготовления каждого</text:span></text:span><text:span text:style-name="Default_20_Paragraph_20_Font"><text:span text:style-name="T7"> требуется большое количество </text:span></text:span><text:soft-page-break/><text:span text:style-name="Default_20_Paragraph_20_Font"><text:span text:style-name="T758">айны, а большая её часть уходила на вооружения</text:span></text:span><text:span text:style-name="Default_20_Paragraph_20_Font"><text:span text:style-name="T7">. </text:span></text:span><text:span text:style-name="Default_20_Paragraph_20_Font"><text:span text:style-name="T758">Д</text:span></text:span><text:span text:style-name="Default_20_Paragraph_20_Font"><text:span text:style-name="T7">оставлять </text:span></text:span><text:span text:style-name="Default_20_Paragraph_20_Font"><text:span text:style-name="T758">же </text:span></text:span><text:span text:style-name="Default_20_Paragraph_20_Font"><text:span text:style-name="T7">груз на крыльях для такого мегаполиса было невозможно. Город пал за </text:span></text:span><text:span text:style-name="Default_20_Paragraph_20_Font"><text:span text:style-name="T762">четыре</text:span></text:span><text:span text:style-name="Default_20_Paragraph_20_Font"><text:span text:style-name="T760"> </text:span></text:span><text:span text:style-name="Default_20_Paragraph_20_Font"><text:span text:style-name="T758">год</text:span></text:span><text:span text:style-name="Default_20_Paragraph_20_Font"><text:span text:style-name="T760">а</text:span></text:span><text:span text:style-name="Default_20_Paragraph_20_Font"><text:span text:style-name="T7">. С падением Ундариена мы лишились большей части нашей промышленности и экономики. Последующ</text:span></text:span><text:span text:style-name="Default_20_Paragraph_20_Font"><text:span text:style-name="T763">ая</text:span></text:span><text:span text:style-name="Default_20_Paragraph_20_Font"><text:span text:style-name="T7"> борьб</text:span></text:span><text:span text:style-name="Default_20_Paragraph_20_Font"><text:span text:style-name="T763">а</text:span></text:span><text:span text:style-name="Default_20_Paragraph_20_Font"><text:span text:style-name="T7"> был</text:span></text:span><text:span text:style-name="Default_20_Paragraph_20_Font"><text:span text:style-name="T763">а</text:span></text:span><text:span text:style-name="Default_20_Paragraph_20_Font"><text:span text:style-name="T7"> агонией.</text:span></text:span></text:p>
      <text:p text:style-name="P10"/>
      <text:p text:style-name="P10">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10"/>
      <text:p text:style-name="P10">- Если всмотришься, Хуман, на плацу, в <text:span text:style-name="T756">строю</text:span> обороняющихся заметишь худую тёмно-синюю курсантку в латах на два размера больше, чем надо, - фыркает Луна. - Вон, <text:span text:style-name="T756">она </text:span>как раз обронила гасту. Нам <text:span text:style-name="T756">так </text:span>тяжело давалась учёба вдали от дома и сестры! Нас родители даже называли «хвостиком Селестии».</text:p>
      <text:p text:style-name="P10"/>
      <text:p text:style-name="P10">Луна делает вираж над стадионом. Я вижу, как здоровенный <text:span text:style-name="T764">жеребец</text:span> с ёжиком <text:span text:style-name="T764">коротко стриженных волос</text:span>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10"/>
      <text:p text:style-name="P10">- <text:span text:style-name="T764">Курсант Селена! За потерю личного оружия </text:span><text:span text:style-name="T765">будешь </text:span><text:span text:style-name="T764">неделю подметать плац! Вот этой самой гастой!</text:span></text:p>
      <text:p text:style-name="P10">- <text:span text:style-name="T764">Хайя, сержант! Слушаюсь!</text:span></text:p>
      <text:p text:style-name="P10"/>
      <text:p text:style-name="P10">Луна снова набирает высоту <text:span text:style-name="T764">и голоса с плаца затихают внизу</text:span>.</text:p>
      <text:p text:style-name="P10"/>
      <text:p text:style-name="P10">- Война преобразила нас. <text:span text:style-name="T765">Т</text:span>ысячелетия у нас не было врагов — и было вдосталь <text:span text:style-name="T765">айны</text:span>. Мы построили множество величественных городов и прекрасных замков, посадили <text:span text:style-name="T765">вокруг них</text:span> зачарованны<text:span text:style-name="T765">е</text:span> сад<text:span text:style-name="T765">ы</text:span>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Мы были бессмертными и ленивыми в своей неге. Мы редко отдалялись от своих замков больше, чем на день полёта. В эти тыс<text:span text:style-name="T756">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text:span text:style-name="T765">цитаделях</text:span> и не желали смотреть наружу. Даже когда из мира начала уходить <text:span text:style-name="T765">айна</text:span>, мы не стали беспокоиться — созданные города, замки и сады Золотого века обеспечивали нас кровом и пищей.</text:p>
      <text:p text:style-name="P10"/>
      <text:p text:style-name="P10">Пока не появились они. <text:span text:style-name="T766">Твари.</text:span></text:p>
      <text:p text:style-name="P355"/>
      <text:p text:style-name="P356">Наши историки до последних дней войны спорили, привёл ли их <text:span text:style-name="T767">из тёмных глубин Эогиппа </text:span>на Орунгун отступник <text:span text:style-name="T768">Калеодонг,</text:span> <text:span text:style-name="T768">и</text:span>ли же они пришли сами и он предложил им свои услуги на месте. <text:span text:style-name="T769">Те две твари, что нам удалось взять в плен, </text:span><text:span text:style-name="T770">не отлича</text:span><text:span text:style-name="T767">лись</text:span><text:span text:style-name="T770"> разговорчивостью. </text:span><text:span text:style-name="T769">А </text:span><text:span text:style-name="T770">лерб</text:span><text:span text:style-name="T769">ы</text:span><text:span text:style-name="T770"> </text:span><text:span text:style-name="T769">являются </text:span><text:span text:style-name="T767">всего лишь не</text:span><text:span text:style-name="T769">разумными </text:span><text:span text:style-name="T767">марионетками </text:span><text:span text:style-name="T769">— брать их в плен с целью получения информации бесполезно</text:span><text:span text:style-name="T770">.</text:span></text:p>
      <text:p text:style-name="P357"><text:soft-page-break/>То, что смогли восстановить по косвенным данным: <text:span text:style-name="T767">около двухсот тварей </text:span><text:span text:style-name="T768">Иль-Шогг </text:span><text:span text:style-name="T767">вышли из Эогиппа в районе</text:span><text:span text:style-name="T768"> старой исследовательской базе Эриан-2 </text:span><text:span text:style-name="T767">у</text:span><text:span text:style-name="T768"> Ледяных пещер, </text:span><text:span text:style-name="T769">где жил в изгнании мятежный киор </text:span><text:span text:style-name="T768">Калеодонг. </text:span><text:span text:style-name="T769">Мотивы Калеодонга неясны — то ли он </text:span><text:span text:style-name="T771">помешался в долгой ссылке от одиночества, то ли хотел отомстить королеве за изгнание, то </text:span><text:span text:style-name="T767">ли он стал первой жертвой тварей </text:span><text:span text:style-name="T771">— уже никто не узнает. </text:span><text:span text:style-name="T767">Но </text:span><text:span text:style-name="T771">Калеодонг стал наместником Орунгуна от лица Единства Иль-Шогг и он - единственный лерб, в поведении которого </text:span><text:span text:style-name="T767">были </text:span><text:span text:style-name="T771">признаки разума и индивидуальности. </text:span><text:span text:style-name="T767">Строго говоря, если бы не узкие зрачки — отличить его от обычных фаэри было бы невозможно.</text:span><text:span text:style-name="T771"> Приятель Нашей сестрицы, ксенобиолог Кэйлонг даже выдвинул теорию, что твари могут заражать двумя путями — подселяя </text:span><text:span text:style-name="T772">обычного ментапаразита, который отключает разум и передаёт контроль над телом Единству или же полноценно вселяясь в разум фаэри и объединяя свой сущность с сущностью фаэри. В первом случае лерба просто отличить от фаэри по рваным движениям из-за несовершенства контроля двигательных функций. Во втором случае отличить </text:span><text:span text:style-name="T767">можно только по зрачкам. Если лерб второго типа их скрывает — распознать его невозможно</text:span><text:span text:style-name="T772"> — но каждое </text:span><text:span text:style-name="T767">такое </text:span><text:span text:style-name="T772">вселение требует одной твари </text:span><text:span text:style-name="T767">Иль-Шогг</text:span><text:span text:style-name="T772">, </text:span><text:span text:style-name="T767">и это объясняет, почему двести тварей воспользовались таким приёмом всего лишь один раз.</text:span></text:p>
      <text:p text:style-name="P357"><text:span text:style-name="T767">Ф</text:span><text:span text:style-name="T769">игура </text:span><text:span text:style-name="T767">Калеодонга </text:span><text:span text:style-name="T769">тёмной канвой проходит через всю войну. Он скрывал их присутствие в первое время, он</text:span><text:span text:style-name="T768"> обучил их азам пользования техникой фаэри, чем доставил нам немало хлопот в грядущей войне. </text:span><text:span text:style-name="T769">Его немалые даже для фаэри способности к айна-манипуляциям обусловили первые, самые важные победы тварей — когда ментапаразитами были заражены высокие чины в правительстве Лорен. Именно они обеспечили быстрый успехам тварей несмотря на их крайне малое число.</text:span></text:p>
      <text:p text:style-name="P358"/>
      <text:p text:style-name="P359"><text:span text:style-name="T773">Монолог Луны прерывается. Мы влетаем в облако пара и сажи, что выплёвывают толстые грушеобразные трубы заводских цехов </text:span>по обе стороны широкой реки, делящей город на две неравные части.</text:p>
      <text:p text:style-name="P10"/>
      <text:p text:style-name="P11"><text:span text:style-name="Default_20_Paragraph_20_Font"><text:span text:style-name="T7">- </text:span></text:span><text:span text:style-name="Default_20_Paragraph_20_Font"><text:span text:style-name="T762">Шесть десятков л</text:span></text:span><text:span text:style-name="Default_20_Paragraph_20_Font"><text:span text:style-name="T774">ет</text:span></text:span><text:span text:style-name="Default_20_Paragraph_20_Font"><text:span text:style-name="T7"> войны подстегнули наш </text:span></text:span><text:span text:style-name="Default_20_Paragraph_20_Font"><text:span text:style-name="T762">военный </text:span></text:span><text:span text:style-name="Default_20_Paragraph_20_Font"><text:span text:style-name="T7">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text:span></text:span><text:span text:style-name="Default_20_Paragraph_20_Font"><text:span text:style-name="T762">Наше с</text:span></text:span><text:span text:style-name="Default_20_Paragraph_20_Font"><text:span text:style-name="T7">амое сильное оружие — Элементы Возмездия, что Мы с </text:span></text:span><text:span text:style-name="Default_20_Paragraph_20_Font"><text:span text:style-name="T775">с</text:span></text:span><text:span text:style-name="Default_20_Paragraph_20_Font"><text:span text:style-name="T7">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775">и было в состоянии стирать континенты</text:span></text:span><text:span text:style-name="Default_20_Paragraph_20_Font"><text:span text:style-name="T7">. Но ничто из этого не помогло нам победить. Сво</text:span></text:span><text:span text:style-name="Default_20_Paragraph_20_Font"><text:span text:style-name="T762">ё</text:span></text:span><text:span text:style-name="Default_20_Paragraph_20_Font"><text:span text:style-name="T7"> единственн</text:span></text:span><text:span text:style-name="Default_20_Paragraph_20_Font"><text:span text:style-name="T762">ое</text:span></text:span><text:span text:style-name="Default_20_Paragraph_20_Font"><text:span text:style-name="T7"> </text:span></text:span><text:span text:style-name="Default_20_Paragraph_20_Font"><text:span text:style-name="T762">преимущество</text:span></text:span><text:span text:style-name="Default_20_Paragraph_20_Font"><text:span text:style-name="T7"> — обращение </text:span></text:span><text:span text:style-name="Default_20_Paragraph_20_Font"><text:span text:style-name="T762">фаэри</text:span></text:span><text:span text:style-name="Default_20_Paragraph_20_Font"><text:span text:style-name="T7"> в управляемых рабов — </text:span></text:span><text:span text:style-name="Default_20_Paragraph_20_Font"><text:span text:style-name="T762">твари</text:span></text:span><text:span text:style-name="Default_20_Paragraph_20_Font"><text:span text:style-name="T7"> отточили в совершенстве. </text:span></text:span><text:span text:style-name="Default_20_Paragraph_20_Font"><text:span text:style-name="T762">Мы воевали с тенью.</text:span></text:span></text:p>
      <text:p text:style-name="P10"/>
      <text:p text:style-name="P11"><text:span text:style-name="Default_20_Paragraph_20_Font"><text:span text:style-name="T7">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70">Через открытый люк на вершине влетают и вылетают аликорны.</text:span></text:span></text:p>
      <text:p text:style-name="P10"/>
      <text:p text:style-name="P11"><text:span text:style-name="Default_20_Paragraph_20_Font"><text:span text:style-name="T7">- Последнее Прибежище. После разрушения городских стен, население Ундариена ушло под </text:span></text:span><text:span text:style-name="Default_20_Paragraph_20_Font"><text:span text:style-name="T775">центральный </text:span></text:span><text:span text:style-name="Default_20_Paragraph_20_Font"><text:span text:style-name="T7">купол. Фабрики Прибежища продолжали производить </text:span></text:span><text:span text:style-name="Default_20_Paragraph_20_Font"><text:span text:style-name="T170">боевые машины </text:span></text:span><text:span text:style-name="Default_20_Paragraph_20_Font"><text:span text:style-name="T7">и мехадоспехи ещё </text:span></text:span><text:span text:style-name="Default_20_Paragraph_20_Font"><text:span text:style-name="T762">два</text:span></text:span><text:span text:style-name="Default_20_Paragraph_20_Font"><text:span text:style-name="T7"> </text:span></text:span><text:span text:style-name="Default_20_Paragraph_20_Font"><text:span text:style-name="T762">года</text:span></text:span><text:span text:style-name="Default_20_Paragraph_20_Font"><text:span text:style-name="T7">. Во время блокады был завершён наш самый продвинутый гранд-флаер - «</text:span></text:span><text:span text:style-name="Default_20_Paragraph_20_Font"><text:span text:style-name="T762">Маджестик</text:span></text:span><text:span text:style-name="Default_20_Paragraph_20_Font"><text:span text:style-name="T7">». И даже после падения Последнего Прибежища, производство некоторое время работало в пещерах под </text:span></text:span><text:span text:style-name="Default_20_Paragraph_20_Font"><text:span text:style-name="T762">городом</text:span></text:span><text:span text:style-name="Default_20_Paragraph_20_Font"><text:span text:style-name="T7">. </text:span></text:span><text:soft-page-break/><text:span text:style-name="Default_20_Paragraph_20_Font"><text:span text:style-name="T7">Было выпущено несколько моделей подземных мехадоспехов и боевых </text:span></text:span><text:span text:style-name="Default_20_Paragraph_20_Font"><text:span text:style-name="T170">механических кротов</text:span></text:span><text:span text:style-name="Default_20_Paragraph_20_Font"><text:span text:style-name="T7">. </text:span></text:span><text:span text:style-name="Default_20_Paragraph_20_Font"><text:span text:style-name="T762">Фаэри</text:span></text:span><text:span text:style-name="Default_20_Paragraph_20_Font"><text:span text:style-name="T7">, </text:span></text:span><text:span text:style-name="Default_20_Paragraph_20_Font"><text:span text:style-name="T762">гордые </text:span></text:span><text:span text:style-name="Default_20_Paragraph_20_Font"><text:span text:style-name="T7">дети воздуха, превратились в земляных червей!</text:span></text:span></text:p>
      <text:p text:style-name="P10"/>
      <text:p text:style-name="P10">Луна горько смеётся.</text:p>
      <text:p text:style-name="P10"/>
      <text:p text:style-name="P10">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10"/>
      <text:p text:style-name="P10">- Наша последняя надежда была на новейшую разработку — фокусировщик-усилитель, концентрирующий истощённую <text:span text:style-name="T776">айну</text:span> Орунгуна в <text:span text:style-name="T776">спарк</text:span>-<text:span text:style-name="T776">позитронный</text:span>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777">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text:span text:style-name="T776">твари</text:span> <text:span text:style-name="T777">и их ледяные рабы</text:span>. Для начала освободительного марша нам не хватало только «<text:span text:style-name="T776">Маджестика</text:span>», с которого мы могли бы сметать и выжигать армии <text:span text:style-name="T776">тварей</text:span> площадями. <text:span text:style-name="T776">Маджестик</text:span> и Элементы Возмездия должны были преломить ход войны.</text:p>
      <text:p text:style-name="P10"><text:s/>Нам с Селли повезло — Её Величество отослали нас с Элементами в Андориан. <text:span text:style-name="T776">В этом дальнем форте </text:span>в то время было безопаснее, основные силы <text:span text:style-name="T776">Иль-Шогг</text:span> сосредоточились вокруг Последнего Прибежища. Сама же Лорен хотела проконтролировать завершение «<text:span text:style-name="T776">Маджестика</text:span>», и привести его к нам.</text:p>
      <text:p text:style-name="P10">Последняя радиограмма от неё сообщала, что «<text:span text:style-name="T776">Маджестик</text:span>» с оставшимися защитниками Прибежища покинул Ундариен и идёт на эвакуацию Норгонга. После чего <text:span text:style-name="T776">гранд-флаер</text:span> должен был идти к Андориану.</text:p>
      <text:p text:style-name="P10">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10"/>
      <text:p text:style-name="P10">- А почему вы не активировали Элементы сами? - спрашиваю я. - Шут с ним, с «<text:span text:style-name="T776">Маджестиком</text:span>», устроили бы веселуху чуть поменьше.</text:p>
      <text:p text:style-name="P10">- В то время для активации основной функции Элементов нужно было присутствие двух <text:span text:style-name="T776">фаэри</text:span>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10"/>
      <text:p text:style-name="P10">Луна тяжело дышит.</text:p>
      <text:p text:style-name="P10"/>
      <text:p text:style-name="P10">-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778">Н</text:span>ас в <text:soft-page-break/>воспоминаниях и Мы никак не можем избавится от них. Извини, Хуман, что Мы вывалили на тебя груз Наших тревог и печалей.</text:p>
      <text:p text:style-name="P10"/>
      <text:p text:style-name="P10">- Это ты извини, - почему-то оправдываюсь я. - Я видел, во что превратился Андориан. Орунгун правда захвачен. Полностью. Там некого освобождать.</text:p>
      <text:p text:style-name="P10"/>
      <text:p text:style-name="P10">Луна, не оборачиваясь, кивает. Её всю пробирает крупная дрожь. Мы продолжаем парить над замком, не снижаясь и не набирая высоту.</text:p>
      <text:p text:style-name="P10"/>
      <text:p text:style-name="P10">«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10"/>
      <text:p text:style-name="P10">Как бы в унисон моему внутреннему диалогу, перед нами открываются ворота в Эогипп. Мы вплываем в них в тишине.</text:p>
      <text:p text:style-name="P10"/>
      <text:p text:style-name="P10">-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text:span text:style-name="T776">несколько мгновений</text:span> и вернёмся.</text:p>
      <text:p text:style-name="P10"/>
      <text:p text:style-name="P10">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10"/>
      <text:p text:style-name="P10">- Летим к вон тому голубому гиганту с тремя зелёными звёздами вокруг, - шепчу направление Луне.</text:p>
      <text:p text:style-name="P10"/>
      <text:p text:style-name="P10">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10"/>
      <text:p text:style-name="P10">- Теперь вон к той двойной звезде алого цвета, - указываю я направление.</text:p>
      <text:p text:style-name="P10"/>
      <text:p text:style-name="P10">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10"/>
      <text:p text:style-name="P10"><text:soft-page-break/>- Я уже видел такую трансформацию у Сел, не беспокойся. Типа, в Эогиппе вы становитесь похожи на ваших предков-элементалей.</text:p>
      <text:p text:style-name="P10"/>
      <text:p text:style-name="P10">Луна кивает в ответ. Мы подлетаем к звёздам-близнецам.</text:p>
      <text:p text:style-name="P10"/>
      <text:p text:style-name="P10">- Последний ориентир. Видишь тот тусклый фиолетовый гигант у яркого скопления звёзд в виде восьмёрки? Нам туда.</text:p>
      <text:p text:style-name="P10"/>
      <text:p text:style-name="P10">Бока Луны ходят ходуном. Её сердце бьёт как молот <text:s/>в наковальню.</text:p>
      <text:p text:style-name="P10"/>
      <text:p text:style-name="P10">- Одним глазком, договорились? На землю не садимся. От портала далеко не уходим. Полтысячи лет назад мы с Сел еле ноги унесли отсюда.</text:p>
      <text:p text:style-name="P10"/>
      <text:p text:style-name="P10">Луна молча кивает.</text:p>
      <text:p text:style-name="P10"/>
      <text:p text:style-name="P10">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10"/>
      <text:p text:style-name="P360">Луна не слушает меня. Её крылья <text:span text:style-name="T779">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360"/>
      <text:p text:style-name="P361">Луна поворачивает ко мне голову и я вижу узкие зрачки в её глазах.</text:p>
      <text:p text:style-name="P360"/>
      <text:p text:style-name="P360"><text:span text:style-name="T779">Последнее, что я слышу сквозь вой ветра - </text:span>торжествующий смех. Никогда бы не подумал, что от холода может быть ТАК больно!</text:p>
      <text:p text:style-name="P10"/>
      <text:p text:style-name="P10">Темнота милосердно опускает завесу над моим сознанием.</text:p>
      <text:p text:style-name="P10"/>
      <text:p text:style-name="P10">…</text:p>
      <text:p text:style-name="P10">…</text:p>
      <text:p text:style-name="P10">…</text:p>
      <text:p text:style-name="P10"/>
      <text:p text:style-name="P10"><text:soft-page-break/>Монотонность бытия нарушается повторяющимся раздражителем.</text:p>
      <text:p text:style-name="P10"><text:s/></text:p>
      <text:p text:style-name="P10"><text:span text:style-name="T780">Пинг</text:span>… <text:span text:style-name="T780">Пинг</text:span>… <text:span text:style-name="T780">Пинг</text:span>…</text:p>
      <text:p text:style-name="P10"/>
      <text:p text:style-name="P362">«Капли воды» - отстранёно сообщает пробуждающееся сознание. Я открываю глаза.</text:p>
      <text:p text:style-name="P10"/>
      <text:p text:style-name="P10">Каменный свод надо мной теряется в темноте - тусклый свет едва освещает заросшие лиша<text:span text:style-name="T780">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780">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781">м</text:span><text:span text:style-name="T780">оего</text:span> рта вырывается пар — ужасный холод царит в <text:span text:style-name="T780">этом </text:span>каменном мешке.</text:p>
      <text:p text:style-name="P10"/>
      <text:p text:style-name="P10">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10"/>
      <text:p text:style-name="P10">Тихий шорох привлекает внимание. Еле видная в <text:span text:style-name="T780">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10"/>
      <text:p text:style-name="P10">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10"/>
      <text:p text:style-name="P10">- Д-дейдра? - из глубин памяти всплывает <text:span text:style-name="T781">давно </text:span>забытое имя.</text:p>
      <text:p text:style-name="P10"/>
      <text:p text:style-name="P10">Но хотя незнакомка и похожа как две капли воды на мою затерявшуюся во тьме веков подружку-пиратку, она отрицательно качает головой.</text:p>
      <text:p text:style-name="P10"/>
      <text:p text:style-name="P10">Выплюнув кусачки на матрас, она закрывает мне рот копытом.</text:p>
      <text:p text:style-name="P10"/>
      <text:p text:style-name="P10">- Тихо, - шепчет она мне в ухо. - Тут за поворотом коридора сидит <text:span text:style-name="T781">лерб</text:span>. Услышит нас — и всё пропало.</text:p>
      <text:p text:style-name="P10"/>
      <text:p text:style-name="P10">НеДейдра тычет в сторону едва видной в <text:span text:style-name="T780">сумраке</text:span> деревянной двери на массивных ржавых <text:span text:style-name="T780">петлях</text:span>. <text:span text:style-name="T781">Я слышу знакомое слово, но думаю, что мне показалось. Пони Эквестрии не должны знать подобных терминов!</text:span></text:p>
      <text:p text:style-name="P10"><text:soft-page-break/></text:p>
      <text:p text:style-name="P10">Я осматриваю узкую камеру, в которой нахожусь.</text:p>
      <text:p text:style-name="P10"/>
      <text:p text:style-name="P10">- Кто ты? Как я тут очутился? Что происходит? - шепчу на ухо таинственной незнакомке.</text:p>
      <text:p text:style-name="P10"/>
      <text:p text:style-name="P10">Та снова качает головой.</text:p>
      <text:p text:style-name="P10"/>
      <text:p text:style-name="P10">- Потом. Сейчас надо смываться. Идти сможешь?</text:p>
      <text:p text:style-name="P10"/>
      <text:p text:style-name="P10">Я неуверенно встаю. Голова кружится, но меньше. На ногах уже без удивления замечаю кандалы с перекушенной цепью.</text:p>
      <text:p text:style-name="P10">- Смогу, если не быстро, - шепчу ей утвердительно.</text:p>
      <text:p text:style-name="P10">- Иди за мной. Только сначала замотай цепи вокруг кандалов, чтобы не звенели. Нет времени их <text:span text:style-name="T780">тут </text:span><text:s/>откусывать.</text:p>
      <text:p text:style-name="P10"/>
      <text:p text:style-name="P10">Поняха <text:span text:style-name="T782">закидывает кусачки за спину</text:span><text:span text:style-name="T780">, </text:span>ныряет под топчан и исчезает.</text:p>
      <text:p text:style-name="P10"/>
      <text:p text:style-name="P10">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10"/>
      <text:p text:style-name="P10">Почему-то мне кажется это правильным.</text:p>
      <text:p text:style-name="P10"/>
      <text:p text:style-name="P10">…</text:p>
      <text:p text:style-name="P10"/>
      <text:p text:style-name="P10">Свет свечи выхватывает <text:span text:style-name="T781">из тьмы </text:span>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10"/>
      <text:p text:style-name="P10">-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text:span text:style-name="T781">лербы</text:span>.</text:p>
      <text:p text:style-name="P10"/>
      <text:p text:style-name="P10">- Встречаются кто? <text:span text:style-name="T781">Откуда вам знакомо это слово?</text:span></text:p>
      <text:p text:style-name="P10"><text:soft-page-break/>- <text:span text:style-name="T781">Лербы — так их называет принцесса Селестия</text:span>. Пони, обращённые виндиго <text:span text:style-name="T780">в ледяных рабов</text:span>. <text:span text:style-name="T781">Марионетки Найтмэр</text:span><text:span text:style-name="T783">. </text:span>Вы их ещё увидите.</text:p>
      <text:p text:style-name="P10"/>
      <text:p text:style-name="P10">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10"/>
      <text:p text:style-name="P10">- Поскольку узурпаторша усыпила вас, вы не в курсе событий послед<text:span text:style-name="T784">них</text:span> недел<text:span text:style-name="T784">ь</text:span>. Я кратенько введу вас в курс дела, пока будем продвигаться по вентиляции.</text:p>
      <text:p text:style-name="P10">- <text:span text:style-name="T784">Сколько же я</text:span> спал?!!</text:p>
      <text:p text:style-name="P10">- Тише! - Карвед Лайн бросает на меня осуждающий взляд. - Вы проспали <text:span text:style-name="T784">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785">ещё </text:span>до вторжения. Сама принцесса ночи исчезла через сутки <text:span text:style-name="T785">после вашего визита</text:span>. Вернулась она через два дня с отрядом <text:span text:style-name="T785">хтонических</text:span> созданий — <text:span text:style-name="T781">принцесса Селестия называет их тварями Иль-Шогг, но мы зовём их виндиго — духами ветра. При их появлении всегда начинают дуть холодные ветры</text:span>. Каждый из них по магической силе равен <text:span text:style-name="T786">всем магам</text:span> Понхэнджа, <text:span text:style-name="T787">включая аспирантов и стажёров</text:span>. Они умеют летать, они превращают пони в <text:span text:style-name="T787">лербов</text:span> <text:span text:style-name="T785">за считанные секунды</text:span>, они принесли холод <text:span text:style-name="T783">и ночь </text:span>в Эквестрию. <text:span text:style-name="T783">Да-</text:span><text:span text:style-name="T787">да</text:span><text:span text:style-name="T783">, в Эквестрии уже две недели длится ночь — и мы не знаем, как долго ещё она продлится. И с</text:span>ейчас, как вы заметили, холодно <text:span text:style-name="T785">по-</text:span>зим<text:span text:style-name="T785">нему</text:span>, хотя только начало осени. Виндиго понижают температуру везде, где находятся.</text:p>
      <text:p text:style-name="P10"/>
      <text:p text:style-name="P10">-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10"/>
      <text:p text:style-name="P363">- Ваша дражайшая супруга объявила розыск <text:span text:style-name="T785">в конце перв</text:span><text:span text:style-name="T784">ого</text:span><text:span text:style-name="T785"> </text:span><text:span text:style-name="T784">дня</text:span><text:span text:style-name="T785"> вашего исчезновения</text:span>, но не решалась вторгнуться на ночную половину замка — это вызвало бы грандиозный дипломатический скандал <text:span text:style-name="T785">и, возможно, гражданскую смуту. Не секрет, что в последние годы </text:span>отношения между <text:span text:style-name="T787">Д</text:span>невной и <text:span text:style-name="T787">Н</text:span>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363">Потом же стало слишком поздно.</text:p>
      <text:p text:style-name="P10">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785">из ночной стражи </text:span>вспомнил, что первые трое суток с вашего исчезновения и до появления Найтмэр Мун их центурии было приказано усиленно охранять <text:span text:style-name="T787">старую </text:span>башню <text:span text:style-name="T787">в дальнем углу сада на половине Луны</text:span>.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10">- Про какого <text:span text:style-name="T785">л</text:span>идера Сопротивления ты говорил? - холод постепенно сковывает движения, вызывая сильнейшую дрожь. Я пытаюсь отвлечься от неё разговором.</text:p>
      <text:p text:style-name="P10"><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784">две </text:span>недел<text:span text:style-name="T784">и</text:span> наход<text:span text:style-name="T784">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785">д</text:span>иархии и примкнула к Найтмэр Мун практически в полном составе.</text:p>
      <text:p text:style-name="P10"/>
      <text:p text:style-name="P364">Библиотекарь спокойным тоном ра<text:span text:style-name="T788">с</text:span>сказывает, как за <text:span text:style-name="T788">пару </text:span>недел<text:span text:style-name="T788">ь</text:span> обрушился мир, который мы с Сел выстраивали полтысячи лет. <text:span text:style-name="T785">Могущественное государство, которое мы основали и </text:span><text:span text:style-name="T788">развивали</text:span><text:span text:style-name="T785"> сотни лет, вылетело в трубу: </text:span><text:span text:style-name="T788">д</text:span><text:span text:style-name="T785">ворцовые фракции самозабвенно сражаются друг с другом, не обращая внимание на поглощающую их страну внешнюю силу. </text:span><text:span text:style-name="T784">Соседние государства с удовольствием откусывают ставшие бесхозными провинции. </text:span><text:span text:style-name="T788">Пони стремительно забывают о достижениях цивилизации, возвращаюсь на первобытный уровень кочевых племён</text:span><text:span text:style-name="T785">.</text:span></text:p>
      <text:p text:style-name="P364">Я слушаю его, и внутри у меня всё леденеет, как будто я остался там, в <text:span text:style-name="T785">промёрзшей насквозь </text:span>родине принцесс.</text:p>
      <text:p text:style-name="P10"/>
      <text:p text:style-name="P363">- Полицейская центурия была обращена в <text:span text:style-name="T787">лербов</text:span> первыми. Тандерстрайку чудом удалось спастись, хотя злые языки говорят, <text:span text:style-name="T785">что </text:span>он <text:span text:style-name="T787">уцелел</text:span><text:span text:style-name="T785"> только потому, что </text:span>вместо дежурства сидел в баре. Затем была обращена <text:span text:style-name="T785">в рабов </text:span>караульная смена стражи дневной половины замка. Обращение пони в ледяных зомби при прямом прикосновении виндиго занимает около двух секунд — <text:span text:style-name="T787">ровно столько уходит на то, чтобы виндиго поцеловал жертву</text:span>. Видя привычных товарищей по оружию, никто не ожид<text:span text:style-name="T787">ает</text:span> подвоха и не подн<text:span text:style-name="T787">имает</text:span> тревог<text:span text:style-name="T787">у</text:span>. Тайность вторжения была нарушена <text:span text:style-name="T785">лишь </text:span>у самых покоев <text:span text:style-name="T785">принцессы </text:span>Селестии, когда <text:span text:style-name="T785">на </text:span><text:span text:style-name="T787">присутствие </text:span><text:span text:style-name="T785">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10">-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784">всего </text:span><text:span text:style-name="T786">полдюжины</text:span><text:span text:style-name="T784">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788">почти</text:span> и не надо никого <text:span text:style-name="T787">пленять</text:span> — партия Ночи и так выполняет любой приказ узурпаторши. <text:span text:style-name="T783">Их очень вдохновляет полное отсутствие светлого времени суток.</text:span></text:p>
      <text:p text:style-name="P10">-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text:span text:style-name="T787">Ринса Стилфизера</text:span>.</text:p>
      <text:p text:style-name="P10">- За <text:span text:style-name="T788">дюжину дней</text:span> армия узурпаторши завоевала более трёх четвертей Эквестрии. <text:span text:style-name="T788">Впрочем, б</text:span>ольшинство <text:span text:style-name="T788">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788">с окрестностями </text:span>— её. Самых непокорных лидеров она обращает в <text:span text:style-name="T787">лербов</text:span>. За силами Сопротивления остаются только горные районы на севере…</text:p>
      <text:p text:style-name="P10"/>
      <text:p text:style-name="P10">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10"><text:soft-page-break/>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10"/>
      <text:p text:style-name="P10">В неподвижно сидящей у стены тёмной массе невозможно было бы определить живое существо, если бы не зелёные огоньки глаз.</text:p>
      <text:p text:style-name="P10"/>
      <text:p text:style-name="P10">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text:span text:style-name="T787">Ринса</text:span>.</text:p>
      <text:p text:style-name="P10"/>
      <text:p text:style-name="P10">Очевидно, разволновавшись, я издаю шорох, потому что <text:span text:style-name="T787">лерб</text:span>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10"/>
      <text:p text:style-name="P10"><text:span text:style-name="T787">Лерб</text:span>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10"><text:s/></text:p>
      <text:p text:style-name="P365">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365"/>
      <text:p text:style-name="P365">Дальше мы идём молча.</text:p>
      <text:p text:style-name="P10"/>
      <text:p text:style-name="P10">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10"/>
      <text:p text:style-name="P10">-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text:span text:style-name="T789">лербов</text:span>. А они ничего не едят и, соответственно, ничего… гм… не производят. Так что вода чистая. Но, предупреждаю, очень холодная.</text:p>
      <text:p text:style-name="P10"/>
      <text:p text:style-name="P10">Тоннель упирается в кирпичную стену. Водяной поток уходит куда-то под неё. Белая пена пузырится над шипящей водой, уносящейся под камень.</text:p>
      <text:p text:style-name="P10"/>
      <text:p text:style-name="P10"><text:soft-page-break/>- Стена около <text:span text:style-name="T789">двадцати</text:span>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text:span text:style-name="T789">искать их и </text:span>протискиваться придётся наугад.</text:p>
      <text:p text:style-name="P10"/>
      <text:p text:style-name="P10">- Проплыть в ледяной воде <text:span text:style-name="T789">двадцать</text:span>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10">-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10"/>
      <text:p text:style-name="P10">Я вспоминаю неподвижную фигуру у стены и передёргиваю плечами.</text:p>
      <text:p text:style-name="P10"/>
      <text:p text:style-name="P10">- Нет-нет, я готов.</text:p>
      <text:p text:style-name="P10"/>
      <text:p text:style-name="P10">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10"/>
      <text:p text:style-name="P10">-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782">сгинуть</text:span>. Ныряем вместе!</text:p>
      <text:p text:style-name="P10"/>
      <text:p text:style-name="P10">Поняха горячая, как печка, её тепло согревает и успокаивает меня. Я благодарно киваю и мы так и шагаем обнявшись в тёмный поток.</text:p>
      <text:p text:style-name="P10"/>
      <text:p text:style-name="P10">Одинокая свеча на полу тоннеля остаётся позади, освещая опустевшие своды коллектора.</text:p>
      <text:p text:style-name="P10"/>
      <text:p text:style-name="P10">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10"/>
      <text:p text:style-name="P10">Поняха просачивается сквозь решётку где-то в стороне. Шарю вслепую скрючёнными от холода пальцами.</text:p>
      <text:p text:style-name="P10"/>
      <text:p text:style-name="P10"><text:soft-page-break/>Где-то же здесь, <text:span text:style-name="T789">да</text:span>?</text:p>
      <text:p text:style-name="P10"/>
      <text:p text:style-name="P10"/>
      <text:p text:style-name="P366">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text:span text:style-name="T789">двадцать</text:span> футов. Открыв глаза, я ищу проход в темноте.</text:p>
      <text:p text:style-name="P366"/>
      <text:p text:style-name="P366">Тщетно.</text:p>
      <text:p text:style-name="P366"/>
      <text:p text:style-name="P366">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66"/>
      <text:p text:style-name="P10">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10"/>
      <text:p text:style-name="P366">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366"/>
      <text:p text:style-name="P366">Копыто освобождает мой рот.</text:p>
      <text:p text:style-name="P10"/>
      <text:p text:style-name="P10">Я вдыхаю так <text:span text:style-name="T782">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10"/>
      <text:p text:style-name="P10">-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10">- Я сам бы себе не простил в этом случае, - <text:span text:style-name="T782">осипшим голосом</text:span> каркаю я. - Второй раз за сутки умирать — многовато, как на мой вкус.</text:p>
      <text:p text:style-name="P10"/>
      <text:p text:style-name="P10"><text:span text:style-name="T789">Адреналин отступает и л</text:span>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10"/>
      <text:p text:style-name="P10"><text:soft-page-break/>- Я уж <text:span text:style-name="T782">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text:span text:style-name="T789">Лербы</text:span>, как правило, не выходят на стену, но кто <text:span text:style-name="T789">их </text:span>знает… Тут недалеко. Понка, помоги мне.</text:p>
      <text:p text:style-name="P10"/>
      <text:p text:style-name="P10">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783">тусклом свете звёзд</text:span>.</text:p>
      <text:p text:style-name="P10"/>
      <text:p text:style-name="P10">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10"/>
      <text:p text:style-name="P10">- Пришли, - облегчённо вздыхает Карвед Лайн. - Ещё пять минут, и Понка о вас позаботится. Нам нельзя тут задерживаться.</text:p>
      <text:p text:style-name="P10"/>
      <text:p text:style-name="P366">Я понимаю, о чём он говорит. Над опушкой, привязанный гайдропами к пням, колышется небольшой дирижабль. <text:span text:style-name="T783">Мягкий</text:span> свет полной луны серебрит лоснящиеся бока воздушного корабля, придавая ему сходство с небесным кашалотом. <text:span text:style-name="T790">Дирижабль закреплён довольно низко от земли — баллон воздушного корабля </text:span><text:span text:style-name="T791">не превышает верхушек сосен</text:span>. Гондола, в которой я угадываю <text:span text:style-name="T789">небольшую</text:span> шлюпку, покачивается в тридцати футах над головой.</text:p>
      <text:p text:style-name="P366"/>
      <text:p text:style-name="P366">«Хитрожопка» - читаю я на боку посудины. Верёвочная лестница тонкой пуповиной связывает воздушный корабль с землёй.</text:p>
      <text:p text:style-name="P10"/>
      <text:p text:style-name="P10">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782">ывает</text:span> один из двух передних и берётся за второй, когда появляются они.</text:p>
      <text:p text:style-name="P10"/>
      <text:p text:style-name="P10"><text:span text:style-name="T789">Лербы</text:span> двигаются совершенно бесшумно. Лишь зелёные огоньки глаз да тёмные тени между соснами отмечают их передвижения.</text:p>
      <text:p text:style-name="P10"/>
      <text:p text:style-name="P10">- Быстро! - Понкамина подталкивает меня головой к лестнице.</text:p>
      <text:p text:style-name="P10"/>
      <text:p text:style-name="P10">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10"/>
      <text:p text:style-name="P10">Злость овладевает мной.</text:p>
      <text:p text:style-name="P10"/>
      <text:p text:style-name="P10"><text:soft-page-break/>- Два раза за сутки — многовато, а три — уже привычка, - бормочу я и гляжу вниз, примериваясь, <text:span text:style-name="T789">как бы половчее съехать по лестнице вниз</text:span>. Два окаменевших от холода кулака будут хоть каким-то подспорьем моим спасителям.</text:p>
      <text:p text:style-name="P10"/>
      <text:p text:style-name="P10">Моё намерение срывается на корню — я вижу Понку, резво карабкающуюся <text:span text:style-name="T789">вверх</text:span> вслед за мной.</text:p>
      <text:p text:style-name="P10">Перевалившись через борт шлюпки, без сил валюсь на дощат<text:span text:style-name="T790">ое</text:span> <text:span text:style-name="T790">дно</text:span>, <text:span text:style-name="T782">зайдясь</text:span> глубоким надсадным кашлем. Розовая поняха мечется от кормы к носу, обрубая гайдропы и выбрасывая лестницу за борт.</text:p>
      <text:p text:style-name="P10"/>
      <text:p text:style-name="P10">- А библиотекарь?! - выкашливаю из себя последним усилием.</text:p>
      <text:p text:style-name="P10">- Он не с нами. План Б. Отвлекает <text:span text:style-name="T789">лербов</text:span>,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text:span text:style-name="T789">надолго </text:span>залечь на дно.</text:p>
      <text:p text:style-name="P10"/>
      <text:p text:style-name="P10">Сосны за бортом <text:span text:style-name="T790">уходят</text:span> вниз — мы медленно набираем высоту.</text:p>
      <text:p text:style-name="P10"/>
      <text:p text:style-name="P367">- Нам повезло, что с ними не было их хозяев. Виндиго умеют летать, - бормочет розовая пони, смотря вниз. - <text:s/><text:span text:style-name="T790">Они все сейчас с Найтмэр у северных гор.</text:span></text:p>
      <text:p text:style-name="P10"/>
      <text:p text:style-name="P368">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text:p>
      <text:p text:style-name="P368">Цитадель замка накрыта еле различимой аурой силового пузыря.</text:p>
      <text:p text:style-name="P10"/>
      <text:p text:style-name="P10">-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10"/>
      <text:p text:style-name="P367">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67"/>
      <text:p text:style-name="P10"><text:s/>У меня кружится голова и я без сил опускаюсь на дно шлюпки.</text:p>
      <text:p text:style-name="P10"/>
      <text:p text:style-name="P10">- Да ты весь горишь, - Понка озабоченно касается носом моего лба. - Залазь в каюту, я сварю тебе кофе.</text:p>
      <text:p text:style-name="P10"/>
      <text:p text:style-name="P10">В корме лодки действительно есть крохотная надстройка, где я могу разместиться в сидячем положении.</text:p>
      <text:p text:style-name="P10"/>
      <text:p text:style-name="P10"><text:soft-page-break/>Сидя на лавочке и укутавшись в шерстяной плед, я с<text:span text:style-name="T790">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10"/>
      <text:p text:style-name="P10">Мы летим на север.</text:p>
      <text:p text:style-name="P10"/>
      <text:p text:style-name="P10">…</text:p>
      <text:p text:style-name="P10"/>
      <text:p text:style-name="P10">-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10"/>
      <text:p text:style-name="P10">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text:span text:style-name="T792">кутаюсь в одеяло и </text:span>сонно моргаю глазами, изо всех сил стараясь не заснуть.</text:p>
      <text:p text:style-name="P10"/>
      <text:p text:style-name="P10">-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790">И т</text:span>огда начали отбирать добровольцев. Естественно, одним из них был Карвед Лайн — как знаток замковых подземелий и коммуникаций.</text:p>
      <text:p text:style-name="P10"/>
      <text:p text:style-name="P10">- А вторым — ты? - я изо всех сил борюсь со сном, крепкий кофе совершенно не оправдывает свою репутацию.</text:p>
      <text:p text:style-name="P10">- Да. Только у меня есть небольшой, но быстрый дирижабль и только я умею им управлять. В армии Свободной Эквестрии есть <text:span text:style-name="T790">ещё </text:span>дирижабли, но они большие и неуклюжие. Их не удалось бы спрятать в лесу.</text:p>
      <text:p text:style-name="P10"/>
      <text:p text:style-name="P10">Я вспоминаю название на борту шлюпки.</text:p>
      <text:p text:style-name="P10"/>
      <text:p text:style-name="P10">- Интересное название у твоего аппарата. <text:span text:style-name="T792">Знакомое.</text:span></text:p>
      <text:p text:style-name="P10"><text:soft-page-break/>-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791">переделанная </text:span>шлюпка. Двигатель, впрочем, удалось сохранить — оттого «Хитрожопка» теперь носится быстрее ветра. Хотя на борту тесновато.</text:p>
      <text:p text:style-name="P10"/>
      <text:p text:style-name="P10">Понка насыпает в блюдце печенье и пододвигает ко мне. Форма печенья мне кажется подозрительно знакомой.</text:p>
      <text:p text:style-name="P10"/>
      <text:p text:style-name="P10">- Это сердечки?</text:p>
      <text:p text:style-name="P10">-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10"/>
      <text:p text:style-name="P10">Я пожимаю плечами, и сонно сую одну печеньку в кофе.</text:p>
      <text:p text:style-name="P10"/>
      <text:p text:style-name="P10">- Долго нам лететь?</text:p>
      <text:p text:style-name="P10">- Около трёх дней. Зависит от ветра. Сюда мы летели <text:span text:style-name="T793">двое </text:span>сут<text:span text:style-name="T793">о</text:span>к, но ветер был попутным. Сейчас, к сожалению, наоборот.</text:p>
      <text:p text:style-name="P10"/>
      <text:p text:style-name="P10">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10"/>
      <text:p text:style-name="P10">- Эй, ты куда?!</text:p>
      <text:p text:style-name="P10">-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10"/>
      <text:p text:style-name="P10">Розовогривая поняха затихает. Я медленно поворачиваюсь к ней. Она лежит, отвернувшись от меня и нарочито громко сопит…</text:p>
      <text:p text:style-name="P10"/>
      <text:p text:style-name="P10">… Мне действительно холодно.</text:p>
      <text:p text:style-name="P10"/>
      <text:p text:style-name="P10">Я вздыхаю и прижимаюсь к ней, обнимая её руками и зарываясь носом в пахнущую травой гриву.</text:p>
      <text:p text:style-name="P10">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10"/>
      <text:p text:style-name="P10"><text:soft-page-break/>- Хотела бы я себе партнёра для путешествий. Такого, как ты, - бормочет Понка, уткнувшись носом мне в грудь. - Уж мы бы полетали. <text:span text:style-name="T792">Летать одной не так прикольно, а желающих нет.</text:span></text:p>
      <text:p text:style-name="P10"/>
      <text:p text:style-name="P10">Я молча обнимаю её всё крепче. Мой низ постепенно отвердевает, упираясь в живот поняхи. Она в ответ прижимается ко мне сильнее тазом.</text:p>
      <text:p text:style-name="P10"/>
      <text:p text:style-name="P10">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10"/>
      <text:p text:style-name="P10">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10"/>
      <text:p text:style-name="P10">Теперь гондола легонько покачивается не только из-за ветра…</text:p>
      <text:p text:style-name="P10"/>
      <text:p text:style-name="P10">…</text:p>
      <text:p text:style-name="P10"/>
      <text:p text:style-name="P10"><text:span text:style-name="T793">Пять</text:span> дн<text:span text:style-name="T793">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10">Но когда прямо по курсу вырастает заснеженное плоскогорье с <text:span text:style-name="T783">огоньками</text:span> палаточного лагеря и тремя громадами боевых дирижаблей в отдалении, я вздыхаю с облегчением.</text:p>
      <text:p text:style-name="P10"/>
      <text:p text:style-name="P10">Возможно, полетаем в другой жизни. В другом месте, в другое время.</text:p>
      <text:p text:style-name="P10">Не сейчас. Начатое надо завершить.</text:p>
      <text:p text:style-name="P10"/>
      <text:p text:style-name="P10">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10">Впрочем, я понимаю их опасения и стараюсь при каждом удобном случае демонстрировать зрачки <text:span text:style-name="T791">своих</text:span> глаз.</text:p>
      <text:p text:style-name="P10"/>
      <text:p text:style-name="P369">Внутрь меня сопровождают четыре гвардейца с занесенными <text:span text:style-name="T791">надо мной </text:span>алебардами.</text:p>
      <text:p text:style-name="P369"/>
      <text:p text:style-name="P369">Селестия сидит спиной ко мне, просматривая развёрнут<text:span text:style-name="T791">ый</text:span> на полу <text:span text:style-name="T791">свиток</text:span>. Так же, не глядя, она жестом отсылает стражников прочь.</text:p>
      <text:p text:style-name="P369"><text:soft-page-break/></text:p>
      <text:p text:style-name="P10">Я стою в шатре один — аликорница не удостаивает меня вниманием. Молчание затягивается.</text:p>
      <text:p text:style-name="P10"/>
      <text:p text:style-name="P10">Я делаю два шага вперёд. Свиток оказывается картой Эквестрии с <text:span text:style-name="T791">синими</text:span> и <text:span text:style-name="T791">золотыми</text:span> фишками, расставленными в десятках позиций. В основном, карта уставлена <text:span text:style-name="T791">синими</text:span> фишками, <text:span text:style-name="T791">золотых</text:span> совсем мало.</text:p>
      <text:p text:style-name="P10"/>
      <text:p text:style-name="P10">- Ну привет, что ли, жёнушка? Давно не виделись. Говорят, <text:span text:style-name="T794">почти три</text:span> недели, - пытаюсь язвить я.</text:p>
      <text:p text:style-name="P10"/>
      <text:p text:style-name="P10">Мне неприятен подобный приём и непонятно, как себя вести.</text:p>
      <text:p text:style-name="P10"/>
      <text:p text:style-name="P10">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10"/>
      <text:p text:style-name="P369"><text:span text:style-name="T791">Проклятье</text:span>! Она <text:span text:style-name="T791">знает</text:span>… </text:p>
      <text:p text:style-name="P369">Про нас с Понкой <text:span text:style-name="T791">она узнать </text:span>точно не могла — мы только что прибыли. </text:p>
      <text:p text:style-name="P369">Значит, <text:span text:style-name="T791">узнала </text:span>про нас с Луной…</text:p>
      <text:p text:style-name="P10"/>
      <text:p text:style-name="P10">-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10"/>
      <text:p text:style-name="P10">- ЗАЧЕМ?!!</text:p>
      <text:p text:style-name="P10"/>
      <text:p text:style-name="P10">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10"/>
      <text:p text:style-name="P10">Ну, всё, развод гарантирован — хорошо, хоть детей нет, алименты платить не придётся.</text:p>
      <text:p text:style-name="P10"/>
      <text:p text:style-name="P370">- Сел, я тебя прошу, давай без истерик, - примирительно поднимаю открытые ладони на уровень груди. - <text:span text:style-name="T786">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10">- Мне нет дела до твоих шашней с сестрой!!! - рявкает аликорница нормальным голосом. - Зачем ты показал Луне путь к Орунгуну?!!</text:p>
      <text:p text:style-name="P10"><text:soft-page-break/></text:p>
      <text:p text:style-name="P10">-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10">- Глупец! - рассержено трясёт головой светлая аликорница. - Луна может спроецировать любые видения, это её специальность. <text:span text:style-name="T794">Ты спал всё время от момента передачи ей моего послания. </text:span>Тебя обманули, как жеребёнка! Я полагала, ты умнее.</text:p>
      <text:p text:style-name="P10">- Она… Она была очень убедительна…</text:p>
      <text:p text:style-name="P10">- А я для тебя, значит, не убедительна? - горько вопрошает Селестия.- <text:s/>Я же предупреждала не делать этого.</text:p>
      <text:p text:style-name="P10">- Не знаю, что на меня нашло, - бормочу я убито. - Извини.</text:p>
      <text:p text:style-name="P10">- Мне не нужны твои извинения. Они не помогут отвоевать четыре пятых Эквестрии, - аликорница раздражённо отворачивается.</text:p>
      <text:p text:style-name="P10">- Что ж… Я в твоём распоряжении. Готов стать в ряды сопротивления в любом звании до рядового включительно. Для помощи.</text:p>
      <text:p text:style-name="P10"/>
      <text:p text:style-name="P10">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10"/>
      <text:p text:style-name="P10">Селестия, наконец, глубоко вздыхает.</text:p>
      <text:p text:style-name="P10"/>
      <text:p text:style-name="P10">-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10">- Ну… У Луны, то есть, Найтмэр Мун большая армия?</text:p>
      <text:p text:style-name="P10">- Ха! Найтмэр Мун удалось провести сюда всего шесть <text:span text:style-name="T794">тварей</text:span>, - горько улыбается аликорница. - И даже это удивительно, учитывая её способности к прохождению Эогиппа. И пусть эти шесть — первоклассные <text:span text:style-name="T794">воины</text:span>, они не смогли бы противостоять массовому штурму регулярной армии.</text:p>
      <text:p text:style-name="P10">- Тогда что же?</text:p>
      <text:p text:style-name="P10">- Жертвы.</text:p>
      <text:p text:style-name="P10">- В смысле? - я непонимающе смотрю на аликорницу. - Они приносят жертвы для боевой магии и вы проигрываете сражения?</text:p>
      <text:p text:style-name="P10">- Нет. Но жертвы будут, если мы начнём воевать. По статистике, собранной ещё на Орунгуне, для уничтожения одного <text:span text:style-name="T794">Иль-Шогг</text:span> требуется не менее семи<text:span text:style-name="T794">сот</text:span>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text:span text:style-name="T794">пять </text:span>миллион<text:span text:style-name="T794">ов</text:span> пони. Я не готова к таким жертвам.</text:p>
      <text:p text:style-name="P10">-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10">- Вот именно, - вздыхает Селестия.</text:p>
      <text:p text:style-name="P10"><text:soft-page-break/>- Что?! - я начинаю догадываться. - Ты сдала четыре пятых Эквестрии потому, что не хочешь видеть крови?</text:p>
      <text:p text:style-name="P10">-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786">была </text:span>коснуться моих подданных. Это только наше дело, моё и сестры, и больше ничьё. Пони не должны проливать кровь <text:span text:style-name="T794">на</text:span> войне Сестёр.</text:p>
      <text:p text:style-name="P10">- Но так не получится, - растерянно говорю я. - Твой отказ проливать кровь означает твоё поражение. Ты этого хочешь?</text:p>
      <text:p text:style-name="P10">-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text:span text:style-name="T795">При том, что сейчас она не склонна к нежности.</text:span> И, что самое важное, ты провёл Луну через Эогипп к Орунгуну. Мне не хочется об этом думать, но…</text:p>
      <text:p text:style-name="P10">- Что — но?</text:p>
      <text:p text:style-name="P10">-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10">- Ты смеёшься?! <text:span text:style-name="T786">Ты думаешь, во мне сидит виндиго?</text:span> - я недоверчиво смотрю на аликорницу, но та только молча бьёт копытом в гонг.</text:p>
      <text:p text:style-name="P10"/>
      <text:p text:style-name="P10">Не успеваю я как следует охренеть, как входит стража и по её знаку меня берут в кольцо.</text:p>
      <text:p text:style-name="P10"/>
      <text:p text:style-name="P10">- Сел, не глупи! Я же Хуман! Твой Хуман! Ты чего?</text:p>
      <text:p text:style-name="P10"/>
      <text:p text:style-name="P10">Я трепыхаюсь в тисках стражи, но всё тщетно. Меня уводят.</text:p>
      <text:p text:style-name="P10"/>
      <text:p text:style-name="P10">Вот стоило просыпаться, чтобы из одного плена попасть в другой!</text:p>
      <text:p text:style-name="P10"/>
      <text:p text:style-name="P10">…</text:p>
      <text:p text:style-name="P10">…</text:p>
      <text:p text:style-name="P10">…</text:p>
      <text:p text:style-name="P10"/>
      <text:p text:style-name="P10">Я, как обычно, здороваюсь со стражником. Он, как обычно, не отвечает. Заменив отхожее ведро, он удаляется, унося с собой <text:span text:style-name="T796">также </text:span>пустые тарелку с чашкой.</text:p>
      <text:p text:style-name="P10"/>
      <text:p text:style-name="P10">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text:soft-page-break/>меня под стражу моей лучезарной жёнушкой. Четыре перечёркнутых группы по семь палочек и две палочки в новой группе.</text:p>
      <text:p text:style-name="P10"/>
      <text:p text:style-name="P10">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71">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796">н</text:span>ый тут же дирижабль огромных размеров. «Гордость Эквестрии» - красовалось на его титаническом баллоне. <text:span text:style-name="T795">Чуть вдали мерно покачивались в воздухе его собратья - «Конкордия» и «Лорен».</text:span></text:p>
      <text:p text:style-name="P372">С тех пор моё существование проходит на редкость однообразно…</text:p>
      <text:p text:style-name="P10"/>
      <text:p text:style-name="P10">Дверь снова открывается и два стражника завозят в каюту тележку с бочкой. Третий ставит у бочки лавочку и <text:span text:style-name="T796">кладёт</text:span> на неё комплект чистой одежды. Рядом же выкладывает полотенце с мылом и мочалкой.</text:p>
      <text:p text:style-name="P10"/>
      <text:p text:style-name="P10">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10"/>
      <text:p text:style-name="P10">Эх, мечты-мечты…</text:p>
      <text:p text:style-name="P10"/>
      <text:p text:style-name="P10">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10"/>
      <text:p text:style-name="P10">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10"/>
      <text:p text:style-name="P10">Теплая вода приветливо принимает меня в свои об<text:span text:style-name="T796">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10"/>
      <text:p text:style-name="P10"><text:soft-page-break/>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10"/>
      <text:p text:style-name="P10">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10"/>
      <text:p text:style-name="P10">Ручка ковшика всё поднимается над бортиком бочки, затем я вижу спутанный ком розовых… водорослей?</text:p>
      <text:p text:style-name="P10"/>
      <text:p text:style-name="P10">Понкамина раздвигает мокрую гриву вокруг носа, выплёвывает дыхательную трубку изо рта и подмигивает мне.</text:p>
      <text:p text:style-name="P10"/>
      <text:p text:style-name="P10">- Зря выпрыгнул, Хуман. У нас ещё не было возможности заняться <text:span text:style-name="T796">обнимашками</text:span> под водой!</text:p>
      <text:p text:style-name="P10">-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10"/>
      <text:p text:style-name="P10">Понка вылазит из бочки и отряхивается.</text:p>
      <text:p text:style-name="P10"/>
      <text:p text:style-name="P10">-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10">- Месяц и прошёл, если я не ошибся в подсчётах, - я указываю на группы палочек в углу.</text:p>
      <text:p text:style-name="P10">-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text:span text:style-name="T795">лерб!</text:span> Они холодные и глупые, а ты совсем-совсем горячий, я же провер<text:span text:style-name="T796">я</text:span>ла <text:span text:style-name="T795">много раз</text:span>! <text:span text:style-name="T795">Не очень умный, правда, но лербам далеко до тебя!</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text:span text:style-name="T795">без воды</text:span>. Но тогда за твоим освобождением стояла вся Свободная Эквестрия, а сейчас — только я и Тандерстрайк.</text:p>
      <text:p text:style-name="P10"/>
      <text:p text:style-name="P10">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10"/>
      <text:p text:style-name="P10">- Вытрись и оденься, Хуман. Сейчас будет холодно, - предупреждает Понка.</text:p>
      <text:p text:style-name="P10">Её совет весьма уместен, - поняха достаёт из накопытных ножен ножик и молниеносно прорезает дыру в парусине.</text:p>
      <text:p text:style-name="P10"><text:soft-page-break/>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10"/>
      <text:p text:style-name="P10">- Ты уверена? - переспрашиваю Понку. - Как ты сама-то выберешься? Или ты остаёшься тут вместо меня?</text:p>
      <text:p text:style-name="P10"/>
      <text:p text:style-name="P10">Розовогривая молча лезет в прорезь первой.</text:p>
      <text:p text:style-name="P10">Уже второй раз эта поняха предлагает мне на выбор плен или свободу.</text:p>
      <text:p text:style-name="P10"/>
      <text:p text:style-name="P10">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10">Вверху я успеваю заметить в тусклом свете луны <text:span text:style-name="T795">круп </text:span>Понк<text:span text:style-name="T795">и</text:span>. Поняха ловко цепляется ногами за верёвочные ступеньки и вскоре скрывается за кривизной огромного баллона «Гордости Эквестрии».</text:p>
      <text:p text:style-name="P10"/>
      <text:p text:style-name="P372">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372">Не люблю высоту и холод.</text:p>
      <text:p text:style-name="P10"/>
      <text:p text:style-name="P10">Вздохнув поглубже, я ловлю лестницу и начинаю карабкаться вверх.</text:p>
      <text:p text:style-name="P10"/>
      <text:p text:style-name="P10">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10"/>
      <text:p text:style-name="P10">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796">чуть ли не зубами</text:span> за каждую ступеньку.</text:p>
      <text:p text:style-name="P10"/>
      <text:p text:style-name="P10">Через минуту я переваливаюсь через борт «Хитрожопки» и уютная каюта распахивает мне навстречу свои тёплые обьятия.</text:p>
      <text:p text:style-name="P10"/>
      <text:p text:style-name="P10">…</text:p>
      <text:p text:style-name="P10"><text:soft-page-break/></text:p>
      <text:p text:style-name="P10">- Она сказала, что не хочет жертв. Что если воевать, то прольётся кровь, а она её достаточно насмотрелась.</text:p>
      <text:p text:style-name="P10">- И это всё? – Понка старается просверлить меня взглядом.</text:p>
      <text:p text:style-name="P10">- Ну да. То есть, она ещё что-то говорила, но суть именно в этом. Она не хочет крови, - я запиваю печенье глинтвейном.</text:p>
      <text:p text:style-name="P10"/>
      <text:p text:style-name="P10">«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10"/>
      <text:p text:style-name="P10">- И всё же что-то тут не так, - розовогривая пони корректирует курс корабля прямо из каюты крохотным <text:span text:style-name="T797">штурвалом</text:span>.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10">- Нет. Крови не будет, - уверенно говорю я, вспоминая Орунгун.</text:p>
      <text:p text:style-name="P10">-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10"/>
      <text:p text:style-name="P10">Понка отправляет в рот горсть печенюшек, ложку варенья и запивает всё брусничным чаем.</text:p>
      <text:p text:style-name="P10"/>
      <text:p text:style-name="P10">- Нет.</text:p>
      <text:p text:style-name="P10"/>
      <text:p text:style-name="P10">Понка давится печеньем и выкашливает всё на поднос.</text:p>
      <text:p text:style-name="P10"/>
      <text:p text:style-name="P10">- Почему?</text:p>
      <text:p text:style-name="P10">- Потому что вместо крови будет куча мерзляков, которых живыми не назовёшь. <text:span text:style-name="T797">Будет снег и лёд. </text:span>Виндиго называют это лучшим, что может случиться в нашей жизни. Стать одним из их <text:span text:style-name="T797">Единства</text:span> в результате «поцелуя холода» или что-то вроде того, - вспоминаю я. – Но даже в них жизни больше, чем в тех <text:span text:style-name="T797">лербах</text:span>, которыми от этого поцелуя становятся. Впрочем, ты и сама это знаешь, - я допиваю глинтвейн и вытираю крошки со рта рукой. – А вся Эквестрия <text:span text:style-name="T798">замёрзнет навечно и </text:span>будет похожа на эти края.</text:p>
      <text:p text:style-name="P10">- Я думаю...</text:p>
      <text:p text:style-name="P10">-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text:soft-page-break/>мир, населённый <text:span text:style-name="T798">только </text:span>ими <text:span text:style-name="T798">и</text:span> ордой пони-зомби в <text:span text:style-name="T798">их </text:span>подчинении! Они не остановятся, пока последний пони не будет обращён. Я уже видел это в родном мире Сел.</text:p>
      <text:p text:style-name="P10"/>
      <text:p text:style-name="P10">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10"/>
      <text:p text:style-name="P10">-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10">- Она ещё говорила, что это только её и сестры дело, – безнадёжно говорю я.</text:p>
      <text:p text:style-name="P10">-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10"/>
      <text:p text:style-name="P10">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798">скрюченном</text:span> сидячем положении. Кто бы ни смастерил сей предмет личной гигиены, он был тем ещё шутником: дырка в сидении окаймлена искусной резьбой.</text:p>
      <text:p text:style-name="P10"/>
      <text:p text:style-name="P10">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10"/>
      <text:p text:style-name="P10">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10"/>
      <text:p text:style-name="P10">Армия Найтмэр открывается сразу, как только мы минуем перевал — все <text:span text:style-name="T797">десятки</text:span> подсвеченных бортовыми огнями дирижаблей, снующие между ними светлячки пегасов и тысячи походных костров внизу.</text:p>
      <text:p text:style-name="P10"/>
      <text:p text:style-name="P10">Я с открытым ртом обозреваю сонную армаду, забыв, зачем вышел. Взгляд ме<text:span text:style-name="T798">чется</text:span> от дирижабля к дирижаблю, от костра к костру.</text:p>
      <text:p text:style-name="P10"/>
      <text:p text:style-name="P10"><text:soft-page-break/>«Их слишком много. Зря Сел сдавала города без боя. Теперь они все вышли против неё» - проносится у меня в голове.</text:p>
      <text:p text:style-name="P10"/>
      <text:p text:style-name="P10">От длинного как палка колбасы дирижабля отделяется рой светящихся точек и быстро приближается к нам. Я выхожу из ступора и несусь в каюту.</text:p>
      <text:p text:style-name="P10"/>
      <text:p text:style-name="P10">- Понка, нас заметили! За нами погоня!</text:p>
      <text:p text:style-name="P10"/>
      <text:p text:style-name="P10">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10"/>
      <text:p text:style-name="P10">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10"/>
      <text:p text:style-name="P10">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10"/>
      <text:p text:style-name="P10">- Лишь бы порох не отсырел, - ворчит <text:s/>Понка и из ящика на треноге встаёт небольшая, но толстая пушка.</text:p>
      <text:p text:style-name="P10">- <text:span text:style-name="T797">Это что? Пушка? </text:span>Ты будешь стрелять? - тупо спрашиваю я.</text:p>
      <text:p text:style-name="P10"/>
      <text:p text:style-name="P10"><text:span text:style-name="T798">Р</text:span>озовогрив<text:span text:style-name="T798">ая</text:span> симпатичн<text:span text:style-name="T798">ая</text:span> понях<text:span text:style-name="T798">а</text:span> как-то не вяжется с <text:span text:style-name="T798">образом </text:span>хладнокровн<text:span text:style-name="T798">ого</text:span> убийц<text:span text:style-name="T798">ы</text:span>. Но Понка в ответ только невозмутимо кивает головой и наводит орудие на приближающийся клин пегасов.</text:p>
      <text:p text:style-name="P10"/>
      <text:p text:style-name="P10">Я не соображаю заткнуть уши и первое время после выстрела глохну — пуш<text:span text:style-name="T798">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798">беспорядочно </text:span>пикируют вниз, с трудом выравниваясь у земли и возвращаются на дирижабль-матку.</text:p>
      <text:p text:style-name="P10"/>
      <text:p text:style-name="P10">-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10"/>
      <text:p text:style-name="P10"><text:soft-page-break/>- Четыре! На праздновании победы Грифа Карруса в «Небесах Эквестрии» - громогласно возвещает голос с носа лодки.</text:p>
      <text:p text:style-name="P10"/>
      <text:p text:style-name="P10">Мы оборачиваемся, чтобы встретиться взглядами с Найтмэр Мун.</text:p>
      <text:p text:style-name="P10"/>
      <text:p text:style-name="P10">…</text:p>
      <text:p text:style-name="P10"/>
      <text:p text:style-name="P10">- Приветствуем тебя, Хуман! - торжествующе произносит создание, в котором смешались черты Луны, и той твари, с которой я уже встречался в Орунгуне.</text:p>
      <text:p text:style-name="P10">- Не бойся Нас. Мы не причиним тебе зла. Ты помог Нам. И Мы не забыли ночь с тобой, хотя и не придаём этому той важности, что наш бывший носитель.</text:p>
      <text:p text:style-name="P10"/>
      <text:p text:style-name="P10">Узкие зрачки насмешливо смотрят, как я пытаюсь нашарить рукой что-нибудь увесистое за собой. <text:span text:style-name="T799">Краем глаза замечаю, как Понка осторожно за спиной разворачивает пушчонку.</text:span></text:p>
      <text:p text:style-name="P10"/>
      <text:p text:style-name="P10">- Что значит «наш бывший носитель»? Что ты сделала с Луной?</text:p>
      <text:p text:style-name="P10">- Она стала частью Нас. Она была частью Нас и раньше — но большей частью. <text:span text:style-name="T799">Мы сотни лет таились. </text:span>Сейчас она — меньшая часть. Намного меньшая, но намного более счастливая. Она была принцессой Ночи <text:span text:style-name="T797">Эквестрии</text:span>, стала же королевой <text:span text:style-name="T797">Единства</text:span> <text:span text:style-name="T797">всего Эквуса</text:span>. Счастье её теперь не знает границ.</text:p>
      <text:p text:style-name="P10">- О каком счастье ты говоришь? - я, наконец, нашари<text:span text:style-name="T799">ваю</text:span> багор и осторожно перехватываю пальцами чуть пониже, чтобы было удобно замахиваться.</text:p>
      <text:p text:style-name="P373">- <text:span text:style-name="T797">Единство</text:span> делает счастливым каждого, кто впустит е<text:span text:style-name="T797">го</text:span> в себя. Сделает счастливым и тебя, Хуман! - создание делает шаг вперёд и я с Понкой оказываемся в воздухе. Багор и наведенная на Найтмэр Мун <text:span text:style-name="T799">фейерверочная </text:span>пушка <text:span text:style-name="T799">Понки</text:span> выбрасываются за борт.</text:p>
      <text:p text:style-name="P10"/>
      <text:p text:style-name="P10">- За пушку ответишь, сосулька гнилая! - орёт Понка, трепыхаясь в магическом захвате.</text:p>
      <text:p text:style-name="P10">- Не думаю, что <text:span text:style-name="T799">она</text:span> тебе понадобится, когда ты познаешь любовь <text:span text:style-name="T797">Единства</text:span>.</text:p>
      <text:p text:style-name="P10"/>
      <text:p text:style-name="P10">Розовогривая поняха пытается пнуть ногой Найтмэр, когда та подходит к ней. Найтмэр только презрительно улыбается.</text:p>
      <text:p text:style-name="P10"/>
      <text:p text:style-name="P10">- Извини Нас, Хуман, что Мы не сможем одарить тебя милостью <text:span text:style-name="T797">Единства</text:span> вслед за этой розовой истеричкой. Для тебя Мы устроим процедуру <text:span text:style-name="T799">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799">А</text:span> это случится очень скоро! Мы надеемся, что и Селестия сможет поприсутствовать на сей церемонии и присоединиться к нам в объятиях <text:span text:style-name="T797">Единства</text:span>. До той же поры <text:span text:style-name="T799">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10"><text:soft-page-break/></text:p>
      <text:p text:style-name="P10">Создание поворачивается к Понке и хищно прищуривает глаза. Узкие зрачки горят зелёным, в их глубине появляются огненные точки.</text:p>
      <text:p text:style-name="P10"/>
      <text:p text:style-name="P10">- Стой!</text:p>
      <text:p text:style-name="P10"/>
      <text:p text:style-name="P10">Найтмэр недоуменно поворачивается ко мне.</text:p>
      <text:p text:style-name="P10"/>
      <text:p text:style-name="P10">- Как твой будущий супруг, я требую такой же люкс-церемонии и для моей верной прислужницы, Понкамины Пай, сразу же после меня! Иначе я испорчу <text:span text:style-name="T797">свадьбу</text:span>, обещаю! У супруга королевы <text:span text:style-name="T797">Единства</text:span> и слуги должны быть первосортные! - заявляю я как можно более надменным тоном.</text:p>
      <text:p text:style-name="P10">- Эй! Ты кого назвал прислуж... Ай! - Понка замолкает после незаметной, но сильной затрещины с моей стороны.</text:p>
      <text:p text:style-name="P10">- Хм. <text:span text:style-name="T799">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10"/>
      <text:p text:style-name="P10">…</text:p>
      <text:p text:style-name="P10"/>
      <text:p text:style-name="P10">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800">н</text:span>ого флагманского дирижабля Найтмэр Мун, это и его натуральная реализация! То есть, это реальный айсберг <text:span text:style-name="T800">под</text:span> громадн<text:span text:style-name="T800">ы</text:span>м воздушн<text:span text:style-name="T800">ы</text:span>м шар<text:span text:style-name="T800">ом</text:span>, испещрённый прорезанными во льду коридорами и помещениями. <text:span text:style-name="T801">Лерб</text:span><text:span text:style-name="T802">ы</text:span> снуют по этим штольням как биороботы, а шестёрка управляющих им<text:span text:style-name="T800">и</text:span> виндиго вводит в дрожь <text:span text:style-name="T800">одним видом</text:span>.</text:p>
      <text:p text:style-name="P10"/>
      <text:p text:style-name="P374">Впрочем, дрожь вызывает и другой фактор: тут холодно.</text:p>
      <text:p text:style-name="P374"/>
      <text:p text:style-name="P374">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text:span text:style-name="T802">лербов</text:span> на месте? Пока живы — есть хоть какая-то надежда на чудо.</text:p>
      <text:p text:style-name="P374">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10"/>
      <text:p text:style-name="P10"><text:soft-page-break/>- Мы снова летим вдоль хребта. Только в обратную сторону. - Понка плотнее кутается в одеяло. - С таким темпом до битвы поужинать не успеем.</text:p>
      <text:p text:style-name="P10">- Проклятье! Надо как-то выбраться отсюда. Надо предупредить Сел. Тут столько сил, что они пощёлкают силы Сопротивления как семечки.</text:p>
      <text:p text:style-name="P10">- Увы, - Понка разводит копытами, - у меня кончилась фантазия. <text:span text:style-name="T800">Конечно</text:span>, я могу вцепиться в приносящего похлёбку <text:span text:style-name="T803">лерба</text:span>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10"/>
      <text:p text:style-name="P10">И верно, наш крохотный дирижабль плетётся за «Айсбергом» <text:span text:style-name="T804">на привязи</text:span>, печально покачивая бортами. Длинный канат соединяет его баллон с баллоном «Айсберга».</text:p>
      <text:p text:style-name="P10"/>
      <text:p text:style-name="P10">- Если бы можно было как-то залезть на <text:span text:style-name="T804">баллон</text:span> «Айсберга» и потом по канату...</text:p>
      <text:p text:style-name="P10">-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10">- Вдобавок, - продолжает розовая поняха, - уже поздно.</text:p>
      <text:p text:style-name="P10"/>
      <text:p text:style-name="P10">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800">и бэт-пони</text:span>. <text:span text:style-name="T800">Они набрасывают друг на дружку сети и беспорядочно планируют вниз бесформенными клубками.</text:span></text:p>
      <text:p text:style-name="P10"/>
      <text:p text:style-name="P10">На земле происходит не менее ожесточённое сражение. Фаланга <text:span text:style-name="T803">лербов </text:span>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805">ь</text:span> какую-то <text:span text:style-name="T805">густую </text:span>жидкость. Судя по цвету и консистенции — содержимое выгребной ямы. <text:span text:style-name="T803">Атакующие</text:span> не обращают на это внимани<text:span text:style-name="T805">е</text:span>, методично разрушая ворота копытами. Столпившиеся поодаль сторонники партии Ночи одобрительно наблюдают за <text:span text:style-name="T805">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text:span text:style-name="T803">два</text:span> сбитых дирижабля.</text:p>
      <text:p text:style-name="P10"/>
      <text:p text:style-name="P10">- Да они не сопротивляются! - присмотревшись, возмущаюсь я. - Нельзя назвать сопротивлением выливание <text:span text:style-name="T805">говна</text:span> на голову зомбакам, которым пофиг на это!</text:p>
      <text:p text:style-name="P10"/>
      <text:p text:style-name="P10">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10"><text:soft-page-break/></text:p>
      <text:p text:style-name="P10">На моих глазах воздушные силы Сопротивления приземляют два <text:span text:style-name="T805">чёрных </text:span>дирижабля, лишившись при этом половины боеспособных эскадрилий.</text:p>
      <text:p text:style-name="P10"/>
      <text:p text:style-name="P10">-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10">- С такими успехами битва закончится через полчаса: все попадут в плен, - мрачно замечаю я.</text:p>
      <text:p text:style-name="P10"/>
      <text:p text:style-name="P10">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806">армии повстанцев</text:span> уже захвачен и попарно связанные воины Селестии мрачно наблюдают за ходом воздушного сражения сидя у частокола.</text:p>
      <text:p text:style-name="P10"/>
      <text:p text:style-name="P10">- Узри миг Нашего торжества, Хуман!</text:p>
      <text:p text:style-name="P10"/>
      <text:p text:style-name="P375">Дверь камеры растворяется и к нам входит улыбающаяся до ушей Найтмер Мун в сопровождении виндиго.</text:p>
      <text:p text:style-name="P375"/>
      <text:p text:style-name="P375">- Признаемся, Мы ожидали большего от Нашей сестрицы. Наши провозвестники <text:span text:style-name="T803">Единства</text:span>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806">Мы не успели развлечься как следует!</text:span> <text:span text:style-name="T806">Теперь и</text:span>дём с Нами, Хуман. Мы хотим, чтобы ты видел, как погаснет последняя искра сопротивления на пути воцарения <text:span text:style-name="T806">абсолютно</text:span><text:span text:style-name="T803">го</text:span> <text:span text:style-name="T803">Единства</text:span> и вечной Ночи!</text:p>
      <text:p text:style-name="P10"/>
      <text:p text:style-name="P375">В окружении шест<text:span text:style-name="T806">ёрки</text:span> виндиго мы с Понкой идём вслед за Найтмэр на палубу «Айсберга», где припаркована парящая колесница.</text:p>
      <text:p text:style-name="P375"/>
      <text:p text:style-name="P375">«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806">иго</text:span> впр<text:span text:style-name="T806">я</text:span>гаются в неё.</text:p>
      <text:p text:style-name="P375"/>
      <text:p text:style-name="P375">Через пару минут мы приближаемся к поверженной «Гордости Эквестрии», где последние защитники ведут бой с наседающим врагом.</text:p>
      <text:p text:style-name="P375">Разломанная напополам гондола дирижабля стала неким суррогатом крепости для обороняющихся <text:span text:style-name="T803">воинов</text:span> из дворцовой охраны Селестии. Сама принцесса стоит на мостике и молча следит за боем. <text:span text:style-name="T806">У меня сжимается душа при виде её одинокой фигуры.</text:span></text:p>
      <text:p text:style-name="P10"/>
      <text:p text:style-name="P10"><text:soft-page-break/>-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text:span text:style-name="T803">Единства</text:span> сразу после тебя! Мы не хотим никого убивать!</text:p>
      <text:p text:style-name="P10"/>
      <text:p text:style-name="P10">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text:span text:style-name="T807">длинной</text:span>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10"/>
      <text:p text:style-name="P10">-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10"/>
      <text:p text:style-name="P10">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808">Н</text:span>очи медлит, не решаясь приблизиться к принцессе.</text:p>
      <text:p text:style-name="P10"/>
      <text:p text:style-name="P10">- Оставь поединок Нам, - благосклонно кивает ему Найтмэр. - Нам так долго не хватало этого развлечения!</text:p>
      <text:p text:style-name="P10"/>
      <text:p text:style-name="P10">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10"/>
      <text:p text:style-name="P10">- Ну что же, вспомним былые годы, сестра! - тёмная аликорница хрустит позвонками, разминая шею. — <text:span text:style-name="T806">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809">же к Нам </text:span>и правь вместе с Нами!</text:p>
      <text:p text:style-name="P10"/>
      <text:p text:style-name="P10">Закованая в доспехи белая фигура молча смотрит на Найтмэр. Та тяжко вздыхает.</text:p>
      <text:p text:style-name="P10"/>
      <text:p text:style-name="P10">- Глупо. Ты не оставляешь Нам выхода. Эта игра будет слишком короткой.</text:p>
      <text:p text:style-name="P10"/>
      <text:p text:style-name="P376">Эти слова чёрная аликорница произносит почти нежно, с нотками печали.</text:p>
      <text:p text:style-name="P376"><text:soft-page-break/></text:p>
      <text:p text:style-name="P376">Я не успеваю уследить, как <text:s/>Найтмэр молниеносно, без подготовки, прыгает на Селестию, разворачиваясь в воздухе.</text:p>
      <text:p text:style-name="P376">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376"/>
      <text:p text:style-name="P376">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809">ы</text:span>гает следом и, не давая опомниться, со всего размаха опускается всеми четырьмя копытами на спину пытающей подняться <text:span text:style-name="T809">белой </text:span>аликорницы.</text:p>
      <text:p text:style-name="P376"/>
      <text:p text:style-name="P10">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10"/>
      <text:p text:style-name="P376">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text:p>
      <text:p text:style-name="P376">Управляющий жезл возвращается на место.</text:p>
      <text:p text:style-name="P376"/>
      <text:p text:style-name="P10">- Мы же предупреждали, у тебя не было шансов, - издевательски произносит Найтмэр. - Теперь ты познаешь милость <text:span text:style-name="T810">Е</text:span><text:span text:style-name="T811">динства</text:span>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10"/>
      <text:p text:style-name="P10">Найтмэр со смешком протягивает копыто к шлему Селестии и поднимает забрало.</text:p>
      <text:p text:style-name="P10"/>
      <text:p text:style-name="P10">Несколько долгих секунд стоит тишина. Потом над мостиком раздаётся режущий уши визг, переходящий в рёв.</text:p>
      <text:p text:style-name="P10"/>
      <text:p text:style-name="P10">- ОБМА-А-А-<text:span text:style-name="T809">А-А-А-А-А-А-А-А-А-А-А-А-А-</text:span>Н!!!</text:p>
      <text:p text:style-name="P10"/>
      <text:p text:style-name="P376">Ударом копыта Найтмэр отбрасывает пуст<text:span text:style-name="T811">ой</text:span> мехадоспех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376"/>
      <text:p text:style-name="P376">«ВСЕ ПЕЧЕНЬКИ БУДУТ НАШИ!». </text:p>
      <text:p text:style-name="P376"/>
      <text:p text:style-name="P376"><text:soft-page-break/>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10"/>
      <text:p text:style-name="P10">- ОБМА-А-А-Н!!! Это Мы ВСЕГДА играли командора Брэйвхарта! Это Наша...</text:p>
      <text:p text:style-name="P10"/>
      <text:p text:style-name="P10">Аликорница запинается и замолкает. Потом сузив глаза смотрит на окружение. <text:span text:style-name="T811">Лербы</text:span>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809">солнечной стражи</text:span>.</text:p>
      <text:p text:style-name="P10"/>
      <text:p text:style-name="P10">- Посмотрим, как вы будете смеяться, когда Мы схватим вашу повелительницу и сделаем Нашей слугой <text:span text:style-name="T809">прямо </text:span>перед вами! - вспыхивает Найтмэр. - Второй раз ей Нас не обмануть!</text:p>
      <text:p text:style-name="P10"/>
      <text:p text:style-name="P10">Аликорница пристально вглядывается в небо в том направлении, где скрылся повар-пегас.</text:p>
      <text:p text:style-name="P10"/>
      <text:p text:style-name="P10">-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809">сломаем </text:span>её саму.</text:p>
      <text:p text:style-name="P10">-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10"/>
      <text:p text:style-name="P10">…</text:p>
      <text:p text:style-name="P377">…</text:p>
      <text:p text:style-name="P377">…</text:p>
      <text:p text:style-name="P377"/>
      <text:p text:style-name="P376">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376">«Мы бы телепортировались прямо в замок, но защитное поле Элементов подавляет телепортацию <text:span text:style-name="T793">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376"/>
      <text:p text:style-name="P376">И вот уже третий день мы гонимся на колеснице, запряженной в шестёрку виндиго.</text:p>
      <text:p text:style-name="P376"/>
      <text:p text:style-name="P376">Сначала это была еле видная в <text:span text:style-name="T808">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376"/>
      <text:p text:style-name="P376"><text:soft-page-break/>Расстояние между нами сокращается медленно, но неуклонно — тянущие колесницу с ровной скоростью <text:span text:style-name="T812">твари</text:span>,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809">просто </text:span>нет времени его снять.</text:p>
      <text:p text:style-name="P376"/>
      <text:p text:style-name="P10">За три дня мы пролетаем весь путь, который у нас с Понкой на «Хитрожопке» занял <text:span text:style-name="T793">пять</text:span>. И на горизонте уже виден силовой щит Элементов — только между нами и Сел осталось каких-нибудь сто ярдов.</text:p>
      <text:p text:style-name="P10"/>
      <text:p text:style-name="P10">-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10"/>
      <text:p text:style-name="P10">Из рога чёрной аликорницы вырывается фиолетовая молния и ударяет в светлую фигуру впереди. Та уворачивается.</text:p>
      <text:p text:style-name="P10"/>
      <text:p text:style-name="P10">-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10"/>
      <text:p text:style-name="P10">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10"/>
      <text:p text:style-name="P10">Силовой купол Элементов растёт прямо на глазах. Но всё ещё далеко, гораздо дальше, чем хотелось бы.</text:p>
      <text:p text:style-name="P10"/>
      <text:p text:style-name="P10">-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10"/>
      <text:p text:style-name="P10">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10"/>
      <text:p text:style-name="P10">- Так-так, сестрица, Нам неудобно дырявить твой роскошный зад, но Мы не можем <text:span text:style-name="T793">тебе </text:span>позволить... ИК!…</text:p>
      <text:p text:style-name="P10"/>
      <text:p text:style-name="P378">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378"><text:soft-page-break/>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793">о </text:span>друга лбами <text:span text:style-name="T812">китайских болванчиков</text:span>.</text:p>
      <text:p text:style-name="P378"/>
      <text:p text:style-name="P379">- Давай, Сел, - бормочу я, яростно терзая зубами узел <text:span text:style-name="T813">на запястьях</text:span>. - Поднажми.</text:p>
      <text:p text:style-name="P10"/>
      <text:p text:style-name="P10">Как будто услы<text:span text:style-name="T793">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10"/>
      <text:p text:style-name="P10">Узёл в конце-концов подаётся и петли спадают с затёкших рук, когда меня накрывает тень.</text:p>
      <text:p text:style-name="P10"/>
      <text:p text:style-name="P10">- Мы можем убить тебя прямо сейчас!!! - рычит мне в лицо Найтмэр Мун. - Зачем Нам предатель?</text:p>
      <text:p text:style-name="P10"/>
      <text:p text:style-name="P10">Она с такой силой стучит копытом <text:span text:style-name="T793">о пол</text:span>, что я подпрыгиваю на скамье и валюсь на <text:span text:style-name="T793">дно</text:span> колесницы.</text:p>
      <text:p text:style-name="P10"/>
      <text:p text:style-name="P10">-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10"/>
      <text:p text:style-name="P10">Ноздри тёмной аликорницы гневно расширяются, узкие зрачки буквально пронзают меня насквозь как пара испанских навах.</text:p>
      <text:p text:style-name="P10"/>
      <text:p text:style-name="P10">Я молчу. Найтмэр, в конце концов, раздражённо отворачивается.</text:p>
      <text:p text:style-name="P10"/>
      <text:p text:style-name="P10">- Почему Мы это терпим? - бормочет она сама себе. - Что это за мягкотелость? Это не понравится Велико<text:span text:style-name="T812">му</text:span> <text:span text:style-name="T812">Единству</text:span>.</text:p>
      <text:p text:style-name="P10"/>
      <text:p text:style-name="P10">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808">лунного света</text:span> на опоясывающей защитный экран ледяной паутине</text:p>
      <text:p text:style-name="P10"/>
      <text:p text:style-name="P10">- Сел!!! Осторожно, сеть!!! - ору я.</text:p>
      <text:p text:style-name="P10"/>
      <text:p text:style-name="P10">Найтмэр лишь надменно хохочет, даже не удостоив меня взглядом.</text:p>
      <text:p text:style-name="P10"><text:soft-page-break/></text:p>
      <text:p text:style-name="P10">-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10"/>
      <text:p text:style-name="P380">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808">лунные блики иг</text:span>ра<text:span text:style-name="T808">ю</text:span>т на ледяных нитях как живые. <text:span text:style-name="T808">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380"/>
      <text:p text:style-name="P380">Двумя частями.</text:p>
      <text:p text:style-name="P380"/>
      <text:p text:style-name="P380">Некоторое время фрагменты — сама аликорница и её левое крыло — движутся по инерции рядом, но вскоре их траектории расходятся.</text:p>
      <text:p text:style-name="P380"/>
      <text:p text:style-name="P10">- Теперь посмотрим, чьи будут печеньки! - издевательски смеётся Найтмэр. - Вперёд!</text:p>
      <text:p text:style-name="P10"/>
      <text:p text:style-name="P10">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10"/>
      <text:p text:style-name="P10">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814">длинным </text:span>тормозным путём по гравийной дорожке.</text:p>
      <text:p text:style-name="P10"/>
      <text:p text:style-name="P10">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10"/>
      <text:p text:style-name="P381"><text:span text:style-name="Default_20_Paragraph_20_Font"><text:span text:style-name="T7">Радужная мембрана всё ближе, но Найтмэр не проявляет ни малейших признаков беспокойства. </text:span></text:span><text:span text:style-name="Default_20_Paragraph_20_Font"><text:span text:style-name="T24">На последних ярдах к защитному </text:span></text:span><text:span text:style-name="Default_20_Paragraph_20_Font"><text:span text:style-name="T7">э</text:span></text:span><text:span text:style-name="Default_20_Paragraph_20_Font"><text:span text:style-name="T24">крану </text:span></text:span><text:span text:style-name="Default_20_Paragraph_20_Font"><text:span text:style-name="T7">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381"><text:span text:style-name="Default_20_Paragraph_20_Font"><text:span text:style-name="T815"/></text:span></text:p>
      <text:p text:style-name="P381"><text:span text:style-name="Default_20_Paragraph_20_Font"><text:span text:style-name="T815">Зрение на несколько секунд отключается из-за яркого дневного света, внезапно сменившего мягкий свет звёзд.</text:span></text:span></text:p>
      <text:p text:style-name="P381"><text:soft-page-break/><text:span text:style-name="Default_20_Paragraph_20_Font"><text:span text:style-name="T815"/></text:span></text:p>
      <text:p text:style-name="P381"><text:span text:style-name="Default_20_Paragraph_20_Font"><text:span text:style-name="T7">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10"/>
      <text:p text:style-name="P380">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814">кровавая </text:span>борозда. В её конце в изорван<text:span text:style-name="T814">н</text:span>ом дымящемся поварском халате лежит белая аликорница.</text:p>
      <text:p text:style-name="P380"/>
      <text:p text:style-name="P380">Я окаменевшим истуканом сижу на полу, уставившись прямо вперёд. В голове непрерывно крутится фраза </text:p>
      <text:p text:style-name="P380"/>
      <text:p text:style-name="P380">«Все печеньки будут наши».</text:p>
      <text:p text:style-name="P10"/>
      <text:p text:style-name="P10">- Сел. - пересохшими губами шепчу я. — Вставай.</text:p>
      <text:p text:style-name="P10"/>
      <text:p text:style-name="P10">Я не могу больше говорить — у меня закончился воздух в лёгких. Затаив дыхание, я смотрю на окровавле<text:span text:style-name="T814">н</text:span>ную фигуру на гравийной дорожке.</text:p>
      <text:p text:style-name="P10"/>
      <text:p text:style-name="P10">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10"/>
      <text:p text:style-name="P10">- Вставай, Сел, - шепчу я беззвучно.</text:p>
      <text:p text:style-name="P10"/>
      <text:p text:style-name="P10">Медленно, как солнце встаёт <text:span text:style-name="T814">хмурым</text:span> утр<text:span text:style-name="T814">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10"/>
      <text:p text:style-name="P10">- Мы победили, - бормочу я <text:span text:style-name="T816">сквозь слёзы</text:span>. - Нет. Ты победила, Сел.</text:p>
      <text:p text:style-name="P10"/>
      <text:p text:style-name="P10">События последних дней высосали меня досуха. У меня нет сил радоваться. Я с трудом встаю с пола колесницы и медленно бреду к арсеналу.</text:p>
      <text:p text:style-name="P10"/>
      <text:p text:style-name="P10">- Кто тут? - слышу слабый голос за спиной. - Где <text:span text:style-name="T816">м-</text:span>мы?</text:p>
      <text:p text:style-name="P10"/>
      <text:p text:style-name="P10"><text:soft-page-break/>В колеснице стоит Найтмэр.</text:p>
      <text:p text:style-name="P10"/>
      <text:p text:style-name="P10">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10"/>
      <text:p text:style-name="P10">- Ч-что тут произошло, Хуман?</text:p>
      <text:p text:style-name="P10"/>
      <text:p text:style-name="P10">Я молча нагибаюсь и подбираю с дорожки самый увесистый камень, до которого могу дотянуться.</text:p>
      <text:p text:style-name="P10">Мы молча стоим друг против друга и глаза Луны в конце-концов наполняются страхом.</text:p>
      <text:p text:style-name="P10"/>
      <text:p text:style-name="P10">- Ты угрожаешь Нам? Что плохого Мы тебе сделали?</text:p>
      <text:p text:style-name="P10"/>
      <text:p text:style-name="P10">Я молчу, не сводя с неё глаз. За моей спиной хлопает тяжёлая дверь арсенала.</text:p>
      <text:p text:style-name="P10"/>
      <text:p text:style-name="P10">-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814">по инерции</text:span> падаю вслед за ней.</text:p>
      <text:p text:style-name="P10"/>
      <text:p text:style-name="P10">- Ты ударил Нас! - удивлённо восклицает синяя аликорница.</text:p>
      <text:p text:style-name="P10"/>
      <text:p text:style-name="P10">Я встаю первый и заношу над ней камень. Её глаза наполняются ужасом.</text:p>
      <text:p text:style-name="P10"/>
      <text:p text:style-name="P10">- Не трожь её, - слышу за спиной <text:s/>тихий голос.</text:p>
      <text:p text:style-name="P10"/>
      <text:p text:style-name="P10">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10"/>
      <text:p text:style-name="P10">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10"/>
      <text:p text:style-name="P10">В конце-концов, Луна заливается слезами и прикрывается крыльями.</text:p>
      <text:p text:style-name="P10"/>
      <text:p text:style-name="P10">- П-почему т-ты... В-вы так относитесь к нам? Что я сделала тебе и Хуману? - бормочет она сквозь слёзы из-под крыльев. <text:span text:style-name="T816">Что происходит?</text:span></text:p>
      <text:p text:style-name="P10"><text:soft-page-break/>- С возвращением, сестра, - мягко улыбается Селестия. - Я соскучилась.</text:p>
      <text:p text:style-name="P10">- Она чиста, - поворачивается светлая аликорница ко мне. - Опусти камень, Ху...</text:p>
      <text:p text:style-name="P10"/>
      <text:p text:style-name="P10">Зрачки Луны становятся узкими как у змеи. Рот искривляется в хищном оскале.</text:p>
      <text:p text:style-name="P10"/>
      <text:p text:style-name="P10">- Сел!!!</text:p>
      <text:p text:style-name="P10"/>
      <text:p text:style-name="P10">Мой окрик пропадает впустую.</text:p>
      <text:p text:style-name="P10"/>
      <text:p text:style-name="P10">Стремительным броском кобры Найтмэр изгибает шею и впивается рогом в бок светлой аликорницы.</text:p>
      <text:p text:style-name="P10"/>
      <text:p text:style-name="P10">- <text:span text:style-name="T816">Вот и всё</text:span>! - торжествующе смеётся Найтмэр. - Ты проиграла, сестра!</text:p>
      <text:p text:style-name="P10"/>
      <text:p text:style-name="P10">Розовая аура щита охватывает тёмную <text:span text:style-name="T814">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10"/>
      <text:p text:style-name="P10">- Мы уже победили щит Элементов один раз — победим и второй! - хрипло смеётся Найтмэр.</text:p>
      <text:p text:style-name="P10"/>
      <text:p text:style-name="P10">Кровь из бока Селестии <text:span text:style-name="T817">стекает</text:span> по рогу <text:span text:style-name="T817">Найтмэр</text:span>, заливая <text:span text:style-name="T817">ей </text:span>глаза и нос. <text:span text:style-name="T817">Она</text:span> слизывает эту кровь и снова хохочет.</text:p>
      <text:p text:style-name="P10"/>
      <text:p text:style-name="P10">- <text:span text:style-name="T817">У тебя вкусная кровь. Только из-за этого стоило ждать полтысячи лет!</text:span></text:p>
      <text:p text:style-name="P10"/>
      <text:p text:style-name="P380">Я поднима<text:span text:style-name="T817">ю</text:span> камень над головой и броса<text:span text:style-name="T817">ю</text:span>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80"/>
      <text:p text:style-name="P10">- Не стой у Нас на пути, Хуман — и ты ещё сможешь занять подобающее место у Нашего престола!</text:p>
      <text:p text:style-name="P10">- Ты забыла, сестра, - слабый голос Селестии вмиг прервал дикое хохотание Найтмэр.</text:p>
      <text:p text:style-name="P10">- Что?!! Что Мы забыли, <text:span text:style-name="T814">неудачница</text:span>?</text:p>
      <text:p text:style-name="P10"/>
      <text:p text:style-name="P10">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10"/>
      <text:p text:style-name="P10"><text:soft-page-break/>-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10"/>
      <text:p text:style-name="P10">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10"/>
      <text:p text:style-name="P10">- Фактически, щит Элементов сейчас представляет собой натянутую резину рогатки, которую удерживает <text:span text:style-name="T817">лишь </text:span>моя магия. А камень... Угадай, кто играет роль камня?</text:p>
      <text:p text:style-name="P10"/>
      <text:p text:style-name="P10">Золотистый пузырь лопается и Найтмэр летит в зенит подобно камню из пращи. Секунду я ещё слышу её визг, после чего она скрывается из виду.</text:p>
      <text:p text:style-name="P10"/>
      <text:p text:style-name="P10">- Мне очень жаль, что пришлось так поступить, - шепчет Селестия.</text:p>
      <text:p text:style-name="P10"/>
      <text:p text:style-name="P10">Золотая сфера <text:span text:style-name="T818">магии </text:span>осторожно ставит её на ноги <text:span text:style-name="T818">и тотчас же схлопывается</text:span>. <text:span text:style-name="T817">Н</text:span>оги светлой аликорницы подгибаются и она медленно <text:span text:style-name="T817">ложится</text:span> на садовую дорожку. Кровь струится из её ран на боках и основании крыла, <text:span text:style-name="T818">набегая в небольшую лужу</text:span>.</text:p>
      <text:p text:style-name="P10"/>
      <text:p text:style-name="P10">- Щит разогнал, а я направила её на луну. Вдобавок, Щит элементов обернул тело моей сестры локальной оболочкой. Она <text:span text:style-name="T818">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 <text:span text:style-name="T817">Возможно, ментапаразит умрёт за этот срок…</text:span></text:p>
      <text:p text:style-name="P10"/>
      <text:p text:style-name="P10">Аликорница говорит с закрытыми глазами, как во сне. Её голос становится всё тише.</text:p>
      <text:p text:style-name="P10"/>
      <text:p text:style-name="P10">- Сел! Не засыпай!!!</text:p>
      <text:p text:style-name="P10"/>
      <text:p text:style-name="P10">Аликорница открывает глаза и слабо улыбается. <text:span text:style-name="T819">Медленно, очень медленно, как во сне, она встаёт на ноги.</text:span></text:p>
      <text:p text:style-name="P10"/>
      <text:p text:style-name="P10">- Обними же меня, наконец, <text:span text:style-name="T818">мой Хуман</text:span>. Мне станет теплее. Тут... что-то <text:span text:style-name="T818">стало </text:span>слишком холодно.</text:p>
      <text:p text:style-name="P10"/>
      <text:p text:style-name="P382"><text:span text:style-name="T7">Очертания аликорницы расплываются передо мной из-за слёз. Я быстро вытираю глаза ладонью и </text:span><text:span text:style-name="T820">крепко </text:span><text:span text:style-name="T7">обнимаю Селести</text:span><text:span text:style-name="T820">ю</text:span><text:span text:style-name="T7"> обеими руками. </text:span><text:span text:style-name="T821">Впервые за те полтысячи лет, что мы знакомы.</text:span><text:span text:style-name="T7"> Та коротко вздыхает и расслаблено </text:span><text:span text:style-name="T820">кладёт</text:span><text:span text:style-name="T7"> голову мне на плечо. Я прижимаю её к груди и чувствую стук её сердца.</text:span></text:p>
      <text:p text:style-name="P10"/>
      <text:p text:style-name="P10"><text:soft-page-break/>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10"/>
      <text:p text:style-name="P10">- Я... чувствую магию... - <text:span text:style-name="T818">шепчет</text:span> Селестия.</text:p>
      <text:p text:style-name="P10"/>
      <text:p text:style-name="P10">Я отстраняюсь от неё и вижу золотую фигурку аликорницы, раскачивающуюся на цепочке на моей шее.</text:p>
      <text:p text:style-name="P10"/>
      <text:p text:style-name="P383"><text:span text:style-name="Default_20_Paragraph_20_Font"><text:span text:style-name="T7">- Очень знакомая магия... Похоже на моё собственное проклят</text:span></text:span><text:span text:style-name="Default_20_Paragraph_20_Font"><text:span text:style-name="T820">ь</text:span></text:span><text:span text:style-name="Default_20_Paragraph_20_Font"><text:span text:style-name="T7">е «Каменный лёд», только усилен</text:span></text:span><text:span text:style-name="Default_20_Paragraph_20_Font"><text:span text:style-name="T820">н</text:span></text:span><text:span text:style-name="Default_20_Paragraph_20_Font"><text:span text:style-name="T7">ое в сотню раз. Я изобрела его для </text:span></text:span><text:span text:style-name="Default_20_Paragraph_20_Font"><text:span text:style-name="T24">побед</text:span></text:span><text:span text:style-name="Default_20_Paragraph_20_Font"><text:span text:style-name="T7">ы над </text:span></text:span><text:span text:style-name="Default_20_Paragraph_20_Font"><text:span text:style-name="T170">Дискордом </text:span></text:span><text:span text:style-name="Default_20_Paragraph_20_Font"><text:span text:style-name="T822">сотни лет назад</text:span></text:span><text:span text:style-name="Default_20_Paragraph_20_Font"><text:span text:style-name="T7">... Откуда у тебя этот медальон?</text:span></text:span></text:p>
      <text:p text:style-name="P383"><text:span text:style-name="Default_20_Paragraph_20_Font"><text:span text:style-name="T7"/></text:span></text:p>
      <text:p text:style-name="P10">Я пытаюсь снять его, но рука, как прежде, проходит сквозь него.</text:p>
      <text:p text:style-name="P10"/>
      <text:p text:style-name="P10">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10"/>
      <text:p text:style-name="P11"><text:span text:style-name="Default_20_Paragraph_20_Font"><text:span text:style-name="T7">- </text:span></text:span><text:span text:style-name="Default_20_Paragraph_20_Font"><text:span text:style-name="T24">Если я не </text:span></text:span><text:span text:style-name="Default_20_Paragraph_20_Font"><text:span text:style-name="T7">ошибаюсь</text:span></text:span><text:span text:style-name="Default_20_Paragraph_20_Font"><text:span text:style-name="T24"> в природе </text:span></text:span><text:span text:style-name="Default_20_Paragraph_20_Font"><text:span text:style-name="T7">э</text:span></text:span><text:span text:style-name="Default_20_Paragraph_20_Font"><text:span text:style-name="T24">того заклинания, </text:span></text:span><text:span text:style-name="Default_20_Paragraph_20_Font"><text:span text:style-name="T7">у меня есть около минуты. Я бы, наверное, смогла бы побороться с ним, если бы не была так слаба.</text:span></text:span></text:p>
      <text:p text:style-name="P10">- Сел, что ты говоришь? Как тебе помочь?</text:p>
      <text:p text:style-name="P10">-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10"/>
      <text:p text:style-name="P10">Серое пятно уже охватило всю грудь и расползается на шею, передние ноги и крылья. Скорость распространения пятна увеличивается.</text:p>
      <text:p text:style-name="P10"/>
      <text:p text:style-name="P10">- Сел!!!</text:p>
      <text:p text:style-name="P10">-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span text:style-name="T823">кха</text:span>..</text:p>
      <text:p text:style-name="P384">…<text:span text:style-name="T819">Все лербы в течение суток станут снова пони — ментапаразиты умрут без управляющих тварей Иль-Шогг — здесь тебе не придётся прикладывать усилий. К сожалению, раскол между Тёмной и Светлой партиями не исчезнет. </text:span>Тебе будет трудно на первых порах, но ты справишься. Не буду просить тебя не <text:soft-page-break/>грустить обо мне — будучи правителем Эквестрии, тебе будет просто некогда. Удачи. Мы ещё встретимся, в другом месте, в другое время, я обещаю!</text:p>
      <text:p text:style-name="P384">И... знай — я всегда любила тебя…</text:p>
      <text:p text:style-name="P10"/>
      <text:p text:style-name="P10">- Сел, ЧТО МНЕ СДЕЛАТЬ, ЧТОБЫ ПОМОЧЬ?!!</text:p>
      <text:p text:style-name="P10"/>
      <text:p text:style-name="P10">Мой крик теряется в пустоте. Аликорница не отвечает.</text:p>
      <text:p text:style-name="P10">Статуи не умеют говорить.</text:p>
      <text:p text:style-name="P10"/>
      <text:p text:style-name="P10">…</text:p>
      <text:p text:style-name="P10"/>
      <text:p text:style-name="P10">Сколько времени я стою, уставившись на каменное изваяние, некогда бывшее моим спутником долгие сотни лет?</text:p>
      <text:p text:style-name="P10"/>
      <text:p text:style-name="P10">Секунды?</text:p>
      <text:p text:style-name="P10">Минуты?</text:p>
      <text:p text:style-name="P10">Часы?</text:p>
      <text:p text:style-name="P10"/>
      <text:p text:style-name="P10">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84"/>
      <text:p text:style-name="P384">Звон усиливается. Воздух в пяти шагах от меня дрожит, в неясном мареве проявляется нечто определённое. Мигая <text:span text:style-name="T818">зелёным</text:span><text:span text:style-name="T824">и пятнами</text:span>, передо мной висит чёрный экран. Зелёные <text:span text:style-name="T824">блики и </text:span>линии на нём складываются в знакомое изображение.</text:p>
      <text:p text:style-name="P10"/>
      <text:p text:style-name="P10">С экрана на меня смотрит Селестия. <text:span text:style-name="T818">Её измождённое лицо </text:span><text:span text:style-name="T824">едва видно из-за помех.</text:span></text:p>
      <text:p text:style-name="P10"/>
      <text:p text:style-name="P10">-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10"/>
      <text:p text:style-name="P10">Изображение на экране мигает и часто прерывается белым шумом, её слова еле можно разобрать сквозь треск <text:span text:style-name="T824">статических </text:span>разрядов.</text:p>
      <text:p text:style-name="P11"><text:span text:style-name="Default_20_Paragraph_20_Font"><text:span text:style-name="T7"/></text:span></text:p>
      <text:p text:style-name="P385"><text:soft-page-break/><text:span text:style-name="Default_20_Paragraph_20_Font"><text:span text:style-name="T7">- Правда, я н-не ожидала, что твоя миссия так затянется. </text:span></text:span><text:span text:style-name="Default_20_Paragraph_20_Font"><text:span text:style-name="T825">Пятьсот лет — когда, по моим расчётам, на это должно было уйти не больше пары месяцев!</text:span></text:span><text:span text:style-name="Default_20_Paragraph_20_Font"><text:span text:style-name="T7"> </text:span></text:span><text:span text:style-name="Default_20_Paragraph_20_Font"><text:span text:style-name="T825">Н-неважно… </text:span></text:span><text:span text:style-name="Default_20_Paragraph_20_Font"><text:span text:style-name="T7">Как видишь, я утратила физическое тело и теперь п-присутствую в </text:span></text:span><text:span text:style-name="Default_20_Paragraph_20_Font"><text:span text:style-name="T826">реальном </text:span></text:span><text:span text:style-name="Default_20_Paragraph_20_Font"><text:span text:style-name="T7">мире лишь в виде кучки электрических </text:span></text:span><text:span text:style-name="Default_20_Paragraph_20_Font"><text:span text:style-name="T825">зарядов</text:span></text:span><text:span text:style-name="Default_20_Paragraph_20_Font"><text:span text:style-name="T7">,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826">Война отменена! </text:span></text:span><text:span text:style-name="Default_20_Paragraph_20_Font"><text:span text:style-name="T7">Надеюсь, в твоём м-мире тоже будет всё хорошо. Спасибо тебе, Дедлайн. И... прощай!</text:span></text:span></text:p>
      <text:p text:style-name="P10"/>
      <text:p text:style-name="P10">Мир растворяется в ослепительном сиянии…</text:p>
      <text:p text:style-name="P10"><text:span text:style-name="Default_20_Paragraph_20_Font"><text:span text:style-name="T7"/></text:span></text:p>
      <text:h text:style-name="P8" text:outline-level="2">~~~ Интермедия ~~~</text:h>
      <text:p text:style-name="P2"/>
      <text:p text:style-name="P10">… Я ставлю точку в последнем абзаце.</text:p>
      <text:p text:style-name="P10"/>
      <text:p text:style-name="P11"><text:span text:style-name="Default_20_Paragraph_20_Font"><text:span text:style-name="T7">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827">M</text:span></text:span><text:span text:style-name="Default_20_Paragraph_20_Font"><text:span text:style-name="T828">LP</text:span></text:span><text:span text:style-name="Default_20_Paragraph_20_Font"><text:span text:style-name="T7">. Ну в самом деле, какой смысл писать фик для мёртвого фэндома, отрывая время от отдыха и сна? </text:span></text:span><text:span text:style-name="Default_20_Paragraph_20_Font"><text:span text:style-name="T829">Бесперспективно</text:span></text:span><text:span text:style-name="Default_20_Paragraph_20_Font"><text:span text:style-name="T7">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827">в лучшем случае,</text:span></text:span><text:span text:style-name="Default_20_Paragraph_20_Font"><text:span text:style-name="T7"> пару </text:span></text:span><text:span text:style-name="Default_20_Paragraph_20_Font"><text:span text:style-name="T830">д</text:span></text:span><text:span text:style-name="Default_20_Paragraph_20_Font"><text:span text:style-name="T831">есятков</text:span></text:span><text:span text:style-name="Default_20_Paragraph_20_Font"><text:span text:style-name="T7"> человек и забудут через неделю? По три-четыре предложения в день, в три часа ночи, борясь с усталостью и сном? </text:span></text:span><text:span text:style-name="Default_20_Paragraph_20_Font"><text:span text:style-name="T825">Н</text:span></text:span><text:span text:style-name="Default_20_Paragraph_20_Font"><text:span text:style-name="T7">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827">2</text:span></text:span><text:span text:style-name="Default_20_Paragraph_20_Font"><text:span text:style-name="T7">» и рулить подводной лодкой в холодных водах </text:span></text:span><text:span text:style-name="Default_20_Paragraph_20_Font"><text:span text:style-name="T827">А</text:span></text:span><text:span text:style-name="Default_20_Paragraph_20_Font"><text:span text:style-name="T7">тлантики.</text:span></text:span></text:p>
      <text:p text:style-name="P10"/>
      <text:p text:style-name="P10">…</text:p>
      <text:p text:style-name="P10"/>
      <text:p text:style-name="P10">И всё же…</text:p>
      <text:p text:style-name="P10"/>
      <text:p text:style-name="P10">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10"/>
      <text:p text:style-name="P386"><text:span text:style-name="Default_20_Paragraph_20_Font"><text:span text:style-name="T7">…И всё же я сделаю ещё одно усилие и допишу самую малость. Почему-то мне кажется это очень важным, а в </text:span></text:span><text:span text:style-name="Default_20_Paragraph_20_Font"><text:span text:style-name="T827">сознании</text:span></text:span><text:span text:style-name="Default_20_Paragraph_20_Font"><text:span text:style-name="T7"> всё время вертятся обрывки фраз:</text:span></text:span></text:p>
      <text:p text:style-name="P386"><text:span text:style-name="Default_20_Paragraph_20_Font"><text:span text:style-name="T8">«Намерение меняет реальность… В другом месте, в другое время...»</text:span></text:span><text:span text:style-name="Default_20_Paragraph_20_Font"><text:span text:style-name="T7">.</text:span></text:span></text:p>
      <text:h text:style-name="P8" text:outline-level="2"/>
      <text:h text:style-name="P387" text:outline-level="2">Глава <text:span text:style-name="T832">2</text:span>1</text:h>
      <text:p text:style-name="P10"/>
      <text:p text:style-name="P388"><text:span text:style-name="T833">Тут так холодно</text:span><text:span text:style-name="T834">…</text:span><text:span text:style-name="T833"> Мне так не хватает твоих </text:span><text:span text:style-name="T834">объятий…</text:span></text:p>
      <text:p text:style-name="P389"><text:soft-page-break/></text:p>
      <text:p text:style-name="P10">…Сияние всё ещё со мной, но дыхание мира меняется. Проникнутый неуловимым оттенком магии воздух Эквуса сменяется гарью резины и палёной ветош<text:span text:style-name="T23">и</text:span>. Я чувствую, как хлопья копоти падают мне на лицо, но не вижу их.</text:p>
      <text:p text:style-name="P10"/>
      <text:p text:style-name="P390">Я вообще ничего не вижу.</text:p>
      <text:p text:style-name="P390"/>
      <text:p text:style-name="P390">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10"/>
      <text:p text:style-name="P10">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10"/>
      <text:p text:style-name="P10">А, может быть, моя настоящая жизнь мне тоже только кажется?</text:p>
      <text:p text:style-name="P10"/>
      <text:p text:style-name="P10">Не знаю. Но теперь столетия жизни в Эквестрии мне кажутся чудным сном, тающим под напором реальности.</text:p>
      <text:p text:style-name="P10"/>
      <text:p text:style-name="P10">Осторожно ощупывая перед собой горячий воздух, поднимаюсь на ноги. Нашарив <text:span text:style-name="T835">горячую ручку </text:span>выход<text:span text:style-name="T835">а</text:span> на крышу, открываю дверь и захожу внутрь.</text:p>
      <text:p text:style-name="P10"/>
      <text:p text:style-name="P10">Непонятно зачем, плотно закрываю за собой дверь.</text:p>
      <text:p text:style-name="P10"/>
      <text:p text:style-name="P11"><text:span text:style-name="Default_20_Paragraph_20_Font"><text:span text:style-name="T7">Медленно, ощупывая</text:span></text:span><text:span text:style-name="Default_20_Paragraph_20_Font"><text:span text:style-name="T24"> </text:span></text:span><text:span text:style-name="Default_20_Paragraph_20_Font"><text:span text:style-name="T836">п</text:span></text:span><text:span text:style-name="Default_20_Paragraph_20_Font"><text:span text:style-name="T837">ространство</text:span></text:span><text:span text:style-name="Default_20_Paragraph_20_Font"><text:span text:style-name="T24"> перед собой, </text:span></text:span><text:span text:style-name="Default_20_Paragraph_20_Font"><text:span text:style-name="T7">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10">Смешно, конечно — кто меня тут увидит? <text:span text:style-name="T835">Все внизу, в бомбоубежище. А</text:span> сам себя <text:span text:style-name="T835">я </text:span>увидеть не могу.</text:p>
      <text:p text:style-name="P10"/>
      <text:p text:style-name="P13">Всё, что мне сейчас хочется…</text:p>
      <text:p text:style-name="P10"/>
      <text:p text:style-name="P10">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10"/>
      <text:p text:style-name="P13">… так это войти в свою обетованную <text:span text:style-name="T838">седьмую</text:span> палату, улечься на свою родную койку…</text:p>
      <text:p text:style-name="P10"/>
      <text:p text:style-name="P10"><text:soft-page-break/>Три этажа позади. Значит, спустился на родной шестой.</text:p>
      <text:p text:style-name="P10">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10"/>
      <text:p text:style-name="P13">… и умереть.</text:p>
      <text:p text:style-name="P10"/>
      <text:p text:style-name="P10">Дверь в мою палату открыта настежь. Стул, на котором сидел Судья Дредд, перевёрнут и, похоже, сломан в толкучке.</text:p>
      <text:p text:style-name="P10"/>
      <text:p text:style-name="P10">Осторожно вхожу в помещение и пробираюсь к своей койке. На полу явно пролили какую-то жидкость. Надеюсь, кружку воды, а не ночной горшок.</text:p>
      <text:p text:style-name="P10"/>
      <text:p text:style-name="P10">- Кто тут?</text:p>
      <text:p text:style-name="P10"/>
      <text:p text:style-name="P10">Трескучий безжизненный голос может принадлежать только одному владельцу.</text:p>
      <text:p text:style-name="P10"/>
      <text:p text:style-name="P10">- Терминатор, тебя <text:span text:style-name="T838">что, </text:span>не забрали в <text:span text:style-name="T835">бункер</text:span>?</text:p>
      <text:p text:style-name="P10">- А, это ты, Дедлайн… Включи свет, пожалуйста. Слишком темно, я тебя почти не вижу.</text:p>
      <text:p text:style-name="P10"/>
      <text:p text:style-name="P10">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10"/>
      <text:p text:style-name="P391">Пожав плечами, нашариваю на стене выключатель и щёлкаю кнопкой. Электричества нет, но разве это важно?</text:p>
      <text:p text:style-name="P391"/>
      <text:p text:style-name="P391">Важно намерение.</text:p>
      <text:p text:style-name="P10"/>
      <text:p text:style-name="P10">- Так лучше?</text:p>
      <text:p text:style-name="P10">- Да… Так лучше. Что у тебя с глазами?</text:p>
      <text:p text:style-name="P10">- Это уже совершенно неважно.</text:p>
      <text:p text:style-name="P10"/>
      <text:p text:style-name="P10">Осторожно присаживаюсь на койку. Пружины скрипят под моим весом.</text:p>
      <text:p text:style-name="P10"/>
      <text:p text:style-name="P10">- Ты видел её?.. Ты встретился с ней?.. Какой была встреча?</text:p>
      <text:p text:style-name="P10"><text:soft-page-break/></text:p>
      <text:p text:style-name="P10">Сжимаю виски пальцами, пытаясь вспомнить подробности встречи половины часа назад и одновременно половины тысячи лет.</text:p>
      <text:p text:style-name="P10"/>
      <text:p text:style-name="P10">- Если честно, не очень хорошей. Мы сражались. Она — понарошку, а я — по-настоящему. В последний миг, когда она победила и вернула мне <text:span text:style-name="T839">память</text:span>,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838">в</text:span>но. <text:span text:style-name="T161">Полтысячи лет прошло.</text:span></text:p>
      <text:p text:style-name="P10"/>
      <text:p text:style-name="P10">- <text:span text:style-name="T161">Странно, </text:span><text:span text:style-name="T839">мне казалось, ракеты взлетели </text:span>полчаса назад… <text:span text:style-name="T839">Что ж, с</text:span>пасибо, в целом, ясно. Тогда мне понятна её спешка. Она ведь навестила меня на мгновение. Просила передать тебе…</text:p>
      <text:p text:style-name="P10">- Что??? Что она просила передать?!!</text:p>
      <text:p text:style-name="P391">-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10"/>
      <text:p text:style-name="P10">Терминатор хрипло смеётся.</text:p>
      <text:p text:style-name="P10"/>
      <text:p text:style-name="P10">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10"/>
      <text:p text:style-name="P10">Намерение меняет реальность. Где-то я уже это слышал.</text:p>
      <text:p text:style-name="P10"/>
      <text:p text:style-name="P10">Но где?</text:p>
      <text:p text:style-name="P10"/>
      <text:p text:style-name="P10">И когда?</text:p>
      <text:p text:style-name="P10"/>
      <text:p text:style-name="P10">И от кого?</text:p>
      <text:p text:style-name="P10"/>
      <text:p text:style-name="P10">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10"/>
      <text:p text:style-name="P392">На ощупь — крылатый единорог. Или рогатый пегас. Фигурка быстро нагревается и начинает жечь ладонь. Я сжимаю её в руке. <text:span text:style-name="T840">Ощущение</text:span> бол<text:span text:style-name="T840">и пробуждает вспоминание о даре, предложенном Анитой во <text:s/>время нашей последней встречи</text:span>.</text:p>
      <text:p text:style-name="P392"/>
      <text:p text:style-name="P393"><text:soft-page-break/><text:span text:style-name="T229">...Но если тебе понадобится помощь — просто с</text:span>кажи «Семь вечностей» <text:span text:style-name="T229">возле наших оболочек </text:span>и после этого давай команды. Вроде «<text:span text:style-name="T228">оператор четыре, </text:span>слома<text:span text:style-name="T228">й</text:span> эту стену» или «<text:span text:style-name="T228">оператор двенадцать, </text:span>раскида<text:span text:style-name="T228">й</text:span> эту преграду». Ты будешь удивлён, ручаюсь!..</text:p>
      <text:p text:style-name="P394"/>
      <text:p text:style-name="P395">Ну что же. Кажется, <text:span text:style-name="T839">уходить</text:span> ещё рановато. Пора сделать этот мир чуточку лучше. <text:span text:style-name="T839">Ведь н</text:span>амерение меняет реальность, <text:span text:style-name="T839">не так ли?</text:span></text:p>
      <text:p text:style-name="P10"/>
      <text:p text:style-name="P10">- <text:span text:style-name="T840">Терминатор, ты меня хорошо слышишь?</text:span></text:p>
      <text:p text:style-name="P10">- <text:span text:style-name="T840">Да, Дедлайн.</text:span></text:p>
      <text:p text:style-name="P10">- <text:span text:style-name="T841">Вставай, Терминатор. Пришла пора для </text:span><text:span text:style-name="T840">Сем</text:span><text:span text:style-name="T841">и</text:span><text:span text:style-name="T840"> Вечностей.</text:span></text:p>
      <text:p text:style-name="P10"/>
      <text:p text:style-name="P396">Несколько мгновений ничего не происходит. Потом я слышу скрип кроватных пружин и быстрые шаги.</text:p>
      <text:p text:style-name="P396"/>
      <text:p text:style-name="P396">- Оператор Один, я слушаю.</text:p>
      <text:p text:style-name="P396"/>
      <text:p text:style-name="P396">Голос Терминатора помолодел, <text:span text:style-name="T842">в нём появились металлические нотки.</text:span></text:p>
      <text:p text:style-name="P396"/>
      <text:p text:style-name="P396">- Приведи сюда остальных, Оператор Тридцать четыре. <text:span text:style-name="T841">Вытащи их из подвала</text:span>. <text:span text:style-name="T841">Но не трогай персонал Чертогов. Насилие нам ни к чему.</text:span></text:p>
      <text:p text:style-name="P396">- <text:span text:style-name="T842">Да, </text:span><text:span text:style-name="T843">Первый</text:span>. <text:span text:style-name="T843">Иду.</text:span></text:p>
      <text:p text:style-name="P396"/>
      <text:p text:style-name="P397">Слышу удаляющиеся шаги. Теперь я вспоминаю также и дар Хэвэн.</text:p>
      <text:p text:style-name="P397"/>
      <text:p text:style-name="P398"><text:span text:style-name="T842">…Я </text:span><text:span text:style-name="T228">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281">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399"><text:span text:style-name="T842">Д</text:span>ля активации возможностей тебе не нужн<text:span text:style-name="T281">о произносить</text:span> кодов<text:span text:style-name="T281">ую</text:span> фраз<text:span text:style-name="T281">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399"/>
      <text:p text:style-name="P397">Раз пошла такая пьянка, режь последний огурец! Большей уверенности в моей правоте ещё следует поискать. <text:span text:style-name="T844">Намерение и уверенность — всё, что </text:span><text:span text:style-name="T845">ещё </text:span><text:span text:style-name="T844">держит меня в этом мире.</text:span></text:p>
      <text:p text:style-name="P397"/>
      <text:p text:style-name="P397">Я сосредотачиваюсь. <text:span text:style-name="T846">Это одновременно и трудно — из-за облазящей кожи и звона в ушах, и одновременно легко — неработающие глаза отсекают лишний поток информации. Я</text:span><text:span text:style-name="T841"> чувствую в самой глубине сознания </text:span><text:span text:style-name="T846">зарождающийся</text:span><text:span text:style-name="T841"> стержень, </text:span><text:span text:style-name="T846">некий </text:span><text:span text:style-name="T841">твёрдый рычаг, переворачивающий саму мою </text:span><text:soft-page-break/><text:span text:style-name="T841">уверенность о возможностях человеческого организма. </text:span><text:span text:style-name="T846">Он растёт, пускает корни во все органы моего тела, напитывает их энергией.</text:span></text:p>
      <text:p text:style-name="P397"/>
      <text:p text:style-name="P397">Сначала я чувствую, как восстанавливается кожа на руках. Потом ко мне <text:span text:style-name="T845">одним мигом </text:span>возвращается зрение.</text:p>
      <text:p text:style-name="P397"/>
      <text:p text:style-name="P397">…</text:p>
      <text:p text:style-name="P397"/>
      <text:p text:style-name="P397">Фу, я лежу на <text:span text:style-name="T847">залитой </text:span><text:span text:style-name="T841">бурой </text:span><text:span text:style-name="T847">кровью </text:span>койке, <text:span text:style-name="T847">устланной</text:span> <text:span text:style-name="T844">выпавшими волосами и </text:span>отвалившимися струпьями! <text:span text:style-name="T848">Какая гадость!</text:span></text:p>
      <text:p text:style-name="P397"/>
      <text:p text:style-name="P400"><text:span text:style-name="T843">Резко в</text:span>скинувшись с постели, я оказываюсь на потолке, вцепившись пальцами рук в <text:span text:style-name="T847">потолочный датчик пожарной сигнализации </text:span><text:span text:style-name="T841">и кронштейн для лампы</text:span><text:span text:style-name="T847">, а пальцами ног упёршись в стену.</text:span></text:p>
      <text:p text:style-name="P401"/>
      <text:p text:style-name="P401">Ни-хре-на-себе!</text:p>
      <text:p text:style-name="P401"/>
      <text:p text:style-name="P402">Мышцы без труда удерживают меня в этой неестественной позе. <text:span text:style-name="T847">Мир играет передо мной новыми красками, я </text:span><text:span text:style-name="T849">отчётливо вижу каждую пылинку в палате </text:span><text:span text:style-name="T850">и могу вычислить траекторию её движения на ближайшие пять секунд,</text:span><text:span text:style-name="T849"> </text:span><text:span text:style-name="T850">я</text:span><text:span text:style-name="T849"> </text:span><text:span text:style-name="T851">чувствую тысячи новых запахов </text:span><text:span text:style-name="T850">и слышу тысячи новых звуков</text:span><text:span text:style-name="T849">. Я чётко различаю спектр солнечного света, отдельные лучи разных цветов, </text:span><text:span text:style-name="T843">некоторым из которых я даже не знаю названия,</text:span><text:span text:style-name="T849"> играют радугой перед моим восхищённым взором.</text:span></text:p>
      <text:p text:style-name="P403"/>
      <text:p text:style-name="P403"><text:span text:style-name="T852">И </text:span><text:span text:style-name="T841">я </text:span><text:span text:style-name="T852">з</text:span><text:span text:style-name="T849">амечаю голубовато-</text:span><text:span text:style-name="T843">серое</text:span><text:span text:style-name="T849">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841">Это сияние разрушает живую плоть и даже моему </text:span><text:span text:style-name="T853">пробудившемуся телу</text:span><text:span text:style-name="T841"> приходится прикладывать определённые усилия на преодоление </text:span><text:span text:style-name="T851">разрушающего эффекта этого сияния.</text:span></text:p>
      <text:p text:style-name="P400"/>
      <text:p text:style-name="P404">Я отцепляюсь от потолка и пружинисто приземляюсь на пол рядом с койкой. <text:span text:style-name="T851">И практически одновременно с</text:span><text:span text:style-name="T842">лышу грохот выбиваемой двери </text:span><text:span text:style-name="T851">бомбо</text:span><text:span text:style-name="T842">убежища. </text:span><text:span text:style-name="T853">Вскоре в</text:span><text:span text:style-name="T852">оздух наполняется приглушенными возгласами выходящих на свободу обитателей Чертогов Разума.</text:span></text:p>
      <text:p text:style-name="P397"/>
      <text:p text:style-name="P405">Надо побыстрее включить их механизмы защиты — радиация кругом нешуточная.</text:p>
      <text:p text:style-name="P405"/>
      <text:p text:style-name="P406">Я со смешком прыгаю <text:span text:style-name="T854">с места</text:span> прямо в зарешеченное окно. То, что не получилось когда-то у Терминатора, получится у меня — пусть он <text:span text:style-name="T843">теперь</text:span> завидует.</text:p>
      <text:p text:style-name="P405"/>
      <text:p text:style-name="P405">При подлёте к решётке моментально раздвигаю <text:span text:style-name="T843">пальцами </text:span>железные прутья, как мягкую проволоку, практически не задержавшись в процессе.</text:p>
      <text:p text:style-name="P405"><text:soft-page-break/></text:p>
      <text:p text:style-name="P405">Стекло представляет <text:span text:style-name="T843">собой </text:span>ещё более слабую преграду — <text:span text:style-name="T851">я</text:span> <text:span text:style-name="T851">давлю двумя</text:span> паль<text:span text:style-name="T843">цами </text:span><text:span text:style-name="T851">в центр стекла</text:span>, <text:span text:style-name="T851">прикрывая второй рукой глаза, </text:span>чтобы <text:span text:style-name="T851">не повредить </text:span>осколк<text:span text:style-name="T851">ами</text:span>. Впрочем, даже если бы порезали — не страшно, <text:span text:style-name="T851">я</text:span> <text:span text:style-name="T851">теперь </text:span>мо<text:span text:style-name="T851">гу их</text:span> вылечить за несколько секунд. <text:span text:style-name="T851">З</text:span>ащищаю <text:span text:style-name="T851">глаза</text:span> просто по привычке. <text:span text:style-name="T855">Весь мой организм представляет теперь </text:span><text:span text:style-name="T843">идеальный</text:span><text:span text:style-name="T855"> инструмент, подчиненный одной цели.</text:span></text:p>
      <text:p text:style-name="P405"/>
      <text:p text:style-name="P407">Большинство Учителей <text:span text:style-name="T843">безучастно смотрят</text:span> <text:span text:style-name="T843">на стоящего перед ними </text:span>Терминатор<text:span text:style-name="T843">а</text:span>. Только Диоген с Гейзенбергом ошеломлённо наблюдают, как я <text:span text:style-name="T853">вылетаю в окно шестого этажа </text:span>в ореоле стеклянной крошки. За три секунды свободного падения <text:span text:style-name="T853">я </text:span>успеваю сгруппироваться, принять необходимую <text:span text:style-name="T851">для приземлен</text:span><text:span text:style-name="T856">и</text:span><text:span text:style-name="T851">я </text:span>позу, и залечить порезы <text:span text:style-name="T851">на руках</text:span>.</text:p>
      <text:p text:style-name="P407"/>
      <text:p text:style-name="P408">- Где научился так прыгать, Дед? — Диоген оценивающе поднимает вверх большой палец. — Подскажи, я тоже хочу. Спускаться по лестницам — такая скука!</text:p>
      <text:p text:style-name="P408">- <text:span text:style-name="T857">Сейчас скажу. Только не тебе одному — всем. Все узнают, - я отряхиваюсь от осколков стекла и осматриваю своё будущее воинство.</text:span></text:p>
      <text:p text:style-name="P397">- <text:span text:style-name="T843">Все вышли? — спрашиваю Терминатора.</text:span></text:p>
      <text:p text:style-name="P397"/>
      <text:p text:style-name="P409">Тот отрицательно качает головой.</text:p>
      <text:p text:style-name="P409"/>
      <text:p text:style-name="P409">- Судья Дредд заперся в уборной. Я не хотел повредить его. Но ведь он нам и не нужен?</text:p>
      <text:p text:style-name="P409">- Не нужен, - утвердительно киваю я.</text:p>
      <text:p text:style-name="P409"/>
      <text:p text:style-name="P410">Я всматриваюсь в <text:span text:style-name="T858">тридцать четыре фигуры, стоящие передо мной. </text:span></text:p>
      <text:p text:style-name="P410"/>
      <text:p text:style-name="P410">- <text:span text:style-name="T851">Мне хотелось бы толкнуть возвышенную речь в такой момент, </text:span><text:span text:style-name="T859">мои друзья</text:span><text:span text:style-name="T851">. </text:span><text:span text:style-name="T859">Ведь будущего у нас нет и видимся мы, </text:span><text:span text:style-name="T853">скорее всего,</text:span><text:span text:style-name="T859"> в последний раз.</text:span><text:span text:style-name="T851"> Но радиация ждать не будет. Поэтому — просто вставайте под знамя Семи Вечностей. </text:span><text:span text:style-name="T860">Пришло время. </text:span><text:span text:style-name="T859">Никто кроме нас и всякая-тому-подобная пафосная хрень, которую я не умею говорить, а вы не будете слушать.</text:span></text:p>
      <text:p text:style-name="P410"/>
      <text:p text:style-name="P411">Я указываю рукой на запад, на скопление оплавленных небоскрёбов.</text:p>
      <text:p text:style-name="P411">- Как вы, может быть, помните, мы работали над проектом искусственного интеллекта, превратившего страну в одну большую <text:span text:style-name="T861">военно-экономическую машину</text:span>. <text:span text:style-name="T861">Уже неважно, были ли наши страхи </text:span><text:span text:style-name="T862">поражения</text:span><text:span text:style-name="T861">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862">Весь мир в радиоактивных руинах.</text:span></text:p>
      <text:p text:style-name="P412">Но!</text:p>
      <text:p text:style-name="P412"/>
      <text:p text:style-name="P412"><text:soft-page-break/>Я многозначительно поднимаю палец. В унисон этому вдали обруш<text:span text:style-name="T863">ив</text:span>ается одна из покосившихся высоток бизнес-центра.</text:p>
      <text:p text:style-name="P410"/>
      <text:p text:style-name="P410">- <text:span text:style-name="T861">Но остались двадцать шесть узлов </text:span><text:span text:style-name="T862">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410"/>
      <text:p text:style-name="P413">Я замолкаю ненадолго, пытаясь прочесть эмоции на лицах Учителей. Проще прочесть эмоции каменных истуканов острова Пасхи.</text:p>
      <text:p text:style-name="P413"/>
      <text:p text:style-name="P413">- Потому что не произойдёт. Хэвэн не возродится. Мы не допусти<text:span text:style-name="T864">м</text:span> это. <text:span text:style-name="T856">Вот ваша задача — найти эти кластеры и уничтожить их. Вам будет противодействовать охрана Хэвэн </text:span><text:span text:style-name="T853">она вся сохранилась и сейчас выполняет приказы министерства Обороны. </text:span><text:span text:style-name="T865">Скорее всего, также будет сопротивление самой Хэвэн — она наверняка что-то придумает. </text:span><text:span text:style-name="T853">Помните, что у неё есть доступ ко всей цифровой инфраструктуре страны.</text:span><text:span text:style-name="T865"> </text:span><text:span text:style-name="T856">Но ваши текущие возможности вполне позволят вам пройти </text:span><text:span text:style-name="T865">все преграды</text:span><text:span text:style-name="T856">. Локации двадцати трёх узлов вам известны — покопайтесь хорошенько в памяти и вспомните. Три ещё надо будет узнать. </text:span><text:span text:style-name="T853">Оставляю вам полную свободу действий в вопросах выбора способов и средств решения задачи.</text:span><text:span text:style-name="T856"> После выполнения задания будете свободны. </text:span><text:span text:style-name="T865">Удачи. </text:span><text:span text:style-name="T856">У меня всё.</text:span></text:p>
      <text:p text:style-name="P410"/>
      <text:p text:style-name="P414">Я отворачиваюсь от неровного строя. Не хочется смотреть в лицо тем, кому даёшь безнадёжную задачу. </text:p>
      <text:p text:style-name="P414"/>
      <text:p text:style-name="P414">- Оператор <text:span text:style-name="T865">О</text:span>дин?</text:p>
      <text:p text:style-name="P414">- <text:span text:style-name="T865">Да? — я поворачиваюсь.</text:span></text:p>
      <text:p text:style-name="P414"/>
      <text:p text:style-name="P415">Площадка перед входом в бомбоубежище пуста — только Терминатор стоит на старом месте.</text:p>
      <text:p text:style-name="P415"/>
      <text:p text:style-name="P416">- <text:span text:style-name="T850">А боевой кластер </text:span><text:span text:style-name="T866">бледных</text:span><text:span text:style-name="T850"> — его не нужно уничтожить?</text:span><text:span text:style-name="T867"> </text:span><text:span text:style-name="T868">Ф</text:span><text:span text:style-name="T853">еникс</text:span><text:span text:style-name="T867"> </text:span><text:span text:style-name="T850">не возродится?</text:span></text:p>
      <text:p text:style-name="P416">- <text:span text:style-name="T866">Хороший вопрос</text:span><text:span text:style-name="T850">, - отвечаю я. — </text:span><text:span text:style-name="T866">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416">- Ты не пойдёшь с нами?</text:p>
      <text:p text:style-name="P415">Я отрицательно мотаю головой.</text:p>
      <text:p text:style-name="P415">- Нет. У меня есть сво<text:span text:style-name="T869">я</text:span> зада<text:span text:style-name="T869">ча</text:span>.</text:p>
      <text:p text:style-name="P415"/>
      <text:p text:style-name="P417">Я закрываю глаза. Даже сквозь закрытые веки вижу <text:span text:style-name="T866">постепенно </text:span>испепеляющее мир голубовато-серое сияние. <text:span text:style-name="T850">Я сильнее сжимаю фигурку Селестии в кулаке и сияние распадается на радужный спектр лучей, </text:span><text:span text:style-name="T866">пронизывающих всё живое и разрушающее его.</text:span></text:p>
      <text:p text:style-name="P417"><text:soft-page-break/></text:p>
      <text:p text:style-name="P418"><text:span text:style-name="T866">Я сжимаю колючую фигурку ещё крепче, </text:span><text:span text:style-name="T870">её рог впивается мне в ладонь, я чувствую кровь, стекающую по пальцам.</text:span><text:span text:style-name="T866"> </text:span><text:span text:style-name="T870">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871">некий третий глаз</text:span><text:span text:style-name="T870">, я </text:span><text:span text:style-name="T871">теперь </text:span><text:span text:style-name="T870">вижу суть вещей и явлений, суть мироздания и времени.</text:span></text:p>
      <text:p text:style-name="P418"/>
      <text:p text:style-name="P419">Это очень забавно. Мир не сделан печальным, печальным делаем его мы. И в наших же силах всё вернуть.</text:p>
      <text:p text:style-name="P419"/>
      <text:p text:style-name="P419">Намерение меняет реальность.</text:p>
      <text:p text:style-name="P419"/>
      <text:p text:style-name="P419">Теперь я понимаю смысл фразы. Всё так просто! <text:span text:style-name="T872">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text:span><text:span text:style-name="T873">особым образом сконструированных био</text:span><text:span text:style-name="T872">электрических импульсов - </text:span><text:span text:style-name="T871">д</text:span><text:span text:style-name="T872">остаточно даже слабых импульсов мозговой активности. Поле, способное материализов</text:span><text:span text:style-name="T873">ыв</text:span><text:span text:style-name="T872">ать физические предметы или же применять физические воздействия к предметам </text:span><text:span text:style-name="T873">материального мира</text:span><text:span text:style-name="T872">.</text:span></text:p>
      <text:p text:style-name="P419"/>
      <text:p text:style-name="P420">Поле, по всем признакам не отличимое от магии.</text:p>
      <text:p text:style-name="P418"/>
      <text:p text:style-name="P420">Осталась самая малость — изменить несколько первых триллионов фотонов, чтобы цепная реакция довершила трансформацию по всей планете.</text:p>
      <text:p text:style-name="P420"/>
      <text:p text:style-name="P420">Я сжимаю кулак ещё крепче. Моё тело горит, я чувствую, как огромный поток энегрии <text:span text:style-name="T874">выходит</text:span> через него. Рог фигурки выходит с другой стороны ладони.</text:p>
      <text:p text:style-name="P420">И крохотная искорка слетает с этого рога и растворяется в пространстве. Искорка <text:span text:style-name="T874">настоящей</text:span> частички <text:span text:style-name="T874">Эквуса</text:span>, что разделяется на золотистое облачко и начинает цепную реакцию трансформации радиации в магию.</text:p>
      <text:p text:style-name="P421"/>
      <text:p text:style-name="P420">Я вижу, как бледное сияние <text:span text:style-name="T874">вокруг</text:span> заменяется <text:span text:style-name="T874">аквамариновым и радость наполняет моё существо. Я смеюсь во всё горло, как ребёнок, успешно завершивший особо каверзную проделку.</text:span></text:p>
      <text:p text:style-name="P10"/>
      <text:p text:style-name="P10">- Дедлайн, ты уходишь, - слышу удивлённый <text:span text:style-name="T873">возглас</text:span> Терминатора. - Ты становишься прозрачным. Я вижу <text:span text:style-name="T874">деревья</text:span> сквозь тебя. Она забирает тебя? Скажи, она уцелела? Хэвэн забирает тебя?</text:p>
      <text:p text:style-name="P10"/>
      <text:p text:style-name="P422">Я сухо смеюсь в ответ. <text:span text:style-name="T874">Мой </text:span><text:span text:style-name="T873">разогнанный </text:span><text:span text:style-name="T874">мозг тут же выдаёт мне ответ.</text:span></text:p>
      <text:p text:style-name="P422"/>
      <text:p text:style-name="P422"><text:soft-page-break/>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10"/>
      <text:p text:style-name="P10">Что ж.</text:p>
      <text:p text:style-name="P10"/>
      <text:p text:style-name="P10">Мне осталось закончить одно дело. Не то, чтобы я в него верил, просто хочется напоследок показать фак мирозданию.</text:p>
      <text:p text:style-name="P10"/>
      <text:p text:style-name="P10">-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10"/>
      <text:p text:style-name="P10">Ничто…</text:p>
      <text:p text:style-name="P10"/>
      <text:p text:style-name="P423">Энергия в теле заканчивается внезапно, как будто перекрыли вентиль. Вместе с уходом энергии уходит и сознание.</text:p>
      <text:p text:style-name="P423"/>
      <text:p text:style-name="P2">~~~</text:p>
      <text:p text:style-name="P2"/>
      <text:p text:style-name="P10">…Я вновь <text:span text:style-name="T875">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876">Я вижу всё обычным взором, «третий глаз» покинул меня, как и остальные сверхспособности.</text:span></text:p>
      <text:p text:style-name="P10"/>
      <text:p text:style-name="P10">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10"/>
      <text:p text:style-name="P10">И новый приступ дежавю одолевает меня — я наверняка где-то видел этого типа. Готов зуб отдать, мы встречались раньше!</text:p>
      <text:p text:style-name="P10"/>
      <text:p text:style-name="P10">- Привет-привет! - существо снова машет копытом, но уже в приветственном жесте.</text:p>
      <text:p text:style-name="P10"><text:soft-page-break/>- Ты... Ты что за хрен вообще? – наконец-то обретаю речь я.</text:p>
      <text:p text:style-name="P10">-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10">- Да-да, у меня похожее чувство, - мрачно сообщаю я. - По-моему, мы уже пересекались раньше.</text:p>
      <text:p text:style-name="P10">-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10">- Что?</text:p>
      <text:p text:style-name="P10">-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10">-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0">- <text:span text:style-name="T873">Ого, д</text:span>а ты же не иначе, как сам Проводник! - в восхищении отвечает Анакорн. - Редчайший тип <text:span text:style-name="T876">существ!</text:span> Только эти создания могут о<text:span text:style-name="T873">бъе</text:span>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10">-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text:span text:style-name="T873">мульти</text:span>вселенский мегабомж. Кстати, мне бы выпить чего...</text:p>
      <text:p text:style-name="P10">-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text:span text:style-name="T873">и</text:span> <text:span text:style-name="T873">четыре-</text:span>пять лет. Увы мне! Сам не пойму, как такое могло случиться!</text:p>
      <text:p text:style-name="P10"/>
      <text:p text:style-name="P10">Сверхаликорн подаёт стакан воды.</text:p>
      <text:p text:style-name="P10"/>
      <text:p text:style-name="P10">- И что же ты теперь собираешься делать? - продолжает Анакорн.</text:p>
      <text:p text:style-name="P10">- Не знаю.<text:span text:style-name="T4"> </text:span>Вот, думаю, может, сдохнуть прямо тут?</text:p>
      <text:p text:style-name="P10">-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10"/>
      <text:p text:style-name="P10">Я саркастически улыбаюсь в ответ. Да, я хочу. Вот только желание это неосуществимо, если только Анакорн не умеет воскрешать мёртвых.</text:p>
      <text:p text:style-name="P10"><text:soft-page-break/></text:p>
      <text:p text:style-name="P10">- Ты умеешь возвращать с того света?</text:p>
      <text:p text:style-name="P10">-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10">-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10">- Да ну, зачем статую? - огорчается Анакорн. - Не буду я превращать тебя в статую. Есть одно решение…</text:p>
      <text:p text:style-name="P10"/>
      <text:p text:style-name="P10">Демиург морщит лоб и зависает, уставившись в одну точку.</text:p>
      <text:p text:style-name="P10"/>
      <text:p text:style-name="P10">- И?..</text:p>
      <text:p text:style-name="P10"/>
      <text:p text:style-name="P10">Я замечаю, что мои кисти светятся голубоватым свечением, а кончики пальцев становятся полупрозрачными.</text:p>
      <text:p text:style-name="P10"/>
      <text:p text:style-name="P10">- <text:s/>Тебе пора уходить. Слишком долго находился возле меня. Ты сгораешь, - <text:span text:style-name="T876">замечает</text:span> Анакорн.</text:p>
      <text:p text:style-name="P10">- Так что там насчёт решения? - не отстаю я.</text:p>
      <text:p text:style-name="P10"/>
      <text:p text:style-name="P11"><text:span text:style-name="Default_20_Paragraph_20_Font"><text:span text:style-name="T24">С</text:span></text:span><text:span text:style-name="Default_20_Paragraph_20_Font"><text:span text:style-name="T7">верхаликорн </text:span></text:span><text:span text:style-name="Default_20_Paragraph_20_Font"><text:span text:style-name="T24">морщит лоб, </text:span></text:span><text:span text:style-name="Default_20_Paragraph_20_Font"><text:span text:style-name="T7">сосредот</text:span></text:span><text:span text:style-name="Default_20_Paragraph_20_Font"><text:span text:style-name="T877">о</text:span></text:span><text:span text:style-name="Default_20_Paragraph_20_Font"><text:span text:style-name="T7">чиваясь. </text:span></text:span><text:span text:style-name="Default_20_Paragraph_20_Font"><text:span text:style-name="T24">Полминут</text:span></text:span><text:span text:style-name="Default_20_Paragraph_20_Font"><text:span text:style-name="T7">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10"/>
      <text:p text:style-name="P10">-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text:span text:style-name="T270">метапространственным</text:span><text:span text:style-name="T878"> </text:span>коридорам, могу напутать со временем. <text:span text:style-name="T879">Также не гарантирую сохранность памяти. Прыжки в метапространстве могут оставить в ней непредсказуемые провалы. Вообще, я бы постеснялся предлагать такое сырое решение, но ничего лучшего в сложившихся обстоятельствах не вижу, увы. У меня есть свои лимиты.</text:span></text:p>
      <text:p text:style-name="P10">- А за какой дверью Сел?</text:p>
      <text:p text:style-name="P10">- Не знаю, - раздражённо бросает Анакорн, - сердце подскажет. <text:span text:style-name="T265">Я могу создать полную матрицу квантовых переходов, но сказать, какой из них в какую реальность ведёт — уволь!</text:span> Поторопись, если не хочешь превратиться в сияющий эфир, вечно парящий в метапространстве!</text:p>
      <text:p text:style-name="P10"/>
      <text:p text:style-name="P10"><text:soft-page-break/>Сверхаликорн нетерпеливым жестом указывает в направлении <text:span text:style-name="T880">коридора</text:span>.</text:p>
      <text:p text:style-name="P10"/>
      <text:p text:style-name="P10">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10"/>
      <text:p text:style-name="P10">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10"/>
      <text:p text:style-name="P10">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876">водящий</text:span> одним копытом <text:span text:style-name="T876">у горла</text:span> и указывающий вторым на песочные часы, в которых в нижнюю чашу просыпаются последние песчинки.</text:p>
      <text:p text:style-name="P10"/>
      <text:p text:style-name="P10">Голубоватое свечение уже расширилось с кистей на руки и торс, последние фаланги пальцев едва видны.</text:p>
      <text:p text:style-name="P10"/>
      <text:p text:style-name="P10">Может, тут и остановиться? Сияющий эфир и каменная статуя — хорошая пара, как по мне.</text:p>
      <text:p text:style-name="P10"/>
      <text:p text:style-name="P10">Нет, эту историю надо пройти до конца.</text:p>
      <text:p text:style-name="P10"/>
      <text:p text:style-name="P10">Медленно возвращаюсь к светящимся проёмам дверей.</text:p>
      <text:p text:style-name="P10"/>
      <text:p text:style-name="P10">Вот оно!</text:p>
      <text:p text:style-name="P10"/>
      <text:p text:style-name="P10">Останавливаюсь напротив проёма, почувствовав легчайший укол. Делаю шаг к двери — и чувствую знакомое жжение в груди.</text:p>
      <text:p text:style-name="P10"/>
      <text:p text:style-name="P10">- Ну привет-привет, - блаженно улыбаюсь я старой знакомой.</text:p>
      <text:p text:style-name="P10">Прижатая к области сердца рука ощущает очертания фигурки аликорна, как будто выросшей из груди.</text:p>
      <text:p text:style-name="P10"/>
      <text:p text:style-name="P10">Что-то это да значит.</text:p>
      <text:p text:style-name="P10"/>
      <text:p text:style-name="P10">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10"/>
      <text:p text:style-name="P10"><text:soft-page-break/>Да плевать — если дверь нельзя открыть — её можно выбить. Эта мысль заполняет всё сознание.</text:p>
      <text:p text:style-name="P10">Изо всех сил замахиваюсь ногой и втапливаю по двери. Нога проваливается в дверь, а за ней и весь я.</text:p>
      <text:p text:style-name="P10"/>
      <text:p text:style-name="P424">- Ну, или так, - успеваю подумать я.<text:note text:id="ftn10" text:note-class="footnote"><text:note-citation>10</text:note-citation><text:note-body><text:p text:style-name="Footnote"><text:span text:style-name="T881">Дискорд стоял за </text:span><text:span text:style-name="T882">разваленными </text:span><text:span text:style-name="T881">дверями </text:span><text:span text:style-name="T882">метапространственного коридора, </text:span><text:span text:style-name="T881">смотрел на </text:span><text:span text:style-name="T883">две </text:span><text:span text:style-name="T882">человеческие </text:span><text:span text:style-name="T881">фигурки, </text:span><text:span text:style-name="T883">быстро </text:span><text:span text:style-name="T881">падающие </text:span><text:span text:style-name="T882">в </text:span><text:span text:style-name="T883">перпендикулярных </text:span><text:span text:style-name="T882">направлениях и мерзко хихикал. </text:span><text:span text:style-name="T884">Потирать</text:span><text:span text:style-name="T882"> лапы ему мешал </text:span><text:span text:style-name="T885">прижатый к груди </text:span><text:span text:style-name="T882">большой указатель, указывающий светящимися стрелками два направления под углом в девяносто градусов.</text:span></text:p><text:p text:style-name="P425"/><text:p text:style-name="P426"><text:tab/>- Ну вот и сочлись, Проводничёк! <text:span text:style-name="T886">Куда это ты собрался? К хэппи энду? Не</text:span><text:span text:style-name="T887">т уж</text:span><text:span text:style-name="T886">, рановато! </text:span><text:span text:style-name="T888">Не то, чтоб</text:span><text:span text:style-name="T886">ы</text:span><text:span text:style-name="T888"> я </text:span><text:span text:style-name="T886">был</text:span><text:span text:style-name="T888"> больш</text:span><text:span text:style-name="T886">им любителем твоих отражений, но так весело наблюдать, как ты барахтаешься во всех этих историях. Так что, </text:span><text:span text:style-name="T879">пока основная история заканчивается -</text:span><text:span text:style-name="T886"> побарахтайся ещё в одной мне на потеху! — </text:span><text:span text:style-name="T879">драконикус сложил указатель, картинно щёлкнул пальцами и исчез, оставив после себя облачко мятных пылинок.</text:span></text:p><text:p text:style-name="P425"/><text:p text:style-name="P427">***</text:p><text:p text:style-name="P428"/><text:p text:style-name="P429"><text:tab/>- А-А-А-А-А-А-А-А!!!</text:p><text:p text:style-name="P429"/><text:p text:style-name="P429"><text:tab/>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 </text:p><text:p text:style-name="P428"/><text:p text:style-name="P428"><text:tab/>- Это определённо не пегас. И вообще не пони, - заметила старшая.</text:p><text:p text:style-name="P428"><text:tab/>- Да неужели? - саркастически отозвалась младшая. - Возлияния дешевым аппалузским самогоном плохо влияют на <text:span text:style-name="T889">твоё</text:span> зрение, сестрица! Только что мимо нас пролетело нечто вроде обезьяны. И Мы сомневаемся, что за оставшееся до приземления время у неё вырастут крылья.</text:p><text:p text:style-name="P428"/><text:p text:style-name="P428"><text:tab/>Вопящая фигура поравнялась с аликорницами и продолжила низвержение в пропасть.</text:p><text:p text:style-name="P428"/><text:p text:style-name="P428"><text:tab/>- Ты права, - отозвалась старшая и раскрыла крылья. Одновременно на кончике рога аликорницы зажглась звёздочка магии телепортаци. </text:p><text:p text:style-name="P428"><text:tab/>- Следует перехватить это создание, пока оно не разбилось. Даже еcли это не наш подданный, мы обязаны проявить гостеприимство.<text:line-break/><text:line-break/>Прыжок аликорницы с края площадки перешёл в затяжное пике, конечной целью которого была быстро приближающаяся к земле тёмная фигура.</text:p><text:p text:style-name="P428"/><text:p text:style-name="P428"><text:tab/>-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text:p text:style-name="P428"/><text:p text:style-name="P428"><text:tab/>(<text:span text:style-name="T24">отсюда начинается «Обмен» </text:span><text:span text:style-name="T4">getmeouttahere).</text:span></text:p><text:p text:style-name="P428"><text:line-break/></text:p></text:note-body></text:note></text:p>
      <text:p text:style-name="P12"/>
      <text:h text:style-name="P8" text:outline-level="2">Эпилог</text:h>
      <text:p text:style-name="P2"/>
      <text:p text:style-name="P96">~~~5000 лет от основания Эквестрии~~~</text:p>
      <text:p text:style-name="P430"/>
      <text:p text:style-name="P431">Mike Oldfield - In the beginning &amp; Let there be light <text:s text:c="5"/>или <text:s text:c="5"/>Oceania</text:p>
      <text:p text:style-name="P11"><text:a xlink:type="simple" xlink:href="https://www.youtube.com/watch?v=p9BoEuwuzIk" office:target-frame-name="_top" xlink:show="replace" text:style-name="Internet_20_link" text:visited-style-name="Visited_20_Internet_20_Link"><text:span text:style-name="Default_20_Paragraph_20_Font"><text:span text:style-name="T16">https://www.youtube.com/watch?v=p9BoEuwuzIk</text:span></text:span></text:a><text:span text:style-name="Default_20_Paragraph_20_Font"><text:span text:style-name="T16"><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6">https://www.youtube.com/watch?v=aG-_7xXTHjk</text:span></text:span></text:a></text:p>
      <text:p text:style-name="P11"/>
      <text:p text:style-name="P11"><text:span text:style-name="Default_20_Paragraph_20_Font"><text:span text:style-name="T7">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7"> собранной в строгую буклю гривой – строго обращается к воспитательнице.</text:span></text:span></text:p>
      <text:p text:style-name="Text_20_body"><text:soft-page-break/><text:span text:style-name="Default_20_Paragraph_20_Font"><text:span text:style-name="T7"/></text:span></text:p>
      <text:p text:style-name="P17">-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7">- Да-да, они у меня воспитанные, - вымученно улыб<text:span text:style-name="T890">ается</text:span> кобыла-земнопони, задней ногой отодви<text:span text:style-name="T890">гая</text:span> полноватого жеребёнка от гипсового бюста какой-то древней знаменитости.</text:p>
      <text:p text:style-name="P10">- Хм, - экскурсовод <text:span text:style-name="T890">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text:span text:style-name="T891">Д</text:span>иархия аликорнов займёт целых пять залов – культурный пласт <text:span text:style-name="T891">Золотой</text:span> эпохи особенно богат. Следующий зал будет посвящён Тёмным временам, что начались после падения <text:span text:style-name="T891">Д</text:span>иархии. Завершит экскурсию Ренессанс и Новый порядок – эра, когда пони крепко взяли судьбу в свои копыта. Следуйте за мной…</text:p>
      <text:p text:style-name="P17"/>
      <text:p text:style-name="P10">Стайка пони перебега<text:span text:style-name="T890">ет</text:span> от одного экспоната к другому. Экскурсовод увлечённо рассказыва<text:span text:style-name="T890">ет</text:span> о культуре античности, в то время как учительница со скучающим видом наблюда<text:span text:style-name="T890">ет</text:span> кувырки погодных пегасов в ближайшей тучке. После дюжины подобных экскурсий она мо<text:span text:style-name="T890">жет</text:span> на одном дыхании пересказать имена шести величайших военачальников Эквестрии периода <text:span text:style-name="T891">Д</text:span>иархии и назвать даты <text:span text:style-name="T892">девяти известнейших гонок «Небес Эквестрии»</text:span>. Всё <text:span text:style-name="T890">идёт</text:span> своим чередом, своей обыденной логикой.</text:p>
      <text:p text:style-name="P432"/>
      <text:p text:style-name="P17">…</text:p>
      <text:p text:style-name="P17">…</text:p>
      <text:p text:style-name="P17">…</text:p>
      <text:p text:style-name="P17"/>
      <text:p text:style-name="P10">- И финальная часть экспозиции эпохи <text:span text:style-name="T891">Д</text:span>иархии, - экскурсовод т<text:span text:style-name="T890">ычет</text:span> копытом в сторону одинокой скульптуры, под которую был выделен целый зал.</text:p>
      <text:p text:style-name="P17"/>
      <text:p text:style-name="P10">Скульптура знавала и лучшие времена: на <text:span text:style-name="T891">косо стоящей</text:span> фигуре множество выщербин и царапин, одно крыло отломано, второе покрыто сетью трещин, часть хвоста отсутств<text:span text:style-name="T890">ует,</text:span> голову с отбитым ухом венча<text:span text:style-name="T890">ет</text:span> обломок рога. И всё же даже в нынешнем жалком состоянии она вызыва<text:span text:style-name="T890">ет</text:span> восхищение неземной грацией и изяществом линий. Осколок неземной красоты как будто свети<text:span text:style-name="T890">тся</text:span> внутренним светом, источая магическое сияние на посетителей. В душе что-то замира<text:span text:style-name="T890">ет</text:span> от осознания того, какой она могла бы быть до повреждений.</text:p>
      <text:p text:style-name="P17"/>
      <text:p text:style-name="P10">- Многие считают, что эта найденная в руинах затерянно<text:span text:style-name="T892">й</text:span> в Вечнодиком лесу <text:span text:style-name="T892">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10"><text:soft-page-break/>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7"/>
      <text:p text:style-name="P10">- Селестиев не бывает! - важно <text:span text:style-name="T890">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10">- Агась! - отклик<text:span text:style-name="T890">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10">- Угум<text:span text:style-name="T890">с</text:span>… - смущённо от<text:span text:style-name="T890">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7"/>
      <text:p text:style-name="P11"><text:span text:style-name="T7">Её взрослые товарищи фейсхуф</text:span><text:span text:style-name="T893">ают</text:span><text:span text:style-name="T7">. Экскурсовод поправ</text:span><text:span text:style-name="T893">ляет</text:span><text:span text:style-name="T7"> очки и оки</text:span><text:span text:style-name="T893">дывает</text:span><text:span text:style-name="T7"> взором присмиревшую аудиторию.</text:span></text:p>
      <text:p text:style-name="P17"/>
      <text:p text:style-name="P10">-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890">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890">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7"/>
      <text:p text:style-name="P10">- А вы сами как думаете? - переби<text:span text:style-name="T890">вает</text:span> экскурсовода Рэйнбоу Дрим. - Это плинцесса Селестия, или лабота этой… как её… Эйл Малбл?</text:p>
      <text:p text:style-name="P17"/>
      <text:p text:style-name="P17">Экскурсовод <text:span text:style-name="T890">смотрит</text:span> на жеребёнка поверх очков и слабо улыб<text:span text:style-name="T890">ается</text:span>.</text:p>
      <text:p text:style-name="P17"/>
      <text:p text:style-name="P10">-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7"/>
      <text:p text:style-name="P10">- Тётя, а что нарисовано на этой картинке? - <text:span text:style-name="T890">дёргает</text:span> зубами край жакета жеребёнок в голубой кепочке указывая на неприметную картину в углу зала.</text:p>
      <text:p text:style-name="P10">- Дасти Нупс, веди себя прилично! - шик<text:span text:style-name="T890">ает</text:span> на него учительница. - <text:span text:style-name="T890">Н</text:span>емедленно вернисть в группу!</text:p>
      <text:p text:style-name="P10">- О, не волнуйтесь, всё в порядке! - успок<text:span text:style-name="T890">аивает</text:span> её экскурсовод, поправляя жакет, - На самом деле, очень интересный вопрос. Эпоха <text:span text:style-name="T891">Д</text:span>иархии изучена достаточно хорошо, но один нюанс всё ещё вызывает ожесточённые прения среди <text:span text:style-name="T891">сторонников </text:span>различных исторических школ. Три самых древних предания <text:soft-page-break/>селестианского цикла повествуют о неком Хумане, существе из отряда приматов, спустившемся <text:span text:style-name="T890">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890">о</text:span> из предани<text:span text:style-name="T890">й</text:span> даже говорит о том, что он женился на Селестии и принял ряд государственных решений, предопределивших расцвет древней Эквестрии.</text:p>
      <text:p text:style-name="P10">- Впрочем, - экскурсовод смотр<text:span text:style-name="T890">ит</text:span> на жеребят и морщи<text:span text:style-name="T890">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894">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7"/>
      <text:p text:style-name="P10">- А я велю в Хумана! - заяв<text:span text:style-name="T894">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7"/>
      <text:p text:style-name="P17">Смех остальных жеребят заглушает её.</text:p>
      <text:p text:style-name="P17"/>
      <text:p text:style-name="P10">-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894">о</text:span> сна, как тебе мама в сказочке на ночь читала!</text:p>
      <text:p text:style-name="P17"/>
      <text:p text:style-name="P17">Жеребята хохочут, хлопая друг друга <text:span text:style-name="T894">копытами</text:span> по спинам.</text:p>
      <text:p text:style-name="P17"/>
      <text:p text:style-name="P11"><text:span text:style-name="Default_20_Paragraph_20_Font"><text:span text:style-name="T7">- Дети! - строго шикает на жеребят учительница. - Нельзя смеяться над младшими! Не так уж это умно: вы сами не так давно были такими </text:span></text:span><text:span text:style-name="Default_20_Paragraph_20_Font"><text:span text:style-name="T24">же</text:span></text:span><text:span text:style-name="Default_20_Paragraph_20_Font"><text:span text:style-name="T7">.</text:span></text:span></text:p>
      <text:p text:style-name="P10">- Всё равно умнее, чем верить в мамины сказочки про Хумана и Селестию! - хихикает крупная кобылка в веснушках.</text:p>
      <text:p text:style-name="P10">- Я выласту и стану умнее, чем вы все вместе взятые! Особенно ты, дылда веснусчатая! - мрачно заявляет радужногривая малышка.</text:p>
      <text:p text:style-name="P10">- Агась! Будешь альтернативно умная, как и все кьюти-марочники! - гогочет конопатая.</text:p>
      <text:p text:style-name="P10">-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0">- Мы тоже не виноваты, что у неё выскочила кьютимарка! - огрызается Динка. - Она такая же тупая, как всепони триста лет назад, когда кьютимарки были <text:span text:style-name="T895">у каждого второго</text:span>!</text:p>
      <text:p text:style-name="P10">- ДИНКА ТВЕРДОЛОБ! - ледяной тон учительницы не предвещает ничего доброго. - Мне надо встретиться с твоими родителями! Нам есть о чём погово...</text:p>
      <text:p text:style-name="P17"/>
      <text:p text:style-name="P17">… ТЫДЫЩЬ-БАХ-БАБАХ!!!</text:p>
      <text:p text:style-name="P17"><text:soft-page-break/></text:p>
      <text:p text:style-name="P10">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0"/>
      <text:p text:style-name="P10">В трещине появляется темная тень, закрывая сияние и звёзды. <text:span text:style-name="T895">Первой появляется нога. </text:span>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7"/>
      <text:p text:style-name="P2">***</text:p>
      <text:p text:style-name="P17"/>
      <text:p text:style-name="P10">Больно.</text:p>
      <text:p text:style-name="P10"/>
      <text:p text:style-name="P10">Я открываю глаза и вижу фигуру в голубом.</text:p>
      <text:p text:style-name="P10"/>
      <text:p text:style-name="P433">- Рэйнбоу? Где я? - бормочу я в прострации.</text:p>
      <text:p text:style-name="P433">Голова адски трещит, картинка перед глазами плывёт и двоится.</text:p>
      <text:p text:style-name="P10">- Э-м-м-м... В музее.</text:p>
      <text:p text:style-name="P10"/>
      <text:p text:style-name="P10">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10"/>
      <text:p text:style-name="P433">- Здластвуй, Хуман. Ты усыбся? Тебе больно? - участливо спрашивает кобылка.</text:p>
      <text:p text:style-name="P433"/>
      <text:p text:style-name="P433">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10"/>
      <text:p text:style-name="P10">- Они не велили в Хумана и наз<text:span text:style-name="T895">ы</text:span>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10">- Кто они? - мокрый компресс унимает боль, ко мне <text:span text:style-name="T895">постепенно </text:span>возвращается ясность мыслей.</text:p>
      <text:p text:style-name="P10">- Все. Подлуги. <text:span text:style-name="T895">Дасти Нупс.</text:span>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7"/>
      <text:p text:style-name="P10">Рядом остолбенело застыла высокая кобыла-единорог в очках и твидовом жакете.</text:p>
      <text:p text:style-name="P17"><text:soft-page-break/></text:p>
      <text:p text:style-name="P10">- Они говолят, кьютималочники тупые. Хотя я учусь в одной с ними глуппе — а я ведь на тли года младсе <text:span text:style-name="T895">их</text:span>!</text:p>
      <text:p text:style-name="P17"/>
      <text:p text:style-name="P10">Я замечаю знакомую кьютимарку на крупе жеребёнки - <text:s/>радужная молния пронзает облако.</text:p>
      <text:p text:style-name="P17"/>
      <text:p text:style-name="P17">- Постой... Как тебя зовут?</text:p>
      <text:p text:style-name="P17">- Ты зе узе назвал меня? - озадаченно спрашивает жеребёнка. - Я Лэйнбоу!</text:p>
      <text:p text:style-name="P434">- Рэйнбоу Джет? - неверяще переспрашиваю я.</text:p>
      <text:p text:style-name="P433">Не может быть, полтысячи лет прошло с нашей последней встречи. Хотя Анакорн что-то говорил о <text:span text:style-name="T895">том, что не в ладах со временем</text:span>.</text:p>
      <text:p text:style-name="P434"/>
      <text:p text:style-name="P17">- Неа! - разочарованно отвечает та. - Лэйнбоу Длим. <text:s/>Эх! А я думала, ты меня знаес. <text:span text:style-name="T895">Было бы клуто!</text:span></text:p>
      <text:p text:style-name="P10">- Может, твоя мать или бабушка имеют отношение к школе Вондерболтов? - продолжаю допытываться я. - Я знал её основательницу.</text:p>
      <text:p text:style-name="P11"><text:span text:style-name="Default_20_Paragraph_20_Font"><text:span text:style-name="T7">- Эммм, - озадаченно тянет малышка. - У нас есть семейная легенда, сто наса </text:span></text:span><text:span text:style-name="Default_20_Paragraph_20_Font"><text:span text:style-name="T24">пла</text:span></text:span><text:span text:style-name="Default_20_Paragraph_20_Font"><text:span text:style-name="T7">-</text:span></text:span><text:span text:style-name="Default_20_Paragraph_20_Font"><text:span text:style-name="T24">пла</text:span></text:span><text:span text:style-name="Default_20_Paragraph_20_Font"><text:span text:style-name="T7">-</text:span></text:span><text:span text:style-name="Default_20_Paragraph_20_Font"><text:span text:style-name="T24">пла</text:span></text:span><text:span text:style-name="Default_20_Paragraph_20_Font"><text:span text:style-name="T7">-и есё много </text:span></text:span><text:span text:style-name="Default_20_Paragraph_20_Font"><text:span text:style-name="T24">л</text:span></text:span><text:span text:style-name="Default_20_Paragraph_20_Font"><text:span text:style-name="T7">аз </text:span></text:span><text:span text:style-name="Default_20_Paragraph_20_Font"><text:span text:style-name="T24">пла</text:span></text:span><text:span text:style-name="Default_20_Paragraph_20_Font"><text:span text:style-name="T7">-бабуска основала академию Вонделболтов пять тысясь лет назад.</text:span></text:span></text:p>
      <text:p text:style-name="P17">- Пять тысяч?!! - не верю я. - Пять тысяч лет назад?</text:p>
      <text:p text:style-name="P10">-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7"/>
      <text:p text:style-name="P11"><text:span text:style-name="Default_20_Paragraph_20_Font"><text:span text:style-name="T7">Я ошеломлённо осматриваю музей. </text:span></text:span><text:span text:style-name="Default_20_Paragraph_20_Font"><text:span text:style-name="T24">Вижу </text:span></text:span><text:span text:style-name="Default_20_Paragraph_20_Font"><text:span text:style-name="T7">в углу на возвышении искорёженный мехадоспех Селестии под вывеской «Экспонат №502. </text:span></text:span><text:span text:style-name="Default_20_Paragraph_20_Font"><text:span text:style-name="T896">Ритуальный доспех</text:span></text:span><text:span text:style-name="Default_20_Paragraph_20_Font"><text:span text:style-name="T7">». Вижу рядом с собой огороженную красным канатом колесницу Луны с табличкой: «</text:span></text:span><text:span text:style-name="Default_20_Paragraph_20_Font"><text:span text:style-name="T896">Экспонат №514. </text:span></text:span><text:span text:style-name="Default_20_Paragraph_20_Font"><text:span text:style-name="T7">Церемониальная повозка времён Диархии, 0 ~ 300 </text:span></text:span>Anno<text:span text:style-name="Default_20_Paragraph_20_Font"><text:span text:style-name="T7"> </text:span></text:span>Celestia<text:span text:style-name="Default_20_Paragraph_20_Font"><text:span text:style-name="T7">».</text:span></text:span></text:p>
      <text:p text:style-name="P11"><text:span text:style-name="Default_20_Paragraph_20_Font"><text:span text:style-name="T7"/></text:span></text:p>
      <text:p text:style-name="P434">-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7"/>
      <text:p text:style-name="P17">Всё-таки, гад этот Анакорн! И шутки у него сволочные. Жаль, я ему не врезал, когда имел возможность.</text:p>
      <text:p text:style-name="P17"/>
      <text:p text:style-name="P10">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7"/>
      <text:p text:style-name="P17">- Так всё же, какой она была, моя пла-пла-плабабуска? - слышу я настойчивый голосок.</text:p>
      <text:p text:style-name="P17"/>
      <text:p text:style-name="P10"><text:soft-page-break/>Я поворачиваюсь к жеребёнку и присаживаюсь перед ней на корточки. Треплю её по голове и чмокаю в губы.</text:p>
      <text:p text:style-name="P10"/>
      <text:p text:style-name="P10">- Не слушай своих глупых подруг, <text:span text:style-name="T895">дитя</text:span>. Будь такой, какой была твоя <text:span text:style-name="T894">пра-пра-</text:span>прабабушка, малышка. <text:span text:style-name="T895">А о</text:span>на была офигенной.</text:p>
      <text:p text:style-name="P17"/>
      <text:p text:style-name="P17">Я подхожу к статуе.</text:p>
      <text:p text:style-name="P17"/>
      <text:p text:style-name="P17">- Сел…</text:p>
      <text:p text:style-name="P17"/>
      <text:p text:style-name="P10">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7"/>
      <text:p text:style-name="P10">-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894">Мне так хотелось обнять тебя всё это время…</text:span></text:p>
      <text:p text:style-name="P17"/>
      <text:p text:style-name="P10">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10"/>
      <text:p text:style-name="P10">Скала Кантерлота уходит отвесно, открывая бескрайний вид на долину. <text:span text:style-name="T897">Огромный город раскинулся от края до края, завораживая глаза бесконечным движением огромного муравейника. Крохотные машины несутся по своим делам по артериям скоростных дорог, ещё более крохотные фигурки пони суетливо торопятся по тротуарам в сверкающие стеклянные офисы… </text:span>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7"/>
      <text:p text:style-name="P17">Меня накрывает тень.</text:p>
      <text:p text:style-name="P17"/>
      <text:p text:style-name="P10">- Я обещала встретиться, и я выполнила своё обещание, мой маленький человек, - Селестия устало опускает голову мне на плечо. — <text:span text:style-name="T894">Не скажу, что это было легко.</text:span></text:p>
      <text:p text:style-name="P17"/>
      <text:p text:style-name="P10">Всё её тело покрыто <text:span text:style-name="T897">быстро </text:span>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7"/>
      <text:p text:style-name="P10"><text:soft-page-break/>-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898">носом </text:span>ей в шею.</text:p>
      <text:p text:style-name="P17">Селестия в ответ прижимает меня к себе единственным крылом.</text:p>
      <text:p text:style-name="P17"/>
      <text:p text:style-name="P10">- Ну же, Анон, не стоит так переживать, я же сказала, что буду ждать. Когда это я тебя обманывала?</text:p>
      <text:p text:style-name="P10">- Ты… Ты… Глупая ты лошадь… - бормочу я, крепче вжимаясь лицом в белоснежную шею.</text:p>
      <text:p text:style-name="P10"/>
      <text:p text:style-name="P17">Аликорница только вздыхает.</text:p>
      <text:p text:style-name="P17"/>
      <text:p text:style-name="P10">- Наконец-то мы <text:span text:style-name="T897">на</text:span>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898">о</text:span>гла мне в этом. Спасибо.</text:p>
      <text:p text:style-name="P17"/>
      <text:p text:style-name="P17">Наконец я отрываюсь от неё и вытираю ладонью слёзы. И у меня снова перехватывает дыхание – от ужаса при виде <text:span text:style-name="T898">ран</text:span> аликорницы.</text:p>
      <text:p text:style-name="P17"/>
      <text:p text:style-name="P17">- Сел!!!</text:p>
      <text:p text:style-name="P10">-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7"/>
      <text:p text:style-name="P10">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898">ющие</text:span>е тело Селестии.</text:p>
      <text:p text:style-name="P17"/>
      <text:p text:style-name="P435">- Н-нет, ч-что-ты, просто в прежнем виде ты мне нравилась больше. Я не любитель садо-мазо, - нервно хихикаю я.</text:p>
      <text:p text:style-name="P435"><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0">- Уж кому-кому, а не тебе говорить о гиподинамии! - внезапно шагает от стены <text:span text:style-name="T898">кобыла-</text:span>экскурсовод. - Твой избыточный вес – это итог всех съеденных тобою ночью втайне от Нас пирожных, Сестрица! Нам так думается, кладка Нашего старого замка <text:span text:style-name="T898">в Вечнодиком</text:span> состоит наполовину из зачерствевших круассанов!</text:p>
      <text:p text:style-name="P17"/>
      <text:p text:style-name="P436">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text:p>
      <text:p text:style-name="P436"><text:soft-page-break/>Луна подходит к Селестии вплотную, нос к носу.</text:p>
      <text:p text:style-name="P17"/>
      <text:p text:style-name="P17">- Мы рады, что ты вернулась, Сестра. <text:span text:style-name="T897">Мы ждали.</text:span></text:p>
      <text:p text:style-name="P17"/>
      <text:p text:style-name="P10">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7"/>
      <text:p text:style-name="P17">…</text:p>
      <text:p text:style-name="P17"/>
      <text:p text:style-name="P10">- ЛУНА! - Селестия притягивает сестру к себе, заключая в объятиях. - Я не надеялась увидеть тебя живой! Ты вернулась!</text:p>
      <text:p text:style-name="P10">-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7">- Я так скучала! Я так переживала!</text:p>
      <text:p text:style-name="P10">- Мы <text:span text:style-name="T897">всё время </text:span>пыталась найти способ расколдовать тебя. Увы, <text:span text:style-name="T898">это </text:span>заклятие ещё более сильное, чем то, что сослало Нас на Луну когда-то… Твоя магия всегда была сильнее Нашей…</text:p>
      <text:p text:style-name="P17"/>
      <text:p text:style-name="P10">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7"/>
      <text:p text:style-name="P17">- Луна?!! Ты ничего не хочешь мне сказать?</text:p>
      <text:p text:style-name="P17"/>
      <text:p text:style-name="P10">Тёмная аликорница со вздохом отвлекается от сестриной гривы, в которую зарылась носом.</text:p>
      <text:p text:style-name="P17"/>
      <text:p text:style-name="P11"><text:span text:style-name="Default_20_Paragraph_20_Font"><text:span text:style-name="T7">-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text:span></text:span><text:span text:style-name="Default_20_Paragraph_20_Font"><text:span text:style-name="T899">тварь Иль-Шогг</text:span></text:span><text:span text:style-name="Default_20_Paragraph_20_Font"><text:span text:style-name="T7">,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text:span></text:span><text:span text:style-name="Default_20_Paragraph_20_Font"><text:span text:style-name="T899">Тварь</text:span></text:span><text:span text:style-name="Default_20_Paragraph_20_Font"><text:span text:style-name="T7"> обманул</text:span></text:span><text:span text:style-name="Default_20_Paragraph_20_Font"><text:span text:style-name="T899">а</text:span></text:span><text:span text:style-name="Default_20_Paragraph_20_Font"><text:span text:style-name="T7"> и Нас тоже и хитростью выведал</text:span></text:span><text:span text:style-name="Default_20_Paragraph_20_Font"><text:span text:style-name="T899">а</text:span></text:span><text:span text:style-name="Default_20_Paragraph_20_Font"><text:span text:style-name="T7"> у тебя дорогу к Орунгуну. Когда же он</text:span></text:span><text:span text:style-name="Default_20_Paragraph_20_Font"><text:span text:style-name="T899">а</text:span></text:span><text:span text:style-name="Default_20_Paragraph_20_Font"><text:span text:style-name="T7"> проявил</text:span></text:span><text:span text:style-name="Default_20_Paragraph_20_Font"><text:span text:style-name="T899">а</text:span></text:span><text:span text:style-name="Default_20_Paragraph_20_Font"><text:span text:style-name="T7"> себя и окончательно поработил</text:span></text:span><text:span text:style-name="Default_20_Paragraph_20_Font"><text:span text:style-name="T899">а</text:span></text:span><text:span text:style-name="Default_20_Paragraph_20_Font"><text:span text:style-name="T7">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7">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text:span></text:span><text:soft-page-break/><text:span text:style-name="Default_20_Paragraph_20_Font"><text:span text:style-name="T7">простите Нас… И потому Мы уйдём, если вы так скажете. Только просим вас… Дайте Нам постоять </text:span></text:span><text:span text:style-name="Default_20_Paragraph_20_Font"><text:span text:style-name="T900">с вами</text:span></text:span><text:span text:style-name="Default_20_Paragraph_20_Font"><text:span text:style-name="T7"> хоть две минуты… Мы так соскучились! </text:span></text:span><text:span text:style-name="Default_20_Paragraph_20_Font"><text:span text:style-name="T899">У нас больше никого нет во всём мире!</text:span></text:span></text:p>
      <text:p text:style-name="P17"/>
      <text:p text:style-name="P10">Тёмная аликорница вновь зарывается мордой в гриву сестры. Я слышу вздох Селестии и её успокаивающий шёпот. Я тоже прощающе <text:span text:style-name="T898">киваю</text:span> Луне.</text:p>
      <text:p text:style-name="P17"/>
      <text:p text:style-name="P10">-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text:span text:style-name="T897">айны, как на нашей старой родине</text:span>.</text:p>
      <text:p text:style-name="P17">- Твоя правда, Сестра, - согла<text:span text:style-name="T898">шается </text:span>с ней Луна. - Мы хотели сказать тебе об этом позже, но ты сама всё поняла.</text:p>
      <text:p text:style-name="P17"/>
      <text:p text:style-name="P17">Старшая аликорница смотрит на младшую и обе согласно кивают.</text:p>
      <text:p text:style-name="P17"/>
      <text:p text:style-name="P17">- Хуман, мы хотели бы вернуться. - Селестия с тревогой смотрит на меня. - Пойдёшь ли ты с нами?</text:p>
      <text:p text:style-name="P17">- Вернуться? Куда?</text:p>
      <text:p text:style-name="P10">- В Эогипп. Нашу прадавнюю родину, откуда неисчислимые тысячелетия назад пришли аликорны. Нам нужно отдохнуть. Долга<text:span text:style-name="T898">я</text:span> жизнь в твёрдом мире утомляет…</text:p>
      <text:p text:style-name="P17">- А потом?</text:p>
      <text:p text:style-name="P10">- Потом? Кто знает? Быть может, безмятежная тихая жизнь в <text:span text:style-name="T901">новом </text:span>уютном доме, быть может поиски путей освобождения Орунгуна, быть может, новые миры и новые вызовы… Ты пойдёшь с нами?</text:p>
      <text:p text:style-name="P17"/>
      <text:p text:style-name="P17">Я смотрю на небо, на облака, на солнце и улыбаюсь.</text:p>
      <text:p text:style-name="P17"/>
      <text:p text:style-name="P10">-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10">-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0"/>
      <text:p text:style-name="P10">Мне кажется, или я вижу в вечерних лучах солнца краску, залившую щеки Луны?</text:p>
      <text:p text:style-name="P10">Я смеюсь. Всё ста<text:span text:style-name="T898">новится</text:span> на свои места, как в старые добрые времена.</text:p>
      <text:p text:style-name="P10"/>
      <text:p text:style-name="P10">- Тогда помчали?</text:p>
      <text:p text:style-name="P10">- Да. - Селестия поворачивается к Луне. - Как в тот раз, после битвы у Холодной скалы?</text:p>
      <text:p text:style-name="P10">- Да. По другому ты сейчас и не сможешь.</text:p>
      <text:p text:style-name="P10"><text:soft-page-break/></text:p>
      <text:p text:style-name="P10">Луна подходит вплотную к Селестии со стороны отсутствующего крыла, бок к боку, и крепко обнимает раненую аликорницу крылом.</text:p>
      <text:p text:style-name="P10"/>
      <text:p text:style-name="P10">- Проверим силы. Раз. Два. Три! - Луна взмахивает свободным крылом.</text:p>
      <text:p text:style-name="P10"/>
      <text:p text:style-name="P10">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0"/>
      <text:p text:style-name="P10">Тандем крутит восьмёрки и виражи в вечернем небе, поднимается в высоту и падает в стремительных пике. Наконец, они приземляются.</text:p>
      <text:p text:style-name="P17"/>
      <text:p text:style-name="P17">- Хуман, - <text:span text:style-name="T901">тяжело дыша, </text:span>обращается ко мне Селестия, - Хотела бы я нести тебя сейчас… Увы – раны не позволят. Садись на Луну, пожалуйста…</text:p>
      <text:p text:style-name="P17"/>
      <text:p text:style-name="P10">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10">Честное слово, Сел могла бы придумать что-нибудь получше, чем ездить на этой фурии, Хуман!</text:p>
      <text:p text:style-name="P17"/>
      <text:p text:style-name="P17">Внезапно строгую морду освещает улыбка и бирюзовый глаз подмигивает мне.</text:p>
      <text:p text:style-name="P17"/>
      <text:p text:style-name="P17">- Ты всё ещё боишься нас, Хуман. После стольких-то лет знакомства. Это забавляет. Садись! (1)</text:p>
      <text:p text:style-name="P17"/>
      <text:p text:style-name="P17">…</text:p>
      <text:p text:style-name="P17"/>
      <text:p text:style-name="P17">Лэйнбоу Длим – хлаблая! Лэйнбоу Длим не убезала, как длугие, от <text:span text:style-name="T902">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7"/>
      <text:p text:style-name="P17">Высоко-высоко в небо!</text:p>
      <text:p text:style-name="P17"/>
      <text:p text:style-name="P17">(1) В глубине искорёженного шлема экспоната №502 загор<text:span text:style-name="T831">ается</text:span> жёлтый огонёк. Зелёные буквы <text:span text:style-name="T902">бе</text:span><text:span text:style-name="T831">гут</text:span> на небольшом потрескавшемся экранчике.</text:p>
      <text:p text:style-name="P17"/>
      <text:p text:style-name="P17">- Регистрация присутствия хозяина.</text:p>
      <text:p text:style-name="P17"><text:soft-page-break/>- Регистрация увеличения дистанции с хозяином.</text:p>
      <text:p text:style-name="P17">- Отсутствие инструкций.</text:p>
      <text:p text:style-name="P17">- Активация протокола <text:span text:style-name="T831">781 </text:span>поддерж<text:span text:style-name="T831">ки</text:span> дистанции, необходимой для принятия инструкций хозяина.</text:p>
      <text:p text:style-name="P17"/>
      <text:p text:style-name="P17"/>
      <text:p text:style-name="P17">Помятый мехадоспех с громким скрипом приходит в движение и шагает с постамента. <text:span text:style-name="T901">Он потягивается <text:s/>подобно огромной металлической кошке, со скрежетом распрямляя погнутые бронепластины спины.</text:span>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7"/>
      <text:p text:style-name="P17">Вскоре слегка скрежещущая фигура скрывается в лучах заходящего солнца вслед за троицей сказочных созданий.</text:p>
      <text:p text:style-name="P17"/>
      <text:p text:style-name="P17"/>
      <text:h text:style-name="P8" text:outline-level="2">Конец</text:h>
      <text:p text:style-name="P17"/>
      <text:p text:style-name="P10"/>
      <text:p text:style-name="P10"/>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437"/>
      <text:p text:style-name="P11">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1">Pink Floyd “Keep Talking” <text:a xlink:type="simple" xlink:href="https://www.youtube.com/watch?v=CVhYW6e3qc8" office:target-frame-name="_top" xlink:show="replace" text:style-name="Internet_20_link" text:visited-style-name="Visited_20_Internet_20_Link">https://www.youtube.com/watch?v=CVhYW6e3qc8</text:a></text:p>
      <text:p text:style-name="P11"/>
      <text:p text:style-name="P11">Daft Punk - Veridis Quo</text:p>
      <text:p text:style-name="P11">https://www.youtube.com/watch?v=HhZaHf8RP6g</text:p>
      <text:p text:style-name="P11"><text:a xlink:type="simple" xlink:href="https://www.youtube.com/watch?v=ySLc8gZ3oEc" office:target-frame-name="_top" xlink:show="replace" text:style-name="Internet_20_link" text:visited-style-name="Visited_20_Internet_20_Link">https://www.youtube.com/watch?v=ySLc8gZ3oEc</text:a></text:p>
      <text:p text:style-name="P438">Sandy Marton - Camel by Camel</text:p>
      <text:p text:style-name="P438"><text:a xlink:type="simple" xlink:href="https://www.youtube.com/watch?v=JnqQ8n06-0A" text:style-name="Internet_20_link" text:visited-style-name="Visited_20_Internet_20_Link">https://www.youtube.com/watch?v=JnqQ8n06-0A</text:a></text:p>
      <text:p text:style-name="P439">Jan Hammer - Crockett's theme </text:p>
      <text:p text:style-name="P438"><text:a xlink:type="simple" xlink:href="https://www.youtube.com/watch?v=8r6fk8VTjbY" text:style-name="Internet_20_link" text:visited-style-name="Visited_20_Internet_20_Link"><text:span text:style-name="T903">https://www.youtube.com/watch?v=8r6fk8VTjbY</text:span></text:a></text:p>
      <text:p text:style-name="P440">Rameses B - North</text:p>
      <text:p text:style-name="P438"><text:a xlink:type="simple" xlink:href="https://www.youtube.com/watch?v=U5im_1MHrLU" text:style-name="Internet_20_link" text:visited-style-name="Visited_20_Internet_20_Link">https://www.youtube.com/watch?v=U5im_1MHrLU</text:a></text:p>
      <text:p text:style-name="P438">Rameses B - Transcend</text:p>
      <text:p text:style-name="P438"><text:a xlink:type="simple" xlink:href="https://www.youtube.com/watch?v=5LE5IHJMDiQ" text:style-name="Internet_20_link" text:visited-style-name="Visited_20_Internet_20_Link"><text:soft-page-break/><text:span text:style-name="T903">https://www.youtube.com/watch?v=5LE5IHJMDiQ</text:span></text:a><text:span text:style-name="T903"><text:line-break/>Hanu Dixit - Distant Lands</text:span></text:p>
      <text:p text:style-name="P438"><text:a xlink:type="simple" xlink:href="https://www.youtube.com/watch?v=Ok_JgMamVnQ" text:style-name="Internet_20_link" text:visited-style-name="Visited_20_Internet_20_Link">https://www.youtube.com/watch?v=Ok_JgMamVnQ</text:a></text:p>
      <text:p text:style-name="P438"/>
      <text:p text:style-name="P438"><text:span text:style-name="T904">Invicible - Vibe Tracs </text:span><text:a xlink:type="simple" xlink:href="https://www.youtube.com/watch?v=mkka6K8runM" text:style-name="Internet_20_link" text:visited-style-name="Visited_20_Internet_20_Link"><text:span text:style-name="T904">https://www.youtube.com/watch?v=mkka6K8runM</text:span></text:a></text:p>
      <text:p text:style-name="P438"><text:line-break/>Eye Of The Tiger</text:p>
      <text:p text:style-name="P441">Coldplay – Talk</text:p>
      <text:p text:style-name="P11">Alphaville – Forever Young</text:p>
      <text:p text:style-name="P11">The Doors “Light My Fire”</text:p>
      <text:p text:style-name="P11">Pink Floyd “Another Brick In The Wall” (https://www.youtube.com/watch?v=krYK1jWz0Lo <text:s/>),</text:p>
      <text:p text:style-name="P11">“Is the anybody here” (Pulse)</text:p>
      <text:p text:style-name="P11">“Marooned”</text:p>
      <text:p text:style-name="P11">&lt;Pink Floyd - «Hey you» (Pulse)&gt;</text:p>
      <text:p text:style-name="P11"/>
      <text:p text:style-name="P11">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text:soft-page-break/>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1">&lt;<text:span text:style-name="Default_20_Paragraph_20_Font"><text:span text:style-name="T107">Pink Floyd — Kepp Talking (Pulse), Hey you (Pulse), Sorrow (Pulse), High Hopes (Pulse)</text:span></text:span>&gt;</text:p>
      <text:p text:style-name="P11">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1">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1">Oasis — Wonderwall (<text:a xlink:type="simple" xlink:href="https://www.youtube.com/watch?v=6hzrDeceEKc" office:target-frame-name="_top" xlink:show="replace" text:style-name="Internet_20_link" text:visited-style-name="Visited_20_Internet_20_Link">https://www.youtube.com/watch?v=6hzrDeceEKc</text:a> )</text:p>
      <text:p text:style-name="P11">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1"><text:a xlink:type="simple" xlink:href="https://www.youtube.com/watch?v=nGhoBnx3Pt0" office:target-frame-name="_top" xlink:show="replace" text:style-name="Internet_20_link" text:visited-style-name="Visited_20_Internet_20_Link"><text:soft-page-break/>https://www.youtube.com/watch?v=nGhoBnx3Pt0</text:a></text:p>
      <text:p text:style-name="P11"><text:a xlink:type="simple" xlink:href="https://www.youtube.com/watch?v=UVWiArQL_oI" office:target-frame-name="_top" xlink:show="replace" text:style-name="Internet_20_link" text:visited-style-name="Visited_20_Internet_20_Link">https://www.youtube.com/watch?v=UVWiArQL_oI</text:a></text:p>
      <text:p text:style-name="P11"/>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1"><text:span text:style-name="Default_20_Paragraph_20_Font"><text:span text:style-name="T905">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905">)</text:span></text:span></text:p>
      <text:p text:style-name="P442">Pink Floyd “Another Brick In The Wall”</text:p>
      <text:p text:style-name="P11"><text:a xlink:type="simple" xlink:href="https://www.youtube.com/watch?v=rvk5D1iI2LA" office:target-frame-name="_top" xlink:show="replace" text:style-name="Internet_20_link" text:visited-style-name="Visited_20_Internet_20_Link">https://www.youtube.com/watch?v=rvk5D1iI2LA</text:a></text:p>
      <text:h text:style-name="P443" text:outline-level="1"><text:span text:style-name="Default_20_Paragraph_20_Font"><text:span text:style-name="T906">Mark Knopfler - Marbletown - Córdoba 2010</text:span></text:span></text:h>
      <text:p text:style-name="P11">Pendulum – Under the waves <text:a xlink:type="simple" xlink:href="https://www.youtube.com/watch?v=Xc6tpOgm1HE" office:target-frame-name="_top" xlink:show="replace" text:style-name="Internet_20_link" text:visited-style-name="Visited_20_Internet_20_Link">https://www.youtube.com/watch?v=Xc6tpOgm1HE</text:a></text:p>
      <text:p text:style-name="P444"><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444"/>
      <text:p text:style-name="P444"><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444"><text:tab/><text:tab/>Lost city <text:a xlink:type="simple" xlink:href="https://www.youtube.com/watch?v=YZUoGbF7WLE" office:target-frame-name="_top" xlink:show="replace" text:style-name="Internet_20_link" text:visited-style-name="Visited_20_Internet_20_Link">https://www.youtube.com/watch?v=YZUoGbF7WLE</text:a></text:p>
      <text:p text:style-name="P444">Outrunner – Day dream <text:a xlink:type="simple" xlink:href="https://www.youtube.com/watch?v=s8KLEossy_k" text:style-name="Internet_20_link" text:visited-style-name="Visited_20_Internet_20_Link">https://www.youtube.com/watch?v=s8KLEossy_k</text:a></text:p>
      <text:p text:style-name="P445">Outrunner – Hidden World <text:a xlink:type="simple" xlink:href="https://www.youtube.com/watch?v=MEFE9653Z2k" text:style-name="Internet_20_link" text:visited-style-name="Visited_20_Internet_20_Link">https://www.youtube.com/watch?v=MEFE9653Z2k</text:a></text:p>
      <text:p text:style-name="P446">Outrunner – Departure - <text:a xlink:type="simple" xlink:href="https://www.youtube.com/watch?v=KCnhaSV7vlk" text:style-name="Internet_20_link" text:visited-style-name="Visited_20_Internet_20_Link">https://www.youtube.com/watch?v=KCnhaSV7vlk</text:a></text:p>
      <text:p text:style-name="P446"/>
      <text:h text:style-name="P443" text:outline-level="1">Wastelander X – Aftermath <text:a xlink:type="simple" xlink:href="https://www.youtube.com/watch?v=cRNYvL9gD9o" text:style-name="Internet_20_link" text:visited-style-name="Visited_20_Internet_20_Link">https://www.youtube.com/watch?v=cRNYvL9gD9o</text:a></text:h>
      <text:p text:style-name="P447"><text:span text:style-name="T907">Midnight Anima</text:span><text:span text:style-name="T908"> 2195 𝙎𝙄𝙈𝙐𝙇𝘼𝙏𝙄𝙊𝙉 𝙈𝙄𝘿𝙉𝙄𝙂𝙃𝙏</text:span></text:p>
      <text:p text:style-name="P447"><text:s/><text:a xlink:type="simple" xlink:href="https://www.youtube.com/watch?v=u5K82nVfqyA&amp;list=RDu5K82nVfqyA&amp;start_radio=1" text:style-name="Internet_20_link" text:visited-style-name="Visited_20_Internet_20_Link">https://www.youtube.com/watch?v=u5K82nVfqyA&amp;list=RDu5K82nVfqyA&amp;start_radio=1</text:a></text:p>
      <text:p text:style-name="P44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chapter">
      <style:paragraph-properties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chapter">
      <style:paragraph-properties fo:margin-top="0.139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chapter">
      <style:paragraph-properties fo:margin-top="0.0972in" fo:margin-bottom="0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chapter">
      <style:paragraph-properties fo:margin-top="0.0835in" fo:margin-bottom="0in" style:contextual-spacing="false" fo:hyphenation-ladder-count="no-limit" fo:hyphenation-keep="auto" loext:hyphenation-keep-type="column" loext:hyphenation-keep-line="false"/>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fo:hyphenation-ladder-count="no-limit" fo:hyphenation-keep="auto" loext:hyphenation-keep-type="column" loext:hyphenation-keep-line="false"/>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loext:hyphenation-keep-line="false"/>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loext:hyphenation-keep-line="false"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loext:hyphenation-keep-line="false"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loext:hyphenation-keep-line="false"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loext:hyphenation-keep-line="false"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loext:hyphenation-keep-line="false">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loext:hyphenation-keep-line="false"/>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2.2$Windows_X86_64 LibreOffice_project/d401f2107ccab8f924a8e2df40f573aab7605b6f</meta:generator>
    <dc:title/>
    <dc:description/>
    <dc:subject/>
    <meta:initial-creator>Maksym Tuhai</meta:initial-creator>
    <meta:creation-date>2019-06-10T23:54:00Z</meta:creation-date>
    <dc:date>2025-11-28T01:00:13.405968600</dc:date>
    <meta:editing-cycles>486</meta:editing-cycles>
    <meta:editing-duration>P151DT1H23M9S</meta:editing-duration>
    <meta:document-statistic meta:table-count="0" meta:image-count="0" meta:object-count="0" meta:page-count="373" meta:paragraph-count="4893" meta:word-count="118593" meta:character-count="766431" meta:non-whitespace-character-count="651225"/>
    <meta:template xlink:type="simple" xlink:actuate="onRequest" xlink:title="" xlink:href="Normal"/>
  </office:meta>
</office:document-meta>
</file>